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0140880942345" calcext:value-type="float">
            <text:p>-0.10140880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85307264328" calcext:value-type="float">
            <text:p>0.6853072643</text:p>
          </table:table-cell>
          <table:table-cell office:value-type="float" office:value="0.31411364674568" calcext:value-type="float">
            <text:p>0.3141136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8876620829105" calcext:value-type="float">
            <text:p>-0.0488766208</text:p>
          </table:table-cell>
          <table:table-cell office:value-type="float" office:value="8.7158460683179E-025" calcext:value-type="float">
            <text:p>8.72E-25</text:p>
          </table:table-cell>
          <table:table-cell office:value-type="float" office:value="9.151643400722E-025" calcext:value-type="float">
            <text:p>9.15E-25</text:p>
          </table:table-cell>
          <table:table-cell office:value-type="float" office:value="0.59797692298889" calcext:value-type="float">
            <text:p>0.597976923</text:p>
          </table:table-cell>
          <table:table-cell office:value-type="float" office:value="1.4012591838837" calcext:value-type="float">
            <text:p>1.4012591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7249311804771" calcext:value-type="float">
            <text:p>-0.0372493118</text:p>
          </table:table-cell>
          <table:table-cell office:value-type="float" office:value="-4.4700339738567E-025" calcext:value-type="float">
            <text:p>-4.47E-25</text:p>
          </table:table-cell>
          <table:table-cell office:value-type="float" office:value="-4.9966727070611E-026" calcext:value-type="float">
            <text:p>-5.00E-26</text:p>
          </table:table-cell>
          <table:table-cell office:value-type="float" office:value="0.50339078903198" calcext:value-type="float">
            <text:p>0.503390789</text:p>
          </table:table-cell>
          <table:table-cell office:value-type="float" office:value="-3.289886713028" calcext:value-type="float">
            <text:p>-3.289886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2582953572273" calcext:value-type="float">
            <text:p>-0.03258295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47743581235409" calcext:value-type="float">
            <text:p>0.0477435812</text:p>
          </table:table-cell>
          <table:table-cell office:value-type="float" office:value="-6.5821666717529" calcext:value-type="float">
            <text:p>-6.5821666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8433013260365" calcext:value-type="float">
            <text:p>-0.04843301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129964590073" calcext:value-type="float">
            <text:p>-1.112996459</text:p>
          </table:table-cell>
          <table:table-cell office:value-type="float" office:value="-1.2180137634277" calcext:value-type="float">
            <text:p>-1.2180137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708208620548" calcext:value-type="float">
            <text:p>-0.0417082086</text:p>
          </table:table-cell>
          <table:table-cell office:value-type="float" office:value="7.2551395704733E-026" calcext:value-type="float">
            <text:p>7.26E-26</text:p>
          </table:table-cell>
          <table:table-cell office:value-type="float" office:value="1.7251665696417E-025" calcext:value-type="float">
            <text:p>1.73E-25</text:p>
          </table:table-cell>
          <table:table-cell office:value-type="float" office:value="1.4652934074402" calcext:value-type="float">
            <text:p>1.4652934074</text:p>
          </table:table-cell>
          <table:table-cell office:value-type="float" office:value="2.3466012477875" calcext:value-type="float">
            <text:p>2.3466012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628336369991" calcext:value-type="float">
            <text:p>-0.0406283364</text:p>
          </table:table-cell>
          <table:table-cell office:value-type="float" office:value="2.368299474208E-025" calcext:value-type="float">
            <text:p>2.37E-25</text:p>
          </table:table-cell>
          <table:table-cell office:value-type="float" office:value="-5.1514293440356E-026" calcext:value-type="float">
            <text:p>-5.15E-26</text:p>
          </table:table-cell>
          <table:table-cell office:value-type="float" office:value="0.13817650079727" calcext:value-type="float">
            <text:p>0.1381765008</text:p>
          </table:table-cell>
          <table:table-cell office:value-type="float" office:value="-1.5673213005066" calcext:value-type="float">
            <text:p>-1.5673213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321850270033" calcext:value-type="float">
            <text:p>-0.0463218503</text:p>
          </table:table-cell>
          <table:table-cell office:value-type="float" office:value="1.0082824119338E-026" calcext:value-type="float">
            <text:p>1.01E-26</text:p>
          </table:table-cell>
          <table:table-cell office:value-type="float" office:value="2.1711233596881E-027" calcext:value-type="float">
            <text:p>2.17E-27</text:p>
          </table:table-cell>
          <table:table-cell office:value-type="float" office:value="2.2718424797058" calcext:value-type="float">
            <text:p>2.2718424797</text:p>
          </table:table-cell>
          <table:table-cell office:value-type="float" office:value="3.6765818595886" calcext:value-type="float">
            <text:p>3.6765818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337788105011" calcext:value-type="float">
            <text:p>-0.0413377881</text:p>
          </table:table-cell>
          <table:table-cell office:value-type="float" office:value="-1.7418846276351E-025" calcext:value-type="float">
            <text:p>-1.74E-25</text:p>
          </table:table-cell>
          <table:table-cell office:value-type="float" office:value="-1.7659378594519E-025" calcext:value-type="float">
            <text:p>-1.77E-25</text:p>
          </table:table-cell>
          <table:table-cell office:value-type="float" office:value="-1.1463483572006" calcext:value-type="float">
            <text:p>-1.1463483572</text:p>
          </table:table-cell>
          <table:table-cell office:value-type="float" office:value="2.6582515239716" calcext:value-type="float">
            <text:p>2.658251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582463145256" calcext:value-type="float">
            <text:p>-0.04058246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43296843767166" calcext:value-type="float">
            <text:p>-0.0432968438</text:p>
          </table:table-cell>
          <table:table-cell office:value-type="float" office:value="-0.3727071583271" calcext:value-type="float">
            <text:p>-0.3727071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6323798596859" calcext:value-type="float">
            <text:p>-0.04632379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742883205414" calcext:value-type="float">
            <text:p>-2.3742883205</text:p>
          </table:table-cell>
          <table:table-cell office:value-type="float" office:value="3.5931353569031" calcext:value-type="float">
            <text:p>3.5931353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2854256927967" calcext:value-type="float">
            <text:p>-0.0428542569</text:p>
          </table:table-cell>
          <table:table-cell office:value-type="float" office:value="-5.9478331153652E-026" calcext:value-type="float">
            <text:p>-5.9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28664078563452" calcext:value-type="float">
            <text:p>-0.0286640786</text:p>
          </table:table-cell>
          <table:table-cell office:value-type="float" office:value="1.9583201408386" calcext:value-type="float">
            <text:p>1.9583201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794588625431" calcext:value-type="float">
            <text:p>-0.0407945886</text:p>
          </table:table-cell>
          <table:table-cell office:value-type="float" office:value="-1.2115392342523E-025" calcext:value-type="float">
            <text:p>-1.21E-25</text:p>
          </table:table-cell>
          <table:table-cell office:value-type="float" office:value="-3.5956662164475E-025" calcext:value-type="float">
            <text:p>-3.60E-25</text:p>
          </table:table-cell>
          <table:table-cell office:value-type="float" office:value="-1.7370362281799" calcext:value-type="float">
            <text:p>-1.7370362282</text:p>
          </table:table-cell>
          <table:table-cell office:value-type="float" office:value="-0.11337576806545" calcext:value-type="float">
            <text:p>-0.1133757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515780448914" calcext:value-type="float">
            <text:p>-0.0405157804</text:p>
          </table:table-cell>
          <table:table-cell office:value-type="float" office:value="8.7405495557137E-027" calcext:value-type="float">
            <text:p>8.74E-27</text:p>
          </table:table-cell>
          <table:table-cell office:value-type="float" office:value="-1.0241982199571E-026" calcext:value-type="float">
            <text:p>-1.02E-26</text:p>
          </table:table-cell>
          <table:table-cell office:value-type="float" office:value="-1.0078485012054" calcext:value-type="float">
            <text:p>-1.0078485012</text:p>
          </table:table-cell>
          <table:table-cell office:value-type="float" office:value="2.7437856197357" calcext:value-type="float">
            <text:p>2.7437856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333037316799" calcext:value-type="float">
            <text:p>-0.0463330373</text:p>
          </table:table-cell>
          <table:table-cell office:value-type="float" office:value="-6.1694954800869E-027" calcext:value-type="float">
            <text:p>-6.17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16172170639" calcext:value-type="float">
            <text:p>2.0161721706</text:p>
          </table:table-cell>
          <table:table-cell office:value-type="float" office:value="0.023623282089829" calcext:value-type="float">
            <text:p>0.0236232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328053921461" calcext:value-type="float">
            <text:p>-0.04132805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5765748023987" calcext:value-type="float">
            <text:p>4.5765748024</text:p>
          </table:table-cell>
          <table:table-cell office:value-type="float" office:value="-2.2799179553986" calcext:value-type="float">
            <text:p>-2.279917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172745525837" calcext:value-type="float">
            <text:p>-0.0461727455</text:p>
          </table:table-cell>
          <table:table-cell office:value-type="float" office:value="8.312879863379E-028" calcext:value-type="float">
            <text:p>8.31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420449256897" calcext:value-type="float">
            <text:p>-4.2420449257</text:p>
          </table:table-cell>
          <table:table-cell office:value-type="float" office:value="7.8839063644409" calcext:value-type="float">
            <text:p>7.8839063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443665236235" calcext:value-type="float">
            <text:p>-0.0454436652</text:p>
          </table:table-cell>
          <table:table-cell office:value-type="float" office:value="-8.2151062549295E-026" calcext:value-type="float">
            <text:p>-8.22E-26</text:p>
          </table:table-cell>
          <table:table-cell office:value-type="float" office:value="1.2915969064782E-025" calcext:value-type="float">
            <text:p>1.29E-25</text:p>
          </table:table-cell>
          <table:table-cell office:value-type="float" office:value="-2.2492997646332" calcext:value-type="float">
            <text:p>-2.2492997646</text:p>
          </table:table-cell>
          <table:table-cell office:value-type="float" office:value="3.0103023052216" calcext:value-type="float">
            <text:p>3.0103023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5544441789389" calcext:value-type="float">
            <text:p>-0.0455444418</text:p>
          </table:table-cell>
          <table:table-cell office:value-type="float" office:value="-2.5415177058508E-026" calcext:value-type="float">
            <text:p>-2.5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133699893951" calcext:value-type="float">
            <text:p>-2.8133699894</text:p>
          </table:table-cell>
          <table:table-cell office:value-type="float" office:value="-3.6778206825256" calcext:value-type="float">
            <text:p>-3.6778206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1454871892929" calcext:value-type="float">
            <text:p>-0.0514548719</text:p>
          </table:table-cell>
          <table:table-cell office:value-type="float" office:value="-3.1765031255655E-026" calcext:value-type="float">
            <text:p>-3.18E-26</text:p>
          </table:table-cell>
          <table:table-cell office:value-type="float" office:value="-1.281797035364E-025" calcext:value-type="float">
            <text:p>-1.28E-25</text:p>
          </table:table-cell>
          <table:table-cell office:value-type="float" office:value="-1.6682243347168" calcext:value-type="float">
            <text:p>-1.6682243347</text:p>
          </table:table-cell>
          <table:table-cell office:value-type="float" office:value="1.2023446559906" calcext:value-type="float">
            <text:p>1.202344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4797953218222" calcext:value-type="float">
            <text:p>-0.0447979532</text:p>
          </table:table-cell>
          <table:table-cell office:value-type="float" office:value="2.2756658800387E-026" calcext:value-type="float">
            <text:p>2.28E-26</text:p>
          </table:table-cell>
          <table:table-cell office:value-type="float" office:value="-1.1184738619969E-025" calcext:value-type="float">
            <text:p>-1.12E-25</text:p>
          </table:table-cell>
          <table:table-cell office:value-type="float" office:value="-1.0582581758499" calcext:value-type="float">
            <text:p>-1.0582581758</text:p>
          </table:table-cell>
          <table:table-cell office:value-type="float" office:value="-1.4381538629532" calcext:value-type="float">
            <text:p>-1.438153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04983061552" calcext:value-type="float">
            <text:p>-0.04104983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531154870987" calcext:value-type="float">
            <text:p>1.0531154871</text:p>
          </table:table-cell>
          <table:table-cell office:value-type="float" office:value="1.0183740854263" calcext:value-type="float">
            <text:p>1.0183740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263918280602" calcext:value-type="float">
            <text:p>-0.04626391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4858267307281" calcext:value-type="float">
            <text:p>3.4858267307</text:p>
          </table:table-cell>
          <table:table-cell office:value-type="float" office:value="-0.2687281370163" calcext:value-type="float">
            <text:p>-0.268728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288189589977" calcext:value-type="float">
            <text:p>-0.04128818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5541354014969E-025" calcext:value-type="float">
            <text:p>-3.55E-25</text:p>
          </table:table-cell>
          <table:table-cell office:value-type="float" office:value="1.1660798788071" calcext:value-type="float">
            <text:p>1.1660798788</text:p>
          </table:table-cell>
          <table:table-cell office:value-type="float" office:value="0.243851095438" calcext:value-type="float">
            <text:p>0.2438510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032430946827" calcext:value-type="float">
            <text:p>0.0140324309</text:p>
          </table:table-cell>
          <table:table-cell office:value-type="float" office:value="-6.815963817983E-025" calcext:value-type="float">
            <text:p>-6.82E-25</text:p>
          </table:table-cell>
          <table:table-cell office:value-type="float" office:value="-9.031365778503E-025" calcext:value-type="float">
            <text:p>-9.03E-25</text:p>
          </table:table-cell>
          <table:table-cell office:value-type="float" office:value="-1.1882193088531" calcext:value-type="float">
            <text:p>-1.1882193089</text:p>
          </table:table-cell>
          <table:table-cell office:value-type="float" office:value="-1.4230118989944" calcext:value-type="float">
            <text:p>-1.423011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3436549603939" calcext:value-type="float">
            <text:p>-0.0434365496</text:p>
          </table:table-cell>
          <table:table-cell office:value-type="float" office:value="-2.8202144058713E-026" calcext:value-type="float">
            <text:p>-2.8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6366736292839" calcext:value-type="float">
            <text:p>-0.4636673629</text:p>
          </table:table-cell>
          <table:table-cell office:value-type="float" office:value="-3.1883990764618" calcext:value-type="float">
            <text:p>-3.1883990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979692876339" calcext:value-type="float">
            <text:p>-0.0419796929</text:p>
          </table:table-cell>
          <table:table-cell office:value-type="float" office:value="1.912163637886E-028" calcext:value-type="float">
            <text:p>1.91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4300923347473" calcext:value-type="float">
            <text:p>-6.4300923347</text:p>
          </table:table-cell>
          <table:table-cell office:value-type="float" office:value="-1.4215079545975" calcext:value-type="float">
            <text:p>-1.4215079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829872071743" calcext:value-type="float">
            <text:p>0.0028298721</text:p>
          </table:table-cell>
          <table:table-cell office:value-type="float" office:value="1.6942379528127E-026" calcext:value-type="float">
            <text:p>1.69E-26</text:p>
          </table:table-cell>
          <table:table-cell office:value-type="float" office:value="1.0761116862599E-024" calcext:value-type="float">
            <text:p>1.08E-24</text:p>
          </table:table-cell>
          <table:table-cell office:value-type="float" office:value="-3.2601091861725" calcext:value-type="float">
            <text:p>-3.2601091862</text:p>
          </table:table-cell>
          <table:table-cell office:value-type="float" office:value="-1.1097934246063" calcext:value-type="float">
            <text:p>-1.1097934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496900677681" calcext:value-type="float">
            <text:p>-0.04049690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387736243313E-027" calcext:value-type="float">
            <text:p>-2.64E-27</text:p>
          </table:table-cell>
          <table:table-cell office:value-type="float" office:value="1.9304352998734" calcext:value-type="float">
            <text:p>1.9304352999</text:p>
          </table:table-cell>
          <table:table-cell office:value-type="float" office:value="-4.1947250366211" calcext:value-type="float">
            <text:p>-4.1947250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479056537151" calcext:value-type="float">
            <text:p>-0.0404790565</text:p>
          </table:table-cell>
          <table:table-cell office:value-type="float" office:value="5.7173877397251E-026" calcext:value-type="float">
            <text:p>5.72E-26</text:p>
          </table:table-cell>
          <table:table-cell office:value-type="float" office:value="-2.8773705369796E-027" calcext:value-type="float">
            <text:p>-2.88E-27</text:p>
          </table:table-cell>
          <table:table-cell office:value-type="float" office:value="-2.6796319484711" calcext:value-type="float">
            <text:p>-2.6796319485</text:p>
          </table:table-cell>
          <table:table-cell office:value-type="float" office:value="6.9086422920227" calcext:value-type="float">
            <text:p>6.908642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981573343277" calcext:value-type="float">
            <text:p>0.0002981573</text:p>
          </table:table-cell>
          <table:table-cell office:value-type="float" office:value="2.7355449788378E-026" calcext:value-type="float">
            <text:p>2.74E-26</text:p>
          </table:table-cell>
          <table:table-cell office:value-type="float" office:value="1.0804829370991E-025" calcext:value-type="float">
            <text:p>1.08E-25</text:p>
          </table:table-cell>
          <table:table-cell office:value-type="float" office:value="3.4893627166748" calcext:value-type="float">
            <text:p>3.4893627167</text:p>
          </table:table-cell>
          <table:table-cell office:value-type="float" office:value="1.4934614896774" calcext:value-type="float">
            <text:p>1.4934614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7192545831203" calcext:value-type="float">
            <text:p>-0.03719254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4819493293762" calcext:value-type="float">
            <text:p>5.4819493294</text:p>
          </table:table-cell>
          <table:table-cell office:value-type="float" office:value="6.2793292999268" calcext:value-type="float">
            <text:p>6.2793292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7143634408712" calcext:value-type="float">
            <text:p>-0.04714363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528544168263E-027" calcext:value-type="float">
            <text:p>4.45E-27</text:p>
          </table:table-cell>
          <table:table-cell office:value-type="float" office:value="-1.7182223796844" calcext:value-type="float">
            <text:p>-1.7182223797</text:p>
          </table:table-cell>
          <table:table-cell office:value-type="float" office:value="-3.6501059532166" calcext:value-type="float">
            <text:p>-3.650105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274883508682" calcext:value-type="float">
            <text:p>-0.0452748835</text:p>
          </table:table-cell>
          <table:table-cell office:value-type="float" office:value="8.1489154323776E-027" calcext:value-type="float">
            <text:p>8.15E-27</text:p>
          </table:table-cell>
          <table:table-cell office:value-type="float" office:value="1.4861363304596E-027" calcext:value-type="float">
            <text:p>1.49E-27</text:p>
          </table:table-cell>
          <table:table-cell office:value-type="float" office:value="4.0322122573853" calcext:value-type="float">
            <text:p>4.0322122574</text:p>
          </table:table-cell>
          <table:table-cell office:value-type="float" office:value="-4.0718321800232" calcext:value-type="float">
            <text:p>-4.07183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1060958057642" calcext:value-type="float">
            <text:p>-0.04106095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033560033903E-026" calcext:value-type="float">
            <text:p>-4.00E-26</text:p>
          </table:table-cell>
          <table:table-cell office:value-type="float" office:value="0.36445769667625" calcext:value-type="float">
            <text:p>0.3644576967</text:p>
          </table:table-cell>
          <table:table-cell office:value-type="float" office:value="2.7699844837189" calcext:value-type="float">
            <text:p>2.7699844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6558145433664" calcext:value-type="float">
            <text:p>-0.0465581454</text:p>
          </table:table-cell>
          <table:table-cell office:value-type="float" office:value="-4.4421481722654E-026" calcext:value-type="float">
            <text:p>-4.4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514739990234" calcext:value-type="float">
            <text:p>2.151473999</text:p>
          </table:table-cell>
          <table:table-cell office:value-type="float" office:value="-4.3669633865356" calcext:value-type="float">
            <text:p>-4.3669633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7983027994633" calcext:value-type="float">
            <text:p>-0.047983028</text:p>
          </table:table-cell>
          <table:table-cell office:value-type="float" office:value="-9.4053389724293E-026" calcext:value-type="float">
            <text:p>-9.41E-26</text:p>
          </table:table-cell>
          <table:table-cell office:value-type="float" office:value="-2.3868148023218E-027" calcext:value-type="float">
            <text:p>-2.39E-27</text:p>
          </table:table-cell>
          <table:table-cell office:value-type="float" office:value="-2.0788447856903" calcext:value-type="float">
            <text:p>-2.0788447857</text:p>
          </table:table-cell>
          <table:table-cell office:value-type="float" office:value="5.0047950744629" calcext:value-type="float">
            <text:p>5.0047950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130506157875" calcext:value-type="float">
            <text:p>-0.04513050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800343513489" calcext:value-type="float">
            <text:p>-1.4800343513</text:p>
          </table:table-cell>
          <table:table-cell office:value-type="float" office:value="2.7178514003754" calcext:value-type="float">
            <text:p>2.7178514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603558421135" calcext:value-type="float">
            <text:p>-0.04560355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0289457011572E-026" calcext:value-type="float">
            <text:p>9.03E-26</text:p>
          </table:table-cell>
          <table:table-cell office:value-type="float" office:value="-4.468560218811" calcext:value-type="float">
            <text:p>-4.4685602188</text:p>
          </table:table-cell>
          <table:table-cell office:value-type="float" office:value="2.632524728775" calcext:value-type="float">
            <text:p>2.6325247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18398284912" calcext:value-type="float">
            <text:p>-0.0455183983</text:p>
          </table:table-cell>
          <table:table-cell office:value-type="float" office:value="4.393707243934E-025" calcext:value-type="float">
            <text:p>4.39E-25</text:p>
          </table:table-cell>
          <table:table-cell office:value-type="float" office:value="-5.5050654418988E-027" calcext:value-type="float">
            <text:p>-5.51E-27</text:p>
          </table:table-cell>
          <table:table-cell office:value-type="float" office:value="0.5691591501236" calcext:value-type="float">
            <text:p>0.5691591501</text:p>
          </table:table-cell>
          <table:table-cell office:value-type="float" office:value="-4.8601508140564" calcext:value-type="float">
            <text:p>-4.8601508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6574423313141" calcext:value-type="float">
            <text:p>-0.0365744233</text:p>
          </table:table-cell>
          <table:table-cell office:value-type="float" office:value="4.9859500535771E-026" calcext:value-type="float">
            <text:p>4.9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2808485031128" calcext:value-type="float">
            <text:p>-3.2808485031</text:p>
          </table:table-cell>
          <table:table-cell office:value-type="float" office:value="-3.8542251586914" calcext:value-type="float">
            <text:p>-3.8542251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1950857043266" calcext:value-type="float">
            <text:p>-0.051950857</text:p>
          </table:table-cell>
          <table:table-cell office:value-type="float" office:value="-2.7097122493821E-026" calcext:value-type="float">
            <text:p>-2.71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61546957492828" calcext:value-type="float">
            <text:p>-0.6154695749</text:p>
          </table:table-cell>
          <table:table-cell office:value-type="float" office:value="1.7889246940613" calcext:value-type="float">
            <text:p>1.7889246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017994940281" calcext:value-type="float">
            <text:p>-0.04501799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8916549682617" calcext:value-type="float">
            <text:p>2.8916549683</text:p>
          </table:table-cell>
          <table:table-cell office:value-type="float" office:value="2.0226683616638" calcext:value-type="float">
            <text:p>2.022668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696396201849" calcext:value-type="float">
            <text:p>-0.0369639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37299188971519" calcext:value-type="float">
            <text:p>0.3729918897</text:p>
          </table:table-cell>
          <table:table-cell office:value-type="float" office:value="0.71462035179138" calcext:value-type="float">
            <text:p>0.7146203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381007879972" calcext:value-type="float">
            <text:p>-0.0463810079</text:p>
          </table:table-cell>
          <table:table-cell office:value-type="float" office:value="3.5165593373165E-027" calcext:value-type="float">
            <text:p>3.52E-27</text:p>
          </table:table-cell>
          <table:table-cell office:value-type="float" office:value="-2.5190701449398E-028" calcext:value-type="float">
            <text:p>-2.52E-28</text:p>
          </table:table-cell>
          <table:table-cell office:value-type="float" office:value="4.8928289413452" calcext:value-type="float">
            <text:p>4.8928289413</text:p>
          </table:table-cell>
          <table:table-cell office:value-type="float" office:value="5.176082611084" calcext:value-type="float">
            <text:p>5.1760826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470163226128" calcext:value-type="float">
            <text:p>-0.04547016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086955011725E-026" calcext:value-type="float">
            <text:p>3.71E-26</text:p>
          </table:table-cell>
          <table:table-cell office:value-type="float" office:value="1.0338702201843" calcext:value-type="float">
            <text:p>1.0338702202</text:p>
          </table:table-cell>
          <table:table-cell office:value-type="float" office:value="-3.6076304912567" calcext:value-type="float">
            <text:p>-3.6076304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6547899246" calcext:value-type="float">
            <text:p>-0.0455365479</text:p>
          </table:table-cell>
          <table:table-cell office:value-type="float" office:value="3.9760780561044E-026" calcext:value-type="float">
            <text:p>3.9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125722408295" calcext:value-type="float">
            <text:p>1.3125722408</text:p>
          </table:table-cell>
          <table:table-cell office:value-type="float" office:value="1.7246676683426" calcext:value-type="float">
            <text:p>1.7246676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1190931797" calcext:value-type="float">
            <text:p>-0.0455311909</text:p>
          </table:table-cell>
          <table:table-cell office:value-type="float" office:value="-4.512047103295E-026" calcext:value-type="float">
            <text:p>-4.51E-26</text:p>
          </table:table-cell>
          <table:table-cell office:value-type="float" office:value="-1.0257805855698E-024" calcext:value-type="float">
            <text:p>-1.03E-24</text:p>
          </table:table-cell>
          <table:table-cell office:value-type="float" office:value="-2.9467103481293" calcext:value-type="float">
            <text:p>-2.9467103481</text:p>
          </table:table-cell>
          <table:table-cell office:value-type="float" office:value="0.46472942829132" calcext:value-type="float">
            <text:p>0.4647294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7308797240257" calcext:value-type="float">
            <text:p>-0.0373087972</text:p>
          </table:table-cell>
          <table:table-cell office:value-type="float" office:value="2.974123941819E-026" calcext:value-type="float">
            <text:p>2.9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23284625262022" calcext:value-type="float">
            <text:p>-0.0232846253</text:p>
          </table:table-cell>
          <table:table-cell office:value-type="float" office:value="-3.5833678245544" calcext:value-type="float">
            <text:p>-3.5833678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4473768472672" calcext:value-type="float">
            <text:p>0.00074473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122468193763E-029" calcext:value-type="float">
            <text:p>3.61E-29</text:p>
          </table:table-cell>
          <table:table-cell office:value-type="float" office:value="2.6048369407654" calcext:value-type="float">
            <text:p>2.6048369408</text:p>
          </table:table-cell>
          <table:table-cell office:value-type="float" office:value="-9.9019985198975" calcext:value-type="float">
            <text:p>-9.9019985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119751393795" calcext:value-type="float">
            <text:p>-0.0511975139</text:p>
          </table:table-cell>
          <table:table-cell office:value-type="float" office:value="9.3860226654591E-027" calcext:value-type="float">
            <text:p>9.39E-27</text:p>
          </table:table-cell>
          <table:table-cell office:value-type="float" office:value="-2.6469764488539E-028" calcext:value-type="float">
            <text:p>-2.65E-28</text:p>
          </table:table-cell>
          <table:table-cell office:value-type="float" office:value="1.4095087051392" calcext:value-type="float">
            <text:p>1.4095087051</text:p>
          </table:table-cell>
          <table:table-cell office:value-type="float" office:value="-8.6032056808472" calcext:value-type="float">
            <text:p>-8.6032056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2927846312523" calcext:value-type="float">
            <text:p>-0.0429278463</text:p>
          </table:table-cell>
          <table:table-cell office:value-type="float" office:value="7.2211575380881E-026" calcext:value-type="float">
            <text:p>7.2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727954864502" calcext:value-type="float">
            <text:p>-1.4727954865</text:p>
          </table:table-cell>
          <table:table-cell office:value-type="float" office:value="3.884393453598" calcext:value-type="float">
            <text:p>3.8843934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986329317093" calcext:value-type="float">
            <text:p>-0.04098632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92449522018433" calcext:value-type="float">
            <text:p>-0.9244952202</text:p>
          </table:table-cell>
          <table:table-cell office:value-type="float" office:value="2.3781490325928" calcext:value-type="float">
            <text:p>2.3781490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79271376133" calcext:value-type="float">
            <text:p>-0.0457927138</text:p>
          </table:table-cell>
          <table:table-cell office:value-type="float" office:value="-2.3582220226629E-025" calcext:value-type="float">
            <text:p>-2.36E-25</text:p>
          </table:table-cell>
          <table:table-cell office:value-type="float" office:value="-1.0396750392125E-025" calcext:value-type="float">
            <text:p>-1.04E-25</text:p>
          </table:table-cell>
          <table:table-cell office:value-type="float" office:value="0.19023434817791" calcext:value-type="float">
            <text:p>0.1902343482</text:p>
          </table:table-cell>
          <table:table-cell office:value-type="float" office:value="-2.4675500392914" calcext:value-type="float">
            <text:p>-2.4675500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7758115679026" calcext:value-type="float">
            <text:p>-0.0377581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600287437439" calcext:value-type="float">
            <text:p>1.6002874374</text:p>
          </table:table-cell>
          <table:table-cell office:value-type="float" office:value="-0.82874357700348" calcext:value-type="float">
            <text:p>-0.828743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3795259892941" calcext:value-type="float">
            <text:p>-0.0337952599</text:p>
          </table:table-cell>
          <table:table-cell office:value-type="float" office:value="2.0653000959244E-025" calcext:value-type="float">
            <text:p>2.07E-25</text:p>
          </table:table-cell>
          <table:table-cell office:value-type="float" office:value="3.4683551597013E-025" calcext:value-type="float">
            <text:p>3.47E-25</text:p>
          </table:table-cell>
          <table:table-cell office:value-type="float" office:value="1.9567394256592" calcext:value-type="float">
            <text:p>1.9567394257</text:p>
          </table:table-cell>
          <table:table-cell office:value-type="float" office:value="0.39758318662643" calcext:value-type="float">
            <text:p>0.3975831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023588627577" calcext:value-type="float">
            <text:p>-0.0460235886</text:p>
          </table:table-cell>
          <table:table-cell office:value-type="float" office:value="9.3847762035991E-026" calcext:value-type="float">
            <text:p>9.3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030740261078" calcext:value-type="float">
            <text:p>-2.9030740261</text:p>
          </table:table-cell>
          <table:table-cell office:value-type="float" office:value="-0.36920839548111" calcext:value-type="float">
            <text:p>-0.369208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81770581007" calcext:value-type="float">
            <text:p>-0.03817705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928301915954E-026" calcext:value-type="float">
            <text:p>-1.59E-26</text:p>
          </table:table-cell>
          <table:table-cell office:value-type="float" office:value="0.58009976148605" calcext:value-type="float">
            <text:p>0.5800997615</text:p>
          </table:table-cell>
          <table:table-cell office:value-type="float" office:value="4.4838528633118" calcext:value-type="float">
            <text:p>4.4838528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4155793488026" calcext:value-type="float">
            <text:p>-0.0341557935</text:p>
          </table:table-cell>
          <table:table-cell office:value-type="float" office:value="1.7084772311156E-025" calcext:value-type="float">
            <text:p>1.71E-25</text:p>
          </table:table-cell>
          <table:table-cell office:value-type="float" office:value="-3.0191691321023E-025" calcext:value-type="float">
            <text:p>-3.02E-25</text:p>
          </table:table-cell>
          <table:table-cell office:value-type="float" office:value="-1.1832766532898" calcext:value-type="float">
            <text:p>-1.1832766533</text:p>
          </table:table-cell>
          <table:table-cell office:value-type="float" office:value="-0.85627061128616" calcext:value-type="float">
            <text:p>-0.8562706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2166749238968" calcext:value-type="float">
            <text:p>-0.0321667492</text:p>
          </table:table-cell>
          <table:table-cell office:value-type="float" office:value="1.6911503019259E-026" calcext:value-type="float">
            <text:p>1.69E-26</text:p>
          </table:table-cell>
          <table:table-cell office:value-type="float" office:value="-3.5526051962301E-026" calcext:value-type="float">
            <text:p>-3.55E-26</text:p>
          </table:table-cell>
          <table:table-cell office:value-type="float" office:value="-2.4838733673096" calcext:value-type="float">
            <text:p>-2.4838733673</text:p>
          </table:table-cell>
          <table:table-cell office:value-type="float" office:value="-2.9043159484863" calcext:value-type="float">
            <text:p>-2.9043159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1208921223879" calcext:value-type="float">
            <text:p>-0.0312089212</text:p>
          </table:table-cell>
          <table:table-cell office:value-type="float" office:value="-4.0065875597626E-026" calcext:value-type="float">
            <text:p>-4.01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92475032806" calcext:value-type="float">
            <text:p>-1.2992475033</text:p>
          </table:table-cell>
          <table:table-cell office:value-type="float" office:value="1.8389689922333" calcext:value-type="float">
            <text:p>1.8389689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8509473204613" calcext:value-type="float">
            <text:p>-0.0385094732</text:p>
          </table:table-cell>
          <table:table-cell office:value-type="float" office:value="-4.680181942998E-027" calcext:value-type="float">
            <text:p>-4.68E-27</text:p>
          </table:table-cell>
          <table:table-cell office:value-type="float" office:value="3.6222006007005E-026" calcext:value-type="float">
            <text:p>3.62E-26</text:p>
          </table:table-cell>
          <table:table-cell office:value-type="float" office:value="-2.3624539375305" calcext:value-type="float">
            <text:p>-2.3624539375</text:p>
          </table:table-cell>
          <table:table-cell office:value-type="float" office:value="-3.6325278282166" calcext:value-type="float">
            <text:p>-3.6325278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027257055044" calcext:value-type="float">
            <text:p>-0.04002725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251058883807E-025" calcext:value-type="float">
            <text:p>2.33E-25</text:p>
          </table:table-cell>
          <table:table-cell office:value-type="float" office:value="2.1879169940948" calcext:value-type="float">
            <text:p>2.1879169941</text:p>
          </table:table-cell>
          <table:table-cell office:value-type="float" office:value="-1.3744039535522" calcext:value-type="float">
            <text:p>-1.3744039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80399215221405" calcext:value-type="float">
            <text:p>8.04E-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9072782993317" calcext:value-type="float">
            <text:p>0.6907278299</text:p>
          </table:table-cell>
          <table:table-cell office:value-type="float" office:value="-5.5140237808228" calcext:value-type="float">
            <text:p>-5.5140237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6172453761101" calcext:value-type="float">
            <text:p>0.00161724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28592977138E-027" calcext:value-type="float">
            <text:p>-2.33E-27</text:p>
          </table:table-cell>
          <table:table-cell office:value-type="float" office:value="-3.0181260108948" calcext:value-type="float">
            <text:p>-3.0181260109</text:p>
          </table:table-cell>
          <table:table-cell office:value-type="float" office:value="5.0298113822937" calcext:value-type="float">
            <text:p>5.0298113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707578003407" calcext:value-type="float">
            <text:p>-0.046707578</text:p>
          </table:table-cell>
          <table:table-cell office:value-type="float" office:value="5.5324109508072E-026" calcext:value-type="float">
            <text:p>5.5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63673210144" calcext:value-type="float">
            <text:p>1.8636732101</text:p>
          </table:table-cell>
          <table:table-cell office:value-type="float" office:value="0.76589000225067" calcext:value-type="float">
            <text:p>0.7658900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5005629063" calcext:value-type="float">
            <text:p>-0.04553500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0161454677582" calcext:value-type="float">
            <text:p>-3.0161454678</text:p>
          </table:table-cell>
          <table:table-cell office:value-type="float" office:value="-1.0006544589996" calcext:value-type="float">
            <text:p>-1.000654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0147392749786" calcext:value-type="float">
            <text:p>0.0010147393</text:p>
          </table:table-cell>
          <table:table-cell office:value-type="float" office:value="5.4702993249147E-027" calcext:value-type="float">
            <text:p>5.47E-27</text:p>
          </table:table-cell>
          <table:table-cell office:value-type="float" office:value="-1.2892591664894E-025" calcext:value-type="float">
            <text:p>-1.29E-25</text:p>
          </table:table-cell>
          <table:table-cell office:value-type="float" office:value="3.7251319885254" calcext:value-type="float">
            <text:p>3.7251319885</text:p>
          </table:table-cell>
          <table:table-cell office:value-type="float" office:value="-2.2062430381775" calcext:value-type="float">
            <text:p>-2.2062430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7426529228687" calcext:value-type="float">
            <text:p>-0.0474265292</text:p>
          </table:table-cell>
          <table:table-cell office:value-type="float" office:value="-1.1214984348262E-026" calcext:value-type="float">
            <text:p>-1.12E-26</text:p>
          </table:table-cell>
          <table:table-cell office:value-type="float" office:value="2.142026802978E-025" calcext:value-type="float">
            <text:p>2.14E-25</text:p>
          </table:table-cell>
          <table:table-cell office:value-type="float" office:value="2.1390483379364" calcext:value-type="float">
            <text:p>2.1390483379</text:p>
          </table:table-cell>
          <table:table-cell office:value-type="float" office:value="1.5073186159134" calcext:value-type="float">
            <text:p>1.5073186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13689517975" calcext:value-type="float">
            <text:p>-0.0455136895</text:p>
          </table:table-cell>
          <table:table-cell office:value-type="float" office:value="1.9430505371465E-026" calcext:value-type="float">
            <text:p>1.9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112525463104" calcext:value-type="float">
            <text:p>3.1112525463</text:p>
          </table:table-cell>
          <table:table-cell office:value-type="float" office:value="-3.4412617683411" calcext:value-type="float">
            <text:p>-3.4412617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1943440437" calcext:value-type="float">
            <text:p>-0.0455319434</text:p>
          </table:table-cell>
          <table:table-cell office:value-type="float" office:value="3.9031614239635E-026" calcext:value-type="float">
            <text:p>3.90E-26</text:p>
          </table:table-cell>
          <table:table-cell office:value-type="float" office:value="-5.2712128650755E-027" calcext:value-type="float">
            <text:p>-5.27E-27</text:p>
          </table:table-cell>
          <table:table-cell office:value-type="float" office:value="-3.106461763382" calcext:value-type="float">
            <text:p>-3.1064617634</text:p>
          </table:table-cell>
          <table:table-cell office:value-type="float" office:value="3.4715077877045" calcext:value-type="float">
            <text:p>3.4715077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1578361988" calcext:value-type="float">
            <text:p>-0.0455315784</text:p>
          </table:table-cell>
          <table:table-cell office:value-type="float" office:value="-2.3671876733697E-025" calcext:value-type="float">
            <text:p>-2.37E-25</text:p>
          </table:table-cell>
          <table:table-cell office:value-type="float" office:value="-8.2727799989697E-026" calcext:value-type="float">
            <text:p>-8.27E-26</text:p>
          </table:table-cell>
          <table:table-cell office:value-type="float" office:value="-0.14482352137566" calcext:value-type="float">
            <text:p>-0.1448235214</text:p>
          </table:table-cell>
          <table:table-cell office:value-type="float" office:value="-2.7328352928162" calcext:value-type="float">
            <text:p>-2.7328352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629619896412" calcext:value-type="float">
            <text:p>-0.0416296199</text:p>
          </table:table-cell>
          <table:table-cell office:value-type="float" office:value="3.4988655878059E-025" calcext:value-type="float">
            <text:p>3.50E-25</text:p>
          </table:table-cell>
          <table:table-cell office:value-type="float" office:value="6.2791696099595E-025" calcext:value-type="float">
            <text:p>6.28E-25</text:p>
          </table:table-cell>
          <table:table-cell office:value-type="float" office:value="-1.1379708051682" calcext:value-type="float">
            <text:p>-1.1379708052</text:p>
          </table:table-cell>
          <table:table-cell office:value-type="float" office:value="0.75390511751175" calcext:value-type="float">
            <text:p>0.7539051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726117789745" calcext:value-type="float">
            <text:p>-0.0407261178</text:p>
          </table:table-cell>
          <table:table-cell office:value-type="float" office:value="-2.9452728949545E-026" calcext:value-type="float">
            <text:p>-2.9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19899694621563" calcext:value-type="float">
            <text:p>-0.1989969462</text:p>
          </table:table-cell>
          <table:table-cell office:value-type="float" office:value="1.0910414457321" calcext:value-type="float">
            <text:p>1.0910414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529519319534" calcext:value-type="float">
            <text:p>-0.04052951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280773904721E-025" calcext:value-type="float">
            <text:p>1.63E-25</text:p>
          </table:table-cell>
          <table:table-cell office:value-type="float" office:value="-1.0982327461243" calcext:value-type="float">
            <text:p>-1.0982327461</text:p>
          </table:table-cell>
          <table:table-cell office:value-type="float" office:value="-1.9041364192963" calcext:value-type="float">
            <text:p>-1.9041364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5149961709976" calcext:value-type="float">
            <text:p>-0.0351499617</text:p>
          </table:table-cell>
          <table:table-cell office:value-type="float" office:value="-8.4153316327006E-027" calcext:value-type="float">
            <text:p>-8.42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895339012146" calcext:value-type="float">
            <text:p>2.4895339012</text:p>
          </table:table-cell>
          <table:table-cell office:value-type="float" office:value="2.6969954967499" calcext:value-type="float">
            <text:p>2.6969954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967765152454" calcext:value-type="float">
            <text:p>-0.0459677652</text:p>
          </table:table-cell>
          <table:table-cell office:value-type="float" office:value="1.0333798675591E-025" calcext:value-type="float">
            <text:p>1.0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5974237918854" calcext:value-type="float">
            <text:p>-0.7597423792</text:p>
          </table:table-cell>
          <table:table-cell office:value-type="float" office:value="-4.1228699684143" calcext:value-type="float">
            <text:p>-4.1228699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8096591830254" calcext:value-type="float">
            <text:p>-0.03809659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873406809697E-025" calcext:value-type="float">
            <text:p>3.79E-25</text:p>
          </table:table-cell>
          <table:table-cell office:value-type="float" office:value="-1.6316950321198" calcext:value-type="float">
            <text:p>-1.6316950321</text:p>
          </table:table-cell>
          <table:table-cell office:value-type="float" office:value="-1.6929672956467" calcext:value-type="float">
            <text:p>-1.6929672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993808478117" calcext:value-type="float">
            <text:p>-0.03993808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4220462286789E-026" calcext:value-type="float">
            <text:p>-5.42E-26</text:p>
          </table:table-cell>
          <table:table-cell office:value-type="float" office:value="-9.2592821121216" calcext:value-type="float">
            <text:p>-9.2592821121</text:p>
          </table:table-cell>
          <table:table-cell office:value-type="float" office:value="3.9358150959015" calcext:value-type="float">
            <text:p>3.935815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446388423443" calcext:value-type="float">
            <text:p>-0.0454463884</text:p>
          </table:table-cell>
          <table:table-cell office:value-type="float" office:value="-4.604948417134E-026" calcext:value-type="float">
            <text:p>-4.60E-26</text:p>
          </table:table-cell>
          <table:table-cell office:value-type="float" office:value="-6.6679291348857E-028" calcext:value-type="float">
            <text:p>-6.67E-28</text:p>
          </table:table-cell>
          <table:table-cell office:value-type="float" office:value="-2.1057560443878" calcext:value-type="float">
            <text:p>-2.1057560444</text:p>
          </table:table-cell>
          <table:table-cell office:value-type="float" office:value="5.5928020477295" calcext:value-type="float">
            <text:p>5.592802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682045906782" calcext:value-type="float">
            <text:p>-0.0416820459</text:p>
          </table:table-cell>
          <table:table-cell office:value-type="float" office:value="-6.7321660822497E-025" calcext:value-type="float">
            <text:p>-6.7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8675522208214" calcext:value-type="float">
            <text:p>-0.4867552221</text:p>
          </table:table-cell>
          <table:table-cell office:value-type="float" office:value="-1.0715812444687" calcext:value-type="float">
            <text:p>-1.0715812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99736273289" calcext:value-type="float">
            <text:p>-0.0455997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3873331546783" calcext:value-type="float">
            <text:p>-3.3873331547</text:p>
          </table:table-cell>
          <table:table-cell office:value-type="float" office:value="-0.71408027410507" calcext:value-type="float">
            <text:p>-0.7140802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30721545219" calcext:value-type="float">
            <text:p>-0.0455307215</text:p>
          </table:table-cell>
          <table:table-cell office:value-type="float" office:value="-1.0930195546642E-027" calcext:value-type="float">
            <text:p>-1.09E-27</text:p>
          </table:table-cell>
          <table:table-cell office:value-type="float" office:value="2.0899528620292E-025" calcext:value-type="float">
            <text:p>2.09E-25</text:p>
          </table:table-cell>
          <table:table-cell office:value-type="float" office:value="-4.6713891029358" calcext:value-type="float">
            <text:p>-4.6713891029</text:p>
          </table:table-cell>
          <table:table-cell office:value-type="float" office:value="-2.4615182876587" calcext:value-type="float">
            <text:p>-2.4615182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1672088205814" calcext:value-type="float">
            <text:p>-0.04167208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7299889434E-025" calcext:value-type="float">
            <text:p>1.27E-25</text:p>
          </table:table-cell>
          <table:table-cell office:value-type="float" office:value="-1.8543763160706" calcext:value-type="float">
            <text:p>-1.8543763161</text:p>
          </table:table-cell>
          <table:table-cell office:value-type="float" office:value="-1.2150959968567" calcext:value-type="float">
            <text:p>-1.2150959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6085774898529" calcext:value-type="float">
            <text:p>-0.0460857749</text:p>
          </table:table-cell>
          <table:table-cell office:value-type="float" office:value="5.6955264318891E-027" calcext:value-type="float">
            <text:p>5.7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8058614730835" calcext:value-type="float">
            <text:p>-5.8058614731</text:p>
          </table:table-cell>
          <table:table-cell office:value-type="float" office:value="-0.54670214653015" calcext:value-type="float">
            <text:p>-0.5467021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8133557885885" calcext:value-type="float">
            <text:p>-0.03813355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0283353328705" calcext:value-type="float">
            <text:p>-2.0283353329</text:p>
          </table:table-cell>
          <table:table-cell office:value-type="float" office:value="-5.2108068466187" calcext:value-type="float">
            <text:p>-5.2108068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022869259119" calcext:value-type="float">
            <text:p>-0.05022869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056478495014E-026" calcext:value-type="float">
            <text:p>2.21E-26</text:p>
          </table:table-cell>
          <table:table-cell office:value-type="float" office:value="-1.0124257802963" calcext:value-type="float">
            <text:p>-1.0124257803</text:p>
          </table:table-cell>
          <table:table-cell office:value-type="float" office:value="-3.4234955310822" calcext:value-type="float">
            <text:p>-3.4234955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3177492916584" calcext:value-type="float">
            <text:p>-0.04317749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296679703552E-026" calcext:value-type="float">
            <text:p>3.63E-26</text:p>
          </table:table-cell>
          <table:table-cell office:value-type="float" office:value="3.0946364402771" calcext:value-type="float">
            <text:p>3.0946364403</text:p>
          </table:table-cell>
          <table:table-cell office:value-type="float" office:value="-2.8803362846375" calcext:value-type="float">
            <text:p>-2.88033628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482747256756" calcext:value-type="float">
            <text:p>-0.04548274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113446833857E-025" calcext:value-type="float">
            <text:p>-1.31E-25</text:p>
          </table:table-cell>
          <table:table-cell office:value-type="float" office:value="0.71986186504364" calcext:value-type="float">
            <text:p>0.719861865</text:p>
          </table:table-cell>
          <table:table-cell office:value-type="float" office:value="-1.1593598127365" calcext:value-type="float">
            <text:p>-1.1593598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70521980524063" calcext:value-type="float">
            <text:p>0.0007052198</text:p>
          </table:table-cell>
          <table:table-cell office:value-type="float" office:value="-1.3858384826692E-026" calcext:value-type="float">
            <text:p>-1.39E-26</text:p>
          </table:table-cell>
          <table:table-cell office:value-type="float" office:value="6.5277985684286E-027" calcext:value-type="float">
            <text:p>6.53E-27</text:p>
          </table:table-cell>
          <table:table-cell office:value-type="float" office:value="-3.4754087924957" calcext:value-type="float">
            <text:p>-3.4754087925</text:p>
          </table:table-cell>
          <table:table-cell office:value-type="float" office:value="3.9748232364655" calcext:value-type="float">
            <text:p>3.9748232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50472103059292" calcext:value-type="float">
            <text:p>-0.05047210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6345371007919" calcext:value-type="float">
            <text:p>-1.6345371008</text:p>
          </table:table-cell>
          <table:table-cell office:value-type="float" office:value="-1.1767258644104" calcext:value-type="float">
            <text:p>-1.1767258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9303542822599" calcext:value-type="float">
            <text:p>-0.0493035428</text:p>
          </table:table-cell>
          <table:table-cell office:value-type="float" office:value="5.8439559267731E-027" calcext:value-type="float">
            <text:p>5.84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748335838318" calcext:value-type="float">
            <text:p>4.3748335838</text:p>
          </table:table-cell>
          <table:table-cell office:value-type="float" office:value="3.7249681949615" calcext:value-type="float">
            <text:p>3.724968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0276315063238" calcext:value-type="float">
            <text:p>-0.0402763151</text:p>
          </table:table-cell>
          <table:table-cell office:value-type="float" office:value="-2.2188404079907E-025" calcext:value-type="float">
            <text:p>-2.2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53207617998123" calcext:value-type="float">
            <text:p>-0.53207618</text:p>
          </table:table-cell>
          <table:table-cell office:value-type="float" office:value="2.8293933868408" calcext:value-type="float">
            <text:p>2.8293933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90060383081436" calcext:value-type="float">
            <text:p>-0.0009006038</text:p>
          </table:table-cell>
          <table:table-cell office:value-type="float" office:value="-3.9692072625092E-026" calcext:value-type="float">
            <text:p>-3.97E-26</text:p>
          </table:table-cell>
          <table:table-cell office:value-type="float" office:value="-1.765514463013E-025" calcext:value-type="float">
            <text:p>-1.77E-25</text:p>
          </table:table-cell>
          <table:table-cell office:value-type="float" office:value="-1.3155732154846" calcext:value-type="float">
            <text:p>-1.3155732155</text:p>
          </table:table-cell>
          <table:table-cell office:value-type="float" office:value="-0.29276499152184" calcext:value-type="float">
            <text:p>-0.2927649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50129231065512" calcext:value-type="float">
            <text:p>-0.0501292311</text:p>
          </table:table-cell>
          <table:table-cell office:value-type="float" office:value="2.4145086349199E-026" calcext:value-type="float">
            <text:p>2.41E-26</text:p>
          </table:table-cell>
          <table:table-cell office:value-type="float" office:value="-2.4800386632042E-025" calcext:value-type="float">
            <text:p>-2.48E-25</text:p>
          </table:table-cell>
          <table:table-cell office:value-type="float" office:value="0.92938899993896" calcext:value-type="float">
            <text:p>0.9293889999</text:p>
          </table:table-cell>
          <table:table-cell office:value-type="float" office:value="-1.2627569437027" calcext:value-type="float">
            <text:p>-1.2627569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3384734541178" calcext:value-type="float">
            <text:p>-0.0433847345</text:p>
          </table:table-cell>
          <table:table-cell office:value-type="float" office:value="8.5040106918039E-027" calcext:value-type="float">
            <text:p>8.5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658359527588" calcext:value-type="float">
            <text:p>1.5658359528</text:p>
          </table:table-cell>
          <table:table-cell office:value-type="float" office:value="3.4881269931793" calcext:value-type="float">
            <text:p>3.4881269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314348578453" calcext:value-type="float">
            <text:p>-0.0413143486</text:p>
          </table:table-cell>
          <table:table-cell office:value-type="float" office:value="-7.9031783270534E-027" calcext:value-type="float">
            <text:p>-7.9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7743244171143" calcext:value-type="float">
            <text:p>-4.7743244171</text:p>
          </table:table-cell>
          <table:table-cell office:value-type="float" office:value="3.7375860214233" calcext:value-type="float">
            <text:p>3.7375860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331530272961" calcext:value-type="float">
            <text:p>-0.04533153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7415709495544" calcext:value-type="float">
            <text:p>4.7415709496</text:p>
          </table:table-cell>
          <table:table-cell office:value-type="float" office:value="5.6287312507629" calcext:value-type="float">
            <text:p>5.6287312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1878946125507" calcext:value-type="float">
            <text:p>-0.0418789461</text:p>
          </table:table-cell>
          <table:table-cell office:value-type="float" office:value="1.3392688803163E-025" calcext:value-type="float">
            <text:p>1.3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899045467377" calcext:value-type="float">
            <text:p>1.5899045467</text:p>
          </table:table-cell>
          <table:table-cell office:value-type="float" office:value="1.252164721489" calcext:value-type="float">
            <text:p>1.2521647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368615537882" calcext:value-type="float">
            <text:p>-0.0453686155</text:p>
          </table:table-cell>
          <table:table-cell office:value-type="float" office:value="3.3680308496334E-027" calcext:value-type="float">
            <text:p>3.37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288556098938" calcext:value-type="float">
            <text:p>-4.2288556099</text:p>
          </table:table-cell>
          <table:table-cell office:value-type="float" office:value="-6.0757360458374" calcext:value-type="float">
            <text:p>-6.0757360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5523844659328" calcext:value-type="float">
            <text:p>-0.04552384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0706897159882E-027" calcext:value-type="float">
            <text:p>7.07E-27</text:p>
          </table:table-cell>
          <table:table-cell office:value-type="float" office:value="-3.1482050418854" calcext:value-type="float">
            <text:p>-3.1482050419</text:p>
          </table:table-cell>
          <table:table-cell office:value-type="float" office:value="-6.702287197113" calcext:value-type="float">
            <text:p>-6.7022871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7043305337429" calcext:value-type="float">
            <text:p>-0.02704330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661752592065E-028" calcext:value-type="float">
            <text:p>-1.77E-28</text:p>
          </table:table-cell>
          <table:table-cell office:value-type="float" office:value="-0.32878029346466" calcext:value-type="float">
            <text:p>-0.3287802935</text:p>
          </table:table-cell>
          <table:table-cell office:value-type="float" office:value="-2.630752325058" calcext:value-type="float">
            <text:p>-2.6307523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724035799503" calcext:value-type="float">
            <text:p>-0.0207240358</text:p>
          </table:table-cell>
          <table:table-cell office:value-type="float" office:value="-1.0562650305683E-025" calcext:value-type="float">
            <text:p>-1.06E-25</text:p>
          </table:table-cell>
          <table:table-cell office:value-type="float" office:value="-3.3888042073475E-025" calcext:value-type="float">
            <text:p>-3.39E-25</text:p>
          </table:table-cell>
          <table:table-cell office:value-type="float" office:value="-2.7701017856598" calcext:value-type="float">
            <text:p>-2.7701017857</text:p>
          </table:table-cell>
          <table:table-cell office:value-type="float" office:value="-0.50246161222458" calcext:value-type="float">
            <text:p>-0.5024616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8837060779333" calcext:value-type="float">
            <text:p>-0.01883706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1608145833015" calcext:value-type="float">
            <text:p>0.4160814583</text:p>
          </table:table-cell>
          <table:table-cell office:value-type="float" office:value="-4.8472285270691" calcext:value-type="float">
            <text:p>-4.84722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690131604671" calcext:value-type="float">
            <text:p>-0.0186901316</text:p>
          </table:table-cell>
          <table:table-cell office:value-type="float" office:value="3.9463910015696E-026" calcext:value-type="float">
            <text:p>3.9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33354473114" calcext:value-type="float">
            <text:p>-3.8333544731</text:p>
          </table:table-cell>
          <table:table-cell office:value-type="float" office:value="-3.8556995391846" calcext:value-type="float">
            <text:p>-3.8556995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282424658537" calcext:value-type="float">
            <text:p>-0.0182824247</text:p>
          </table:table-cell>
          <table:table-cell office:value-type="float" office:value="-8.6834257031912E-027" calcext:value-type="float">
            <text:p>-8.68E-27</text:p>
          </table:table-cell>
          <table:table-cell office:value-type="float" office:value="3.8125659875283E-026" calcext:value-type="float">
            <text:p>3.81E-26</text:p>
          </table:table-cell>
          <table:table-cell office:value-type="float" office:value="-3.2333607673645" calcext:value-type="float">
            <text:p>-3.2333607674</text:p>
          </table:table-cell>
          <table:table-cell office:value-type="float" office:value="-0.83072501420975" calcext:value-type="float">
            <text:p>-0.8307250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90748977661" calcext:value-type="float">
            <text:p>-0.0203907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044837618266E-026" calcext:value-type="float">
            <text:p>-4.40E-26</text:p>
          </table:table-cell>
          <table:table-cell office:value-type="float" office:value="2.8919386863708" calcext:value-type="float">
            <text:p>2.8919386864</text:p>
          </table:table-cell>
          <table:table-cell office:value-type="float" office:value="0.30694282054901" calcext:value-type="float">
            <text:p>0.3069428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717490136623" calcext:value-type="float">
            <text:p>-0.0187174901</text:p>
          </table:table-cell>
          <table:table-cell office:value-type="float" office:value="-6.2539949630621E-026" calcext:value-type="float">
            <text:p>-6.25E-26</text:p>
          </table:table-cell>
          <table:table-cell office:value-type="float" office:value="-6.4250311006705E-026" calcext:value-type="float">
            <text:p>-6.43E-26</text:p>
          </table:table-cell>
          <table:table-cell office:value-type="float" office:value="1.691131234169" calcext:value-type="float">
            <text:p>1.6911312342</text:p>
          </table:table-cell>
          <table:table-cell office:value-type="float" office:value="-1.1976888179779" calcext:value-type="float">
            <text:p>-1.197688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19251108169556" calcext:value-type="float">
            <text:p>-0.00192511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5556987996514E-026" calcext:value-type="float">
            <text:p>8.56E-26</text:p>
          </table:table-cell>
          <table:table-cell office:value-type="float" office:value="-0.6388293504715" calcext:value-type="float">
            <text:p>-0.6388293505</text:p>
          </table:table-cell>
          <table:table-cell office:value-type="float" office:value="-0.46085780858994" calcext:value-type="float">
            <text:p>-0.4608578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96652919054" calcext:value-type="float">
            <text:p>-0.016966529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4098790779446E-028" calcext:value-type="float">
            <text:p>6.41E-28</text:p>
          </table:table-cell>
          <table:table-cell office:value-type="float" office:value="5.6921973228455" calcext:value-type="float">
            <text:p>5.6921973228</text:p>
          </table:table-cell>
          <table:table-cell office:value-type="float" office:value="-7.7182612419128" calcext:value-type="float">
            <text:p>-7.718261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49075847864" calcext:value-type="float">
            <text:p>-0.0204490758</text:p>
          </table:table-cell>
          <table:table-cell office:value-type="float" office:value="-1.6001679846835E-026" calcext:value-type="float">
            <text:p>-1.6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216509819031" calcext:value-type="float">
            <text:p>-3.3216509819</text:p>
          </table:table-cell>
          <table:table-cell office:value-type="float" office:value="0.65657705068588" calcext:value-type="float">
            <text:p>0.6565770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7008513212204" calcext:value-type="float">
            <text:p>-0.01700851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329536914825" calcext:value-type="float">
            <text:p>-2.3329536915</text:p>
          </table:table-cell>
          <table:table-cell office:value-type="float" office:value="0.33067154884338" calcext:value-type="float">
            <text:p>0.3306715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264622867107" calcext:value-type="float">
            <text:p>-0.0152646229</text:p>
          </table:table-cell>
          <table:table-cell office:value-type="float" office:value="9.2305680714728E-026" calcext:value-type="float">
            <text:p>9.23E-26</text:p>
          </table:table-cell>
          <table:table-cell office:value-type="float" office:value="-1.8498879131326E-026" calcext:value-type="float">
            <text:p>-1.85E-26</text:p>
          </table:table-cell>
          <table:table-cell office:value-type="float" office:value="-1.0291348695755" calcext:value-type="float">
            <text:p>-1.0291348696</text:p>
          </table:table-cell>
          <table:table-cell office:value-type="float" office:value="-4.3305463790894" calcext:value-type="float">
            <text:p>-4.3305463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535387098789" calcext:value-type="float">
            <text:p>-0.02053538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906648180149E-025" calcext:value-type="float">
            <text:p>1.29E-25</text:p>
          </table:table-cell>
          <table:table-cell office:value-type="float" office:value="2.0641117095947" calcext:value-type="float">
            <text:p>2.0641117096</text:p>
          </table:table-cell>
          <table:table-cell office:value-type="float" office:value="3.0110971927643" calcext:value-type="float">
            <text:p>3.0110971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7033629119396" calcext:value-type="float">
            <text:p>-0.0170336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2750630959097E-025" calcext:value-type="float">
            <text:p>6.28E-25</text:p>
          </table:table-cell>
          <table:table-cell office:value-type="float" office:value="-1.8086572885513" calcext:value-type="float">
            <text:p>-1.8086572886</text:p>
          </table:table-cell>
          <table:table-cell office:value-type="float" office:value="-0.75572025775909" calcext:value-type="float">
            <text:p>-0.7557202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267699956894" calcext:value-type="float">
            <text:p>-0.0152677</text:p>
          </table:table-cell>
          <table:table-cell office:value-type="float" office:value="2.7962330343525E-026" calcext:value-type="float">
            <text:p>2.80E-26</text:p>
          </table:table-cell>
          <table:table-cell office:value-type="float" office:value="1.0841095864439E-026" calcext:value-type="float">
            <text:p>1.08E-26</text:p>
          </table:table-cell>
          <table:table-cell office:value-type="float" office:value="0.49980556964874" calcext:value-type="float">
            <text:p>0.4998055696</text:p>
          </table:table-cell>
          <table:table-cell office:value-type="float" office:value="2.6788420677185" calcext:value-type="float">
            <text:p>2.6788420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7508827149868" calcext:value-type="float">
            <text:p>-0.0175088271</text:p>
          </table:table-cell>
          <table:table-cell office:value-type="float" office:value="-1.6476354709839E-025" calcext:value-type="float">
            <text:p>-1.65E-25</text:p>
          </table:table-cell>
          <table:table-cell office:value-type="float" office:value="5.3153763338154E-025" calcext:value-type="float">
            <text:p>5.32E-25</text:p>
          </table:table-cell>
          <table:table-cell office:value-type="float" office:value="1.2500660419464" calcext:value-type="float">
            <text:p>1.2500660419</text:p>
          </table:table-cell>
          <table:table-cell office:value-type="float" office:value="1.133756518364" calcext:value-type="float">
            <text:p>1.133756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485920011997" calcext:value-type="float">
            <text:p>-0.01548592</text:p>
          </table:table-cell>
          <table:table-cell office:value-type="float" office:value="1.1504611856275E-025" calcext:value-type="float">
            <text:p>1.15E-25</text:p>
          </table:table-cell>
          <table:table-cell office:value-type="float" office:value="-1.2435416109513E-026" calcext:value-type="float">
            <text:p>-1.24E-26</text:p>
          </table:table-cell>
          <table:table-cell office:value-type="float" office:value="-0.36780643463135" calcext:value-type="float">
            <text:p>-0.3678064346</text:p>
          </table:table-cell>
          <table:table-cell office:value-type="float" office:value="-3.2947497367859" calcext:value-type="float">
            <text:p>-3.2947497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4498837292194" calcext:value-type="float">
            <text:p>-0.01449883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0881347894245E-027" calcext:value-type="float">
            <text:p>-7.09E-27</text:p>
          </table:table-cell>
          <table:table-cell office:value-type="float" office:value="6.036075592041" calcext:value-type="float">
            <text:p>6.036075592</text:p>
          </table:table-cell>
          <table:table-cell office:value-type="float" office:value="-3.152857542038" calcext:value-type="float">
            <text:p>-3.152857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66982537508" calcext:value-type="float">
            <text:p>-0.02066982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6.1855154037476" calcext:value-type="float">
            <text:p>-6.1855154037</text:p>
          </table:table-cell>
          <table:table-cell office:value-type="float" office:value="3.1755394935608" calcext:value-type="float">
            <text:p>3.1755394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98121327162" calcext:value-type="float">
            <text:p>-0.0203981213</text:p>
          </table:table-cell>
          <table:table-cell office:value-type="float" office:value="2.2637956188269E-025" calcext:value-type="float">
            <text:p>2.26E-25</text:p>
          </table:table-cell>
          <table:table-cell office:value-type="float" office:value="-4.4413789558456E-027" calcext:value-type="float">
            <text:p>-4.44E-27</text:p>
          </table:table-cell>
          <table:table-cell office:value-type="float" office:value="-0.44861981272697" calcext:value-type="float">
            <text:p>-0.4486198127</text:p>
          </table:table-cell>
          <table:table-cell office:value-type="float" office:value="5.7772612571716" calcext:value-type="float">
            <text:p>5.7772612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890525817871" calcext:value-type="float">
            <text:p>-0.0168905258</text:p>
          </table:table-cell>
          <table:table-cell office:value-type="float" office:value="3.3895600501097E-027" calcext:value-type="float">
            <text:p>3.39E-27</text:p>
          </table:table-cell>
          <table:table-cell office:value-type="float" office:value="-2.3539600167331E-026" calcext:value-type="float">
            <text:p>-2.35E-26</text:p>
          </table:table-cell>
          <table:table-cell office:value-type="float" office:value="3.4986879825592" calcext:value-type="float">
            <text:p>3.4986879826</text:p>
          </table:table-cell>
          <table:table-cell office:value-type="float" office:value="-4.0822644233704" calcext:value-type="float">
            <text:p>-4.0822644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561248064041" calcext:value-type="float">
            <text:p>-0.0205612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545589923859" calcext:value-type="float">
            <text:p>-2.5545589924</text:p>
          </table:table-cell>
          <table:table-cell office:value-type="float" office:value="6.6157307624817" calcext:value-type="float">
            <text:p>6.6157307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20399313420057" calcext:value-type="float">
            <text:p>-0.0203993134</text:p>
          </table:table-cell>
          <table:table-cell office:value-type="float" office:value="1.2434248225595E-026" calcext:value-type="float">
            <text:p>1.24E-26</text:p>
          </table:table-cell>
          <table:table-cell office:value-type="float" office:value="6.1559210636157E-026" calcext:value-type="float">
            <text:p>6.16E-26</text:p>
          </table:table-cell>
          <table:table-cell office:value-type="float" office:value="0.85901355743408" calcext:value-type="float">
            <text:p>0.8590135574</text:p>
          </table:table-cell>
          <table:table-cell office:value-type="float" office:value="-2.263382434845" calcext:value-type="float">
            <text:p>-2.2633824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279133856297" calcext:value-type="float">
            <text:p>-0.0212791339</text:p>
          </table:table-cell>
          <table:table-cell office:value-type="float" office:value="-1.3090986484771E-026" calcext:value-type="float">
            <text:p>-1.31E-26</text:p>
          </table:table-cell>
          <table:table-cell office:value-type="float" office:value="-1.0488670714287E-026" calcext:value-type="float">
            <text:p>-1.05E-26</text:p>
          </table:table-cell>
          <table:table-cell office:value-type="float" office:value="-1.9379913806915" calcext:value-type="float">
            <text:p>-1.9379913807</text:p>
          </table:table-cell>
          <table:table-cell office:value-type="float" office:value="-1.8629497289658" calcext:value-type="float">
            <text:p>-1.862949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67242395878" calcext:value-type="float">
            <text:p>-0.02036724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0738263130188" calcext:value-type="float">
            <text:p>3.073826313</text:p>
          </table:table-cell>
          <table:table-cell office:value-type="float" office:value="2.7695598602295" calcext:value-type="float">
            <text:p>2.7695598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06782627106" calcext:value-type="float">
            <text:p>-0.0204067826</text:p>
          </table:table-cell>
          <table:table-cell office:value-type="float" office:value="5.3502358506981E-026" calcext:value-type="float">
            <text:p>5.35E-26</text:p>
          </table:table-cell>
          <table:table-cell office:value-type="float" office:value="2.8522873216804E-028" calcext:value-type="float">
            <text:p>2.85E-28</text:p>
          </table:table-cell>
          <table:table-cell office:value-type="float" office:value="-0.6572088599205" calcext:value-type="float">
            <text:p>-0.6572088599</text:p>
          </table:table-cell>
          <table:table-cell office:value-type="float" office:value="4.3441944122314" calcext:value-type="float">
            <text:p>4.3441944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1765211820602" calcext:value-type="float">
            <text:p>0.00011765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714228523172E-026" calcext:value-type="float">
            <text:p>-3.97E-26</text:p>
          </table:table-cell>
          <table:table-cell office:value-type="float" office:value="3.1124229431152" calcext:value-type="float">
            <text:p>3.1124229431</text:p>
          </table:table-cell>
          <table:table-cell office:value-type="float" office:value="-1.9371372461319" calcext:value-type="float">
            <text:p>-1.9371372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9501216709614" calcext:value-type="float">
            <text:p>-0.0195012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74442172050476" calcext:value-type="float">
            <text:p>-0.7444217205</text:p>
          </table:table-cell>
          <table:table-cell office:value-type="float" office:value="1.048110127449" calcext:value-type="float">
            <text:p>1.0481101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306267619133" calcext:value-type="float">
            <text:p>-0.0230626762</text:p>
          </table:table-cell>
          <table:table-cell office:value-type="float" office:value="-1.0781477547452E-026" calcext:value-type="float">
            <text:p>-1.08E-26</text:p>
          </table:table-cell>
          <table:table-cell office:value-type="float" office:value="-2.9987727636192E-026" calcext:value-type="float">
            <text:p>-3.00E-26</text:p>
          </table:table-cell>
          <table:table-cell office:value-type="float" office:value="-1.1650006771088" calcext:value-type="float">
            <text:p>-1.1650006771</text:p>
          </table:table-cell>
          <table:table-cell office:value-type="float" office:value="-1.3211380243301" calcext:value-type="float">
            <text:p>-1.3211380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251050591469" calcext:value-type="float">
            <text:p>-0.0202510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251066365812E-027" calcext:value-type="float">
            <text:p>-2.93E-27</text:p>
          </table:table-cell>
          <table:table-cell office:value-type="float" office:value="-2.7372636795044" calcext:value-type="float">
            <text:p>-2.7372636795</text:p>
          </table:table-cell>
          <table:table-cell office:value-type="float" office:value="-3.3602087497711" calcext:value-type="float">
            <text:p>-3.3602087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16174083948" calcext:value-type="float">
            <text:p>-0.0204161741</text:p>
          </table:table-cell>
          <table:table-cell office:value-type="float" office:value="1.3301778746813E-026" calcext:value-type="float">
            <text:p>1.33E-26</text:p>
          </table:table-cell>
          <table:table-cell office:value-type="float" office:value="-3.7490257068031E-026" calcext:value-type="float">
            <text:p>-3.75E-26</text:p>
          </table:table-cell>
          <table:table-cell office:value-type="float" office:value="2.7616727352142" calcext:value-type="float">
            <text:p>2.7616727352</text:p>
          </table:table-cell>
          <table:table-cell office:value-type="float" office:value="-2.0133345127106" calcext:value-type="float">
            <text:p>-2.0133345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03940230608" calcext:value-type="float">
            <text:p>-0.0204039402</text:p>
          </table:table-cell>
          <table:table-cell office:value-type="float" office:value="1.2318450532131E-026" calcext:value-type="float">
            <text:p>1.23E-26</text:p>
          </table:table-cell>
          <table:table-cell office:value-type="float" office:value="-2.0507094047401E-026" calcext:value-type="float">
            <text:p>-2.05E-26</text:p>
          </table:table-cell>
          <table:table-cell office:value-type="float" office:value="-2.8483686447144" calcext:value-type="float">
            <text:p>-2.8483686447</text:p>
          </table:table-cell>
          <table:table-cell office:value-type="float" office:value="-0.62050741910934" calcext:value-type="float">
            <text:p>-0.6205074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561750650406" calcext:value-type="float">
            <text:p>-0.01856175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6889228820801" calcext:value-type="float">
            <text:p>3.6889228821</text:p>
          </table:table-cell>
          <table:table-cell office:value-type="float" office:value="0.12543448805809" calcext:value-type="float">
            <text:p>0.1254344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0761042833328" calcext:value-type="float">
            <text:p>0.00020761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537300001953E-026" calcext:value-type="float">
            <text:p>-2.25E-26</text:p>
          </table:table-cell>
          <table:table-cell office:value-type="float" office:value="4.3912620544434" calcext:value-type="float">
            <text:p>4.3912620544</text:p>
          </table:table-cell>
          <table:table-cell office:value-type="float" office:value="-0.037462789565325" calcext:value-type="float">
            <text:p>-0.0374627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9576262682676" calcext:value-type="float">
            <text:p>-0.0195762627</text:p>
          </table:table-cell>
          <table:table-cell office:value-type="float" office:value="-2.8583330276282E-026" calcext:value-type="float">
            <text:p>-2.8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797757148743" calcext:value-type="float">
            <text:p>2.6797757149</text:p>
          </table:table-cell>
          <table:table-cell office:value-type="float" office:value="-0.93449103832245" calcext:value-type="float">
            <text:p>-0.9344910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387973308563" calcext:value-type="float">
            <text:p>-0.01838797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9114164113998" calcext:value-type="float">
            <text:p>1.9114164114</text:p>
          </table:table-cell>
          <table:table-cell office:value-type="float" office:value="-1.8595184087753" calcext:value-type="float">
            <text:p>-1.8595184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72010666132" calcext:value-type="float">
            <text:p>-0.0157201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6994473934174" calcext:value-type="float">
            <text:p>2.6994473934</text:p>
          </table:table-cell>
          <table:table-cell office:value-type="float" office:value="2.1132726669312" calcext:value-type="float">
            <text:p>2.1132726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4522381126881" calcext:value-type="float">
            <text:p>-0.01452238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2723174095154" calcext:value-type="float">
            <text:p>3.2723174095</text:p>
          </table:table-cell>
          <table:table-cell office:value-type="float" office:value="-2.7014486789703" calcext:value-type="float">
            <text:p>-2.701448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7615035176277" calcext:value-type="float">
            <text:p>-0.0176150352</text:p>
          </table:table-cell>
          <table:table-cell office:value-type="float" office:value="4.7419063799345E-026" calcext:value-type="float">
            <text:p>4.74E-26</text:p>
          </table:table-cell>
          <table:table-cell office:value-type="float" office:value="-4.0336284789984E-025" calcext:value-type="float">
            <text:p>-4.03E-25</text:p>
          </table:table-cell>
          <table:table-cell office:value-type="float" office:value="0.97055470943451" calcext:value-type="float">
            <text:p>0.9705547094</text:p>
          </table:table-cell>
          <table:table-cell office:value-type="float" office:value="1.1106734275818" calcext:value-type="float">
            <text:p>1.1106734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752623677254" calcext:value-type="float">
            <text:p>-0.02075262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620918979825E-025" calcext:value-type="float">
            <text:p>3.36E-25</text:p>
          </table:table-cell>
          <table:table-cell office:value-type="float" office:value="-5.5029211044312" calcext:value-type="float">
            <text:p>-5.5029211044</text:p>
          </table:table-cell>
          <table:table-cell office:value-type="float" office:value="0.53369301557541" calcext:value-type="float">
            <text:p>0.5336930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63949239254" calcext:value-type="float">
            <text:p>-0.0203639492</text:p>
          </table:table-cell>
          <table:table-cell office:value-type="float" office:value="1.4047232272575E-026" calcext:value-type="float">
            <text:p>1.40E-26</text:p>
          </table:table-cell>
          <table:table-cell office:value-type="float" office:value="-6.5469392305879E-027" calcext:value-type="float">
            <text:p>-6.55E-27</text:p>
          </table:table-cell>
          <table:table-cell office:value-type="float" office:value="0.48017919063568" calcext:value-type="float">
            <text:p>0.4801791906</text:p>
          </table:table-cell>
          <table:table-cell office:value-type="float" office:value="2.4586441516876" calcext:value-type="float">
            <text:p>2.4586441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48591119051" calcext:value-type="float">
            <text:p>-0.01848591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598644008537E-026" calcext:value-type="float">
            <text:p>1.76E-26</text:p>
          </table:table-cell>
          <table:table-cell office:value-type="float" office:value="0.056898891925812" calcext:value-type="float">
            <text:p>0.0568988919</text:p>
          </table:table-cell>
          <table:table-cell office:value-type="float" office:value="3.6627588272095" calcext:value-type="float">
            <text:p>3.6627588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094437599182129" calcext:value-type="float">
            <text:p>-0.000944376</text:p>
          </table:table-cell>
          <table:table-cell office:value-type="float" office:value="4.355639096949E-026" calcext:value-type="float">
            <text:p>4.3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762459278107" calcext:value-type="float">
            <text:p>-2.1762459278</text:p>
          </table:table-cell>
          <table:table-cell office:value-type="float" office:value="0.038499139249325" calcext:value-type="float">
            <text:p>0.0384991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08730173111" calcext:value-type="float">
            <text:p>-0.02008730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0820641517639" calcext:value-type="float">
            <text:p>-1.0820641518</text:p>
          </table:table-cell>
          <table:table-cell office:value-type="float" office:value="1.5409501791" calcext:value-type="float">
            <text:p>1.5409501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47611808777" calcext:value-type="float">
            <text:p>-0.0204476118</text:p>
          </table:table-cell>
          <table:table-cell office:value-type="float" office:value="-1.5443013792287E-026" calcext:value-type="float">
            <text:p>-1.54E-26</text:p>
          </table:table-cell>
          <table:table-cell office:value-type="float" office:value="-1.9617021671743E-026" calcext:value-type="float">
            <text:p>-1.96E-26</text:p>
          </table:table-cell>
          <table:table-cell office:value-type="float" office:value="-3.3597974777222" calcext:value-type="float">
            <text:p>-3.3597974777</text:p>
          </table:table-cell>
          <table:table-cell office:value-type="float" office:value="4.2702417373657" calcext:value-type="float">
            <text:p>4.2702417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98862659931" calcext:value-type="float">
            <text:p>-0.0203988627</text:p>
          </table:table-cell>
          <table:table-cell office:value-type="float" office:value="4.5560775596092E-026" calcext:value-type="float">
            <text:p>4.56E-26</text:p>
          </table:table-cell>
          <table:table-cell office:value-type="float" office:value="4.2501495968447E-026" calcext:value-type="float">
            <text:p>4.25E-26</text:p>
          </table:table-cell>
          <table:table-cell office:value-type="float" office:value="-2.1193609237671" calcext:value-type="float">
            <text:p>-2.1193609238</text:p>
          </table:table-cell>
          <table:table-cell office:value-type="float" office:value="-0.48873507976532" calcext:value-type="float">
            <text:p>-0.4887350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457263708115" calcext:value-type="float">
            <text:p>-0.0184572637</text:p>
          </table:table-cell>
          <table:table-cell office:value-type="float" office:value="-1.1847788536759E-025" calcext:value-type="float">
            <text:p>-1.1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3024906814098" calcext:value-type="float">
            <text:p>0.1302490681</text:p>
          </table:table-cell>
          <table:table-cell office:value-type="float" office:value="-0.45505881309509" calcext:value-type="float">
            <text:p>-0.4550588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638895332813" calcext:value-type="float">
            <text:p>-0.01563889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104635953903" calcext:value-type="float">
            <text:p>1.5104635954</text:p>
          </table:table-cell>
          <table:table-cell office:value-type="float" office:value="3.390074968338" calcext:value-type="float">
            <text:p>3.3900749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4439158141613" calcext:value-type="float">
            <text:p>-0.01443915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989520731461E-026" calcext:value-type="float">
            <text:p>-3.20E-26</text:p>
          </table:table-cell>
          <table:table-cell office:value-type="float" office:value="-2.5986297130585" calcext:value-type="float">
            <text:p>-2.5986297131</text:p>
          </table:table-cell>
          <table:table-cell office:value-type="float" office:value="-3.7631046772003" calcext:value-type="float">
            <text:p>-3.7631046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427862346172" calcext:value-type="float">
            <text:p>-0.0214278623</text:p>
          </table:table-cell>
          <table:table-cell office:value-type="float" office:value="3.5088856620461E-027" calcext:value-type="float">
            <text:p>3.51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8950490951538" calcext:value-type="float">
            <text:p>-4.8950490952</text:p>
          </table:table-cell>
          <table:table-cell office:value-type="float" office:value="-5.4861059188843" calcext:value-type="float">
            <text:p>-5.4861059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25356516242" calcext:value-type="float">
            <text:p>-0.0202535652</text:p>
          </table:table-cell>
          <table:table-cell office:value-type="float" office:value="1.7892738133277E-026" calcext:value-type="float">
            <text:p>1.7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168212413788" calcext:value-type="float">
            <text:p>-2.4168212414</text:p>
          </table:table-cell>
          <table:table-cell office:value-type="float" office:value="0.65219396352768" calcext:value-type="float">
            <text:p>0.6521939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415629863739" calcext:value-type="float">
            <text:p>-0.0184156299</text:p>
          </table:table-cell>
          <table:table-cell office:value-type="float" office:value="1.4247912632036E-025" calcext:value-type="float">
            <text:p>1.4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942992925644" calcext:value-type="float">
            <text:p>-1.4942992926</text:p>
          </table:table-cell>
          <table:table-cell office:value-type="float" office:value="-1.6920598745346" calcext:value-type="float">
            <text:p>-1.692059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5590041875839" calcext:value-type="float">
            <text:p>-0.01559004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071163415909" calcext:value-type="float">
            <text:p>-1.1071163416</text:p>
          </table:table-cell>
          <table:table-cell office:value-type="float" office:value="-6.2081141471863" calcext:value-type="float">
            <text:p>-6.2081141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73749089241" calcext:value-type="float">
            <text:p>-0.01673749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71114909648895" calcext:value-type="float">
            <text:p>0.7111490965</text:p>
          </table:table-cell>
          <table:table-cell office:value-type="float" office:value="-0.9153715968132" calcext:value-type="float">
            <text:p>-0.9153715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7991162836552" calcext:value-type="float">
            <text:p>-0.0179911628</text:p>
          </table:table-cell>
          <table:table-cell office:value-type="float" office:value="-3.4473036668884E-027" calcext:value-type="float">
            <text:p>-3.45E-27</text:p>
          </table:table-cell>
          <table:table-cell office:value-type="float" office:value="3.0194072925992E-027" calcext:value-type="float">
            <text:p>3.02E-27</text:p>
          </table:table-cell>
          <table:table-cell office:value-type="float" office:value="-1.8678096532822" calcext:value-type="float">
            <text:p>-1.8678096533</text:p>
          </table:table-cell>
          <table:table-cell office:value-type="float" office:value="4.7660880088806" calcext:value-type="float">
            <text:p>4.7660880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25265836716" calcext:value-type="float">
            <text:p>-0.01812526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062472575231E-025" calcext:value-type="float">
            <text:p>-1.11E-25</text:p>
          </table:table-cell>
          <table:table-cell office:value-type="float" office:value="-1.2204825878143" calcext:value-type="float">
            <text:p>-1.2204825878</text:p>
          </table:table-cell>
          <table:table-cell office:value-type="float" office:value="-1.4559088945389" calcext:value-type="float">
            <text:p>-1.4559088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839255303144" calcext:value-type="float">
            <text:p>-0.0208392553</text:p>
          </table:table-cell>
          <table:table-cell office:value-type="float" office:value="4.7643470074977E-027" calcext:value-type="float">
            <text:p>4.76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69651556015" calcext:value-type="float">
            <text:p>3.869651556</text:p>
          </table:table-cell>
          <table:table-cell office:value-type="float" office:value="-2.6087417602539" calcext:value-type="float">
            <text:p>-2.6087417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324259996414" calcext:value-type="float">
            <text:p>-0.020324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3687691064965E-026" calcext:value-type="float">
            <text:p>-9.37E-26</text:p>
          </table:table-cell>
          <table:table-cell office:value-type="float" office:value="-0.62888842821121" calcext:value-type="float">
            <text:p>-0.6288884282</text:p>
          </table:table-cell>
          <table:table-cell office:value-type="float" office:value="2.5897209644318" calcext:value-type="float">
            <text:p>2.5897209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367040902376" calcext:value-type="float">
            <text:p>-0.0183670409</text:p>
          </table:table-cell>
          <table:table-cell office:value-type="float" office:value="8.5235226732565E-027" calcext:value-type="float">
            <text:p>8.52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744298458099" calcext:value-type="float">
            <text:p>-2.4744298458</text:p>
          </table:table-cell>
          <table:table-cell office:value-type="float" office:value="-1.1212049722672" calcext:value-type="float">
            <text:p>-1.1212049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822286605835" calcext:value-type="float">
            <text:p>-0.0208222866</text:p>
          </table:table-cell>
          <table:table-cell office:value-type="float" office:value="7.4512010877046E-027" calcext:value-type="float">
            <text:p>7.45E-27</text:p>
          </table:table-cell>
          <table:table-cell office:value-type="float" office:value="-3.4639720512966E-026" calcext:value-type="float">
            <text:p>-3.46E-26</text:p>
          </table:table-cell>
          <table:table-cell office:value-type="float" office:value="2.6316065788269" calcext:value-type="float">
            <text:p>2.6316065788</text:p>
          </table:table-cell>
          <table:table-cell office:value-type="float" office:value="-1.0496801137924" calcext:value-type="float">
            <text:p>-1.0496801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405016511679" calcext:value-type="float">
            <text:p>-0.0184050165</text:p>
          </table:table-cell>
          <table:table-cell office:value-type="float" office:value="-1.1008518187099E-025" calcext:value-type="float">
            <text:p>-1.1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6114780902863" calcext:value-type="float">
            <text:p>0.561147809</text:p>
          </table:table-cell>
          <table:table-cell office:value-type="float" office:value="2.9851577281952" calcext:value-type="float">
            <text:p>2.9851577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0957270860672" calcext:value-type="float">
            <text:p>0.00109572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2289609909058" calcext:value-type="float">
            <text:p>2.2289609909</text:p>
          </table:table-cell>
          <table:table-cell office:value-type="float" office:value="-2.9119715690613" calcext:value-type="float">
            <text:p>-2.9119715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506305783987" calcext:value-type="float">
            <text:p>-0.0215063058</text:p>
          </table:table-cell>
          <table:table-cell office:value-type="float" office:value="5.8956733857929E-026" calcext:value-type="float">
            <text:p>5.9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9002211093903" calcext:value-type="float">
            <text:p>0.1900221109</text:p>
          </table:table-cell>
          <table:table-cell office:value-type="float" office:value="-2.6875336170197" calcext:value-type="float">
            <text:p>-2.68753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442664295435" calcext:value-type="float">
            <text:p>-0.0184426643</text:p>
          </table:table-cell>
          <table:table-cell office:value-type="float" office:value="-1.1987443263705E-026" calcext:value-type="float">
            <text:p>-1.20E-26</text:p>
          </table:table-cell>
          <table:table-cell office:value-type="float" office:value="1.2330199475164E-026" calcext:value-type="float">
            <text:p>1.23E-26</text:p>
          </table:table-cell>
          <table:table-cell office:value-type="float" office:value="2.0537683963776" calcext:value-type="float">
            <text:p>2.0537683964</text:p>
          </table:table-cell>
          <table:table-cell office:value-type="float" office:value="4.0341100692749" calcext:value-type="float">
            <text:p>4.0341100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2085268497467" calcext:value-type="float">
            <text:p>-0.0208526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977511882782" calcext:value-type="float">
            <text:p>-4.9775118828</text:p>
          </table:table-cell>
          <table:table-cell office:value-type="float" office:value="-0.24645456671715" calcext:value-type="float">
            <text:p>-0.2464545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23279339075089" calcext:value-type="float">
            <text:p>-0.0002327934</text:p>
          </table:table-cell>
          <table:table-cell office:value-type="float" office:value="1.173218590148E-026" calcext:value-type="float">
            <text:p>1.1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516902446747" calcext:value-type="float">
            <text:p>-3.6516902447</text:p>
          </table:table-cell>
          <table:table-cell office:value-type="float" office:value="-3.0352239608765" calcext:value-type="float">
            <text:p>-3.0352239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3600447922945" calcext:value-type="float">
            <text:p>-0.02360044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386550967782E-026" calcext:value-type="float">
            <text:p>-3.84E-26</text:p>
          </table:table-cell>
          <table:table-cell office:value-type="float" office:value="-0.12499352544546" calcext:value-type="float">
            <text:p>-0.1249935254</text:p>
          </table:table-cell>
          <table:table-cell office:value-type="float" office:value="0.81320780515671" calcext:value-type="float">
            <text:p>0.8132078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9710071384907" calcext:value-type="float">
            <text:p>-0.0197100714</text:p>
          </table:table-cell>
          <table:table-cell office:value-type="float" office:value="-1.0390752584055E-025" calcext:value-type="float">
            <text:p>-1.0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4444341659546" calcext:value-type="float">
            <text:p>-0.7444434166</text:p>
          </table:table-cell>
          <table:table-cell office:value-type="float" office:value="-3.4746782779694" calcext:value-type="float">
            <text:p>-3.474678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570442080498" calcext:value-type="float">
            <text:p>-0.02057044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526214619769E-027" calcext:value-type="float">
            <text:p>-3.95E-27</text:p>
          </table:table-cell>
          <table:table-cell office:value-type="float" office:value="0.25568300485611" calcext:value-type="float">
            <text:p>0.2556830049</text:p>
          </table:table-cell>
          <table:table-cell office:value-type="float" office:value="-7.2849497795105" calcext:value-type="float">
            <text:p>-7.2849497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6246564686298" calcext:value-type="float">
            <text:p>-0.0162465647</text:p>
          </table:table-cell>
          <table:table-cell office:value-type="float" office:value="-2.58081179969E-027" calcext:value-type="float">
            <text:p>-2.58E-27</text:p>
          </table:table-cell>
          <table:table-cell office:value-type="float" office:value="1.2854596302653E-026" calcext:value-type="float">
            <text:p>1.29E-26</text:p>
          </table:table-cell>
          <table:table-cell office:value-type="float" office:value="-1.2455960512161" calcext:value-type="float">
            <text:p>-1.2455960512</text:p>
          </table:table-cell>
          <table:table-cell office:value-type="float" office:value="1.5701651573181" calcext:value-type="float">
            <text:p>1.5701651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2456625699997" calcext:value-type="float">
            <text:p>0.0001245663</text:p>
          </table:table-cell>
          <table:table-cell office:value-type="float" office:value="-1.1685365003788E-026" calcext:value-type="float">
            <text:p>-1.1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866599082947" calcext:value-type="float">
            <text:p>2.0866599083</text:p>
          </table:table-cell>
          <table:table-cell office:value-type="float" office:value="5.1024179458618" calcext:value-type="float">
            <text:p>5.1024179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785644650459" calcext:value-type="float">
            <text:p>-0.0207856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78174829483" calcext:value-type="float">
            <text:p>-2.5781748295</text:p>
          </table:table-cell>
          <table:table-cell office:value-type="float" office:value="1.8339715003967" calcext:value-type="float">
            <text:p>1.8339715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304623663425" calcext:value-type="float">
            <text:p>-0.0183046237</text:p>
          </table:table-cell>
          <table:table-cell office:value-type="float" office:value="-4.7255083190532E-027" calcext:value-type="float">
            <text:p>-4.73E-27</text:p>
          </table:table-cell>
          <table:table-cell office:value-type="float" office:value="-5.9408818178983E-027" calcext:value-type="float">
            <text:p>-5.94E-27</text:p>
          </table:table-cell>
          <table:table-cell office:value-type="float" office:value="-4.5921230316162" calcext:value-type="float">
            <text:p>-4.5921230316</text:p>
          </table:table-cell>
          <table:table-cell office:value-type="float" office:value="-4.0724701881409" calcext:value-type="float">
            <text:p>-4.0724701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956046879292" calcext:value-type="float">
            <text:p>-0.02095604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163995020413E-026" calcext:value-type="float">
            <text:p>2.02E-26</text:p>
          </table:table-cell>
          <table:table-cell office:value-type="float" office:value="-2.9495630264282" calcext:value-type="float">
            <text:p>-2.9495630264</text:p>
          </table:table-cell>
          <table:table-cell office:value-type="float" office:value="-2.7616724967957" calcext:value-type="float">
            <text:p>-2.7616724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298387527466" calcext:value-type="float">
            <text:p>-0.0182983875</text:p>
          </table:table-cell>
          <table:table-cell office:value-type="float" office:value="5.4555506304378E-026" calcext:value-type="float">
            <text:p>5.46E-26</text:p>
          </table:table-cell>
          <table:table-cell office:value-type="float" office:value="-1.5872306658378E-026" calcext:value-type="float">
            <text:p>-1.59E-26</text:p>
          </table:table-cell>
          <table:table-cell office:value-type="float" office:value="-0.59280943870544" calcext:value-type="float">
            <text:p>-0.5928094387</text:p>
          </table:table-cell>
          <table:table-cell office:value-type="float" office:value="1.2197505235672" calcext:value-type="float">
            <text:p>1.2197505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47900700569" calcext:value-type="float">
            <text:p>-0.0181479007</text:p>
          </table:table-cell>
          <table:table-cell office:value-type="float" office:value="1.1583098585964E-025" calcext:value-type="float">
            <text:p>1.1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34562659264" calcext:value-type="float">
            <text:p>0.3283456266</text:p>
          </table:table-cell>
          <table:table-cell office:value-type="float" office:value="2.6550052165985" calcext:value-type="float">
            <text:p>2.6550052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4533542394638" calcext:value-type="float">
            <text:p>0.00084533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9071854352951" calcext:value-type="float">
            <text:p>1.9071854353</text:p>
          </table:table-cell>
          <table:table-cell office:value-type="float" office:value="1.0662769079208" calcext:value-type="float">
            <text:p>1.0662769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9627310335636" calcext:value-type="float">
            <text:p>-0.0196273103</text:p>
          </table:table-cell>
          <table:table-cell office:value-type="float" office:value="7.8659539530883E-027" calcext:value-type="float">
            <text:p>7.87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687463283539" calcext:value-type="float">
            <text:p>-2.5687463284</text:p>
          </table:table-cell>
          <table:table-cell office:value-type="float" office:value="-0.83657282590866" calcext:value-type="float">
            <text:p>-0.8365728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92298710346" calcext:value-type="float">
            <text:p>-0.01819229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8765674829483" calcext:value-type="float">
            <text:p>-1.8765674829</text:p>
          </table:table-cell>
          <table:table-cell office:value-type="float" office:value="5.0068264007568" calcext:value-type="float">
            <text:p>5.0068264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055430173874" calcext:value-type="float">
            <text:p>-0.0210554302</text:p>
          </table:table-cell>
          <table:table-cell office:value-type="float" office:value="-5.3184909785363E-026" calcext:value-type="float">
            <text:p>-5.3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7572301626205" calcext:value-type="float">
            <text:p>0.6757230163</text:p>
          </table:table-cell>
          <table:table-cell office:value-type="float" office:value="0.20412600040436" calcext:value-type="float">
            <text:p>0.2041260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237143754959" calcext:value-type="float">
            <text:p>-0.01823714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9848769141387E-026" calcext:value-type="float">
            <text:p>-5.98E-26</text:p>
          </table:table-cell>
          <table:table-cell office:value-type="float" office:value="2.6775093078613" calcext:value-type="float">
            <text:p>2.6775093079</text:p>
          </table:table-cell>
          <table:table-cell office:value-type="float" office:value="2.2979776859283" calcext:value-type="float">
            <text:p>2.2979776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060019731522" calcext:value-type="float">
            <text:p>-0.0210600197</text:p>
          </table:table-cell>
          <table:table-cell office:value-type="float" office:value="7.7227758913837E-028" calcext:value-type="float">
            <text:p>7.72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970053672791" calcext:value-type="float">
            <text:p>3.5970053673</text:p>
          </table:table-cell>
          <table:table-cell office:value-type="float" office:value="1.1890910863876" calcext:value-type="float">
            <text:p>1.1890910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210355520248" calcext:value-type="float">
            <text:p>-0.0202103555</text:p>
          </table:table-cell>
          <table:table-cell office:value-type="float" office:value="-4.5195976731234E-026" calcext:value-type="float">
            <text:p>-4.5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444832324982" calcext:value-type="float">
            <text:p>-1.7444832325</text:p>
          </table:table-cell>
          <table:table-cell office:value-type="float" office:value="-3.4168827533722" calcext:value-type="float">
            <text:p>-3.4168827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78783357143" calcext:value-type="float">
            <text:p>-0.0181787834</text:p>
          </table:table-cell>
          <table:table-cell office:value-type="float" office:value="-3.3808134777859E-026" calcext:value-type="float">
            <text:p>-3.3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625548839569" calcext:value-type="float">
            <text:p>3.262554884</text:p>
          </table:table-cell>
          <table:table-cell office:value-type="float" office:value="3.3861649036407" calcext:value-type="float">
            <text:p>3.3861649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146099030972" calcext:value-type="float">
            <text:p>-0.01514609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9370795853723E-025" calcext:value-type="float">
            <text:p>-5.94E-25</text:p>
          </table:table-cell>
          <table:table-cell office:value-type="float" office:value="1.372633099556" calcext:value-type="float">
            <text:p>1.3726330996</text:p>
          </table:table-cell>
          <table:table-cell office:value-type="float" office:value="-0.89728850126266" calcext:value-type="float">
            <text:p>-0.8972885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4108844101429" calcext:value-type="float">
            <text:p>-0.0141088441</text:p>
          </table:table-cell>
          <table:table-cell office:value-type="float" office:value="7.887815569073E-027" calcext:value-type="float">
            <text:p>7.89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659346580505" calcext:value-type="float">
            <text:p>4.0659346581</text:p>
          </table:table-cell>
          <table:table-cell office:value-type="float" office:value="4.3761072158813" calcext:value-type="float">
            <text:p>4.3761072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94854259491" calcext:value-type="float">
            <text:p>-0.01819485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147635936737" calcext:value-type="float">
            <text:p>1.0147635937</text:p>
          </table:table-cell>
          <table:table-cell office:value-type="float" office:value="-0.30711123347282" calcext:value-type="float">
            <text:p>-0.3071112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13464474678" calcext:value-type="float">
            <text:p>-0.02113464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5647334478779E-027" calcext:value-type="float">
            <text:p>-5.56E-27</text:p>
          </table:table-cell>
          <table:table-cell office:value-type="float" office:value="-2.0036816596985" calcext:value-type="float">
            <text:p>-2.0036816597</text:p>
          </table:table-cell>
          <table:table-cell office:value-type="float" office:value="0.22633016109467" calcext:value-type="float">
            <text:p>0.2263301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168140530586" calcext:value-type="float">
            <text:p>-0.02016814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33319911575E-025" calcext:value-type="float">
            <text:p>1.53E-25</text:p>
          </table:table-cell>
          <table:table-cell office:value-type="float" office:value="-4.0455918312073" calcext:value-type="float">
            <text:p>-4.0455918312</text:p>
          </table:table-cell>
          <table:table-cell office:value-type="float" office:value="1.9841352701187" calcext:value-type="float">
            <text:p>1.9841352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484119653702" calcext:value-type="float">
            <text:p>-0.0204841197</text:p>
          </table:table-cell>
          <table:table-cell office:value-type="float" office:value="2.2408459294608E-025" calcext:value-type="float">
            <text:p>2.24E-25</text:p>
          </table:table-cell>
          <table:table-cell office:value-type="float" office:value="5.3729414862216E-025" calcext:value-type="float">
            <text:p>5.37E-25</text:p>
          </table:table-cell>
          <table:table-cell office:value-type="float" office:value="0.49271583557129" calcext:value-type="float">
            <text:p>0.4927158356</text:p>
          </table:table-cell>
          <table:table-cell office:value-type="float" office:value="-0.16779598593712" calcext:value-type="float">
            <text:p>-0.16779598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5873223543167" calcext:value-type="float">
            <text:p>-0.0158732235</text:p>
          </table:table-cell>
          <table:table-cell office:value-type="float" office:value="8.499178764685E-026" calcext:value-type="float">
            <text:p>8.50E-26</text:p>
          </table:table-cell>
          <table:table-cell office:value-type="float" office:value="-3.2337195767998E-027" calcext:value-type="float">
            <text:p>-3.23E-27</text:p>
          </table:table-cell>
          <table:table-cell office:value-type="float" office:value="2.2070958614349" calcext:value-type="float">
            <text:p>2.2070958614</text:p>
          </table:table-cell>
          <table:table-cell office:value-type="float" office:value="3.2522690296173" calcext:value-type="float">
            <text:p>3.2522690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989453583956" calcext:value-type="float">
            <text:p>-0.02198945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6176647932964E-026" calcext:value-type="float">
            <text:p>-4.62E-26</text:p>
          </table:table-cell>
          <table:table-cell office:value-type="float" office:value="7.2096662521362" calcext:value-type="float">
            <text:p>7.2096662521</text:p>
          </table:table-cell>
          <table:table-cell office:value-type="float" office:value="-2.6063735485077" calcext:value-type="float">
            <text:p>-2.6063735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154263496399" calcext:value-type="float">
            <text:p>-0.0181542635</text:p>
          </table:table-cell>
          <table:table-cell office:value-type="float" office:value="-2.7521165756367E-028" calcext:value-type="float">
            <text:p>-2.75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4715533256531" calcext:value-type="float">
            <text:p>-6.4715533257</text:p>
          </table:table-cell>
          <table:table-cell office:value-type="float" office:value="1.4434330463409" calcext:value-type="float">
            <text:p>1.4434330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1182760596275" calcext:value-type="float">
            <text:p>-0.0211827606</text:p>
          </table:table-cell>
          <table:table-cell office:value-type="float" office:value="1.5127706704767E-026" calcext:value-type="float">
            <text:p>1.51E-26</text:p>
          </table:table-cell>
          <table:table-cell office:value-type="float" office:value="-4.8595517335502E-026" calcext:value-type="float">
            <text:p>-4.86E-26</text:p>
          </table:table-cell>
          <table:table-cell office:value-type="float" office:value="-3.3818943500519" calcext:value-type="float">
            <text:p>-3.3818943501</text:p>
          </table:table-cell>
          <table:table-cell office:value-type="float" office:value="2.5469124317169" calcext:value-type="float">
            <text:p>2.5469124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9177794456482" calcext:value-type="float">
            <text:p>1.92E-05</text:p>
          </table:table-cell>
          <table:table-cell office:value-type="float" office:value="-3.9239607894355E-025" calcext:value-type="float">
            <text:p>-3.92E-25</text:p>
          </table:table-cell>
          <table:table-cell office:value-type="float" office:value="1.6692612606987E-026" calcext:value-type="float">
            <text:p>1.67E-26</text:p>
          </table:table-cell>
          <table:table-cell office:value-type="float" office:value="-0.89280200004578" calcext:value-type="float">
            <text:p>-0.892802</text:p>
          </table:table-cell>
          <table:table-cell office:value-type="float" office:value="4.4358906745911" calcext:value-type="float">
            <text:p>4.4358906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9128896296024" calcext:value-type="float">
            <text:p>-0.0191288963</text:p>
          </table:table-cell>
          <table:table-cell office:value-type="float" office:value="-1.0130843715828E-026" calcext:value-type="float">
            <text:p>-1.01E-26</text:p>
          </table:table-cell>
          <table:table-cell office:value-type="float" office:value="-1.5221321383058E-025" calcext:value-type="float">
            <text:p>-1.52E-25</text:p>
          </table:table-cell>
          <table:table-cell office:value-type="float" office:value="3.0653629302979" calcext:value-type="float">
            <text:p>3.0653629303</text:p>
          </table:table-cell>
          <table:table-cell office:value-type="float" office:value="0.8355461359024" calcext:value-type="float">
            <text:p>0.8355461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20864497870207" calcext:value-type="float">
            <text:p>-0.02086449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83899188086E-026" calcext:value-type="float">
            <text:p>5.84E-26</text:p>
          </table:table-cell>
          <table:table-cell office:value-type="float" office:value="-0.42817682027817" calcext:value-type="float">
            <text:p>-0.4281768203</text:p>
          </table:table-cell>
          <table:table-cell office:value-type="float" office:value="1.3668375015259" calcext:value-type="float">
            <text:p>1.3668375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8084593117237" calcext:value-type="float">
            <text:p>-0.0180845931</text:p>
          </table:table-cell>
          <table:table-cell office:value-type="float" office:value="2.1306775597422E-026" calcext:value-type="float">
            <text:p>2.13E-26</text:p>
          </table:table-cell>
          <table:table-cell office:value-type="float" office:value="2.2572579957047E-026" calcext:value-type="float">
            <text:p>2.26E-26</text:p>
          </table:table-cell>
          <table:table-cell office:value-type="float" office:value="2.2036468982697" calcext:value-type="float">
            <text:p>2.2036468983</text:p>
          </table:table-cell>
          <table:table-cell office:value-type="float" office:value="-2.6325144767761" calcext:value-type="float">
            <text:p>-2.6325144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21270353347063" calcext:value-type="float">
            <text:p>-0.0212703533</text:p>
          </table:table-cell>
          <table:table-cell office:value-type="float" office:value="-1.998978180136E-028" calcext:value-type="float">
            <text:p>-2.00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858909368515" calcext:value-type="float">
            <text:p>0.7858909369</text:p>
          </table:table-cell>
          <table:table-cell office:value-type="float" office:value="-2.3852646350861" calcext:value-type="float">
            <text:p>-2.3852646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9660979509354" calcext:value-type="float">
            <text:p>-0.01966097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900613875241E-025" calcext:value-type="float">
            <text:p>2.49E-25</text:p>
          </table:table-cell>
          <table:table-cell office:value-type="float" office:value="-4.9260272979736" calcext:value-type="float">
            <text:p>-4.926027298</text:p>
          </table:table-cell>
          <table:table-cell office:value-type="float" office:value="1.25552546978" calcext:value-type="float">
            <text:p>1.2555254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054660141468" calcext:value-type="float">
            <text:p>-0.00505466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8842726396207E-026" calcext:value-type="float">
            <text:p>-6.88E-26</text:p>
          </table:table-cell>
          <table:table-cell office:value-type="float" office:value="-0.535779774189" calcext:value-type="float">
            <text:p>-0.5357797742</text:p>
          </table:table-cell>
          <table:table-cell office:value-type="float" office:value="-1.0627473592758" calcext:value-type="float">
            <text:p>-1.0627473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9716667532921" calcext:value-type="float">
            <text:p>-0.0079716668</text:p>
          </table:table-cell>
          <table:table-cell office:value-type="float" office:value="-1.9129618106625E-026" calcext:value-type="float">
            <text:p>-1.91E-26</text:p>
          </table:table-cell>
          <table:table-cell office:value-type="float" office:value="2.4503643275108E-027" calcext:value-type="float">
            <text:p>2.45E-27</text:p>
          </table:table-cell>
          <table:table-cell office:value-type="float" office:value="-1.3781856298447" calcext:value-type="float">
            <text:p>-1.3781856298</text:p>
          </table:table-cell>
          <table:table-cell office:value-type="float" office:value="5.6781840324402" calcext:value-type="float">
            <text:p>5.6781840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4930245280266" calcext:value-type="float">
            <text:p>-0.00649302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9622902870178" calcext:value-type="float">
            <text:p>-2.962290287</text:p>
          </table:table-cell>
          <table:table-cell office:value-type="float" office:value="-1.3360376358032" calcext:value-type="float">
            <text:p>-1.3360376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0461312532425" calcext:value-type="float">
            <text:p>-0.0060461313</text:p>
          </table:table-cell>
          <table:table-cell office:value-type="float" office:value="-1.0274570474974E-027" calcext:value-type="float">
            <text:p>-1.03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926170825958" calcext:value-type="float">
            <text:p>3.2926170826</text:p>
          </table:table-cell>
          <table:table-cell office:value-type="float" office:value="-2.8976743221283" calcext:value-type="float">
            <text:p>-2.8976743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9283456802368" calcext:value-type="float">
            <text:p>-0.0099283457</text:p>
          </table:table-cell>
          <table:table-cell office:value-type="float" office:value="-1.6133014402346E-027" calcext:value-type="float">
            <text:p>-1.61E-27</text:p>
          </table:table-cell>
          <table:table-cell office:value-type="float" office:value="3.1136355336513E-026" calcext:value-type="float">
            <text:p>3.11E-26</text:p>
          </table:table-cell>
          <table:table-cell office:value-type="float" office:value="-5.6801619529724" calcext:value-type="float">
            <text:p>-5.680161953</text:p>
          </table:table-cell>
          <table:table-cell office:value-type="float" office:value="1.2549146413803" calcext:value-type="float">
            <text:p>1.2549146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0731863379478" calcext:value-type="float">
            <text:p>-0.0070731863</text:p>
          </table:table-cell>
          <table:table-cell office:value-type="float" office:value="9.0684391287456E-027" calcext:value-type="float">
            <text:p>9.07E-27</text:p>
          </table:table-cell>
          <table:table-cell office:value-type="float" office:value="-1.5590489181476E-026" calcext:value-type="float">
            <text:p>-1.56E-26</text:p>
          </table:table-cell>
          <table:table-cell office:value-type="float" office:value="1.465379357338" calcext:value-type="float">
            <text:p>1.4653793573</text:p>
          </table:table-cell>
          <table:table-cell office:value-type="float" office:value="2.2473912239075" calcext:value-type="float">
            <text:p>2.2473912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5084607601166" calcext:value-type="float">
            <text:p>-0.00950846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958915836958E-026" calcext:value-type="float">
            <text:p>-2.00E-26</text:p>
          </table:table-cell>
          <table:table-cell office:value-type="float" office:value="-2.5892539024353" calcext:value-type="float">
            <text:p>-2.5892539024</text:p>
          </table:table-cell>
          <table:table-cell office:value-type="float" office:value="0.70524030923843" calcext:value-type="float">
            <text:p>0.7052403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486345410347" calcext:value-type="float">
            <text:p>-0.0084863454</text:p>
          </table:table-cell>
          <table:table-cell office:value-type="float" office:value="-2.3695438329525E-027" calcext:value-type="float">
            <text:p>-2.37E-27</text:p>
          </table:table-cell>
          <table:table-cell office:value-type="float" office:value="-1.9421020551675E-026" calcext:value-type="float">
            <text:p>-1.94E-26</text:p>
          </table:table-cell>
          <table:table-cell office:value-type="float" office:value="-4.5891947746277" calcext:value-type="float">
            <text:p>-4.5891947746</text:p>
          </table:table-cell>
          <table:table-cell office:value-type="float" office:value="-0.78207820653915" calcext:value-type="float">
            <text:p>-0.7820782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9153423905373" calcext:value-type="float">
            <text:p>-0.00891534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6025424003601" calcext:value-type="float">
            <text:p>-2.6025424004</text:p>
          </table:table-cell>
          <table:table-cell office:value-type="float" office:value="0.19775247573853" calcext:value-type="float">
            <text:p>0.1977524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7242980003357" calcext:value-type="float">
            <text:p>-0.006724298</text:p>
          </table:table-cell>
          <table:table-cell office:value-type="float" office:value="9.2211414918042E-027" calcext:value-type="float">
            <text:p>9.22E-27</text:p>
          </table:table-cell>
          <table:table-cell office:value-type="float" office:value="-6.4279985735288E-026" calcext:value-type="float">
            <text:p>-6.43E-26</text:p>
          </table:table-cell>
          <table:table-cell office:value-type="float" office:value="2.3805246353149" calcext:value-type="float">
            <text:p>2.3805246353</text:p>
          </table:table-cell>
          <table:table-cell office:value-type="float" office:value="3.0154354572296" calcext:value-type="float">
            <text:p>3.0154354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7085982561111" calcext:value-type="float">
            <text:p>-0.0097085983</text:p>
          </table:table-cell>
          <table:table-cell office:value-type="float" office:value="-6.5854650709722E-026" calcext:value-type="float">
            <text:p>-6.59E-26</text:p>
          </table:table-cell>
          <table:table-cell office:value-type="float" office:value="3.9810321642189E-026" calcext:value-type="float">
            <text:p>3.98E-26</text:p>
          </table:table-cell>
          <table:table-cell office:value-type="float" office:value="1.6150234937668" calcext:value-type="float">
            <text:p>1.6150234938</text:p>
          </table:table-cell>
          <table:table-cell office:value-type="float" office:value="-0.71316176652908" calcext:value-type="float">
            <text:p>-0.7131617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9395750761032" calcext:value-type="float">
            <text:p>-0.0069395751</text:p>
          </table:table-cell>
          <table:table-cell office:value-type="float" office:value="-8.0574106488598E-027" calcext:value-type="float">
            <text:p>-8.06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140761852264" calcext:value-type="float">
            <text:p>3.3140761852</text:p>
          </table:table-cell>
          <table:table-cell office:value-type="float" office:value="-4.6043934822083" calcext:value-type="float">
            <text:p>-4.604393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1513036489487" calcext:value-type="float">
            <text:p>-0.0061513036</text:p>
          </table:table-cell>
          <table:table-cell office:value-type="float" office:value="1.6170932111091E-026" calcext:value-type="float">
            <text:p>1.6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417247056961" calcext:value-type="float">
            <text:p>-1.6417247057</text:p>
          </table:table-cell>
          <table:table-cell office:value-type="float" office:value="5.3529415130615" calcext:value-type="float">
            <text:p>5.3529415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010533034801" calcext:value-type="float">
            <text:p>-0.010010533</text:p>
          </table:table-cell>
          <table:table-cell office:value-type="float" office:value="2.1857925902955E-026" calcext:value-type="float">
            <text:p>2.19E-26</text:p>
          </table:table-cell>
          <table:table-cell office:value-type="float" office:value="1.2998078391659E-025" calcext:value-type="float">
            <text:p>1.30E-25</text:p>
          </table:table-cell>
          <table:table-cell office:value-type="float" office:value="-1.1388580799103" calcext:value-type="float">
            <text:p>-1.1388580799</text:p>
          </table:table-cell>
          <table:table-cell office:value-type="float" office:value="-1.1761761903763" calcext:value-type="float">
            <text:p>-1.1761761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6998673081398" calcext:value-type="float">
            <text:p>-0.0069986731</text:p>
          </table:table-cell>
          <table:table-cell office:value-type="float" office:value="9.083073885207E-027" calcext:value-type="float">
            <text:p>9.08E-27</text:p>
          </table:table-cell>
          <table:table-cell office:value-type="float" office:value="-6.8434287499553E-026" calcext:value-type="float">
            <text:p>-6.84E-26</text:p>
          </table:table-cell>
          <table:table-cell office:value-type="float" office:value="2.0404992103577" calcext:value-type="float">
            <text:p>2.0404992104</text:p>
          </table:table-cell>
          <table:table-cell office:value-type="float" office:value="2.1310212612152" calcext:value-type="float">
            <text:p>2.1310212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008240282536" calcext:value-type="float">
            <text:p>-0.0110082403</text:p>
          </table:table-cell>
          <table:table-cell office:value-type="float" office:value="-4.3220260920005E-028" calcext:value-type="float">
            <text:p>-4.32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018165588379" calcext:value-type="float">
            <text:p>4.2018165588</text:p>
          </table:table-cell>
          <table:table-cell office:value-type="float" office:value="3.2594265937805" calcext:value-type="float">
            <text:p>3.2594265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7891200780869" calcext:value-type="float">
            <text:p>-0.0077891201</text:p>
          </table:table-cell>
          <table:table-cell office:value-type="float" office:value="1.0833736192786E-025" calcext:value-type="float">
            <text:p>1.0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923978805542" calcext:value-type="float">
            <text:p>-1.8923978806</text:p>
          </table:table-cell>
          <table:table-cell office:value-type="float" office:value="-2.9182074069977" calcext:value-type="float">
            <text:p>-2.918207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256400167942" calcext:value-type="float">
            <text:p>-0.0092564002</text:p>
          </table:table-cell>
          <table:table-cell office:value-type="float" office:value="-1.7116794825379E-027" calcext:value-type="float">
            <text:p>-1.71E-27</text:p>
          </table:table-cell>
          <table:table-cell office:value-type="float" office:value="-5.6144641946043E-026" calcext:value-type="float">
            <text:p>-5.61E-26</text:p>
          </table:table-cell>
          <table:table-cell office:value-type="float" office:value="0.57879197597504" calcext:value-type="float">
            <text:p>0.578791976</text:p>
          </table:table-cell>
          <table:table-cell office:value-type="float" office:value="-1.4317458868027" calcext:value-type="float">
            <text:p>-1.4317458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5654854774475" calcext:value-type="float">
            <text:p>-0.0085654855</text:p>
          </table:table-cell>
          <table:table-cell office:value-type="float" office:value="1.1829946105457E-026" calcext:value-type="float">
            <text:p>1.18E-26</text:p>
          </table:table-cell>
          <table:table-cell office:value-type="float" office:value="-1.3054967588877E-025" calcext:value-type="float">
            <text:p>-1.31E-25</text:p>
          </table:table-cell>
          <table:table-cell office:value-type="float" office:value="-2.8936922550201" calcext:value-type="float">
            <text:p>-2.893692255</text:p>
          </table:table-cell>
          <table:table-cell office:value-type="float" office:value="-2.1906023025513" calcext:value-type="float">
            <text:p>-2.1906023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5589025616646" calcext:value-type="float">
            <text:p>-0.0065589026</text:p>
          </table:table-cell>
          <table:table-cell office:value-type="float" office:value="-2.372919795552E-026" calcext:value-type="float">
            <text:p>-2.37E-26</text:p>
          </table:table-cell>
          <table:table-cell office:value-type="float" office:value="3.3087750696997E-026" calcext:value-type="float">
            <text:p>3.31E-26</text:p>
          </table:table-cell>
          <table:table-cell office:value-type="float" office:value="0.96871221065521" calcext:value-type="float">
            <text:p>0.9687122107</text:p>
          </table:table-cell>
          <table:table-cell office:value-type="float" office:value="1.7934460639954" calcext:value-type="float">
            <text:p>1.793446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9707056283951" calcext:value-type="float">
            <text:p>-0.0079707056</text:p>
          </table:table-cell>
          <table:table-cell office:value-type="float" office:value="-8.578636625289E-027" calcext:value-type="float">
            <text:p>-8.5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789178371429" calcext:value-type="float">
            <text:p>-3.9789178371</text:p>
          </table:table-cell>
          <table:table-cell office:value-type="float" office:value="-4.123366355896" calcext:value-type="float">
            <text:p>-4.1233663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874945044518" calcext:value-type="float">
            <text:p>-0.0063874945</text:p>
          </table:table-cell>
          <table:table-cell office:value-type="float" office:value="1.7741992129856E-027" calcext:value-type="float">
            <text:p>1.77E-27</text:p>
          </table:table-cell>
          <table:table-cell office:value-type="float" office:value="-2.8114463401692E-026" calcext:value-type="float">
            <text:p>-2.81E-26</text:p>
          </table:table-cell>
          <table:table-cell office:value-type="float" office:value="-4.8836812973022" calcext:value-type="float">
            <text:p>-4.8836812973</text:p>
          </table:table-cell>
          <table:table-cell office:value-type="float" office:value="2.3737320899963" calcext:value-type="float">
            <text:p>2.37373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0076605081558" calcext:value-type="float">
            <text:p>-0.0080076605</text:p>
          </table:table-cell>
          <table:table-cell office:value-type="float" office:value="-1.3161643461827E-026" calcext:value-type="float">
            <text:p>-1.3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0633089542389" calcext:value-type="float">
            <text:p>-0.7063308954</text:p>
          </table:table-cell>
          <table:table-cell office:value-type="float" office:value="-1.9616423845291" calcext:value-type="float">
            <text:p>-1.9616423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7869519591331" calcext:value-type="float">
            <text:p>-0.0077869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8001625537872" calcext:value-type="float">
            <text:p>1.8001625538</text:p>
          </table:table-cell>
          <table:table-cell office:value-type="float" office:value="-4.1550860404968" calcext:value-type="float">
            <text:p>-4.1550860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3052908778191" calcext:value-type="float">
            <text:p>-0.0093052909</text:p>
          </table:table-cell>
          <table:table-cell office:value-type="float" office:value="-2.8846104928266E-027" calcext:value-type="float">
            <text:p>-2.88E-27</text:p>
          </table:table-cell>
          <table:table-cell office:value-type="float" office:value="1.5041528273104E-026" calcext:value-type="float">
            <text:p>1.50E-26</text:p>
          </table:table-cell>
          <table:table-cell office:value-type="float" office:value="2.1028659343719" calcext:value-type="float">
            <text:p>2.1028659344</text:p>
          </table:table-cell>
          <table:table-cell office:value-type="float" office:value="2.2915036678314" calcext:value-type="float">
            <text:p>2.2915036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6105276346207" calcext:value-type="float">
            <text:p>0.0006610528</text:p>
          </table:table-cell>
          <table:table-cell office:value-type="float" office:value="7.2924990676833E-027" calcext:value-type="float">
            <text:p>7.29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7995181083679" calcext:value-type="float">
            <text:p>0.2799518108</text:p>
          </table:table-cell>
          <table:table-cell office:value-type="float" office:value="1.7033101320267" calcext:value-type="float">
            <text:p>1.703310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525889694691" calcext:value-type="float">
            <text:p>-0.0105258897</text:p>
          </table:table-cell>
          <table:table-cell office:value-type="float" office:value="-1.2541712612783E-027" calcext:value-type="float">
            <text:p>-1.25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62945699692" calcext:value-type="float">
            <text:p>-1.29629457</text:p>
          </table:table-cell>
          <table:table-cell office:value-type="float" office:value="0.45393142104149" calcext:value-type="float">
            <text:p>0.453931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4225962162018" calcext:value-type="float">
            <text:p>-0.00742259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408083677292" calcext:value-type="float">
            <text:p>1.2408083677</text:p>
          </table:table-cell>
          <table:table-cell office:value-type="float" office:value="-1.4916781187057" calcext:value-type="float">
            <text:p>-1.4916781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8767538070679" calcext:value-type="float">
            <text:p>-0.00787675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9555947780609" calcext:value-type="float">
            <text:p>-2.9555947781</text:p>
          </table:table-cell>
          <table:table-cell office:value-type="float" office:value="1.3817766904831" calcext:value-type="float">
            <text:p>1.3817766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2888027429581" calcext:value-type="float">
            <text:p>-0.0092888027</text:p>
          </table:table-cell>
          <table:table-cell office:value-type="float" office:value="-3.7067010081221E-027" calcext:value-type="float">
            <text:p>-3.71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671084403992" calcext:value-type="float">
            <text:p>1.7671084404</text:p>
          </table:table-cell>
          <table:table-cell office:value-type="float" office:value="2.9026446342468" calcext:value-type="float">
            <text:p>2.9026446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5092857480049" calcext:value-type="float">
            <text:p>-0.00850928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497157812119" calcext:value-type="float">
            <text:p>-1.1497157812</text:p>
          </table:table-cell>
          <table:table-cell office:value-type="float" office:value="3.659615278244" calcext:value-type="float">
            <text:p>3.6596152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4348205924034" calcext:value-type="float">
            <text:p>-0.0064348206</text:p>
          </table:table-cell>
          <table:table-cell office:value-type="float" office:value="-6.912952201683E-028" calcext:value-type="float">
            <text:p>-6.91E-28</text:p>
          </table:table-cell>
          <table:table-cell office:value-type="float" office:value="-2.6303873549815E-026" calcext:value-type="float">
            <text:p>-2.63E-26</text:p>
          </table:table-cell>
          <table:table-cell office:value-type="float" office:value="2.1565597057343" calcext:value-type="float">
            <text:p>2.1565597057</text:p>
          </table:table-cell>
          <table:table-cell office:value-type="float" office:value="-1.5350149869919" calcext:value-type="float">
            <text:p>-1.535014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142281651497" calcext:value-type="float">
            <text:p>-0.0101422817</text:p>
          </table:table-cell>
          <table:table-cell office:value-type="float" office:value="-3.7915971556286E-027" calcext:value-type="float">
            <text:p>-3.79E-27</text:p>
          </table:table-cell>
          <table:table-cell office:value-type="float" office:value="8.891354492591E-027" calcext:value-type="float">
            <text:p>8.89E-27</text:p>
          </table:table-cell>
          <table:table-cell office:value-type="float" office:value="-3.3791606426239" calcext:value-type="float">
            <text:p>-3.3791606426</text:p>
          </table:table-cell>
          <table:table-cell office:value-type="float" office:value="2.0816655158997" calcext:value-type="float">
            <text:p>2.0816655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0217719078064" calcext:value-type="float">
            <text:p>-0.0080217719</text:p>
          </table:table-cell>
          <table:table-cell office:value-type="float" office:value="5.3745063620793E-028" calcext:value-type="float">
            <text:p>5.37E-28</text:p>
          </table:table-cell>
          <table:table-cell office:value-type="float" office:value="-7.3543542367444E-026" calcext:value-type="float">
            <text:p>-7.35E-26</text:p>
          </table:table-cell>
          <table:table-cell office:value-type="float" office:value="-4.6884174346924" calcext:value-type="float">
            <text:p>-4.6884174347</text:p>
          </table:table-cell>
          <table:table-cell office:value-type="float" office:value="-0.91861754655838" calcext:value-type="float">
            <text:p>-0.9186175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082426786423" calcext:value-type="float">
            <text:p>-0.00630824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7167508602142" calcext:value-type="float">
            <text:p>3.7167508602</text:p>
          </table:table-cell>
          <table:table-cell office:value-type="float" office:value="-4.7874722480774" calcext:value-type="float">
            <text:p>-4.7874722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9504956007004" calcext:value-type="float">
            <text:p>-0.0059504956</text:p>
          </table:table-cell>
          <table:table-cell office:value-type="float" office:value="1.4403500038151E-026" calcext:value-type="float">
            <text:p>1.4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077210187912" calcext:value-type="float">
            <text:p>1.8077210188</text:p>
          </table:table-cell>
          <table:table-cell office:value-type="float" office:value="-4.7107858657837" calcext:value-type="float">
            <text:p>-4.7107858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2008689641953" calcext:value-type="float">
            <text:p>-0.008200869</text:p>
          </table:table-cell>
          <table:table-cell office:value-type="float" office:value="9.812826921914E-026" calcext:value-type="float">
            <text:p>9.81E-26</text:p>
          </table:table-cell>
          <table:table-cell office:value-type="float" office:value="1.0332662222849E-025" calcext:value-type="float">
            <text:p>1.03E-25</text:p>
          </table:table-cell>
          <table:table-cell office:value-type="float" office:value="0.89209014177322" calcext:value-type="float">
            <text:p>0.8920901418</text:p>
          </table:table-cell>
          <table:table-cell office:value-type="float" office:value="2.4748747348785" calcext:value-type="float">
            <text:p>2.4748747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21907043457" calcext:value-type="float">
            <text:p>-0.0063219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37327763438225" calcext:value-type="float">
            <text:p>0.3732776344</text:p>
          </table:table-cell>
          <table:table-cell office:value-type="float" office:value="-2.6399881839752" calcext:value-type="float">
            <text:p>-2.639988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81365033984184" calcext:value-type="float">
            <text:p>-0.00813650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96688788246E-028" calcext:value-type="float">
            <text:p>1.10E-28</text:p>
          </table:table-cell>
          <table:table-cell office:value-type="float" office:value="1.257359623909" calcext:value-type="float">
            <text:p>1.2573596239</text:p>
          </table:table-cell>
          <table:table-cell office:value-type="float" office:value="3.8994116783142" calcext:value-type="float">
            <text:p>3.8994116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948987185955" calcext:value-type="float">
            <text:p>-0.0079489872</text:p>
          </table:table-cell>
          <table:table-cell office:value-type="float" office:value="7.8314011087714E-029" calcext:value-type="float">
            <text:p>7.83E-29</text:p>
          </table:table-cell>
          <table:table-cell office:value-type="float" office:value="8.6355450818065E-026" calcext:value-type="float">
            <text:p>8.64E-26</text:p>
          </table:table-cell>
          <table:table-cell office:value-type="float" office:value="5.2359371185303" calcext:value-type="float">
            <text:p>5.2359371185</text:p>
          </table:table-cell>
          <table:table-cell office:value-type="float" office:value="-0.41789475083351" calcext:value-type="float">
            <text:p>-0.4178947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8847903013229" calcext:value-type="float">
            <text:p>0.000288479</text:p>
          </table:table-cell>
          <table:table-cell office:value-type="float" office:value="-2.8794412968558E-027" calcext:value-type="float">
            <text:p>-2.8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051576137543" calcext:value-type="float">
            <text:p>-2.1051576138</text:p>
          </table:table-cell>
          <table:table-cell office:value-type="float" office:value="2.4811613559723" calcext:value-type="float">
            <text:p>2.481161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3642175197601" calcext:value-type="float">
            <text:p>-0.00936421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55933624505997" calcext:value-type="float">
            <text:p>-0.5593362451</text:p>
          </table:table-cell>
          <table:table-cell office:value-type="float" office:value="1.9812061786652" calcext:value-type="float">
            <text:p>1.9812061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4203705191612" calcext:value-type="float">
            <text:p>-0.0084203705</text:p>
          </table:table-cell>
          <table:table-cell office:value-type="float" office:value="-5.8859019876271E-026" calcext:value-type="float">
            <text:p>-5.89E-26</text:p>
          </table:table-cell>
          <table:table-cell office:value-type="float" office:value="-3.4281903529343E-027" calcext:value-type="float">
            <text:p>-3.43E-27</text:p>
          </table:table-cell>
          <table:table-cell office:value-type="float" office:value="-0.20679698884487" calcext:value-type="float">
            <text:p>-0.2067969888</text:p>
          </table:table-cell>
          <table:table-cell office:value-type="float" office:value="-3.9237849712372" calcext:value-type="float">
            <text:p>-3.9237849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0237706899643" calcext:value-type="float">
            <text:p>-0.0090237707</text:p>
          </table:table-cell>
          <table:table-cell office:value-type="float" office:value="5.0655616804279E-027" calcext:value-type="float">
            <text:p>5.07E-27</text:p>
          </table:table-cell>
          <table:table-cell office:value-type="float" office:value="-5.0757054764078E-026" calcext:value-type="float">
            <text:p>-5.08E-26</text:p>
          </table:table-cell>
          <table:table-cell office:value-type="float" office:value="-3.8056447505951" calcext:value-type="float">
            <text:p>-3.8056447506</text:p>
          </table:table-cell>
          <table:table-cell office:value-type="float" office:value="1.5898267030716" calcext:value-type="float">
            <text:p>1.5898267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5220316648483" calcext:value-type="float">
            <text:p>-0.0075220317</text:p>
          </table:table-cell>
          <table:table-cell office:value-type="float" office:value="1.9150224016286E-026" calcext:value-type="float">
            <text:p>1.9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349812030792" calcext:value-type="float">
            <text:p>-2.3349812031</text:p>
          </table:table-cell>
          <table:table-cell office:value-type="float" office:value="-5.4300975799561" calcext:value-type="float">
            <text:p>-5.43009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6289813518524" calcext:value-type="float">
            <text:p>-0.0096289814</text:p>
          </table:table-cell>
          <table:table-cell office:value-type="float" office:value="-3.0550031387219E-026" calcext:value-type="float">
            <text:p>-3.06E-26</text:p>
          </table:table-cell>
          <table:table-cell office:value-type="float" office:value="3.3128441744862E-026" calcext:value-type="float">
            <text:p>3.31E-26</text:p>
          </table:table-cell>
          <table:table-cell office:value-type="float" office:value="1.7247364521027" calcext:value-type="float">
            <text:p>1.7247364521</text:p>
          </table:table-cell>
          <table:table-cell office:value-type="float" office:value="2.1718690395355" calcext:value-type="float">
            <text:p>2.1718690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49543851614" calcext:value-type="float">
            <text:p>-0.0064954385</text:p>
          </table:table-cell>
          <table:table-cell office:value-type="float" office:value="-1.2891135970005E-025" calcext:value-type="float">
            <text:p>-1.29E-25</text:p>
          </table:table-cell>
          <table:table-cell office:value-type="float" office:value="-3.4944366268611E-025" calcext:value-type="float">
            <text:p>-3.49E-25</text:p>
          </table:table-cell>
          <table:table-cell office:value-type="float" office:value="-2.1932234764099" calcext:value-type="float">
            <text:p>-2.1932234764</text:p>
          </table:table-cell>
          <table:table-cell office:value-type="float" office:value="-1.3711444139481" calcext:value-type="float">
            <text:p>-1.3711444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9598311781883" calcext:value-type="float">
            <text:p>-0.0059598312</text:p>
          </table:table-cell>
          <table:table-cell office:value-type="float" office:value="5.8272816105006E-026" calcext:value-type="float">
            <text:p>5.83E-26</text:p>
          </table:table-cell>
          <table:table-cell office:value-type="float" office:value="7.9197320801114E-026" calcext:value-type="float">
            <text:p>7.92E-26</text:p>
          </table:table-cell>
          <table:table-cell office:value-type="float" office:value="-0.2881190776825" calcext:value-type="float">
            <text:p>-0.2881190777</text:p>
          </table:table-cell>
          <table:table-cell office:value-type="float" office:value="-1.9410306215286" calcext:value-type="float">
            <text:p>-1.9410306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730020701885" calcext:value-type="float">
            <text:p>-0.0107300207</text:p>
          </table:table-cell>
          <table:table-cell office:value-type="float" office:value="5.6318351582563E-026" calcext:value-type="float">
            <text:p>5.6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031593322754" calcext:value-type="float">
            <text:p>0.4703159332</text:p>
          </table:table-cell>
          <table:table-cell office:value-type="float" office:value="-1.382332444191" calcext:value-type="float">
            <text:p>-1.3823324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6715851426125" calcext:value-type="float">
            <text:p>-0.0066715851</text:p>
          </table:table-cell>
          <table:table-cell office:value-type="float" office:value="7.2432599723531E-027" calcext:value-type="float">
            <text:p>7.24E-27</text:p>
          </table:table-cell>
          <table:table-cell office:value-type="float" office:value="3.5555143519297E-027" calcext:value-type="float">
            <text:p>3.56E-27</text:p>
          </table:table-cell>
          <table:table-cell office:value-type="float" office:value="2.6642236709595" calcext:value-type="float">
            <text:p>2.664223671</text:p>
          </table:table-cell>
          <table:table-cell office:value-type="float" office:value="-3.1493444442749" calcext:value-type="float">
            <text:p>-3.1493444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125402033329" calcext:value-type="float">
            <text:p>-0.0081254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3002589344978" calcext:value-type="float">
            <text:p>-0.1300258934</text:p>
          </table:table-cell>
          <table:table-cell office:value-type="float" office:value="-3.0488481521606" calcext:value-type="float">
            <text:p>-3.0488481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7278837561607" calcext:value-type="float">
            <text:p>-0.00772788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6408472061157" calcext:value-type="float">
            <text:p>-5.6408472061</text:p>
          </table:table-cell>
          <table:table-cell office:value-type="float" office:value="-0.45057928562164" calcext:value-type="float">
            <text:p>-0.4505792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34250319004059" calcext:value-type="float">
            <text:p>-0.0003425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9436292648315" calcext:value-type="float">
            <text:p>-4.9436292648</text:p>
          </table:table-cell>
          <table:table-cell office:value-type="float" office:value="-1.9407168626785" calcext:value-type="float">
            <text:p>-1.9407168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2442909479141" calcext:value-type="float">
            <text:p>0.0008244291</text:p>
          </table:table-cell>
          <table:table-cell office:value-type="float" office:value="-1.2006376069875E-028" calcext:value-type="float">
            <text:p>-1.20E-28</text:p>
          </table:table-cell>
          <table:table-cell office:value-type="float" office:value="4.0108627390531E-027" calcext:value-type="float">
            <text:p>4.01E-27</text:p>
          </table:table-cell>
          <table:table-cell office:value-type="float" office:value="6.8966274261475" calcext:value-type="float">
            <text:p>6.8966274261</text:p>
          </table:table-cell>
          <table:table-cell office:value-type="float" office:value="2.2118480205536" calcext:value-type="float">
            <text:p>2.2118480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9912414550781" calcext:value-type="float">
            <text:p>-0.00899124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463609412783E-026" calcext:value-type="float">
            <text:p>1.25E-26</text:p>
          </table:table-cell>
          <table:table-cell office:value-type="float" office:value="-0.23276174068451" calcext:value-type="float">
            <text:p>-0.2327617407</text:p>
          </table:table-cell>
          <table:table-cell office:value-type="float" office:value="-2.516918182373" calcext:value-type="float">
            <text:p>-2.5169181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6396187543869" calcext:value-type="float">
            <text:p>-0.00863961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613763163625E-026" calcext:value-type="float">
            <text:p>-1.86E-26</text:p>
          </table:table-cell>
          <table:table-cell office:value-type="float" office:value="-6.2765955924988" calcext:value-type="float">
            <text:p>-6.2765955925</text:p>
          </table:table-cell>
          <table:table-cell office:value-type="float" office:value="2.0225236415863" calcext:value-type="float">
            <text:p>2.0225236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5661614537239" calcext:value-type="float">
            <text:p>-0.0075661615</text:p>
          </table:table-cell>
          <table:table-cell office:value-type="float" office:value="-2.9658624727296E-026" calcext:value-type="float">
            <text:p>-2.97E-26</text:p>
          </table:table-cell>
          <table:table-cell office:value-type="float" office:value="-8.4723921221279E-028" calcext:value-type="float">
            <text:p>-8.47E-28</text:p>
          </table:table-cell>
          <table:table-cell office:value-type="float" office:value="0.10804824531078" calcext:value-type="float">
            <text:p>0.1080482453</text:p>
          </table:table-cell>
          <table:table-cell office:value-type="float" office:value="2.4173369407654" calcext:value-type="float">
            <text:p>2.4173369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8898519277573" calcext:value-type="float">
            <text:p>-0.00788985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936933040619" calcext:value-type="float">
            <text:p>1.2936933041</text:p>
          </table:table-cell>
          <table:table-cell office:value-type="float" office:value="-0.79319447278976" calcext:value-type="float">
            <text:p>-0.793194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97106397151947" calcext:value-type="float">
            <text:p>-0.000971064</text:p>
          </table:table-cell>
          <table:table-cell office:value-type="float" office:value="2.0112199445674E-027" calcext:value-type="float">
            <text:p>2.01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45521736145" calcext:value-type="float">
            <text:p>4.0455217361</text:p>
          </table:table-cell>
          <table:table-cell office:value-type="float" office:value="0.24980491399765" calcext:value-type="float">
            <text:p>0.249804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286161839962" calcext:value-type="float">
            <text:p>-0.01128616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913194590774E-025" calcext:value-type="float">
            <text:p>1.79E-25</text:p>
          </table:table-cell>
          <table:table-cell office:value-type="float" office:value="1.3294459581375" calcext:value-type="float">
            <text:p>1.3294459581</text:p>
          </table:table-cell>
          <table:table-cell office:value-type="float" office:value="-1.7724057435989" calcext:value-type="float">
            <text:p>-1.7724057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5733939409256" calcext:value-type="float">
            <text:p>-0.0065733939</text:p>
          </table:table-cell>
          <table:table-cell office:value-type="float" office:value="7.320177569879E-028" calcext:value-type="float">
            <text:p>7.32E-28</text:p>
          </table:table-cell>
          <table:table-cell office:value-type="float" office:value="-3.9368559535265E-026" calcext:value-type="float">
            <text:p>-3.94E-26</text:p>
          </table:table-cell>
          <table:table-cell office:value-type="float" office:value="-4.78662109375" calcext:value-type="float">
            <text:p>-4.7866210938</text:p>
          </table:table-cell>
          <table:table-cell office:value-type="float" office:value="-2.7889521121979" calcext:value-type="float">
            <text:p>-2.7889521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476052761078" calcext:value-type="float">
            <text:p>-0.0104760528</text:p>
          </table:table-cell>
          <table:table-cell office:value-type="float" office:value="-3.2276540530329E-027" calcext:value-type="float">
            <text:p>-3.23E-27</text:p>
          </table:table-cell>
          <table:table-cell office:value-type="float" office:value="1.2780368651481E-026" calcext:value-type="float">
            <text:p>1.28E-26</text:p>
          </table:table-cell>
          <table:table-cell office:value-type="float" office:value="-1.9564828872681" calcext:value-type="float">
            <text:p>-1.9564828873</text:p>
          </table:table-cell>
          <table:table-cell office:value-type="float" office:value="1.5789813995361" calcext:value-type="float">
            <text:p>1.5789813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5210854411125" calcext:value-type="float">
            <text:p>-0.0075210854</text:p>
          </table:table-cell>
          <table:table-cell office:value-type="float" office:value="-1.5990486341998E-026" calcext:value-type="float">
            <text:p>-1.60E-26</text:p>
          </table:table-cell>
          <table:table-cell office:value-type="float" office:value="1.8035725643473E-025" calcext:value-type="float">
            <text:p>1.80E-25</text:p>
          </table:table-cell>
          <table:table-cell office:value-type="float" office:value="1.6582803726196" calcext:value-type="float">
            <text:p>1.6582803726</text:p>
          </table:table-cell>
          <table:table-cell office:value-type="float" office:value="-0.0098951747640967" calcext:value-type="float">
            <text:p>-0.0098951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0453712940216" calcext:value-type="float">
            <text:p>-0.0060453713</text:p>
          </table:table-cell>
          <table:table-cell office:value-type="float" office:value="2.9745273085866E-026" calcext:value-type="float">
            <text:p>2.9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31731650233269" calcext:value-type="float">
            <text:p>-0.0003173165</text:p>
          </table:table-cell>
          <table:table-cell office:value-type="float" office:value="1.2526435852051" calcext:value-type="float">
            <text:p>1.2526435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4207877516747" calcext:value-type="float">
            <text:p>-0.00842078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08971027528E-025" calcext:value-type="float">
            <text:p>1.41E-25</text:p>
          </table:table-cell>
          <table:table-cell office:value-type="float" office:value="0.41138228774071" calcext:value-type="float">
            <text:p>0.4113822877</text:p>
          </table:table-cell>
          <table:table-cell office:value-type="float" office:value="-2.0940308570862" calcext:value-type="float">
            <text:p>-2.094030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1347931623459" calcext:value-type="float">
            <text:p>-0.00613479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1291079223156" calcext:value-type="float">
            <text:p>0.1291079223</text:p>
          </table:table-cell>
          <table:table-cell office:value-type="float" office:value="4.5064740180969" calcext:value-type="float">
            <text:p>4.5064740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8884173631668" calcext:value-type="float">
            <text:p>-0.0058884174</text:p>
          </table:table-cell>
          <table:table-cell office:value-type="float" office:value="2.0525049877459E-026" calcext:value-type="float">
            <text:p>2.0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562274932861" calcext:value-type="float">
            <text:p>1.2562274933</text:p>
          </table:table-cell>
          <table:table-cell office:value-type="float" office:value="-3.6437594890594" calcext:value-type="float">
            <text:p>-3.6437594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109352111816" calcext:value-type="float">
            <text:p>-0.0111093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2936034202576" calcext:value-type="float">
            <text:p>0.229360342</text:p>
          </table:table-cell>
          <table:table-cell office:value-type="float" office:value="-3.7422592639923" calcext:value-type="float">
            <text:p>-3.742259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9806352257729" calcext:value-type="float">
            <text:p>-0.0069806352</text:p>
          </table:table-cell>
          <table:table-cell office:value-type="float" office:value="-2.5874670432058E-027" calcext:value-type="float">
            <text:p>-2.59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99321937561" calcext:value-type="float">
            <text:p>-4.4993219376</text:p>
          </table:table-cell>
          <table:table-cell office:value-type="float" office:value="3.4091317653656" calcext:value-type="float">
            <text:p>3.4091317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236151516438" calcext:value-type="float">
            <text:p>-0.0102361515</text:p>
          </table:table-cell>
          <table:table-cell office:value-type="float" office:value="-2.6006727596485E-027" calcext:value-type="float">
            <text:p>-2.60E-27</text:p>
          </table:table-cell>
          <table:table-cell office:value-type="float" office:value="1.9525135708171E-025" calcext:value-type="float">
            <text:p>1.95E-25</text:p>
          </table:table-cell>
          <table:table-cell office:value-type="float" office:value="4.4941139221191" calcext:value-type="float">
            <text:p>4.4941139221</text:p>
          </table:table-cell>
          <table:table-cell office:value-type="float" office:value="1.6481829881668" calcext:value-type="float">
            <text:p>1.648182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165053725243" calcext:value-type="float">
            <text:p>-0.0063165054</text:p>
          </table:table-cell>
          <table:table-cell office:value-type="float" office:value="-7.524154543626E-027" calcext:value-type="float">
            <text:p>-7.52E-27</text:p>
          </table:table-cell>
          <table:table-cell office:value-type="float" office:value="-7.7843531680131E-028" calcext:value-type="float">
            <text:p>-7.78E-28</text:p>
          </table:table-cell>
          <table:table-cell office:value-type="float" office:value="-2.620343208313" calcext:value-type="float">
            <text:p>-2.6203432083</text:p>
          </table:table-cell>
          <table:table-cell office:value-type="float" office:value="-5.4367451667786" calcext:value-type="float">
            <text:p>-5.436745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83613395690918" calcext:value-type="float">
            <text:p>-0.0083613396</text:p>
          </table:table-cell>
          <table:table-cell office:value-type="float" office:value="2.5252312718691E-026" calcext:value-type="float">
            <text:p>2.53E-26</text:p>
          </table:table-cell>
          <table:table-cell office:value-type="float" office:value="-5.2784587527867E-026" calcext:value-type="float">
            <text:p>-5.28E-26</text:p>
          </table:table-cell>
          <table:table-cell office:value-type="float" office:value="-1.985973238945" calcext:value-type="float">
            <text:p>-1.9859732389</text:p>
          </table:table-cell>
          <table:table-cell office:value-type="float" office:value="-1.5298098325729" calcext:value-type="float">
            <text:p>-1.5298098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0993026196957" calcext:value-type="float">
            <text:p>-0.0109930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9549136161804" calcext:value-type="float">
            <text:p>2.9549136162</text:p>
          </table:table-cell>
          <table:table-cell office:value-type="float" office:value="2.506427526474" calcext:value-type="float">
            <text:p>2.5064275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690096139908" calcext:value-type="float">
            <text:p>-0.00636900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190676887682E-025" calcext:value-type="float">
            <text:p>-1.72E-25</text:p>
          </table:table-cell>
          <table:table-cell office:value-type="float" office:value="-5.7455163002014" calcext:value-type="float">
            <text:p>-5.7455163002</text:p>
          </table:table-cell>
          <table:table-cell office:value-type="float" office:value="0.43998718261719" calcext:value-type="float">
            <text:p>0.4399871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3583295345306" calcext:value-type="float">
            <text:p>-0.00835832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316118168972E-027" calcext:value-type="float">
            <text:p>-3.83E-27</text:p>
          </table:table-cell>
          <table:table-cell office:value-type="float" office:value="1.2773786783218" calcext:value-type="float">
            <text:p>1.2773786783</text:p>
          </table:table-cell>
          <table:table-cell office:value-type="float" office:value="2.2684626579285" calcext:value-type="float">
            <text:p>2.26846265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6087266206741" calcext:value-type="float">
            <text:p>-0.0076087266</text:p>
          </table:table-cell>
          <table:table-cell office:value-type="float" office:value="1.5363169166431E-027" calcext:value-type="float">
            <text:p>1.54E-27</text:p>
          </table:table-cell>
          <table:table-cell office:value-type="float" office:value="1.7996727565066E-026" calcext:value-type="float">
            <text:p>1.80E-26</text:p>
          </table:table-cell>
          <table:table-cell office:value-type="float" office:value="-5.7293834686279" calcext:value-type="float">
            <text:p>-5.7293834686</text:p>
          </table:table-cell>
          <table:table-cell office:value-type="float" office:value="3.639200925827" calcext:value-type="float">
            <text:p>3.6392009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9933289885521" calcext:value-type="float">
            <text:p>-0.0059933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9429769515991" calcext:value-type="float">
            <text:p>-3.9429769516</text:p>
          </table:table-cell>
          <table:table-cell office:value-type="float" office:value="-2.4882516860962" calcext:value-type="float">
            <text:p>-2.4882516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158667504787" calcext:value-type="float">
            <text:p>-0.0111586675</text:p>
          </table:table-cell>
          <table:table-cell office:value-type="float" office:value="2.3508050353354E-026" calcext:value-type="float">
            <text:p>2.35E-26</text:p>
          </table:table-cell>
          <table:table-cell office:value-type="float" office:value="1.1903099858092E-026" calcext:value-type="float">
            <text:p>1.19E-26</text:p>
          </table:table-cell>
          <table:table-cell office:value-type="float" office:value="-0.98934465646744" calcext:value-type="float">
            <text:p>-0.9893446565</text:p>
          </table:table-cell>
          <table:table-cell office:value-type="float" office:value="3.0291864871979" calcext:value-type="float">
            <text:p>3.0291864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3270255923271" calcext:value-type="float">
            <text:p>-0.0063270256</text:p>
          </table:table-cell>
          <table:table-cell office:value-type="float" office:value="1.3232659432224E-026" calcext:value-type="float">
            <text:p>1.32E-26</text:p>
          </table:table-cell>
          <table:table-cell office:value-type="float" office:value="1.5766474804967E-025" calcext:value-type="float">
            <text:p>1.58E-25</text:p>
          </table:table-cell>
          <table:table-cell office:value-type="float" office:value="-3.5244886875153" calcext:value-type="float">
            <text:p>-3.5244886875</text:p>
          </table:table-cell>
          <table:table-cell office:value-type="float" office:value="0.74171352386475" calcext:value-type="float">
            <text:p>0.741713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8937594294548" calcext:value-type="float">
            <text:p>-0.0058937594</text:p>
          </table:table-cell>
          <table:table-cell office:value-type="float" office:value="-2.2669609078017E-027" calcext:value-type="float">
            <text:p>-2.27E-27</text:p>
          </table:table-cell>
          <table:table-cell office:value-type="float" office:value="-2.2479351081043E-026" calcext:value-type="float">
            <text:p>-2.25E-26</text:p>
          </table:table-cell>
          <table:table-cell office:value-type="float" office:value="-3.9212806224823" calcext:value-type="float">
            <text:p>-3.9212806225</text:p>
          </table:table-cell>
          <table:table-cell office:value-type="float" office:value="3.8312239646912" calcext:value-type="float">
            <text:p>3.8312239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263728141785" calcext:value-type="float">
            <text:p>-0.011263728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29248646365E-027" calcext:value-type="float">
            <text:p>1.83E-27</text:p>
          </table:table-cell>
          <table:table-cell office:value-type="float" office:value="-0.51278871297836" calcext:value-type="float">
            <text:p>-0.512788713</text:p>
          </table:table-cell>
          <table:table-cell office:value-type="float" office:value="1.3626248836517" calcext:value-type="float">
            <text:p>1.3626248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5263658761978" calcext:value-type="float">
            <text:p>-0.00652636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2980000972748" calcext:value-type="float">
            <text:p>2.2980000973</text:p>
          </table:table-cell>
          <table:table-cell office:value-type="float" office:value="-5.6642279624939" calcext:value-type="float">
            <text:p>-5.6642279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3273127675056" calcext:value-type="float">
            <text:p>-0.00832731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9214728673556E-028" calcext:value-type="float">
            <text:p>3.92E-28</text:p>
          </table:table-cell>
          <table:table-cell office:value-type="float" office:value="-0.75930923223495" calcext:value-type="float">
            <text:p>-0.7593092322</text:p>
          </table:table-cell>
          <table:table-cell office:value-type="float" office:value="5.4291834831238" calcext:value-type="float">
            <text:p>5.4291834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6084658503532" calcext:value-type="float">
            <text:p>-0.0076084659</text:p>
          </table:table-cell>
          <table:table-cell office:value-type="float" office:value="1.5024870423532E-028" calcext:value-type="float">
            <text:p>1.50E-28</text:p>
          </table:table-cell>
          <table:table-cell office:value-type="float" office:value="4.4159598391048E-026" calcext:value-type="float">
            <text:p>4.42E-26</text:p>
          </table:table-cell>
          <table:table-cell office:value-type="float" office:value="-4.5744686126709" calcext:value-type="float">
            <text:p>-4.5744686127</text:p>
          </table:table-cell>
          <table:table-cell office:value-type="float" office:value="0.28935772180557" calcext:value-type="float">
            <text:p>0.2893577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8137855529785" calcext:value-type="float">
            <text:p>-0.00981378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4019304071234E-027" calcext:value-type="float">
            <text:p>-7.40E-27</text:p>
          </table:table-cell>
          <table:table-cell office:value-type="float" office:value="7.1781754493713" calcext:value-type="float">
            <text:p>7.1781754494</text:p>
          </table:table-cell>
          <table:table-cell office:value-type="float" office:value="-3.8440070152283" calcext:value-type="float">
            <text:p>-3.8440070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0090591907501" calcext:value-type="float">
            <text:p>-0.0070090592</text:p>
          </table:table-cell>
          <table:table-cell office:value-type="float" office:value="5.905139100358E-026" calcext:value-type="float">
            <text:p>5.91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17226135730743" calcext:value-type="float">
            <text:p>-0.1722613573</text:p>
          </table:table-cell>
          <table:table-cell office:value-type="float" office:value="-5.4567556381226" calcext:value-type="float">
            <text:p>-5.4567556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1517919898033" calcext:value-type="float">
            <text:p>-0.00815179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326562988733E-026" calcext:value-type="float">
            <text:p>-1.43E-26</text:p>
          </table:table-cell>
          <table:table-cell office:value-type="float" office:value="7.7702212333679" calcext:value-type="float">
            <text:p>7.7702212334</text:p>
          </table:table-cell>
          <table:table-cell office:value-type="float" office:value="1.3981239795685" calcext:value-type="float">
            <text:p>1.3981239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6700150966644" calcext:value-type="float">
            <text:p>-0.00767001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003109815067E-026" calcext:value-type="float">
            <text:p>4.30E-26</text:p>
          </table:table-cell>
          <table:table-cell office:value-type="float" office:value="1.5335582494736" calcext:value-type="float">
            <text:p>1.5335582495</text:p>
          </table:table-cell>
          <table:table-cell office:value-type="float" office:value="-0.43714037537575" calcext:value-type="float">
            <text:p>-0.4371403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9414580464363" calcext:value-type="float">
            <text:p>-0.005941458</text:p>
          </table:table-cell>
          <table:table-cell office:value-type="float" office:value="1.1302497834563E-026" calcext:value-type="float">
            <text:p>1.1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719796419144" calcext:value-type="float">
            <text:p>1.0719796419</text:p>
          </table:table-cell>
          <table:table-cell office:value-type="float" office:value="4.6722464561462" calcext:value-type="float">
            <text:p>4.6722464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37762516737" calcext:value-type="float">
            <text:p>-0.01137762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6.2974829673767" calcext:value-type="float">
            <text:p>-6.2974829674</text:p>
          </table:table-cell>
          <table:table-cell office:value-type="float" office:value="-2.4850654602051" calcext:value-type="float">
            <text:p>-2.4850654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4968690276146" calcext:value-type="float">
            <text:p>-0.006496869</text:p>
          </table:table-cell>
          <table:table-cell office:value-type="float" office:value="2.5240606146117E-026" calcext:value-type="float">
            <text:p>2.52E-26</text:p>
          </table:table-cell>
          <table:table-cell office:value-type="float" office:value="3.735612359705E-025" calcext:value-type="float">
            <text:p>3.74E-25</text:p>
          </table:table-cell>
          <table:table-cell office:value-type="float" office:value="-0.82160723209381" calcext:value-type="float">
            <text:p>-0.8216072321</text:p>
          </table:table-cell>
          <table:table-cell office:value-type="float" office:value="-1.2552754878998" calcext:value-type="float">
            <text:p>-1.2552754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8858618140221" calcext:value-type="float">
            <text:p>-0.00588586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011580336797E-025" calcext:value-type="float">
            <text:p>1.80E-25</text:p>
          </table:table-cell>
          <table:table-cell office:value-type="float" office:value="-5.9971828460693" calcext:value-type="float">
            <text:p>-5.9971828461</text:p>
          </table:table-cell>
          <table:table-cell office:value-type="float" office:value="0.073874369263649" calcext:value-type="float">
            <text:p>0.0738743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8636292815208" calcext:value-type="float">
            <text:p>-0.00586362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94022928841E-025" calcext:value-type="float">
            <text:p>-1.49E-25</text:p>
          </table:table-cell>
          <table:table-cell office:value-type="float" office:value="1.1987526416779" calcext:value-type="float">
            <text:p>1.1987526417</text:p>
          </table:table-cell>
          <table:table-cell office:value-type="float" office:value="0.88160288333893" calcext:value-type="float">
            <text:p>0.8816028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493295431137" calcext:value-type="float">
            <text:p>-0.01149329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886594428028E-025" calcext:value-type="float">
            <text:p>-1.69E-25</text:p>
          </table:table-cell>
          <table:table-cell office:value-type="float" office:value="1.8457366228104" calcext:value-type="float">
            <text:p>1.8457366228</text:p>
          </table:table-cell>
          <table:table-cell office:value-type="float" office:value="-0.51608115434647" calcext:value-type="float">
            <text:p>-0.5160811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61531737446785" calcext:value-type="float">
            <text:p>-0.0061531737</text:p>
          </table:table-cell>
          <table:table-cell office:value-type="float" office:value="-6.2017895696909E-028" calcext:value-type="float">
            <text:p>-6.20E-28</text:p>
          </table:table-cell>
          <table:table-cell office:value-type="float" office:value="1.7986205824594E-027" calcext:value-type="float">
            <text:p>1.80E-27</text:p>
          </table:table-cell>
          <table:table-cell office:value-type="float" office:value="4.5423846244812" calcext:value-type="float">
            <text:p>4.5423846245</text:p>
          </table:table-cell>
          <table:table-cell office:value-type="float" office:value="4.587691783905" calcext:value-type="float">
            <text:p>4.5876917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58711767196655" calcext:value-type="float">
            <text:p>-0.0058711767</text:p>
          </table:table-cell>
          <table:table-cell office:value-type="float" office:value="2.5753715483389E-026" calcext:value-type="float">
            <text:p>2.5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984352111816" calcext:value-type="float">
            <text:p>2.7984352112</text:p>
          </table:table-cell>
          <table:table-cell office:value-type="float" office:value="2.5897662639618" calcext:value-type="float">
            <text:p>2.589766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0145224630833" calcext:value-type="float">
            <text:p>-0.0101452246</text:p>
          </table:table-cell>
          <table:table-cell office:value-type="float" office:value="9.2445430813724E-027" calcext:value-type="float">
            <text:p>9.24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343552589417" calcext:value-type="float">
            <text:p>-1.4343552589</text:p>
          </table:table-cell>
          <table:table-cell office:value-type="float" office:value="-1.6764376163483" calcext:value-type="float">
            <text:p>-1.6764376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9089220166206" calcext:value-type="float">
            <text:p>-0.009908922</text:p>
          </table:table-cell>
          <table:table-cell office:value-type="float" office:value="4.0655769643257E-028" calcext:value-type="float">
            <text:p>4.07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868192195892" calcext:value-type="float">
            <text:p>2.7868192196</text:p>
          </table:table-cell>
          <table:table-cell office:value-type="float" office:value="-2.9448854923248" calcext:value-type="float">
            <text:p>-2.9448854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77395662665367" calcext:value-type="float">
            <text:p>-0.0077395663</text:p>
          </table:table-cell>
          <table:table-cell office:value-type="float" office:value="-3.9735157989064E-026" calcext:value-type="float">
            <text:p>-3.97E-26</text:p>
          </table:table-cell>
          <table:table-cell office:value-type="float" office:value="-1.0317866920867E-026" calcext:value-type="float">
            <text:p>-1.03E-26</text:p>
          </table:table-cell>
          <table:table-cell office:value-type="float" office:value="1.3136913776398" calcext:value-type="float">
            <text:p>1.3136913776</text:p>
          </table:table-cell>
          <table:table-cell office:value-type="float" office:value="4.2181468009949" calcext:value-type="float">
            <text:p>4.218146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8996081352234" calcext:value-type="float">
            <text:p>-0.0058996081</text:p>
          </table:table-cell>
          <table:table-cell office:value-type="float" office:value="-1.3698893175394E-027" calcext:value-type="float">
            <text:p>-1.37E-27</text:p>
          </table:table-cell>
          <table:table-cell office:value-type="float" office:value="4.2972277217401E-027" calcext:value-type="float">
            <text:p>4.30E-27</text:p>
          </table:table-cell>
          <table:table-cell office:value-type="float" office:value="3.7233581542969" calcext:value-type="float">
            <text:p>3.7233581543</text:p>
          </table:table-cell>
          <table:table-cell office:value-type="float" office:value="-1.0653468370438" calcext:value-type="float">
            <text:p>-1.06534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700593948364" calcext:value-type="float">
            <text:p>0.99700593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879529169999E-027" calcext:value-type="float">
            <text:p>1.89E-27</text:p>
          </table:table-cell>
          <table:table-cell office:value-type="float" office:value="-0.38233757019043" calcext:value-type="float">
            <text:p>-0.3823375702</text:p>
          </table:table-cell>
          <table:table-cell office:value-type="float" office:value="5.2420563697815" calcext:value-type="float">
            <text:p>5.2420563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1071426868439" calcext:value-type="float">
            <text:p>0.0009107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6111388206482" calcext:value-type="float">
            <text:p>-5.6111388206</text:p>
          </table:table-cell>
          <table:table-cell office:value-type="float" office:value="-2.8150382041931" calcext:value-type="float">
            <text:p>-2.8150382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609618186951" calcext:value-type="float">
            <text:p>0.94609618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964453527779E-024" calcext:value-type="float">
            <text:p>3.00E-24</text:p>
          </table:table-cell>
          <table:table-cell office:value-type="float" office:value="0.62623918056488" calcext:value-type="float">
            <text:p>0.6262391806</text:p>
          </table:table-cell>
          <table:table-cell office:value-type="float" office:value="1.7090145349503" calcext:value-type="float">
            <text:p>1.709014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626633167267" calcext:value-type="float">
            <text:p>0.9062663317</text:p>
          </table:table-cell>
          <table:table-cell office:value-type="float" office:value="-4.7895420230302E-027" calcext:value-type="float">
            <text:p>-4.79E-27</text:p>
          </table:table-cell>
          <table:table-cell office:value-type="float" office:value="1.6677058180459E-025" calcext:value-type="float">
            <text:p>1.67E-25</text:p>
          </table:table-cell>
          <table:table-cell office:value-type="float" office:value="-2.3344774246216" calcext:value-type="float">
            <text:p>-2.3344774246</text:p>
          </table:table-cell>
          <table:table-cell office:value-type="float" office:value="-2.3874855041504" calcext:value-type="float">
            <text:p>-2.3874855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978161334991" calcext:value-type="float">
            <text:p>0.86978161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188296896741E-026" calcext:value-type="float">
            <text:p>3.12E-26</text:p>
          </table:table-cell>
          <table:table-cell office:value-type="float" office:value="-0.16221660375595" calcext:value-type="float">
            <text:p>-0.1622166038</text:p>
          </table:table-cell>
          <table:table-cell office:value-type="float" office:value="-4.5055356025696" calcext:value-type="float">
            <text:p>-4.5055356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1175572872162" calcext:value-type="float">
            <text:p>0.0011175573</text:p>
          </table:table-cell>
          <table:table-cell office:value-type="float" office:value="9.8622681628511E-027" calcext:value-type="float">
            <text:p>9.86E-27</text:p>
          </table:table-cell>
          <table:table-cell office:value-type="float" office:value="8.7824698091064E-026" calcext:value-type="float">
            <text:p>8.78E-26</text:p>
          </table:table-cell>
          <table:table-cell office:value-type="float" office:value="2.2989702224731" calcext:value-type="float">
            <text:p>2.2989702225</text:p>
          </table:table-cell>
          <table:table-cell office:value-type="float" office:value="-0.32613551616669" calcext:value-type="float">
            <text:p>-0.3261355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4514570832253" calcext:value-type="float">
            <text:p>-0.0024514571</text:p>
          </table:table-cell>
          <table:table-cell office:value-type="float" office:value="-2.0494442613597E-027" calcext:value-type="float">
            <text:p>-2.05E-27</text:p>
          </table:table-cell>
          <table:table-cell office:value-type="float" office:value="2.5593889105466E-027" calcext:value-type="float">
            <text:p>2.56E-27</text:p>
          </table:table-cell>
          <table:table-cell office:value-type="float" office:value="-3.2954885959625" calcext:value-type="float">
            <text:p>-3.295488596</text:p>
          </table:table-cell>
          <table:table-cell office:value-type="float" office:value="-1.8959157466888" calcext:value-type="float">
            <text:p>-1.8959157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8694719076157" calcext:value-type="float">
            <text:p>-0.0028694719</text:p>
          </table:table-cell>
          <table:table-cell office:value-type="float" office:value="7.8114163355916E-028" calcext:value-type="float">
            <text:p>7.81E-28</text:p>
          </table:table-cell>
          <table:table-cell office:value-type="float" office:value="8.1187918850802E-026" calcext:value-type="float">
            <text:p>8.12E-26</text:p>
          </table:table-cell>
          <table:table-cell office:value-type="float" office:value="7.7975635528564" calcext:value-type="float">
            <text:p>7.7975635529</text:p>
          </table:table-cell>
          <table:table-cell office:value-type="float" office:value="-5.6431570053101" calcext:value-type="float">
            <text:p>-5.6431570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565687179565" calcext:value-type="float">
            <text:p>0.8456568718</text:p>
          </table:table-cell>
          <table:table-cell office:value-type="float" office:value="-4.6396010462888E-029" calcext:value-type="float">
            <text:p>-4.64E-29</text:p>
          </table:table-cell>
          <table:table-cell office:value-type="float" office:value="4.4343801264277E-027" calcext:value-type="float">
            <text:p>4.43E-27</text:p>
          </table:table-cell>
          <table:table-cell office:value-type="float" office:value="-5.7637963294983" calcext:value-type="float">
            <text:p>-5.7637963295</text:p>
          </table:table-cell>
          <table:table-cell office:value-type="float" office:value="-0.99915850162506" calcext:value-type="float">
            <text:p>-0.9991585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207025051117" calcext:value-type="float">
            <text:p>0.8120702505</text:p>
          </table:table-cell>
          <table:table-cell office:value-type="float" office:value="1.3647724378378E-023" calcext:value-type="float">
            <text:p>1.36E-23</text:p>
          </table:table-cell>
          <table:table-cell office:value-type="float" office:value="-3.0668298893244E-025" calcext:value-type="float">
            <text:p>-3.07E-25</text:p>
          </table:table-cell>
          <table:table-cell office:value-type="float" office:value="-0.66838896274567" calcext:value-type="float">
            <text:p>-0.6683889627</text:p>
          </table:table-cell>
          <table:table-cell office:value-type="float" office:value="4.2940621376038" calcext:value-type="float">
            <text:p>4.2940621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2280737757683" calcext:value-type="float">
            <text:p>-0.0022280738</text:p>
          </table:table-cell>
          <table:table-cell office:value-type="float" office:value="-3.3804473970221E-026" calcext:value-type="float">
            <text:p>-3.3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408314704895" calcext:value-type="float">
            <text:p>5.4083147049</text:p>
          </table:table-cell>
          <table:table-cell office:value-type="float" office:value="1.4401423931122" calcext:value-type="float">
            <text:p>1.4401423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359377384186" calcext:value-type="float">
            <text:p>0.7835937738</text:p>
          </table:table-cell>
          <table:table-cell office:value-type="float" office:value="-5.0477020236081E-025" calcext:value-type="float">
            <text:p>-5.05E-25</text:p>
          </table:table-cell>
          <table:table-cell office:value-type="float" office:value="3.0217677878355E-024" calcext:value-type="float">
            <text:p>3.02E-24</text:p>
          </table:table-cell>
          <table:table-cell office:value-type="float" office:value="-4.0660390853882" calcext:value-type="float">
            <text:p>-4.0660390854</text:p>
          </table:table-cell>
          <table:table-cell office:value-type="float" office:value="3.0384118556976" calcext:value-type="float">
            <text:p>3.0384118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4984086155891" calcext:value-type="float">
            <text:p>-0.0014984086</text:p>
          </table:table-cell>
          <table:table-cell office:value-type="float" office:value="-3.8017336947045E-024" calcext:value-type="float">
            <text:p>-3.80E-24</text:p>
          </table:table-cell>
          <table:table-cell office:value-type="float" office:value="3.0637282854603E-024" calcext:value-type="float">
            <text:p>3.06E-24</text:p>
          </table:table-cell>
          <table:table-cell office:value-type="float" office:value="-0.077161133289337" calcext:value-type="float">
            <text:p>-0.0771611333</text:p>
          </table:table-cell>
          <table:table-cell office:value-type="float" office:value="-1.6767950057983" calcext:value-type="float">
            <text:p>-1.6767950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4349987506866" calcext:value-type="float">
            <text:p>-0.2434998751</text:p>
          </table:table-cell>
          <table:table-cell office:value-type="float" office:value="-2.9582577650104E-028" calcext:value-type="float">
            <text:p>-2.96E-28</text:p>
          </table:table-cell>
          <table:table-cell office:value-type="float" office:value="8.1719241322372E-026" calcext:value-type="float">
            <text:p>8.17E-26</text:p>
          </table:table-cell>
          <table:table-cell office:value-type="float" office:value="-5.2937817573547" calcext:value-type="float">
            <text:p>-5.2937817574</text:p>
          </table:table-cell>
          <table:table-cell office:value-type="float" office:value="-0.63294816017151" calcext:value-type="float">
            <text:p>-0.6329481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205217838287" calcext:value-type="float">
            <text:p>0.7620521784</text:p>
          </table:table-cell>
          <table:table-cell office:value-type="float" office:value="-1.8190793510726E-027" calcext:value-type="float">
            <text:p>-1.82E-27</text:p>
          </table:table-cell>
          <table:table-cell office:value-type="float" office:value="-3.0634213399903E-027" calcext:value-type="float">
            <text:p>-3.06E-27</text:p>
          </table:table-cell>
          <table:table-cell office:value-type="float" office:value="-1.7933434247971" calcext:value-type="float">
            <text:p>-1.7933434248</text:p>
          </table:table-cell>
          <table:table-cell office:value-type="float" office:value="2.5368547439575" calcext:value-type="float">
            <text:p>2.536854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7001914381981" calcext:value-type="float">
            <text:p>-0.2700191438</text:p>
          </table:table-cell>
          <table:table-cell office:value-type="float" office:value="2.143076041908E-027" calcext:value-type="float">
            <text:p>2.14E-27</text:p>
          </table:table-cell>
          <table:table-cell office:value-type="float" office:value="-1.4190316348898E-027" calcext:value-type="float">
            <text:p>-1.42E-27</text:p>
          </table:table-cell>
          <table:table-cell office:value-type="float" office:value="3.9796810150146" calcext:value-type="float">
            <text:p>3.979681015</text:p>
          </table:table-cell>
          <table:table-cell office:value-type="float" office:value="3.3925566673279" calcext:value-type="float">
            <text:p>3.3925566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6360228657722" calcext:value-type="float">
            <text:p>-0.0026360229</text:p>
          </table:table-cell>
          <table:table-cell office:value-type="float" office:value="2.654669294831E-025" calcext:value-type="float">
            <text:p>2.65E-25</text:p>
          </table:table-cell>
          <table:table-cell office:value-type="float" office:value="-5.6719099085391E-024" calcext:value-type="float">
            <text:p>-5.67E-24</text:p>
          </table:table-cell>
          <table:table-cell office:value-type="float" office:value="4.7249851226807" calcext:value-type="float">
            <text:p>4.7249851227</text:p>
          </table:table-cell>
          <table:table-cell office:value-type="float" office:value="-2.6540002822876" calcext:value-type="float">
            <text:p>-2.6540002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5777116417885" calcext:value-type="float">
            <text:p>-0.2577711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58667516708374" calcext:value-type="float">
            <text:p>-0.5866751671</text:p>
          </table:table-cell>
          <table:table-cell office:value-type="float" office:value="-0.57820188999176" calcext:value-type="float">
            <text:p>-0.57820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631850540638" calcext:value-type="float">
            <text:p>-0.0026318505</text:p>
          </table:table-cell>
          <table:table-cell office:value-type="float" office:value="-9.7690177780616E-025" calcext:value-type="float">
            <text:p>-9.7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038510799408" calcext:value-type="float">
            <text:p>-2.6038510799</text:p>
          </table:table-cell>
          <table:table-cell office:value-type="float" office:value="-1.5465067625046" calcext:value-type="float">
            <text:p>-1.5465067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26256740093231" calcext:value-type="float">
            <text:p>-0.002625674</text:p>
          </table:table-cell>
          <table:table-cell office:value-type="float" office:value="-1.0677894009251E-024" calcext:value-type="float">
            <text:p>-1.0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950256586075" calcext:value-type="float">
            <text:p>1.5950256586</text:p>
          </table:table-cell>
          <table:table-cell office:value-type="float" office:value="3.0005304813385" calcext:value-type="float">
            <text:p>3.0005304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860697031021" calcext:value-type="float">
            <text:p>0.75860697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7824456502412E-025" calcext:value-type="float">
            <text:p>8.78E-25</text:p>
          </table:table-cell>
          <table:table-cell office:value-type="float" office:value="-2.4857268333435" calcext:value-type="float">
            <text:p>-2.4857268333</text:p>
          </table:table-cell>
          <table:table-cell office:value-type="float" office:value="4.6360712051392" calcext:value-type="float">
            <text:p>4.63607120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848474979401" calcext:value-type="float">
            <text:p>0.72848474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238006856574E-027" calcext:value-type="float">
            <text:p>2.32E-27</text:p>
          </table:table-cell>
          <table:table-cell office:value-type="float" office:value="-5.861083984375" calcext:value-type="float">
            <text:p>-5.8610839844</text:p>
          </table:table-cell>
          <table:table-cell office:value-type="float" office:value="-2.0241618156433" calcext:value-type="float">
            <text:p>-2.0241618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5794973373413" calcext:value-type="float">
            <text:p>-0.0035794973</text:p>
          </table:table-cell>
          <table:table-cell office:value-type="float" office:value="-9.0159573528718E-025" calcext:value-type="float">
            <text:p>-9.02E-25</text:p>
          </table:table-cell>
          <table:table-cell office:value-type="float" office:value="8.1831381597834E-024" calcext:value-type="float">
            <text:p>8.18E-24</text:p>
          </table:table-cell>
          <table:table-cell office:value-type="float" office:value="-3.4579594135284" calcext:value-type="float">
            <text:p>-3.4579594135</text:p>
          </table:table-cell>
          <table:table-cell office:value-type="float" office:value="2.2165732383728" calcext:value-type="float">
            <text:p>2.2165732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6287063956261" calcext:value-type="float">
            <text:p>-0.0026287064</text:p>
          </table:table-cell>
          <table:table-cell office:value-type="float" office:value="4.4383248161398E-027" calcext:value-type="float">
            <text:p>4.44E-27</text:p>
          </table:table-cell>
          <table:table-cell office:value-type="float" office:value="1.4111926666819E-028" calcext:value-type="float">
            <text:p>1.41E-28</text:p>
          </table:table-cell>
          <table:table-cell office:value-type="float" office:value="-2.4261693954468" calcext:value-type="float">
            <text:p>-2.4261693954</text:p>
          </table:table-cell>
          <table:table-cell office:value-type="float" office:value="6.4568152427673" calcext:value-type="float">
            <text:p>6.4568152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885607779026" calcext:value-type="float">
            <text:p>-0.28856077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589225440737E-025" calcext:value-type="float">
            <text:p>1.76E-25</text:p>
          </table:table-cell>
          <table:table-cell office:value-type="float" office:value="-0.7815123796463" calcext:value-type="float">
            <text:p>-0.7815123796</text:p>
          </table:table-cell>
          <table:table-cell office:value-type="float" office:value="-0.31747430562973" calcext:value-type="float">
            <text:p>-0.3174743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769547462463" calcext:value-type="float">
            <text:p>0.7176954746</text:p>
          </table:table-cell>
          <table:table-cell office:value-type="float" office:value="7.2742094693442E-024" calcext:value-type="float">
            <text:p>7.27E-24</text:p>
          </table:table-cell>
          <table:table-cell office:value-type="float" office:value="-3.1443194495253E-025" calcext:value-type="float">
            <text:p>-3.14E-25</text:p>
          </table:table-cell>
          <table:table-cell office:value-type="float" office:value="-2.6865546703339" calcext:value-type="float">
            <text:p>-2.6865546703</text:p>
          </table:table-cell>
          <table:table-cell office:value-type="float" office:value="-4.9756126403809" calcext:value-type="float">
            <text:p>-4.9756126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820309638977" calcext:value-type="float">
            <text:p>0.6882030964</text:p>
          </table:table-cell>
          <table:table-cell office:value-type="float" office:value="-2.784416501964E-024" calcext:value-type="float">
            <text:p>-2.7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776850223541" calcext:value-type="float">
            <text:p>2.1776850224</text:p>
          </table:table-cell>
          <table:table-cell office:value-type="float" office:value="-4.0472822189331" calcext:value-type="float">
            <text:p>-4.0472822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6210377216339" calcext:value-type="float">
            <text:p>-0.0016210377</text:p>
          </table:table-cell>
          <table:table-cell office:value-type="float" office:value="1.0654610779633E-024" calcext:value-type="float">
            <text:p>1.07E-24</text:p>
          </table:table-cell>
          <table:table-cell office:value-type="float" office:value="-1.2123608821889E-024" calcext:value-type="float">
            <text:p>-1.21E-24</text:p>
          </table:table-cell>
          <table:table-cell office:value-type="float" office:value="3.2790341377258" calcext:value-type="float">
            <text:p>3.2790341377</text:p>
          </table:table-cell>
          <table:table-cell office:value-type="float" office:value="-3.585104227066" calcext:value-type="float">
            <text:p>-3.5851042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0306577682495" calcext:value-type="float">
            <text:p>-0.00303065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31609386205673" calcext:value-type="float">
            <text:p>-0.3160938621</text:p>
          </table:table-cell>
          <table:table-cell office:value-type="float" office:value="2.2037630081177" calcext:value-type="float">
            <text:p>2.2037630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2622721791267" calcext:value-type="float">
            <text:p>-0.32622721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400303595715E-026" calcext:value-type="float">
            <text:p>-2.94E-26</text:p>
          </table:table-cell>
          <table:table-cell office:value-type="float" office:value="3.878776550293" calcext:value-type="float">
            <text:p>3.8787765503</text:p>
          </table:table-cell>
          <table:table-cell office:value-type="float" office:value="-1.3549941778183" calcext:value-type="float">
            <text:p>-1.3549941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8888508677483" calcext:value-type="float">
            <text:p>-0.0028888509</text:p>
          </table:table-cell>
          <table:table-cell office:value-type="float" office:value="-1.7360421111484E-027" calcext:value-type="float">
            <text:p>-1.74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2634066343307" calcext:value-type="float">
            <text:p>0.5263406634</text:p>
          </table:table-cell>
          <table:table-cell office:value-type="float" office:value="-9.0225429534912" calcext:value-type="float">
            <text:p>-9.0225429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754386901855" calcext:value-type="float">
            <text:p>0.6875438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7942513227463" calcext:value-type="float">
            <text:p>1.7942513227</text:p>
          </table:table-cell>
          <table:table-cell office:value-type="float" office:value="-2.5044627189636" calcext:value-type="float">
            <text:p>-2.504462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1060833930969" calcext:value-type="float">
            <text:p>-0.00110608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197254237194E-026" calcext:value-type="float">
            <text:p>1.12E-26</text:p>
          </table:table-cell>
          <table:table-cell office:value-type="float" office:value="-10.728326797485" calcext:value-type="float">
            <text:p>-10.7283267975</text:p>
          </table:table-cell>
          <table:table-cell office:value-type="float" office:value="-0.16387988626957" calcext:value-type="float">
            <text:p>-0.1638798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47793611884117" calcext:value-type="float">
            <text:p>-0.0047793612</text:p>
          </table:table-cell>
          <table:table-cell office:value-type="float" office:value="2.9243458326234E-024" calcext:value-type="float">
            <text:p>2.92E-24</text:p>
          </table:table-cell>
          <table:table-cell office:value-type="float" office:value="-1.1343438797261E-023" calcext:value-type="float">
            <text:p>-1.13E-23</text:p>
          </table:table-cell>
          <table:table-cell office:value-type="float" office:value="-1.0501073598862" calcext:value-type="float">
            <text:p>-1.0501073599</text:p>
          </table:table-cell>
          <table:table-cell office:value-type="float" office:value="0.26459929347038" calcext:value-type="float">
            <text:p>0.2645992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7061328291893" calcext:value-type="float">
            <text:p>-0.00270613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0536571741104" calcext:value-type="float">
            <text:p>-1.0536571741</text:p>
          </table:table-cell>
          <table:table-cell office:value-type="float" office:value="3.899290561676" calcext:value-type="float">
            <text:p>3.8992905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1908395886421" calcext:value-type="float">
            <text:p>-0.3190839589</text:p>
          </table:table-cell>
          <table:table-cell office:value-type="float" office:value="-3.5224680903859E-027" calcext:value-type="float">
            <text:p>-3.52E-27</text:p>
          </table:table-cell>
          <table:table-cell office:value-type="float" office:value="3.9532849063241E-026" calcext:value-type="float">
            <text:p>3.95E-26</text:p>
          </table:table-cell>
          <table:table-cell office:value-type="float" office:value="-2.6960728168488" calcext:value-type="float">
            <text:p>-2.6960728168</text:p>
          </table:table-cell>
          <table:table-cell office:value-type="float" office:value="-1.9432508945465" calcext:value-type="float">
            <text:p>-1.9432508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1266260147095" calcext:value-type="float">
            <text:p>-0.3126626015</text:p>
          </table:table-cell>
          <table:table-cell office:value-type="float" office:value="-6.9676255009443E-028" calcext:value-type="float">
            <text:p>-6.97E-28</text:p>
          </table:table-cell>
          <table:table-cell office:value-type="float" office:value="-3.2622803475031E-027" calcext:value-type="float">
            <text:p>-3.26E-27</text:p>
          </table:table-cell>
          <table:table-cell office:value-type="float" office:value="2.9597697257996" calcext:value-type="float">
            <text:p>2.9597697258</text:p>
          </table:table-cell>
          <table:table-cell office:value-type="float" office:value="1.5471408367157" calcext:value-type="float">
            <text:p>1.5471408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0650117993355" calcext:value-type="float">
            <text:p>-0.30650117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2330327034" calcext:value-type="float">
            <text:p>-2.5233032703</text:p>
          </table:table-cell>
          <table:table-cell office:value-type="float" office:value="3.5966229438782" calcext:value-type="float">
            <text:p>3.5966229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941276311874" calcext:value-type="float">
            <text:p>0.6994127631</text:p>
          </table:table-cell>
          <table:table-cell office:value-type="float" office:value="-6.60996413246E-024" calcext:value-type="float">
            <text:p>-6.6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565374851227" calcext:value-type="float">
            <text:p>-1.9565374851</text:p>
          </table:table-cell>
          <table:table-cell office:value-type="float" office:value="-4.1024188995361" calcext:value-type="float">
            <text:p>-4.1024188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2656973600388" calcext:value-type="float">
            <text:p>-0.3265697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506890614709E-027" calcext:value-type="float">
            <text:p>1.85E-27</text:p>
          </table:table-cell>
          <table:table-cell office:value-type="float" office:value="-0.94335222244263" calcext:value-type="float">
            <text:p>-0.9433522224</text:p>
          </table:table-cell>
          <table:table-cell office:value-type="float" office:value="1.342845916748" calcext:value-type="float">
            <text:p>1.3428459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9627904295921" calcext:value-type="float">
            <text:p>-0.0029627904</text:p>
          </table:table-cell>
          <table:table-cell office:value-type="float" office:value="1.2833583443995E-027" calcext:value-type="float">
            <text:p>1.2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554676532745" calcext:value-type="float">
            <text:p>1.2554676533</text:p>
          </table:table-cell>
          <table:table-cell office:value-type="float" office:value="-2.4628393650055" calcext:value-type="float">
            <text:p>-2.462839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1609013676643" calcext:value-type="float">
            <text:p>-0.0031609014</text:p>
          </table:table-cell>
          <table:table-cell office:value-type="float" office:value="-3.3070327101531E-024" calcext:value-type="float">
            <text:p>-3.3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557127952576" calcext:value-type="float">
            <text:p>-1.9557127953</text:p>
          </table:table-cell>
          <table:table-cell office:value-type="float" office:value="-1.7492356300354" calcext:value-type="float">
            <text:p>-1.74923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0787366628647" calcext:value-type="float">
            <text:p>-0.30787366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531235694885" calcext:value-type="float">
            <text:p>1.4531235695</text:p>
          </table:table-cell>
          <table:table-cell office:value-type="float" office:value="-0.7104532122612" calcext:value-type="float">
            <text:p>-0.7104532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0211919546127" calcext:value-type="float">
            <text:p>-0.3021191955</text:p>
          </table:table-cell>
          <table:table-cell office:value-type="float" office:value="-2.7578671617094E-027" calcext:value-type="float">
            <text:p>-2.76E-27</text:p>
          </table:table-cell>
          <table:table-cell office:value-type="float" office:value="-3.3335039331484E-027" calcext:value-type="float">
            <text:p>-3.33E-27</text:p>
          </table:table-cell>
          <table:table-cell office:value-type="float" office:value="1.1206094026566" calcext:value-type="float">
            <text:p>1.1206094027</text:p>
          </table:table-cell>
          <table:table-cell office:value-type="float" office:value="-3.2193911075592" calcext:value-type="float">
            <text:p>-3.2193911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8050020337105" calcext:value-type="float">
            <text:p>-0.0028050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473940136778E-024" calcext:value-type="float">
            <text:p>5.47E-24</text:p>
          </table:table-cell>
          <table:table-cell office:value-type="float" office:value="-2.2733232975006" calcext:value-type="float">
            <text:p>-2.2733232975</text:p>
          </table:table-cell>
          <table:table-cell office:value-type="float" office:value="-1.8366746902466" calcext:value-type="float">
            <text:p>-1.8366746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877134799957" calcext:value-type="float">
            <text:p>0.708771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687706527401E-023" calcext:value-type="float">
            <text:p>3.47E-23</text:p>
          </table:table-cell>
          <table:table-cell office:value-type="float" office:value="8.4170589447021" calcext:value-type="float">
            <text:p>8.4170589447</text:p>
          </table:table-cell>
          <table:table-cell office:value-type="float" office:value="-1.0952455997467" calcext:value-type="float">
            <text:p>-1.0952455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1052414774895" calcext:value-type="float">
            <text:p>-0.00110524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945758862148E-024" calcext:value-type="float">
            <text:p>4.79E-24</text:p>
          </table:table-cell>
          <table:table-cell office:value-type="float" office:value="-2.5411031246185" calcext:value-type="float">
            <text:p>-2.5411031246</text:p>
          </table:table-cell>
          <table:table-cell office:value-type="float" office:value="0.87467116117477" calcext:value-type="float">
            <text:p>0.8746711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9040426015854" calcext:value-type="float">
            <text:p>-0.00290404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4648816585541" calcext:value-type="float">
            <text:p>-2.4648816586</text:p>
          </table:table-cell>
          <table:table-cell office:value-type="float" office:value="-2.475790977478" calcext:value-type="float">
            <text:p>-2.4757909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0440303683281" calcext:value-type="float">
            <text:p>-0.3044030368</text:p>
          </table:table-cell>
          <table:table-cell office:value-type="float" office:value="1.4402384539528E-026" calcext:value-type="float">
            <text:p>1.44E-26</text:p>
          </table:table-cell>
          <table:table-cell office:value-type="float" office:value="2.0627164705337E-028" calcext:value-type="float">
            <text:p>2.06E-28</text:p>
          </table:table-cell>
          <table:table-cell office:value-type="float" office:value="0.35945335030556" calcext:value-type="float">
            <text:p>0.3594533503</text:p>
          </table:table-cell>
          <table:table-cell office:value-type="float" office:value="-4.6755290031433" calcext:value-type="float">
            <text:p>-4.6755290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2523944973946" calcext:value-type="float">
            <text:p>-0.0032523945</text:p>
          </table:table-cell>
          <table:table-cell office:value-type="float" office:value="-6.2517210961547E-024" calcext:value-type="float">
            <text:p>-6.2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298433303833" calcext:value-type="float">
            <text:p>2.0298433304</text:p>
          </table:table-cell>
          <table:table-cell office:value-type="float" office:value="2.9703040122986" calcext:value-type="float">
            <text:p>2.9703040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368099570274" calcext:value-type="float">
            <text:p>-0.29368099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4400017261505" calcext:value-type="float">
            <text:p>-3.4400017262</text:p>
          </table:table-cell>
          <table:table-cell office:value-type="float" office:value="0.69312679767609" calcext:value-type="float">
            <text:p>0.6931267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7673244476318" calcext:value-type="float">
            <text:p>-0.0027673244</text:p>
          </table:table-cell>
          <table:table-cell office:value-type="float" office:value="-3.3001130195078E-024" calcext:value-type="float">
            <text:p>-3.30E-24</text:p>
          </table:table-cell>
          <table:table-cell office:value-type="float" office:value="-3.4946226501233E-024" calcext:value-type="float">
            <text:p>-3.49E-24</text:p>
          </table:table-cell>
          <table:table-cell office:value-type="float" office:value="0.76531934738159" calcext:value-type="float">
            <text:p>0.7653193474</text:p>
          </table:table-cell>
          <table:table-cell office:value-type="float" office:value="-3.1939239501953" calcext:value-type="float">
            <text:p>-3.1939239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6789307594299" calcext:value-type="float">
            <text:p>-0.0026789308</text:p>
          </table:table-cell>
          <table:table-cell office:value-type="float" office:value="8.1262893916867E-025" calcext:value-type="float">
            <text:p>8.13E-25</text:p>
          </table:table-cell>
          <table:table-cell office:value-type="float" office:value="-5.2418406923829E-025" calcext:value-type="float">
            <text:p>-5.24E-25</text:p>
          </table:table-cell>
          <table:table-cell office:value-type="float" office:value="4.2897863388062" calcext:value-type="float">
            <text:p>4.2897863388</text:p>
          </table:table-cell>
          <table:table-cell office:value-type="float" office:value="-3.7381110191345" calcext:value-type="float">
            <text:p>-3.7381110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12575674057" calcext:value-type="float">
            <text:p>0.7212575674</text:p>
          </table:table-cell>
          <table:table-cell office:value-type="float" office:value="4.578220823589E-026" calcext:value-type="float">
            <text:p>4.58E-26</text:p>
          </table:table-cell>
          <table:table-cell office:value-type="float" office:value="2.6695684121403E-023" calcext:value-type="float">
            <text:p>2.67E-23</text:p>
          </table:table-cell>
          <table:table-cell office:value-type="float" office:value="-5.1018176078796" calcext:value-type="float">
            <text:p>-5.1018176079</text:p>
          </table:table-cell>
          <table:table-cell office:value-type="float" office:value="-1.0424591302872" calcext:value-type="float">
            <text:p>-1.0424591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2946799397469" calcext:value-type="float">
            <text:p>-0.001294679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009133271628E-023" calcext:value-type="float">
            <text:p>1.20E-23</text:p>
          </table:table-cell>
          <table:table-cell office:value-type="float" office:value="-0.32867020368576" calcext:value-type="float">
            <text:p>-0.3286702037</text:p>
          </table:table-cell>
          <table:table-cell office:value-type="float" office:value="-1.7062059640884" calcext:value-type="float">
            <text:p>-1.7062059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717624187469" calcext:value-type="float">
            <text:p>-0.2971762419</text:p>
          </table:table-cell>
          <table:table-cell office:value-type="float" office:value="9.2370229027186E-028" calcext:value-type="float">
            <text:p>9.24E-28</text:p>
          </table:table-cell>
          <table:table-cell office:value-type="float" office:value="-8.044662340779E-028" calcext:value-type="float">
            <text:p>-8.04E-28</text:p>
          </table:table-cell>
          <table:table-cell office:value-type="float" office:value="0.1588251888752" calcext:value-type="float">
            <text:p>0.1588251889</text:p>
          </table:table-cell>
          <table:table-cell office:value-type="float" office:value="-3.2575798034668" calcext:value-type="float">
            <text:p>-3.2575798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210010170937" calcext:value-type="float">
            <text:p>-0.2921001017</text:p>
          </table:table-cell>
          <table:table-cell office:value-type="float" office:value="-1.3660272887405E-026" calcext:value-type="float">
            <text:p>-1.3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8734357357025" calcext:value-type="float">
            <text:p>0.5873435736</text:p>
          </table:table-cell>
          <table:table-cell office:value-type="float" office:value="-2.8061833381653" calcext:value-type="float">
            <text:p>-2.8061833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7362331748009" calcext:value-type="float">
            <text:p>-0.0027362332</text:p>
          </table:table-cell>
          <table:table-cell office:value-type="float" office:value="-2.7021078305525E-027" calcext:value-type="float">
            <text:p>-2.7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602320671082" calcext:value-type="float">
            <text:p>1.1602320671</text:p>
          </table:table-cell>
          <table:table-cell office:value-type="float" office:value="2.0469396114349" calcext:value-type="float">
            <text:p>2.0469396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75686955452" calcext:value-type="float">
            <text:p>0.71756869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6016695759461E-023" calcext:value-type="float">
            <text:p>-4.60E-23</text:p>
          </table:table-cell>
          <table:table-cell office:value-type="float" office:value="-1.967836856842" calcext:value-type="float">
            <text:p>-1.9678368568</text:p>
          </table:table-cell>
          <table:table-cell office:value-type="float" office:value="-0.11634239554405" calcext:value-type="float">
            <text:p>-0.1163423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3910830020905" calcext:value-type="float">
            <text:p>-0.001391083</text:p>
          </table:table-cell>
          <table:table-cell office:value-type="float" office:value="1.3019207340752E-023" calcext:value-type="float">
            <text:p>1.30E-23</text:p>
          </table:table-cell>
          <table:table-cell office:value-type="float" office:value="1.2898231576632E-023" calcext:value-type="float">
            <text:p>1.29E-23</text:p>
          </table:table-cell>
          <table:table-cell office:value-type="float" office:value="0.8023836016655" calcext:value-type="float">
            <text:p>0.8023836017</text:p>
          </table:table-cell>
          <table:table-cell office:value-type="float" office:value="1.6009664535522" calcext:value-type="float">
            <text:p>1.6009664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97053027153" calcext:value-type="float">
            <text:p>0.6997053027</text:p>
          </table:table-cell>
          <table:table-cell office:value-type="float" office:value="-1.4496773210544E-027" calcext:value-type="float">
            <text:p>-1.45E-27</text:p>
          </table:table-cell>
          <table:table-cell office:value-type="float" office:value="1.5789417907653E-027" calcext:value-type="float">
            <text:p>1.58E-27</text:p>
          </table:table-cell>
          <table:table-cell office:value-type="float" office:value="-2.0963439941406" calcext:value-type="float">
            <text:p>-2.0963439941</text:p>
          </table:table-cell>
          <table:table-cell office:value-type="float" office:value="-1.5967131853104" calcext:value-type="float">
            <text:p>-1.5967131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643666267395" calcext:value-type="float">
            <text:p>0.67643666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4954255156969E-028" calcext:value-type="float">
            <text:p>6.50E-28</text:p>
          </table:table-cell>
          <table:table-cell office:value-type="float" office:value="2.7345328330994" calcext:value-type="float">
            <text:p>2.7345328331</text:p>
          </table:table-cell>
          <table:table-cell office:value-type="float" office:value="4.2106981277466" calcext:value-type="float">
            <text:p>4.2106981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5720223784447" calcext:value-type="float">
            <text:p>-0.00257202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770167350769" calcext:value-type="float">
            <text:p>-3.7701673508</text:p>
          </table:table-cell>
          <table:table-cell office:value-type="float" office:value="-0.27592587471008" calcext:value-type="float">
            <text:p>-0.2759258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4076011180878" calcext:value-type="float">
            <text:p>-0.3407601118</text:p>
          </table:table-cell>
          <table:table-cell office:value-type="float" office:value="-3.8247598877858E-028" calcext:value-type="float">
            <text:p>-3.82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0339226722717" calcext:value-type="float">
            <text:p>-5.0339226723</text:p>
          </table:table-cell>
          <table:table-cell office:value-type="float" office:value="4.283661365509" calcext:value-type="float">
            <text:p>4.2836613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3457735180855" calcext:value-type="float">
            <text:p>-0.33457735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001172994687E-026" calcext:value-type="float">
            <text:p>-2.50E-26</text:p>
          </table:table-cell>
          <table:table-cell office:value-type="float" office:value="0.61610740423203" calcext:value-type="float">
            <text:p>0.6161074042</text:p>
          </table:table-cell>
          <table:table-cell office:value-type="float" office:value="1.6123765707016" calcext:value-type="float">
            <text:p>1.61237657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2861834764481" calcext:value-type="float">
            <text:p>-0.32861834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1454865932465" calcext:value-type="float">
            <text:p>3.1454865932</text:p>
          </table:table-cell>
          <table:table-cell office:value-type="float" office:value="-1.8346834182739" calcext:value-type="float">
            <text:p>-1.8346834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713099718094" calcext:value-type="float">
            <text:p>0.6771309972</text:p>
          </table:table-cell>
          <table:table-cell office:value-type="float" office:value="2.0550990150843E-024" calcext:value-type="float">
            <text:p>2.06E-24</text:p>
          </table:table-cell>
          <table:table-cell office:value-type="float" office:value="4.3566102512835E-023" calcext:value-type="float">
            <text:p>4.36E-23</text:p>
          </table:table-cell>
          <table:table-cell office:value-type="float" office:value="-3.3180439472198" calcext:value-type="float">
            <text:p>-3.3180439472</text:p>
          </table:table-cell>
          <table:table-cell office:value-type="float" office:value="0.48444503545761" calcext:value-type="float">
            <text:p>0.4844450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4593787789345" calcext:value-type="float">
            <text:p>-0.3459378779</text:p>
          </table:table-cell>
          <table:table-cell office:value-type="float" office:value="1.132554428265E-026" calcext:value-type="float">
            <text:p>1.13E-26</text:p>
          </table:table-cell>
          <table:table-cell office:value-type="float" office:value="-9.5533613257231E-027" calcext:value-type="float">
            <text:p>-9.55E-27</text:p>
          </table:table-cell>
          <table:table-cell office:value-type="float" office:value="1.0678151845932" calcext:value-type="float">
            <text:p>1.0678151846</text:p>
          </table:table-cell>
          <table:table-cell office:value-type="float" office:value="-3.5760130882263" calcext:value-type="float">
            <text:p>-3.5760130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030043363571" calcext:value-type="float">
            <text:p>0.6603004336</text:p>
          </table:table-cell>
          <table:table-cell office:value-type="float" office:value="-2.5706578764001E-024" calcext:value-type="float">
            <text:p>-2.57E-24</text:p>
          </table:table-cell>
          <table:table-cell office:value-type="float" office:value="-9.1186628223257E-023" calcext:value-type="float">
            <text:p>-9.12E-23</text:p>
          </table:table-cell>
          <table:table-cell office:value-type="float" office:value="3.0750689506531" calcext:value-type="float">
            <text:p>3.0750689507</text:p>
          </table:table-cell>
          <table:table-cell office:value-type="float" office:value="-0.22496005892754" calcext:value-type="float">
            <text:p>-0.2249600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628733754158" calcext:value-type="float">
            <text:p>-0.3628733754</text:p>
          </table:table-cell>
          <table:table-cell office:value-type="float" office:value="7.4164280373727E-027" calcext:value-type="float">
            <text:p>7.42E-27</text:p>
          </table:table-cell>
          <table:table-cell office:value-type="float" office:value="4.432713888877E-026" calcext:value-type="float">
            <text:p>4.43E-26</text:p>
          </table:table-cell>
          <table:table-cell office:value-type="float" office:value="1.7665326595306" calcext:value-type="float">
            <text:p>1.7665326595</text:p>
          </table:table-cell>
          <table:table-cell office:value-type="float" office:value="-0.26169589161873" calcext:value-type="float">
            <text:p>-0.2616958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5614120960236" calcext:value-type="float">
            <text:p>-0.3561412096</text:p>
          </table:table-cell>
          <table:table-cell office:value-type="float" office:value="-2.8471076293915E-027" calcext:value-type="float">
            <text:p>-2.85E-27</text:p>
          </table:table-cell>
          <table:table-cell office:value-type="float" office:value="-8.8292362463144E-029" calcext:value-type="float">
            <text:p>-8.83E-29</text:p>
          </table:table-cell>
          <table:table-cell office:value-type="float" office:value="-1.0564262866974" calcext:value-type="float">
            <text:p>-1.0564262867</text:p>
          </table:table-cell>
          <table:table-cell office:value-type="float" office:value="6.9269871711731" calcext:value-type="float">
            <text:p>6.9269871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4968584775925" calcext:value-type="float">
            <text:p>-0.34968584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956480039841E-029" calcext:value-type="float">
            <text:p>-1.20E-29</text:p>
          </table:table-cell>
          <table:table-cell office:value-type="float" office:value="0.91634649038315" calcext:value-type="float">
            <text:p>0.9163464904</text:p>
          </table:table-cell>
          <table:table-cell office:value-type="float" office:value="1.6433197259903" calcext:value-type="float">
            <text:p>1.643319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65580368042" calcext:value-type="float">
            <text:p>0.6565580368</text:p>
          </table:table-cell>
          <table:table-cell office:value-type="float" office:value="-8.6589200923379E-030" calcext:value-type="float">
            <text:p>-8.66E-30</text:p>
          </table:table-cell>
          <table:table-cell office:value-type="float" office:value="3.8947450523286E-028" calcext:value-type="float">
            <text:p>3.89E-28</text:p>
          </table:table-cell>
          <table:table-cell office:value-type="float" office:value="-4.6572031974792" calcext:value-type="float">
            <text:p>-4.6572031975</text:p>
          </table:table-cell>
          <table:table-cell office:value-type="float" office:value="1.6168617010117" calcext:value-type="float">
            <text:p>1.616861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6626273393631" calcext:value-type="float">
            <text:p>-0.36626273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6534188985825" calcext:value-type="float">
            <text:p>1.6534188986</text:p>
          </table:table-cell>
          <table:table-cell office:value-type="float" office:value="-4.108190536499" calcext:value-type="float">
            <text:p>-4.1081905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045172929764" calcext:value-type="float">
            <text:p>0.6404517293</text:p>
          </table:table-cell>
          <table:table-cell office:value-type="float" office:value="-1.9497142978949E-024" calcext:value-type="float">
            <text:p>-1.95E-24</text:p>
          </table:table-cell>
          <table:table-cell office:value-type="float" office:value="-1.1194788214864E-023" calcext:value-type="float">
            <text:p>-1.12E-23</text:p>
          </table:table-cell>
          <table:table-cell office:value-type="float" office:value="-2.6062803268433" calcext:value-type="float">
            <text:p>-2.6062803268</text:p>
          </table:table-cell>
          <table:table-cell office:value-type="float" office:value="-0.35100093483925" calcext:value-type="float">
            <text:p>-0.3510009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243678212166" calcext:value-type="float">
            <text:p>-0.38243678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459881911602E-027" calcext:value-type="float">
            <text:p>1.75E-27</text:p>
          </table:table-cell>
          <table:table-cell office:value-type="float" office:value="-1.2518686056137" calcext:value-type="float">
            <text:p>-1.2518686056</text:p>
          </table:table-cell>
          <table:table-cell office:value-type="float" office:value="4.6179938316345" calcext:value-type="float">
            <text:p>4.6179938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476342916489" calcext:value-type="float">
            <text:p>0.6247634292</text:p>
          </table:table-cell>
          <table:table-cell office:value-type="float" office:value="6.1402586001211E-024" calcext:value-type="float">
            <text:p>6.1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784139156342" calcext:value-type="float">
            <text:p>-2.8784139156</text:p>
          </table:table-cell>
          <table:table-cell office:value-type="float" office:value="-3.2586772441864" calcext:value-type="float">
            <text:p>-3.2586772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183894634247" calcext:value-type="float">
            <text:p>0.6018389463</text:p>
          </table:table-cell>
          <table:table-cell office:value-type="float" office:value="4.0731220606612E-025" calcext:value-type="float">
            <text:p>4.0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3906769752502" calcext:value-type="float">
            <text:p>6.3906769753</text:p>
          </table:table-cell>
          <table:table-cell office:value-type="float" office:value="5.1727776527405" calcext:value-type="float">
            <text:p>5.1727776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132711410522" calcext:value-type="float">
            <text:p>-0.4213271141</text:p>
          </table:table-cell>
          <table:table-cell office:value-type="float" office:value="4.6129753657342E-028" calcext:value-type="float">
            <text:p>4.61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8438377380371" calcext:value-type="float">
            <text:p>-4.843837738</text:p>
          </table:table-cell>
          <table:table-cell office:value-type="float" office:value="0.5799388885498" calcext:value-type="float">
            <text:p>0.5799388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21047639847" calcext:value-type="float">
            <text:p>0.58721047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6.1040563583374" calcext:value-type="float">
            <text:p>6.1040563583</text:p>
          </table:table-cell>
          <table:table-cell office:value-type="float" office:value="2.2841601371765" calcext:value-type="float">
            <text:p>2.2841601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413578987122" calcext:value-type="float">
            <text:p>0.5641357899</text:p>
          </table:table-cell>
          <table:table-cell office:value-type="float" office:value="3.3546350318682E-029" calcext:value-type="float">
            <text:p>3.35E-29</text:p>
          </table:table-cell>
          <table:table-cell office:value-type="float" office:value="-1.7126212622807E-027" calcext:value-type="float">
            <text:p>-1.71E-27</text:p>
          </table:table-cell>
          <table:table-cell office:value-type="float" office:value="4.6897592544556" calcext:value-type="float">
            <text:p>4.6897592545</text:p>
          </table:table-cell>
          <table:table-cell office:value-type="float" office:value="-3.9246797561646" calcext:value-type="float">
            <text:p>-3.9246797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906919240952" calcext:value-type="float">
            <text:p>-0.45906919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1320071029325E-028" calcext:value-type="float">
            <text:p>4.13E-28</text:p>
          </table:table-cell>
          <table:table-cell office:value-type="float" office:value="3.9750347137451" calcext:value-type="float">
            <text:p>3.9750347137</text:p>
          </table:table-cell>
          <table:table-cell office:value-type="float" office:value="6.7696084976196" calcext:value-type="float">
            <text:p>6.7696084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4262124896049" calcext:value-type="float">
            <text:p>-0.0014262125</text:p>
          </table:table-cell>
          <table:table-cell office:value-type="float" office:value="-1.1287687433291E-026" calcext:value-type="float">
            <text:p>-1.1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746529102325" calcext:value-type="float">
            <text:p>-1.0746529102</text:p>
          </table:table-cell>
          <table:table-cell office:value-type="float" office:value="1.5627911090851" calcext:value-type="float">
            <text:p>1.5627911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981876969337" calcext:value-type="float">
            <text:p>-0.4398187697</text:p>
          </table:table-cell>
          <table:table-cell office:value-type="float" office:value="-2.2589740763223E-026" calcext:value-type="float">
            <text:p>-2.26E-26</text:p>
          </table:table-cell>
          <table:table-cell office:value-type="float" office:value="1.4180703839953E-026" calcext:value-type="float">
            <text:p>1.42E-26</text:p>
          </table:table-cell>
          <table:table-cell office:value-type="float" office:value="2.9452579021454" calcext:value-type="float">
            <text:p>2.9452579021</text:p>
          </table:table-cell>
          <table:table-cell office:value-type="float" office:value="-3.1525168418884" calcext:value-type="float">
            <text:p>-3.1525168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44858455657959" calcext:value-type="float">
            <text:p>-0.0004485846</text:p>
          </table:table-cell>
          <table:table-cell office:value-type="float" office:value="-1.0286710766971E-026" calcext:value-type="float">
            <text:p>-1.0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519937753677" calcext:value-type="float">
            <text:p>-1.2519937754</text:p>
          </table:table-cell>
          <table:table-cell office:value-type="float" office:value="-6.6936025619507" calcext:value-type="float">
            <text:p>-6.693602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229667305946" calcext:value-type="float">
            <text:p>-0.4222966731</text:p>
          </table:table-cell>
          <table:table-cell office:value-type="float" office:value="2.4337086927587E-027" calcext:value-type="float">
            <text:p>2.43E-27</text:p>
          </table:table-cell>
          <table:table-cell office:value-type="float" office:value="3.5544081748068E-026" calcext:value-type="float">
            <text:p>3.55E-26</text:p>
          </table:table-cell>
          <table:table-cell office:value-type="float" office:value="5.2655396461487" calcext:value-type="float">
            <text:p>5.2655396461</text:p>
          </table:table-cell>
          <table:table-cell office:value-type="float" office:value="-2.0824360847473" calcext:value-type="float">
            <text:p>-2.0824360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411367058754" calcext:value-type="float">
            <text:p>-0.4141136706</text:p>
          </table:table-cell>
          <table:table-cell office:value-type="float" office:value="-3.0230022334334E-028" calcext:value-type="float">
            <text:p>-3.02E-28</text:p>
          </table:table-cell>
          <table:table-cell office:value-type="float" office:value="-4.4154216572412E-028" calcext:value-type="float">
            <text:p>-4.42E-28</text:p>
          </table:table-cell>
          <table:table-cell office:value-type="float" office:value="-2.3225378990173" calcext:value-type="float">
            <text:p>-2.322537899</text:p>
          </table:table-cell>
          <table:table-cell office:value-type="float" office:value="3.1564674377441" calcext:value-type="float">
            <text:p>3.1564674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6609470844269" calcext:value-type="float">
            <text:p>-0.00366094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914911520691E-026" calcext:value-type="float">
            <text:p>5.19E-26</text:p>
          </table:table-cell>
          <table:table-cell office:value-type="float" office:value="-3.8289957046509" calcext:value-type="float">
            <text:p>-3.8289957047</text:p>
          </table:table-cell>
          <table:table-cell office:value-type="float" office:value="6.7883410453796" calcext:value-type="float">
            <text:p>6.7883410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87021446228" calcext:value-type="float">
            <text:p>-0.3987021446</text:p>
          </table:table-cell>
          <table:table-cell office:value-type="float" office:value="4.8017237225214E-029" calcext:value-type="float">
            <text:p>4.80E-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024932861328" calcext:value-type="float">
            <text:p>3.6024932861</text:p>
          </table:table-cell>
          <table:table-cell office:value-type="float" office:value="5.7520995140076" calcext:value-type="float">
            <text:p>5.752099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8311386704445" calcext:value-type="float">
            <text:p>-0.0028311387</text:p>
          </table:table-cell>
          <table:table-cell office:value-type="float" office:value="2.8893068248477E-028" calcext:value-type="float">
            <text:p>2.89E-28</text:p>
          </table:table-cell>
          <table:table-cell office:value-type="float" office:value="2.5993685198902E-027" calcext:value-type="float">
            <text:p>2.60E-27</text:p>
          </table:table-cell>
          <table:table-cell office:value-type="float" office:value="-4.6145224571228" calcext:value-type="float">
            <text:p>-4.6145224571</text:p>
          </table:table-cell>
          <table:table-cell office:value-type="float" office:value="0.57238698005676" calcext:value-type="float">
            <text:p>0.5723869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1707882881165" calcext:value-type="float">
            <text:p>-0.0031707883</text:p>
          </table:table-cell>
          <table:table-cell office:value-type="float" office:value="-1.6866841696088E-023" calcext:value-type="float">
            <text:p>-1.69E-23</text:p>
          </table:table-cell>
          <table:table-cell office:value-type="float" office:value="-1.8657980358106E-024" calcext:value-type="float">
            <text:p>-1.87E-24</text:p>
          </table:table-cell>
          <table:table-cell office:value-type="float" office:value="-1.6143085956573" calcext:value-type="float">
            <text:p>-1.6143085957</text:p>
          </table:table-cell>
          <table:table-cell office:value-type="float" office:value="-4.5744738578796" calcext:value-type="float">
            <text:p>-4.5744738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4719163775444" calcext:value-type="float">
            <text:p>-0.0024719164</text:p>
          </table:table-cell>
          <table:table-cell office:value-type="float" office:value="-3.7192228990638E-029" calcext:value-type="float">
            <text:p>-3.72E-29</text:p>
          </table:table-cell>
          <table:table-cell office:value-type="float" office:value="-9.324315099669E-027" calcext:value-type="float">
            <text:p>-9.32E-27</text:p>
          </table:table-cell>
          <table:table-cell office:value-type="float" office:value="5.2879571914673" calcext:value-type="float">
            <text:p>5.2879571915</text:p>
          </table:table-cell>
          <table:table-cell office:value-type="float" office:value="-0.88504463434219" calcext:value-type="float">
            <text:p>-0.8850446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6023035645485" calcext:value-type="float">
            <text:p>-0.0036023036</text:p>
          </table:table-cell>
          <table:table-cell office:value-type="float" office:value="-2.7773602594959E-023" calcext:value-type="float">
            <text:p>-2.78E-23</text:p>
          </table:table-cell>
          <table:table-cell office:value-type="float" office:value="9.0018669165979E-024" calcext:value-type="float">
            <text:p>9.00E-24</text:p>
          </table:table-cell>
          <table:table-cell office:value-type="float" office:value="-0.61230516433716" calcext:value-type="float">
            <text:p>-0.6123051643</text:p>
          </table:table-cell>
          <table:table-cell office:value-type="float" office:value="1.0181046724319" calcext:value-type="float">
            <text:p>1.0181046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6494943499565" calcext:value-type="float">
            <text:p>-0.36494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0775952326894E-026" calcext:value-type="float">
            <text:p>-2.08E-26</text:p>
          </table:table-cell>
          <table:table-cell office:value-type="float" office:value="-3.5372004508972" calcext:value-type="float">
            <text:p>-3.5372004509</text:p>
          </table:table-cell>
          <table:table-cell office:value-type="float" office:value="-2.7276678085327" calcext:value-type="float">
            <text:p>-2.7276678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5888063907623" calcext:value-type="float">
            <text:p>-0.3588806391</text:p>
          </table:table-cell>
          <table:table-cell office:value-type="float" office:value="-8.376910100682E-027" calcext:value-type="float">
            <text:p>-8.38E-27</text:p>
          </table:table-cell>
          <table:table-cell office:value-type="float" office:value="-2.3515276442506E-026" calcext:value-type="float">
            <text:p>-2.35E-26</text:p>
          </table:table-cell>
          <table:table-cell office:value-type="float" office:value="2.4949355125427" calcext:value-type="float">
            <text:p>2.4949355125</text:p>
          </table:table-cell>
          <table:table-cell office:value-type="float" office:value="1.7025189399719" calcext:value-type="float">
            <text:p>1.70251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699053764343" calcext:value-type="float">
            <text:p>0.64699053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286775350571" calcext:value-type="float">
            <text:p>1.3286775351</text:p>
          </table:table-cell>
          <table:table-cell office:value-type="float" office:value="2.8524391651154" calcext:value-type="float">
            <text:p>2.8524391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7377777695656" calcext:value-type="float">
            <text:p>-0.3737777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575714164701E-027" calcext:value-type="float">
            <text:p>-6.58E-27</text:p>
          </table:table-cell>
          <table:table-cell office:value-type="float" office:value="0.97336578369141" calcext:value-type="float">
            <text:p>0.9733657837</text:p>
          </table:table-cell>
          <table:table-cell office:value-type="float" office:value="-3.2343184947968" calcext:value-type="float">
            <text:p>-3.2343184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9253140091896" calcext:value-type="float">
            <text:p>-0.002925314</text:p>
          </table:table-cell>
          <table:table-cell office:value-type="float" office:value="-1.4987098966055E-024" calcext:value-type="float">
            <text:p>-1.50E-24</text:p>
          </table:table-cell>
          <table:table-cell office:value-type="float" office:value="3.6739670214817E-024" calcext:value-type="float">
            <text:p>3.67E-24</text:p>
          </table:table-cell>
          <table:table-cell office:value-type="float" office:value="2.0841028690338" calcext:value-type="float">
            <text:p>2.084102869</text:p>
          </table:table-cell>
          <table:table-cell office:value-type="float" office:value="3.1394727230072" calcext:value-type="float">
            <text:p>3.139472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858294487" calcext:value-type="float">
            <text:p>0.6385829449</text:p>
          </table:table-cell>
          <table:table-cell office:value-type="float" office:value="1.5168632623641E-024" calcext:value-type="float">
            <text:p>1.5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411192417145" calcext:value-type="float">
            <text:p>-3.6411192417</text:p>
          </table:table-cell>
          <table:table-cell office:value-type="float" office:value="4.0565800666809" calcext:value-type="float">
            <text:p>4.0565800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213562965393" calcext:value-type="float">
            <text:p>-0.38213562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846371909126E-025" calcext:value-type="float">
            <text:p>1.78E-25</text:p>
          </table:table-cell>
          <table:table-cell office:value-type="float" office:value="-2.3620750904083" calcext:value-type="float">
            <text:p>-2.3620750904</text:p>
          </table:table-cell>
          <table:table-cell office:value-type="float" office:value="0.20588703453541" calcext:value-type="float">
            <text:p>0.2058870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3471625298262" calcext:value-type="float">
            <text:p>-0.03347162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763174720819E-024" calcext:value-type="float">
            <text:p>-3.18E-24</text:p>
          </table:table-cell>
          <table:table-cell office:value-type="float" office:value="0.6340639591217" calcext:value-type="float">
            <text:p>0.6340639591</text:p>
          </table:table-cell>
          <table:table-cell office:value-type="float" office:value="3.2971711158752" calcext:value-type="float">
            <text:p>3.2971711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136065006256" calcext:value-type="float">
            <text:p>0.63136065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583914399147" calcext:value-type="float">
            <text:p>0.2583914399</text:p>
          </table:table-cell>
          <table:table-cell office:value-type="float" office:value="3.4359095096588" calcext:value-type="float">
            <text:p>3.4359095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908860087395" calcext:value-type="float">
            <text:p>-0.3890886009</text:p>
          </table:table-cell>
          <table:table-cell office:value-type="float" office:value="-1.2937104374066E-025" calcext:value-type="float">
            <text:p>-1.2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402841567993" calcext:value-type="float">
            <text:p>-4.0402841568</text:p>
          </table:table-cell>
          <table:table-cell office:value-type="float" office:value="3.7670288085938" calcext:value-type="float">
            <text:p>3.7670288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8247284293175" calcext:value-type="float">
            <text:p>-0.38247284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3105311393738" calcext:value-type="float">
            <text:p>3.3105311394</text:p>
          </table:table-cell>
          <table:table-cell office:value-type="float" office:value="0.29897812008858" calcext:value-type="float">
            <text:p>0.2989781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0304327309132" calcext:value-type="float">
            <text:p>-0.1030432731</text:p>
          </table:table-cell>
          <table:table-cell office:value-type="float" office:value="1.19863809454E-023" calcext:value-type="float">
            <text:p>1.20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99835324287415" calcext:value-type="float">
            <text:p>-0.9983532429</text:p>
          </table:table-cell>
          <table:table-cell office:value-type="float" office:value="-2.7085068225861" calcext:value-type="float">
            <text:p>-2.7085068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995886802673" calcext:value-type="float">
            <text:p>0.629958868</text:p>
          </table:table-cell>
          <table:table-cell office:value-type="float" office:value="1.0318643794785E-023" calcext:value-type="float">
            <text:p>1.03E-23</text:p>
          </table:table-cell>
          <table:table-cell office:value-type="float" office:value="-3.8898908730152E-024" calcext:value-type="float">
            <text:p>-3.89E-24</text:p>
          </table:table-cell>
          <table:table-cell office:value-type="float" office:value="1.2887055873871" calcext:value-type="float">
            <text:p>1.2887055874</text:p>
          </table:table-cell>
          <table:table-cell office:value-type="float" office:value="4.2370753288269" calcext:value-type="float">
            <text:p>4.2370753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921710729599" calcext:value-type="float">
            <text:p>0.6092171073</text:p>
          </table:table-cell>
          <table:table-cell office:value-type="float" office:value="2.3615576716968E-025" calcext:value-type="float">
            <text:p>2.3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7469738423824" calcext:value-type="float">
            <text:p>0.1746973842</text:p>
          </table:table-cell>
          <table:table-cell office:value-type="float" office:value="4.5187478065491" calcext:value-type="float">
            <text:p>4.5187478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825892210007" calcext:value-type="float">
            <text:p>0.5882589221</text:p>
          </table:table-cell>
          <table:table-cell office:value-type="float" office:value="4.328718811802E-024" calcext:value-type="float">
            <text:p>4.33E-24</text:p>
          </table:table-cell>
          <table:table-cell office:value-type="float" office:value="2.5706931779256E-024" calcext:value-type="float">
            <text:p>2.57E-24</text:p>
          </table:table-cell>
          <table:table-cell office:value-type="float" office:value="2.4840443134308" calcext:value-type="float">
            <text:p>2.4840443134</text:p>
          </table:table-cell>
          <table:table-cell office:value-type="float" office:value="1.921946644783" calcext:value-type="float">
            <text:p>1.9219466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11196899414" calcext:value-type="float">
            <text:p>0.5671119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6279379779484E-026" calcext:value-type="float">
            <text:p>-7.63E-26</text:p>
          </table:table-cell>
          <table:table-cell office:value-type="float" office:value="-3.1718270778656" calcext:value-type="float">
            <text:p>-3.1718270779</text:p>
          </table:table-cell>
          <table:table-cell office:value-type="float" office:value="-4.7139029502869" calcext:value-type="float">
            <text:p>-4.7139029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3936379551888" calcext:value-type="float">
            <text:p>-0.1393637955</text:p>
          </table:table-cell>
          <table:table-cell office:value-type="float" office:value="5.9175245123928E-024" calcext:value-type="float">
            <text:p>5.92E-24</text:p>
          </table:table-cell>
          <table:table-cell office:value-type="float" office:value="5.4789212510526E-026" calcext:value-type="float">
            <text:p>5.48E-26</text:p>
          </table:table-cell>
          <table:table-cell office:value-type="float" office:value="1.0255715847015" calcext:value-type="float">
            <text:p>1.0255715847</text:p>
          </table:table-cell>
          <table:table-cell office:value-type="float" office:value="-5.3407926559448" calcext:value-type="float">
            <text:p>-5.3407926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496162176132" calcext:value-type="float">
            <text:p>0.5549616218</text:p>
          </table:table-cell>
          <table:table-cell office:value-type="float" office:value="-5.8444565915215E-026" calcext:value-type="float">
            <text:p>-5.84E-26</text:p>
          </table:table-cell>
          <table:table-cell office:value-type="float" office:value="-3.2958490290998E-025" calcext:value-type="float">
            <text:p>-3.30E-25</text:p>
          </table:table-cell>
          <table:table-cell office:value-type="float" office:value="-4.1451892852783" calcext:value-type="float">
            <text:p>-4.1451892853</text:p>
          </table:table-cell>
          <table:table-cell office:value-type="float" office:value="-3.4962947368622" calcext:value-type="float">
            <text:p>-3.4962947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53840112686" calcext:value-type="float">
            <text:p>0.53353840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7518338441896E-025" calcext:value-type="float">
            <text:p>5.75E-25</text:p>
          </table:table-cell>
          <table:table-cell office:value-type="float" office:value="3.5065279006958" calcext:value-type="float">
            <text:p>3.5065279007</text:p>
          </table:table-cell>
          <table:table-cell office:value-type="float" office:value="-0.97005814313889" calcext:value-type="float">
            <text:p>-0.9700581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799550533295" calcext:value-type="float">
            <text:p>-0.4879955053</text:p>
          </table:table-cell>
          <table:table-cell office:value-type="float" office:value="-2.6321142824366E-025" calcext:value-type="float">
            <text:p>-2.63E-25</text:p>
          </table:table-cell>
          <table:table-cell office:value-type="float" office:value="6.6028052582637E-028" calcext:value-type="float">
            <text:p>6.60E-28</text:p>
          </table:table-cell>
          <table:table-cell office:value-type="float" office:value="3.2918717861176" calcext:value-type="float">
            <text:p>3.2918717861</text:p>
          </table:table-cell>
          <table:table-cell office:value-type="float" office:value="-9.0755615234375" calcext:value-type="float">
            <text:p>-9.0755615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756010293961" calcext:value-type="float">
            <text:p>-0.4775601029</text:p>
          </table:table-cell>
          <table:table-cell office:value-type="float" office:value="8.5610429625057E-025" calcext:value-type="float">
            <text:p>8.56E-25</text:p>
          </table:table-cell>
          <table:table-cell office:value-type="float" office:value="-7.1722277008847E-025" calcext:value-type="float">
            <text:p>-7.17E-25</text:p>
          </table:table-cell>
          <table:table-cell office:value-type="float" office:value="-0.65696340799332" calcext:value-type="float">
            <text:p>-0.656963408</text:p>
          </table:table-cell>
          <table:table-cell office:value-type="float" office:value="0.15333135426044" calcext:value-type="float">
            <text:p>0.1533313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203630447388" calcext:value-type="float">
            <text:p>0.5320363045</text:p>
          </table:table-cell>
          <table:table-cell office:value-type="float" office:value="-7.4913947834208E-026" calcext:value-type="float">
            <text:p>-7.4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877935409546" calcext:value-type="float">
            <text:p>3.887793541</text:p>
          </table:table-cell>
          <table:table-cell office:value-type="float" office:value="-2.2346472740173" calcext:value-type="float">
            <text:p>-2.234647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964585542679" calcext:value-type="float">
            <text:p>-0.1596458554</text:p>
          </table:table-cell>
          <table:table-cell office:value-type="float" office:value="2.0792134674377E-023" calcext:value-type="float">
            <text:p>2.08E-23</text:p>
          </table:table-cell>
          <table:table-cell office:value-type="float" office:value="6.4941601404345E-024" calcext:value-type="float">
            <text:p>6.49E-24</text:p>
          </table:table-cell>
          <table:table-cell office:value-type="float" office:value="1.2754889726639" calcext:value-type="float">
            <text:p>1.2754889727</text:p>
          </table:table-cell>
          <table:table-cell office:value-type="float" office:value="2.4962866306305" calcext:value-type="float">
            <text:p>2.4962866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074813842773" calcext:value-type="float">
            <text:p>0.52074813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014289421036E-023" calcext:value-type="float">
            <text:p>3.00E-23</text:p>
          </table:table-cell>
          <table:table-cell office:value-type="float" office:value="0.34245455265045" calcext:value-type="float">
            <text:p>0.3424545527</text:p>
          </table:table-cell>
          <table:table-cell office:value-type="float" office:value="2.3232572078705" calcext:value-type="float">
            <text:p>2.3232572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466906666756" calcext:value-type="float">
            <text:p>-0.1646690667</text:p>
          </table:table-cell>
          <table:table-cell office:value-type="float" office:value="-6.5802763075533E-027" calcext:value-type="float">
            <text:p>-6.5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6605272293091" calcext:value-type="float">
            <text:p>-5.6605272293</text:p>
          </table:table-cell>
          <table:table-cell office:value-type="float" office:value="2.1161489486694" calcext:value-type="float">
            <text:p>2.1161489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897139906883" calcext:value-type="float">
            <text:p>-0.15897139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134824925306E-024" calcext:value-type="float">
            <text:p>-1.11E-24</text:p>
          </table:table-cell>
          <table:table-cell office:value-type="float" office:value="5.5507965087891" calcext:value-type="float">
            <text:p>5.5507965088</text:p>
          </table:table-cell>
          <table:table-cell office:value-type="float" office:value="1.0402750968933" calcext:value-type="float">
            <text:p>1.0402750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744069218636" calcext:value-type="float">
            <text:p>-0.1574406922</text:p>
          </table:table-cell>
          <table:table-cell office:value-type="float" office:value="-1.4490519900904E-024" calcext:value-type="float">
            <text:p>-1.4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427185058594" calcext:value-type="float">
            <text:p>2.9427185059</text:p>
          </table:table-cell>
          <table:table-cell office:value-type="float" office:value="2.5161798000336" calcext:value-type="float">
            <text:p>2.5161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612334012985" calcext:value-type="float">
            <text:p>-0.15612334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538989684108E-022" calcext:value-type="float">
            <text:p>-1.55E-22</text:p>
          </table:table-cell>
          <table:table-cell office:value-type="float" office:value="0.44777044653893" calcext:value-type="float">
            <text:p>0.4477704465</text:p>
          </table:table-cell>
          <table:table-cell office:value-type="float" office:value="0.84326368570328" calcext:value-type="float">
            <text:p>0.8432636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498727560043" calcext:value-type="float">
            <text:p>-0.15498727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087382308884E-025" calcext:value-type="float">
            <text:p>-6.01E-25</text:p>
          </table:table-cell>
          <table:table-cell office:value-type="float" office:value="1.2069481611252" calcext:value-type="float">
            <text:p>1.2069481611</text:p>
          </table:table-cell>
          <table:table-cell office:value-type="float" office:value="3.5943946838379" calcext:value-type="float">
            <text:p>3.594394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400582551956" calcext:value-type="float">
            <text:p>-0.1540058255</text:p>
          </table:table-cell>
          <table:table-cell office:value-type="float" office:value="-1.0989859161501E-025" calcext:value-type="float">
            <text:p>-1.10E-25</text:p>
          </table:table-cell>
          <table:table-cell office:value-type="float" office:value="9.5192397635653E-025" calcext:value-type="float">
            <text:p>9.52E-25</text:p>
          </table:table-cell>
          <table:table-cell office:value-type="float" office:value="-1.8729531764984" calcext:value-type="float">
            <text:p>-1.8729531765</text:p>
          </table:table-cell>
          <table:table-cell office:value-type="float" office:value="-1.334973692894" calcext:value-type="float">
            <text:p>-1.3349736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065421164036" calcext:value-type="float">
            <text:p>-0.15065421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071347889343E-023" calcext:value-type="float">
            <text:p>2.31E-23</text:p>
          </table:table-cell>
          <table:table-cell office:value-type="float" office:value="-1.79871571064" calcext:value-type="float">
            <text:p>-1.7987157106</text:p>
          </table:table-cell>
          <table:table-cell office:value-type="float" office:value="-0.050894059240818" calcext:value-type="float">
            <text:p>-0.0508940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315164089203" calcext:value-type="float">
            <text:p>-0.1431516409</text:p>
          </table:table-cell>
          <table:table-cell office:value-type="float" office:value="-1.2128583575973E-025" calcext:value-type="float">
            <text:p>-1.21E-25</text:p>
          </table:table-cell>
          <table:table-cell office:value-type="float" office:value="-6.8740618212788E-026" calcext:value-type="float">
            <text:p>-6.87E-26</text:p>
          </table:table-cell>
          <table:table-cell office:value-type="float" office:value="3.8081214427948" calcext:value-type="float">
            <text:p>3.8081214428</text:p>
          </table:table-cell>
          <table:table-cell office:value-type="float" office:value="-5.1114888191223" calcext:value-type="float">
            <text:p>-5.1114888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136797904968" calcext:value-type="float">
            <text:p>0.5713679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616781234741" calcext:value-type="float">
            <text:p>1.3616781235</text:p>
          </table:table-cell>
          <table:table-cell office:value-type="float" office:value="5.1935057640076" calcext:value-type="float">
            <text:p>5.193505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845432043076" calcext:value-type="float">
            <text:p>-0.44845432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411704807863E-024" calcext:value-type="float">
            <text:p>1.44E-24</text:p>
          </table:table-cell>
          <table:table-cell office:value-type="float" office:value="-2.4295108318329" calcext:value-type="float">
            <text:p>-2.4295108318</text:p>
          </table:table-cell>
          <table:table-cell office:value-type="float" office:value="0.069136694073677" calcext:value-type="float">
            <text:p>0.0691366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117774367332" calcext:value-type="float">
            <text:p>-0.1411777437</text:p>
          </table:table-cell>
          <table:table-cell office:value-type="float" office:value="-2.2230903036729E-026" calcext:value-type="float">
            <text:p>-2.22E-26</text:p>
          </table:table-cell>
          <table:table-cell office:value-type="float" office:value="9.3352695118587E-025" calcext:value-type="float">
            <text:p>9.34E-25</text:p>
          </table:table-cell>
          <table:table-cell office:value-type="float" office:value="3.403831243515" calcext:value-type="float">
            <text:p>3.4038312435</text:p>
          </table:table-cell>
          <table:table-cell office:value-type="float" office:value="-1.3681204319" calcext:value-type="float">
            <text:p>-1.3681204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5220489502" calcext:value-type="float">
            <text:p>0.567522049</text:p>
          </table:table-cell>
          <table:table-cell office:value-type="float" office:value="-9.6710230112247E-026" calcext:value-type="float">
            <text:p>-9.6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92628717422485" calcext:value-type="float">
            <text:p>-0.9262871742</text:p>
          </table:table-cell>
          <table:table-cell office:value-type="float" office:value="-0.32406505942345" calcext:value-type="float">
            <text:p>-0.3240650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37071710825" calcext:value-type="float">
            <text:p>-0.1437071711</text:p>
          </table:table-cell>
          <table:table-cell office:value-type="float" office:value="1.4589003761502E-025" calcext:value-type="float">
            <text:p>1.4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940324783325" calcext:value-type="float">
            <text:p>-2.3940324783</text:p>
          </table:table-cell>
          <table:table-cell office:value-type="float" office:value="0.44200244545937" calcext:value-type="float">
            <text:p>0.4420024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604010820389" calcext:value-type="float">
            <text:p>0.5560401082</text:p>
          </table:table-cell>
          <table:table-cell office:value-type="float" office:value="2.2599230205245E-026" calcext:value-type="float">
            <text:p>2.2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447917938232" calcext:value-type="float">
            <text:p>-2.9447917938</text:p>
          </table:table-cell>
          <table:table-cell office:value-type="float" office:value="1.3504056930542" calcext:value-type="float">
            <text:p>1.3504056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350318193436" calcext:value-type="float">
            <text:p>-0.46350318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222191602764E-025" calcext:value-type="float">
            <text:p>2.82E-25</text:p>
          </table:table-cell>
          <table:table-cell office:value-type="float" office:value="3.2910332679749" calcext:value-type="float">
            <text:p>3.291033268</text:p>
          </table:table-cell>
          <table:table-cell office:value-type="float" office:value="2.9121391773224" calcext:value-type="float">
            <text:p>2.9121391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555436372757" calcext:value-type="float">
            <text:p>-0.14555436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6292091608047" calcext:value-type="float">
            <text:p>1.6292091608</text:p>
          </table:table-cell>
          <table:table-cell office:value-type="float" office:value="8.5545873641968" calcext:value-type="float">
            <text:p>8.5545873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698441028595" calcext:value-type="float">
            <text:p>-0.4469844103</text:p>
          </table:table-cell>
          <table:table-cell office:value-type="float" office:value="1.6441176443846E-025" calcext:value-type="float">
            <text:p>1.64E-25</text:p>
          </table:table-cell>
          <table:table-cell office:value-type="float" office:value="3.2758016083078E-026" calcext:value-type="float">
            <text:p>3.28E-26</text:p>
          </table:table-cell>
          <table:table-cell office:value-type="float" office:value="3.7908225059509" calcext:value-type="float">
            <text:p>3.790822506</text:p>
          </table:table-cell>
          <table:table-cell office:value-type="float" office:value="5.1601023674011" calcext:value-type="float">
            <text:p>5.160102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92286837101" calcext:value-type="float">
            <text:p>-0.4392286837</text:p>
          </table:table-cell>
          <table:table-cell office:value-type="float" office:value="6.9931433023354E-027" calcext:value-type="float">
            <text:p>6.99E-27</text:p>
          </table:table-cell>
          <table:table-cell office:value-type="float" office:value="-6.0622944907819E-025" calcext:value-type="float">
            <text:p>-6.06E-25</text:p>
          </table:table-cell>
          <table:table-cell office:value-type="float" office:value="-5.599235534668" calcext:value-type="float">
            <text:p>-5.5992355347</text:p>
          </table:table-cell>
          <table:table-cell office:value-type="float" office:value="-0.84641337394714" calcext:value-type="float">
            <text:p>-0.8464133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3722218573093" calcext:value-type="float">
            <text:p>-0.1372221857</text:p>
          </table:table-cell>
          <table:table-cell office:value-type="float" office:value="-1.3609058558324E-024" calcext:value-type="float">
            <text:p>-1.3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512779712677" calcext:value-type="float">
            <text:p>3.4512779713</text:p>
          </table:table-cell>
          <table:table-cell office:value-type="float" office:value="-0.22896169126034" calcext:value-type="float">
            <text:p>-0.2289616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3812276721001" calcext:value-type="float">
            <text:p>-0.1381227672</text:p>
          </table:table-cell>
          <table:table-cell office:value-type="float" office:value="-1.5377885004543E-026" calcext:value-type="float">
            <text:p>-1.54E-26</text:p>
          </table:table-cell>
          <table:table-cell office:value-type="float" office:value="3.3725435654196E-025" calcext:value-type="float">
            <text:p>3.37E-25</text:p>
          </table:table-cell>
          <table:table-cell office:value-type="float" office:value="-5.9118280410767" calcext:value-type="float">
            <text:p>-5.9118280411</text:p>
          </table:table-cell>
          <table:table-cell office:value-type="float" office:value="1.8563710451126" calcext:value-type="float">
            <text:p>1.8563710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271384239197" calcext:value-type="float">
            <text:p>0.5827138424</text:p>
          </table:table-cell>
          <table:table-cell office:value-type="float" office:value="4.4324551252438E-023" calcext:value-type="float">
            <text:p>4.43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579320430756" calcext:value-type="float">
            <text:p>-1.1579320431</text:p>
          </table:table-cell>
          <table:table-cell office:value-type="float" office:value="-0.34433600306511" calcext:value-type="float">
            <text:p>-0.3443360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421686530113" calcext:value-type="float">
            <text:p>-0.14421686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4981834888458" calcext:value-type="float">
            <text:p>-2.4981834888</text:p>
          </table:table-cell>
          <table:table-cell office:value-type="float" office:value="-3.1112143993378" calcext:value-type="float">
            <text:p>-3.1112143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091641426086" calcext:value-type="float">
            <text:p>0.5709164143</text:p>
          </table:table-cell>
          <table:table-cell office:value-type="float" office:value="-3.8700525989707E-024" calcext:value-type="float">
            <text:p>-3.8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82625579834" calcext:value-type="float">
            <text:p>3.3826255798</text:p>
          </table:table-cell>
          <table:table-cell office:value-type="float" office:value="-2.2925479412079" calcext:value-type="float">
            <text:p>-2.2925479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75012350082" calcext:value-type="float">
            <text:p>0.5517501235</text:p>
          </table:table-cell>
          <table:table-cell office:value-type="float" office:value="2.1488228396765E-025" calcext:value-type="float">
            <text:p>2.15E-25</text:p>
          </table:table-cell>
          <table:table-cell office:value-type="float" office:value="-7.0858597577146E-025" calcext:value-type="float">
            <text:p>-7.09E-25</text:p>
          </table:table-cell>
          <table:table-cell office:value-type="float" office:value="0.64426064491272" calcext:value-type="float">
            <text:p>0.6442606449</text:p>
          </table:table-cell>
          <table:table-cell office:value-type="float" office:value="0.26863363385201" calcext:value-type="float">
            <text:p>0.2686336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226923942566" calcext:value-type="float">
            <text:p>0.5322692394</text:p>
          </table:table-cell>
          <table:table-cell office:value-type="float" office:value="1.2109031843326E-026" calcext:value-type="float">
            <text:p>1.21E-26</text:p>
          </table:table-cell>
          <table:table-cell office:value-type="float" office:value="-1.4555782856631E-025" calcext:value-type="float">
            <text:p>-1.46E-25</text:p>
          </table:table-cell>
          <table:table-cell office:value-type="float" office:value="-5.744357585907" calcext:value-type="float">
            <text:p>-5.7443575859</text:p>
          </table:table-cell>
          <table:table-cell office:value-type="float" office:value="-3.6276643276215" calcext:value-type="float">
            <text:p>-3.6276643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31646180153" calcext:value-type="float">
            <text:p>-0.1723164618</text:p>
          </table:table-cell>
          <table:table-cell office:value-type="float" office:value="-8.977727057993E-027" calcext:value-type="float">
            <text:p>-8.98E-27</text:p>
          </table:table-cell>
          <table:table-cell office:value-type="float" office:value="2.5944720587107E-025" calcext:value-type="float">
            <text:p>2.59E-25</text:p>
          </table:table-cell>
          <table:table-cell office:value-type="float" office:value="3.9316735267639" calcext:value-type="float">
            <text:p>3.9316735268</text:p>
          </table:table-cell>
          <table:table-cell office:value-type="float" office:value="1.1799186468124" calcext:value-type="float">
            <text:p>1.1799186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79200553894" calcext:value-type="float">
            <text:p>-0.4779200554</text:p>
          </table:table-cell>
          <table:table-cell office:value-type="float" office:value="6.8719487833884E-025" calcext:value-type="float">
            <text:p>6.87E-25</text:p>
          </table:table-cell>
          <table:table-cell office:value-type="float" office:value="-4.5998802939668E-027" calcext:value-type="float">
            <text:p>-4.60E-27</text:p>
          </table:table-cell>
          <table:table-cell office:value-type="float" office:value="1.1727869510651" calcext:value-type="float">
            <text:p>1.1727869511</text:p>
          </table:table-cell>
          <table:table-cell office:value-type="float" office:value="-5.7419686317444" calcext:value-type="float">
            <text:p>-5.7419686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052289307117" calcext:value-type="float">
            <text:p>-0.1605228931</text:p>
          </table:table-cell>
          <table:table-cell office:value-type="float" office:value="-4.4411163052235E-025" calcext:value-type="float">
            <text:p>-4.4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52909117937088" calcext:value-type="float">
            <text:p>-0.5290911794</text:p>
          </table:table-cell>
          <table:table-cell office:value-type="float" office:value="-1.7519179582596" calcext:value-type="float">
            <text:p>-1.7519179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049544215202" calcext:value-type="float">
            <text:p>-0.46049544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182999474796E-024" calcext:value-type="float">
            <text:p>2.62E-24</text:p>
          </table:table-cell>
          <table:table-cell office:value-type="float" office:value="0.26562058925629" calcext:value-type="float">
            <text:p>0.2656205893</text:p>
          </table:table-cell>
          <table:table-cell office:value-type="float" office:value="0.62883806228638" calcext:value-type="float">
            <text:p>0.6288380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754465818405" calcext:value-type="float">
            <text:p>0.5475446582</text:p>
          </table:table-cell>
          <table:table-cell office:value-type="float" office:value="-7.0689257737003E-024" calcext:value-type="float">
            <text:p>-7.07E-24</text:p>
          </table:table-cell>
          <table:table-cell office:value-type="float" office:value="2.0837986425632E-023" calcext:value-type="float">
            <text:p>2.08E-23</text:p>
          </table:table-cell>
          <table:table-cell office:value-type="float" office:value="-2.7192935943604" calcext:value-type="float">
            <text:p>-2.7192935944</text:p>
          </table:table-cell>
          <table:table-cell office:value-type="float" office:value="0.64567190408707" calcext:value-type="float">
            <text:p>0.6456719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145089507103" calcext:value-type="float">
            <text:p>-0.4714508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662385463715" calcext:value-type="float">
            <text:p>-2.1662385464</text:p>
          </table:table-cell>
          <table:table-cell office:value-type="float" office:value="-1.7985017299652" calcext:value-type="float">
            <text:p>-1.79850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695809841156" calcext:value-type="float">
            <text:p>0.5369580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604402099394E-025" calcext:value-type="float">
            <text:p>-1.56E-25</text:p>
          </table:table-cell>
          <table:table-cell office:value-type="float" office:value="5.5901899337769" calcext:value-type="float">
            <text:p>5.5901899338</text:p>
          </table:table-cell>
          <table:table-cell office:value-type="float" office:value="2.7992639541626" calcext:value-type="float">
            <text:p>2.7992639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977253556252" calcext:value-type="float">
            <text:p>-0.16977253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4364964962006" calcext:value-type="float">
            <text:p>-3.4364964962</text:p>
          </table:table-cell>
          <table:table-cell office:value-type="float" office:value="-2.3444864749908" calcext:value-type="float">
            <text:p>-2.344486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30464220047" calcext:value-type="float">
            <text:p>-0.4730464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087547461596E-025" calcext:value-type="float">
            <text:p>3.41E-25</text:p>
          </table:table-cell>
          <table:table-cell office:value-type="float" office:value="0.98784208297729" calcext:value-type="float">
            <text:p>0.987842083</text:p>
          </table:table-cell>
          <table:table-cell office:value-type="float" office:value="1.8417016267776" calcext:value-type="float">
            <text:p>1.8417016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433463692665" calcext:value-type="float">
            <text:p>-0.4643346369</text:p>
          </table:table-cell>
          <table:table-cell office:value-type="float" office:value="-1.0448600740311E-025" calcext:value-type="float">
            <text:p>-1.04E-25</text:p>
          </table:table-cell>
          <table:table-cell office:value-type="float" office:value="-1.1172227779051E-024" calcext:value-type="float">
            <text:p>-1.12E-24</text:p>
          </table:table-cell>
          <table:table-cell office:value-type="float" office:value="-1.9410802125931" calcext:value-type="float">
            <text:p>-1.9410802126</text:p>
          </table:table-cell>
          <table:table-cell office:value-type="float" office:value="1.0332368612289" calcext:value-type="float">
            <text:p>1.0332368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379057884216" calcext:value-type="float">
            <text:p>0.54379057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080285206302E-023" calcext:value-type="float">
            <text:p>-4.41E-23</text:p>
          </table:table-cell>
          <table:table-cell office:value-type="float" office:value="-3.6046676635742" calcext:value-type="float">
            <text:p>-3.6046676636</text:p>
          </table:table-cell>
          <table:table-cell office:value-type="float" office:value="-0.43235614895821" calcext:value-type="float">
            <text:p>-0.432356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5541298687458" calcext:value-type="float">
            <text:p>-0.1554129869</text:p>
          </table:table-cell>
          <table:table-cell office:value-type="float" office:value="7.2835151437531E-026" calcext:value-type="float">
            <text:p>7.2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820278167725" calcext:value-type="float">
            <text:p>3.1820278168</text:p>
          </table:table-cell>
          <table:table-cell office:value-type="float" office:value="-2.3998472690582" calcext:value-type="float">
            <text:p>-2.3998472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63457274437" calcext:value-type="float">
            <text:p>-0.4663457274</text:p>
          </table:table-cell>
          <table:table-cell office:value-type="float" office:value="8.8872556822611E-025" calcext:value-type="float">
            <text:p>8.89E-25</text:p>
          </table:table-cell>
          <table:table-cell office:value-type="float" office:value="4.0957332793952E-025" calcext:value-type="float">
            <text:p>4.10E-25</text:p>
          </table:table-cell>
          <table:table-cell office:value-type="float" office:value="-0.52690023183823" calcext:value-type="float">
            <text:p>-0.5269002318</text:p>
          </table:table-cell>
          <table:table-cell office:value-type="float" office:value="3.2636618614197" calcext:value-type="float">
            <text:p>3.2636618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938089251518" calcext:value-type="float">
            <text:p>-0.1493808925</text:p>
          </table:table-cell>
          <table:table-cell office:value-type="float" office:value="1.6062244593529E-023" calcext:value-type="float">
            <text:p>1.61E-23</text:p>
          </table:table-cell>
          <table:table-cell office:value-type="float" office:value="3.992180740962E-025" calcext:value-type="float">
            <text:p>3.99E-25</text:p>
          </table:table-cell>
          <table:table-cell office:value-type="float" office:value="-1.686417222023" calcext:value-type="float">
            <text:p>-1.686417222</text:p>
          </table:table-cell>
          <table:table-cell office:value-type="float" office:value="5.4350695610046" calcext:value-type="float">
            <text:p>5.435069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029312372208" calcext:value-type="float">
            <text:p>-0.4502931237</text:p>
          </table:table-cell>
          <table:table-cell office:value-type="float" office:value="-2.216099362864E-025" calcext:value-type="float">
            <text:p>-2.22E-25</text:p>
          </table:table-cell>
          <table:table-cell office:value-type="float" office:value="1.9401749973985E-024" calcext:value-type="float">
            <text:p>1.94E-24</text:p>
          </table:table-cell>
          <table:table-cell office:value-type="float" office:value="-1.8617371320724" calcext:value-type="float">
            <text:p>-1.8617371321</text:p>
          </table:table-cell>
          <table:table-cell office:value-type="float" office:value="1.3022665977478" calcext:value-type="float">
            <text:p>1.3022665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278374314308" calcext:value-type="float">
            <text:p>-0.4427837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220722198486" calcext:value-type="float">
            <text:p>-2.1220722198</text:p>
          </table:table-cell>
          <table:table-cell office:value-type="float" office:value="-3.8033435344696" calcext:value-type="float">
            <text:p>-3.8033435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441450119019" calcext:value-type="float">
            <text:p>0.56441450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86812877655" calcext:value-type="float">
            <text:p>-2.1868128777</text:p>
          </table:table-cell>
          <table:table-cell office:value-type="float" office:value="0.77452129125595" calcext:value-type="float">
            <text:p>0.7745212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588496685028" calcext:value-type="float">
            <text:p>0.5458849669</text:p>
          </table:table-cell>
          <table:table-cell office:value-type="float" office:value="2.5113796139305E-025" calcext:value-type="float">
            <text:p>2.5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423595428467" calcext:value-type="float">
            <text:p>-3.3423595428</text:p>
          </table:table-cell>
          <table:table-cell office:value-type="float" office:value="3.0882551670074" calcext:value-type="float">
            <text:p>3.088255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224637627602" calcext:value-type="float">
            <text:p>-0.1622463763</text:p>
          </table:table-cell>
          <table:table-cell office:value-type="float" office:value="2.1425400556044E-025" calcext:value-type="float">
            <text:p>2.14E-25</text:p>
          </table:table-cell>
          <table:table-cell office:value-type="float" office:value="-1.34736357928E-025" calcext:value-type="float">
            <text:p>-1.35E-25</text:p>
          </table:table-cell>
          <table:table-cell office:value-type="float" office:value="-1.9075847864151" calcext:value-type="float">
            <text:p>-1.9075847864</text:p>
          </table:table-cell>
          <table:table-cell office:value-type="float" office:value="3.7089624404907" calcext:value-type="float">
            <text:p>3.7089624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559494018555" calcext:value-type="float">
            <text:p>0.53559494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767996157805E-023" calcext:value-type="float">
            <text:p>-4.28E-23</text:p>
          </table:table-cell>
          <table:table-cell office:value-type="float" office:value="-1.9527388811111" calcext:value-type="float">
            <text:p>-1.9527388811</text:p>
          </table:table-cell>
          <table:table-cell office:value-type="float" office:value="-0.55706006288528" calcext:value-type="float">
            <text:p>-0.5570600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714384555817" calcext:value-type="float">
            <text:p>0.5171438456</text:p>
          </table:table-cell>
          <table:table-cell office:value-type="float" office:value="8.1986973318033E-026" calcext:value-type="float">
            <text:p>8.2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587041854858" calcext:value-type="float">
            <text:p>-1.2587041855</text:p>
          </table:table-cell>
          <table:table-cell office:value-type="float" office:value="2.4199225902557" calcext:value-type="float">
            <text:p>2.4199225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153362751007" calcext:value-type="float">
            <text:p>-0.50153362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18093689819E-024" calcext:value-type="float">
            <text:p>1.42E-24</text:p>
          </table:table-cell>
          <table:table-cell office:value-type="float" office:value="2.2895755767822" calcext:value-type="float">
            <text:p>2.2895755768</text:p>
          </table:table-cell>
          <table:table-cell office:value-type="float" office:value="0.24295032024384" calcext:value-type="float">
            <text:p>0.2429503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210062623024" calcext:value-type="float">
            <text:p>-0.49210062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8187158107758" calcext:value-type="float">
            <text:p>-2.8187158108</text:p>
          </table:table-cell>
          <table:table-cell office:value-type="float" office:value="-3.8845229148865" calcext:value-type="float">
            <text:p>-3.8845229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707142591476" calcext:value-type="float">
            <text:p>0.51707142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2472989559174" calcext:value-type="float">
            <text:p>-1.2472989559</text:p>
          </table:table-cell>
          <table:table-cell office:value-type="float" office:value="-1.678339600563" calcext:value-type="float">
            <text:p>-1.6783396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71778488159" calcext:value-type="float">
            <text:p>0.49871778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541842167748E-026" calcext:value-type="float">
            <text:p>-3.15E-26</text:p>
          </table:table-cell>
          <table:table-cell office:value-type="float" office:value="-4.8915867805481" calcext:value-type="float">
            <text:p>-4.8915867805</text:p>
          </table:table-cell>
          <table:table-cell office:value-type="float" office:value="-3.7778627872467" calcext:value-type="float">
            <text:p>-3.7778627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17066717148" calcext:value-type="float">
            <text:p>0.4801706672</text:p>
          </table:table-cell>
          <table:table-cell office:value-type="float" office:value="-1.5090175476236E-023" calcext:value-type="float">
            <text:p>-1.51E-23</text:p>
          </table:table-cell>
          <table:table-cell office:value-type="float" office:value="-2.7603560471395E-024" calcext:value-type="float">
            <text:p>-2.76E-24</text:p>
          </table:table-cell>
          <table:table-cell office:value-type="float" office:value="0.19193479418755" calcext:value-type="float">
            <text:p>0.1919347942</text:p>
          </table:table-cell>
          <table:table-cell office:value-type="float" office:value="4.172730922699" calcext:value-type="float">
            <text:p>4.1727309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50322818756" calcext:value-type="float">
            <text:p>-0.1775032282</text:p>
          </table:table-cell>
          <table:table-cell office:value-type="float" office:value="2.3691224779993E-026" calcext:value-type="float">
            <text:p>2.3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610806465149" calcext:value-type="float">
            <text:p>4.3610806465</text:p>
          </table:table-cell>
          <table:table-cell office:value-type="float" office:value="-1.0000467300415" calcext:value-type="float">
            <text:p>-1.00004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737575769424" calcext:value-type="float">
            <text:p>-0.52737575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2309879971038E-025" calcext:value-type="float">
            <text:p>8.23E-25</text:p>
          </table:table-cell>
          <table:table-cell office:value-type="float" office:value="1.7755584716797" calcext:value-type="float">
            <text:p>1.7755584717</text:p>
          </table:table-cell>
          <table:table-cell office:value-type="float" office:value="2.4799165725708" calcext:value-type="float">
            <text:p>2.4799165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132569313049" calcext:value-type="float">
            <text:p>-0.1613256931</text:p>
          </table:table-cell>
          <table:table-cell office:value-type="float" office:value="3.5226765160652E-024" calcext:value-type="float">
            <text:p>3.5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561199426651" calcext:value-type="float">
            <text:p>-0.5611994267</text:p>
          </table:table-cell>
          <table:table-cell office:value-type="float" office:value="-2.5227544307709" calcext:value-type="float">
            <text:p>-2.5227544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35765695572" calcext:value-type="float">
            <text:p>-0.507357657</text:p>
          </table:table-cell>
          <table:table-cell office:value-type="float" office:value="-5.102826575959E-026" calcext:value-type="float">
            <text:p>-5.10E-26</text:p>
          </table:table-cell>
          <table:table-cell office:value-type="float" office:value="2.0393910195243E-024" calcext:value-type="float">
            <text:p>2.04E-24</text:p>
          </table:table-cell>
          <table:table-cell office:value-type="float" office:value="2.8089864253998" calcext:value-type="float">
            <text:p>2.8089864254</text:p>
          </table:table-cell>
          <table:table-cell office:value-type="float" office:value="1.212749004364" calcext:value-type="float">
            <text:p>1.2127490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185596942902" calcext:value-type="float">
            <text:p>0.5018559694</text:p>
          </table:table-cell>
          <table:table-cell office:value-type="float" office:value="7.0198790618234E-026" calcext:value-type="float">
            <text:p>7.02E-26</text:p>
          </table:table-cell>
          <table:table-cell office:value-type="float" office:value="-3.556460075977E-025" calcext:value-type="float">
            <text:p>-3.56E-25</text:p>
          </table:table-cell>
          <table:table-cell office:value-type="float" office:value="3.2220215797424" calcext:value-type="float">
            <text:p>3.2220215797</text:p>
          </table:table-cell>
          <table:table-cell office:value-type="float" office:value="0.23840187489986" calcext:value-type="float">
            <text:p>0.2384018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640599966049" calcext:value-type="float">
            <text:p>-0.5164059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946464189165E-024" calcext:value-type="float">
            <text:p>1.19E-24</text:p>
          </table:table-cell>
          <table:table-cell office:value-type="float" office:value="1.5123466253281" calcext:value-type="float">
            <text:p>1.5123466253</text:p>
          </table:table-cell>
          <table:table-cell office:value-type="float" office:value="0.88275742530823" calcext:value-type="float">
            <text:p>0.8827574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46351623535" calcext:value-type="float">
            <text:p>0.49346351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42584693431854" calcext:value-type="float">
            <text:p>-0.4258469343</text:p>
          </table:table-cell>
          <table:table-cell office:value-type="float" office:value="1.5727680921555" calcext:value-type="float">
            <text:p>1.572768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455174922943" calcext:value-type="float">
            <text:p>-0.5245517492</text:p>
          </table:table-cell>
          <table:table-cell office:value-type="float" office:value="-1.0212650471407E-024" calcext:value-type="float">
            <text:p>-1.02E-24</text:p>
          </table:table-cell>
          <table:table-cell office:value-type="float" office:value="-3.898696579092E-027" calcext:value-type="float">
            <text:p>-3.90E-27</text:p>
          </table:table-cell>
          <table:table-cell office:value-type="float" office:value="-1.661337018013" calcext:value-type="float">
            <text:p>-1.661337018</text:p>
          </table:table-cell>
          <table:table-cell office:value-type="float" office:value="-8.686014175415" calcext:value-type="float">
            <text:p>-8.6860141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444900035858" calcext:value-type="float">
            <text:p>-0.5144490004</text:p>
          </table:table-cell>
          <table:table-cell office:value-type="float" office:value="3.3225502451083E-026" calcext:value-type="float">
            <text:p>3.32E-26</text:p>
          </table:table-cell>
          <table:table-cell office:value-type="float" office:value="-1.0336726458885E-024" calcext:value-type="float">
            <text:p>-1.03E-24</text:p>
          </table:table-cell>
          <table:table-cell office:value-type="float" office:value="4.723690032959" calcext:value-type="float">
            <text:p>4.723690033</text:p>
          </table:table-cell>
          <table:table-cell office:value-type="float" office:value="2.6866614818573" calcext:value-type="float">
            <text:p>2.6866614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09291887283" calcext:value-type="float">
            <text:p>-0.5050929189</text:p>
          </table:table-cell>
          <table:table-cell office:value-type="float" office:value="1.6839231342538E-026" calcext:value-type="float">
            <text:p>1.6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099099159241" calcext:value-type="float">
            <text:p>4.7099099159</text:p>
          </table:table-cell>
          <table:table-cell office:value-type="float" office:value="-2.8218965530396" calcext:value-type="float">
            <text:p>-2.821896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836046099663" calcext:value-type="float">
            <text:p>-0.1483604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472053726854E-024" calcext:value-type="float">
            <text:p>4.35E-24</text:p>
          </table:table-cell>
          <table:table-cell office:value-type="float" office:value="-3.2965290546417" calcext:value-type="float">
            <text:p>-3.2965290546</text:p>
          </table:table-cell>
          <table:table-cell office:value-type="float" office:value="-2.9544055461884" calcext:value-type="float">
            <text:p>-2.9544055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721864819527" calcext:value-type="float">
            <text:p>-0.48721864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9328029155731" calcext:value-type="float">
            <text:p>3.9328029156</text:p>
          </table:table-cell>
          <table:table-cell office:value-type="float" office:value="-0.59640341997147" calcext:value-type="float">
            <text:p>-0.59640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884175181389" calcext:value-type="float">
            <text:p>-0.4788417518</text:p>
          </table:table-cell>
          <table:table-cell office:value-type="float" office:value="-2.1981411908757E-025" calcext:value-type="float">
            <text:p>-2.2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728477954865" calcext:value-type="float">
            <text:p>1.8728477955</text:p>
          </table:table-cell>
          <table:table-cell office:value-type="float" office:value="1.6153256893158" calcext:value-type="float">
            <text:p>1.6153256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916896343231" calcext:value-type="float">
            <text:p>0.52916896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144214874351E-025" calcext:value-type="float">
            <text:p>-1.31E-25</text:p>
          </table:table-cell>
          <table:table-cell office:value-type="float" office:value="-0.31959760189056" calcext:value-type="float">
            <text:p>-0.3195976019</text:p>
          </table:table-cell>
          <table:table-cell office:value-type="float" office:value="8.3458814620972" calcext:value-type="float">
            <text:p>8.3458814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850977420807" calcext:value-type="float">
            <text:p>-0.4885097742</text:p>
          </table:table-cell>
          <table:table-cell office:value-type="float" office:value="6.5389267149068E-025" calcext:value-type="float">
            <text:p>6.5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641805410385" calcext:value-type="float">
            <text:p>-1.264180541</text:p>
          </table:table-cell>
          <table:table-cell office:value-type="float" office:value="6.5811438560486" calcext:value-type="float">
            <text:p>6.581143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516553282738" calcext:value-type="float">
            <text:p>-0.1451655328</text:p>
          </table:table-cell>
          <table:table-cell office:value-type="float" office:value="-7.1947695984666E-024" calcext:value-type="float">
            <text:p>-7.1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7865054011345" calcext:value-type="float">
            <text:p>-0.4786505401</text:p>
          </table:table-cell>
          <table:table-cell office:value-type="float" office:value="-1.6982178688049" calcext:value-type="float">
            <text:p>-1.6982178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827680110931" calcext:value-type="float">
            <text:p>0.5282768011</text:p>
          </table:table-cell>
          <table:table-cell office:value-type="float" office:value="-1.4602539529952E-023" calcext:value-type="float">
            <text:p>-1.46E-23</text:p>
          </table:table-cell>
          <table:table-cell office:value-type="float" office:value="1.1519033712737E-023" calcext:value-type="float">
            <text:p>1.15E-23</text:p>
          </table:table-cell>
          <table:table-cell office:value-type="float" office:value="1.8216025829315" calcext:value-type="float">
            <text:p>1.8216025829</text:p>
          </table:table-cell>
          <table:table-cell office:value-type="float" office:value="-1.7657029628754" calcext:value-type="float">
            <text:p>-1.7657029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068985462189" calcext:value-type="float">
            <text:p>0.5106898546</text:p>
          </table:table-cell>
          <table:table-cell office:value-type="float" office:value="4.1120942545694E-025" calcext:value-type="float">
            <text:p>4.11E-25</text:p>
          </table:table-cell>
          <table:table-cell office:value-type="float" office:value="-5.6875380319324E-024" calcext:value-type="float">
            <text:p>-5.69E-24</text:p>
          </table:table-cell>
          <table:table-cell office:value-type="float" office:value="5.6845593452454" calcext:value-type="float">
            <text:p>5.6845593452</text:p>
          </table:table-cell>
          <table:table-cell office:value-type="float" office:value="-0.24251268804073" calcext:value-type="float">
            <text:p>-0.242512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033631026745" calcext:value-type="float">
            <text:p>-0.15033631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556256424513E-023" calcext:value-type="float">
            <text:p>-4.26E-23</text:p>
          </table:table-cell>
          <table:table-cell office:value-type="float" office:value="0.16352942585945" calcext:value-type="float">
            <text:p>0.1635294259</text:p>
          </table:table-cell>
          <table:table-cell office:value-type="float" office:value="1.8758862018585" calcext:value-type="float">
            <text:p>1.875886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387761056423" calcext:value-type="float">
            <text:p>-0.14387761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495247503426E-023" calcext:value-type="float">
            <text:p>-2.25E-23</text:p>
          </table:table-cell>
          <table:table-cell office:value-type="float" office:value="3.5519087314606" calcext:value-type="float">
            <text:p>3.5519087315</text:p>
          </table:table-cell>
          <table:table-cell office:value-type="float" office:value="0.32278349995613" calcext:value-type="float">
            <text:p>0.3227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409376680851" calcext:value-type="float">
            <text:p>-0.14409376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566236306525E-023" calcext:value-type="float">
            <text:p>2.76E-23</text:p>
          </table:table-cell>
          <table:table-cell office:value-type="float" office:value="-0.061979599297047" calcext:value-type="float">
            <text:p>-0.0619795993</text:p>
          </table:table-cell>
          <table:table-cell office:value-type="float" office:value="-2.4258060455322" calcext:value-type="float">
            <text:p>-2.4258060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42945599556" calcext:value-type="float">
            <text:p>-0.14429456</text:p>
          </table:table-cell>
          <table:table-cell office:value-type="float" office:value="-1.1629007825458E-025" calcext:value-type="float">
            <text:p>-1.16E-25</text:p>
          </table:table-cell>
          <table:table-cell office:value-type="float" office:value="-3.7359020195686E-025" calcext:value-type="float">
            <text:p>-3.74E-25</text:p>
          </table:table-cell>
          <table:table-cell office:value-type="float" office:value="1.7949180603027" calcext:value-type="float">
            <text:p>1.7949180603</text:p>
          </table:table-cell>
          <table:table-cell office:value-type="float" office:value="1.7127336263657" calcext:value-type="float">
            <text:p>1.7127336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0499587059" calcext:value-type="float">
            <text:p>0.5270499587</text:p>
          </table:table-cell>
          <table:table-cell office:value-type="float" office:value="-7.7809156719519E-027" calcext:value-type="float">
            <text:p>-7.78E-27</text:p>
          </table:table-cell>
          <table:table-cell office:value-type="float" office:value="-1.0667199027528E-024" calcext:value-type="float">
            <text:p>-1.07E-24</text:p>
          </table:table-cell>
          <table:table-cell office:value-type="float" office:value="7.5782995223999" calcext:value-type="float">
            <text:p>7.5782995224</text:p>
          </table:table-cell>
          <table:table-cell office:value-type="float" office:value="4.4374294281006" calcext:value-type="float">
            <text:p>4.437429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96001625061" calcext:value-type="float">
            <text:p>0.5096001625</text:p>
          </table:table-cell>
          <table:table-cell office:value-type="float" office:value="-6.7156480744515E-026" calcext:value-type="float">
            <text:p>-6.7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924511909485" calcext:value-type="float">
            <text:p>2.4924511909</text:p>
          </table:table-cell>
          <table:table-cell office:value-type="float" office:value="2.6080334186554" calcext:value-type="float">
            <text:p>2.6080334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195593595505" calcext:value-type="float">
            <text:p>0.491955936</text:p>
          </table:table-cell>
          <table:table-cell office:value-type="float" office:value="-1.0623211157377E-023" calcext:value-type="float">
            <text:p>-1.06E-23</text:p>
          </table:table-cell>
          <table:table-cell office:value-type="float" office:value="-6.5745933449639E-023" calcext:value-type="float">
            <text:p>-6.57E-23</text:p>
          </table:table-cell>
          <table:table-cell office:value-type="float" office:value="-2.2366690635681" calcext:value-type="float">
            <text:p>-2.2366690636</text:p>
          </table:table-cell>
          <table:table-cell office:value-type="float" office:value="1.8354436159134" calcext:value-type="float">
            <text:p>1.8354436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45714473724" calcext:value-type="float">
            <text:p>0.4744571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81152564287186" calcext:value-type="float">
            <text:p>-0.8115256429</text:p>
          </table:table-cell>
          <table:table-cell office:value-type="float" office:value="2.8534691333771" calcext:value-type="float">
            <text:p>2.8534691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780522465706" calcext:value-type="float">
            <text:p>-0.167805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2818645364855E-025" calcext:value-type="float">
            <text:p>5.28E-25</text:p>
          </table:table-cell>
          <table:table-cell office:value-type="float" office:value="-0.93307757377625" calcext:value-type="float">
            <text:p>-0.9330775738</text:p>
          </table:table-cell>
          <table:table-cell office:value-type="float" office:value="-1.1460298299789" calcext:value-type="float">
            <text:p>-1.146029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35054254532" calcext:value-type="float">
            <text:p>0.4673505425</text:p>
          </table:table-cell>
          <table:table-cell office:value-type="float" office:value="-6.0333526632836E-025" calcext:value-type="float">
            <text:p>-6.0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441197395325" calcext:value-type="float">
            <text:p>3.1441197395</text:p>
          </table:table-cell>
          <table:table-cell office:value-type="float" office:value="-1.633486866951" calcext:value-type="float">
            <text:p>-1.633486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768585145473" calcext:value-type="float">
            <text:p>-0.1676858515</text:p>
          </table:table-cell>
          <table:table-cell office:value-type="float" office:value="-2.961797201314E-023" calcext:value-type="float">
            <text:p>-2.96E-23</text:p>
          </table:table-cell>
          <table:table-cell office:value-type="float" office:value="-7.810686234809E-026" calcext:value-type="float">
            <text:p>-7.81E-26</text:p>
          </table:table-cell>
          <table:table-cell office:value-type="float" office:value="-0.3354779779911" calcext:value-type="float">
            <text:p>-0.335477978</text:p>
          </table:table-cell>
          <table:table-cell office:value-type="float" office:value="4.982102394104" calcext:value-type="float">
            <text:p>4.9821023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558218002319" calcext:value-type="float">
            <text:p>-0.165582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8687755113311E-024" calcext:value-type="float">
            <text:p>-7.87E-24</text:p>
          </table:table-cell>
          <table:table-cell office:value-type="float" office:value="-2.3388240337372" calcext:value-type="float">
            <text:p>-2.3388240337</text:p>
          </table:table-cell>
          <table:table-cell office:value-type="float" office:value="-0.62301599979401" calcext:value-type="float">
            <text:p>-0.623015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43120861053" calcext:value-type="float">
            <text:p>0.4704312086</text:p>
          </table:table-cell>
          <table:table-cell office:value-type="float" office:value="4.9719505458486E-026" calcext:value-type="float">
            <text:p>4.9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065667629242" calcext:value-type="float">
            <text:p>2.0065667629</text:p>
          </table:table-cell>
          <table:table-cell office:value-type="float" office:value="-2.7340414524078" calcext:value-type="float">
            <text:p>-2.7340414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33219742775" calcext:value-type="float">
            <text:p>-0.1723321974</text:p>
          </table:table-cell>
          <table:table-cell office:value-type="float" office:value="-3.0067646394943E-024" calcext:value-type="float">
            <text:p>-3.0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5052485466" calcext:value-type="float">
            <text:p>-3.6505248547</text:p>
          </table:table-cell>
          <table:table-cell office:value-type="float" office:value="1.5305287837982" calcext:value-type="float">
            <text:p>1.5305287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98080682755" calcext:value-type="float">
            <text:p>0.46298080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424537062645" calcext:value-type="float">
            <text:p>0.5424537063</text:p>
          </table:table-cell>
          <table:table-cell office:value-type="float" office:value="-0.50143337249756" calcext:value-type="float">
            <text:p>-0.5014333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969440460205" calcext:value-type="float">
            <text:p>-0.1896944046</text:p>
          </table:table-cell>
          <table:table-cell office:value-type="float" office:value="5.1813810515433E-023" calcext:value-type="float">
            <text:p>5.18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1557697057724" calcext:value-type="float">
            <text:p>0.8155769706</text:p>
          </table:table-cell>
          <table:table-cell office:value-type="float" office:value="-1.5183398723602" calcext:value-type="float">
            <text:p>-1.5183398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442995786667" calcext:value-type="float">
            <text:p>-0.54442995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9891059398651" calcext:value-type="float">
            <text:p>1.9891059399</text:p>
          </table:table-cell>
          <table:table-cell office:value-type="float" office:value="0.94847303628922" calcext:value-type="float">
            <text:p>0.9484730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40242242813" calcext:value-type="float">
            <text:p>-0.1924024224</text:p>
          </table:table-cell>
          <table:table-cell office:value-type="float" office:value="-8.742027375686E-025" calcext:value-type="float">
            <text:p>-8.74E-25</text:p>
          </table:table-cell>
          <table:table-cell office:value-type="float" office:value="4.2647536308717E-024" calcext:value-type="float">
            <text:p>4.26E-24</text:p>
          </table:table-cell>
          <table:table-cell office:value-type="float" office:value="3.4907853603363" calcext:value-type="float">
            <text:p>3.4907853603</text:p>
          </table:table-cell>
          <table:table-cell office:value-type="float" office:value="-4.4379415512085" calcext:value-type="float">
            <text:p>-4.4379415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455866336823" calcext:value-type="float">
            <text:p>-0.52455866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7937901807532E-024" calcext:value-type="float">
            <text:p>-4.79E-24</text:p>
          </table:table-cell>
          <table:table-cell office:value-type="float" office:value="-2.2456605434418" calcext:value-type="float">
            <text:p>-2.2456605434</text:p>
          </table:table-cell>
          <table:table-cell office:value-type="float" office:value="0.87506908178329" calcext:value-type="float">
            <text:p>0.8750690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440647125244" calcext:value-type="float">
            <text:p>0.4844064713</text:p>
          </table:table-cell>
          <table:table-cell office:value-type="float" office:value="-3.6602349252741E-024" calcext:value-type="float">
            <text:p>-3.66E-24</text:p>
          </table:table-cell>
          <table:table-cell office:value-type="float" office:value="1.217710714981E-025" calcext:value-type="float">
            <text:p>1.22E-25</text:p>
          </table:table-cell>
          <table:table-cell office:value-type="float" office:value="-0.39838463068008" calcext:value-type="float">
            <text:p>-0.3983846307</text:p>
          </table:table-cell>
          <table:table-cell office:value-type="float" office:value="-5.9327030181885" calcext:value-type="float">
            <text:p>-5.9327030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96883440018" calcext:value-type="float">
            <text:p>0.46696883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1267399787903" calcext:value-type="float">
            <text:p>-3.1267399788</text:p>
          </table:table-cell>
          <table:table-cell office:value-type="float" office:value="-6.4998207092285" calcext:value-type="float">
            <text:p>-6.4998207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044311285019" calcext:value-type="float">
            <text:p>-0.5504431129</text:p>
          </table:table-cell>
          <table:table-cell office:value-type="float" office:value="3.803397796784E-024" calcext:value-type="float">
            <text:p>3.8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64826510846615" calcext:value-type="float">
            <text:p>0.0648265108</text:p>
          </table:table-cell>
          <table:table-cell office:value-type="float" office:value="-1.8616086244583" calcext:value-type="float">
            <text:p>-1.8616086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92767882347" calcext:value-type="float">
            <text:p>-0.2029276788</text:p>
          </table:table-cell>
          <table:table-cell office:value-type="float" office:value="2.55307180024E-023" calcext:value-type="float">
            <text:p>2.55E-23</text:p>
          </table:table-cell>
          <table:table-cell office:value-type="float" office:value="-1.8426823602493E-023" calcext:value-type="float">
            <text:p>-1.84E-23</text:p>
          </table:table-cell>
          <table:table-cell office:value-type="float" office:value="0.85266011953354" calcext:value-type="float">
            <text:p>0.8526601195</text:p>
          </table:table-cell>
          <table:table-cell office:value-type="float" office:value="-0.96752816438675" calcext:value-type="float">
            <text:p>-0.9675281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991151571274" calcext:value-type="float">
            <text:p>0.4699115157</text:p>
          </table:table-cell>
          <table:table-cell office:value-type="float" office:value="-2.8023739343952E-024" calcext:value-type="float">
            <text:p>-2.80E-24</text:p>
          </table:table-cell>
          <table:table-cell office:value-type="float" office:value="2.0046774714913E-023" calcext:value-type="float">
            <text:p>2.00E-23</text:p>
          </table:table-cell>
          <table:table-cell office:value-type="float" office:value="-2.9799747467041" calcext:value-type="float">
            <text:p>-2.9799747467</text:p>
          </table:table-cell>
          <table:table-cell office:value-type="float" office:value="-1.9560809135437" calcext:value-type="float">
            <text:p>-1.9560809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64616942406" calcext:value-type="float">
            <text:p>-0.211646169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440591156558E-025" calcext:value-type="float">
            <text:p>-2.64E-25</text:p>
          </table:table-cell>
          <table:table-cell office:value-type="float" office:value="5.9015159606934" calcext:value-type="float">
            <text:p>5.9015159607</text:p>
          </table:table-cell>
          <table:table-cell office:value-type="float" office:value="4.4461984634399" calcext:value-type="float">
            <text:p>4.4461984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61209249496" calcext:value-type="float">
            <text:p>0.4626120925</text:p>
          </table:table-cell>
          <table:table-cell office:value-type="float" office:value="7.6088805529406E-024" calcext:value-type="float">
            <text:p>7.6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55726960301399" calcext:value-type="float">
            <text:p>-0.0557269603</text:p>
          </table:table-cell>
          <table:table-cell office:value-type="float" office:value="-3.1457297801971" calcext:value-type="float">
            <text:p>-3.1457297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32792663574" calcext:value-type="float">
            <text:p>-0.21932792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6526199579239" calcext:value-type="float">
            <text:p>0.9652619958</text:p>
          </table:table-cell>
          <table:table-cell office:value-type="float" office:value="1.1618491411209" calcext:value-type="float">
            <text:p>1.1618491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84231567383" calcext:value-type="float">
            <text:p>-0.543842315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6869940774655E-026" calcext:value-type="float">
            <text:p>7.69E-26</text:p>
          </table:table-cell>
          <table:table-cell office:value-type="float" office:value="-4.8337736129761" calcext:value-type="float">
            <text:p>-4.833773613</text:p>
          </table:table-cell>
          <table:table-cell office:value-type="float" office:value="5.6981863975525" calcext:value-type="float">
            <text:p>5.6981863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17053925991" calcext:value-type="float">
            <text:p>-0.21117053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576440768277E-026" calcext:value-type="float">
            <text:p>7.58E-26</text:p>
          </table:table-cell>
          <table:table-cell office:value-type="float" office:value="-1.6835316419601" calcext:value-type="float">
            <text:p>-1.683531642</text:p>
          </table:table-cell>
          <table:table-cell office:value-type="float" office:value="0.84688478708267" calcext:value-type="float">
            <text:p>0.8468847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543859481812" calcext:value-type="float">
            <text:p>0.4754385948</text:p>
          </table:table-cell>
          <table:table-cell office:value-type="float" office:value="3.0213954454882E-024" calcext:value-type="float">
            <text:p>3.02E-24</text:p>
          </table:table-cell>
          <table:table-cell office:value-type="float" office:value="2.3360445295153E-024" calcext:value-type="float">
            <text:p>2.34E-24</text:p>
          </table:table-cell>
          <table:table-cell office:value-type="float" office:value="2.0738580226898" calcext:value-type="float">
            <text:p>2.0738580227</text:p>
          </table:table-cell>
          <table:table-cell office:value-type="float" office:value="-2.874062538147" calcext:value-type="float">
            <text:p>-2.8740625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826828479767" calcext:value-type="float">
            <text:p>0.4582682848</text:p>
          </table:table-cell>
          <table:table-cell office:value-type="float" office:value="1.2141644154335E-025" calcext:value-type="float">
            <text:p>1.2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5168952941895" calcext:value-type="float">
            <text:p>-5.5168952942</text:p>
          </table:table-cell>
          <table:table-cell office:value-type="float" office:value="-2.0618045330048" calcext:value-type="float">
            <text:p>-2.061804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94453597069" calcext:value-type="float">
            <text:p>-0.2269445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6172088736015E-023" calcext:value-type="float">
            <text:p>-4.62E-23</text:p>
          </table:table-cell>
          <table:table-cell office:value-type="float" office:value="-3.7684831619263" calcext:value-type="float">
            <text:p>-3.7684831619</text:p>
          </table:table-cell>
          <table:table-cell office:value-type="float" office:value="-0.006528303027153" calcext:value-type="float">
            <text:p>-0.006528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487786412239" calcext:value-type="float">
            <text:p>-0.2248778641</text:p>
          </table:table-cell>
          <table:table-cell office:value-type="float" office:value="-5.6407562136701E-023" calcext:value-type="float">
            <text:p>-5.64E-23</text:p>
          </table:table-cell>
          <table:table-cell office:value-type="float" office:value="-6.2361227917036E-023" calcext:value-type="float">
            <text:p>-6.24E-23</text:p>
          </table:table-cell>
          <table:table-cell office:value-type="float" office:value="0.55829083919525" calcext:value-type="float">
            <text:p>0.5582908392</text:p>
          </table:table-cell>
          <table:table-cell office:value-type="float" office:value="1.2945107221603" calcext:value-type="float">
            <text:p>1.2945107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63672208786" calcext:value-type="float">
            <text:p>0.4616367221</text:p>
          </table:table-cell>
          <table:table-cell office:value-type="float" office:value="1.0299592310885E-025" calcext:value-type="float">
            <text:p>1.0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986426353455" calcext:value-type="float">
            <text:p>-2.7986426353</text:p>
          </table:table-cell>
          <table:table-cell office:value-type="float" office:value="2.5508267879486" calcext:value-type="float">
            <text:p>2.5508267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33915758133" calcext:value-type="float">
            <text:p>-0.55533915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900007931458E-024" calcext:value-type="float">
            <text:p>2.49E-24</text:p>
          </table:table-cell>
          <table:table-cell office:value-type="float" office:value="0.96940785646439" calcext:value-type="float">
            <text:p>0.9694078565</text:p>
          </table:table-cell>
          <table:table-cell office:value-type="float" office:value="-1.9645038843155" calcext:value-type="float">
            <text:p>-1.9645038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145900130272" calcext:value-type="float">
            <text:p>-0.22145900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9292091201209E-024" calcext:value-type="float">
            <text:p>-5.93E-24</text:p>
          </table:table-cell>
          <table:table-cell office:value-type="float" office:value="2.4804124832153" calcext:value-type="float">
            <text:p>2.4804124832</text:p>
          </table:table-cell>
          <table:table-cell office:value-type="float" office:value="3.371248960495" calcext:value-type="float">
            <text:p>3.3712489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470879793167" calcext:value-type="float">
            <text:p>-0.53470879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6781018052539E-026" calcext:value-type="float">
            <text:p>9.68E-26</text:p>
          </table:table-cell>
          <table:table-cell office:value-type="float" office:value="-1.8623336553574" calcext:value-type="float">
            <text:p>-1.8623336554</text:p>
          </table:table-cell>
          <table:table-cell office:value-type="float" office:value="-5.4661059379578" calcext:value-type="float">
            <text:p>-5.466105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7166633606" calcext:value-type="float">
            <text:p>0.47471666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725500224441E-023" calcext:value-type="float">
            <text:p>2.27E-23</text:p>
          </table:table-cell>
          <table:table-cell office:value-type="float" office:value="7.7083950042725" calcext:value-type="float">
            <text:p>7.7083950043</text:p>
          </table:table-cell>
          <table:table-cell office:value-type="float" office:value="0.25133854150772" calcext:value-type="float">
            <text:p>0.2513385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75181055069" calcext:value-type="float">
            <text:p>0.45775181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43955644103E-024" calcext:value-type="float">
            <text:p>-6.04E-24</text:p>
          </table:table-cell>
          <table:table-cell office:value-type="float" office:value="-2.3656287193298" calcext:value-type="float">
            <text:p>-2.3656287193</text:p>
          </table:table-cell>
          <table:table-cell office:value-type="float" office:value="3.3507034778595" calcext:value-type="float">
            <text:p>3.3507034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91596364975" calcext:value-type="float">
            <text:p>-0.5591596365</text:p>
          </table:table-cell>
          <table:table-cell office:value-type="float" office:value="-7.878389359183E-025" calcext:value-type="float">
            <text:p>-7.8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8351058959961" calcext:value-type="float">
            <text:p>-0.8835105896</text:p>
          </table:table-cell>
          <table:table-cell office:value-type="float" office:value="3.0799324512482" calcext:value-type="float">
            <text:p>3.0799324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866057634354" calcext:value-type="float">
            <text:p>-0.5486605763</text:p>
          </table:table-cell>
          <table:table-cell office:value-type="float" office:value="-4.7398210507834E-024" calcext:value-type="float">
            <text:p>-4.74E-24</text:p>
          </table:table-cell>
          <table:table-cell office:value-type="float" office:value="2.4930227220584E-024" calcext:value-type="float">
            <text:p>2.49E-24</text:p>
          </table:table-cell>
          <table:table-cell office:value-type="float" office:value="1.4320839643478" calcext:value-type="float">
            <text:p>1.4320839643</text:p>
          </table:table-cell>
          <table:table-cell office:value-type="float" office:value="-1.9628952741623" calcext:value-type="float">
            <text:p>-1.9628952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02627086639" calcext:value-type="float">
            <text:p>-0.2280262709</text:p>
          </table:table-cell>
          <table:table-cell office:value-type="float" office:value="3.540377371487E-024" calcext:value-type="float">
            <text:p>3.54E-24</text:p>
          </table:table-cell>
          <table:table-cell office:value-type="float" office:value="1.6829985029912E-025" calcext:value-type="float">
            <text:p>1.68E-25</text:p>
          </table:table-cell>
          <table:table-cell office:value-type="float" office:value="-3.4776206016541" calcext:value-type="float">
            <text:p>-3.4776206017</text:p>
          </table:table-cell>
          <table:table-cell office:value-type="float" office:value="-6.998863697052" calcext:value-type="float">
            <text:p>-6.9988636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86507081985" calcext:value-type="float">
            <text:p>0.4708650708</text:p>
          </table:table-cell>
          <table:table-cell office:value-type="float" office:value="6.4052152845099E-025" calcext:value-type="float">
            <text:p>6.41E-25</text:p>
          </table:table-cell>
          <table:table-cell office:value-type="float" office:value="2.6795579549984E-024" calcext:value-type="float">
            <text:p>2.68E-24</text:p>
          </table:table-cell>
          <table:table-cell office:value-type="float" office:value="2.2809774875641" calcext:value-type="float">
            <text:p>2.2809774876</text:p>
          </table:table-cell>
          <table:table-cell office:value-type="float" office:value="3.4791464805603" calcext:value-type="float">
            <text:p>3.4791464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57127606869" calcext:value-type="float">
            <text:p>-0.23357127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4609450101852" calcext:value-type="float">
            <text:p>-0.146094501</text:p>
          </table:table-cell>
          <table:table-cell office:value-type="float" office:value="-0.59895199537277" calcext:value-type="float">
            <text:p>-0.5989519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3098012804985" calcext:value-type="float">
            <text:p>-0.230980128</text:p>
          </table:table-cell>
          <table:table-cell office:value-type="float" office:value="-1.4707614224806E-023" calcext:value-type="float">
            <text:p>-1.47E-23</text:p>
          </table:table-cell>
          <table:table-cell office:value-type="float" office:value="-3.1748168614249E-024" calcext:value-type="float">
            <text:p>-3.17E-24</text:p>
          </table:table-cell>
          <table:table-cell office:value-type="float" office:value="-1.8116489648819" calcext:value-type="float">
            <text:p>-1.8116489649</text:p>
          </table:table-cell>
          <table:table-cell office:value-type="float" office:value="1.6242541074753" calcext:value-type="float">
            <text:p>1.6242541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67868840694" calcext:value-type="float">
            <text:p>-0.2286786884</text:p>
          </table:table-cell>
          <table:table-cell office:value-type="float" office:value="6.5222238671377E-024" calcext:value-type="float">
            <text:p>6.5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742550849915" calcext:value-type="float">
            <text:p>1.974255085</text:p>
          </table:table-cell>
          <table:table-cell office:value-type="float" office:value="-2.2505850791931" calcext:value-type="float">
            <text:p>-2.2505850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42664337158" calcext:value-type="float">
            <text:p>0.48242664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545207500458" calcext:value-type="float">
            <text:p>-2.15452075</text:p>
          </table:table-cell>
          <table:table-cell office:value-type="float" office:value="2.7974145412445" calcext:value-type="float">
            <text:p>2.7974145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564966440201" calcext:value-type="float">
            <text:p>0.4656496644</text:p>
          </table:table-cell>
          <table:table-cell office:value-type="float" office:value="-1.4930271152077E-025" calcext:value-type="float">
            <text:p>-1.49E-25</text:p>
          </table:table-cell>
          <table:table-cell office:value-type="float" office:value="3.3468108635267E-023" calcext:value-type="float">
            <text:p>3.35E-23</text:p>
          </table:table-cell>
          <table:table-cell office:value-type="float" office:value="6.0063800811768" calcext:value-type="float">
            <text:p>6.0063800812</text:p>
          </table:table-cell>
          <table:table-cell office:value-type="float" office:value="1.165190577507" calcext:value-type="float">
            <text:p>1.1651905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89164352417" calcext:value-type="float">
            <text:p>0.4489164352</text:p>
          </table:table-cell>
          <table:table-cell office:value-type="float" office:value="-5.4651216973768E-023" calcext:value-type="float">
            <text:p>-5.47E-23</text:p>
          </table:table-cell>
          <table:table-cell office:value-type="float" office:value="3.4915649463686E-023" calcext:value-type="float">
            <text:p>3.49E-23</text:p>
          </table:table-cell>
          <table:table-cell office:value-type="float" office:value="-0.66495418548584" calcext:value-type="float">
            <text:p>-0.6649541855</text:p>
          </table:table-cell>
          <table:table-cell office:value-type="float" office:value="-2.1354722976685" calcext:value-type="float">
            <text:p>-2.1354722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8649969697" calcext:value-type="float">
            <text:p>-0.2486499697</text:p>
          </table:table-cell>
          <table:table-cell office:value-type="float" office:value="-3.6229249599007E-024" calcext:value-type="float">
            <text:p>-3.6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530847072601" calcext:value-type="float">
            <text:p>-3.4530847073</text:p>
          </table:table-cell>
          <table:table-cell office:value-type="float" office:value="5.2508840560913" calcext:value-type="float">
            <text:p>5.2508840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357705116272" calcext:value-type="float">
            <text:p>0.4435770512</text:p>
          </table:table-cell>
          <table:table-cell office:value-type="float" office:value="8.1141625288136E-024" calcext:value-type="float">
            <text:p>8.11E-24</text:p>
          </table:table-cell>
          <table:table-cell office:value-type="float" office:value="5.7700477550226E-024" calcext:value-type="float">
            <text:p>5.77E-24</text:p>
          </table:table-cell>
          <table:table-cell office:value-type="float" office:value="2.5601696968079" calcext:value-type="float">
            <text:p>2.5601696968</text:p>
          </table:table-cell>
          <table:table-cell office:value-type="float" office:value="-0.032511778175831" calcext:value-type="float">
            <text:p>-0.0325117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300525903702" calcext:value-type="float">
            <text:p>-0.5730052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970803462735E-024" calcext:value-type="float">
            <text:p>-3.50E-24</text:p>
          </table:table-cell>
          <table:table-cell office:value-type="float" office:value="-0.20069235563278" calcext:value-type="float">
            <text:p>-0.2006923556</text:p>
          </table:table-cell>
          <table:table-cell office:value-type="float" office:value="1.4754285812378" calcext:value-type="float">
            <text:p>1.4754285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154606461525" calcext:value-type="float">
            <text:p>-0.24154606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1613745689392" calcext:value-type="float">
            <text:p>-5.1613745689</text:p>
          </table:table-cell>
          <table:table-cell office:value-type="float" office:value="-0.98719489574432" calcext:value-type="float">
            <text:p>-0.9871948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00939595699" calcext:value-type="float">
            <text:p>-0.2320093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649543325391E-024" calcext:value-type="float">
            <text:p>-6.06E-24</text:p>
          </table:table-cell>
          <table:table-cell office:value-type="float" office:value="-3.0934345722198" calcext:value-type="float">
            <text:p>-3.0934345722</text:p>
          </table:table-cell>
          <table:table-cell office:value-type="float" office:value="-2.576420545578" calcext:value-type="float">
            <text:p>-2.5764205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078805446625" calcext:value-type="float">
            <text:p>-0.54078805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416473393869E-024" calcext:value-type="float">
            <text:p>-1.04E-24</text:p>
          </table:table-cell>
          <table:table-cell office:value-type="float" office:value="2.7355797290802" calcext:value-type="float">
            <text:p>2.7355797291</text:p>
          </table:table-cell>
          <table:table-cell office:value-type="float" office:value="-3.0013928413391" calcext:value-type="float">
            <text:p>-3.0013928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864521503448" calcext:value-type="float">
            <text:p>0.468645215</text:p>
          </table:table-cell>
          <table:table-cell office:value-type="float" office:value="4.4728354161463E-024" calcext:value-type="float">
            <text:p>4.4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243245363235" calcext:value-type="float">
            <text:p>1.5243245363</text:p>
          </table:table-cell>
          <table:table-cell office:value-type="float" office:value="-2.3870248794556" calcext:value-type="float">
            <text:p>-2.3870248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952200472355" calcext:value-type="float">
            <text:p>-0.2295220047</text:p>
          </table:table-cell>
          <table:table-cell office:value-type="float" office:value="2.0715992242083E-024" calcext:value-type="float">
            <text:p>2.07E-24</text:p>
          </table:table-cell>
          <table:table-cell office:value-type="float" office:value="-4.6127268814824E-023" calcext:value-type="float">
            <text:p>-4.61E-23</text:p>
          </table:table-cell>
          <table:table-cell office:value-type="float" office:value="2.5356001853943" calcext:value-type="float">
            <text:p>2.5356001854</text:p>
          </table:table-cell>
          <table:table-cell office:value-type="float" office:value="-0.062676459550858" calcext:value-type="float">
            <text:p>-0.0626764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17594051361" calcext:value-type="float">
            <text:p>-0.5381759405</text:p>
          </table:table-cell>
          <table:table-cell office:value-type="float" office:value="-1.1878803096286E-025" calcext:value-type="float">
            <text:p>-1.19E-25</text:p>
          </table:table-cell>
          <table:table-cell office:value-type="float" office:value="-2.2258595937177E-024" calcext:value-type="float">
            <text:p>-2.23E-24</text:p>
          </table:table-cell>
          <table:table-cell office:value-type="float" office:value="2.635790348053" calcext:value-type="float">
            <text:p>2.6357903481</text:p>
          </table:table-cell>
          <table:table-cell office:value-type="float" office:value="2.9279985427856" calcext:value-type="float">
            <text:p>2.9279985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16297483444" calcext:value-type="float">
            <text:p>0.4711629748</text:p>
          </table:table-cell>
          <table:table-cell office:value-type="float" office:value="-3.2925306068159E-023" calcext:value-type="float">
            <text:p>-3.29E-23</text:p>
          </table:table-cell>
          <table:table-cell office:value-type="float" office:value="-1.2809704570468E-025" calcext:value-type="float">
            <text:p>-1.28E-25</text:p>
          </table:table-cell>
          <table:table-cell office:value-type="float" office:value="1.6503511667252" calcext:value-type="float">
            <text:p>1.6503511667</text:p>
          </table:table-cell>
          <table:table-cell office:value-type="float" office:value="-5.881781578064" calcext:value-type="float">
            <text:p>-5.8817815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82027244568" calcext:value-type="float">
            <text:p>-0.23282027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4604563713074" calcext:value-type="float">
            <text:p>4.4604563713</text:p>
          </table:table-cell>
          <table:table-cell office:value-type="float" office:value="-0.17025628685951" calcext:value-type="float">
            <text:p>-0.1702562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479153633118" calcext:value-type="float">
            <text:p>0.46479153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6588182687789E-025" calcext:value-type="float">
            <text:p>-5.66E-25</text:p>
          </table:table-cell>
          <table:table-cell office:value-type="float" office:value="6.3494963645935" calcext:value-type="float">
            <text:p>6.3494963646</text:p>
          </table:table-cell>
          <table:table-cell office:value-type="float" office:value="-1.005707859993" calcext:value-type="float">
            <text:p>-1.00570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79313492775" calcext:value-type="float">
            <text:p>0.44793134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241165225732E-025" calcext:value-type="float">
            <text:p>3.02E-25</text:p>
          </table:table-cell>
          <table:table-cell office:value-type="float" office:value="2.2123329639435" calcext:value-type="float">
            <text:p>2.2123329639</text:p>
          </table:table-cell>
          <table:table-cell office:value-type="float" office:value="2.0025038719177" calcext:value-type="float">
            <text:p>2.0025038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854120612144" calcext:value-type="float">
            <text:p>-0.24854120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9530675075044E-024" calcext:value-type="float">
            <text:p>-9.95E-24</text:p>
          </table:table-cell>
          <table:table-cell office:value-type="float" office:value="-3.9428305625916" calcext:value-type="float">
            <text:p>-3.9428305626</text:p>
          </table:table-cell>
          <table:table-cell office:value-type="float" office:value="-2.8030874729156" calcext:value-type="float">
            <text:p>-2.8030874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229865074158" calcext:value-type="float">
            <text:p>0.4422986507</text:p>
          </table:table-cell>
          <table:table-cell office:value-type="float" office:value="-3.0355083642979E-023" calcext:value-type="float">
            <text:p>-3.0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1704160273075" calcext:value-type="float">
            <text:p>0.1170416027</text:p>
          </table:table-cell>
          <table:table-cell office:value-type="float" office:value="-1.3214070796967" calcext:value-type="float">
            <text:p>-1.3214070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602753639221" calcext:value-type="float">
            <text:p>0.4260275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110693148619E-026" calcext:value-type="float">
            <text:p>-1.91E-26</text:p>
          </table:table-cell>
          <table:table-cell office:value-type="float" office:value="5.0812983512878" calcext:value-type="float">
            <text:p>5.0812983513</text:p>
          </table:table-cell>
          <table:table-cell office:value-type="float" office:value="4.2971248626709" calcext:value-type="float">
            <text:p>4.2971248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054279327393" calcext:value-type="float">
            <text:p>-0.5905427933</text:p>
          </table:table-cell>
          <table:table-cell office:value-type="float" office:value="8.1003043134688E-025" calcext:value-type="float">
            <text:p>8.10E-25</text:p>
          </table:table-cell>
          <table:table-cell office:value-type="float" office:value="-5.1923700417252E-024" calcext:value-type="float">
            <text:p>-5.19E-24</text:p>
          </table:table-cell>
          <table:table-cell office:value-type="float" office:value="3.5716257095337" calcext:value-type="float">
            <text:p>3.5716257095</text:p>
          </table:table-cell>
          <table:table-cell office:value-type="float" office:value="-0.65614455938339" calcext:value-type="float">
            <text:p>-0.6561445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092788219452" calcext:value-type="float">
            <text:p>0.4209278822</text:p>
          </table:table-cell>
          <table:table-cell office:value-type="float" office:value="2.8343609622029E-025" calcext:value-type="float">
            <text:p>2.83E-25</text:p>
          </table:table-cell>
          <table:table-cell office:value-type="float" office:value="-2.9770067353895E-025" calcext:value-type="float">
            <text:p>-2.98E-25</text:p>
          </table:table-cell>
          <table:table-cell office:value-type="float" office:value="-2.428763628006" calcext:value-type="float">
            <text:p>-2.428763628</text:p>
          </table:table-cell>
          <table:table-cell office:value-type="float" office:value="-3.6040599346161" calcext:value-type="float">
            <text:p>-3.6040599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523719787598" calcext:value-type="float">
            <text:p>0.4052371979</text:p>
          </table:table-cell>
          <table:table-cell office:value-type="float" office:value="1.1755329108287E-024" calcext:value-type="float">
            <text:p>1.18E-24</text:p>
          </table:table-cell>
          <table:table-cell office:value-type="float" office:value="-8.3349236754179E-024" calcext:value-type="float">
            <text:p>-8.33E-24</text:p>
          </table:table-cell>
          <table:table-cell office:value-type="float" office:value="-1.4450339078903" calcext:value-type="float">
            <text:p>-1.4450339079</text:p>
          </table:table-cell>
          <table:table-cell office:value-type="float" office:value="0.39087691903114" calcext:value-type="float">
            <text:p>0.390876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109691858292" calcext:value-type="float">
            <text:p>-0.6110969186</text:p>
          </table:table-cell>
          <table:table-cell office:value-type="float" office:value="-2.3259201407463E-025" calcext:value-type="float">
            <text:p>-2.3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0273997783661" calcext:value-type="float">
            <text:p>0.3027399778</text:p>
          </table:table-cell>
          <table:table-cell office:value-type="float" office:value="-2.34441447258" calcext:value-type="float">
            <text:p>-2.3444144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847390651703" calcext:value-type="float">
            <text:p>-0.59847390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938707392649E-024" calcext:value-type="float">
            <text:p>4.59E-24</text:p>
          </table:table-cell>
          <table:table-cell office:value-type="float" office:value="6.9451637268066" calcext:value-type="float">
            <text:p>6.9451637268</text:p>
          </table:table-cell>
          <table:table-cell office:value-type="float" office:value="-0.97372192144394" calcext:value-type="float">
            <text:p>-0.9737219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44809532166" calcext:value-type="float">
            <text:p>0.4134480953</text:p>
          </table:table-cell>
          <table:table-cell office:value-type="float" office:value="8.1800718574448E-024" calcext:value-type="float">
            <text:p>8.1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88009262085" calcext:value-type="float">
            <text:p>-1.1880092621</text:p>
          </table:table-cell>
          <table:table-cell office:value-type="float" office:value="0.07529105246067" calcext:value-type="float">
            <text:p>0.0752910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751929044724" calcext:value-type="float">
            <text:p>0.39751929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91619020700455" calcext:value-type="float">
            <text:p>-0.916190207</text:p>
          </table:table-cell>
          <table:table-cell office:value-type="float" office:value="-0.25263851881027" calcext:value-type="float">
            <text:p>-0.2526385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825752258301" calcext:value-type="float">
            <text:p>-0.6182575226</text:p>
          </table:table-cell>
          <table:table-cell office:value-type="float" office:value="-2.1478727553237E-025" calcext:value-type="float">
            <text:p>-2.15E-25</text:p>
          </table:table-cell>
          <table:table-cell office:value-type="float" office:value="5.7645039364036E-025" calcext:value-type="float">
            <text:p>5.76E-25</text:p>
          </table:table-cell>
          <table:table-cell office:value-type="float" office:value="-1.9042304754257" calcext:value-type="float">
            <text:p>-1.9042304754</text:p>
          </table:table-cell>
          <table:table-cell office:value-type="float" office:value="2.0650186538696" calcext:value-type="float">
            <text:p>2.0650186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0510164499283" calcext:value-type="float">
            <text:p>-0.6051016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594231717694E-024" calcext:value-type="float">
            <text:p>-2.86E-24</text:p>
          </table:table-cell>
          <table:table-cell office:value-type="float" office:value="3.6491639614105" calcext:value-type="float">
            <text:p>3.6491639614</text:p>
          </table:table-cell>
          <table:table-cell office:value-type="float" office:value="0.19174534082413" calcext:value-type="float">
            <text:p>0.1917453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58810210228" calcext:value-type="float">
            <text:p>-0.245881021</text:p>
          </table:table-cell>
          <table:table-cell office:value-type="float" office:value="-8.5724047289084E-024" calcext:value-type="float">
            <text:p>-8.5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956996440887" calcext:value-type="float">
            <text:p>-2.4956996441</text:p>
          </table:table-cell>
          <table:table-cell office:value-type="float" office:value="1.2900167703629" calcext:value-type="float">
            <text:p>1.2900167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222727119923" calcext:value-type="float">
            <text:p>-0.24222727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0195150375366" calcext:value-type="float">
            <text:p>-2.0195150375</text:p>
          </table:table-cell>
          <table:table-cell office:value-type="float" office:value="0.6696395277977" calcext:value-type="float">
            <text:p>0.6696395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887222766876" calcext:value-type="float">
            <text:p>0.4288722277</text:p>
          </table:table-cell>
          <table:table-cell office:value-type="float" office:value="-1.6495611051054E-024" calcext:value-type="float">
            <text:p>-1.6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661417722702" calcext:value-type="float">
            <text:p>-0.7661417723</text:p>
          </table:table-cell>
          <table:table-cell office:value-type="float" office:value="-1.7285777330399" calcext:value-type="float">
            <text:p>-1.728577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680582046509" calcext:value-type="float">
            <text:p>-0.58680582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583748073428E-024" calcext:value-type="float">
            <text:p>1.96E-24</text:p>
          </table:table-cell>
          <table:table-cell office:value-type="float" office:value="-1.3920669555664" calcext:value-type="float">
            <text:p>-1.3920669556</text:p>
          </table:table-cell>
          <table:table-cell office:value-type="float" office:value="-2.2706036567688" calcext:value-type="float">
            <text:p>-2.2706036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9141368866" calcext:value-type="float">
            <text:p>-0.23391413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1316825081106E-026" calcext:value-type="float">
            <text:p>-9.13E-26</text:p>
          </table:table-cell>
          <table:table-cell office:value-type="float" office:value="-4.7335295677185" calcext:value-type="float">
            <text:p>-4.7335295677</text:p>
          </table:table-cell>
          <table:table-cell office:value-type="float" office:value="-4.8234992027283" calcext:value-type="float">
            <text:p>-4.8234992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525141477585" calcext:value-type="float">
            <text:p>0.43525141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178617747798E-024" calcext:value-type="float">
            <text:p>-2.12E-24</text:p>
          </table:table-cell>
          <table:table-cell office:value-type="float" office:value="1.8430449962616" calcext:value-type="float">
            <text:p>1.8430449963</text:p>
          </table:table-cell>
          <table:table-cell office:value-type="float" office:value="-2.1732676029205" calcext:value-type="float">
            <text:p>-2.1732676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721981048584" calcext:value-type="float">
            <text:p>-0.2372198105</text:p>
          </table:table-cell>
          <table:table-cell office:value-type="float" office:value="1.392848312999E-023" calcext:value-type="float">
            <text:p>1.3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362999916077" calcext:value-type="float">
            <text:p>2.7362999916</text:p>
          </table:table-cell>
          <table:table-cell office:value-type="float" office:value="-3.1150984764099" calcext:value-type="float">
            <text:p>-3.1150984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003326654434" calcext:value-type="float">
            <text:p>0.4300332665</text:p>
          </table:table-cell>
          <table:table-cell office:value-type="float" office:value="-6.8985210699427E-025" calcext:value-type="float">
            <text:p>-6.90E-25</text:p>
          </table:table-cell>
          <table:table-cell office:value-type="float" office:value="5.387016736923E-024" calcext:value-type="float">
            <text:p>5.39E-24</text:p>
          </table:table-cell>
          <table:table-cell office:value-type="float" office:value="-2.1889979839325" calcext:value-type="float">
            <text:p>-2.1889979839</text:p>
          </table:table-cell>
          <table:table-cell office:value-type="float" office:value="0.528200507164" calcext:value-type="float">
            <text:p>0.528200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07604813576" calcext:value-type="float">
            <text:p>-0.2390760481</text:p>
          </table:table-cell>
          <table:table-cell office:value-type="float" office:value="1.8225283840705E-023" calcext:value-type="float">
            <text:p>1.82E-23</text:p>
          </table:table-cell>
          <table:table-cell office:value-type="float" office:value="1.746415770719E-024" calcext:value-type="float">
            <text:p>1.75E-24</text:p>
          </table:table-cell>
          <table:table-cell office:value-type="float" office:value="1.4953422546387" calcext:value-type="float">
            <text:p>1.4953422546</text:p>
          </table:table-cell>
          <table:table-cell office:value-type="float" office:value="-4.6419291496277" calcext:value-type="float">
            <text:p>-4.6419291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607270419598" calcext:value-type="float">
            <text:p>-0.23607270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6001544889713E-024" calcext:value-type="float">
            <text:p>-8.60E-24</text:p>
          </table:table-cell>
          <table:table-cell office:value-type="float" office:value="-1.4310928583145" calcext:value-type="float">
            <text:p>-1.4310928583</text:p>
          </table:table-cell>
          <table:table-cell office:value-type="float" office:value="-2.9664967060089" calcext:value-type="float">
            <text:p>-2.966496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613362312317" calcext:value-type="float">
            <text:p>0.43613362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527079225143E-024" calcext:value-type="float">
            <text:p>-1.75E-24</text:p>
          </table:table-cell>
          <table:table-cell office:value-type="float" office:value="-4.2625074386597" calcext:value-type="float">
            <text:p>-4.2625074387</text:p>
          </table:table-cell>
          <table:table-cell office:value-type="float" office:value="-3.1905760765076" calcext:value-type="float">
            <text:p>-3.1905760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032444477081" calcext:value-type="float">
            <text:p>0.4203244448</text:p>
          </table:table-cell>
          <table:table-cell office:value-type="float" office:value="-7.4320771025579E-024" calcext:value-type="float">
            <text:p>-7.43E-24</text:p>
          </table:table-cell>
          <table:table-cell office:value-type="float" office:value="-9.1461082398514E-023" calcext:value-type="float">
            <text:p>-9.15E-23</text:p>
          </table:table-cell>
          <table:table-cell office:value-type="float" office:value="1.7968896627426" calcext:value-type="float">
            <text:p>1.7968896627</text:p>
          </table:table-cell>
          <table:table-cell office:value-type="float" office:value="0.19631862640381" calcext:value-type="float">
            <text:p>0.1963186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538120031357" calcext:value-type="float">
            <text:p>-0.59538120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908735417717E-023" calcext:value-type="float">
            <text:p>-1.09E-23</text:p>
          </table:table-cell>
          <table:table-cell office:value-type="float" office:value="4.8849573135376" calcext:value-type="float">
            <text:p>4.8849573135</text:p>
          </table:table-cell>
          <table:table-cell office:value-type="float" office:value="0.47775515913963" calcext:value-type="float">
            <text:p>0.4777551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634345054626" calcext:value-type="float">
            <text:p>0.41634345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484735459267E-023" calcext:value-type="float">
            <text:p>-1.85E-23</text:p>
          </table:table-cell>
          <table:table-cell office:value-type="float" office:value="-0.95492398738861" calcext:value-type="float">
            <text:p>-0.9549239874</text:p>
          </table:table-cell>
          <table:table-cell office:value-type="float" office:value="-0.96052181720734" calcext:value-type="float">
            <text:p>-0.9605218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898711800575" calcext:value-type="float">
            <text:p>-0.238987118</text:p>
          </table:table-cell>
          <table:table-cell office:value-type="float" office:value="-3.0923148691716E-023" calcext:value-type="float">
            <text:p>-3.0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16436958313" calcext:value-type="float">
            <text:p>2.6164369583</text:p>
          </table:table-cell>
          <table:table-cell office:value-type="float" office:value="3.8004386425018" calcext:value-type="float">
            <text:p>3.8004386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595681786537" calcext:value-type="float">
            <text:p>-0.23595681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818798371989E-024" calcext:value-type="float">
            <text:p>-1.08E-24</text:p>
          </table:table-cell>
          <table:table-cell office:value-type="float" office:value="-0.49173873662949" calcext:value-type="float">
            <text:p>-0.4917387366</text:p>
          </table:table-cell>
          <table:table-cell office:value-type="float" office:value="1.0991485118866" calcext:value-type="float">
            <text:p>1.0991485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17839002609" calcext:value-type="float">
            <text:p>-0.232178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858771177331E-023" calcext:value-type="float">
            <text:p>-7.86E-23</text:p>
          </table:table-cell>
          <table:table-cell office:value-type="float" office:value="0.57768762111664" calcext:value-type="float">
            <text:p>0.5776876211</text:p>
          </table:table-cell>
          <table:table-cell office:value-type="float" office:value="0.81412929296494" calcext:value-type="float">
            <text:p>0.814129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380457162857" calcext:value-type="float">
            <text:p>0.43380457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9383883476257" calcext:value-type="float">
            <text:p>-4.9383883476</text:p>
          </table:table-cell>
          <table:table-cell office:value-type="float" office:value="0.14310915768147" calcext:value-type="float">
            <text:p>0.1431091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187413215637" calcext:value-type="float">
            <text:p>-0.5818741322</text:p>
          </table:table-cell>
          <table:table-cell office:value-type="float" office:value="4.3039878128821E-026" calcext:value-type="float">
            <text:p>4.30E-26</text:p>
          </table:table-cell>
          <table:table-cell office:value-type="float" office:value="-2.1302764732757E-024" calcext:value-type="float">
            <text:p>-2.13E-24</text:p>
          </table:table-cell>
          <table:table-cell office:value-type="float" office:value="-1.168802857399" calcext:value-type="float">
            <text:p>-1.1688028574</text:p>
          </table:table-cell>
          <table:table-cell office:value-type="float" office:value="-2.1659154891968" calcext:value-type="float">
            <text:p>-2.1659154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09907793999" calcext:value-type="float">
            <text:p>-0.2280990779</text:p>
          </table:table-cell>
          <table:table-cell office:value-type="float" office:value="5.420284579018E-024" calcext:value-type="float">
            <text:p>5.4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169532299042" calcext:value-type="float">
            <text:p>-3.0169532299</text:p>
          </table:table-cell>
          <table:table-cell office:value-type="float" office:value="2.9718284606934" calcext:value-type="float">
            <text:p>2.9718284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069209814072" calcext:value-type="float">
            <text:p>-0.2206920981</text:p>
          </table:table-cell>
          <table:table-cell office:value-type="float" office:value="3.9207406961983E-026" calcext:value-type="float">
            <text:p>3.92E-26</text:p>
          </table:table-cell>
          <table:table-cell office:value-type="float" office:value="-2.3495455387816E-025" calcext:value-type="float">
            <text:p>-2.35E-25</text:p>
          </table:table-cell>
          <table:table-cell office:value-type="float" office:value="3.8401622772217" calcext:value-type="float">
            <text:p>3.8401622772</text:p>
          </table:table-cell>
          <table:table-cell office:value-type="float" office:value="-4.5669298171997" calcext:value-type="float">
            <text:p>-4.5669298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102062225342" calcext:value-type="float">
            <text:p>-0.5510206223</text:p>
          </table:table-cell>
          <table:table-cell office:value-type="float" office:value="5.3105287835528E-025" calcext:value-type="float">
            <text:p>5.31E-25</text:p>
          </table:table-cell>
          <table:table-cell office:value-type="float" office:value="1.0644305113093E-026" calcext:value-type="float">
            <text:p>1.06E-26</text:p>
          </table:table-cell>
          <table:table-cell office:value-type="float" office:value="-2.5061347484589" calcext:value-type="float">
            <text:p>-2.5061347485</text:p>
          </table:table-cell>
          <table:table-cell office:value-type="float" office:value="-7.6810464859009" calcext:value-type="float">
            <text:p>-7.6810464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129600524902" calcext:value-type="float">
            <text:p>-0.5412960052</text:p>
          </table:table-cell>
          <table:table-cell office:value-type="float" office:value="-2.006697283279E-027" calcext:value-type="float">
            <text:p>-2.01E-27</text:p>
          </table:table-cell>
          <table:table-cell office:value-type="float" office:value="-1.8852584454815E-024" calcext:value-type="float">
            <text:p>-1.89E-24</text:p>
          </table:table-cell>
          <table:table-cell office:value-type="float" office:value="-7.547155380249" calcext:value-type="float">
            <text:p>-7.5471553802</text:p>
          </table:table-cell>
          <table:table-cell office:value-type="float" office:value="1.3517155647278" calcext:value-type="float">
            <text:p>1.3517155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237092494965" calcext:value-type="float">
            <text:p>-0.53237092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1156348390856E-025" calcext:value-type="float">
            <text:p>-8.12E-25</text:p>
          </table:table-cell>
          <table:table-cell office:value-type="float" office:value="-0.34131243824959" calcext:value-type="float">
            <text:p>-0.3413124382</text:p>
          </table:table-cell>
          <table:table-cell office:value-type="float" office:value="1.590850353241" calcext:value-type="float">
            <text:p>1.5908503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374190092087" calcext:value-type="float">
            <text:p>-0.52374190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7305843830109" calcext:value-type="float">
            <text:p>-2.730584383</text:p>
          </table:table-cell>
          <table:table-cell office:value-type="float" office:value="2.73890376091" calcext:value-type="float">
            <text:p>2.73890376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460102081299" calcext:value-type="float">
            <text:p>0.48460102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591077854496E-023" calcext:value-type="float">
            <text:p>-1.36E-23</text:p>
          </table:table-cell>
          <table:table-cell office:value-type="float" office:value="-6.2760310173035" calcext:value-type="float">
            <text:p>-6.2760310173</text:p>
          </table:table-cell>
          <table:table-cell office:value-type="float" office:value="3.2243971824646" calcext:value-type="float">
            <text:p>3.2243971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885621547699" calcext:value-type="float">
            <text:p>0.4688562155</text:p>
          </table:table-cell>
          <table:table-cell office:value-type="float" office:value="1.4168632899922E-023" calcext:value-type="float">
            <text:p>1.4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4067438840866" calcext:value-type="float">
            <text:p>0.5406743884</text:p>
          </table:table-cell>
          <table:table-cell office:value-type="float" office:value="2.4512360095978" calcext:value-type="float">
            <text:p>2.4512360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686319828033" calcext:value-type="float">
            <text:p>-0.546863198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4244002975483E-026" calcext:value-type="float">
            <text:p>8.42E-26</text:p>
          </table:table-cell>
          <table:table-cell office:value-type="float" office:value="1.0316519737244" calcext:value-type="float">
            <text:p>1.0316519737</text:p>
          </table:table-cell>
          <table:table-cell office:value-type="float" office:value="-3.472713470459" calcext:value-type="float">
            <text:p>-3.4727134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816194057465" calcext:value-type="float">
            <text:p>-0.2181619406</text:p>
          </table:table-cell>
          <table:table-cell office:value-type="float" office:value="-7.0609662657742E-025" calcext:value-type="float">
            <text:p>-7.0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138991355896" calcext:value-type="float">
            <text:p>-5.1389913559</text:p>
          </table:table-cell>
          <table:table-cell office:value-type="float" office:value="3.8040962219238" calcext:value-type="float">
            <text:p>3.8040962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844381332397" calcext:value-type="float">
            <text:p>-0.5284438133</text:p>
          </table:table-cell>
          <table:table-cell office:value-type="float" office:value="-4.5378592484115E-025" calcext:value-type="float">
            <text:p>-4.54E-25</text:p>
          </table:table-cell>
          <table:table-cell office:value-type="float" office:value="-5.7241459111001E-024" calcext:value-type="float">
            <text:p>-5.72E-24</text:p>
          </table:table-cell>
          <table:table-cell office:value-type="float" office:value="-1.8293391466141" calcext:value-type="float">
            <text:p>-1.8293391466</text:p>
          </table:table-cell>
          <table:table-cell office:value-type="float" office:value="-0.1817984431982" calcext:value-type="float">
            <text:p>-0.1817984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46261072159" calcext:value-type="float">
            <text:p>0.48046261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262459700625E-024" calcext:value-type="float">
            <text:p>1.33E-24</text:p>
          </table:table-cell>
          <table:table-cell office:value-type="float" office:value="-3.035327911377" calcext:value-type="float">
            <text:p>-3.0353279114</text:p>
          </table:table-cell>
          <table:table-cell office:value-type="float" office:value="-3.489940404892" calcext:value-type="float">
            <text:p>-3.4899404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523635864258" calcext:value-type="float">
            <text:p>-0.5352363586</text:p>
          </table:table-cell>
          <table:table-cell office:value-type="float" office:value="9.695136023907E-025" calcext:value-type="float">
            <text:p>9.7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366206645966" calcext:value-type="float">
            <text:p>-1.7366206646</text:p>
          </table:table-cell>
          <table:table-cell office:value-type="float" office:value="-1.8219294548035" calcext:value-type="float">
            <text:p>-1.8219294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4913110733" calcext:value-type="float">
            <text:p>0.4734913111</text:p>
          </table:table-cell>
          <table:table-cell office:value-type="float" office:value="-2.6154939692397E-024" calcext:value-type="float">
            <text:p>-2.62E-24</text:p>
          </table:table-cell>
          <table:table-cell office:value-type="float" office:value="1.388335535583E-025" calcext:value-type="float">
            <text:p>1.39E-25</text:p>
          </table:table-cell>
          <table:table-cell office:value-type="float" office:value="3.0560853481293" calcext:value-type="float">
            <text:p>3.0560853481</text:p>
          </table:table-cell>
          <table:table-cell office:value-type="float" office:value="5.8008184432983" calcext:value-type="float">
            <text:p>5.8008184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219132661819" calcext:value-type="float">
            <text:p>-0.542191326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477631134287E-024" calcext:value-type="float">
            <text:p>-2.65E-24</text:p>
          </table:table-cell>
          <table:table-cell office:value-type="float" office:value="0.6286438703537" calcext:value-type="float">
            <text:p>0.6286438704</text:p>
          </table:table-cell>
          <table:table-cell office:value-type="float" office:value="1.8820400238037" calcext:value-type="float">
            <text:p>1.8820400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1723045408726" calcext:value-type="float">
            <text:p>-0.2172304541</text:p>
          </table:table-cell>
          <table:table-cell office:value-type="float" office:value="-1.6624644536283E-025" calcext:value-type="float">
            <text:p>-1.6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375535488129" calcext:value-type="float">
            <text:p>-3.0375535488</text:p>
          </table:table-cell>
          <table:table-cell office:value-type="float" office:value="-0.55257427692413" calcext:value-type="float">
            <text:p>-0.5525742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545838356018" calcext:value-type="float">
            <text:p>0.4754583836</text:p>
          </table:table-cell>
          <table:table-cell office:value-type="float" office:value="-1.1202131770334E-025" calcext:value-type="float">
            <text:p>-1.1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059962272644" calcext:value-type="float">
            <text:p>-6.0059962273</text:p>
          </table:table-cell>
          <table:table-cell office:value-type="float" office:value="1.3713088035583" calcext:value-type="float">
            <text:p>1.3713088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021024703979" calcext:value-type="float">
            <text:p>-0.540210247</text:p>
          </table:table-cell>
          <table:table-cell office:value-type="float" office:value="6.6106696699321E-025" calcext:value-type="float">
            <text:p>6.61E-25</text:p>
          </table:table-cell>
          <table:table-cell office:value-type="float" office:value="-2.1696105571242E-025" calcext:value-type="float">
            <text:p>-2.17E-25</text:p>
          </table:table-cell>
          <table:table-cell office:value-type="float" office:value="-2.2420597076416" calcext:value-type="float">
            <text:p>-2.2420597076</text:p>
          </table:table-cell>
          <table:table-cell office:value-type="float" office:value="-3.9354314804077" calcext:value-type="float">
            <text:p>-3.9354314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083384037018" calcext:value-type="float">
            <text:p>-0.5308338404</text:p>
          </table:table-cell>
          <table:table-cell office:value-type="float" office:value="-6.8755735992479E-024" calcext:value-type="float">
            <text:p>-6.8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4456850290298" calcext:value-type="float">
            <text:p>0.6445685029</text:p>
          </table:table-cell>
          <table:table-cell office:value-type="float" office:value="0.33366200327873" calcext:value-type="float">
            <text:p>0.3336620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82723474503" calcext:value-type="float">
            <text:p>-0.2198272347</text:p>
          </table:table-cell>
          <table:table-cell office:value-type="float" office:value="1.2601266466583E-023" calcext:value-type="float">
            <text:p>1.2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495111465454" calcext:value-type="float">
            <text:p>-2.8495111465</text:p>
          </table:table-cell>
          <table:table-cell office:value-type="float" office:value="-6.3041801452637" calcext:value-type="float">
            <text:p>-6.3041801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396417617798" calcext:value-type="float">
            <text:p>-0.5139641762</text:p>
          </table:table-cell>
          <table:table-cell office:value-type="float" office:value="1.9132905437928E-025" calcext:value-type="float">
            <text:p>1.91E-25</text:p>
          </table:table-cell>
          <table:table-cell office:value-type="float" office:value="-1.2827104130328E-024" calcext:value-type="float">
            <text:p>-1.28E-24</text:p>
          </table:table-cell>
          <table:table-cell office:value-type="float" office:value="-0.95112669467926" calcext:value-type="float">
            <text:p>-0.9511266947</text:p>
          </table:table-cell>
          <table:table-cell office:value-type="float" office:value="0.69282269477844" calcext:value-type="float">
            <text:p>0.6928226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8713555336" calcext:value-type="float">
            <text:p>-0.50587135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592779636383" calcext:value-type="float">
            <text:p>-2.3592779636</text:p>
          </table:table-cell>
          <table:table-cell office:value-type="float" office:value="-0.41761603951454" calcext:value-type="float">
            <text:p>-0.4176160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804046750069" calcext:value-type="float">
            <text:p>-0.4980404675</text:p>
          </table:table-cell>
          <table:table-cell office:value-type="float" office:value="-4.0585315851811E-025" calcext:value-type="float">
            <text:p>-4.0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746020078659" calcext:value-type="float">
            <text:p>1.5746020079</text:p>
          </table:table-cell>
          <table:table-cell office:value-type="float" office:value="-0.29592204093933" calcext:value-type="float">
            <text:p>-0.2959220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366730332375" calcext:value-type="float">
            <text:p>-0.2136673033</text:p>
          </table:table-cell>
          <table:table-cell office:value-type="float" office:value="-2.8516915460373E-024" calcext:value-type="float">
            <text:p>-2.8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476049423218" calcext:value-type="float">
            <text:p>-2.1476049423</text:p>
          </table:table-cell>
          <table:table-cell office:value-type="float" office:value="-1.3832255601883" calcext:value-type="float">
            <text:p>-1.383225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26346492767" calcext:value-type="float">
            <text:p>-0.2122634649</text:p>
          </table:table-cell>
          <table:table-cell office:value-type="float" office:value="-2.1561313894443E-024" calcext:value-type="float">
            <text:p>-2.16E-24</text:p>
          </table:table-cell>
          <table:table-cell office:value-type="float" office:value="-9.4013523898891E-024" calcext:value-type="float">
            <text:p>-9.40E-24</text:p>
          </table:table-cell>
          <table:table-cell office:value-type="float" office:value="2.4885442256927" calcext:value-type="float">
            <text:p>2.4885442257</text:p>
          </table:table-cell>
          <table:table-cell office:value-type="float" office:value="-0.9216376543045" calcext:value-type="float">
            <text:p>-0.9216376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31583404541" calcext:value-type="float">
            <text:p>0.5243158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953989365137E-023" calcext:value-type="float">
            <text:p>3.90E-23</text:p>
          </table:table-cell>
          <table:table-cell office:value-type="float" office:value="-0.68775182962418" calcext:value-type="float">
            <text:p>-0.6877518296</text:p>
          </table:table-cell>
          <table:table-cell office:value-type="float" office:value="-0.83636397123337" calcext:value-type="float">
            <text:p>-0.8363639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75169038773" calcext:value-type="float">
            <text:p>0.5087516904</text:p>
          </table:table-cell>
          <table:table-cell office:value-type="float" office:value="6.8427249381165E-025" calcext:value-type="float">
            <text:p>6.8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808469295502" calcext:value-type="float">
            <text:p>-1.1808469296</text:p>
          </table:table-cell>
          <table:table-cell office:value-type="float" office:value="1.6410882472992" calcext:value-type="float">
            <text:p>1.6410882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03405404091" calcext:value-type="float">
            <text:p>-0.223034054</text:p>
          </table:table-cell>
          <table:table-cell office:value-type="float" office:value="2.8849905481381E-025" calcext:value-type="float">
            <text:p>2.8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3430490493774" calcext:value-type="float">
            <text:p>5.3430490494</text:p>
          </table:table-cell>
          <table:table-cell office:value-type="float" office:value="-2.5569050312042" calcext:value-type="float">
            <text:p>-2.5569050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089229524136" calcext:value-type="float">
            <text:p>-0.2208922952</text:p>
          </table:table-cell>
          <table:table-cell office:value-type="float" office:value="4.7497985635127E-025" calcext:value-type="float">
            <text:p>4.7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2490100860596" calcext:value-type="float">
            <text:p>5.2490100861</text:p>
          </table:table-cell>
          <table:table-cell office:value-type="float" office:value="1.4523593187332" calcext:value-type="float">
            <text:p>1.4523593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127590656281" calcext:value-type="float">
            <text:p>-0.4912759066</text:p>
          </table:table-cell>
          <table:table-cell office:value-type="float" office:value="-3.6827446767741E-024" calcext:value-type="float">
            <text:p>-3.68E-24</text:p>
          </table:table-cell>
          <table:table-cell office:value-type="float" office:value="1.0800295639457E-024" calcext:value-type="float">
            <text:p>1.08E-24</text:p>
          </table:table-cell>
          <table:table-cell office:value-type="float" office:value="-0.36590674519539" calcext:value-type="float">
            <text:p>-0.3659067452</text:p>
          </table:table-cell>
          <table:table-cell office:value-type="float" office:value="-2.9613406658173" calcext:value-type="float">
            <text:p>-2.9613406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389729857445" calcext:value-type="float">
            <text:p>-0.4838972986</text:p>
          </table:table-cell>
          <table:table-cell office:value-type="float" office:value="4.9030392316944E-026" calcext:value-type="float">
            <text:p>4.90E-26</text:p>
          </table:table-cell>
          <table:table-cell office:value-type="float" office:value="7.3223666665947E-025" calcext:value-type="float">
            <text:p>7.32E-25</text:p>
          </table:table-cell>
          <table:table-cell office:value-type="float" office:value="-4.3259925842285" calcext:value-type="float">
            <text:p>-4.3259925842</text:p>
          </table:table-cell>
          <table:table-cell office:value-type="float" office:value="-2.6167523860931" calcext:value-type="float">
            <text:p>-2.616752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32595205307" calcext:value-type="float">
            <text:p>0.52325952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0907156467438" calcext:value-type="float">
            <text:p>-2.0907156467</text:p>
          </table:table-cell>
          <table:table-cell office:value-type="float" office:value="1.0489953756332" calcext:value-type="float">
            <text:p>1.0489953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769948959351" calcext:value-type="float">
            <text:p>0.5076994896</text:p>
          </table:table-cell>
          <table:table-cell office:value-type="float" office:value="2.2391154151538E-024" calcext:value-type="float">
            <text:p>2.24E-24</text:p>
          </table:table-cell>
          <table:table-cell office:value-type="float" office:value="1.760200483949E-023" calcext:value-type="float">
            <text:p>1.76E-23</text:p>
          </table:table-cell>
          <table:table-cell office:value-type="float" office:value="-2.4437701702118" calcext:value-type="float">
            <text:p>-2.4437701702</text:p>
          </table:table-cell>
          <table:table-cell office:value-type="float" office:value="1.0652817487717" calcext:value-type="float">
            <text:p>1.0652817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211955070496" calcext:value-type="float">
            <text:p>0.4921195507</text:p>
          </table:table-cell>
          <table:table-cell office:value-type="float" office:value="-7.2980835557798E-024" calcext:value-type="float">
            <text:p>-7.30E-24</text:p>
          </table:table-cell>
          <table:table-cell office:value-type="float" office:value="9.9705175051583E-025" calcext:value-type="float">
            <text:p>9.97E-25</text:p>
          </table:table-cell>
          <table:table-cell office:value-type="float" office:value="-1.822207570076" calcext:value-type="float">
            <text:p>-1.8222075701</text:p>
          </table:table-cell>
          <table:table-cell office:value-type="float" office:value="4.5065369606018" calcext:value-type="float">
            <text:p>4.5065369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53996944427" calcext:value-type="float">
            <text:p>0.4765399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0248227119446" calcext:value-type="float">
            <text:p>-1.0248227119</text:p>
          </table:table-cell>
          <table:table-cell office:value-type="float" office:value="5.1564245223999" calcext:value-type="float">
            <text:p>5.1564245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491558432579" calcext:value-type="float">
            <text:p>-0.23491558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13727322220802" calcext:value-type="float">
            <text:p>0.1372732222</text:p>
          </table:table-cell>
          <table:table-cell office:value-type="float" office:value="2.0349764823914" calcext:value-type="float">
            <text:p>2.0349764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964466810226" calcext:value-type="float">
            <text:p>-0.5296446681</text:p>
          </table:table-cell>
          <table:table-cell office:value-type="float" office:value="-1.6022244218039E-024" calcext:value-type="float">
            <text:p>-1.6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4241485595703" calcext:value-type="float">
            <text:p>0.842414856</text:p>
          </table:table-cell>
          <table:table-cell office:value-type="float" office:value="-4.5964965820312" calcext:value-type="float">
            <text:p>-4.596496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100646495819" calcext:value-type="float">
            <text:p>-0.521006465</text:p>
          </table:table-cell>
          <table:table-cell office:value-type="float" office:value="3.803543341621E-024" calcext:value-type="float">
            <text:p>3.80E-24</text:p>
          </table:table-cell>
          <table:table-cell office:value-type="float" office:value="1.1268288357556E-024" calcext:value-type="float">
            <text:p>1.13E-24</text:p>
          </table:table-cell>
          <table:table-cell office:value-type="float" office:value="-0.063633903861046" calcext:value-type="float">
            <text:p>-0.0636339039</text:p>
          </table:table-cell>
          <table:table-cell office:value-type="float" office:value="2.9141738414764" calcext:value-type="float">
            <text:p>2.9141738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733252286911" calcext:value-type="float">
            <text:p>0.48733252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1345561607554E-023" calcext:value-type="float">
            <text:p>9.13E-23</text:p>
          </table:table-cell>
          <table:table-cell office:value-type="float" office:value="1.0452091693878" calcext:value-type="float">
            <text:p>1.0452091694</text:p>
          </table:table-cell>
          <table:table-cell office:value-type="float" office:value="-0.20883916318417" calcext:value-type="float">
            <text:p>-0.2088391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78310155869" calcext:value-type="float">
            <text:p>0.4717831016</text:p>
          </table:table-cell>
          <table:table-cell office:value-type="float" office:value="1.2322328800371E-024" calcext:value-type="float">
            <text:p>1.23E-24</text:p>
          </table:table-cell>
          <table:table-cell office:value-type="float" office:value="-4.8548516435775E-023" calcext:value-type="float">
            <text:p>-4.85E-23</text:p>
          </table:table-cell>
          <table:table-cell office:value-type="float" office:value="-2.3284368515015" calcext:value-type="float">
            <text:p>-2.3284368515</text:p>
          </table:table-cell>
          <table:table-cell office:value-type="float" office:value="1.6908560991287" calcext:value-type="float">
            <text:p>1.6908560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86043310165" calcext:value-type="float">
            <text:p>-0.2338604331</text:p>
          </table:table-cell>
          <table:table-cell office:value-type="float" office:value="-8.883467414422E-023" calcext:value-type="float">
            <text:p>-8.88E-23</text:p>
          </table:table-cell>
          <table:table-cell office:value-type="float" office:value="-1.414761133452E-023" calcext:value-type="float">
            <text:p>-1.41E-23</text:p>
          </table:table-cell>
          <table:table-cell office:value-type="float" office:value="-0.33677893877029" calcext:value-type="float">
            <text:p>-0.3367789388</text:p>
          </table:table-cell>
          <table:table-cell office:value-type="float" office:value="-2.3945543766022" calcext:value-type="float">
            <text:p>-2.3945543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064514994621" calcext:value-type="float">
            <text:p>-0.230645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194173812866" calcext:value-type="float">
            <text:p>-1.4194173813</text:p>
          </table:table-cell>
          <table:table-cell office:value-type="float" office:value="6.8634195327759" calcext:value-type="float">
            <text:p>6.8634195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21795129776" calcext:value-type="float">
            <text:p>0.4742179513</text:p>
          </table:table-cell>
          <table:table-cell office:value-type="float" office:value="1.3919159780166E-025" calcext:value-type="float">
            <text:p>1.3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30838727951" calcext:value-type="float">
            <text:p>-1.530838728</text:p>
          </table:table-cell>
          <table:table-cell office:value-type="float" office:value="-3.4766836166382" calcext:value-type="float">
            <text:p>-3.4766836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53825306892" calcext:value-type="float">
            <text:p>-0.23253825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0841178894043" calcext:value-type="float">
            <text:p>2.0841178894</text:p>
          </table:table-cell>
          <table:table-cell office:value-type="float" office:value="0.1464034318924" calcext:value-type="float">
            <text:p>0.14640343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212606906891" calcext:value-type="float">
            <text:p>-0.5321260691</text:p>
          </table:table-cell>
          <table:table-cell office:value-type="float" office:value="7.0307961571945E-026" calcext:value-type="float">
            <text:p>7.0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368812084198" calcext:value-type="float">
            <text:p>-5.3688120842</text:p>
          </table:table-cell>
          <table:table-cell office:value-type="float" office:value="2.7833397388458" calcext:value-type="float">
            <text:p>2.7833397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341878414154" calcext:value-type="float">
            <text:p>-0.5234187841</text:p>
          </table:table-cell>
          <table:table-cell office:value-type="float" office:value="6.9803067173296E-025" calcext:value-type="float">
            <text:p>6.98E-25</text:p>
          </table:table-cell>
          <table:table-cell office:value-type="float" office:value="-5.4801027181696E-024" calcext:value-type="float">
            <text:p>-5.48E-24</text:p>
          </table:table-cell>
          <table:table-cell office:value-type="float" office:value="-2.9840307235718" calcext:value-type="float">
            <text:p>-2.9840307236</text:p>
          </table:table-cell>
          <table:table-cell office:value-type="float" office:value="0.45725220441818" calcext:value-type="float">
            <text:p>0.4572522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46002542973" calcext:value-type="float">
            <text:p>-0.21946002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4554479552606E-025" calcext:value-type="float">
            <text:p>5.46E-25</text:p>
          </table:table-cell>
          <table:table-cell office:value-type="float" office:value="-1.0977591276169" calcext:value-type="float">
            <text:p>-1.0977591276</text:p>
          </table:table-cell>
          <table:table-cell office:value-type="float" office:value="-4.4142956733704" calcext:value-type="float">
            <text:p>-4.4142956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1354004740715" calcext:value-type="float">
            <text:p>-0.21354004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419992685318" calcext:value-type="float">
            <text:p>1.2419992685</text:p>
          </table:table-cell>
          <table:table-cell office:value-type="float" office:value="0.58112913370132" calcext:value-type="float">
            <text:p>0.5811291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626389026642" calcext:value-type="float">
            <text:p>-0.2162638903</text:p>
          </table:table-cell>
          <table:table-cell office:value-type="float" office:value="7.6080191168321E-024" calcext:value-type="float">
            <text:p>7.61E-24</text:p>
          </table:table-cell>
          <table:table-cell office:value-type="float" office:value="7.4629220372686E-023" calcext:value-type="float">
            <text:p>7.46E-23</text:p>
          </table:table-cell>
          <table:table-cell office:value-type="float" office:value="-0.059654861688614" calcext:value-type="float">
            <text:p>-0.0596548617</text:p>
          </table:table-cell>
          <table:table-cell office:value-type="float" office:value="-0.9395090341568" calcext:value-type="float">
            <text:p>-0.9395090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749127388" calcext:value-type="float">
            <text:p>0.5087491274</text:p>
          </table:table-cell>
          <table:table-cell office:value-type="float" office:value="-2.0429328077735E-024" calcext:value-type="float">
            <text:p>-2.04E-24</text:p>
          </table:table-cell>
          <table:table-cell office:value-type="float" office:value="-2.3065287859869E-023" calcext:value-type="float">
            <text:p>-2.31E-23</text:p>
          </table:table-cell>
          <table:table-cell office:value-type="float" office:value="4.7644629478455" calcext:value-type="float">
            <text:p>4.7644629478</text:p>
          </table:table-cell>
          <table:table-cell office:value-type="float" office:value="0.060343824326992" calcext:value-type="float">
            <text:p>0.0603438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24345588684" calcext:value-type="float">
            <text:p>0.4932434559</text:p>
          </table:table-cell>
          <table:table-cell office:value-type="float" office:value="-7.5571991195959E-024" calcext:value-type="float">
            <text:p>-7.56E-24</text:p>
          </table:table-cell>
          <table:table-cell office:value-type="float" office:value="-1.2564175015681E-023" calcext:value-type="float">
            <text:p>-1.26E-23</text:p>
          </table:table-cell>
          <table:table-cell office:value-type="float" office:value="-0.17437186837196" calcext:value-type="float">
            <text:p>-0.1743718684</text:p>
          </table:table-cell>
          <table:table-cell office:value-type="float" office:value="-3.3091907501221" calcext:value-type="float">
            <text:p>-3.3091907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226489782333" calcext:value-type="float">
            <text:p>-0.5222648978</text:p>
          </table:table-cell>
          <table:table-cell office:value-type="float" office:value="1.5550023852601E-027" calcext:value-type="float">
            <text:p>1.56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7172260284424" calcext:value-type="float">
            <text:p>5.7172260284</text:p>
          </table:table-cell>
          <table:table-cell office:value-type="float" office:value="-0.49999275803566" calcext:value-type="float">
            <text:p>-0.499992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43507409096" calcext:value-type="float">
            <text:p>-0.2234350741</text:p>
          </table:table-cell>
          <table:table-cell office:value-type="float" office:value="-8.7091663886029E-025" calcext:value-type="float">
            <text:p>-8.71E-25</text:p>
          </table:table-cell>
          <table:table-cell office:value-type="float" office:value="-6.1318937162973E-025" calcext:value-type="float">
            <text:p>-6.13E-25</text:p>
          </table:table-cell>
          <table:table-cell office:value-type="float" office:value="0.60061180591583" calcext:value-type="float">
            <text:p>0.6006118059</text:p>
          </table:table-cell>
          <table:table-cell office:value-type="float" office:value="2.8193001747131" calcext:value-type="float">
            <text:p>2.8193001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78272342682" calcext:value-type="float">
            <text:p>-0.50578272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036371231079" calcext:value-type="float">
            <text:p>1.2036371231</text:p>
          </table:table-cell>
          <table:table-cell office:value-type="float" office:value="2.1155014038086" calcext:value-type="float">
            <text:p>2.1155014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797269701958" calcext:value-type="float">
            <text:p>-0.497972697</text:p>
          </table:table-cell>
          <table:table-cell office:value-type="float" office:value="-3.5768669831487E-026" calcext:value-type="float">
            <text:p>-3.58E-26</text:p>
          </table:table-cell>
          <table:table-cell office:value-type="float" office:value="7.1511912457328E-025" calcext:value-type="float">
            <text:p>7.15E-25</text:p>
          </table:table-cell>
          <table:table-cell office:value-type="float" office:value="-6.0492086410522" calcext:value-type="float">
            <text:p>-6.0492086411</text:p>
          </table:table-cell>
          <table:table-cell office:value-type="float" office:value="0.18785330653191" calcext:value-type="float">
            <text:p>0.1878533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010097980499" calcext:value-type="float">
            <text:p>-0.49010097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9988817887666E-024" calcext:value-type="float">
            <text:p>5.00E-24</text:p>
          </table:table-cell>
          <table:table-cell office:value-type="float" office:value="4.2690691947937" calcext:value-type="float">
            <text:p>4.2690691948</text:p>
          </table:table-cell>
          <table:table-cell office:value-type="float" office:value="0.76734948158264" calcext:value-type="float">
            <text:p>0.7673494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748585700989" calcext:value-type="float">
            <text:p>0.517485857</text:p>
          </table:table-cell>
          <table:table-cell office:value-type="float" office:value="3.0227274032303E-027" calcext:value-type="float">
            <text:p>3.02E-27</text:p>
          </table:table-cell>
          <table:table-cell office:value-type="float" office:value="7.0969126850729E-025" calcext:value-type="float">
            <text:p>7.10E-25</text:p>
          </table:table-cell>
          <table:table-cell office:value-type="float" office:value="-5.0462741851807" calcext:value-type="float">
            <text:p>-5.0462741852</text:p>
          </table:table-cell>
          <table:table-cell office:value-type="float" office:value="-0.25669717788696" calcext:value-type="float">
            <text:p>-0.2566971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819648146629" calcext:value-type="float">
            <text:p>-0.2181964815</text:p>
          </table:table-cell>
          <table:table-cell office:value-type="float" office:value="3.4360997620299E-027" calcext:value-type="float">
            <text:p>3.44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6168098449707" calcext:value-type="float">
            <text:p>-5.616809845</text:p>
          </table:table-cell>
          <table:table-cell office:value-type="float" office:value="0.22356803715229" calcext:value-type="float">
            <text:p>0.2235680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925326347351" calcext:value-type="float">
            <text:p>0.5092532635</text:p>
          </table:table-cell>
          <table:table-cell office:value-type="float" office:value="-1.1315932795218E-023" calcext:value-type="float">
            <text:p>-1.13E-23</text:p>
          </table:table-cell>
          <table:table-cell office:value-type="float" office:value="8.0587324284474E-024" calcext:value-type="float">
            <text:p>8.06E-24</text:p>
          </table:table-cell>
          <table:table-cell office:value-type="float" office:value="1.1171752214432" calcext:value-type="float">
            <text:p>1.1171752214</text:p>
          </table:table-cell>
          <table:table-cell office:value-type="float" office:value="-3.0383186340332" calcext:value-type="float">
            <text:p>-3.038318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224685549736" calcext:value-type="float">
            <text:p>-0.2222468555</text:p>
          </table:table-cell>
          <table:table-cell office:value-type="float" office:value="-2.0680856069216E-026" calcext:value-type="float">
            <text:p>-2.0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9031853675842" calcext:value-type="float">
            <text:p>-5.9031853676</text:p>
          </table:table-cell>
          <table:table-cell office:value-type="float" office:value="-0.9408695101738" calcext:value-type="float">
            <text:p>-0.9408695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191003084183" calcext:value-type="float">
            <text:p>0.5019100308</text:p>
          </table:table-cell>
          <table:table-cell office:value-type="float" office:value="7.6985340031732E-025" calcext:value-type="float">
            <text:p>7.7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93769228458405" calcext:value-type="float">
            <text:p>-0.9376922846</text:p>
          </table:table-cell>
          <table:table-cell office:value-type="float" office:value="-1.9715869426727" calcext:value-type="float">
            <text:p>-1.9715869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388782262802" calcext:value-type="float">
            <text:p>-0.5138878226</text:p>
          </table:table-cell>
          <table:table-cell office:value-type="float" office:value="3.4637536354335E-025" calcext:value-type="float">
            <text:p>3.46E-25</text:p>
          </table:table-cell>
          <table:table-cell office:value-type="float" office:value="4.1283866974526E-025" calcext:value-type="float">
            <text:p>4.13E-25</text:p>
          </table:table-cell>
          <table:table-cell office:value-type="float" office:value="1.1574351787567" calcext:value-type="float">
            <text:p>1.1574351788</text:p>
          </table:table-cell>
          <table:table-cell office:value-type="float" office:value="1.5646378993988" calcext:value-type="float">
            <text:p>1.5646378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47826290131" calcext:value-type="float">
            <text:p>-0.50547826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8205419778824" calcext:value-type="float">
            <text:p>0.5820541978</text:p>
          </table:table-cell>
          <table:table-cell office:value-type="float" office:value="1.8108847141266" calcext:value-type="float">
            <text:p>1.8108847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60895490646" calcext:value-type="float">
            <text:p>0.5026089549</text:p>
          </table:table-cell>
          <table:table-cell office:value-type="float" office:value="-1.4597102700593E-023" calcext:value-type="float">
            <text:p>-1.4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221184015274" calcext:value-type="float">
            <text:p>1.8221184015</text:p>
          </table:table-cell>
          <table:table-cell office:value-type="float" office:value="0.24990007281303" calcext:value-type="float">
            <text:p>0.2499000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285976171494" calcext:value-type="float">
            <text:p>-0.5128597617</text:p>
          </table:table-cell>
          <table:table-cell office:value-type="float" office:value="-5.6311190204657E-026" calcext:value-type="float">
            <text:p>-5.63E-26</text:p>
          </table:table-cell>
          <table:table-cell office:value-type="float" office:value="-1.1779170456995E-024" calcext:value-type="float">
            <text:p>-1.18E-24</text:p>
          </table:table-cell>
          <table:table-cell office:value-type="float" office:value="1.8394014835358" calcext:value-type="float">
            <text:p>1.8394014835</text:p>
          </table:table-cell>
          <table:table-cell office:value-type="float" office:value="-0.9162015914917" calcext:value-type="float">
            <text:p>-0.9162015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0485336780548" calcext:value-type="float">
            <text:p>-0.5048533678</text:p>
          </table:table-cell>
          <table:table-cell office:value-type="float" office:value="-8.60166535482E-027" calcext:value-type="float">
            <text:p>-8.6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761347770691" calcext:value-type="float">
            <text:p>-3.9761347771</text:p>
          </table:table-cell>
          <table:table-cell office:value-type="float" office:value="-1.9537757635117" calcext:value-type="float">
            <text:p>-1.9537757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711471796036" calcext:value-type="float">
            <text:p>-0.497114718</text:p>
          </table:table-cell>
          <table:table-cell office:value-type="float" office:value="-1.8965373814892E-024" calcext:value-type="float">
            <text:p>-1.90E-24</text:p>
          </table:table-cell>
          <table:table-cell office:value-type="float" office:value="-4.7854752909893E-025" calcext:value-type="float">
            <text:p>-4.79E-25</text:p>
          </table:table-cell>
          <table:table-cell office:value-type="float" office:value="0.12281043827534" calcext:value-type="float">
            <text:p>0.1228104383</text:p>
          </table:table-cell>
          <table:table-cell office:value-type="float" office:value="2.2985985279083" calcext:value-type="float">
            <text:p>2.2985985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469527482986" calcext:value-type="float">
            <text:p>-0.21469527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5254144668579" calcext:value-type="float">
            <text:p>-5.5254144669</text:p>
          </table:table-cell>
          <table:table-cell office:value-type="float" office:value="1.7584021091461" calcext:value-type="float">
            <text:p>1.7584021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05089569092" calcext:value-type="float">
            <text:p>-0.482050895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305093214751E-024" calcext:value-type="float">
            <text:p>-1.43E-24</text:p>
          </table:table-cell>
          <table:table-cell office:value-type="float" office:value="-3.5047297477722" calcext:value-type="float">
            <text:p>-3.5047297478</text:p>
          </table:table-cell>
          <table:table-cell office:value-type="float" office:value="-0.1858187019825" calcext:value-type="float">
            <text:p>-0.185818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97959136963" calcext:value-type="float">
            <text:p>0.52497959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0267510414124" calcext:value-type="float">
            <text:p>-3.0267510414</text:p>
          </table:table-cell>
          <table:table-cell office:value-type="float" office:value="-1.6048884391785" calcext:value-type="float">
            <text:p>-1.6048884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426445245743" calcext:value-type="float">
            <text:p>-0.21426445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849094959873E-027" calcext:value-type="float">
            <text:p>3.68E-27</text:p>
          </table:table-cell>
          <table:table-cell office:value-type="float" office:value="-4.9204864501953" calcext:value-type="float">
            <text:p>-4.9204864502</text:p>
          </table:table-cell>
          <table:table-cell office:value-type="float" office:value="-5.2667179107666" calcext:value-type="float">
            <text:p>-5.266717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303331851959" calcext:value-type="float">
            <text:p>-0.21303331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228717911258E-023" calcext:value-type="float">
            <text:p>1.12E-23</text:p>
          </table:table-cell>
          <table:table-cell office:value-type="float" office:value="-1.8964110612869" calcext:value-type="float">
            <text:p>-1.8964110613</text:p>
          </table:table-cell>
          <table:table-cell office:value-type="float" office:value="-0.33313450217247" calcext:value-type="float">
            <text:p>-0.3331345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19281005859" calcext:value-type="float">
            <text:p>0.5241928101</text:p>
          </table:table-cell>
          <table:table-cell office:value-type="float" office:value="2.5421433156895E-024" calcext:value-type="float">
            <text:p>2.5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143103122711" calcext:value-type="float">
            <text:p>1.3143103123</text:p>
          </table:table-cell>
          <table:table-cell office:value-type="float" office:value="1.2073699235916" calcext:value-type="float">
            <text:p>1.2073699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74400138855" calcext:value-type="float">
            <text:p>0.5087440014</text:p>
          </table:table-cell>
          <table:table-cell office:value-type="float" office:value="1.9899099953456E-023" calcext:value-type="float">
            <text:p>1.9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516812324524" calcext:value-type="float">
            <text:p>-1.3516812325</text:p>
          </table:table-cell>
          <table:table-cell office:value-type="float" office:value="-0.046909622848034" calcext:value-type="float">
            <text:p>-0.0469096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26992034912" calcext:value-type="float">
            <text:p>0.4932699203</text:p>
          </table:table-cell>
          <table:table-cell office:value-type="float" office:value="-4.7542102681251E-024" calcext:value-type="float">
            <text:p>-4.75E-24</text:p>
          </table:table-cell>
          <table:table-cell office:value-type="float" office:value="2.5076558946351E-024" calcext:value-type="float">
            <text:p>2.51E-24</text:p>
          </table:table-cell>
          <table:table-cell office:value-type="float" office:value="-1.4271440505981" calcext:value-type="float">
            <text:p>-1.4271440506</text:p>
          </table:table-cell>
          <table:table-cell office:value-type="float" office:value="-5.3888306617737" calcext:value-type="float">
            <text:p>-5.3888306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79101133347" calcext:value-type="float">
            <text:p>0.47779101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5017468929291" calcext:value-type="float">
            <text:p>2.5017468929</text:p>
          </table:table-cell>
          <table:table-cell office:value-type="float" office:value="-1.4008187055588" calcext:value-type="float">
            <text:p>-1.4008187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32861280441" calcext:value-type="float">
            <text:p>0.4623286128</text:p>
          </table:table-cell>
          <table:table-cell office:value-type="float" office:value="-7.4483331592318E-024" calcext:value-type="float">
            <text:p>-7.4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9383456707" calcext:value-type="float">
            <text:p>1.7938345671</text:p>
          </table:table-cell>
          <table:table-cell office:value-type="float" office:value="-2.8621423244476" calcext:value-type="float">
            <text:p>-2.8621423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660077154636" calcext:value-type="float">
            <text:p>-0.23660077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671669838084E-025" calcext:value-type="float">
            <text:p>-7.67E-25</text:p>
          </table:table-cell>
          <table:table-cell office:value-type="float" office:value="-4.2989330291748" calcext:value-type="float">
            <text:p>-4.2989330292</text:p>
          </table:table-cell>
          <table:table-cell office:value-type="float" office:value="4.7737550735474" calcext:value-type="float">
            <text:p>4.7737550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634883642197" calcext:value-type="float">
            <text:p>0.4563488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213173215016E-025" calcext:value-type="float">
            <text:p>1.02E-25</text:p>
          </table:table-cell>
          <table:table-cell office:value-type="float" office:value="2.8377482891083" calcext:value-type="float">
            <text:p>2.8377482891</text:p>
          </table:table-cell>
          <table:table-cell office:value-type="float" office:value="-3.2664229869843" calcext:value-type="float">
            <text:p>-3.266422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722797632217" calcext:value-type="float">
            <text:p>-0.23722797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4868202209473" calcext:value-type="float">
            <text:p>4.4868202209</text:p>
          </table:table-cell>
          <table:table-cell office:value-type="float" office:value="-4.7747721672058" calcext:value-type="float">
            <text:p>-4.7747721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61572623253" calcext:value-type="float">
            <text:p>-0.2336157262</text:p>
          </table:table-cell>
          <table:table-cell office:value-type="float" office:value="1.4873446986579E-023" calcext:value-type="float">
            <text:p>1.49E-23</text:p>
          </table:table-cell>
          <table:table-cell office:value-type="float" office:value="3.0833193304971E-023" calcext:value-type="float">
            <text:p>3.08E-23</text:p>
          </table:table-cell>
          <table:table-cell office:value-type="float" office:value="-0.30825683474541" calcext:value-type="float">
            <text:p>-0.3082568347</text:p>
          </table:table-cell>
          <table:table-cell office:value-type="float" office:value="-1.3140618801117" calcext:value-type="float">
            <text:p>-1.3140618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000347852707" calcext:value-type="float">
            <text:p>-0.5400034785</text:p>
          </table:table-cell>
          <table:table-cell office:value-type="float" office:value="-1.8341004213475E-024" calcext:value-type="float">
            <text:p>-1.83E-24</text:p>
          </table:table-cell>
          <table:table-cell office:value-type="float" office:value="7.6790444549527E-026" calcext:value-type="float">
            <text:p>7.68E-26</text:p>
          </table:table-cell>
          <table:table-cell office:value-type="float" office:value="-0.38717249035835" calcext:value-type="float">
            <text:p>-0.3871724904</text:p>
          </table:table-cell>
          <table:table-cell office:value-type="float" office:value="-7.0905432701111" calcext:value-type="float">
            <text:p>-7.0905432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072196245193" calcext:value-type="float">
            <text:p>-0.5307219625</text:p>
          </table:table-cell>
          <table:table-cell office:value-type="float" office:value="-2.8711150394831E-026" calcext:value-type="float">
            <text:p>-2.87E-26</text:p>
          </table:table-cell>
          <table:table-cell office:value-type="float" office:value="6.1622787894737E-026" calcext:value-type="float">
            <text:p>6.16E-26</text:p>
          </table:table-cell>
          <table:table-cell office:value-type="float" office:value="3.4378640651703" calcext:value-type="float">
            <text:p>3.4378640652</text:p>
          </table:table-cell>
          <table:table-cell office:value-type="float" office:value="4.5179662704468" calcext:value-type="float">
            <text:p>4.5179662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86682844162" calcext:value-type="float">
            <text:p>0.4778668284</text:p>
          </table:table-cell>
          <table:table-cell office:value-type="float" office:value="2.0179953368376E-023" calcext:value-type="float">
            <text:p>2.02E-23</text:p>
          </table:table-cell>
          <table:table-cell office:value-type="float" office:value="-1.1286947876192E-024" calcext:value-type="float">
            <text:p>-1.13E-24</text:p>
          </table:table-cell>
          <table:table-cell office:value-type="float" office:value="1.3277188539505" calcext:value-type="float">
            <text:p>1.327718854</text:p>
          </table:table-cell>
          <table:table-cell office:value-type="float" office:value="3.6605362892151" calcext:value-type="float">
            <text:p>3.6605362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58774256706" calcext:value-type="float">
            <text:p>-0.2265877426</text:p>
          </table:table-cell>
          <table:table-cell office:value-type="float" office:value="1.4366763204878E-023" calcext:value-type="float">
            <text:p>1.44E-23</text:p>
          </table:table-cell>
          <table:table-cell office:value-type="float" office:value="-2.1032071451865E-023" calcext:value-type="float">
            <text:p>-2.10E-23</text:p>
          </table:table-cell>
          <table:table-cell office:value-type="float" office:value="-1.8440800905228" calcext:value-type="float">
            <text:p>-1.8440800905</text:p>
          </table:table-cell>
          <table:table-cell office:value-type="float" office:value="-1.8916877508163" calcext:value-type="float">
            <text:p>-1.8916877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60184383392" calcext:value-type="float">
            <text:p>0.47160184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286785798958E-024" calcext:value-type="float">
            <text:p>-4.33E-24</text:p>
          </table:table-cell>
          <table:table-cell office:value-type="float" office:value="5.8208475112915" calcext:value-type="float">
            <text:p>5.8208475113</text:p>
          </table:table-cell>
          <table:table-cell office:value-type="float" office:value="-0.00088355038315058" calcext:value-type="float">
            <text:p>-0.0008835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6214427948" calcext:value-type="float">
            <text:p>0.45621442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4666882166422E-024" calcext:value-type="float">
            <text:p>9.47E-24</text:p>
          </table:table-cell>
          <table:table-cell office:value-type="float" office:value="-0.014099828898907" calcext:value-type="float">
            <text:p>-0.0140998289</text:p>
          </table:table-cell>
          <table:table-cell office:value-type="float" office:value="-2.0312457084656" calcext:value-type="float">
            <text:p>-2.031245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137727379799" calcext:value-type="float">
            <text:p>-0.2313772738</text:p>
          </table:table-cell>
          <table:table-cell office:value-type="float" office:value="1.5226982889863E-023" calcext:value-type="float">
            <text:p>1.52E-23</text:p>
          </table:table-cell>
          <table:table-cell office:value-type="float" office:value="-3.5436980321638E-025" calcext:value-type="float">
            <text:p>-3.54E-25</text:p>
          </table:table-cell>
          <table:table-cell office:value-type="float" office:value="0.026113748550415" calcext:value-type="float">
            <text:p>0.0261137486</text:p>
          </table:table-cell>
          <table:table-cell office:value-type="float" office:value="4.1452217102051" calcext:value-type="float">
            <text:p>4.1452217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956030845642" calcext:value-type="float">
            <text:p>-0.54956030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1699566841125" calcext:value-type="float">
            <text:p>4.1699566841</text:p>
          </table:table-cell>
          <table:table-cell office:value-type="float" office:value="1.1951818466187" calcext:value-type="float">
            <text:p>1.19518184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121021151543" calcext:value-type="float">
            <text:p>-0.2212102115</text:p>
          </table:table-cell>
          <table:table-cell office:value-type="float" office:value="1.343200563068E-023" calcext:value-type="float">
            <text:p>1.3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1624094247818" calcext:value-type="float">
            <text:p>-0.7162409425</text:p>
          </table:table-cell>
          <table:table-cell office:value-type="float" office:value="1.6640853881836" calcext:value-type="float">
            <text:p>1.6640853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116047382355" calcext:value-type="float">
            <text:p>-0.53116047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428632497787" calcext:value-type="float">
            <text:p>1.0428632498</text:p>
          </table:table-cell>
          <table:table-cell office:value-type="float" office:value="1.365535736084" calcext:value-type="float">
            <text:p>1.3655357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68688201904" calcext:value-type="float">
            <text:p>0.477686882</text:p>
          </table:table-cell>
          <table:table-cell office:value-type="float" office:value="-2.6905087248694E-026" calcext:value-type="float">
            <text:p>-2.69E-26</text:p>
          </table:table-cell>
          <table:table-cell office:value-type="float" office:value="4.319525821243E-024" calcext:value-type="float">
            <text:p>4.32E-24</text:p>
          </table:table-cell>
          <table:table-cell office:value-type="float" office:value="-3.5069987773895" calcext:value-type="float">
            <text:p>-3.5069987774</text:p>
          </table:table-cell>
          <table:table-cell office:value-type="float" office:value="0.092037610709667" calcext:value-type="float">
            <text:p>0.0920376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27872371674" calcext:value-type="float">
            <text:p>0.4622787237</text:p>
          </table:table-cell>
          <table:table-cell office:value-type="float" office:value="-3.9056599559915E-025" calcext:value-type="float">
            <text:p>-3.9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390002727509" calcext:value-type="float">
            <text:p>0.9039000273</text:p>
          </table:table-cell>
          <table:table-cell office:value-type="float" office:value="3.2602274417877" calcext:value-type="float">
            <text:p>3.2602274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957190871239" calcext:value-type="float">
            <text:p>-0.2295719087</text:p>
          </table:table-cell>
          <table:table-cell office:value-type="float" office:value="4.244678599948E-025" calcext:value-type="float">
            <text:p>4.24E-25</text:p>
          </table:table-cell>
          <table:table-cell office:value-type="float" office:value="-2.7058678466941E-025" calcext:value-type="float">
            <text:p>-2.71E-25</text:p>
          </table:table-cell>
          <table:table-cell office:value-type="float" office:value="-1.9203357696533" calcext:value-type="float">
            <text:p>-1.9203357697</text:p>
          </table:table-cell>
          <table:table-cell office:value-type="float" office:value="-2.9589629173279" calcext:value-type="float">
            <text:p>-2.9589629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99257898331" calcext:value-type="float">
            <text:p>-0.543992579</text:p>
          </table:table-cell>
          <table:table-cell office:value-type="float" office:value="3.2423604540883E-027" calcext:value-type="float">
            <text:p>3.24E-27</text:p>
          </table:table-cell>
          <table:table-cell office:value-type="float" office:value="-4.9027591860731E-025" calcext:value-type="float">
            <text:p>-4.90E-25</text:p>
          </table:table-cell>
          <table:table-cell office:value-type="float" office:value="-7.760694026947" calcext:value-type="float">
            <text:p>-7.7606940269</text:p>
          </table:table-cell>
          <table:table-cell office:value-type="float" office:value="-3.8081319332123" calcext:value-type="float">
            <text:p>-3.8081319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533042192459" calcext:value-type="float">
            <text:p>0.46533042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0926042226314E-023" calcext:value-type="float">
            <text:p>-7.09E-23</text:p>
          </table:table-cell>
          <table:table-cell office:value-type="float" office:value="-4.7410383224487" calcext:value-type="float">
            <text:p>-4.7410383224</text:p>
          </table:table-cell>
          <table:table-cell office:value-type="float" office:value="-2.115700006485" calcext:value-type="float">
            <text:p>-2.1157000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0133395195" calcext:value-type="float">
            <text:p>0.45001333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017568245923E-023" calcext:value-type="float">
            <text:p>-1.10E-23</text:p>
          </table:table-cell>
          <table:table-cell office:value-type="float" office:value="-2.4962096214294" calcext:value-type="float">
            <text:p>-2.4962096214</text:p>
          </table:table-cell>
          <table:table-cell office:value-type="float" office:value="0.43342277407646" calcext:value-type="float">
            <text:p>0.4334227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525218486786" calcext:value-type="float">
            <text:p>-0.5652521849</text:p>
          </table:table-cell>
          <table:table-cell office:value-type="float" office:value="-9.5140697664077E-025" calcext:value-type="float">
            <text:p>-9.51E-25</text:p>
          </table:table-cell>
          <table:table-cell office:value-type="float" office:value="-1.6500448247517E-025" calcext:value-type="float">
            <text:p>-1.65E-25</text:p>
          </table:table-cell>
          <table:table-cell office:value-type="float" office:value="0.043094858527184" calcext:value-type="float">
            <text:p>0.0430948585</text:p>
          </table:table-cell>
          <table:table-cell office:value-type="float" office:value="-4.9265713691711" calcext:value-type="float">
            <text:p>-4.9265713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15420436859" calcext:value-type="float">
            <text:p>-0.5551542044</text:p>
          </table:table-cell>
          <table:table-cell office:value-type="float" office:value="-5.1574044723545E-025" calcext:value-type="float">
            <text:p>-5.16E-25</text:p>
          </table:table-cell>
          <table:table-cell office:value-type="float" office:value="7.167709007012E-025" calcext:value-type="float">
            <text:p>7.17E-25</text:p>
          </table:table-cell>
          <table:table-cell office:value-type="float" office:value="2.5404953956604" calcext:value-type="float">
            <text:p>2.5404953957</text:p>
          </table:table-cell>
          <table:table-cell office:value-type="float" office:value="-0.16135984659195" calcext:value-type="float">
            <text:p>-0.1613598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19830083847" calcext:value-type="float">
            <text:p>0.4541983008</text:p>
          </table:table-cell>
          <table:table-cell office:value-type="float" office:value="1.2999142860843E-024" calcext:value-type="float">
            <text:p>1.30E-24</text:p>
          </table:table-cell>
          <table:table-cell office:value-type="float" office:value="1.2114543854827E-026" calcext:value-type="float">
            <text:p>1.21E-26</text:p>
          </table:table-cell>
          <table:table-cell office:value-type="float" office:value="2.2629904747009" calcext:value-type="float">
            <text:p>2.2629904747</text:p>
          </table:table-cell>
          <table:table-cell office:value-type="float" office:value="5.46471118927" calcext:value-type="float">
            <text:p>5.4647111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104534864426" calcext:value-type="float">
            <text:p>-0.5610453486</text:p>
          </table:table-cell>
          <table:table-cell office:value-type="float" office:value="1.8215228230747E-024" calcext:value-type="float">
            <text:p>1.8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244851827621" calcext:value-type="float">
            <text:p>1.8244851828</text:p>
          </table:table-cell>
          <table:table-cell office:value-type="float" office:value="-0.92420589923859" calcext:value-type="float">
            <text:p>-0.9242058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96387159824" calcext:value-type="float">
            <text:p>-0.22396387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175745580707E-023" calcext:value-type="float">
            <text:p>-4.02E-23</text:p>
          </table:table-cell>
          <table:table-cell office:value-type="float" office:value="3.1103568077087" calcext:value-type="float">
            <text:p>3.1103568077</text:p>
          </table:table-cell>
          <table:table-cell office:value-type="float" office:value="-1.9533573389053" calcext:value-type="float">
            <text:p>-1.9533573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71110057831" calcext:value-type="float">
            <text:p>0.4577111006</text:p>
          </table:table-cell>
          <table:table-cell office:value-type="float" office:value="2.4436660618015E-024" calcext:value-type="float">
            <text:p>2.44E-24</text:p>
          </table:table-cell>
          <table:table-cell office:value-type="float" office:value="2.9212380756443E-023" calcext:value-type="float">
            <text:p>2.92E-23</text:p>
          </table:table-cell>
          <table:table-cell office:value-type="float" office:value="1.3815530538559" calcext:value-type="float">
            <text:p>1.3815530539</text:p>
          </table:table-cell>
          <table:table-cell office:value-type="float" office:value="1.4053753614426" calcext:value-type="float">
            <text:p>1.4053753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754494667053" calcext:value-type="float">
            <text:p>-0.5575449467</text:p>
          </table:table-cell>
          <table:table-cell office:value-type="float" office:value="8.2091015443265E-025" calcext:value-type="float">
            <text:p>8.21E-25</text:p>
          </table:table-cell>
          <table:table-cell office:value-type="float" office:value="-8.2138713917899E-024" calcext:value-type="float">
            <text:p>-8.21E-24</text:p>
          </table:table-cell>
          <table:table-cell office:value-type="float" office:value="-0.7789186835289" calcext:value-type="float">
            <text:p>-0.7789186835</text:p>
          </table:table-cell>
          <table:table-cell office:value-type="float" office:value="-1.1999943256378" calcext:value-type="float">
            <text:p>-1.199994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222175121307" calcext:value-type="float">
            <text:p>0.4522217512</text:p>
          </table:table-cell>
          <table:table-cell office:value-type="float" office:value="-2.7987752618791E-026" calcext:value-type="float">
            <text:p>-2.8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1897139549255" calcext:value-type="float">
            <text:p>4.1897139549</text:p>
          </table:table-cell>
          <table:table-cell office:value-type="float" office:value="3.2619822025299" calcext:value-type="float">
            <text:p>3.2619822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033322393894" calcext:value-type="float">
            <text:p>-0.2303332239</text:p>
          </table:table-cell>
          <table:table-cell office:value-type="float" office:value="2.8796825003221E-026" calcext:value-type="float">
            <text:p>2.8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1603240966797" calcext:value-type="float">
            <text:p>-4.1603240967</text:p>
          </table:table-cell>
          <table:table-cell office:value-type="float" office:value="2.3889827728271" calcext:value-type="float">
            <text:p>2.3889827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636714458466" calcext:value-type="float">
            <text:p>0.4463671446</text:p>
          </table:table-cell>
          <table:table-cell office:value-type="float" office:value="7.3039219153393E-024" calcext:value-type="float">
            <text:p>7.30E-24</text:p>
          </table:table-cell>
          <table:table-cell office:value-type="float" office:value="8.2585734571617E-023" calcext:value-type="float">
            <text:p>8.26E-23</text:p>
          </table:table-cell>
          <table:table-cell office:value-type="float" office:value="0.40973794460297" calcext:value-type="float">
            <text:p>0.4097379446</text:p>
          </table:table-cell>
          <table:table-cell office:value-type="float" office:value="-1.9166712760925" calcext:value-type="float">
            <text:p>-1.9166712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43844509125" calcext:value-type="float">
            <text:p>-0.23243844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8449804782867" calcext:value-type="float">
            <text:p>0.5844980478</text:p>
          </table:table-cell>
          <table:table-cell office:value-type="float" office:value="-4.1306495666504" calcext:value-type="float">
            <text:p>-4.1306495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137781858444" calcext:value-type="float">
            <text:p>0.4413778186</text:p>
          </table:table-cell>
          <table:table-cell office:value-type="float" office:value="3.6886658667287E-024" calcext:value-type="float">
            <text:p>3.6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339144229889" calcext:value-type="float">
            <text:p>3.433914423</text:p>
          </table:table-cell>
          <table:table-cell office:value-type="float" office:value="-0.81857639551163" calcext:value-type="float">
            <text:p>-0.8185763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3770403862" calcext:value-type="float">
            <text:p>-0.5737704039</text:p>
          </table:table-cell>
          <table:table-cell office:value-type="float" office:value="-2.0152591974398E-025" calcext:value-type="float">
            <text:p>-2.02E-25</text:p>
          </table:table-cell>
          <table:table-cell office:value-type="float" office:value="-2.8709937890967E-024" calcext:value-type="float">
            <text:p>-2.87E-24</text:p>
          </table:table-cell>
          <table:table-cell office:value-type="float" office:value="-2.8233664035797" calcext:value-type="float">
            <text:p>-2.8233664036</text:p>
          </table:table-cell>
          <table:table-cell office:value-type="float" office:value="-0.14343874156475" calcext:value-type="float">
            <text:p>-0.1434387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342667341232" calcext:value-type="float">
            <text:p>-0.56342667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19895362854" calcext:value-type="float">
            <text:p>3.1989536285</text:p>
          </table:table-cell>
          <table:table-cell office:value-type="float" office:value="-4.9896559715271" calcext:value-type="float">
            <text:p>-4.9896559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074672579765" calcext:value-type="float">
            <text:p>-0.2207467258</text:p>
          </table:table-cell>
          <table:table-cell office:value-type="float" office:value="1.2586118759481E-023" calcext:value-type="float">
            <text:p>1.26E-23</text:p>
          </table:table-cell>
          <table:table-cell office:value-type="float" office:value="3.3935608906946E-024" calcext:value-type="float">
            <text:p>3.39E-24</text:p>
          </table:table-cell>
          <table:table-cell office:value-type="float" office:value="0.88719588518143" calcext:value-type="float">
            <text:p>0.8871958852</text:p>
          </table:table-cell>
          <table:table-cell office:value-type="float" office:value="-4.6713151931763" calcext:value-type="float">
            <text:p>-4.6713151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569121837616" calcext:value-type="float">
            <text:p>0.4556912184</text:p>
          </table:table-cell>
          <table:table-cell office:value-type="float" office:value="9.8269580091763E-026" calcext:value-type="float">
            <text:p>9.8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220391750336" calcext:value-type="float">
            <text:p>2.022039175</text:p>
          </table:table-cell>
          <table:table-cell office:value-type="float" office:value="3.4739770889282" calcext:value-type="float">
            <text:p>3.4739770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98116517067" calcext:value-type="float">
            <text:p>-0.5598116517</text:p>
          </table:table-cell>
          <table:table-cell office:value-type="float" office:value="7.9129069541671E-025" calcext:value-type="float">
            <text:p>7.91E-25</text:p>
          </table:table-cell>
          <table:table-cell office:value-type="float" office:value="1.6363700365155E-027" calcext:value-type="float">
            <text:p>1.64E-27</text:p>
          </table:table-cell>
          <table:table-cell office:value-type="float" office:value="-0.87292265892029" calcext:value-type="float">
            <text:p>-0.8729226589</text:p>
          </table:table-cell>
          <table:table-cell office:value-type="float" office:value="-6.0842261314392" calcext:value-type="float">
            <text:p>-6.0842261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65052604675" calcext:value-type="float">
            <text:p>0.449650526</text:p>
          </table:table-cell>
          <table:table-cell office:value-type="float" office:value="-2.4637532214616E-024" calcext:value-type="float">
            <text:p>-2.4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59267950058" calcext:value-type="float">
            <text:p>3.8592679501</text:p>
          </table:table-cell>
          <table:table-cell office:value-type="float" office:value="1.1942229270935" calcext:value-type="float">
            <text:p>1.1942229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451142311096" calcext:value-type="float">
            <text:p>0.43451142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831147193909" calcext:value-type="float">
            <text:p>1.4831147194</text:p>
          </table:table-cell>
          <table:table-cell office:value-type="float" office:value="3.7703433036804" calcext:value-type="float">
            <text:p>3.7703433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29648375511" calcext:value-type="float">
            <text:p>-0.2332964838</text:p>
          </table:table-cell>
          <table:table-cell office:value-type="float" office:value="2.4264634213451E-026" calcext:value-type="float">
            <text:p>2.4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0428109169006" calcext:value-type="float">
            <text:p>-5.0428109169</text:p>
          </table:table-cell>
          <table:table-cell office:value-type="float" office:value="4.1476030349731" calcext:value-type="float">
            <text:p>4.147603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931565344334" calcext:value-type="float">
            <text:p>-0.2293156534</text:p>
          </table:table-cell>
          <table:table-cell office:value-type="float" office:value="-2.1739914468575E-025" calcext:value-type="float">
            <text:p>-2.17E-25</text:p>
          </table:table-cell>
          <table:table-cell office:value-type="float" office:value="-1.0484204991192E-024" calcext:value-type="float">
            <text:p>-1.05E-24</text:p>
          </table:table-cell>
          <table:table-cell office:value-type="float" office:value="2.7375228404999" calcext:value-type="float">
            <text:p>2.7375228405</text:p>
          </table:table-cell>
          <table:table-cell office:value-type="float" office:value="-2.1857867240906" calcext:value-type="float">
            <text:p>-2.1857867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92511773109" calcext:value-type="float">
            <text:p>-0.2259251177</text:p>
          </table:table-cell>
          <table:table-cell office:value-type="float" office:value="-7.2727629079852E-027" calcext:value-type="float">
            <text:p>-7.27E-27</text:p>
          </table:table-cell>
          <table:table-cell office:value-type="float" office:value="4.0784703527093E-026" calcext:value-type="float">
            <text:p>4.08E-26</text:p>
          </table:table-cell>
          <table:table-cell office:value-type="float" office:value="-6.2567329406738" calcext:value-type="float">
            <text:p>-6.2567329407</text:p>
          </table:table-cell>
          <table:table-cell office:value-type="float" office:value="4.2303600311279" calcext:value-type="float">
            <text:p>4.2303600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092465877533" calcext:value-type="float">
            <text:p>-0.5509246588</text:p>
          </table:table-cell>
          <table:table-cell office:value-type="float" office:value="-5.4317619135433E-025" calcext:value-type="float">
            <text:p>-5.43E-25</text:p>
          </table:table-cell>
          <table:table-cell office:value-type="float" office:value="-8.4635644065237E-025" calcext:value-type="float">
            <text:p>-8.46E-25</text:p>
          </table:table-cell>
          <table:table-cell office:value-type="float" office:value="-3.2580790519714" calcext:value-type="float">
            <text:p>-3.258079052</text:p>
          </table:table-cell>
          <table:table-cell office:value-type="float" office:value="3.2283365726471" calcext:value-type="float">
            <text:p>3.2283365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150193929672" calcext:value-type="float">
            <text:p>-0.54150193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7292127609253" calcext:value-type="float">
            <text:p>2.7292127609</text:p>
          </table:table-cell>
          <table:table-cell office:value-type="float" office:value="2.6829841136932" calcext:value-type="float">
            <text:p>2.6829841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24821472168" calcext:value-type="float">
            <text:p>-0.5324821472</text:p>
          </table:table-cell>
          <table:table-cell office:value-type="float" office:value="3.7072039993938E-025" calcext:value-type="float">
            <text:p>3.71E-25</text:p>
          </table:table-cell>
          <table:table-cell office:value-type="float" office:value="2.529600821727E-025" calcext:value-type="float">
            <text:p>2.53E-25</text:p>
          </table:table-cell>
          <table:table-cell office:value-type="float" office:value="1.0205554962158" calcext:value-type="float">
            <text:p>1.0205554962</text:p>
          </table:table-cell>
          <table:table-cell office:value-type="float" office:value="-3.0334129333496" calcext:value-type="float">
            <text:p>-3.0334129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69093048573" calcext:value-type="float">
            <text:p>-0.2106909305</text:p>
          </table:table-cell>
          <table:table-cell office:value-type="float" office:value="-2.3585720796895E-026" calcext:value-type="float">
            <text:p>-2.3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462564468384" calcext:value-type="float">
            <text:p>-3.6462564468</text:p>
          </table:table-cell>
          <table:table-cell office:value-type="float" office:value="6.6444315910339" calcext:value-type="float">
            <text:p>6.644431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89380979538" calcext:value-type="float">
            <text:p>-0.2108938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0707940161228" calcext:value-type="float">
            <text:p>-0.1070794016</text:p>
          </table:table-cell>
          <table:table-cell office:value-type="float" office:value="-1.758184671402" calcext:value-type="float">
            <text:p>-1.7581846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39061248302" calcext:value-type="float">
            <text:p>-0.2103906125</text:p>
          </table:table-cell>
          <table:table-cell office:value-type="float" office:value="1.7774015959874E-023" calcext:value-type="float">
            <text:p>1.78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345435142517" calcext:value-type="float">
            <text:p>-1.5345435143</text:p>
          </table:table-cell>
          <table:table-cell office:value-type="float" office:value="-4.7255206108093" calcext:value-type="float">
            <text:p>-4.7255206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70954656601" calcext:value-type="float">
            <text:p>0.499709546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624485206822E-024" calcext:value-type="float">
            <text:p>1.26E-24</text:p>
          </table:table-cell>
          <table:table-cell office:value-type="float" office:value="-3.6880056858063" calcext:value-type="float">
            <text:p>-3.6880056858</text:p>
          </table:table-cell>
          <table:table-cell office:value-type="float" office:value="0.73918431997299" calcext:value-type="float">
            <text:p>0.73918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434621095657" calcext:value-type="float">
            <text:p>0.484346211</text:p>
          </table:table-cell>
          <table:table-cell office:value-type="float" office:value="4.4339504899757E-024" calcext:value-type="float">
            <text:p>4.4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378761291504" calcext:value-type="float">
            <text:p>-1.5378761292</text:p>
          </table:table-cell>
          <table:table-cell office:value-type="float" office:value="-1.9216120243073" calcext:value-type="float">
            <text:p>-1.9216120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910732984543" calcext:value-type="float">
            <text:p>0.46910732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1682353019714" calcext:value-type="float">
            <text:p>-3.168235302</text:p>
          </table:table-cell>
          <table:table-cell office:value-type="float" office:value="-1.3032842874527" calcext:value-type="float">
            <text:p>-1.3032842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752930223942" calcext:value-type="float">
            <text:p>-0.22752930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6.0389671325684" calcext:value-type="float">
            <text:p>6.0389671326</text:p>
          </table:table-cell>
          <table:table-cell office:value-type="float" office:value="-1.6701163053513" calcext:value-type="float">
            <text:p>-1.6701163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68315267563" calcext:value-type="float">
            <text:p>-0.2256831527</text:p>
          </table:table-cell>
          <table:table-cell office:value-type="float" office:value="-2.837635543542E-023" calcext:value-type="float">
            <text:p>-2.84E-23</text:p>
          </table:table-cell>
          <table:table-cell office:value-type="float" office:value="1.8525519568067E-023" calcext:value-type="float">
            <text:p>1.85E-23</text:p>
          </table:table-cell>
          <table:table-cell office:value-type="float" office:value="1.8612411022186" calcext:value-type="float">
            <text:p>1.8612411022</text:p>
          </table:table-cell>
          <table:table-cell office:value-type="float" office:value="2.5554115772247" calcext:value-type="float">
            <text:p>2.5554115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71056270599" calcext:value-type="float">
            <text:p>0.4717105627</text:p>
          </table:table-cell>
          <table:table-cell office:value-type="float" office:value="6.0880883096734E-023" calcext:value-type="float">
            <text:p>6.0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49587219953537" calcext:value-type="float">
            <text:p>0.04958722</text:p>
          </table:table-cell>
          <table:table-cell office:value-type="float" office:value="5.6578226089478" calcext:value-type="float">
            <text:p>5.6578226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50179433823" calcext:value-type="float">
            <text:p>-0.5435017943</text:p>
          </table:table-cell>
          <table:table-cell office:value-type="float" office:value="1.5913717665079E-024" calcext:value-type="float">
            <text:p>1.5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062804222107" calcext:value-type="float">
            <text:p>2.0062804222</text:p>
          </table:table-cell>
          <table:table-cell office:value-type="float" office:value="-0.51399874687195" calcext:value-type="float">
            <text:p>-0.5139987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565783023834" calcext:value-type="float">
            <text:p>0.4656578302</text:p>
          </table:table-cell>
          <table:table-cell office:value-type="float" office:value="-2.7471915363532E-024" calcext:value-type="float">
            <text:p>-2.75E-24</text:p>
          </table:table-cell>
          <table:table-cell office:value-type="float" office:value="6.632986249118E-024" calcext:value-type="float">
            <text:p>6.63E-24</text:p>
          </table:table-cell>
          <table:table-cell office:value-type="float" office:value="-3.7453992366791" calcext:value-type="float">
            <text:p>-3.7453992367</text:p>
          </table:table-cell>
          <table:table-cell office:value-type="float" office:value="-3.2505865097046" calcext:value-type="float">
            <text:p>-3.2505865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2506633997" calcext:value-type="float">
            <text:p>-0.22625066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457968778024E-023" calcext:value-type="float">
            <text:p>-1.65E-23</text:p>
          </table:table-cell>
          <table:table-cell office:value-type="float" office:value="5.4588956832886" calcext:value-type="float">
            <text:p>5.4588956833</text:p>
          </table:table-cell>
          <table:table-cell office:value-type="float" office:value="2.209614276886" calcext:value-type="float">
            <text:p>2.2096142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946806669235" calcext:value-type="float">
            <text:p>0.4594680667</text:p>
          </table:table-cell>
          <table:table-cell office:value-type="float" office:value="-3.3202036920641E-026" calcext:value-type="float">
            <text:p>-3.3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8193635940552" calcext:value-type="float">
            <text:p>6.8193635941</text:p>
          </table:table-cell>
          <table:table-cell office:value-type="float" office:value="-2.4780943393707" calcext:value-type="float">
            <text:p>-2.4780943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70334196091" calcext:value-type="float">
            <text:p>-0.555703342</text:p>
          </table:table-cell>
          <table:table-cell office:value-type="float" office:value="-4.4889156061422E-026" calcext:value-type="float">
            <text:p>-4.49E-26</text:p>
          </table:table-cell>
          <table:table-cell office:value-type="float" office:value="2.2648530930334E-026" calcext:value-type="float">
            <text:p>2.26E-26</text:p>
          </table:table-cell>
          <table:table-cell office:value-type="float" office:value="4.4164977073669" calcext:value-type="float">
            <text:p>4.4164977074</text:p>
          </table:table-cell>
          <table:table-cell office:value-type="float" office:value="-4.831573009491" calcext:value-type="float">
            <text:p>-4.8315730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414407134056" calcext:value-type="float">
            <text:p>-0.2241440713</text:p>
          </table:table-cell>
          <table:table-cell office:value-type="float" office:value="-4.4482228770174E-023" calcext:value-type="float">
            <text:p>-4.4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511120796204" calcext:value-type="float">
            <text:p>-1.1511120796</text:p>
          </table:table-cell>
          <table:table-cell office:value-type="float" office:value="-1.7205400466919" calcext:value-type="float">
            <text:p>-1.7205400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277105808258" calcext:value-type="float">
            <text:p>0.46277105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2181849479675" calcext:value-type="float">
            <text:p>0.4218184948</text:p>
          </table:table-cell>
          <table:table-cell office:value-type="float" office:value="-5.0784683227539" calcext:value-type="float">
            <text:p>-5.0784683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9127856493" calcext:value-type="float">
            <text:p>-0.2289127856</text:p>
          </table:table-cell>
          <table:table-cell office:value-type="float" office:value="-6.7470415337319E-025" calcext:value-type="float">
            <text:p>-6.75E-25</text:p>
          </table:table-cell>
          <table:table-cell office:value-type="float" office:value="-3.5201002442602E-025" calcext:value-type="float">
            <text:p>-3.52E-25</text:p>
          </table:table-cell>
          <table:table-cell office:value-type="float" office:value="-2.2167167663574" calcext:value-type="float">
            <text:p>-2.2167167664</text:p>
          </table:table-cell>
          <table:table-cell office:value-type="float" office:value="1.358807682991" calcext:value-type="float">
            <text:p>1.358807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671719312668" calcext:value-type="float">
            <text:p>0.45671719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688074295615E-023" calcext:value-type="float">
            <text:p>2.77E-23</text:p>
          </table:table-cell>
          <table:table-cell office:value-type="float" office:value="-2.4567260742188" calcext:value-type="float">
            <text:p>-2.4567260742</text:p>
          </table:table-cell>
          <table:table-cell office:value-type="float" office:value="-1.4918797016144" calcext:value-type="float">
            <text:p>-1.4918797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15717124939" calcext:value-type="float">
            <text:p>0.4415717125</text:p>
          </table:table-cell>
          <table:table-cell office:value-type="float" office:value="5.7858614825958E-026" calcext:value-type="float">
            <text:p>5.7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659603118896" calcext:value-type="float">
            <text:p>-2.6659603119</text:p>
          </table:table-cell>
          <table:table-cell office:value-type="float" office:value="0.22341457009315" calcext:value-type="float">
            <text:p>0.2234145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86040687561" calcext:value-type="float">
            <text:p>-0.23860406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077669189909E-024" calcext:value-type="float">
            <text:p>2.11E-24</text:p>
          </table:table-cell>
          <table:table-cell office:value-type="float" office:value="-0.16601465642452" calcext:value-type="float">
            <text:p>-0.1660146564</text:p>
          </table:table-cell>
          <table:table-cell office:value-type="float" office:value="1.1505808830261" calcext:value-type="float">
            <text:p>1.150580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514197766781" calcext:value-type="float">
            <text:p>-0.23514197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2313568091185E-024" calcext:value-type="float">
            <text:p>-9.23E-24</text:p>
          </table:table-cell>
          <table:table-cell office:value-type="float" office:value="4.1867036819458" calcext:value-type="float">
            <text:p>4.1867036819</text:p>
          </table:table-cell>
          <table:table-cell office:value-type="float" office:value="2.8876540660858" calcext:value-type="float">
            <text:p>2.8876540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799375653267" calcext:value-type="float">
            <text:p>-0.2279937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7213642597198" calcext:value-type="float">
            <text:p>3.7213642597</text:p>
          </table:table-cell>
          <table:table-cell office:value-type="float" office:value="3.9853453636169" calcext:value-type="float">
            <text:p>3.985345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588004589081" calcext:value-type="float">
            <text:p>0.4558800459</text:p>
          </table:table-cell>
          <table:table-cell office:value-type="float" office:value="2.9820059244396E-023" calcext:value-type="float">
            <text:p>2.98E-23</text:p>
          </table:table-cell>
          <table:table-cell office:value-type="float" office:value="-3.8142682014504E-026" calcext:value-type="float">
            <text:p>-3.81E-26</text:p>
          </table:table-cell>
          <table:table-cell office:value-type="float" office:value="-0.29175654053688" calcext:value-type="float">
            <text:p>-0.2917565405</text:p>
          </table:table-cell>
          <table:table-cell office:value-type="float" office:value="-7.7911281585693" calcext:value-type="float">
            <text:p>-7.7911281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797288000584" calcext:value-type="float">
            <text:p>-0.22797288</text:p>
          </table:table-cell>
          <table:table-cell office:value-type="float" office:value="2.9900235911359E-023" calcext:value-type="float">
            <text:p>2.99E-23</text:p>
          </table:table-cell>
          <table:table-cell office:value-type="float" office:value="-4.4714532529543E-023" calcext:value-type="float">
            <text:p>-4.47E-23</text:p>
          </table:table-cell>
          <table:table-cell office:value-type="float" office:value="0.27259916067123" calcext:value-type="float">
            <text:p>0.2725991607</text:p>
          </table:table-cell>
          <table:table-cell office:value-type="float" office:value="-0.35921907424927" calcext:value-type="float">
            <text:p>-0.3592190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07652044296" calcext:value-type="float">
            <text:p>0.45007652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752573461422E-026" calcext:value-type="float">
            <text:p>-2.78E-26</text:p>
          </table:table-cell>
          <table:table-cell office:value-type="float" office:value="-3.7821223735809" calcext:value-type="float">
            <text:p>-3.7821223736</text:p>
          </table:table-cell>
          <table:table-cell office:value-type="float" office:value="-8.1093587875366" calcext:value-type="float">
            <text:p>-8.1093587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498873710632" calcext:value-type="float">
            <text:p>0.4349887371</text:p>
          </table:table-cell>
          <table:table-cell office:value-type="float" office:value="2.5005322834457E-024" calcext:value-type="float">
            <text:p>2.50E-24</text:p>
          </table:table-cell>
          <table:table-cell office:value-type="float" office:value="1.1369143238212E-024" calcext:value-type="float">
            <text:p>1.14E-24</text:p>
          </table:table-cell>
          <table:table-cell office:value-type="float" office:value="1.3427072763443" calcext:value-type="float">
            <text:p>1.3427072763</text:p>
          </table:table-cell>
          <table:table-cell office:value-type="float" office:value="-4.7860593795776" calcext:value-type="float">
            <text:p>-4.7860593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854014277458" calcext:value-type="float">
            <text:p>-0.23854014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441048026972E-024" calcext:value-type="float">
            <text:p>-1.74E-24</text:p>
          </table:table-cell>
          <table:table-cell office:value-type="float" office:value="-3.2332932949066" calcext:value-type="float">
            <text:p>-3.2332932949</text:p>
          </table:table-cell>
          <table:table-cell office:value-type="float" office:value="3.1959164142609" calcext:value-type="float">
            <text:p>3.1959164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564365506172" calcext:value-type="float">
            <text:p>-0.2356436551</text:p>
          </table:table-cell>
          <table:table-cell office:value-type="float" office:value="1.093164867157E-023" calcext:value-type="float">
            <text:p>1.09E-23</text:p>
          </table:table-cell>
          <table:table-cell office:value-type="float" office:value="-5.3111306844235E-024" calcext:value-type="float">
            <text:p>-5.31E-24</text:p>
          </table:table-cell>
          <table:table-cell office:value-type="float" office:value="1.183725476265" calcext:value-type="float">
            <text:p>1.1837254763</text:p>
          </table:table-cell>
          <table:table-cell office:value-type="float" office:value="1.8780384063721" calcext:value-type="float">
            <text:p>1.8780384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980837345123" calcext:value-type="float">
            <text:p>-0.55980837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797474783807E-025" calcext:value-type="float">
            <text:p>5.18E-25</text:p>
          </table:table-cell>
          <table:table-cell office:value-type="float" office:value="1.6971148252487" calcext:value-type="float">
            <text:p>1.6971148252</text:p>
          </table:table-cell>
          <table:table-cell office:value-type="float" office:value="-1.1832631826401" calcext:value-type="float">
            <text:p>-1.1832631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50717687607" calcext:value-type="float">
            <text:p>0.44950717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964374542236" calcext:value-type="float">
            <text:p>1.5964374542</text:p>
          </table:table-cell>
          <table:table-cell office:value-type="float" office:value="5.6110496520996" calcext:value-type="float">
            <text:p>5.6110496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408769369125" calcext:value-type="float">
            <text:p>0.43408769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086292070332E-023" calcext:value-type="float">
            <text:p>-2.31E-23</text:p>
          </table:table-cell>
          <table:table-cell office:value-type="float" office:value="-2.9341111183167" calcext:value-type="float">
            <text:p>-2.9341111183</text:p>
          </table:table-cell>
          <table:table-cell office:value-type="float" office:value="-0.00017660390585661" calcext:value-type="float">
            <text:p>-0.0001766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089220523834" calcext:value-type="float">
            <text:p>-0.58089220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533896994599E-026" calcext:value-type="float">
            <text:p>-1.95E-26</text:p>
          </table:table-cell>
          <table:table-cell office:value-type="float" office:value="1.3568511009216" calcext:value-type="float">
            <text:p>1.3568511009</text:p>
          </table:table-cell>
          <table:table-cell office:value-type="float" office:value="5.6817417144775" calcext:value-type="float">
            <text:p>5.681741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90468680859" calcext:value-type="float">
            <text:p>-0.23990468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4286350856717E-025" calcext:value-type="float">
            <text:p>-6.43E-25</text:p>
          </table:table-cell>
          <table:table-cell office:value-type="float" office:value="-3.0497496128082" calcext:value-type="float">
            <text:p>-3.0497496128</text:p>
          </table:table-cell>
          <table:table-cell office:value-type="float" office:value="0.6857396364212" calcext:value-type="float">
            <text:p>0.6857396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633974790573" calcext:value-type="float">
            <text:p>-0.2363397479</text:p>
          </table:table-cell>
          <table:table-cell office:value-type="float" office:value="-6.9775417598568E-024" calcext:value-type="float">
            <text:p>-6.98E-24</text:p>
          </table:table-cell>
          <table:table-cell office:value-type="float" office:value="7.4027672911688E-023" calcext:value-type="float">
            <text:p>7.40E-23</text:p>
          </table:table-cell>
          <table:table-cell office:value-type="float" office:value="-0.59557068347931" calcext:value-type="float">
            <text:p>-0.5955706835</text:p>
          </table:table-cell>
          <table:table-cell office:value-type="float" office:value="0.95783197879791" calcext:value-type="float">
            <text:p>0.9578319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113810300827" calcext:value-type="float">
            <text:p>-0.5511381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9591977596283" calcext:value-type="float">
            <text:p>2.9591977596</text:p>
          </table:table-cell>
          <table:table-cell office:value-type="float" office:value="3.3368735313416" calcext:value-type="float">
            <text:p>3.3368735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713474929333" calcext:value-type="float">
            <text:p>-0.2271347493</text:p>
          </table:table-cell>
          <table:table-cell office:value-type="float" office:value="-1.1701900348037E-023" calcext:value-type="float">
            <text:p>-1.17E-23</text:p>
          </table:table-cell>
          <table:table-cell office:value-type="float" office:value="-2.2716294217678E-023" calcext:value-type="float">
            <text:p>-2.27E-23</text:p>
          </table:table-cell>
          <table:table-cell office:value-type="float" office:value="-1.0493055582047" calcext:value-type="float">
            <text:p>-1.0493055582</text:p>
          </table:table-cell>
          <table:table-cell office:value-type="float" office:value="-1.7855048179626" calcext:value-type="float">
            <text:p>-1.785504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92818403244" calcext:value-type="float">
            <text:p>0.466928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2792232632637" calcext:value-type="float">
            <text:p>-0.1279223263</text:p>
          </table:table-cell>
          <table:table-cell office:value-type="float" office:value="0.99195301532745" calcext:value-type="float">
            <text:p>0.9919530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85631513596" calcext:value-type="float">
            <text:p>0.4518563151</text:p>
          </table:table-cell>
          <table:table-cell office:value-type="float" office:value="-9.7201981348658E-025" calcext:value-type="float">
            <text:p>-9.72E-25</text:p>
          </table:table-cell>
          <table:table-cell office:value-type="float" office:value="-6.6146479940848E-025" calcext:value-type="float">
            <text:p>-6.61E-25</text:p>
          </table:table-cell>
          <table:table-cell office:value-type="float" office:value="1.732932806015" calcext:value-type="float">
            <text:p>1.732932806</text:p>
          </table:table-cell>
          <table:table-cell office:value-type="float" office:value="-0.59351396560669" calcext:value-type="float">
            <text:p>-0.5935139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352609395981" calcext:value-type="float">
            <text:p>-0.563526094</text:p>
          </table:table-cell>
          <table:table-cell office:value-type="float" office:value="-1.8996587068759E-024" calcext:value-type="float">
            <text:p>-1.9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92185631394386" calcext:value-type="float">
            <text:p>-0.0921856314</text:p>
          </table:table-cell>
          <table:table-cell office:value-type="float" office:value="-2.0996599197388" calcext:value-type="float">
            <text:p>-2.0996599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459893465042" calcext:value-type="float">
            <text:p>-0.2345989347</text:p>
          </table:table-cell>
          <table:table-cell office:value-type="float" office:value="8.7612736096212E-025" calcext:value-type="float">
            <text:p>8.76E-25</text:p>
          </table:table-cell>
          <table:table-cell office:value-type="float" office:value="5.2225303634993E-026" calcext:value-type="float">
            <text:p>5.22E-26</text:p>
          </table:table-cell>
          <table:table-cell office:value-type="float" office:value="-0.57981443405151" calcext:value-type="float">
            <text:p>-0.5798144341</text:p>
          </table:table-cell>
          <table:table-cell office:value-type="float" office:value="3.674197435379" calcext:value-type="float">
            <text:p>3.6741974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484158754349" calcext:value-type="float">
            <text:p>-0.5448415875</text:p>
          </table:table-cell>
          <table:table-cell office:value-type="float" office:value="2.9687969736672E-026" calcext:value-type="float">
            <text:p>2.97E-26</text:p>
          </table:table-cell>
          <table:table-cell office:value-type="float" office:value="5.9380356847895E-024" calcext:value-type="float">
            <text:p>5.94E-24</text:p>
          </table:table-cell>
          <table:table-cell office:value-type="float" office:value="-4.8381781578064" calcext:value-type="float">
            <text:p>-4.8381781578</text:p>
          </table:table-cell>
          <table:table-cell office:value-type="float" office:value="1.7222430706024" calcext:value-type="float">
            <text:p>1.7222430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603655099869" calcext:value-type="float">
            <text:p>-0.536036551</text:p>
          </table:table-cell>
          <table:table-cell office:value-type="float" office:value="-4.747784503014E-025" calcext:value-type="float">
            <text:p>-4.7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98215483129025" calcext:value-type="float">
            <text:p>-0.0982154831</text:p>
          </table:table-cell>
          <table:table-cell office:value-type="float" office:value="0.12509776651859" calcext:value-type="float">
            <text:p>0.1250977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753096818924" calcext:value-type="float">
            <text:p>-0.52753096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341322864877E-025" calcext:value-type="float">
            <text:p>1.33E-25</text:p>
          </table:table-cell>
          <table:table-cell office:value-type="float" office:value="0.3309537768364" calcext:value-type="float">
            <text:p>0.3309537768</text:p>
          </table:table-cell>
          <table:table-cell office:value-type="float" office:value="4.4368634223938" calcext:value-type="float">
            <text:p>4.4368634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930630207062" calcext:value-type="float">
            <text:p>-0.51930630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798332952625E-024" calcext:value-type="float">
            <text:p>1.58E-24</text:p>
          </table:table-cell>
          <table:table-cell office:value-type="float" office:value="3.4607391357422" calcext:value-type="float">
            <text:p>3.4607391357</text:p>
          </table:table-cell>
          <table:table-cell office:value-type="float" office:value="2.528391122818" calcext:value-type="float">
            <text:p>2.5283911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865437507629" calcext:value-type="float">
            <text:p>0.48865437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5369918958462E-024" calcext:value-type="float">
            <text:p>-4.54E-24</text:p>
          </table:table-cell>
          <table:table-cell office:value-type="float" office:value="3.0493049621582" calcext:value-type="float">
            <text:p>3.0493049622</text:p>
          </table:table-cell>
          <table:table-cell office:value-type="float" office:value="1.0009766817093" calcext:value-type="float">
            <text:p>1.0009766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3052179813385" calcext:value-type="float">
            <text:p>-0.23052179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64204198122025" calcext:value-type="float">
            <text:p>-0.6420419812</text:p>
          </table:table-cell>
          <table:table-cell office:value-type="float" office:value="-1.3297085762024" calcext:value-type="float">
            <text:p>-1.3297085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69489407539" calcext:value-type="float">
            <text:p>-0.232694894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996280991628E-023" calcext:value-type="float">
            <text:p>-1.40E-23</text:p>
          </table:table-cell>
          <table:table-cell office:value-type="float" office:value="-4.7397017478943" calcext:value-type="float">
            <text:p>-4.7397017479</text:p>
          </table:table-cell>
          <table:table-cell office:value-type="float" office:value="1.4745223522186" calcext:value-type="float">
            <text:p>1.4745223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40968513489" calcext:value-type="float">
            <text:p>0.48940968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6576444631133E-023" calcext:value-type="float">
            <text:p>7.66E-23</text:p>
          </table:table-cell>
          <table:table-cell office:value-type="float" office:value="0.77050793170929" calcext:value-type="float">
            <text:p>0.7705079317</text:p>
          </table:table-cell>
          <table:table-cell office:value-type="float" office:value="0.87899857759476" calcext:value-type="float">
            <text:p>0.8789985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30545091629" calcext:value-type="float">
            <text:p>0.4743054509</text:p>
          </table:table-cell>
          <table:table-cell office:value-type="float" office:value="2.8910137476685E-026" calcext:value-type="float">
            <text:p>2.89E-26</text:p>
          </table:table-cell>
          <table:table-cell office:value-type="float" office:value="1.1999403658438E-024" calcext:value-type="float">
            <text:p>1.20E-24</text:p>
          </table:table-cell>
          <table:table-cell office:value-type="float" office:value="-5.5660185813904" calcext:value-type="float">
            <text:p>-5.5660185814</text:p>
          </table:table-cell>
          <table:table-cell office:value-type="float" office:value="0.87204021215439" calcext:value-type="float">
            <text:p>0.8720402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111850261688" calcext:value-type="float">
            <text:p>-0.5411185026</text:p>
          </table:table-cell>
          <table:table-cell office:value-type="float" office:value="-1.0328036601346E-026" calcext:value-type="float">
            <text:p>-1.0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5014810562134" calcext:value-type="float">
            <text:p>-4.5014810562</text:p>
          </table:table-cell>
          <table:table-cell office:value-type="float" office:value="-1.6875896453857" calcext:value-type="float">
            <text:p>-1.6875896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213436245918" calcext:value-type="float">
            <text:p>-0.2421343625</text:p>
          </table:table-cell>
          <table:table-cell office:value-type="float" office:value="-1.8417484278236E-024" calcext:value-type="float">
            <text:p>-1.84E-24</text:p>
          </table:table-cell>
          <table:table-cell office:value-type="float" office:value="5.2406067567713E-027" calcext:value-type="float">
            <text:p>5.24E-27</text:p>
          </table:table-cell>
          <table:table-cell office:value-type="float" office:value="-0.36477673053741" calcext:value-type="float">
            <text:p>-0.3647767305</text:p>
          </table:table-cell>
          <table:table-cell office:value-type="float" office:value="5.6106457710266" calcext:value-type="float">
            <text:p>5.610645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29880905151" calcext:value-type="float">
            <text:p>0.4762988091</text:p>
          </table:table-cell>
          <table:table-cell office:value-type="float" office:value="-5.9850822644931E-025" calcext:value-type="float">
            <text:p>-5.9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3061003684998" calcext:value-type="float">
            <text:p>5.3061003685</text:p>
          </table:table-cell>
          <table:table-cell office:value-type="float" office:value="1.856654882431" calcext:value-type="float">
            <text:p>1.8566548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431392550468" calcext:value-type="float">
            <text:p>-0.24431392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891853809357" calcext:value-type="float">
            <text:p>-1.1891853809</text:p>
          </table:table-cell>
          <table:table-cell office:value-type="float" office:value="3.1506264209747" calcext:value-type="float">
            <text:p>3.150626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967780828476" calcext:value-type="float">
            <text:p>-0.5296778083</text:p>
          </table:table-cell>
          <table:table-cell office:value-type="float" office:value="-1.6218922032852E-024" calcext:value-type="float">
            <text:p>-1.6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812934398651" calcext:value-type="float">
            <text:p>-1.9812934399</text:p>
          </table:table-cell>
          <table:table-cell office:value-type="float" office:value="-1.2971897125244" calcext:value-type="float">
            <text:p>-1.2971897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013627529144" calcext:value-type="float">
            <text:p>-0.2301362753</text:p>
          </table:table-cell>
          <table:table-cell office:value-type="float" office:value="1.86764061767E-024" calcext:value-type="float">
            <text:p>1.8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205129146576" calcext:value-type="float">
            <text:p>3.4205129147</text:p>
          </table:table-cell>
          <table:table-cell office:value-type="float" office:value="0.30519139766693" calcext:value-type="float">
            <text:p>0.3051913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707914352417" calcext:value-type="float">
            <text:p>0.48707914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40116736292839" calcext:value-type="float">
            <text:p>-0.4011673629</text:p>
          </table:table-cell>
          <table:table-cell office:value-type="float" office:value="-1.9438436031342" calcext:value-type="float">
            <text:p>-1.9438436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80042886734" calcext:value-type="float">
            <text:p>-0.5280042887</text:p>
          </table:table-cell>
          <table:table-cell office:value-type="float" office:value="3.7741432845444E-024" calcext:value-type="float">
            <text:p>3.7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8745297193527" calcext:value-type="float">
            <text:p>0.1874529719</text:p>
          </table:table-cell>
          <table:table-cell office:value-type="float" office:value="-5.6380171775818" calcext:value-type="float">
            <text:p>-5.6380171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2747964859" calcext:value-type="float">
            <text:p>0.4802747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529133178141E-024" calcext:value-type="float">
            <text:p>-4.05E-24</text:p>
          </table:table-cell>
          <table:table-cell office:value-type="float" office:value="1.6486823558807" calcext:value-type="float">
            <text:p>1.6486823559</text:p>
          </table:table-cell>
          <table:table-cell office:value-type="float" office:value="-1.224452495575" calcext:value-type="float">
            <text:p>-1.2244524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47615480423" calcext:value-type="float">
            <text:p>-0.5347615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8288868778076E-025" calcext:value-type="float">
            <text:p>8.83E-25</text:p>
          </table:table-cell>
          <table:table-cell office:value-type="float" office:value="-1.3472489118576" calcext:value-type="float">
            <text:p>-1.3472489119</text:p>
          </table:table-cell>
          <table:table-cell office:value-type="float" office:value="2.3963706493378" calcext:value-type="float">
            <text:p>2.3963706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586776018143" calcext:value-type="float">
            <text:p>-0.52586776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9365966320038" calcext:value-type="float">
            <text:p>-3.936596632</text:p>
          </table:table-cell>
          <table:table-cell office:value-type="float" office:value="-4.0137467384338" calcext:value-type="float">
            <text:p>-4.0137467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32689142227" calcext:value-type="float">
            <text:p>-0.51732689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45116607149E-025" calcext:value-type="float">
            <text:p>-3.85E-25</text:p>
          </table:table-cell>
          <table:table-cell office:value-type="float" office:value="-7.0653743743896" calcext:value-type="float">
            <text:p>-7.0653743744</text:p>
          </table:table-cell>
          <table:table-cell office:value-type="float" office:value="-4.0608448982239" calcext:value-type="float">
            <text:p>-4.0608448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89115858078" calcext:value-type="float">
            <text:p>0.49089115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4413618372801E-024" calcext:value-type="float">
            <text:p>9.44E-24</text:p>
          </table:table-cell>
          <table:table-cell office:value-type="float" office:value="-1.1347168684006" calcext:value-type="float">
            <text:p>-1.1347168684</text:p>
          </table:table-cell>
          <table:table-cell office:value-type="float" office:value="2.8624706268311" calcext:value-type="float">
            <text:p>2.8624706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418500185013" calcext:value-type="float">
            <text:p>-0.5241850019</text:p>
          </table:table-cell>
          <table:table-cell office:value-type="float" office:value="-1.4646466115472E-026" calcext:value-type="float">
            <text:p>-1.4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2498106956482" calcext:value-type="float">
            <text:p>6.2498106956</text:p>
          </table:table-cell>
          <table:table-cell office:value-type="float" office:value="-3.5449864864349" calcext:value-type="float">
            <text:p>-3.5449864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34319353104" calcext:value-type="float">
            <text:p>-0.2233431935</text:p>
          </table:table-cell>
          <table:table-cell office:value-type="float" office:value="-9.0267016384009E-025" calcext:value-type="float">
            <text:p>-9.03E-25</text:p>
          </table:table-cell>
          <table:table-cell office:value-type="float" office:value="-2.004610931074E-024" calcext:value-type="float">
            <text:p>-2.00E-24</text:p>
          </table:table-cell>
          <table:table-cell office:value-type="float" office:value="-0.4626858830452" calcext:value-type="float">
            <text:p>-0.462685883</text:p>
          </table:table-cell>
          <table:table-cell office:value-type="float" office:value="1.2441898584366" calcext:value-type="float">
            <text:p>1.2441898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826001167297" calcext:value-type="float">
            <text:p>-0.50826001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4075946807861" calcext:value-type="float">
            <text:p>-3.4075946808</text:p>
          </table:table-cell>
          <table:table-cell office:value-type="float" office:value="-4.2894740104675" calcext:value-type="float">
            <text:p>-4.2894740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66770410538" calcext:value-type="float">
            <text:p>0.4996677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1444469690323" calcext:value-type="float">
            <text:p>1.144446969</text:p>
          </table:table-cell>
          <table:table-cell office:value-type="float" office:value="-2.7134580612183" calcext:value-type="float">
            <text:p>-2.7134580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289218008518" calcext:value-type="float">
            <text:p>-0.2228921801</text:p>
          </table:table-cell>
          <table:table-cell office:value-type="float" office:value="1.8901290699256E-024" calcext:value-type="float">
            <text:p>1.89E-24</text:p>
          </table:table-cell>
          <table:table-cell office:value-type="float" office:value="-1.1848959009127E-024" calcext:value-type="float">
            <text:p>-1.18E-24</text:p>
          </table:table-cell>
          <table:table-cell office:value-type="float" office:value="-0.16924995183945" calcext:value-type="float">
            <text:p>-0.1692499518</text:p>
          </table:table-cell>
          <table:table-cell office:value-type="float" office:value="-2.0295302867889" calcext:value-type="float">
            <text:p>-2.0295302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60895013809" calcext:value-type="float">
            <text:p>-0.50760895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0738198757172" calcext:value-type="float">
            <text:p>2.0738198757</text:p>
          </table:table-cell>
          <table:table-cell office:value-type="float" office:value="-6.7946405410767" calcext:value-type="float">
            <text:p>-6.7946405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97240304947" calcext:value-type="float">
            <text:p>0.4999724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927283109019E-023" calcext:value-type="float">
            <text:p>4.59E-23</text:p>
          </table:table-cell>
          <table:table-cell office:value-type="float" office:value="3.3141610622406" calcext:value-type="float">
            <text:p>3.3141610622</text:p>
          </table:table-cell>
          <table:table-cell office:value-type="float" office:value="-0.1460362225771" calcext:value-type="float">
            <text:p>-0.1460362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58458352089" calcext:value-type="float">
            <text:p>-0.22658458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7217183113098" calcext:value-type="float">
            <text:p>5.7217183113</text:p>
          </table:table-cell>
          <table:table-cell office:value-type="float" office:value="-3.4642405509949" calcext:value-type="float">
            <text:p>-3.464240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27145242691" calcext:value-type="float">
            <text:p>0.49271452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8725119829178" calcext:value-type="float">
            <text:p>1.8725119829</text:p>
          </table:table-cell>
          <table:table-cell office:value-type="float" office:value="-3.0830760002136" calcext:value-type="float">
            <text:p>-3.083076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10279160738" calcext:value-type="float">
            <text:p>-0.23102791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3022181339163E-024" calcext:value-type="float">
            <text:p>5.30E-24</text:p>
          </table:table-cell>
          <table:table-cell office:value-type="float" office:value="3.851231098175" calcext:value-type="float">
            <text:p>3.8512310982</text:p>
          </table:table-cell>
          <table:table-cell office:value-type="float" office:value="2.7311930656433" calcext:value-type="float">
            <text:p>2.7311930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903706133366" calcext:value-type="float">
            <text:p>-0.2290370613</text:p>
          </table:table-cell>
          <table:table-cell office:value-type="float" office:value="1.7755348355413E-023" calcext:value-type="float">
            <text:p>1.78E-23</text:p>
          </table:table-cell>
          <table:table-cell office:value-type="float" office:value="-2.1786993194361E-024" calcext:value-type="float">
            <text:p>-2.18E-24</text:p>
          </table:table-cell>
          <table:table-cell office:value-type="float" office:value="1.5361710786819" calcext:value-type="float">
            <text:p>1.5361710787</text:p>
          </table:table-cell>
          <table:table-cell office:value-type="float" office:value="3.6978561878204" calcext:value-type="float">
            <text:p>3.6978561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53593587875" calcext:value-type="float">
            <text:p>0.4935359359</text:p>
          </table:table-cell>
          <table:table-cell office:value-type="float" office:value="-2.3200225118483E-026" calcext:value-type="float">
            <text:p>-2.32E-26</text:p>
          </table:table-cell>
          <table:table-cell office:value-type="float" office:value="-4.7059467718676E-025" calcext:value-type="float">
            <text:p>-4.71E-25</text:p>
          </table:table-cell>
          <table:table-cell office:value-type="float" office:value="-5.0882387161255" calcext:value-type="float">
            <text:p>-5.0882387161</text:p>
          </table:table-cell>
          <table:table-cell office:value-type="float" office:value="2.3190546035767" calcext:value-type="float">
            <text:p>2.3190546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43313217163" calcext:value-type="float">
            <text:p>0.4784331322</text:p>
          </table:table-cell>
          <table:table-cell office:value-type="float" office:value="1.8241124069075E-025" calcext:value-type="float">
            <text:p>1.8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057977676392" calcext:value-type="float">
            <text:p>5.1057977676</text:p>
          </table:table-cell>
          <table:table-cell office:value-type="float" office:value="1.6133198738098" calcext:value-type="float">
            <text:p>1.6133198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666168451309" calcext:value-type="float">
            <text:p>-0.53666168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153504990708E-024" calcext:value-type="float">
            <text:p>2.82E-24</text:p>
          </table:table-cell>
          <table:table-cell office:value-type="float" office:value="-1.7418372631073" calcext:value-type="float">
            <text:p>-1.7418372631</text:p>
          </table:table-cell>
          <table:table-cell office:value-type="float" office:value="-0.31504079699516" calcext:value-type="float">
            <text:p>-0.315040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645879328251" calcext:value-type="float">
            <text:p>-0.2364587933</text:p>
          </table:table-cell>
          <table:table-cell office:value-type="float" office:value="1.1590217562596E-024" calcext:value-type="float">
            <text:p>1.1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879527568817" calcext:value-type="float">
            <text:p>3.1879527569</text:p>
          </table:table-cell>
          <table:table-cell office:value-type="float" office:value="2.3197627067566" calcext:value-type="float">
            <text:p>2.319762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965164482594" calcext:value-type="float">
            <text:p>-0.22965164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9718689918518" calcext:value-type="float">
            <text:p>-4.9718689919</text:p>
          </table:table-cell>
          <table:table-cell office:value-type="float" office:value="3.8624365329742" calcext:value-type="float">
            <text:p>3.862436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103514432907" calcext:value-type="float">
            <text:p>-0.51103514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1109780818224" calcext:value-type="float">
            <text:p>0.1109780818</text:p>
          </table:table-cell>
          <table:table-cell office:value-type="float" office:value="-1.2612413167953" calcext:value-type="float">
            <text:p>-1.2612413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99592590332" calcext:value-type="float">
            <text:p>0.49699592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7743231439305E-024" calcext:value-type="float">
            <text:p>-8.77E-24</text:p>
          </table:table-cell>
          <table:table-cell office:value-type="float" office:value="-2.8291058540344" calcext:value-type="float">
            <text:p>-2.829105854</text:p>
          </table:table-cell>
          <table:table-cell office:value-type="float" office:value="-2.1288871765137" calcext:value-type="float">
            <text:p>-2.128887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10199022293" calcext:value-type="float">
            <text:p>-0.5181019902</text:p>
          </table:table-cell>
          <table:table-cell office:value-type="float" office:value="1.7405488642555E-025" calcext:value-type="float">
            <text:p>1.74E-25</text:p>
          </table:table-cell>
          <table:table-cell office:value-type="float" office:value="2.7067089696343E-025" calcext:value-type="float">
            <text:p>2.71E-25</text:p>
          </table:table-cell>
          <table:table-cell office:value-type="float" office:value="-2.1774768829346" calcext:value-type="float">
            <text:p>-2.1774768829</text:p>
          </table:table-cell>
          <table:table-cell office:value-type="float" office:value="-2.1452963352203" calcext:value-type="float">
            <text:p>-2.1452963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845316886902" calcext:value-type="float">
            <text:p>-0.2184531689</text:p>
          </table:table-cell>
          <table:table-cell office:value-type="float" office:value="-1.4899627702302E-023" calcext:value-type="float">
            <text:p>-1.4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9653605818748" calcext:value-type="float">
            <text:p>0.2965360582</text:p>
          </table:table-cell>
          <table:table-cell office:value-type="float" office:value="-0.47831186652184" calcext:value-type="float">
            <text:p>-0.4783118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43400394917" calcext:value-type="float">
            <text:p>-0.2174340039</text:p>
          </table:table-cell>
          <table:table-cell office:value-type="float" office:value="-7.5424198105366E-024" calcext:value-type="float">
            <text:p>-7.5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1955968439579" calcext:value-type="float">
            <text:p>-0.195596844</text:p>
          </table:table-cell>
          <table:table-cell office:value-type="float" office:value="-0.29911234974861" calcext:value-type="float">
            <text:p>-0.2991123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449771642685" calcext:value-type="float">
            <text:p>-0.4944977164</text:p>
          </table:table-cell>
          <table:table-cell office:value-type="float" office:value="-9.5058074345017E-025" calcext:value-type="float">
            <text:p>-9.51E-25</text:p>
          </table:table-cell>
          <table:table-cell office:value-type="float" office:value="5.6360236398844E-025" calcext:value-type="float">
            <text:p>5.64E-25</text:p>
          </table:table-cell>
          <table:table-cell office:value-type="float" office:value="0.073029197752476" calcext:value-type="float">
            <text:p>0.0730291978</text:p>
          </table:table-cell>
          <table:table-cell office:value-type="float" office:value="3.6619305610657" calcext:value-type="float">
            <text:p>3.6619305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83247864246" calcext:value-type="float">
            <text:p>-0.21183247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665891647339" calcext:value-type="float">
            <text:p>1.2665891647</text:p>
          </table:table-cell>
          <table:table-cell office:value-type="float" office:value="-3.3329083919525" calcext:value-type="float">
            <text:p>-3.332908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32969856262" calcext:value-type="float">
            <text:p>-0.2113296986</text:p>
          </table:table-cell>
          <table:table-cell office:value-type="float" office:value="-1.1742016094435E-024" calcext:value-type="float">
            <text:p>-1.17E-24</text:p>
          </table:table-cell>
          <table:table-cell office:value-type="float" office:value="1.6032873724306E-023" calcext:value-type="float">
            <text:p>1.60E-23</text:p>
          </table:table-cell>
          <table:table-cell office:value-type="float" office:value="2.3867642879486" calcext:value-type="float">
            <text:p>2.3867642879</text:p>
          </table:table-cell>
          <table:table-cell office:value-type="float" office:value="-1.2446428537369" calcext:value-type="float">
            <text:p>-1.2446428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87318658829" calcext:value-type="float">
            <text:p>-0.2108731866</text:p>
          </table:table-cell>
          <table:table-cell office:value-type="float" office:value="-2.3828755332551E-023" calcext:value-type="float">
            <text:p>-2.38E-23</text:p>
          </table:table-cell>
          <table:table-cell office:value-type="float" office:value="1.5130896476164E-023" calcext:value-type="float">
            <text:p>1.51E-23</text:p>
          </table:table-cell>
          <table:table-cell office:value-type="float" office:value="1.0113378763199" calcext:value-type="float">
            <text:p>1.0113378763</text:p>
          </table:table-cell>
          <table:table-cell office:value-type="float" office:value="3.1076164245605" calcext:value-type="float">
            <text:p>3.1076164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704310178757" calcext:value-type="float">
            <text:p>-0.4670431018</text:p>
          </table:table-cell>
          <table:table-cell office:value-type="float" office:value="-1.4701490889244E-024" calcext:value-type="float">
            <text:p>-1.4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387598276138" calcext:value-type="float">
            <text:p>-1.0387598276</text:p>
          </table:table-cell>
          <table:table-cell office:value-type="float" office:value="-0.52721118927002" calcext:value-type="float">
            <text:p>-0.5272111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965198993683" calcext:value-type="float">
            <text:p>0.5396519899</text:p>
          </table:table-cell>
          <table:table-cell office:value-type="float" office:value="5.2905566743254E-026" calcext:value-type="float">
            <text:p>5.29E-26</text:p>
          </table:table-cell>
          <table:table-cell office:value-type="float" office:value="-6.4121153522403E-026" calcext:value-type="float">
            <text:p>-6.41E-26</text:p>
          </table:table-cell>
          <table:table-cell office:value-type="float" office:value="1.9242111444473" calcext:value-type="float">
            <text:p>1.9242111444</text:p>
          </table:table-cell>
          <table:table-cell office:value-type="float" office:value="4.4773268699646" calcext:value-type="float">
            <text:p>4.47732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06339716911" calcext:value-type="float">
            <text:p>-0.2170633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8887703418732" calcext:value-type="float">
            <text:p>1.8887703419</text:p>
          </table:table-cell>
          <table:table-cell office:value-type="float" office:value="-2.1682798862457" calcext:value-type="float">
            <text:p>-2.1682798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62294536829" calcext:value-type="float">
            <text:p>-0.2162294537</text:p>
          </table:table-cell>
          <table:table-cell office:value-type="float" office:value="-9.9859860814336E-025" calcext:value-type="float">
            <text:p>-9.9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1985297203064" calcext:value-type="float">
            <text:p>-5.1985297203</text:p>
          </table:table-cell>
          <table:table-cell office:value-type="float" office:value="-3.0987758636475" calcext:value-type="float">
            <text:p>-3.0987758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227785944939" calcext:value-type="float">
            <text:p>-0.4622778594</text:p>
          </table:table-cell>
          <table:table-cell office:value-type="float" office:value="-6.7512348224812E-025" calcext:value-type="float">
            <text:p>-6.75E-25</text:p>
          </table:table-cell>
          <table:table-cell office:value-type="float" office:value="-3.9093272224285E-024" calcext:value-type="float">
            <text:p>-3.91E-24</text:p>
          </table:table-cell>
          <table:table-cell office:value-type="float" office:value="-1.2060207128525" calcext:value-type="float">
            <text:p>-1.2060207129</text:p>
          </table:table-cell>
          <table:table-cell office:value-type="float" office:value="2.2729363441467" calcext:value-type="float">
            <text:p>2.2729363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401737451553" calcext:value-type="float">
            <text:p>0.54401737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8167054852845E-023" calcext:value-type="float">
            <text:p>6.82E-23</text:p>
          </table:table-cell>
          <table:table-cell office:value-type="float" office:value="-0.30750226974487" calcext:value-type="float">
            <text:p>-0.3075022697</text:p>
          </table:table-cell>
          <table:table-cell office:value-type="float" office:value="1.1300243139267" calcext:value-type="float">
            <text:p>1.1300243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25571155548" calcext:value-type="float">
            <text:p>-0.2172557116</text:p>
          </table:table-cell>
          <table:table-cell office:value-type="float" office:value="-1.740793953478E-024" calcext:value-type="float">
            <text:p>-1.7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026554107666" calcext:value-type="float">
            <text:p>0.6026554108</text:p>
          </table:table-cell>
          <table:table-cell office:value-type="float" office:value="-1.0965889692307" calcext:value-type="float">
            <text:p>-1.0965889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5096321106" calcext:value-type="float">
            <text:p>-0.21250963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5660390660377E-025" calcext:value-type="float">
            <text:p>-3.57E-25</text:p>
          </table:table-cell>
          <table:table-cell office:value-type="float" office:value="-2.2784373760223" calcext:value-type="float">
            <text:p>-2.278437376</text:p>
          </table:table-cell>
          <table:table-cell office:value-type="float" office:value="4.1387357711792" calcext:value-type="float">
            <text:p>4.1387357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788419246674" calcext:value-type="float">
            <text:p>-0.4578841925</text:p>
          </table:table-cell>
          <table:table-cell office:value-type="float" office:value="1.1241365274417E-025" calcext:value-type="float">
            <text:p>1.12E-25</text:p>
          </table:table-cell>
          <table:table-cell office:value-type="float" office:value="-4.6884882939589E-025" calcext:value-type="float">
            <text:p>-4.69E-25</text:p>
          </table:table-cell>
          <table:table-cell office:value-type="float" office:value="4.8938822746277" calcext:value-type="float">
            <text:p>4.8938822746</text:p>
          </table:table-cell>
          <table:table-cell office:value-type="float" office:value="-1.3606023788452" calcext:value-type="float">
            <text:p>-1.3606023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823973417282" calcext:value-type="float">
            <text:p>-0.2082397342</text:p>
          </table:table-cell>
          <table:table-cell office:value-type="float" office:value="-1.5043938366429E-024" calcext:value-type="float">
            <text:p>-1.50E-24</text:p>
          </table:table-cell>
          <table:table-cell office:value-type="float" office:value="2.8645862663941E-024" calcext:value-type="float">
            <text:p>2.86E-24</text:p>
          </table:table-cell>
          <table:table-cell office:value-type="float" office:value="-0.98952049016953" calcext:value-type="float">
            <text:p>-0.9895204902</text:p>
          </table:table-cell>
          <table:table-cell office:value-type="float" office:value="0.17184406518936" calcext:value-type="float">
            <text:p>0.1718440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54351067543" calcext:value-type="float">
            <text:p>-0.44543510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8047561645508" calcext:value-type="float">
            <text:p>0.2804756165</text:p>
          </table:table-cell>
          <table:table-cell office:value-type="float" office:value="-2.061710357666" calcext:value-type="float">
            <text:p>-2.0617103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043547391891" calcext:value-type="float">
            <text:p>0.56043547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15834812317E-024" calcext:value-type="float">
            <text:p>2.92E-24</text:p>
          </table:table-cell>
          <table:table-cell office:value-type="float" office:value="0.13226497173309" calcext:value-type="float">
            <text:p>0.1322649717</text:p>
          </table:table-cell>
          <table:table-cell office:value-type="float" office:value="3.3890066146851" calcext:value-type="float">
            <text:p>3.3890066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27490901947" calcext:value-type="float">
            <text:p>-0.212274909</text:p>
          </table:table-cell>
          <table:table-cell office:value-type="float" office:value="3.4415098286662E-024" calcext:value-type="float">
            <text:p>3.4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023011922836" calcext:value-type="float">
            <text:p>-1.9023011923</text:p>
          </table:table-cell>
          <table:table-cell office:value-type="float" office:value="1.0134143829346" calcext:value-type="float">
            <text:p>1.013414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84131860733" calcext:value-type="float">
            <text:p>0.5518413186</text:p>
          </table:table-cell>
          <table:table-cell office:value-type="float" office:value="7.6285240769491E-025" calcext:value-type="float">
            <text:p>7.63E-25</text:p>
          </table:table-cell>
          <table:table-cell office:value-type="float" office:value="-7.8685315955392E-023" calcext:value-type="float">
            <text:p>-7.87E-23</text:p>
          </table:table-cell>
          <table:table-cell office:value-type="float" office:value="-5.0607299804688" calcext:value-type="float">
            <text:p>-5.0607299805</text:p>
          </table:table-cell>
          <table:table-cell office:value-type="float" office:value="0.81090807914734" calcext:value-type="float">
            <text:p>0.8109080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310347318649" calcext:value-type="float">
            <text:p>-0.4631034732</text:p>
          </table:table-cell>
          <table:table-cell office:value-type="float" office:value="1.3037866563566E-025" calcext:value-type="float">
            <text:p>1.3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019580841064" calcext:value-type="float">
            <text:p>-3.3019580841</text:p>
          </table:table-cell>
          <table:table-cell office:value-type="float" office:value="-1.2663202285767" calcext:value-type="float">
            <text:p>-1.2663202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365164041519" calcext:value-type="float">
            <text:p>0.54365164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868517711047E-023" calcext:value-type="float">
            <text:p>-1.09E-23</text:p>
          </table:table-cell>
          <table:table-cell office:value-type="float" office:value="-1.218369603157" calcext:value-type="float">
            <text:p>-1.2183696032</text:p>
          </table:table-cell>
          <table:table-cell office:value-type="float" office:value="-1.8466919660568" calcext:value-type="float">
            <text:p>-1.8466919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24571561813" calcext:value-type="float">
            <text:p>-0.2112457156</text:p>
          </table:table-cell>
          <table:table-cell office:value-type="float" office:value="-2.2619611425134E-023" calcext:value-type="float">
            <text:p>-2.26E-23</text:p>
          </table:table-cell>
          <table:table-cell office:value-type="float" office:value="-2.9403049201443E-026" calcext:value-type="float">
            <text:p>-2.94E-26</text:p>
          </table:table-cell>
          <table:table-cell office:value-type="float" office:value="-0.19903455674648" calcext:value-type="float">
            <text:p>-0.1990345567</text:p>
          </table:table-cell>
          <table:table-cell office:value-type="float" office:value="6.6633458137512" calcext:value-type="float">
            <text:p>6.6633458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49261569977" calcext:value-type="float">
            <text:p>-0.2054926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940465450287" calcext:value-type="float">
            <text:p>1.394046545</text:p>
          </table:table-cell>
          <table:table-cell office:value-type="float" office:value="1.8604193925858" calcext:value-type="float">
            <text:p>1.8604193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217123985291" calcext:value-type="float">
            <text:p>0.5421712399</text:p>
          </table:table-cell>
          <table:table-cell office:value-type="float" office:value="1.7171744324565E-023" calcext:value-type="float">
            <text:p>1.7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873378515244" calcext:value-type="float">
            <text:p>-1.5873378515</text:p>
          </table:table-cell>
          <table:table-cell office:value-type="float" office:value="2.6745734214783" calcext:value-type="float">
            <text:p>2.6745734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16761827469" calcext:value-type="float">
            <text:p>0.527167618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3334705196748E-026" calcext:value-type="float">
            <text:p>8.33E-26</text:p>
          </table:table-cell>
          <table:table-cell office:value-type="float" office:value="9.6785278320312" calcext:value-type="float">
            <text:p>9.678527832</text:p>
          </table:table-cell>
          <table:table-cell office:value-type="float" office:value="5.6168599128723" calcext:value-type="float">
            <text:p>5.6168599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92787384987" calcext:value-type="float">
            <text:p>-0.2109278738</text:p>
          </table:table-cell>
          <table:table-cell office:value-type="float" office:value="-3.8927204184746E-025" calcext:value-type="float">
            <text:p>-3.8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1170662641525" calcext:value-type="float">
            <text:p>0.9117066264</text:p>
          </table:table-cell>
          <table:table-cell office:value-type="float" office:value="-2.1766412258148" calcext:value-type="float">
            <text:p>-2.1766412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059850931168" calcext:value-type="float">
            <text:p>-0.48059850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7020505190114E-025" calcext:value-type="float">
            <text:p>-3.70E-25</text:p>
          </table:table-cell>
          <table:table-cell office:value-type="float" office:value="4.9033269882202" calcext:value-type="float">
            <text:p>4.9033269882</text:p>
          </table:table-cell>
          <table:table-cell office:value-type="float" office:value="1.7258112430573" calcext:value-type="float">
            <text:p>1.7258112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55501365662" calcext:value-type="float">
            <text:p>-0.20155501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0667169640659E-024" calcext:value-type="float">
            <text:p>-2.07E-24</text:p>
          </table:table-cell>
          <table:table-cell office:value-type="float" office:value="3.4725484848022" calcext:value-type="float">
            <text:p>3.4725484848</text:p>
          </table:table-cell>
          <table:table-cell office:value-type="float" office:value="-0.43132448196411" calcext:value-type="float">
            <text:p>-0.431324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94887506962" calcext:value-type="float">
            <text:p>-0.19894887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248904466629" calcext:value-type="float">
            <text:p>2.2489044666</text:p>
          </table:table-cell>
          <table:table-cell office:value-type="float" office:value="-1.5594707727432" calcext:value-type="float">
            <text:p>-1.5594707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0575838089" calcext:value-type="float">
            <text:p>-0.19405758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72141945362091" calcext:value-type="float">
            <text:p>-0.0721419454</text:p>
          </table:table-cell>
          <table:table-cell office:value-type="float" office:value="-0.32766994833946" calcext:value-type="float">
            <text:p>-0.3276699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348393917084" calcext:value-type="float">
            <text:p>-0.45348393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447910785675" calcext:value-type="float">
            <text:p>4.4479107857</text:p>
          </table:table-cell>
          <table:table-cell office:value-type="float" office:value="1.9039486646652" calcext:value-type="float">
            <text:p>1.9039486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270832777023" calcext:value-type="float">
            <text:p>0.55270832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6500131215039E-025" calcext:value-type="float">
            <text:p>6.65E-25</text:p>
          </table:table-cell>
          <table:table-cell office:value-type="float" office:value="-0.25618094205856" calcext:value-type="float">
            <text:p>-0.2561809421</text:p>
          </table:table-cell>
          <table:table-cell office:value-type="float" office:value="0.57474052906036" calcext:value-type="float">
            <text:p>0.5747405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248877048492" calcext:value-type="float">
            <text:p>-0.46248877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6728453636169" calcext:value-type="float">
            <text:p>5.6728453636</text:p>
          </table:table-cell>
          <table:table-cell office:value-type="float" office:value="1.947353720665" calcext:value-type="float">
            <text:p>1.9473537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91377675533" calcext:value-type="float">
            <text:p>-0.1959137768</text:p>
          </table:table-cell>
          <table:table-cell office:value-type="float" office:value="3.1038773612316E-023" calcext:value-type="float">
            <text:p>3.10E-23</text:p>
          </table:table-cell>
          <table:table-cell office:value-type="float" office:value="-1.5548976978713E-023" calcext:value-type="float">
            <text:p>-1.55E-23</text:p>
          </table:table-cell>
          <table:table-cell office:value-type="float" office:value="-1.7359610795975" calcext:value-type="float">
            <text:p>-1.7359610796</text:p>
          </table:table-cell>
          <table:table-cell office:value-type="float" office:value="-2.2798974514008" calcext:value-type="float">
            <text:p>-2.2798974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045640468597" calcext:value-type="float">
            <text:p>0.55045640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03658511855E-024" calcext:value-type="float">
            <text:p>1.10E-24</text:p>
          </table:table-cell>
          <table:table-cell office:value-type="float" office:value="2.7459244728088" calcext:value-type="float">
            <text:p>2.7459244728</text:p>
          </table:table-cell>
          <table:table-cell office:value-type="float" office:value="-1.0586857795715" calcext:value-type="float">
            <text:p>-1.0586857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475785970688" calcext:value-type="float">
            <text:p>-0.4647578597</text:p>
          </table:table-cell>
          <table:table-cell office:value-type="float" office:value="-9.3747727077638E-025" calcext:value-type="float">
            <text:p>-9.37E-25</text:p>
          </table:table-cell>
          <table:table-cell office:value-type="float" office:value="-2.002142979732E-024" calcext:value-type="float">
            <text:p>-2.00E-24</text:p>
          </table:table-cell>
          <table:table-cell office:value-type="float" office:value="0.24699971079826" calcext:value-type="float">
            <text:p>0.2469997108</text:p>
          </table:table-cell>
          <table:table-cell office:value-type="float" office:value="-1.246417760849" calcext:value-type="float">
            <text:p>-1.2464177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803606510162" calcext:value-type="float">
            <text:p>-0.4580360651</text:p>
          </table:table-cell>
          <table:table-cell office:value-type="float" office:value="3.2633814863932E-025" calcext:value-type="float">
            <text:p>3.26E-25</text:p>
          </table:table-cell>
          <table:table-cell office:value-type="float" office:value="-1.0885781291008E-025" calcext:value-type="float">
            <text:p>-1.09E-25</text:p>
          </table:table-cell>
          <table:table-cell office:value-type="float" office:value="-3.7987580299377" calcext:value-type="float">
            <text:p>-3.7987580299</text:p>
          </table:table-cell>
          <table:table-cell office:value-type="float" office:value="-3.1973996162415" calcext:value-type="float">
            <text:p>-3.1973996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52616500854" calcext:value-type="float">
            <text:p>-0.451526165</text:p>
          </table:table-cell>
          <table:table-cell office:value-type="float" office:value="4.8256258458748E-025" calcext:value-type="float">
            <text:p>4.8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430896759033" calcext:value-type="float">
            <text:p>1.7430896759</text:p>
          </table:table-cell>
          <table:table-cell office:value-type="float" office:value="-2.2965290546417" calcext:value-type="float">
            <text:p>-2.2965290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478620529175" calcext:value-type="float">
            <text:p>0.5547862053</text:p>
          </table:table-cell>
          <table:table-cell office:value-type="float" office:value="-5.4144380350266E-025" calcext:value-type="float">
            <text:p>-5.41E-25</text:p>
          </table:table-cell>
          <table:table-cell office:value-type="float" office:value="-7.8312664140459E-027" calcext:value-type="float">
            <text:p>-7.83E-27</text:p>
          </table:table-cell>
          <table:table-cell office:value-type="float" office:value="-1.5737407207489" calcext:value-type="float">
            <text:p>-1.5737407207</text:p>
          </table:table-cell>
          <table:table-cell office:value-type="float" office:value="-6.5998563766479" calcext:value-type="float">
            <text:p>-6.5998563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50613451004" calcext:value-type="float">
            <text:p>-0.1925061345</text:p>
          </table:table-cell>
          <table:table-cell office:value-type="float" office:value="2.9203396025163E-024" calcext:value-type="float">
            <text:p>2.92E-24</text:p>
          </table:table-cell>
          <table:table-cell office:value-type="float" office:value="-8.9782228620023E-023" calcext:value-type="float">
            <text:p>-8.98E-23</text:p>
          </table:table-cell>
          <table:table-cell office:value-type="float" office:value="2.1174199581146" calcext:value-type="float">
            <text:p>2.1174199581</text:p>
          </table:table-cell>
          <table:table-cell office:value-type="float" office:value="-0.3363251388073" calcext:value-type="float">
            <text:p>-0.3363251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90175628662" calcext:value-type="float">
            <text:p>-0.19090175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821479038594E-023" calcext:value-type="float">
            <text:p>-1.68E-23</text:p>
          </table:table-cell>
          <table:table-cell office:value-type="float" office:value="-1.418905377388" calcext:value-type="float">
            <text:p>-1.4189053774</text:p>
          </table:table-cell>
          <table:table-cell office:value-type="float" office:value="-1.1552227735519" calcext:value-type="float">
            <text:p>-1.1552227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219960212708" calcext:value-type="float">
            <text:p>0.5521996021</text:p>
          </table:table-cell>
          <table:table-cell office:value-type="float" office:value="-5.7976593855411E-023" calcext:value-type="float">
            <text:p>-5.80E-23</text:p>
          </table:table-cell>
          <table:table-cell office:value-type="float" office:value="-2.6859948627697E-024" calcext:value-type="float">
            <text:p>-2.69E-24</text:p>
          </table:table-cell>
          <table:table-cell office:value-type="float" office:value="-1.400693655014" calcext:value-type="float">
            <text:p>-1.400693655</text:p>
          </table:table-cell>
          <table:table-cell office:value-type="float" office:value="3.4765954017639" calcext:value-type="float">
            <text:p>3.4765954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70836019516" calcext:value-type="float">
            <text:p>-0.19370836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0506641864777" calcext:value-type="float">
            <text:p>-1.0506641865</text:p>
          </table:table-cell>
          <table:table-cell office:value-type="float" office:value="-0.6589977145195" calcext:value-type="float">
            <text:p>-0.658997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00809299946" calcext:value-type="float">
            <text:p>-0.192008093</text:p>
          </table:table-cell>
          <table:table-cell office:value-type="float" office:value="9.373447421443E-025" calcext:value-type="float">
            <text:p>9.3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51623249054" calcext:value-type="float">
            <text:p>2.6516232491</text:p>
          </table:table-cell>
          <table:table-cell office:value-type="float" office:value="3.3940801620483" calcext:value-type="float">
            <text:p>3.394080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008644461632" calcext:value-type="float">
            <text:p>-0.4500864446</text:p>
          </table:table-cell>
          <table:table-cell office:value-type="float" office:value="-3.3114105430505E-025" calcext:value-type="float">
            <text:p>-3.3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412322759628" calcext:value-type="float">
            <text:p>-1.241232276</text:p>
          </table:table-cell>
          <table:table-cell office:value-type="float" office:value="-3.5423052310944" calcext:value-type="float">
            <text:p>-3.5423052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395050406456" calcext:value-type="float">
            <text:p>-0.443950504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75697784712E-025" calcext:value-type="float">
            <text:p>1.28E-25</text:p>
          </table:table-cell>
          <table:table-cell office:value-type="float" office:value="-4.298828125" calcext:value-type="float">
            <text:p>-4.298828125</text:p>
          </table:table-cell>
          <table:table-cell office:value-type="float" office:value="3.7662858963013" calcext:value-type="float">
            <text:p>3.7662858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798643350601" calcext:value-type="float">
            <text:p>-0.43798643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211028575897" calcext:value-type="float">
            <text:p>-2.3211028576</text:p>
          </table:table-cell>
          <table:table-cell office:value-type="float" office:value="-3.2146182060242" calcext:value-type="float">
            <text:p>-3.214618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21616590023" calcext:value-type="float">
            <text:p>-0.432161659</text:p>
          </table:table-cell>
          <table:table-cell office:value-type="float" office:value="-1.5806179160403E-024" calcext:value-type="float">
            <text:p>-1.5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7594074010849" calcext:value-type="float">
            <text:p>-0.8759407401</text:p>
          </table:table-cell>
          <table:table-cell office:value-type="float" office:value="0.6905734539032" calcext:value-type="float">
            <text:p>0.6905734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43374538422" calcext:value-type="float">
            <text:p>-0.18543374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8977228413143E-025" calcext:value-type="float">
            <text:p>-6.90E-25</text:p>
          </table:table-cell>
          <table:table-cell office:value-type="float" office:value="-1.0745018720627" calcext:value-type="float">
            <text:p>-1.0745018721</text:p>
          </table:table-cell>
          <table:table-cell office:value-type="float" office:value="0.42536488175392" calcext:value-type="float">
            <text:p>0.4253648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096120119095" calcext:value-type="float">
            <text:p>-0.42096120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051344871521" calcext:value-type="float">
            <text:p>-3.0513448715</text:p>
          </table:table-cell>
          <table:table-cell office:value-type="float" office:value="2.1101393699646" calcext:value-type="float">
            <text:p>2.11013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442795276642" calcext:value-type="float">
            <text:p>0.58442795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324374966968E-025" calcext:value-type="float">
            <text:p>1.53E-25</text:p>
          </table:table-cell>
          <table:table-cell office:value-type="float" office:value="-4.2669191360474" calcext:value-type="float">
            <text:p>-4.266919136</text:p>
          </table:table-cell>
          <table:table-cell office:value-type="float" office:value="4.2947225570679" calcext:value-type="float">
            <text:p>4.2947225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061941862106" calcext:value-type="float">
            <text:p>-0.43061941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0182774066925" calcext:value-type="float">
            <text:p>2.0182774067</text:p>
          </table:table-cell>
          <table:table-cell office:value-type="float" office:value="1.2730476856232" calcext:value-type="float">
            <text:p>1.2730476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478528618813" calcext:value-type="float">
            <text:p>-0.4247852862</text:p>
          </table:table-cell>
          <table:table-cell office:value-type="float" office:value="-2.3418578427411E-024" calcext:value-type="float">
            <text:p>-2.3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90118598938" calcext:value-type="float">
            <text:p>2.3901185989</text:p>
          </table:table-cell>
          <table:table-cell office:value-type="float" office:value="2.004002571106" calcext:value-type="float">
            <text:p>2.0040025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088439702988" calcext:value-type="float">
            <text:p>0.580884397</text:p>
          </table:table-cell>
          <table:table-cell office:value-type="float" office:value="3.5944309095737E-024" calcext:value-type="float">
            <text:p>3.5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000699043274" calcext:value-type="float">
            <text:p>-2.7000699043</text:p>
          </table:table-cell>
          <table:table-cell office:value-type="float" office:value="3.252899646759" calcext:value-type="float">
            <text:p>3.2528996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86981296539" calcext:value-type="float">
            <text:p>-0.1858698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76387502253056" calcext:value-type="float">
            <text:p>0.0763875023</text:p>
          </table:table-cell>
          <table:table-cell office:value-type="float" office:value="-0.43682342767715" calcext:value-type="float">
            <text:p>-0.436823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157230377197" calcext:value-type="float">
            <text:p>0.5715723038</text:p>
          </table:table-cell>
          <table:table-cell office:value-type="float" office:value="1.31880330408E-023" calcext:value-type="float">
            <text:p>1.32E-23</text:p>
          </table:table-cell>
          <table:table-cell office:value-type="float" office:value="-2.3009108341643E-023" calcext:value-type="float">
            <text:p>-2.30E-23</text:p>
          </table:table-cell>
          <table:table-cell office:value-type="float" office:value="-1.9597467184067" calcext:value-type="float">
            <text:p>-1.9597467184</text:p>
          </table:table-cell>
          <table:table-cell office:value-type="float" office:value="-0.11577057093382" calcext:value-type="float">
            <text:p>-0.1157705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354403018951" calcext:value-type="float">
            <text:p>-0.4435440302</text:p>
          </table:table-cell>
          <table:table-cell office:value-type="float" office:value="-6.2315007176092E-026" calcext:value-type="float">
            <text:p>-6.2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789303779602" calcext:value-type="float">
            <text:p>-4.078930378</text:p>
          </table:table-cell>
          <table:table-cell office:value-type="float" office:value="0.35612908005714" calcext:value-type="float">
            <text:p>0.3561290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75324845314" calcext:value-type="float">
            <text:p>-0.43753248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7174119949341" calcext:value-type="float">
            <text:p>-4.7174119949</text:p>
          </table:table-cell>
          <table:table-cell office:value-type="float" office:value="3.9927132129669" calcext:value-type="float">
            <text:p>3.9927132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32379102707" calcext:value-type="float">
            <text:p>0.5683237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500157060136E-023" calcext:value-type="float">
            <text:p>1.15E-23</text:p>
          </table:table-cell>
          <table:table-cell office:value-type="float" office:value="-1.0611525774002" calcext:value-type="float">
            <text:p>-1.0611525774</text:p>
          </table:table-cell>
          <table:table-cell office:value-type="float" office:value="0.1222035586834" calcext:value-type="float">
            <text:p>0.1222035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316472053528" calcext:value-type="float">
            <text:p>0.55316472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715622581683E-023" calcext:value-type="float">
            <text:p>-2.17E-23</text:p>
          </table:table-cell>
          <table:table-cell office:value-type="float" office:value="-2.1898210048676" calcext:value-type="float">
            <text:p>-2.1898210049</text:p>
          </table:table-cell>
          <table:table-cell office:value-type="float" office:value="0.49732860922813" calcext:value-type="float">
            <text:p>0.4973286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7186460495" calcext:value-type="float">
            <text:p>-0.195718646</text:p>
          </table:table-cell>
          <table:table-cell office:value-type="float" office:value="2.6624080794758E-023" calcext:value-type="float">
            <text:p>2.66E-23</text:p>
          </table:table-cell>
          <table:table-cell office:value-type="float" office:value="-2.4098091378255E-024" calcext:value-type="float">
            <text:p>-2.41E-24</text:p>
          </table:table-cell>
          <table:table-cell office:value-type="float" office:value="0.74193209409714" calcext:value-type="float">
            <text:p>0.7419320941</text:p>
          </table:table-cell>
          <table:table-cell office:value-type="float" office:value="3.5916230678558" calcext:value-type="float">
            <text:p>3.5916230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78760457039" calcext:value-type="float">
            <text:p>-0.19378760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3534307479858" calcext:value-type="float">
            <text:p>3.353430748</text:p>
          </table:table-cell>
          <table:table-cell office:value-type="float" office:value="4.0250453948975" calcext:value-type="float">
            <text:p>4.0250453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898864626884" calcext:value-type="float">
            <text:p>-0.44898864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730807185173" calcext:value-type="float">
            <text:p>1.7308071852</text:p>
          </table:table-cell>
          <table:table-cell office:value-type="float" office:value="-2.0373332500458" calcext:value-type="float">
            <text:p>-2.03733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73478937149" calcext:value-type="float">
            <text:p>0.55734789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86602103710175" calcext:value-type="float">
            <text:p>-0.8660210371</text:p>
          </table:table-cell>
          <table:table-cell office:value-type="float" office:value="-0.46488845348358" calcext:value-type="float">
            <text:p>-0.4648884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788684487343" calcext:value-type="float">
            <text:p>-0.4578868449</text:p>
          </table:table-cell>
          <table:table-cell office:value-type="float" office:value="-8.2664231359283E-025" calcext:value-type="float">
            <text:p>-8.2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949802875519" calcext:value-type="float">
            <text:p>-2.7949802876</text:p>
          </table:table-cell>
          <table:table-cell office:value-type="float" office:value="7.2466387748718" calcext:value-type="float">
            <text:p>7.2466387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852020740509" calcext:value-type="float">
            <text:p>0.548520207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615654023536E-023" calcext:value-type="float">
            <text:p>-3.36E-23</text:p>
          </table:table-cell>
          <table:table-cell office:value-type="float" office:value="1.0278959274292" calcext:value-type="float">
            <text:p>1.0278959274</text:p>
          </table:table-cell>
          <table:table-cell office:value-type="float" office:value="-2.1833155155182" calcext:value-type="float">
            <text:p>-2.1833155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54243373871" calcext:value-type="float">
            <text:p>-0.19254243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1358890205009E-024" calcext:value-type="float">
            <text:p>7.14E-24</text:p>
          </table:table-cell>
          <table:table-cell office:value-type="float" office:value="-3.1659235954285" calcext:value-type="float">
            <text:p>-3.1659235954</text:p>
          </table:table-cell>
          <table:table-cell office:value-type="float" office:value="-3.1713626384735" calcext:value-type="float">
            <text:p>-3.1713626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81909346581" calcext:value-type="float">
            <text:p>-0.1878190935</text:p>
          </table:table-cell>
          <table:table-cell office:value-type="float" office:value="5.1667951711779E-024" calcext:value-type="float">
            <text:p>5.1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707970142365" calcext:value-type="float">
            <text:p>2.2707970142</text:p>
          </table:table-cell>
          <table:table-cell office:value-type="float" office:value="3.1191356182098" calcext:value-type="float">
            <text:p>3.1191356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44724786282" calcext:value-type="float">
            <text:p>-0.1864472479</text:p>
          </table:table-cell>
          <table:table-cell office:value-type="float" office:value="7.7393486803333E-024" calcext:value-type="float">
            <text:p>7.74E-24</text:p>
          </table:table-cell>
          <table:table-cell office:value-type="float" office:value="7.2891359798484E-023" calcext:value-type="float">
            <text:p>7.29E-23</text:p>
          </table:table-cell>
          <table:table-cell office:value-type="float" office:value="2.6151540279388" calcext:value-type="float">
            <text:p>2.6151540279</text:p>
          </table:table-cell>
          <table:table-cell office:value-type="float" office:value="0.99204033613205" calcext:value-type="float">
            <text:p>0.9920403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282747745514" calcext:value-type="float">
            <text:p>0.55282747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4527842998505" calcext:value-type="float">
            <text:p>-3.4527842999</text:p>
          </table:table-cell>
          <table:table-cell office:value-type="float" office:value="-1.5770416259766" calcext:value-type="float">
            <text:p>-1.577041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986341357231" calcext:value-type="float">
            <text:p>-0.1898634136</text:p>
          </table:table-cell>
          <table:table-cell office:value-type="float" office:value="1.0405206303101E-026" calcext:value-type="float">
            <text:p>1.0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9811520576477" calcext:value-type="float">
            <text:p>-7.9811520576</text:p>
          </table:table-cell>
          <table:table-cell office:value-type="float" office:value="-1.5873614549637" calcext:value-type="float">
            <text:p>-1.587361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33897399902" calcext:value-type="float">
            <text:p>-0.1853389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49133086204529" calcext:value-type="float">
            <text:p>-0.491330862</text:p>
          </table:table-cell>
          <table:table-cell office:value-type="float" office:value="0.42694586515427" calcext:value-type="float">
            <text:p>0.4269458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414753675461" calcext:value-type="float">
            <text:p>-0.18414753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740705043093E-025" calcext:value-type="float">
            <text:p>-3.37E-25</text:p>
          </table:table-cell>
          <table:table-cell office:value-type="float" office:value="0.28257402777672" calcext:value-type="float">
            <text:p>0.2825740278</text:p>
          </table:table-cell>
          <table:table-cell office:value-type="float" office:value="4.1958122253418" calcext:value-type="float">
            <text:p>4.1958122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67831993103" calcext:value-type="float">
            <text:p>0.5567831993</text:p>
          </table:table-cell>
          <table:table-cell office:value-type="float" office:value="-1.8106154405534E-024" calcext:value-type="float">
            <text:p>-1.8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327903747559" calcext:value-type="float">
            <text:p>-1.8327903748</text:p>
          </table:table-cell>
          <table:table-cell office:value-type="float" office:value="-1.1324502229691" calcext:value-type="float">
            <text:p>-1.132450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49425029755" calcext:value-type="float">
            <text:p>0.54149425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224781170975E-024" calcext:value-type="float">
            <text:p>-6.02E-24</text:p>
          </table:table-cell>
          <table:table-cell office:value-type="float" office:value="-2.2980337142944" calcext:value-type="float">
            <text:p>-2.2980337143</text:p>
          </table:table-cell>
          <table:table-cell office:value-type="float" office:value="1.7019026279449" calcext:value-type="float">
            <text:p>1.7019026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386294603348" calcext:value-type="float">
            <text:p>-0.473862946</text:p>
          </table:table-cell>
          <table:table-cell office:value-type="float" office:value="-4.368891652008E-025" calcext:value-type="float">
            <text:p>-4.37E-25</text:p>
          </table:table-cell>
          <table:table-cell office:value-type="float" office:value="-4.8422696276836E-024" calcext:value-type="float">
            <text:p>-4.84E-24</text:p>
          </table:table-cell>
          <table:table-cell office:value-type="float" office:value="-0.58926069736481" calcext:value-type="float">
            <text:p>-0.5892606974</text:p>
          </table:table-cell>
          <table:table-cell office:value-type="float" office:value="0.85031259059906" calcext:value-type="float">
            <text:p>0.8503125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20693969727" calcext:value-type="float">
            <text:p>0.5332069397</text:p>
          </table:table-cell>
          <table:table-cell office:value-type="float" office:value="-3.9553008526934E-024" calcext:value-type="float">
            <text:p>-3.96E-24</text:p>
          </table:table-cell>
          <table:table-cell office:value-type="float" office:value="1.3127807800118E-025" calcext:value-type="float">
            <text:p>1.31E-25</text:p>
          </table:table-cell>
          <table:table-cell office:value-type="float" office:value="1.7083187103271" calcext:value-type="float">
            <text:p>1.7083187103</text:p>
          </table:table-cell>
          <table:table-cell office:value-type="float" office:value="-6.5531215667725" calcext:value-type="float">
            <text:p>-6.5531215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18110203743" calcext:value-type="float">
            <text:p>-0.482181102</text:p>
          </table:table-cell>
          <table:table-cell office:value-type="float" office:value="-1.7841394936371E-024" calcext:value-type="float">
            <text:p>-1.78E-24</text:p>
          </table:table-cell>
          <table:table-cell office:value-type="float" office:value="-1.9164839513448E-025" calcext:value-type="float">
            <text:p>-1.92E-25</text:p>
          </table:table-cell>
          <table:table-cell office:value-type="float" office:value="-0.5121169090271" calcext:value-type="float">
            <text:p>-0.512116909</text:p>
          </table:table-cell>
          <table:table-cell office:value-type="float" office:value="1.6755342483521" calcext:value-type="float">
            <text:p>1.6755342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44498491287" calcext:value-type="float">
            <text:p>-0.18744498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822090404895E-023" calcext:value-type="float">
            <text:p>2.18E-23</text:p>
          </table:table-cell>
          <table:table-cell office:value-type="float" office:value="-6.3001794815063" calcext:value-type="float">
            <text:p>-6.3001794815</text:p>
          </table:table-cell>
          <table:table-cell office:value-type="float" office:value="-0.47685119509697" calcext:value-type="float">
            <text:p>-0.4768511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201884031296" calcext:value-type="float">
            <text:p>0.53201884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4308953285217" calcext:value-type="float">
            <text:p>4.4308953285</text:p>
          </table:table-cell>
          <table:table-cell office:value-type="float" office:value="1.4683122634888" calcext:value-type="float">
            <text:p>1.4683122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25973296165" calcext:value-type="float">
            <text:p>-0.1942597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483051776886" calcext:value-type="float">
            <text:p>2.4830517769</text:p>
          </table:table-cell>
          <table:table-cell office:value-type="float" office:value="1.1995289325714" calcext:value-type="float">
            <text:p>1.1995289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639459371567" calcext:value-type="float">
            <text:p>-0.4763945937</text:p>
          </table:table-cell>
          <table:table-cell office:value-type="float" office:value="-7.9841869464486E-026" calcext:value-type="float">
            <text:p>-7.9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612311840057" calcext:value-type="float">
            <text:p>2.761231184</text:p>
          </table:table-cell>
          <table:table-cell office:value-type="float" office:value="4.6167502403259" calcext:value-type="float">
            <text:p>4.6167502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056085109711" calcext:value-type="float">
            <text:p>0.53056085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6.337112903595" calcext:value-type="float">
            <text:p>6.3371129036</text:p>
          </table:table-cell>
          <table:table-cell office:value-type="float" office:value="-1.5170415639877" calcext:value-type="float">
            <text:p>-1.517041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515418291092" calcext:value-type="float">
            <text:p>0.5151541829</text:p>
          </table:table-cell>
          <table:table-cell office:value-type="float" office:value="-7.6039259148101E-025" calcext:value-type="float">
            <text:p>-7.6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96561151742935" calcext:value-type="float">
            <text:p>-0.9656115174</text:p>
          </table:table-cell>
          <table:table-cell office:value-type="float" office:value="-3.0859434604645" calcext:value-type="float">
            <text:p>-3.0859434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028216838837" calcext:value-type="float">
            <text:p>-0.50028216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333569526672" calcext:value-type="float">
            <text:p>1.2333569527</text:p>
          </table:table-cell>
          <table:table-cell office:value-type="float" office:value="-5.7006316184998" calcext:value-type="float">
            <text:p>-5.7006316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237224459648" calcext:value-type="float">
            <text:p>-0.49237224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3843117952347" calcext:value-type="float">
            <text:p>-1.3843117952</text:p>
          </table:table-cell>
          <table:table-cell office:value-type="float" office:value="-3.042040348053" calcext:value-type="float">
            <text:p>-3.0420403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525235176086" calcext:value-type="float">
            <text:p>0.5152523518</text:p>
          </table:table-cell>
          <table:table-cell office:value-type="float" office:value="-2.2573715793491E-025" calcext:value-type="float">
            <text:p>-2.26E-25</text:p>
          </table:table-cell>
          <table:table-cell office:value-type="float" office:value="4.9310310734477E-024" calcext:value-type="float">
            <text:p>4.93E-24</text:p>
          </table:table-cell>
          <table:table-cell office:value-type="float" office:value="-4.1812973022461" calcext:value-type="float">
            <text:p>-4.1812973022</text:p>
          </table:table-cell>
          <table:table-cell office:value-type="float" office:value="1.9775850772858" calcext:value-type="float">
            <text:p>1.9775850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81480836868" calcext:value-type="float">
            <text:p>0.49981480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692511887426E-025" calcext:value-type="float">
            <text:p>-1.27E-25</text:p>
          </table:table-cell>
          <table:table-cell office:value-type="float" office:value="-5.431161403656" calcext:value-type="float">
            <text:p>-5.4311614037</text:p>
          </table:table-cell>
          <table:table-cell office:value-type="float" office:value="3.4680154323578" calcext:value-type="float">
            <text:p>3.4680154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47778975964" calcext:value-type="float">
            <text:p>-0.1984777898</text:p>
          </table:table-cell>
          <table:table-cell office:value-type="float" office:value="9.7995841659866E-025" calcext:value-type="float">
            <text:p>9.80E-25</text:p>
          </table:table-cell>
          <table:table-cell office:value-type="float" office:value="-4.7998936961845E-025" calcext:value-type="float">
            <text:p>-4.80E-25</text:p>
          </table:table-cell>
          <table:table-cell office:value-type="float" office:value="-2.6002266407013" calcext:value-type="float">
            <text:p>-2.6002266407</text:p>
          </table:table-cell>
          <table:table-cell office:value-type="float" office:value="5.9474368095398" calcext:value-type="float">
            <text:p>5.9474368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47227668762" calcext:value-type="float">
            <text:p>-0.5074722767</text:p>
          </table:table-cell>
          <table:table-cell office:value-type="float" office:value="-8.8451541757494E-025" calcext:value-type="float">
            <text:p>-8.8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4504173994064" calcext:value-type="float">
            <text:p>0.5450417399</text:p>
          </table:table-cell>
          <table:table-cell office:value-type="float" office:value="3.3467237949371" calcext:value-type="float">
            <text:p>3.3467237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043332576752" calcext:value-type="float">
            <text:p>0.50043332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8783009052277" calcext:value-type="float">
            <text:p>3.8783009052</text:p>
          </table:table-cell>
          <table:table-cell office:value-type="float" office:value="6.1674847602844" calcext:value-type="float">
            <text:p>6.1674847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501762866974" calcext:value-type="float">
            <text:p>-0.5150176287</text:p>
          </table:table-cell>
          <table:table-cell office:value-type="float" office:value="-2.8049667229754E-024" calcext:value-type="float">
            <text:p>-2.8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2677663564682" calcext:value-type="float">
            <text:p>-0.2677663565</text:p>
          </table:table-cell>
          <table:table-cell office:value-type="float" office:value="0.89027792215347" calcext:value-type="float">
            <text:p>0.8902779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3357834816" calcext:value-type="float">
            <text:p>0.4933357835</text:p>
          </table:table-cell>
          <table:table-cell office:value-type="float" office:value="-3.9944928429714E-025" calcext:value-type="float">
            <text:p>-3.99E-25</text:p>
          </table:table-cell>
          <table:table-cell office:value-type="float" office:value="-5.5981770518803E-024" calcext:value-type="float">
            <text:p>-5.60E-24</text:p>
          </table:table-cell>
          <table:table-cell office:value-type="float" office:value="-6.4102101325989" calcext:value-type="float">
            <text:p>-6.4102101326</text:p>
          </table:table-cell>
          <table:table-cell office:value-type="float" office:value="2.6690502166748" calcext:value-type="float">
            <text:p>2.6690502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211159467697" calcext:value-type="float">
            <text:p>-0.5221115947</text:p>
          </table:table-cell>
          <table:table-cell office:value-type="float" office:value="1.611817562057E-024" calcext:value-type="float">
            <text:p>1.6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27292740345" calcext:value-type="float">
            <text:p>0.8272927403</text:p>
          </table:table-cell>
          <table:table-cell office:value-type="float" office:value="2.9063296318054" calcext:value-type="float">
            <text:p>2.9063296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374620199203" calcext:value-type="float">
            <text:p>-0.513746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7857737541199" calcext:value-type="float">
            <text:p>4.7857737541</text:p>
          </table:table-cell>
          <table:table-cell office:value-type="float" office:value="4.557909488678" calcext:value-type="float">
            <text:p>4.5579094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433672428131" calcext:value-type="float">
            <text:p>0.4943367243</text:p>
          </table:table-cell>
          <table:table-cell office:value-type="float" office:value="1.710512659884E-023" calcext:value-type="float">
            <text:p>1.71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932157039642" calcext:value-type="float">
            <text:p>1.593215704</text:p>
          </table:table-cell>
          <table:table-cell office:value-type="float" office:value="2.7502641677856" calcext:value-type="float">
            <text:p>2.7502641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110230922699" calcext:value-type="float">
            <text:p>-0.5211023092</text:p>
          </table:table-cell>
          <table:table-cell office:value-type="float" office:value="-1.9498537537118E-025" calcext:value-type="float">
            <text:p>-1.9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116237640381" calcext:value-type="float">
            <text:p>-3.611623764</text:p>
          </table:table-cell>
          <table:table-cell office:value-type="float" office:value="-0.19621329009533" calcext:value-type="float">
            <text:p>-0.1962132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29043138027" calcext:value-type="float">
            <text:p>-0.1952904314</text:p>
          </table:table-cell>
          <table:table-cell office:value-type="float" office:value="1.251904191671E-023" calcext:value-type="float">
            <text:p>1.2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9994156360626" calcext:value-type="float">
            <text:p>-0.8999415636</text:p>
          </table:table-cell>
          <table:table-cell office:value-type="float" office:value="3.5353031158447" calcext:value-type="float">
            <text:p>3.5353031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527704715729" calcext:value-type="float">
            <text:p>0.4952770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0419185161591" calcext:value-type="float">
            <text:p>3.0419185162</text:p>
          </table:table-cell>
          <table:table-cell office:value-type="float" office:value="0.21706594526768" calcext:value-type="float">
            <text:p>0.2170659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015423774719" calcext:value-type="float">
            <text:p>-0.52015423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759966514605E-025" calcext:value-type="float">
            <text:p>1.88E-25</text:p>
          </table:table-cell>
          <table:table-cell office:value-type="float" office:value="-1.9418513774872" calcext:value-type="float">
            <text:p>-1.9418513775</text:p>
          </table:table-cell>
          <table:table-cell office:value-type="float" office:value="1.7065370082855" calcext:value-type="float">
            <text:p>1.7065370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184540987015" calcext:value-type="float">
            <text:p>-0.511845409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508399077073E-024" calcext:value-type="float">
            <text:p>-2.15E-24</text:p>
          </table:table-cell>
          <table:table-cell office:value-type="float" office:value="-1.231210231781" calcext:value-type="float">
            <text:p>-1.2312102318</text:p>
          </table:table-cell>
          <table:table-cell office:value-type="float" office:value="2.1538038253784" calcext:value-type="float">
            <text:p>2.1538038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362992286682" calcext:value-type="float">
            <text:p>-0.50362992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684209224106E-025" calcext:value-type="float">
            <text:p>-1.77E-25</text:p>
          </table:table-cell>
          <table:table-cell office:value-type="float" office:value="3.3055195808411" calcext:value-type="float">
            <text:p>3.3055195808</text:p>
          </table:table-cell>
          <table:table-cell office:value-type="float" office:value="3.4211370944977" calcext:value-type="float">
            <text:p>3.4211370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42861700058" calcext:value-type="float">
            <text:p>0.504286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978578477618E-023" calcext:value-type="float">
            <text:p>-2.50E-23</text:p>
          </table:table-cell>
          <table:table-cell office:value-type="float" office:value="-2.8532598018646" calcext:value-type="float">
            <text:p>-2.8532598019</text:p>
          </table:table-cell>
          <table:table-cell office:value-type="float" office:value="-1.6489864587784" calcext:value-type="float">
            <text:p>-1.6489864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887485265732" calcext:value-type="float">
            <text:p>0.4888748527</text:p>
          </table:table-cell>
          <table:table-cell office:value-type="float" office:value="-4.1179939480644E-024" calcext:value-type="float">
            <text:p>-4.12E-24</text:p>
          </table:table-cell>
          <table:table-cell office:value-type="float" office:value="-2.6487884353902E-024" calcext:value-type="float">
            <text:p>-2.65E-24</text:p>
          </table:table-cell>
          <table:table-cell office:value-type="float" office:value="1.6495155096054" calcext:value-type="float">
            <text:p>1.6495155096</text:p>
          </table:table-cell>
          <table:table-cell office:value-type="float" office:value="-4.2152571678162" calcext:value-type="float">
            <text:p>-4.2152571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65446305275" calcext:value-type="float">
            <text:p>-0.5265446305</text:p>
          </table:table-cell>
          <table:table-cell office:value-type="float" office:value="-8.7366376068106E-026" calcext:value-type="float">
            <text:p>-8.74E-26</text:p>
          </table:table-cell>
          <table:table-cell office:value-type="float" office:value="-5.8580598815344E-025" calcext:value-type="float">
            <text:p>-5.86E-25</text:p>
          </table:table-cell>
          <table:table-cell office:value-type="float" office:value="1.1403088569641" calcext:value-type="float">
            <text:p>1.140308857</text:p>
          </table:table-cell>
          <table:table-cell office:value-type="float" office:value="0.92865246534348" calcext:value-type="float">
            <text:p>0.9286524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45183467865" calcext:value-type="float">
            <text:p>-0.19245183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436690512062E-023" calcext:value-type="float">
            <text:p>4.54E-23</text:p>
          </table:table-cell>
          <table:table-cell office:value-type="float" office:value="-3.8482689857483" calcext:value-type="float">
            <text:p>-3.8482689857</text:p>
          </table:table-cell>
          <table:table-cell office:value-type="float" office:value="-0.25384509563446" calcext:value-type="float">
            <text:p>-0.253845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987428426743" calcext:value-type="float">
            <text:p>-0.50987428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817188136728E-026" calcext:value-type="float">
            <text:p>2.48E-26</text:p>
          </table:table-cell>
          <table:table-cell office:value-type="float" office:value="-8.3365983963013" calcext:value-type="float">
            <text:p>-8.3365983963</text:p>
          </table:table-cell>
          <table:table-cell office:value-type="float" office:value="4.0275478363037" calcext:value-type="float">
            <text:p>4.02754783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23522567749" calcext:value-type="float">
            <text:p>0.4982352257</text:p>
          </table:table-cell>
          <table:table-cell office:value-type="float" office:value="-2.2058209095602E-023" calcext:value-type="float">
            <text:p>-2.21E-23</text:p>
          </table:table-cell>
          <table:table-cell office:value-type="float" office:value="3.9549103665453E-024" calcext:value-type="float">
            <text:p>3.95E-24</text:p>
          </table:table-cell>
          <table:table-cell office:value-type="float" office:value="-2.1899659633636" calcext:value-type="float">
            <text:p>-2.1899659634</text:p>
          </table:table-cell>
          <table:table-cell office:value-type="float" office:value="1.2686851024628" calcext:value-type="float">
            <text:p>1.2686851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16864109039" calcext:value-type="float">
            <text:p>-0.5171686411</text:p>
          </table:table-cell>
          <table:table-cell office:value-type="float" office:value="-1.7783438065222E-025" calcext:value-type="float">
            <text:p>-1.78E-25</text:p>
          </table:table-cell>
          <table:table-cell office:value-type="float" office:value="-1.1065880700861E-025" calcext:value-type="float">
            <text:p>-1.11E-25</text:p>
          </table:table-cell>
          <table:table-cell office:value-type="float" office:value="2.1504189968109" calcext:value-type="float">
            <text:p>2.1504189968</text:p>
          </table:table-cell>
          <table:table-cell office:value-type="float" office:value="-4.6279406547546" calcext:value-type="float">
            <text:p>-4.6279406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08663773537" calcext:value-type="float">
            <text:p>-0.1850866377</text:p>
          </table:table-cell>
          <table:table-cell office:value-type="float" office:value="2.062070415562E-023" calcext:value-type="float">
            <text:p>2.0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901203632355" calcext:value-type="float">
            <text:p>-1.2901203632</text:p>
          </table:table-cell>
          <table:table-cell office:value-type="float" office:value="-0.81519424915314" calcext:value-type="float">
            <text:p>-0.8151942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033343553543" calcext:value-type="float">
            <text:p>-0.1803334355</text:p>
          </table:table-cell>
          <table:table-cell office:value-type="float" office:value="-2.0897111550478E-023" calcext:value-type="float">
            <text:p>-2.09E-23</text:p>
          </table:table-cell>
          <table:table-cell office:value-type="float" office:value="-2.8774695482677E-024" calcext:value-type="float">
            <text:p>-2.88E-24</text:p>
          </table:table-cell>
          <table:table-cell office:value-type="float" office:value="-1.2665251493454" calcext:value-type="float">
            <text:p>-1.2665251493</text:p>
          </table:table-cell>
          <table:table-cell office:value-type="float" office:value="-3.403169631958" calcext:value-type="float">
            <text:p>-3.403169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30408000946" calcext:value-type="float">
            <text:p>-0.49304080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71778577566147" calcext:value-type="float">
            <text:p>-0.7177857757</text:p>
          </table:table-cell>
          <table:table-cell office:value-type="float" office:value="-0.42655855417252" calcext:value-type="float">
            <text:p>-0.4265585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28449201584" calcext:value-type="float">
            <text:p>-0.176284492</text:p>
          </table:table-cell>
          <table:table-cell office:value-type="float" office:value="-1.7900151268744E-024" calcext:value-type="float">
            <text:p>-1.7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657685756683" calcext:value-type="float">
            <text:p>-3.4657685757</text:p>
          </table:table-cell>
          <table:table-cell office:value-type="float" office:value="-5.3700528144836" calcext:value-type="float">
            <text:p>-5.3700528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154409885406" calcext:value-type="float">
            <text:p>0.5215440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21601162619E-024" calcext:value-type="float">
            <text:p>1.42E-24</text:p>
          </table:table-cell>
          <table:table-cell office:value-type="float" office:value="0.99882346391678" calcext:value-type="float">
            <text:p>0.9988234639</text:p>
          </table:table-cell>
          <table:table-cell office:value-type="float" office:value="-0.24090079963207" calcext:value-type="float">
            <text:p>-0.2409007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390357732773" calcext:value-type="float">
            <text:p>-0.4939035773</text:p>
          </table:table-cell>
          <table:table-cell office:value-type="float" office:value="3.5160092609095E-025" calcext:value-type="float">
            <text:p>3.5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75860118866" calcext:value-type="float">
            <text:p>2.9758601189</text:p>
          </table:table-cell>
          <table:table-cell office:value-type="float" office:value="9.3443288803101" calcext:value-type="float">
            <text:p>9.3443288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958733439445" calcext:value-type="float">
            <text:p>-0.1795873344</text:p>
          </table:table-cell>
          <table:table-cell office:value-type="float" office:value="1.1402371440046E-023" calcext:value-type="float">
            <text:p>1.14E-23</text:p>
          </table:table-cell>
          <table:table-cell office:value-type="float" office:value="4.200013394102E-024" calcext:value-type="float">
            <text:p>4.20E-24</text:p>
          </table:table-cell>
          <table:table-cell office:value-type="float" office:value="-1.1020802259445" calcext:value-type="float">
            <text:p>-1.1020802259</text:p>
          </table:table-cell>
          <table:table-cell office:value-type="float" office:value="-2.1838955879211" calcext:value-type="float">
            <text:p>-2.1838955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71353030205" calcext:value-type="float">
            <text:p>-0.1787135303</text:p>
          </table:table-cell>
          <table:table-cell office:value-type="float" office:value="-1.4887013816427E-023" calcext:value-type="float">
            <text:p>-1.49E-23</text:p>
          </table:table-cell>
          <table:table-cell office:value-type="float" office:value="4.8386239070101E-024" calcext:value-type="float">
            <text:p>4.84E-24</text:p>
          </table:table-cell>
          <table:table-cell office:value-type="float" office:value="0.30223631858826" calcext:value-type="float">
            <text:p>0.3022363186</text:p>
          </table:table-cell>
          <table:table-cell office:value-type="float" office:value="2.8347578048706" calcext:value-type="float">
            <text:p>2.8347578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51809358597" calcext:value-type="float">
            <text:p>0.52751809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170182848068E-023" calcext:value-type="float">
            <text:p>4.62E-23</text:p>
          </table:table-cell>
          <table:table-cell office:value-type="float" office:value="-2.1470446586609" calcext:value-type="float">
            <text:p>-2.1470446587</text:p>
          </table:table-cell>
          <table:table-cell office:value-type="float" office:value="0.01442723441869" calcext:value-type="float">
            <text:p>0.0144272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32556295395" calcext:value-type="float">
            <text:p>-0.185325563</text:p>
          </table:table-cell>
          <table:table-cell office:value-type="float" office:value="-2.0222029236909E-024" calcext:value-type="float">
            <text:p>-2.0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353826999664" calcext:value-type="float">
            <text:p>-3.3353827</text:p>
          </table:table-cell>
          <table:table-cell office:value-type="float" office:value="-2.5663168430328" calcext:value-type="float">
            <text:p>-2.566316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12062728405" calcext:value-type="float">
            <text:p>-0.18512062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104877161562E-023" calcext:value-type="float">
            <text:p>-1.41E-23</text:p>
          </table:table-cell>
          <table:table-cell office:value-type="float" office:value="1.6148806810379" calcext:value-type="float">
            <text:p>1.614880681</text:p>
          </table:table-cell>
          <table:table-cell office:value-type="float" office:value="-1.4621678590775" calcext:value-type="float">
            <text:p>-1.4621678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647030353546" calcext:value-type="float">
            <text:p>0.5264703035</text:p>
          </table:table-cell>
          <table:table-cell office:value-type="float" office:value="2.1280006711939E-026" calcext:value-type="float">
            <text:p>2.1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7543466091156" calcext:value-type="float">
            <text:p>-3.7543466091</text:p>
          </table:table-cell>
          <table:table-cell office:value-type="float" office:value="-3.8383786678314" calcext:value-type="float">
            <text:p>-3.8383786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079905033112" calcext:value-type="float">
            <text:p>0.5107990503</text:p>
          </table:table-cell>
          <table:table-cell office:value-type="float" office:value="2.6442023432139E-025" calcext:value-type="float">
            <text:p>2.64E-25</text:p>
          </table:table-cell>
          <table:table-cell office:value-type="float" office:value="-1.7166824938656E-025" calcext:value-type="float">
            <text:p>-1.72E-25</text:p>
          </table:table-cell>
          <table:table-cell office:value-type="float" office:value="1.6093368530273" calcext:value-type="float">
            <text:p>1.609336853</text:p>
          </table:table-cell>
          <table:table-cell office:value-type="float" office:value="4.1778507232666" calcext:value-type="float">
            <text:p>4.1778507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530881643295" calcext:value-type="float">
            <text:p>0.49530881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988670684241E-025" calcext:value-type="float">
            <text:p>-6.10E-25</text:p>
          </table:table-cell>
          <table:table-cell office:value-type="float" office:value="-4.6111392974854" calcext:value-type="float">
            <text:p>-4.6111392975</text:p>
          </table:table-cell>
          <table:table-cell office:value-type="float" office:value="-0.83124160766602" calcext:value-type="float">
            <text:p>-0.8312416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016443014145" calcext:value-type="float">
            <text:p>-0.5201644301</text:p>
          </table:table-cell>
          <table:table-cell office:value-type="float" office:value="-3.805582547061E-024" calcext:value-type="float">
            <text:p>-3.81E-24</text:p>
          </table:table-cell>
          <table:table-cell office:value-type="float" office:value="-1.1109348169334E-025" calcext:value-type="float">
            <text:p>-1.11E-25</text:p>
          </table:table-cell>
          <table:table-cell office:value-type="float" office:value="-0.043639592826366" calcext:value-type="float">
            <text:p>-0.0436395928</text:p>
          </table:table-cell>
          <table:table-cell office:value-type="float" office:value="-3.9106695652008" calcext:value-type="float">
            <text:p>-3.9106695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808407783508" calcext:value-type="float">
            <text:p>0.4880840778</text:p>
          </table:table-cell>
          <table:table-cell office:value-type="float" office:value="1.3408162309819E-024" calcext:value-type="float">
            <text:p>1.34E-24</text:p>
          </table:table-cell>
          <table:table-cell office:value-type="float" office:value="-6.4774962426726E-024" calcext:value-type="float">
            <text:p>-6.48E-24</text:p>
          </table:table-cell>
          <table:table-cell office:value-type="float" office:value="-3.7707064151764" calcext:value-type="float">
            <text:p>-3.7707064152</text:p>
          </table:table-cell>
          <table:table-cell office:value-type="float" office:value="-3.2761948108673" calcext:value-type="float">
            <text:p>-3.2761948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739429473877" calcext:value-type="float">
            <text:p>-0.52739429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1975658545359E-027" calcext:value-type="float">
            <text:p>-4.20E-27</text:p>
          </table:table-cell>
          <table:table-cell office:value-type="float" office:value="-2.2529993057251" calcext:value-type="float">
            <text:p>-2.2529993057</text:p>
          </table:table-cell>
          <table:table-cell office:value-type="float" office:value="8.6118507385254" calcext:value-type="float">
            <text:p>8.6118507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59784126282" calcext:value-type="float">
            <text:p>-0.51859784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6268553733826" calcext:value-type="float">
            <text:p>-1.6268553734</text:p>
          </table:table-cell>
          <table:table-cell office:value-type="float" office:value="-4.2055826187134" calcext:value-type="float">
            <text:p>-4.2055826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25927305222" calcext:value-type="float">
            <text:p>-0.19525927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316923598504E-026" calcext:value-type="float">
            <text:p>1.73E-26</text:p>
          </table:table-cell>
          <table:table-cell office:value-type="float" office:value="-3.7018191814423" calcext:value-type="float">
            <text:p>-3.7018191814</text:p>
          </table:table-cell>
          <table:table-cell office:value-type="float" office:value="5.8030118942261" calcext:value-type="float">
            <text:p>5.8030118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0227725505829" calcext:value-type="float">
            <text:p>-0.5022772551</text:p>
          </table:table-cell>
          <table:table-cell office:value-type="float" office:value="2.309248699502E-024" calcext:value-type="float">
            <text:p>2.3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738458395004" calcext:value-type="float">
            <text:p>-1.4738458395</text:p>
          </table:table-cell>
          <table:table-cell office:value-type="float" office:value="-1.5623021125793" calcext:value-type="float">
            <text:p>-1.5623021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46471452713" calcext:value-type="float">
            <text:p>-0.4946471453</text:p>
          </table:table-cell>
          <table:table-cell office:value-type="float" office:value="-5.6486049852466E-025" calcext:value-type="float">
            <text:p>-5.65E-25</text:p>
          </table:table-cell>
          <table:table-cell office:value-type="float" office:value="-8.3550270067266E-025" calcext:value-type="float">
            <text:p>-8.36E-25</text:p>
          </table:table-cell>
          <table:table-cell office:value-type="float" office:value="1.5083208084106" calcext:value-type="float">
            <text:p>1.5083208084</text:p>
          </table:table-cell>
          <table:table-cell office:value-type="float" office:value="-2.4621975421906" calcext:value-type="float">
            <text:p>-2.4621975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274991035461" calcext:value-type="float">
            <text:p>0.51274991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3182498216629" calcext:value-type="float">
            <text:p>-0.3182498217</text:p>
          </table:table-cell>
          <table:table-cell office:value-type="float" office:value="-6.290976524353" calcext:value-type="float">
            <text:p>-6.2909765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268912315369" calcext:value-type="float">
            <text:p>-0.5026891232</text:p>
          </table:table-cell>
          <table:table-cell office:value-type="float" office:value="-4.1673963622538E-025" calcext:value-type="float">
            <text:p>-4.17E-25</text:p>
          </table:table-cell>
          <table:table-cell office:value-type="float" office:value="-2.7996054270483E-024" calcext:value-type="float">
            <text:p>-2.80E-24</text:p>
          </table:table-cell>
          <table:table-cell office:value-type="float" office:value="-1.9449311494827" calcext:value-type="float">
            <text:p>-1.9449311495</text:p>
          </table:table-cell>
          <table:table-cell office:value-type="float" office:value="-0.34912791848183" calcext:value-type="float">
            <text:p>-0.3491279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17133045197" calcext:value-type="float">
            <text:p>-0.19717133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2276373299504E-023" calcext:value-type="float">
            <text:p>-9.23E-23</text:p>
          </table:table-cell>
          <table:table-cell office:value-type="float" office:value="-5.9596781730652" calcext:value-type="float">
            <text:p>-5.9596781731</text:p>
          </table:table-cell>
          <table:table-cell office:value-type="float" office:value="-0.054605104029179" calcext:value-type="float">
            <text:p>-0.054605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759835958481" calcext:value-type="float">
            <text:p>-0.4875983596</text:p>
          </table:table-cell>
          <table:table-cell office:value-type="float" office:value="-4.216331869395E-025" calcext:value-type="float">
            <text:p>-4.22E-25</text:p>
          </table:table-cell>
          <table:table-cell office:value-type="float" office:value="1.596539594298E-025" calcext:value-type="float">
            <text:p>1.60E-25</text:p>
          </table:table-cell>
          <table:table-cell office:value-type="float" office:value="-2.7724459171295" calcext:value-type="float">
            <text:p>-2.7724459171</text:p>
          </table:table-cell>
          <table:table-cell office:value-type="float" office:value="4.9600157737732" calcext:value-type="float">
            <text:p>4.9600157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014116287231" calcext:value-type="float">
            <text:p>-0.48014116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0949912071228" calcext:value-type="float">
            <text:p>5.0949912071</text:p>
          </table:table-cell>
          <table:table-cell office:value-type="float" office:value="4.9917526245117" calcext:value-type="float">
            <text:p>4.9917526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729388654232" calcext:value-type="float">
            <text:p>-0.4729388654</text:p>
          </table:table-cell>
          <table:table-cell office:value-type="float" office:value="3.0446880428291E-025" calcext:value-type="float">
            <text:p>3.0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869662284851" calcext:value-type="float">
            <text:p>-1.3869662285</text:p>
          </table:table-cell>
          <table:table-cell office:value-type="float" office:value="1.8055188655853" calcext:value-type="float">
            <text:p>1.8055188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619653701782" calcext:value-type="float">
            <text:p>-0.466196537</text:p>
          </table:table-cell>
          <table:table-cell office:value-type="float" office:value="-2.2421088464663E-025" calcext:value-type="float">
            <text:p>-2.2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635877609253" calcext:value-type="float">
            <text:p>3.4635877609</text:p>
          </table:table-cell>
          <table:table-cell office:value-type="float" office:value="2.070107460022" calcext:value-type="float">
            <text:p>2.07010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963874459267" calcext:value-type="float">
            <text:p>-0.4596387446</text:p>
          </table:table-cell>
          <table:table-cell office:value-type="float" office:value="6.6447793991763E-026" calcext:value-type="float">
            <text:p>6.6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4257946014404" calcext:value-type="float">
            <text:p>-5.4257946014</text:p>
          </table:table-cell>
          <table:table-cell office:value-type="float" office:value="-1.525223493576" calcext:value-type="float">
            <text:p>-1.5252234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35049259663" calcext:value-type="float">
            <text:p>-0.18535049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24181126103E-023" calcext:value-type="float">
            <text:p>4.32E-23</text:p>
          </table:table-cell>
          <table:table-cell office:value-type="float" office:value="-0.01528787240386" calcext:value-type="float">
            <text:p>-0.0152878724</text:p>
          </table:table-cell>
          <table:table-cell office:value-type="float" office:value="-0.51496887207031" calcext:value-type="float">
            <text:p>-0.5149688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31815290451" calcext:value-type="float">
            <text:p>0.553181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4799118138305E-024" calcext:value-type="float">
            <text:p>5.48E-24</text:p>
          </table:table-cell>
          <table:table-cell office:value-type="float" office:value="2.5467798709869" calcext:value-type="float">
            <text:p>2.546779871</text:p>
          </table:table-cell>
          <table:table-cell office:value-type="float" office:value="-0.45740726590157" calcext:value-type="float">
            <text:p>-0.4574072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19410896301" calcext:value-type="float">
            <text:p>-0.1871941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472434752072E-023" calcext:value-type="float">
            <text:p>-1.35E-23</text:p>
          </table:table-cell>
          <table:table-cell office:value-type="float" office:value="4.165114402771" calcext:value-type="float">
            <text:p>4.1651144028</text:p>
          </table:table-cell>
          <table:table-cell office:value-type="float" office:value="3.2338876724243" calcext:value-type="float">
            <text:p>3.2338876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547142624855" calcext:value-type="float">
            <text:p>-0.45547142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09823197227E-025" calcext:value-type="float">
            <text:p>-2.81E-25</text:p>
          </table:table-cell>
          <table:table-cell office:value-type="float" office:value="2.3610434532166" calcext:value-type="float">
            <text:p>2.3610434532</text:p>
          </table:table-cell>
          <table:table-cell office:value-type="float" office:value="-2.9170463085175" calcext:value-type="float">
            <text:p>-2.9170463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076187849045" calcext:value-type="float">
            <text:p>0.55076187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4186592102051" calcext:value-type="float">
            <text:p>-4.4186592102</text:p>
          </table:table-cell>
          <table:table-cell office:value-type="float" office:value="-0.91482645273209" calcext:value-type="float">
            <text:p>-0.914826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6136572361" calcext:value-type="float">
            <text:p>-0.1906136572</text:p>
          </table:table-cell>
          <table:table-cell office:value-type="float" office:value="-8.5769582312685E-025" calcext:value-type="float">
            <text:p>-8.58E-25</text:p>
          </table:table-cell>
          <table:table-cell office:value-type="float" office:value="2.2453626018775E-024" calcext:value-type="float">
            <text:p>2.25E-24</text:p>
          </table:table-cell>
          <table:table-cell office:value-type="float" office:value="-2.7531933784485" calcext:value-type="float">
            <text:p>-2.7531933784</text:p>
          </table:table-cell>
          <table:table-cell office:value-type="float" office:value="4.3850421905518" calcext:value-type="float">
            <text:p>4.3850421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811021327972" calcext:value-type="float">
            <text:p>-0.45811021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328470309496E-025" calcext:value-type="float">
            <text:p>-1.13E-25</text:p>
          </table:table-cell>
          <table:table-cell office:value-type="float" office:value="-6.207013130188" calcext:value-type="float">
            <text:p>-6.2070131302</text:p>
          </table:table-cell>
          <table:table-cell office:value-type="float" office:value="-3.8903307914734" calcext:value-type="float">
            <text:p>-3.8903307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98255199194" calcext:value-type="float">
            <text:p>-0.1898255199</text:p>
          </table:table-cell>
          <table:table-cell office:value-type="float" office:value="-6.379042062966E-024" calcext:value-type="float">
            <text:p>-6.38E-24</text:p>
          </table:table-cell>
          <table:table-cell office:value-type="float" office:value="-2.2938487541255E-024" calcext:value-type="float">
            <text:p>-2.29E-24</text:p>
          </table:table-cell>
          <table:table-cell office:value-type="float" office:value="-0.85407650470734" calcext:value-type="float">
            <text:p>-0.8540765047</text:p>
          </table:table-cell>
          <table:table-cell office:value-type="float" office:value="-3.6436619758606" calcext:value-type="float">
            <text:p>-3.6436619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532096385956" calcext:value-type="float">
            <text:p>-0.4453209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384298081444E-024" calcext:value-type="float">
            <text:p>2.84E-24</text:p>
          </table:table-cell>
          <table:table-cell office:value-type="float" office:value="1.1398255825043" calcext:value-type="float">
            <text:p>1.1398255825</text:p>
          </table:table-cell>
          <table:table-cell office:value-type="float" office:value="-0.25762012600899" calcext:value-type="float">
            <text:p>-0.257620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091719865799" calcext:value-type="float">
            <text:p>0.56091719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121159921358E-024" calcext:value-type="float">
            <text:p>1.31E-24</text:p>
          </table:table-cell>
          <table:table-cell office:value-type="float" office:value="0.99540424346924" calcext:value-type="float">
            <text:p>0.9954042435</text:p>
          </table:table-cell>
          <table:table-cell office:value-type="float" office:value="0.62136352062225" calcext:value-type="float">
            <text:p>0.6213635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46562731266" calcext:value-type="float">
            <text:p>-0.4546562731</text:p>
          </table:table-cell>
          <table:table-cell office:value-type="float" office:value="1.6055853636906E-024" calcext:value-type="float">
            <text:p>1.6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946058988571" calcext:value-type="float">
            <text:p>1.9946058989</text:p>
          </table:table-cell>
          <table:table-cell office:value-type="float" office:value="-7.1198573112488" calcext:value-type="float">
            <text:p>-7.1198573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24802947044" calcext:value-type="float">
            <text:p>-0.19124802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32455232739449" calcext:value-type="float">
            <text:p>0.3245523274</text:p>
          </table:table-cell>
          <table:table-cell office:value-type="float" office:value="1.106533408165" calcext:value-type="float">
            <text:p>1.1065334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66148996353" calcext:value-type="float">
            <text:p>-0.190661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2340851389734E-026" calcext:value-type="float">
            <text:p>8.23E-26</text:p>
          </table:table-cell>
          <table:table-cell office:value-type="float" office:value="-3.4862337112427" calcext:value-type="float">
            <text:p>-3.4862337112</text:p>
          </table:table-cell>
          <table:table-cell office:value-type="float" office:value="7.0207028388977" calcext:value-type="float">
            <text:p>7.0207028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372398138046" calcext:value-type="float">
            <text:p>0.5637239814</text:p>
          </table:table-cell>
          <table:table-cell office:value-type="float" office:value="1.8693090979276E-023" calcext:value-type="float">
            <text:p>1.87E-23</text:p>
          </table:table-cell>
          <table:table-cell office:value-type="float" office:value="7.7259388338054E-024" calcext:value-type="float">
            <text:p>7.73E-24</text:p>
          </table:table-cell>
          <table:table-cell office:value-type="float" office:value="-2.0341584682465" calcext:value-type="float">
            <text:p>-2.0341584682</text:p>
          </table:table-cell>
          <table:table-cell office:value-type="float" office:value="2.2875831127167" calcext:value-type="float">
            <text:p>2.2875831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63035392761" calcext:value-type="float">
            <text:p>-0.45163035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959157455678E-026" calcext:value-type="float">
            <text:p>3.10E-26</text:p>
          </table:table-cell>
          <table:table-cell office:value-type="float" office:value="2.434104681015" calcext:value-type="float">
            <text:p>2.434104681</text:p>
          </table:table-cell>
          <table:table-cell office:value-type="float" office:value="-4.5130739212036" calcext:value-type="float">
            <text:p>-4.5130739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514232873917" calcext:value-type="float">
            <text:p>-0.44514232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774174365484E-025" calcext:value-type="float">
            <text:p>-4.77E-25</text:p>
          </table:table-cell>
          <table:table-cell office:value-type="float" office:value="0.50679636001587" calcext:value-type="float">
            <text:p>0.50679636</text:p>
          </table:table-cell>
          <table:table-cell office:value-type="float" office:value="-3.0970754623413" calcext:value-type="float">
            <text:p>-3.0970754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3450191021" calcext:value-type="float">
            <text:p>-0.1903450191</text:p>
          </table:table-cell>
          <table:table-cell office:value-type="float" office:value="2.7622276985232E-023" calcext:value-type="float">
            <text:p>2.7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63045221567154" calcext:value-type="float">
            <text:p>-0.6304522157</text:p>
          </table:table-cell>
          <table:table-cell office:value-type="float" office:value="-3.2202453613281" calcext:value-type="float">
            <text:p>-3.2202453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8596345186234" calcext:value-type="float">
            <text:p>-0.18596345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391891102155E-024" calcext:value-type="float">
            <text:p>4.04E-24</text:p>
          </table:table-cell>
          <table:table-cell office:value-type="float" office:value="-0.36251762509346" calcext:value-type="float">
            <text:p>-0.3625176251</text:p>
          </table:table-cell>
          <table:table-cell office:value-type="float" office:value="-1.2306562662125" calcext:value-type="float">
            <text:p>-1.2306562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232417106628" calcext:value-type="float">
            <text:p>-0.1823241711</text:p>
          </table:table-cell>
          <table:table-cell office:value-type="float" office:value="-1.7672257636266E-023" calcext:value-type="float">
            <text:p>-1.77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59846496582" calcext:value-type="float">
            <text:p>2.4598464966</text:p>
          </table:table-cell>
          <table:table-cell office:value-type="float" office:value="2.0765891075134" calcext:value-type="float">
            <text:p>2.0765891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2681184411049" calcext:value-type="float">
            <text:p>-0.4268118441</text:p>
          </table:table-cell>
          <table:table-cell office:value-type="float" office:value="-2.2981611115677E-025" calcext:value-type="float">
            <text:p>-2.30E-25</text:p>
          </table:table-cell>
          <table:table-cell office:value-type="float" office:value="-9.9127768312007E-025" calcext:value-type="float">
            <text:p>-9.91E-25</text:p>
          </table:table-cell>
          <table:table-cell office:value-type="float" office:value="-1.3762847185135" calcext:value-type="float">
            <text:p>-1.3762847185</text:p>
          </table:table-cell>
          <table:table-cell office:value-type="float" office:value="-2.2554821968079" calcext:value-type="float">
            <text:p>-2.2554821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876724004745" calcext:value-type="float">
            <text:p>0.57876724</text:p>
          </table:table-cell>
          <table:table-cell office:value-type="float" office:value="2.9703711727207E-023" calcext:value-type="float">
            <text:p>2.97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31761664152145" calcext:value-type="float">
            <text:p>-0.3176166415</text:p>
          </table:table-cell>
          <table:table-cell office:value-type="float" office:value="0.69762426614761" calcext:value-type="float">
            <text:p>0.6976242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66001188755" calcext:value-type="float">
            <text:p>-0.43660011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907758094521E-024" calcext:value-type="float">
            <text:p>2.99E-24</text:p>
          </table:table-cell>
          <table:table-cell office:value-type="float" office:value="3.2055466175079" calcext:value-type="float">
            <text:p>3.2055466175</text:p>
          </table:table-cell>
          <table:table-cell office:value-type="float" office:value="-1.711744427681" calcext:value-type="float">
            <text:p>-1.711744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25094127655" calcext:value-type="float">
            <text:p>0.56925094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91058393171E-024" calcext:value-type="float">
            <text:p>-1.43E-24</text:p>
          </table:table-cell>
          <table:table-cell office:value-type="float" office:value="0.9752032160759" calcext:value-type="float">
            <text:p>0.9752032161</text:p>
          </table:table-cell>
          <table:table-cell office:value-type="float" office:value="0.19613009691238" calcext:value-type="float">
            <text:p>0.1961300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725304842" calcext:value-type="float">
            <text:p>-0.1947253048</text:p>
          </table:table-cell>
          <table:table-cell office:value-type="float" office:value="7.6082306301623E-025" calcext:value-type="float">
            <text:p>7.61E-25</text:p>
          </table:table-cell>
          <table:table-cell office:value-type="float" office:value="4.6020283498858E-023" calcext:value-type="float">
            <text:p>4.60E-23</text:p>
          </table:table-cell>
          <table:table-cell office:value-type="float" office:value="0.96434879302979" calcext:value-type="float">
            <text:p>0.964348793</text:p>
          </table:table-cell>
          <table:table-cell office:value-type="float" office:value="-0.11499281227589" calcext:value-type="float">
            <text:p>-0.1149928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004338979721" calcext:value-type="float">
            <text:p>-0.44004338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512531995773" calcext:value-type="float">
            <text:p>1.0512531996</text:p>
          </table:table-cell>
          <table:table-cell office:value-type="float" office:value="-1.8030005693436" calcext:value-type="float">
            <text:p>-1.8030005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407854437828" calcext:value-type="float">
            <text:p>-0.4340785444</text:p>
          </table:table-cell>
          <table:table-cell office:value-type="float" office:value="3.6997492638394E-025" calcext:value-type="float">
            <text:p>3.7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002893447876" calcext:value-type="float">
            <text:p>-2.1002893448</text:p>
          </table:table-cell>
          <table:table-cell office:value-type="float" office:value="-3.0844264030457" calcext:value-type="float">
            <text:p>-3.084426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195973396301" calcext:value-type="float">
            <text:p>0.571959734</text:p>
          </table:table-cell>
          <table:table-cell office:value-type="float" office:value="2.5836099863877E-024" calcext:value-type="float">
            <text:p>2.58E-24</text:p>
          </table:table-cell>
          <table:table-cell office:value-type="float" office:value="-2.2120371334934E-023" calcext:value-type="float">
            <text:p>-2.21E-23</text:p>
          </table:table-cell>
          <table:table-cell office:value-type="float" office:value="4.525089263916" calcext:value-type="float">
            <text:p>4.5250892639</text:p>
          </table:table-cell>
          <table:table-cell office:value-type="float" office:value="-0.41494783759117" calcext:value-type="float">
            <text:p>-0.4149478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97071886063" calcext:value-type="float">
            <text:p>-0.19097071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4700889967248E-023" calcext:value-type="float">
            <text:p>5.47E-23</text:p>
          </table:table-cell>
          <table:table-cell office:value-type="float" office:value="-0.39497983455658" calcext:value-type="float">
            <text:p>-0.3949798346</text:p>
          </table:table-cell>
          <table:table-cell office:value-type="float" office:value="1.5111825466156" calcext:value-type="float">
            <text:p>1.5111825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741992115974" calcext:value-type="float">
            <text:p>-0.4374199212</text:p>
          </table:table-cell>
          <table:table-cell office:value-type="float" office:value="-9.3789871971499E-025" calcext:value-type="float">
            <text:p>-9.3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24331417679787" calcext:value-type="float">
            <text:p>-0.2433141768</text:p>
          </table:table-cell>
          <table:table-cell office:value-type="float" office:value="-1.6931519508362" calcext:value-type="float">
            <text:p>-1.6931519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128341436386" calcext:value-type="float">
            <text:p>-0.4312834144</text:p>
          </table:table-cell>
          <table:table-cell office:value-type="float" office:value="-3.5768393113873E-025" calcext:value-type="float">
            <text:p>-3.58E-25</text:p>
          </table:table-cell>
          <table:table-cell office:value-type="float" office:value="-3.457482191237E-025" calcext:value-type="float">
            <text:p>-3.46E-25</text:p>
          </table:table-cell>
          <table:table-cell office:value-type="float" office:value="-2.1432738304138" calcext:value-type="float">
            <text:p>-2.1432738304</text:p>
          </table:table-cell>
          <table:table-cell office:value-type="float" office:value="3.4453463554382" calcext:value-type="float">
            <text:p>3.4453463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533081769943" calcext:value-type="float">
            <text:p>-0.42533081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3040220737457" calcext:value-type="float">
            <text:p>-1.3040220737</text:p>
          </table:table-cell>
          <table:table-cell office:value-type="float" office:value="3.12704205513" calcext:value-type="float">
            <text:p>3.1270420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955000162125" calcext:value-type="float">
            <text:p>-0.4195500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9510958194733" calcext:value-type="float">
            <text:p>-3.9510958195</text:p>
          </table:table-cell>
          <table:table-cell office:value-type="float" office:value="-1.0154622793198" calcext:value-type="float">
            <text:p>-1.0154622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41246676445" calcext:value-type="float">
            <text:p>-0.4141246676</text:p>
          </table:table-cell>
          <table:table-cell office:value-type="float" office:value="2.676096236131E-025" calcext:value-type="float">
            <text:p>2.6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912835597992" calcext:value-type="float">
            <text:p>1.5912835598</text:p>
          </table:table-cell>
          <table:table-cell office:value-type="float" office:value="-3.4606206417084" calcext:value-type="float">
            <text:p>-3.4606206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540915310383" calcext:value-type="float">
            <text:p>-0.1754091531</text:p>
          </table:table-cell>
          <table:table-cell office:value-type="float" office:value="1.2405025483496E-023" calcext:value-type="float">
            <text:p>1.24E-23</text:p>
          </table:table-cell>
          <table:table-cell office:value-type="float" office:value="-2.3014114452947E-023" calcext:value-type="float">
            <text:p>-2.30E-23</text:p>
          </table:table-cell>
          <table:table-cell office:value-type="float" office:value="-0.92140501737595" calcext:value-type="float">
            <text:p>-0.9214050174</text:p>
          </table:table-cell>
          <table:table-cell office:value-type="float" office:value="-0.11194611340761" calcext:value-type="float">
            <text:p>-0.1119461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3469145298" calcext:value-type="float">
            <text:p>-0.4034691453</text:p>
          </table:table-cell>
          <table:table-cell office:value-type="float" office:value="-1.0242723451488E-025" calcext:value-type="float">
            <text:p>-1.0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675496816635" calcext:value-type="float">
            <text:p>-1.9675496817</text:p>
          </table:table-cell>
          <table:table-cell office:value-type="float" office:value="3.667284488678" calcext:value-type="float">
            <text:p>3.6672844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83830046654" calcext:value-type="float">
            <text:p>-0.17283830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5466929674149" calcext:value-type="float">
            <text:p>-1.5466929674</text:p>
          </table:table-cell>
          <table:table-cell office:value-type="float" office:value="-1.2269166707993" calcext:value-type="float">
            <text:p>-1.2269166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996866464615" calcext:value-type="float">
            <text:p>-0.16996866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2596414168752E-024" calcext:value-type="float">
            <text:p>-9.26E-24</text:p>
          </table:table-cell>
          <table:table-cell office:value-type="float" office:value="-2.0941660404205" calcext:value-type="float">
            <text:p>-2.0941660404</text:p>
          </table:table-cell>
          <table:table-cell office:value-type="float" office:value="0.95633143186569" calcext:value-type="float">
            <text:p>0.9563314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166608333588" calcext:value-type="float">
            <text:p>0.61166608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17187184465E-024" calcext:value-type="float">
            <text:p>1.32E-24</text:p>
          </table:table-cell>
          <table:table-cell office:value-type="float" office:value="-0.24718026816845" calcext:value-type="float">
            <text:p>-0.2471802682</text:p>
          </table:table-cell>
          <table:table-cell office:value-type="float" office:value="0.60842418670654" calcext:value-type="float">
            <text:p>0.6084241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103028833866" calcext:value-type="float">
            <text:p>-0.1810302883</text:p>
          </table:table-cell>
          <table:table-cell office:value-type="float" office:value="-1.3788679622644E-023" calcext:value-type="float">
            <text:p>-1.38E-23</text:p>
          </table:table-cell>
          <table:table-cell office:value-type="float" office:value="-2.0471492693119E-024" calcext:value-type="float">
            <text:p>-2.05E-24</text:p>
          </table:table-cell>
          <table:table-cell office:value-type="float" office:value="-1.9000808000565" calcext:value-type="float">
            <text:p>-1.9000808001</text:p>
          </table:table-cell>
          <table:table-cell office:value-type="float" office:value="3.4594805240631" calcext:value-type="float">
            <text:p>3.4594805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63447761536" calcext:value-type="float">
            <text:p>-0.1776344776</text:p>
          </table:table-cell>
          <table:table-cell office:value-type="float" office:value="-1.1178077182663E-024" calcext:value-type="float">
            <text:p>-1.12E-24</text:p>
          </table:table-cell>
          <table:table-cell office:value-type="float" office:value="8.9269510705672E-027" calcext:value-type="float">
            <text:p>8.93E-27</text:p>
          </table:table-cell>
          <table:table-cell office:value-type="float" office:value="2.0912280082703" calcext:value-type="float">
            <text:p>2.0912280083</text:p>
          </table:table-cell>
          <table:table-cell office:value-type="float" office:value="9.2440576553345" calcext:value-type="float">
            <text:p>9.2440576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337664842606" calcext:value-type="float">
            <text:p>-0.3933766484</text:p>
          </table:table-cell>
          <table:table-cell office:value-type="float" office:value="-3.9654707369351E-028" calcext:value-type="float">
            <text:p>-3.97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3937311172485" calcext:value-type="float">
            <text:p>-6.3937311172</text:p>
          </table:table-cell>
          <table:table-cell office:value-type="float" office:value="1.2301465272903" calcext:value-type="float">
            <text:p>1.2301465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141204833984" calcext:value-type="float">
            <text:p>0.6114120483</text:p>
          </table:table-cell>
          <table:table-cell office:value-type="float" office:value="2.8970633247354E-025" calcext:value-type="float">
            <text:p>2.90E-25</text:p>
          </table:table-cell>
          <table:table-cell office:value-type="float" office:value="-1.3216268998026E-026" calcext:value-type="float">
            <text:p>-1.32E-26</text:p>
          </table:table-cell>
          <table:table-cell office:value-type="float" office:value="3.9229483604431" calcext:value-type="float">
            <text:p>3.9229483604</text:p>
          </table:table-cell>
          <table:table-cell office:value-type="float" office:value="7.4642705917358" calcext:value-type="float">
            <text:p>7.4642705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0388572216034" calcext:value-type="float">
            <text:p>-0.4038857222</text:p>
          </table:table-cell>
          <table:table-cell office:value-type="float" office:value="-1.4931190668069E-025" calcext:value-type="float">
            <text:p>-1.49E-25</text:p>
          </table:table-cell>
          <table:table-cell office:value-type="float" office:value="5.1785932762688E-025" calcext:value-type="float">
            <text:p>5.18E-25</text:p>
          </table:table-cell>
          <table:table-cell office:value-type="float" office:value="3.1551668643951" calcext:value-type="float">
            <text:p>3.1551668644</text:p>
          </table:table-cell>
          <table:table-cell office:value-type="float" office:value="-3.0076961517334" calcext:value-type="float">
            <text:p>-3.0076961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121560096741" calcext:value-type="float">
            <text:p>0.601215601</text:p>
          </table:table-cell>
          <table:table-cell office:value-type="float" office:value="-1.8919166287368E-024" calcext:value-type="float">
            <text:p>-1.8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5765963494778" calcext:value-type="float">
            <text:p>0.1576596349</text:p>
          </table:table-cell>
          <table:table-cell office:value-type="float" office:value="0.30134266614914" calcext:value-type="float">
            <text:p>0.3013426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554935455322" calcext:value-type="float">
            <text:p>0.5855493546</text:p>
          </table:table-cell>
          <table:table-cell office:value-type="float" office:value="1.6224300289289E-023" calcext:value-type="float">
            <text:p>1.62E-23</text:p>
          </table:table-cell>
          <table:table-cell office:value-type="float" office:value="2.4951179366227E-024" calcext:value-type="float">
            <text:p>2.50E-24</text:p>
          </table:table-cell>
          <table:table-cell office:value-type="float" office:value="1.6717746257782" calcext:value-type="float">
            <text:p>1.6717746258</text:p>
          </table:table-cell>
          <table:table-cell office:value-type="float" office:value="-2.79998254776" calcext:value-type="float">
            <text:p>-2.7999825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23707437515" calcext:value-type="float">
            <text:p>-0.1972370744</text:p>
          </table:table-cell>
          <table:table-cell office:value-type="float" office:value="4.2578870897298E-025" calcext:value-type="float">
            <text:p>4.26E-25</text:p>
          </table:table-cell>
          <table:table-cell office:value-type="float" office:value="8.1113883022252E-025" calcext:value-type="float">
            <text:p>8.11E-25</text:p>
          </table:table-cell>
          <table:table-cell office:value-type="float" office:value="-0.67348700761795" calcext:value-type="float">
            <text:p>-0.6734870076</text:p>
          </table:table-cell>
          <table:table-cell office:value-type="float" office:value="2.4972035884857" calcext:value-type="float">
            <text:p>2.4972035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2556540966" calcext:value-type="float">
            <text:p>-0.1962556541</text:p>
          </table:table-cell>
          <table:table-cell office:value-type="float" office:value="-1.3368789473179E-023" calcext:value-type="float">
            <text:p>-1.3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2985374927521" calcext:value-type="float">
            <text:p>-0.7298537493</text:p>
          </table:table-cell>
          <table:table-cell office:value-type="float" office:value="-0.75883901119232" calcext:value-type="float">
            <text:p>-0.7588390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72833919525" calcext:value-type="float">
            <text:p>0.5817283392</text:p>
          </table:table-cell>
          <table:table-cell office:value-type="float" office:value="-5.9224622294569E-023" calcext:value-type="float">
            <text:p>-5.9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62638068199" calcext:value-type="float">
            <text:p>0.3366263807</text:p>
          </table:table-cell>
          <table:table-cell office:value-type="float" office:value="-0.90059220790863" calcext:value-type="float">
            <text:p>-0.900592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616067886353" calcext:value-type="float">
            <text:p>0.56616067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108867060989E-023" calcext:value-type="float">
            <text:p>2.11E-23</text:p>
          </table:table-cell>
          <table:table-cell office:value-type="float" office:value="1.8947048187256" calcext:value-type="float">
            <text:p>1.8947048187</text:p>
          </table:table-cell>
          <table:table-cell office:value-type="float" office:value="0.60295987129211" calcext:value-type="float">
            <text:p>0.6029598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49530673027" calcext:value-type="float">
            <text:p>-0.20249530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924143764282E-023" calcext:value-type="float">
            <text:p>-1.19E-23</text:p>
          </table:table-cell>
          <table:table-cell office:value-type="float" office:value="-4.8831615447998" calcext:value-type="float">
            <text:p>-4.8831615448</text:p>
          </table:table-cell>
          <table:table-cell office:value-type="float" office:value="-1.7164397239685" calcext:value-type="float">
            <text:p>-1.716439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09397172928" calcext:value-type="float">
            <text:p>-0.2010939717</text:p>
          </table:table-cell>
          <table:table-cell office:value-type="float" office:value="-1.3796181295423E-025" calcext:value-type="float">
            <text:p>-1.3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409634590149" calcext:value-type="float">
            <text:p>3.240963459</text:p>
          </table:table-cell>
          <table:table-cell office:value-type="float" office:value="-2.4584863185883" calcext:value-type="float">
            <text:p>-2.4584863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62906837463" calcext:value-type="float">
            <text:p>-0.19962906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54157168079E-024" calcext:value-type="float">
            <text:p>1.49E-24</text:p>
          </table:table-cell>
          <table:table-cell office:value-type="float" office:value="-3.8719277381897" calcext:value-type="float">
            <text:p>-3.8719277382</text:p>
          </table:table-cell>
          <table:table-cell office:value-type="float" office:value="-3.3690021038055" calcext:value-type="float">
            <text:p>-3.3690021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09589266777" calcext:value-type="float">
            <text:p>-0.4309589267</text:p>
          </table:table-cell>
          <table:table-cell office:value-type="float" office:value="-1.6417501988524E-024" calcext:value-type="float">
            <text:p>-1.64E-24</text:p>
          </table:table-cell>
          <table:table-cell office:value-type="float" office:value="-1.3206580738404E-024" calcext:value-type="float">
            <text:p>-1.32E-24</text:p>
          </table:table-cell>
          <table:table-cell office:value-type="float" office:value="-1.9651945829391" calcext:value-type="float">
            <text:p>-1.9651945829</text:p>
          </table:table-cell>
          <table:table-cell office:value-type="float" office:value="0.59944576025009" calcext:value-type="float">
            <text:p>0.5994457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40690290928" calcext:value-type="float">
            <text:p>-0.19740690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433931061575E-025" calcext:value-type="float">
            <text:p>1.94E-25</text:p>
          </table:table-cell>
          <table:table-cell office:value-type="float" office:value="2.7577171325684" calcext:value-type="float">
            <text:p>2.7577171326</text:p>
          </table:table-cell>
          <table:table-cell office:value-type="float" office:value="-5.4620642662048" calcext:value-type="float">
            <text:p>-5.4620642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941106319427" calcext:value-type="float">
            <text:p>-0.41941106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96386460133E-025" calcext:value-type="float">
            <text:p>-4.30E-25</text:p>
          </table:table-cell>
          <table:table-cell office:value-type="float" office:value="1.3829946517944" calcext:value-type="float">
            <text:p>1.3829946518</text:p>
          </table:table-cell>
          <table:table-cell office:value-type="float" office:value="1.5028029680252" calcext:value-type="float">
            <text:p>1.502802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385662555695" calcext:value-type="float">
            <text:p>-0.4138566256</text:p>
          </table:table-cell>
          <table:table-cell office:value-type="float" office:value="2.1610455984534E-024" calcext:value-type="float">
            <text:p>2.16E-24</text:p>
          </table:table-cell>
          <table:table-cell office:value-type="float" office:value="3.907034003777E-024" calcext:value-type="float">
            <text:p>3.91E-24</text:p>
          </table:table-cell>
          <table:table-cell office:value-type="float" office:value="1.0804660320282" calcext:value-type="float">
            <text:p>1.080466032</text:p>
          </table:table-cell>
          <table:table-cell office:value-type="float" office:value="-1.290252327919" calcext:value-type="float">
            <text:p>-1.2902523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71848011017" calcext:value-type="float">
            <text:p>-0.1947184801</text:p>
          </table:table-cell>
          <table:table-cell office:value-type="float" office:value="-5.0420330719279E-025" calcext:value-type="float">
            <text:p>-5.0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798795461655" calcext:value-type="float">
            <text:p>1.6798795462</text:p>
          </table:table-cell>
          <table:table-cell office:value-type="float" office:value="5.8231778144836" calcext:value-type="float">
            <text:p>5.8231778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684157371521" calcext:value-type="float">
            <text:p>0.5968415737</text:p>
          </table:table-cell>
          <table:table-cell office:value-type="float" office:value="3.9858953684401E-026" calcext:value-type="float">
            <text:p>3.99E-26</text:p>
          </table:table-cell>
          <table:table-cell office:value-type="float" office:value="-3.7569323117447E-025" calcext:value-type="float">
            <text:p>-3.76E-25</text:p>
          </table:table-cell>
          <table:table-cell office:value-type="float" office:value="-3.8229510784149" calcext:value-type="float">
            <text:p>-3.8229510784</text:p>
          </table:table-cell>
          <table:table-cell office:value-type="float" office:value="-2.5868012905121" calcext:value-type="float">
            <text:p>-2.5868012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318542420864" calcext:value-type="float">
            <text:p>-0.2031854242</text:p>
          </table:table-cell>
          <table:table-cell office:value-type="float" office:value="-4.3990177569403E-025" calcext:value-type="float">
            <text:p>-4.4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080593109131" calcext:value-type="float">
            <text:p>-4.2080593109</text:p>
          </table:table-cell>
          <table:table-cell office:value-type="float" office:value="2.5236988067627" calcext:value-type="float">
            <text:p>2.5236988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9811105728149" calcext:value-type="float">
            <text:p>-0.19811105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882759488665E-023" calcext:value-type="float">
            <text:p>1.99E-23</text:p>
          </table:table-cell>
          <table:table-cell office:value-type="float" office:value="-0.048426374793053" calcext:value-type="float">
            <text:p>-0.0484263748</text:p>
          </table:table-cell>
          <table:table-cell office:value-type="float" office:value="-0.78266769647598" calcext:value-type="float">
            <text:p>-0.78266769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23348069191" calcext:value-type="float">
            <text:p>0.59233480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839613199234" calcext:value-type="float">
            <text:p>1.3839613199</text:p>
          </table:table-cell>
          <table:table-cell office:value-type="float" office:value="-0.74913346767426" calcext:value-type="float">
            <text:p>-0.7491334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324158549309" calcext:value-type="float">
            <text:p>-0.42324158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6442267894745" calcext:value-type="float">
            <text:p>2.6442267895</text:p>
          </table:table-cell>
          <table:table-cell office:value-type="float" office:value="-1.0638769865036" calcext:value-type="float">
            <text:p>-1.0638769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087674260139" calcext:value-type="float">
            <text:p>-0.2008767426</text:p>
          </table:table-cell>
          <table:table-cell office:value-type="float" office:value="7.614769399598E-024" calcext:value-type="float">
            <text:p>7.61E-24</text:p>
          </table:table-cell>
          <table:table-cell office:value-type="float" office:value="4.7070945644846E-025" calcext:value-type="float">
            <text:p>4.71E-25</text:p>
          </table:table-cell>
          <table:table-cell office:value-type="float" office:value="0.003260463476181" calcext:value-type="float">
            <text:p>0.0032604635</text:p>
          </table:table-cell>
          <table:table-cell office:value-type="float" office:value="-4.5651922225952" calcext:value-type="float">
            <text:p>-4.5651922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826988935471" calcext:value-type="float">
            <text:p>0.5882698894</text:p>
          </table:table-cell>
          <table:table-cell office:value-type="float" office:value="2.1690460285389E-024" calcext:value-type="float">
            <text:p>2.1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714412927628" calcext:value-type="float">
            <text:p>1.5714412928</text:p>
          </table:table-cell>
          <table:table-cell office:value-type="float" office:value="-1.265421628952" calcext:value-type="float">
            <text:p>-1.265421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734718322754" calcext:value-type="float">
            <text:p>-0.4273471832</text:p>
          </table:table-cell>
          <table:table-cell office:value-type="float" office:value="1.7352930291706E-024" calcext:value-type="float">
            <text:p>1.7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61338502168655" calcext:value-type="float">
            <text:p>-0.6133850217</text:p>
          </table:table-cell>
          <table:table-cell office:value-type="float" office:value="-4.9457168579102" calcext:value-type="float">
            <text:p>-4.9457168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129269242287" calcext:value-type="float">
            <text:p>-0.42129269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9318031310755E-024" calcext:value-type="float">
            <text:p>7.93E-24</text:p>
          </table:table-cell>
          <table:table-cell office:value-type="float" office:value="-4.2211599349976" calcext:value-type="float">
            <text:p>-4.221159935</text:p>
          </table:table-cell>
          <table:table-cell office:value-type="float" office:value="1.2637305259705" calcext:value-type="float">
            <text:p>1.263730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457028865814" calcext:value-type="float">
            <text:p>0.5845702887</text:p>
          </table:table-cell>
          <table:table-cell office:value-type="float" office:value="2.4353553628612E-025" calcext:value-type="float">
            <text:p>2.44E-25</text:p>
          </table:table-cell>
          <table:table-cell office:value-type="float" office:value="3.7578498555851E-025" calcext:value-type="float">
            <text:p>3.76E-25</text:p>
          </table:table-cell>
          <table:table-cell office:value-type="float" office:value="3.3753135204315" calcext:value-type="float">
            <text:p>3.3753135204</text:p>
          </table:table-cell>
          <table:table-cell office:value-type="float" office:value="2.5865170955658" calcext:value-type="float">
            <text:p>2.5865170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55777716637" calcext:value-type="float">
            <text:p>-0.19755777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974325335848E-024" calcext:value-type="float">
            <text:p>-1.50E-24</text:p>
          </table:table-cell>
          <table:table-cell office:value-type="float" office:value="1.7787424325943" calcext:value-type="float">
            <text:p>1.7787424326</text:p>
          </table:table-cell>
          <table:table-cell office:value-type="float" office:value="-2.5909395217896" calcext:value-type="float">
            <text:p>-2.5909395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502394914627" calcext:value-type="float">
            <text:p>0.5750239491</text:p>
          </table:table-cell>
          <table:table-cell office:value-type="float" office:value="-2.6487121624014E-025" calcext:value-type="float">
            <text:p>-2.6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272782325745" calcext:value-type="float">
            <text:p>4.7272782326</text:p>
          </table:table-cell>
          <table:table-cell office:value-type="float" office:value="0.029519995674491" calcext:value-type="float">
            <text:p>0.0295199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930984020233" calcext:value-type="float">
            <text:p>0.55930984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230359529902E-025" calcext:value-type="float">
            <text:p>1.62E-25</text:p>
          </table:table-cell>
          <table:table-cell office:value-type="float" office:value="5.5779070854187" calcext:value-type="float">
            <text:p>5.5779070854</text:p>
          </table:table-cell>
          <table:table-cell office:value-type="float" office:value="-2.7547142505646" calcext:value-type="float">
            <text:p>-2.7547142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35049533844" calcext:value-type="float">
            <text:p>0.5435049534</text:p>
          </table:table-cell>
          <table:table-cell office:value-type="float" office:value="2.7570237409037E-023" calcext:value-type="float">
            <text:p>2.76E-23</text:p>
          </table:table-cell>
          <table:table-cell office:value-type="float" office:value="1.6086183366559E-023" calcext:value-type="float">
            <text:p>1.61E-23</text:p>
          </table:table-cell>
          <table:table-cell office:value-type="float" office:value="-0.63660299777985" calcext:value-type="float">
            <text:p>-0.6366029978</text:p>
          </table:table-cell>
          <table:table-cell office:value-type="float" office:value="-2.2380073070526" calcext:value-type="float">
            <text:p>-2.2380073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60827541351" calcext:value-type="float">
            <text:p>0.52760827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403630377584E-025" calcext:value-type="float">
            <text:p>4.24E-25</text:p>
          </table:table-cell>
          <table:table-cell office:value-type="float" office:value="-4.4300947189331" calcext:value-type="float">
            <text:p>-4.4300947189</text:p>
          </table:table-cell>
          <table:table-cell office:value-type="float" office:value="-1.5233429670334" calcext:value-type="float">
            <text:p>-1.5233429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82807135582" calcext:value-type="float">
            <text:p>-0.4882807136</text:p>
          </table:table-cell>
          <table:table-cell office:value-type="float" office:value="-8.9112133879526E-025" calcext:value-type="float">
            <text:p>-8.91E-25</text:p>
          </table:table-cell>
          <table:table-cell office:value-type="float" office:value="-5.1387280671639E-026" calcext:value-type="float">
            <text:p>-5.14E-26</text:p>
          </table:table-cell>
          <table:table-cell office:value-type="float" office:value="0.51634538173676" calcext:value-type="float">
            <text:p>0.5163453817</text:p>
          </table:table-cell>
          <table:table-cell office:value-type="float" office:value="3.2596509456635" calcext:value-type="float">
            <text:p>3.2596509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8795940876" calcext:value-type="float">
            <text:p>-0.210879594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1592759997586E-026" calcext:value-type="float">
            <text:p>-9.16E-26</text:p>
          </table:table-cell>
          <table:table-cell office:value-type="float" office:value="4.365113735199" calcext:value-type="float">
            <text:p>4.3651137352</text:p>
          </table:table-cell>
          <table:table-cell office:value-type="float" office:value="3.3834667205811" calcext:value-type="float">
            <text:p>3.3834667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80153375864" calcext:value-type="float">
            <text:p>-0.20801533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067630469799" calcext:value-type="float">
            <text:p>0.406763047</text:p>
          </table:table-cell>
          <table:table-cell office:value-type="float" office:value="-3.1751759052277" calcext:value-type="float">
            <text:p>-3.175175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592688560486" calcext:value-type="float">
            <text:p>-0.46592688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9.2337303161621" calcext:value-type="float">
            <text:p>-9.2337303162</text:p>
          </table:table-cell>
          <table:table-cell office:value-type="float" office:value="0.52229028940201" calcext:value-type="float">
            <text:p>0.5222902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404337883" calcext:value-type="float">
            <text:p>-0.19640433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52118867635727" calcext:value-type="float">
            <text:p>-0.5211886764</text:p>
          </table:table-cell>
          <table:table-cell office:value-type="float" office:value="3.7705528736115" calcext:value-type="float">
            <text:p>3.7705528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42528688908" calcext:value-type="float">
            <text:p>-0.19542528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266090667439E-024" calcext:value-type="float">
            <text:p>-2.53E-24</text:p>
          </table:table-cell>
          <table:table-cell office:value-type="float" office:value="1.362575173378" calcext:value-type="float">
            <text:p>1.3625751734</text:p>
          </table:table-cell>
          <table:table-cell office:value-type="float" office:value="1.9450937509537" calcext:value-type="float">
            <text:p>1.945093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446314811707" calcext:value-type="float">
            <text:p>0.55446314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23375955224037" calcext:value-type="float">
            <text:p>-0.2337595522</text:p>
          </table:table-cell>
          <table:table-cell office:value-type="float" office:value="-2.6786539554596" calcext:value-type="float">
            <text:p>-2.6786539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129068732262" calcext:value-type="float">
            <text:p>-0.4612906873</text:p>
          </table:table-cell>
          <table:table-cell office:value-type="float" office:value="-8.4363540054527E-026" calcext:value-type="float">
            <text:p>-8.4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066119909286" calcext:value-type="float">
            <text:p>1.2066119909</text:p>
          </table:table-cell>
          <table:table-cell office:value-type="float" office:value="-1.2228771448135" calcext:value-type="float">
            <text:p>-1.2228771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52331757545" calcext:value-type="float">
            <text:p>-0.1935233176</text:p>
          </table:table-cell>
          <table:table-cell office:value-type="float" office:value="-1.2584396676125E-023" calcext:value-type="float">
            <text:p>-1.2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0214281082153" calcext:value-type="float">
            <text:p>-2.0214281082</text:p>
          </table:table-cell>
          <table:table-cell office:value-type="float" office:value="-0.51838517189026" calcext:value-type="float">
            <text:p>-0.5183851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781774282455" calcext:value-type="float">
            <text:p>-0.4478177428</text:p>
          </table:table-cell>
          <table:table-cell office:value-type="float" office:value="1.7577497297748E-024" calcext:value-type="float">
            <text:p>1.76E-24</text:p>
          </table:table-cell>
          <table:table-cell office:value-type="float" office:value="1.1007680022388E-025" calcext:value-type="float">
            <text:p>1.10E-25</text:p>
          </table:table-cell>
          <table:table-cell office:value-type="float" office:value="1.4501247406006" calcext:value-type="float">
            <text:p>1.4501247406</text:p>
          </table:table-cell>
          <table:table-cell office:value-type="float" office:value="4.6333136558533" calcext:value-type="float">
            <text:p>4.6333136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129985570908" calcext:value-type="float">
            <text:p>-0.4412998557</text:p>
          </table:table-cell>
          <table:table-cell office:value-type="float" office:value="5.818539429297E-026" calcext:value-type="float">
            <text:p>5.82E-26</text:p>
          </table:table-cell>
          <table:table-cell office:value-type="float" office:value="6.4132180626892E-027" calcext:value-type="float">
            <text:p>6.41E-27</text:p>
          </table:table-cell>
          <table:table-cell office:value-type="float" office:value="-3.4237804412842" calcext:value-type="float">
            <text:p>-3.4237804413</text:p>
          </table:table-cell>
          <table:table-cell office:value-type="float" office:value="5.407105922699" calcext:value-type="float">
            <text:p>5.4071059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481558084488" calcext:value-type="float">
            <text:p>0.56481558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43191695213318" calcext:value-type="float">
            <text:p>-0.4319169521</text:p>
          </table:table-cell>
          <table:table-cell office:value-type="float" office:value="-0.34280106425285" calcext:value-type="float">
            <text:p>-0.3428010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911750555038" calcext:value-type="float">
            <text:p>0.5491175056</text:p>
          </table:table-cell>
          <table:table-cell office:value-type="float" office:value="1.3543417935438E-025" calcext:value-type="float">
            <text:p>1.3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2609448432922" calcext:value-type="float">
            <text:p>-3.2609448433</text:p>
          </table:table-cell>
          <table:table-cell office:value-type="float" office:value="-0.44612330198288" calcext:value-type="float">
            <text:p>-0.446123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13422203064" calcext:value-type="float">
            <text:p>0.533134222</text:p>
          </table:table-cell>
          <table:table-cell office:value-type="float" office:value="-1.1190962239473E-023" calcext:value-type="float">
            <text:p>-1.12E-23</text:p>
          </table:table-cell>
          <table:table-cell office:value-type="float" office:value="3.7266988231217E-024" calcext:value-type="float">
            <text:p>3.73E-24</text:p>
          </table:table-cell>
          <table:table-cell office:value-type="float" office:value="2.1716871261597" calcext:value-type="float">
            <text:p>2.1716871262</text:p>
          </table:table-cell>
          <table:table-cell office:value-type="float" office:value="-3.1239216327667" calcext:value-type="float">
            <text:p>-3.1239216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71572589874" calcext:value-type="float">
            <text:p>-0.4827157259</text:p>
          </table:table-cell>
          <table:table-cell office:value-type="float" office:value="6.920962190544E-025" calcext:value-type="float">
            <text:p>6.92E-25</text:p>
          </table:table-cell>
          <table:table-cell office:value-type="float" office:value="-1.9382637846404E-024" calcext:value-type="float">
            <text:p>-1.94E-24</text:p>
          </table:table-cell>
          <table:table-cell office:value-type="float" office:value="2.1849284172058" calcext:value-type="float">
            <text:p>2.1849284172</text:p>
          </table:table-cell>
          <table:table-cell office:value-type="float" office:value="1.3039877414703" calcext:value-type="float">
            <text:p>1.3039877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67447519302" calcext:value-type="float">
            <text:p>0.5246744752</text:p>
          </table:table-cell>
          <table:table-cell office:value-type="float" office:value="1.031764588574E-024" calcext:value-type="float">
            <text:p>1.0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401730537415" calcext:value-type="float">
            <text:p>2.5401730537</text:p>
          </table:table-cell>
          <table:table-cell office:value-type="float" office:value="2.075608253479" calcext:value-type="float">
            <text:p>2.0756082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80241394043" calcext:value-type="float">
            <text:p>0.50880241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8964956998825" calcext:value-type="float">
            <text:p>-1.8964956999</text:p>
          </table:table-cell>
          <table:table-cell office:value-type="float" office:value="-3.1603441238403" calcext:value-type="float">
            <text:p>-3.1603441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10606575012" calcext:value-type="float">
            <text:p>-0.50710606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8873009681702" calcext:value-type="float">
            <text:p>2.8873009682</text:p>
          </table:table-cell>
          <table:table-cell office:value-type="float" office:value="-0.10764906555414" calcext:value-type="float">
            <text:p>-0.1076490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21393418312" calcext:value-type="float">
            <text:p>-0.20521393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58232904829E-024" calcext:value-type="float">
            <text:p>-1.43E-24</text:p>
          </table:table-cell>
          <table:table-cell office:value-type="float" office:value="0.64264506101608" calcext:value-type="float">
            <text:p>0.642645061</text:p>
          </table:table-cell>
          <table:table-cell office:value-type="float" office:value="-0.21839904785156" calcext:value-type="float">
            <text:p>-0.2183990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63775980473" calcext:value-type="float">
            <text:p>-0.2016377598</text:p>
          </table:table-cell>
          <table:table-cell office:value-type="float" office:value="-7.5817042947557E-024" calcext:value-type="float">
            <text:p>-7.58E-24</text:p>
          </table:table-cell>
          <table:table-cell office:value-type="float" office:value="-1.3645334129835E-023" calcext:value-type="float">
            <text:p>-1.36E-23</text:p>
          </table:table-cell>
          <table:table-cell office:value-type="float" office:value="1.7688989639282" calcext:value-type="float">
            <text:p>1.7688989639</text:p>
          </table:table-cell>
          <table:table-cell office:value-type="float" office:value="1.5146069526672" calcext:value-type="float">
            <text:p>1.5146069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89594984055" calcext:value-type="float">
            <text:p>0.5168959498</text:p>
          </table:table-cell>
          <table:table-cell office:value-type="float" office:value="-3.9766249462529E-024" calcext:value-type="float">
            <text:p>-3.9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835134983063" calcext:value-type="float">
            <text:p>2.5835134983</text:p>
          </table:table-cell>
          <table:table-cell office:value-type="float" office:value="-4.2863459587097" calcext:value-type="float">
            <text:p>-4.2863459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896556138992" calcext:value-type="float">
            <text:p>-0.4989655614</text:p>
          </table:table-cell>
          <table:table-cell office:value-type="float" office:value="-1.204267267909E-024" calcext:value-type="float">
            <text:p>-1.2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055950641632" calcext:value-type="float">
            <text:p>1.4055950642</text:p>
          </table:table-cell>
          <table:table-cell office:value-type="float" office:value="-0.78244698047638" calcext:value-type="float">
            <text:p>-0.7824469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9703605175" calcext:value-type="float">
            <text:p>-0.19797036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201574429884E-024" calcext:value-type="float">
            <text:p>-1.32E-24</text:p>
          </table:table-cell>
          <table:table-cell office:value-type="float" office:value="-1.3695704936981" calcext:value-type="float">
            <text:p>-1.3695704937</text:p>
          </table:table-cell>
          <table:table-cell office:value-type="float" office:value="0.60074687004089" calcext:value-type="float">
            <text:p>0.60074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52544736862" calcext:value-type="float">
            <text:p>0.5165254474</text:p>
          </table:table-cell>
          <table:table-cell office:value-type="float" office:value="5.2789950549427E-025" calcext:value-type="float">
            <text:p>5.28E-25</text:p>
          </table:table-cell>
          <table:table-cell office:value-type="float" office:value="-1.9922267220521E-023" calcext:value-type="float">
            <text:p>-1.99E-23</text:p>
          </table:table-cell>
          <table:table-cell office:value-type="float" office:value="-5.4328079223633" calcext:value-type="float">
            <text:p>-5.4328079224</text:p>
          </table:table-cell>
          <table:table-cell office:value-type="float" office:value="-0.77732253074646" calcext:value-type="float">
            <text:p>-0.7773225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932232499123" calcext:value-type="float">
            <text:p>-0.499322325</text:p>
          </table:table-cell>
          <table:table-cell office:value-type="float" office:value="2.9620112291384E-026" calcext:value-type="float">
            <text:p>2.96E-26</text:p>
          </table:table-cell>
          <table:table-cell office:value-type="float" office:value="-3.7976151012221E-025" calcext:value-type="float">
            <text:p>-3.80E-25</text:p>
          </table:table-cell>
          <table:table-cell office:value-type="float" office:value="4.8405065536499" calcext:value-type="float">
            <text:p>4.8405065536</text:p>
          </table:table-cell>
          <table:table-cell office:value-type="float" office:value="3.3449959754944" calcext:value-type="float">
            <text:p>3.3449959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77618789673" calcext:value-type="float">
            <text:p>0.50877618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4523537158966" calcext:value-type="float">
            <text:p>3.4523537159</text:p>
          </table:table-cell>
          <table:table-cell office:value-type="float" office:value="3.1054146289825" calcext:value-type="float">
            <text:p>3.105414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07530975342" calcext:value-type="float">
            <text:p>-0.50707530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2035715707565E-025" calcext:value-type="float">
            <text:p>-5.20E-25</text:p>
          </table:table-cell>
          <table:table-cell office:value-type="float" office:value="2.9965968132019" calcext:value-type="float">
            <text:p>2.9965968132</text:p>
          </table:table-cell>
          <table:table-cell office:value-type="float" office:value="-3.7457942962646" calcext:value-type="float">
            <text:p>-3.745794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04928183556" calcext:value-type="float">
            <text:p>-0.1930492818</text:p>
          </table:table-cell>
          <table:table-cell office:value-type="float" office:value="7.3671301842311E-024" calcext:value-type="float">
            <text:p>7.37E-24</text:p>
          </table:table-cell>
          <table:table-cell office:value-type="float" office:value="2.2870429749949E-023" calcext:value-type="float">
            <text:p>2.29E-23</text:p>
          </table:table-cell>
          <table:table-cell office:value-type="float" office:value="-1.8091307878494" calcext:value-type="float">
            <text:p>-1.8091307878</text:p>
          </table:table-cell>
          <table:table-cell office:value-type="float" office:value="2.6447551250458" calcext:value-type="float">
            <text:p>2.644755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094915390015" calcext:value-type="float">
            <text:p>-0.4909491539</text:p>
          </table:table-cell>
          <table:table-cell office:value-type="float" office:value="4.6316183252254E-025" calcext:value-type="float">
            <text:p>4.63E-25</text:p>
          </table:table-cell>
          <table:table-cell office:value-type="float" office:value="-7.689262323739E-024" calcext:value-type="float">
            <text:p>-7.69E-24</text:p>
          </table:table-cell>
          <table:table-cell office:value-type="float" office:value="0.33048942685127" calcext:value-type="float">
            <text:p>0.3304894269</text:p>
          </table:table-cell>
          <table:table-cell office:value-type="float" office:value="-0.69554883241653" calcext:value-type="float">
            <text:p>-0.6955488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80272817612" calcext:value-type="float">
            <text:p>0.51680272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4474651813507" calcext:value-type="float">
            <text:p>0.5447465181</text:p>
          </table:table-cell>
          <table:table-cell office:value-type="float" office:value="1.5464789867401" calcext:value-type="float">
            <text:p>1.5464789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51723384857" calcext:value-type="float">
            <text:p>-0.19151723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1650235652924" calcext:value-type="float">
            <text:p>-3.1650235653</text:p>
          </table:table-cell>
          <table:table-cell office:value-type="float" office:value="-0.5238601565361" calcext:value-type="float">
            <text:p>-0.5238601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76998901367" calcext:value-type="float">
            <text:p>0.508769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663309348019E-025" calcext:value-type="float">
            <text:p>3.07E-25</text:p>
          </table:table-cell>
          <table:table-cell office:value-type="float" office:value="-1.6373353004456" calcext:value-type="float">
            <text:p>-1.6373353004</text:p>
          </table:table-cell>
          <table:table-cell office:value-type="float" office:value="-5.7009625434875" calcext:value-type="float">
            <text:p>-5.7009625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88579034805" calcext:value-type="float">
            <text:p>-0.1948857903</text:p>
          </table:table-cell>
          <table:table-cell office:value-type="float" office:value="-1.8294427893478E-024" calcext:value-type="float">
            <text:p>-1.83E-24</text:p>
          </table:table-cell>
          <table:table-cell office:value-type="float" office:value="1.1241416994111E-023" calcext:value-type="float">
            <text:p>1.12E-23</text:p>
          </table:table-cell>
          <table:table-cell office:value-type="float" office:value="-2.6797080039978" calcext:value-type="float">
            <text:p>-2.679708004</text:p>
          </table:table-cell>
          <table:table-cell office:value-type="float" office:value="-0.32621568441391" calcext:value-type="float">
            <text:p>-0.3262156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10107755661" calcext:value-type="float">
            <text:p>0.50101077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790809387156E-024" calcext:value-type="float">
            <text:p>2.58E-24</text:p>
          </table:table-cell>
          <table:table-cell office:value-type="float" office:value="-1.3235155344009" calcext:value-type="float">
            <text:p>-1.3235155344</text:p>
          </table:table-cell>
          <table:table-cell office:value-type="float" office:value="4.9502863883972" calcext:value-type="float">
            <text:p>4.9502863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96787202358" calcext:value-type="float">
            <text:p>-0.1979678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80073565244675" calcext:value-type="float">
            <text:p>0.8007356524</text:p>
          </table:table-cell>
          <table:table-cell office:value-type="float" office:value="-4.5707764625549" calcext:value-type="float">
            <text:p>-4.5707764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626093149185" calcext:value-type="float">
            <text:p>-0.50626093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966270431676E-025" calcext:value-type="float">
            <text:p>3.30E-25</text:p>
          </table:table-cell>
          <table:table-cell office:value-type="float" office:value="-0.30700859427452" calcext:value-type="float">
            <text:p>-0.3070085943</text:p>
          </table:table-cell>
          <table:table-cell office:value-type="float" office:value="2.7371389865875" calcext:value-type="float">
            <text:p>2.7371389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17477273941" calcext:value-type="float">
            <text:p>0.50174772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6526962518692" calcext:value-type="float">
            <text:p>1.6526962519</text:p>
          </table:table-cell>
          <table:table-cell office:value-type="float" office:value="2.8620128631592" calcext:value-type="float">
            <text:p>2.8620128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595255613327" calcext:value-type="float">
            <text:p>0.4859525561</text:p>
          </table:table-cell>
          <table:table-cell office:value-type="float" office:value="4.7091521109407E-024" calcext:value-type="float">
            <text:p>4.71E-24</text:p>
          </table:table-cell>
          <table:table-cell office:value-type="float" office:value="-3.2876137156798E-024" calcext:value-type="float">
            <text:p>-3.29E-24</text:p>
          </table:table-cell>
          <table:table-cell office:value-type="float" office:value="-2.3836061954498" calcext:value-type="float">
            <text:p>-2.3836061954</text:p>
          </table:table-cell>
          <table:table-cell office:value-type="float" office:value="3.2600355148315" calcext:value-type="float">
            <text:p>3.2600355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14999389648" calcext:value-type="float">
            <text:p>0.47014999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250586271286" calcext:value-type="float">
            <text:p>3.2505862713</text:p>
          </table:table-cell>
          <table:table-cell office:value-type="float" office:value="0.17902587354183" calcext:value-type="float">
            <text:p>0.1790258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15419340134" calcext:value-type="float">
            <text:p>0.45415419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067684650421" calcext:value-type="float">
            <text:p>1.006768465</text:p>
          </table:table-cell>
          <table:table-cell office:value-type="float" office:value="0.27354788780212" calcext:value-type="float">
            <text:p>0.2735478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159055233002" calcext:value-type="float">
            <text:p>-0.56159055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481198711127E-026" calcext:value-type="float">
            <text:p>-1.15E-26</text:p>
          </table:table-cell>
          <table:table-cell office:value-type="float" office:value="-2.1807291507721" calcext:value-type="float">
            <text:p>-2.1807291508</text:p>
          </table:table-cell>
          <table:table-cell office:value-type="float" office:value="-5.5188369750977" calcext:value-type="float">
            <text:p>-5.5188369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147981643677" calcext:value-type="float">
            <text:p>-0.5514798164</text:p>
          </table:table-cell>
          <table:table-cell office:value-type="float" office:value="8.8173488009927E-025" calcext:value-type="float">
            <text:p>8.8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5675995349884" calcext:value-type="float">
            <text:p>0.5567599535</text:p>
          </table:table-cell>
          <table:table-cell office:value-type="float" office:value="5.0645532608032" calcext:value-type="float">
            <text:p>5.0645532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072591304779" calcext:value-type="float">
            <text:p>-0.2007259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2641754150391" calcext:value-type="float">
            <text:p>-5.264175415</text:p>
          </table:table-cell>
          <table:table-cell office:value-type="float" office:value="0.18155877292156" calcext:value-type="float">
            <text:p>0.1815587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81444549561" calcext:value-type="float">
            <text:p>0.4678144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2071998119354" calcext:value-type="float">
            <text:p>3.2071998119</text:p>
          </table:table-cell>
          <table:table-cell office:value-type="float" office:value="3.4713790416718" calcext:value-type="float">
            <text:p>3.4713790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790055751801" calcext:value-type="float">
            <text:p>-0.54790055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253093004335E-024" calcext:value-type="float">
            <text:p>-5.25E-24</text:p>
          </table:table-cell>
          <table:table-cell office:value-type="float" office:value="2.6112973690033" calcext:value-type="float">
            <text:p>2.611297369</text:p>
          </table:table-cell>
          <table:table-cell office:value-type="float" office:value="-0.61842912435532" calcext:value-type="float">
            <text:p>-0.6184291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27232122421" calcext:value-type="float">
            <text:p>-0.53827232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1589031219482" calcext:value-type="float">
            <text:p>2.1589031219</text:p>
          </table:table-cell>
          <table:table-cell office:value-type="float" office:value="-4.6282668113708" calcext:value-type="float">
            <text:p>-4.6282668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85719370842" calcext:value-type="float">
            <text:p>-0.18685719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429321446982E-023" calcext:value-type="float">
            <text:p>-4.44E-23</text:p>
          </table:table-cell>
          <table:table-cell office:value-type="float" office:value="-1.9078820943832" calcext:value-type="float">
            <text:p>-1.9078820944</text:p>
          </table:table-cell>
          <table:table-cell office:value-type="float" office:value="0.39361950755119" calcext:value-type="float">
            <text:p>0.3936195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162682652473" calcext:value-type="float">
            <text:p>-0.1816268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973162651062" calcext:value-type="float">
            <text:p>-2.9731626511</text:p>
          </table:table-cell>
          <table:table-cell office:value-type="float" office:value="0.45482566952705" calcext:value-type="float">
            <text:p>0.4548256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165693998337" calcext:value-type="float">
            <text:p>-0.51165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8308477401733" calcext:value-type="float">
            <text:p>2.8308477402</text:p>
          </table:table-cell>
          <table:table-cell office:value-type="float" office:value="-1.9060435295105" calcext:value-type="float">
            <text:p>-1.9060435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343894958496" calcext:value-type="float">
            <text:p>-0.5034389496</text:p>
          </table:table-cell>
          <table:table-cell office:value-type="float" office:value="3.4134230770852E-025" calcext:value-type="float">
            <text:p>3.41E-25</text:p>
          </table:table-cell>
          <table:table-cell office:value-type="float" office:value="1.1396043641599E-025" calcext:value-type="float">
            <text:p>1.14E-25</text:p>
          </table:table-cell>
          <table:table-cell office:value-type="float" office:value="2.2020578384399" calcext:value-type="float">
            <text:p>2.2020578384</text:p>
          </table:table-cell>
          <table:table-cell office:value-type="float" office:value="3.8841328620911" calcext:value-type="float">
            <text:p>3.8841328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48851060867" calcext:value-type="float">
            <text:p>-0.1724885106</text:p>
          </table:table-cell>
          <table:table-cell office:value-type="float" office:value="-3.9030048843776E-026" calcext:value-type="float">
            <text:p>-3.9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2631850242615" calcext:value-type="float">
            <text:p>-5.2631850243</text:p>
          </table:table-cell>
          <table:table-cell office:value-type="float" office:value="8.585205078125" calcext:value-type="float">
            <text:p>8.5852050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814150691032" calcext:value-type="float">
            <text:p>-0.48814150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069965919585E-025" calcext:value-type="float">
            <text:p>-4.41E-25</text:p>
          </table:table-cell>
          <table:table-cell office:value-type="float" office:value="-0.076250590384007" calcext:value-type="float">
            <text:p>-0.0762505904</text:p>
          </table:table-cell>
          <table:table-cell office:value-type="float" office:value="3.9193127155304" calcext:value-type="float">
            <text:p>3.9193127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087376356125" calcext:value-type="float">
            <text:p>-0.48087376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878329760201E-024" calcext:value-type="float">
            <text:p>1.09E-24</text:p>
          </table:table-cell>
          <table:table-cell office:value-type="float" office:value="-1.2283849716187" calcext:value-type="float">
            <text:p>-1.2283849716</text:p>
          </table:table-cell>
          <table:table-cell office:value-type="float" office:value="-2.9533524513245" calcext:value-type="float">
            <text:p>-2.953352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377148270607" calcext:value-type="float">
            <text:p>-0.4737714827</text:p>
          </table:table-cell>
          <table:table-cell office:value-type="float" office:value="3.482110950625E-028" calcext:value-type="float">
            <text:p>3.48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2187404632568" calcext:value-type="float">
            <text:p>-7.2187404633</text:p>
          </table:table-cell>
          <table:table-cell office:value-type="float" office:value="-2.1299555301666" calcext:value-type="float">
            <text:p>-2.1299555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58052527905" calcext:value-type="float">
            <text:p>-0.1725805253</text:p>
          </table:table-cell>
          <table:table-cell office:value-type="float" office:value="1.2327634876035E-024" calcext:value-type="float">
            <text:p>1.23E-24</text:p>
          </table:table-cell>
          <table:table-cell office:value-type="float" office:value="-6.4233011040534E-024" calcext:value-type="float">
            <text:p>-6.42E-24</text:p>
          </table:table-cell>
          <table:table-cell office:value-type="float" office:value="-4.2781958580017" calcext:value-type="float">
            <text:p>-4.278195858</text:p>
          </table:table-cell>
          <table:table-cell office:value-type="float" office:value="-1.606996178627" calcext:value-type="float">
            <text:p>-1.6069961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894519329071" calcext:value-type="float">
            <text:p>-0.16894519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3699114714847E-024" calcext:value-type="float">
            <text:p>-5.37E-24</text:p>
          </table:table-cell>
          <table:table-cell office:value-type="float" office:value="-7.0734658241272" calcext:value-type="float">
            <text:p>-7.0734658241</text:p>
          </table:table-cell>
          <table:table-cell office:value-type="float" office:value="1.8630228042603" calcext:value-type="float">
            <text:p>1.8630228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341897010803" calcext:value-type="float">
            <text:p>-0.45341897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1967040826214E-025" calcext:value-type="float">
            <text:p>7.20E-25</text:p>
          </table:table-cell>
          <table:table-cell office:value-type="float" office:value="-2.1111884117126" calcext:value-type="float">
            <text:p>-2.1111884117</text:p>
          </table:table-cell>
          <table:table-cell office:value-type="float" office:value="0.099319376051426" calcext:value-type="float">
            <text:p>0.0993193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913369297981" calcext:value-type="float">
            <text:p>-0.1691336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856238142264E-023" calcext:value-type="float">
            <text:p>2.29E-23</text:p>
          </table:table-cell>
          <table:table-cell office:value-type="float" office:value="-1.3137258291245" calcext:value-type="float">
            <text:p>-1.3137258291</text:p>
          </table:table-cell>
          <table:table-cell office:value-type="float" office:value="-0.20031572878361" calcext:value-type="float">
            <text:p>-0.2003157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922091007233" calcext:value-type="float">
            <text:p>0.55922091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8371187604029E-024" calcext:value-type="float">
            <text:p>-4.84E-24</text:p>
          </table:table-cell>
          <table:table-cell office:value-type="float" office:value="0.21162202954292" calcext:value-type="float">
            <text:p>0.2116220295</text:p>
          </table:table-cell>
          <table:table-cell office:value-type="float" office:value="3.5877950191498" calcext:value-type="float">
            <text:p>3.5877950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747190952301" calcext:value-type="float">
            <text:p>-0.17471909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330616235733" calcext:value-type="float">
            <text:p>1.5330616236</text:p>
          </table:table-cell>
          <table:table-cell office:value-type="float" office:value="3.2475740909576" calcext:value-type="float">
            <text:p>3.247574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44002699852" calcext:value-type="float">
            <text:p>-0.174400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069992119767E-026" calcext:value-type="float">
            <text:p>9.81E-26</text:p>
          </table:table-cell>
          <table:table-cell office:value-type="float" office:value="-6.3667039871216" calcext:value-type="float">
            <text:p>-6.3667039871</text:p>
          </table:table-cell>
          <table:table-cell office:value-type="float" office:value="5.1622071266174" calcext:value-type="float">
            <text:p>5.1622071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373741745949" calcext:value-type="float">
            <text:p>-0.4437374175</text:p>
          </table:table-cell>
          <table:table-cell office:value-type="float" office:value="3.0959815045198E-025" calcext:value-type="float">
            <text:p>3.1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589211702347" calcext:value-type="float">
            <text:p>-1.3589211702</text:p>
          </table:table-cell>
          <table:table-cell office:value-type="float" office:value="3.6883714199066" calcext:value-type="float">
            <text:p>3.6883714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236445903778" calcext:value-type="float">
            <text:p>0.562364459</text:p>
          </table:table-cell>
          <table:table-cell office:value-type="float" office:value="1.3845472283009E-024" calcext:value-type="float">
            <text:p>1.3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846075057983" calcext:value-type="float">
            <text:p>2.1846075058</text:p>
          </table:table-cell>
          <table:table-cell office:value-type="float" office:value="4.801745891571" calcext:value-type="float">
            <text:p>4.8017458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73445224762" calcext:value-type="float">
            <text:p>0.54673445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1438826322556" calcext:value-type="float">
            <text:p>0.5143882632</text:p>
          </table:table-cell>
          <table:table-cell office:value-type="float" office:value="-2.3472208976746" calcext:value-type="float">
            <text:p>-2.3472208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84920465946" calcext:value-type="float">
            <text:p>-0.1858492047</text:p>
          </table:table-cell>
          <table:table-cell office:value-type="float" office:value="8.9073686771158E-026" calcext:value-type="float">
            <text:p>8.91E-26</text:p>
          </table:table-cell>
          <table:table-cell office:value-type="float" office:value="1.2418889319475E-024" calcext:value-type="float">
            <text:p>1.24E-24</text:p>
          </table:table-cell>
          <table:table-cell office:value-type="float" office:value="-3.7067136764526" calcext:value-type="float">
            <text:p>-3.7067136765</text:p>
          </table:table-cell>
          <table:table-cell office:value-type="float" office:value="0.78435909748077" calcext:value-type="float">
            <text:p>0.7843590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485474586487" calcext:value-type="float">
            <text:p>-0.1848547459</text:p>
          </table:table-cell>
          <table:table-cell office:value-type="float" office:value="-4.9262561772745E-023" calcext:value-type="float">
            <text:p>-4.93E-23</text:p>
          </table:table-cell>
          <table:table-cell office:value-type="float" office:value="5.5207117738042E-026" calcext:value-type="float">
            <text:p>5.52E-26</text:p>
          </table:table-cell>
          <table:table-cell office:value-type="float" office:value="0.93806558847427" calcext:value-type="float">
            <text:p>0.9380655885</text:p>
          </table:table-cell>
          <table:table-cell office:value-type="float" office:value="7.4209213256836" calcext:value-type="float">
            <text:p>7.4209213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545288920403" calcext:value-type="float">
            <text:p>-0.455452889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37701813694E-024" calcext:value-type="float">
            <text:p>-1.42E-24</text:p>
          </table:table-cell>
          <table:table-cell office:value-type="float" office:value="-1.5378882884979" calcext:value-type="float">
            <text:p>-1.5378882885</text:p>
          </table:table-cell>
          <table:table-cell office:value-type="float" office:value="0.23127146065235" calcext:value-type="float">
            <text:p>0.2312714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19603872299" calcext:value-type="float">
            <text:p>0.55119603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889005532981E-023" calcext:value-type="float">
            <text:p>-1.19E-23</text:p>
          </table:table-cell>
          <table:table-cell office:value-type="float" office:value="-1.4935719966888" calcext:value-type="float">
            <text:p>-1.4935719967</text:p>
          </table:table-cell>
          <table:table-cell office:value-type="float" office:value="1.7206807136536" calcext:value-type="float">
            <text:p>1.7206807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44401371479" calcext:value-type="float">
            <text:p>-0.464440137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71200025081635" calcext:value-type="float">
            <text:p>-0.7120002508</text:p>
          </table:table-cell>
          <table:table-cell office:value-type="float" office:value="3.7498013973236" calcext:value-type="float">
            <text:p>3.7498013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225099086761" calcext:value-type="float">
            <text:p>0.54225099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742168419155E-025" calcext:value-type="float">
            <text:p>3.57E-25</text:p>
          </table:table-cell>
          <table:table-cell office:value-type="float" office:value="-1.3907161951065" calcext:value-type="float">
            <text:p>-1.3907161951</text:p>
          </table:table-cell>
          <table:table-cell office:value-type="float" office:value="-0.19192759692669" calcext:value-type="float">
            <text:p>-0.1919275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84358620644" calcext:value-type="float">
            <text:p>-0.1928435862</text:p>
          </table:table-cell>
          <table:table-cell office:value-type="float" office:value="3.6144782317581E-024" calcext:value-type="float">
            <text:p>3.61E-24</text:p>
          </table:table-cell>
          <table:table-cell office:value-type="float" office:value="2.4746832837339E-024" calcext:value-type="float">
            <text:p>2.47E-24</text:p>
          </table:table-cell>
          <table:table-cell office:value-type="float" office:value="-0.45803898572922" calcext:value-type="float">
            <text:p>-0.4580389857</text:p>
          </table:table-cell>
          <table:table-cell office:value-type="float" office:value="3.5635302066803" calcext:value-type="float">
            <text:p>3.5635302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38205814362" calcext:value-type="float">
            <text:p>0.53338205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028945654630661" calcext:value-type="float">
            <text:p>-0.0028945655</text:p>
          </table:table-cell>
          <table:table-cell office:value-type="float" office:value="-0.99482536315918" calcext:value-type="float">
            <text:p>-0.994825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30257630348" calcext:value-type="float">
            <text:p>-0.4823025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6579090254144E-026" calcext:value-type="float">
            <text:p>-4.66E-26</text:p>
          </table:table-cell>
          <table:table-cell office:value-type="float" office:value="3.4329752922058" calcext:value-type="float">
            <text:p>3.4329752922</text:p>
          </table:table-cell>
          <table:table-cell office:value-type="float" office:value="-4.8032083511353" calcext:value-type="float">
            <text:p>-4.8032083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51852273941" calcext:value-type="float">
            <text:p>0.5251852274</text:p>
          </table:table-cell>
          <table:table-cell office:value-type="float" office:value="7.8548126733086E-024" calcext:value-type="float">
            <text:p>7.8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185089588165" calcext:value-type="float">
            <text:p>-1.7185089588</text:p>
          </table:table-cell>
          <table:table-cell office:value-type="float" office:value="-0.33435541391373" calcext:value-type="float">
            <text:p>-0.3343554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56894898415" calcext:value-type="float">
            <text:p>-0.1955689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958885863859E-025" calcext:value-type="float">
            <text:p>-4.10E-25</text:p>
          </table:table-cell>
          <table:table-cell office:value-type="float" office:value="-1.5962991714478" calcext:value-type="float">
            <text:p>-1.5962991714</text:p>
          </table:table-cell>
          <table:table-cell office:value-type="float" office:value="-3.2636208534241" calcext:value-type="float">
            <text:p>-3.2636208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99220204353" calcext:value-type="float">
            <text:p>-0.482992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0841048955917" calcext:value-type="float">
            <text:p>0.9084104896</text:p>
          </table:table-cell>
          <table:table-cell office:value-type="float" office:value="-1.5013709068298" calcext:value-type="float">
            <text:p>-1.5013709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551101446152" calcext:value-type="float">
            <text:p>-0.4755110145</text:p>
          </table:table-cell>
          <table:table-cell office:value-type="float" office:value="3.2640759305088E-025" calcext:value-type="float">
            <text:p>3.26E-25</text:p>
          </table:table-cell>
          <table:table-cell office:value-type="float" office:value="-1.8553698862893E-024" calcext:value-type="float">
            <text:p>-1.86E-24</text:p>
          </table:table-cell>
          <table:table-cell office:value-type="float" office:value="1.8865873813629" calcext:value-type="float">
            <text:p>1.8865873814</text:p>
          </table:table-cell>
          <table:table-cell office:value-type="float" office:value="2.3366296291351" calcext:value-type="float">
            <text:p>2.3366296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71026706696" calcext:value-type="float">
            <text:p>0.53171026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213581083775E-024" calcext:value-type="float">
            <text:p>4.82E-24</text:p>
          </table:table-cell>
          <table:table-cell office:value-type="float" office:value="-0.97795593738556" calcext:value-type="float">
            <text:p>-0.9779559374</text:p>
          </table:table-cell>
          <table:table-cell office:value-type="float" office:value="3.5912439823151" calcext:value-type="float">
            <text:p>3.5912439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8395603895187" calcext:value-type="float">
            <text:p>-0.483956039</text:p>
          </table:table-cell>
          <table:table-cell office:value-type="float" office:value="-1.8192363097409E-024" calcext:value-type="float">
            <text:p>-1.82E-24</text:p>
          </table:table-cell>
          <table:table-cell office:value-type="float" office:value="2.885786114361E-024" calcext:value-type="float">
            <text:p>2.89E-24</text:p>
          </table:table-cell>
          <table:table-cell office:value-type="float" office:value="0.42767053842545" calcext:value-type="float">
            <text:p>0.4276705384</text:p>
          </table:table-cell>
          <table:table-cell office:value-type="float" office:value="0.00066692195832729" calcext:value-type="float">
            <text:p>0.000666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331042289734" calcext:value-type="float">
            <text:p>0.52331042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0687103271484" calcext:value-type="float">
            <text:p>4.0687103271</text:p>
          </table:table-cell>
          <table:table-cell office:value-type="float" office:value="5.07275390625" calcext:value-type="float">
            <text:p>5.0727539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762373209" calcext:value-type="float">
            <text:p>0.50762373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65415106072E-025" calcext:value-type="float">
            <text:p>-1.27E-25</text:p>
          </table:table-cell>
          <table:table-cell office:value-type="float" office:value="-1.851157784462" calcext:value-type="float">
            <text:p>-1.8511577845</text:p>
          </table:table-cell>
          <table:table-cell office:value-type="float" office:value="-3.0328779220581" calcext:value-type="float">
            <text:p>-3.0328779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170136451721" calcext:value-type="float">
            <text:p>0.49170136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48794281482697" calcext:value-type="float">
            <text:p>-0.4879428148</text:p>
          </table:table-cell>
          <table:table-cell office:value-type="float" office:value="-3.0440194606781" calcext:value-type="float">
            <text:p>-3.0440194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39469408989" calcext:value-type="float">
            <text:p>-0.5239469409</text:p>
          </table:table-cell>
          <table:table-cell office:value-type="float" office:value="1.678823801777E-024" calcext:value-type="float">
            <text:p>1.68E-24</text:p>
          </table:table-cell>
          <table:table-cell office:value-type="float" office:value="1.2740216031998E-024" calcext:value-type="float">
            <text:p>1.27E-24</text:p>
          </table:table-cell>
          <table:table-cell office:value-type="float" office:value="0.7165475487709" calcext:value-type="float">
            <text:p>0.7165475488</text:p>
          </table:table-cell>
          <table:table-cell office:value-type="float" office:value="0.71295231580734" calcext:value-type="float">
            <text:p>0.7129523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489952087402" calcext:value-type="float">
            <text:p>0.4848995209</text:p>
          </table:table-cell>
          <table:table-cell office:value-type="float" office:value="1.8917583388658E-025" calcext:value-type="float">
            <text:p>1.89E-25</text:p>
          </table:table-cell>
          <table:table-cell office:value-type="float" office:value="-5.381663369048E-023" calcext:value-type="float">
            <text:p>-5.38E-23</text:p>
          </table:table-cell>
          <table:table-cell office:value-type="float" office:value="4.3629989624023" calcext:value-type="float">
            <text:p>4.3629989624</text:p>
          </table:table-cell>
          <table:table-cell office:value-type="float" office:value="-1.5365597009659" calcext:value-type="float">
            <text:p>-1.536559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77398824692" calcext:value-type="float">
            <text:p>-0.2027739882</text:p>
          </table:table-cell>
          <table:table-cell office:value-type="float" office:value="-5.445014776751E-025" calcext:value-type="float">
            <text:p>-5.45E-25</text:p>
          </table:table-cell>
          <table:table-cell office:value-type="float" office:value="4.9020317577108E-024" calcext:value-type="float">
            <text:p>4.90E-24</text:p>
          </table:table-cell>
          <table:table-cell office:value-type="float" office:value="-5.4015669822693" calcext:value-type="float">
            <text:p>-5.4015669823</text:p>
          </table:table-cell>
          <table:table-cell office:value-type="float" office:value="0.81923657655716" calcext:value-type="float">
            <text:p>0.8192365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175068855286" calcext:value-type="float">
            <text:p>-0.5217506886</text:p>
          </table:table-cell>
          <table:table-cell office:value-type="float" office:value="-2.6074543056501E-026" calcext:value-type="float">
            <text:p>-2.61E-26</text:p>
          </table:table-cell>
          <table:table-cell office:value-type="float" office:value="3.5215778793433E-025" calcext:value-type="float">
            <text:p>3.52E-25</text:p>
          </table:table-cell>
          <table:table-cell office:value-type="float" office:value="-1.9434816837311" calcext:value-type="float">
            <text:p>-1.9434816837</text:p>
          </table:table-cell>
          <table:table-cell office:value-type="float" office:value="-0.31066584587097" calcext:value-type="float">
            <text:p>-0.3106658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672550916672" calcext:value-type="float">
            <text:p>0.4867255092</text:p>
          </table:table-cell>
          <table:table-cell office:value-type="float" office:value="-1.1078129307158E-026" calcext:value-type="float">
            <text:p>-1.11E-26</text:p>
          </table:table-cell>
          <table:table-cell office:value-type="float" office:value="1.0719036063686E-024" calcext:value-type="float">
            <text:p>1.07E-24</text:p>
          </table:table-cell>
          <table:table-cell office:value-type="float" office:value="5.1348342895508" calcext:value-type="float">
            <text:p>5.1348342896</text:p>
          </table:table-cell>
          <table:table-cell office:value-type="float" office:value="1.1175425052643" calcext:value-type="float">
            <text:p>1.1175425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893054485321" calcext:value-type="float">
            <text:p>-0.5289305449</text:p>
          </table:table-cell>
          <table:table-cell office:value-type="float" office:value="1.7186894053123E-025" calcext:value-type="float">
            <text:p>1.7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008766651154" calcext:value-type="float">
            <text:p>-3.0008766651</text:p>
          </table:table-cell>
          <table:table-cell office:value-type="float" office:value="3.1636919975281" calcext:value-type="float">
            <text:p>3.1636919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043700218201" calcext:value-type="float">
            <text:p>-0.52043700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38553121685982" calcext:value-type="float">
            <text:p>-0.3855312169</text:p>
          </table:table-cell>
          <table:table-cell office:value-type="float" office:value="0.44839459657669" calcext:value-type="float">
            <text:p>0.4483945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20108127594" calcext:value-type="float">
            <text:p>-0.5120108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62589263916" calcext:value-type="float">
            <text:p>-1.4625892639</text:p>
          </table:table-cell>
          <table:table-cell office:value-type="float" office:value="3.5229420661926" calcext:value-type="float">
            <text:p>3.5229420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38737654686" calcext:value-type="float">
            <text:p>-0.5038737655</text:p>
          </table:table-cell>
          <table:table-cell office:value-type="float" office:value="1.053289644449E-024" calcext:value-type="float">
            <text:p>1.05E-24</text:p>
          </table:table-cell>
          <table:table-cell office:value-type="float" office:value="6.9999503399457E-025" calcext:value-type="float">
            <text:p>7.00E-25</text:p>
          </table:table-cell>
          <table:table-cell office:value-type="float" office:value="-1.6155697107315" calcext:value-type="float">
            <text:p>-1.6155697107</text:p>
          </table:table-cell>
          <table:table-cell office:value-type="float" office:value="0.34835201501846" calcext:value-type="float">
            <text:p>0.348352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40038096905" calcext:value-type="float">
            <text:p>-0.192400381</text:p>
          </table:table-cell>
          <table:table-cell office:value-type="float" office:value="-8.3176107176944E-026" calcext:value-type="float">
            <text:p>-8.32E-26</text:p>
          </table:table-cell>
          <table:table-cell office:value-type="float" office:value="1.1905845001598E-025" calcext:value-type="float">
            <text:p>1.19E-25</text:p>
          </table:table-cell>
          <table:table-cell office:value-type="float" office:value="3.7785422801971" calcext:value-type="float">
            <text:p>3.7785422802</text:p>
          </table:table-cell>
          <table:table-cell office:value-type="float" office:value="2.3045222759247" calcext:value-type="float">
            <text:p>2.3045222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4748827219" calcext:value-type="float">
            <text:p>-0.1904748827</text:p>
          </table:table-cell>
          <table:table-cell office:value-type="float" office:value="-7.933006143956E-025" calcext:value-type="float">
            <text:p>-7.93E-25</text:p>
          </table:table-cell>
          <table:table-cell office:value-type="float" office:value="7.4630413130375E-023" calcext:value-type="float">
            <text:p>7.46E-23</text:p>
          </table:table-cell>
          <table:table-cell office:value-type="float" office:value="-2.8413796424866" calcext:value-type="float">
            <text:p>-2.8413796425</text:p>
          </table:table-cell>
          <table:table-cell office:value-type="float" office:value="-0.93947273492813" calcext:value-type="float">
            <text:p>-0.9394727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14002859592" calcext:value-type="float">
            <text:p>-0.1851400286</text:p>
          </table:table-cell>
          <table:table-cell office:value-type="float" office:value="-1.5218292798131E-023" calcext:value-type="float">
            <text:p>-1.52E-23</text:p>
          </table:table-cell>
          <table:table-cell office:value-type="float" office:value="-6.1882907629181E-024" calcext:value-type="float">
            <text:p>-6.19E-24</text:p>
          </table:table-cell>
          <table:table-cell office:value-type="float" office:value="0.054462116211653" calcext:value-type="float">
            <text:p>0.0544621162</text:p>
          </table:table-cell>
          <table:table-cell office:value-type="float" office:value="-4.7653484344482" calcext:value-type="float">
            <text:p>-4.7653484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367465496063" calcext:value-type="float">
            <text:p>-0.473674655</text:p>
          </table:table-cell>
          <table:table-cell office:value-type="float" office:value="3.5520817007378E-024" calcext:value-type="float">
            <text:p>3.5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52997362613678" calcext:value-type="float">
            <text:p>-0.5299736261</text:p>
          </table:table-cell>
          <table:table-cell office:value-type="float" office:value="-2.0711658000946" calcext:value-type="float">
            <text:p>-2.0711658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657064557076" calcext:value-type="float">
            <text:p>-0.4665706456</text:p>
          </table:table-cell>
          <table:table-cell office:value-type="float" office:value="2.2231166503945E-026" calcext:value-type="float">
            <text:p>2.2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314234733582" calcext:value-type="float">
            <text:p>5.1314234734</text:p>
          </table:table-cell>
          <table:table-cell office:value-type="float" office:value="3.0788695812225" calcext:value-type="float">
            <text:p>3.0788695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012382030487" calcext:value-type="float">
            <text:p>0.54012382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1413036036221E-024" calcext:value-type="float">
            <text:p>-9.14E-24</text:p>
          </table:table-cell>
          <table:table-cell office:value-type="float" office:value="3.3747687339783" calcext:value-type="float">
            <text:p>3.374768734</text:p>
          </table:table-cell>
          <table:table-cell office:value-type="float" office:value="2.8986055850983" calcext:value-type="float">
            <text:p>2.8986055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404847383499" calcext:value-type="float">
            <text:p>-0.18404847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751747520745E-023" calcext:value-type="float">
            <text:p>-1.88E-23</text:p>
          </table:table-cell>
          <table:table-cell office:value-type="float" office:value="5.9599299430847" calcext:value-type="float">
            <text:p>5.9599299431</text:p>
          </table:table-cell>
          <table:table-cell office:value-type="float" office:value="0.92791932821274" calcext:value-type="float">
            <text:p>0.9279193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846780180931" calcext:value-type="float">
            <text:p>-0.4684678018</text:p>
          </table:table-cell>
          <table:table-cell office:value-type="float" office:value="1.756150930587E-025" calcext:value-type="float">
            <text:p>1.76E-25</text:p>
          </table:table-cell>
          <table:table-cell office:value-type="float" office:value="5.4711736015834E-024" calcext:value-type="float">
            <text:p>5.47E-24</text:p>
          </table:table-cell>
          <table:table-cell office:value-type="float" office:value="-2.9770283699036" calcext:value-type="float">
            <text:p>-2.9770283699</text:p>
          </table:table-cell>
          <table:table-cell office:value-type="float" office:value="-0.46445375680923" calcext:value-type="float">
            <text:p>-0.4644537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848445415497" calcext:value-type="float">
            <text:p>0.5384844542</text:p>
          </table:table-cell>
          <table:table-cell office:value-type="float" office:value="-1.4247222378744E-023" calcext:value-type="float">
            <text:p>-1.42E-23</text:p>
          </table:table-cell>
          <table:table-cell office:value-type="float" office:value="4.0908026226362E-023" calcext:value-type="float">
            <text:p>4.09E-23</text:p>
          </table:table-cell>
          <table:table-cell office:value-type="float" office:value="-1.8555541038513" calcext:value-type="float">
            <text:p>-1.8555541039</text:p>
          </table:table-cell>
          <table:table-cell office:value-type="float" office:value="-0.70291441679001" calcext:value-type="float">
            <text:p>-0.7029144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707891464233" calcext:value-type="float">
            <text:p>-0.4770789146</text:p>
          </table:table-cell>
          <table:table-cell office:value-type="float" office:value="7.9911911684704E-026" calcext:value-type="float">
            <text:p>7.99E-26</text:p>
          </table:table-cell>
          <table:table-cell office:value-type="float" office:value="3.2039686245317E-024" calcext:value-type="float">
            <text:p>3.20E-24</text:p>
          </table:table-cell>
          <table:table-cell office:value-type="float" office:value="-3.8204114437103" calcext:value-type="float">
            <text:p>-3.8204114437</text:p>
          </table:table-cell>
          <table:table-cell office:value-type="float" office:value="2.1625487804413" calcext:value-type="float">
            <text:p>2.1625487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914472520351" calcext:value-type="float">
            <text:p>-0.1791447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191796025467E-024" calcext:value-type="float">
            <text:p>1.42E-24</text:p>
          </table:table-cell>
          <table:table-cell office:value-type="float" office:value="-1.2779430150986" calcext:value-type="float">
            <text:p>-1.2779430151</text:p>
          </table:table-cell>
          <table:table-cell office:value-type="float" office:value="4.8530540466309" calcext:value-type="float">
            <text:p>4.8530540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691220283508" calcext:value-type="float">
            <text:p>0.53691220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16891813278198" calcext:value-type="float">
            <text:p>0.1689181328</text:p>
          </table:table-cell>
          <table:table-cell office:value-type="float" office:value="9.1991500854492" calcext:value-type="float">
            <text:p>9.1991500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394534289837" calcext:value-type="float">
            <text:p>-0.18394534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8535528182983" calcext:value-type="float">
            <text:p>2.8535528183</text:p>
          </table:table-cell>
          <table:table-cell office:value-type="float" office:value="-4.5744400024414" calcext:value-type="float">
            <text:p>-4.5744400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838540077209" calcext:value-type="float">
            <text:p>0.52838540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2082207202911" calcext:value-type="float">
            <text:p>3.2082207203</text:p>
          </table:table-cell>
          <table:table-cell office:value-type="float" office:value="3.1229350566864" calcext:value-type="float">
            <text:p>3.1229350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278555393219" calcext:value-type="float">
            <text:p>0.51278555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50210171937943" calcext:value-type="float">
            <text:p>-0.5021017194</text:p>
          </table:table-cell>
          <table:table-cell office:value-type="float" office:value="4.5336556434631" calcext:value-type="float">
            <text:p>4.5336556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714958667755" calcext:value-type="float">
            <text:p>0.4971495867</text:p>
          </table:table-cell>
          <table:table-cell office:value-type="float" office:value="5.7420213414402E-023" calcext:value-type="float">
            <text:p>5.7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76437544823" calcext:value-type="float">
            <text:p>0.4887643754</text:p>
          </table:table-cell>
          <table:table-cell office:value-type="float" office:value="1.5794407129288" calcext:value-type="float">
            <text:p>1.5794407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090615749359" calcext:value-type="float">
            <text:p>-0.20090615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689638767443E-022" calcext:value-type="float">
            <text:p>1.17E-22</text:p>
          </table:table-cell>
          <table:table-cell office:value-type="float" office:value="4.3184690475464" calcext:value-type="float">
            <text:p>4.3184690475</text:p>
          </table:table-cell>
          <table:table-cell office:value-type="float" office:value="0.83561885356903" calcext:value-type="float">
            <text:p>0.8356188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21942734718" calcext:value-type="float">
            <text:p>-0.19521942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6320633888245" calcext:value-type="float">
            <text:p>4.6320633888</text:p>
          </table:table-cell>
          <table:table-cell office:value-type="float" office:value="2.2345542907715" calcext:value-type="float">
            <text:p>2.2345542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85932588577" calcext:value-type="float">
            <text:p>-0.1948593259</text:p>
          </table:table-cell>
          <table:table-cell office:value-type="float" office:value="-1.4145956304341E-023" calcext:value-type="float">
            <text:p>-1.41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4671090841293" calcext:value-type="float">
            <text:p>0.5467109084</text:p>
          </table:table-cell>
          <table:table-cell office:value-type="float" office:value="-2.2700026035309" calcext:value-type="float">
            <text:p>-2.2700026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986201286316" calcext:value-type="float">
            <text:p>-0.1898620129</text:p>
          </table:table-cell>
          <table:table-cell office:value-type="float" office:value="-3.3868543897088E-024" calcext:value-type="float">
            <text:p>-3.3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678208351135" calcext:value-type="float">
            <text:p>-2.7678208351</text:p>
          </table:table-cell>
          <table:table-cell office:value-type="float" office:value="-1.1640107631683" calcext:value-type="float">
            <text:p>-1.1640107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30983638763" calcext:value-type="float">
            <text:p>0.51330983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102248812016E-025" calcext:value-type="float">
            <text:p>3.11E-25</text:p>
          </table:table-cell>
          <table:table-cell office:value-type="float" office:value="5.8621144294739" calcext:value-type="float">
            <text:p>5.8621144295</text:p>
          </table:table-cell>
          <table:table-cell office:value-type="float" office:value="2.8031272888184" calcext:value-type="float">
            <text:p>2.8031272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20226049423" calcext:value-type="float">
            <text:p>-0.2022022605</text:p>
          </table:table-cell>
          <table:table-cell office:value-type="float" office:value="-5.9476792726975E-023" calcext:value-type="float">
            <text:p>-5.95E-23</text:p>
          </table:table-cell>
          <table:table-cell office:value-type="float" office:value="1.0643860380432E-023" calcext:value-type="float">
            <text:p>1.06E-23</text:p>
          </table:table-cell>
          <table:table-cell office:value-type="float" office:value="0.31011945009232" calcext:value-type="float">
            <text:p>0.3101194501</text:p>
          </table:table-cell>
          <table:table-cell office:value-type="float" office:value="-1.8752725124359" calcext:value-type="float">
            <text:p>-1.8752725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7179775238" calcext:value-type="float">
            <text:p>-0.1967179775</text:p>
          </table:table-cell>
          <table:table-cell office:value-type="float" office:value="-9.1965473355995E-025" calcext:value-type="float">
            <text:p>-9.2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1623902320862" calcext:value-type="float">
            <text:p>-4.1623902321</text:p>
          </table:table-cell>
          <table:table-cell office:value-type="float" office:value="4.2989921569824" calcext:value-type="float">
            <text:p>4.298992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78037345409" calcext:value-type="float">
            <text:p>-0.1917803735</text:p>
          </table:table-cell>
          <table:table-cell office:value-type="float" office:value="-1.0360865997015E-023" calcext:value-type="float">
            <text:p>-1.04E-23</text:p>
          </table:table-cell>
          <table:table-cell office:value-type="float" office:value="3.1588227065716E-024" calcext:value-type="float">
            <text:p>3.16E-24</text:p>
          </table:table-cell>
          <table:table-cell office:value-type="float" office:value="1.281498670578" calcext:value-type="float">
            <text:p>1.2814986706</text:p>
          </table:table-cell>
          <table:table-cell office:value-type="float" office:value="2.5287048816681" calcext:value-type="float">
            <text:p>2.5287048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056211233139" calcext:value-type="float">
            <text:p>0.5205621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687602519989" calcext:value-type="float">
            <text:p>2.68760252</text:p>
          </table:table-cell>
          <table:table-cell office:value-type="float" office:value="1.2961604595184" calcext:value-type="float">
            <text:p>1.2961604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03234529495" calcext:value-type="float">
            <text:p>-0.19603234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2740740776062" calcext:value-type="float">
            <text:p>-0.2740740776</text:p>
          </table:table-cell>
          <table:table-cell office:value-type="float" office:value="-0.7470451593399" calcext:value-type="float">
            <text:p>-0.7470451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224422454834" calcext:value-type="float">
            <text:p>0.5122442245</text:p>
          </table:table-cell>
          <table:table-cell office:value-type="float" office:value="-3.2423585281583E-026" calcext:value-type="float">
            <text:p>-3.24E-26</text:p>
          </table:table-cell>
          <table:table-cell office:value-type="float" office:value="1.6353536462467E-025" calcext:value-type="float">
            <text:p>1.64E-25</text:p>
          </table:table-cell>
          <table:table-cell office:value-type="float" office:value="-5.4503908157349" calcext:value-type="float">
            <text:p>-5.4503908157</text:p>
          </table:table-cell>
          <table:table-cell office:value-type="float" office:value="-3.5044288635254" calcext:value-type="float">
            <text:p>-3.5044288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0388877391815" calcext:value-type="float">
            <text:p>-0.20388877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772317448875E-025" calcext:value-type="float">
            <text:p>9.88E-25</text:p>
          </table:table-cell>
          <table:table-cell office:value-type="float" office:value="0.54267084598541" calcext:value-type="float">
            <text:p>0.542670846</text:p>
          </table:table-cell>
          <table:table-cell office:value-type="float" office:value="1.2704955339432" calcext:value-type="float">
            <text:p>1.2704955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754554867744" calcext:value-type="float">
            <text:p>-0.20754554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9918578503327E-024" calcext:value-type="float">
            <text:p>3.99E-24</text:p>
          </table:table-cell>
          <table:table-cell office:value-type="float" office:value="-2.0829515457153" calcext:value-type="float">
            <text:p>-2.0829515457</text:p>
          </table:table-cell>
          <table:table-cell office:value-type="float" office:value="-2.247177362442" calcext:value-type="float">
            <text:p>-2.2471773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182508468628" calcext:value-type="float">
            <text:p>0.5118250847</text:p>
          </table:table-cell>
          <table:table-cell office:value-type="float" office:value="3.1482400882242E-025" calcext:value-type="float">
            <text:p>3.1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2548584938049" calcext:value-type="float">
            <text:p>-5.2548584938</text:p>
          </table:table-cell>
          <table:table-cell office:value-type="float" office:value="3.6166551113129" calcext:value-type="float">
            <text:p>3.6166551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385427474976" calcext:value-type="float">
            <text:p>-0.50385427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2417187690735" calcext:value-type="float">
            <text:p>-4.2417187691</text:p>
          </table:table-cell>
          <table:table-cell office:value-type="float" office:value="1.6745890378952" calcext:value-type="float">
            <text:p>1.6745890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94952297211" calcext:value-type="float">
            <text:p>0.503949523</text:p>
          </table:table-cell>
          <table:table-cell office:value-type="float" office:value="-3.1558317404494E-024" calcext:value-type="float">
            <text:p>-3.1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47546339035" calcext:value-type="float">
            <text:p>2.847546339</text:p>
          </table:table-cell>
          <table:table-cell office:value-type="float" office:value="-0.59645837545395" calcext:value-type="float">
            <text:p>-0.5964583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826199769974" calcext:value-type="float">
            <text:p>0.4882619977</text:p>
          </table:table-cell>
          <table:table-cell office:value-type="float" office:value="9.5140086296876E-025" calcext:value-type="float">
            <text:p>9.5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43394137173891" calcext:value-type="float">
            <text:p>-0.0433941372</text:p>
          </table:table-cell>
          <table:table-cell office:value-type="float" office:value="5.0316467285156" calcext:value-type="float">
            <text:p>5.0316467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861907839775" calcext:value-type="float">
            <text:p>-0.2186190784</text:p>
          </table:table-cell>
          <table:table-cell office:value-type="float" office:value="-6.0765381238436E-023" calcext:value-type="float">
            <text:p>-6.08E-23</text:p>
          </table:table-cell>
          <table:table-cell office:value-type="float" office:value="-4.0071144202397E-024" calcext:value-type="float">
            <text:p>-4.01E-24</text:p>
          </table:table-cell>
          <table:table-cell office:value-type="float" office:value="-0.10029499232769" calcext:value-type="float">
            <text:p>-0.1002949923</text:p>
          </table:table-cell>
          <table:table-cell office:value-type="float" office:value="4.5016956329346" calcext:value-type="float">
            <text:p>4.5016956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78261566162" calcext:value-type="float">
            <text:p>-0.5187826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8010316491127" calcext:value-type="float">
            <text:p>0.4801031649</text:p>
          </table:table-cell>
          <table:table-cell office:value-type="float" office:value="-3.0821127891541" calcext:value-type="float">
            <text:p>-3.0821127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014226675034" calcext:value-type="float">
            <text:p>-0.51014226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1191275119781" calcext:value-type="float">
            <text:p>2.119127512</text:p>
          </table:table-cell>
          <table:table-cell office:value-type="float" office:value="-0.28658309578896" calcext:value-type="float">
            <text:p>-0.2865830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184512138367" calcext:value-type="float">
            <text:p>-0.50184512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7634320259094" calcext:value-type="float">
            <text:p>-3.7634320259</text:p>
          </table:table-cell>
          <table:table-cell office:value-type="float" office:value="1.6234664916992" calcext:value-type="float">
            <text:p>1.6234664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414601922035" calcext:value-type="float">
            <text:p>-0.4941460192</text:p>
          </table:table-cell>
          <table:table-cell office:value-type="float" office:value="3.9876145305456E-026" calcext:value-type="float">
            <text:p>3.9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939962387085" calcext:value-type="float">
            <text:p>5.9399623871</text:p>
          </table:table-cell>
          <table:table-cell office:value-type="float" office:value="-0.13711190223694" calcext:value-type="float">
            <text:p>-0.1371119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31353187561" calcext:value-type="float">
            <text:p>0.5133135319</text:p>
          </table:table-cell>
          <table:table-cell office:value-type="float" office:value="-3.3386459164994E-024" calcext:value-type="float">
            <text:p>-3.34E-24</text:p>
          </table:table-cell>
          <table:table-cell office:value-type="float" office:value="7.4344687710503E-023" calcext:value-type="float">
            <text:p>7.43E-23</text:p>
          </table:table-cell>
          <table:table-cell office:value-type="float" office:value="1.9430403709412" calcext:value-type="float">
            <text:p>1.9430403709</text:p>
          </table:table-cell>
          <table:table-cell office:value-type="float" office:value="0.94819569587708" calcext:value-type="float">
            <text:p>0.9481956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232207775116" calcext:value-type="float">
            <text:p>-0.5023220778</text:p>
          </table:table-cell>
          <table:table-cell office:value-type="float" office:value="-1.9673692160356E-027" calcext:value-type="float">
            <text:p>-1.97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5669689178467" calcext:value-type="float">
            <text:p>-7.5669689178</text:p>
          </table:table-cell>
          <table:table-cell office:value-type="float" office:value="-1.6471676826477" calcext:value-type="float">
            <text:p>-1.6471676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541293621063" calcext:value-type="float">
            <text:p>0.5054129362</text:p>
          </table:table-cell>
          <table:table-cell office:value-type="float" office:value="1.845960550627E-024" calcext:value-type="float">
            <text:p>1.8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8905043602" calcext:value-type="float">
            <text:p>0.3518905044</text:p>
          </table:table-cell>
          <table:table-cell office:value-type="float" office:value="1.7105823755264" calcext:value-type="float">
            <text:p>1.7105823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18342602253" calcext:value-type="float">
            <text:p>-0.2171834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608041440335E-024" calcext:value-type="float">
            <text:p>-1.46E-24</text:p>
          </table:table-cell>
          <table:table-cell office:value-type="float" office:value="1.3686579465866" calcext:value-type="float">
            <text:p>1.3686579466</text:p>
          </table:table-cell>
          <table:table-cell office:value-type="float" office:value="5.5248670578003" calcext:value-type="float">
            <text:p>5.5248670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57167649269" calcext:value-type="float">
            <text:p>-0.21057167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063347263843E-024" calcext:value-type="float">
            <text:p>-1.31E-24</text:p>
          </table:table-cell>
          <table:table-cell office:value-type="float" office:value="3.7752776145935" calcext:value-type="float">
            <text:p>3.7752776146</text:p>
          </table:table-cell>
          <table:table-cell office:value-type="float" office:value="-0.6358722448349" calcext:value-type="float">
            <text:p>-0.6358722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55775642395" calcext:value-type="float">
            <text:p>0.50557756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0903371572495" calcext:value-type="float">
            <text:p>0.4090337157</text:p>
          </table:table-cell>
          <table:table-cell office:value-type="float" office:value="2.1307079792023" calcext:value-type="float">
            <text:p>2.1307079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495717763901" calcext:value-type="float">
            <text:p>-0.2149571776</text:p>
          </table:table-cell>
          <table:table-cell office:value-type="float" office:value="2.2581776078397E-023" calcext:value-type="float">
            <text:p>2.2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215389966965" calcext:value-type="float">
            <text:p>-1.1215389967</text:p>
          </table:table-cell>
          <table:table-cell office:value-type="float" office:value="-6.4225082397461" calcext:value-type="float">
            <text:p>-6.4225082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300002932549" calcext:value-type="float">
            <text:p>-0.21300002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678180243109E-023" calcext:value-type="float">
            <text:p>3.47E-23</text:p>
          </table:table-cell>
          <table:table-cell office:value-type="float" office:value="-8.8051223754883" calcext:value-type="float">
            <text:p>-8.8051223755</text:p>
          </table:table-cell>
          <table:table-cell office:value-type="float" office:value="2.1441171169281" calcext:value-type="float">
            <text:p>2.1441171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23164892197" calcext:value-type="float">
            <text:p>-0.21123164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34201169014" calcext:value-type="float">
            <text:p>-1.134201169</text:p>
          </table:table-cell>
          <table:table-cell office:value-type="float" office:value="-2.8447690010071" calcext:value-type="float">
            <text:p>-2.844769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27192950249" calcext:value-type="float">
            <text:p>-0.20527192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8067908287048" calcext:value-type="float">
            <text:p>-4.8067908287</text:p>
          </table:table-cell>
          <table:table-cell office:value-type="float" office:value="-2.0034039020538" calcext:value-type="float">
            <text:p>-2.0034039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072882652283" calcext:value-type="float">
            <text:p>0.52072882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5677607059479" calcext:value-type="float">
            <text:p>2.5677607059</text:p>
          </table:table-cell>
          <table:table-cell office:value-type="float" office:value="2.3973536491394" calcext:value-type="float">
            <text:p>2.3973536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467356383801" calcext:value-type="float">
            <text:p>-0.2146735638</text:p>
          </table:table-cell>
          <table:table-cell office:value-type="float" office:value="-4.1672721166613E-024" calcext:value-type="float">
            <text:p>-4.17E-24</text:p>
          </table:table-cell>
          <table:table-cell office:value-type="float" office:value="-6.0479768625674E-024" calcext:value-type="float">
            <text:p>-6.05E-24</text:p>
          </table:table-cell>
          <table:table-cell office:value-type="float" office:value="-4.0334506034851" calcext:value-type="float">
            <text:p>-4.0334506035</text:p>
          </table:table-cell>
          <table:table-cell office:value-type="float" office:value="-3.3499901294708" calcext:value-type="float">
            <text:p>-3.3499901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8730152845383" calcext:value-type="float">
            <text:p>-0.4873015285</text:p>
          </table:table-cell>
          <table:table-cell office:value-type="float" office:value="-7.2984400223013E-025" calcext:value-type="float">
            <text:p>-7.3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536345243454" calcext:value-type="float">
            <text:p>-1.0536345243</text:p>
          </table:table-cell>
          <table:table-cell office:value-type="float" office:value="1.9540634155273" calcext:value-type="float">
            <text:p>1.9540634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996558904648" calcext:value-type="float">
            <text:p>0.5199655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172362155384E-023" calcext:value-type="float">
            <text:p>4.52E-23</text:p>
          </table:table-cell>
          <table:table-cell office:value-type="float" office:value="-1.3459343910217" calcext:value-type="float">
            <text:p>-1.345934391</text:p>
          </table:table-cell>
          <table:table-cell office:value-type="float" office:value="0.29651871323586" calcext:value-type="float">
            <text:p>0.2965187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438845157623" calcext:value-type="float">
            <text:p>0.5043884516</text:p>
          </table:table-cell>
          <table:table-cell office:value-type="float" office:value="3.6259618648447E-026" calcext:value-type="float">
            <text:p>3.6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7310948371887" calcext:value-type="float">
            <text:p>6.7310948372</text:p>
          </table:table-cell>
          <table:table-cell office:value-type="float" office:value="0.78907406330109" calcext:value-type="float">
            <text:p>0.7890740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121467351913" calcext:value-type="float">
            <text:p>-0.51121467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356618404388" calcext:value-type="float">
            <text:p>-2.1356618404</text:p>
          </table:table-cell>
          <table:table-cell office:value-type="float" office:value="-0.9216964840889" calcext:value-type="float">
            <text:p>-0.9216964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34710514545" calcext:value-type="float">
            <text:p>-0.2123471051</text:p>
          </table:table-cell>
          <table:table-cell office:value-type="float" office:value="-5.7922697448556E-026" calcext:value-type="float">
            <text:p>-5.79E-26</text:p>
          </table:table-cell>
          <table:table-cell office:value-type="float" office:value="4.6149420029042E-023" calcext:value-type="float">
            <text:p>4.61E-23</text:p>
          </table:table-cell>
          <table:table-cell office:value-type="float" office:value="8.3438673019409" calcext:value-type="float">
            <text:p>8.3438673019</text:p>
          </table:table-cell>
          <table:table-cell office:value-type="float" office:value="0.044802948832512" calcext:value-type="float">
            <text:p>0.0448029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521755218506" calcext:value-type="float">
            <text:p>0.50521755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968769782923E-024" calcext:value-type="float">
            <text:p>-1.50E-24</text:p>
          </table:table-cell>
          <table:table-cell office:value-type="float" office:value="1.725559592247" calcext:value-type="float">
            <text:p>1.7255595922</text:p>
          </table:table-cell>
          <table:table-cell office:value-type="float" office:value="-3.0486583709717" calcext:value-type="float">
            <text:p>-3.048658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34423923492" calcext:value-type="float">
            <text:p>0.4893442392</text:p>
          </table:table-cell>
          <table:table-cell office:value-type="float" office:value="-3.0541393360307E-025" calcext:value-type="float">
            <text:p>-3.05E-25</text:p>
          </table:table-cell>
          <table:table-cell office:value-type="float" office:value="-2.5138311532679E-026" calcext:value-type="float">
            <text:p>-2.51E-26</text:p>
          </table:table-cell>
          <table:table-cell office:value-type="float" office:value="-1.3817952871323" calcext:value-type="float">
            <text:p>-1.3817952871</text:p>
          </table:table-cell>
          <table:table-cell office:value-type="float" office:value="-4.0142207145691" calcext:value-type="float">
            <text:p>-4.0142207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47068786621" calcext:value-type="float">
            <text:p>0.47347068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7257225288654E-023" calcext:value-type="float">
            <text:p>-3.73E-23</text:p>
          </table:table-cell>
          <table:table-cell office:value-type="float" office:value="-1.4953303337097" calcext:value-type="float">
            <text:p>-1.4953303337</text:p>
          </table:table-cell>
          <table:table-cell office:value-type="float" office:value="-0.94301718473434" calcext:value-type="float">
            <text:p>-0.9430171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90868997574" calcext:value-type="float">
            <text:p>0.45790869</text:p>
          </table:table-cell>
          <table:table-cell office:value-type="float" office:value="7.0898670478536E-026" calcext:value-type="float">
            <text:p>7.09E-26</text:p>
          </table:table-cell>
          <table:table-cell office:value-type="float" office:value="4.5145365757486E-025" calcext:value-type="float">
            <text:p>4.51E-25</text:p>
          </table:table-cell>
          <table:table-cell office:value-type="float" office:value="-2.4280960559845" calcext:value-type="float">
            <text:p>-2.428096056</text:p>
          </table:table-cell>
          <table:table-cell office:value-type="float" office:value="-3.1581203937531" calcext:value-type="float">
            <text:p>-3.1581203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468443751335" calcext:value-type="float">
            <text:p>-0.23468443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7800115942955" calcext:value-type="float">
            <text:p>0.2780011594</text:p>
          </table:table-cell>
          <table:table-cell office:value-type="float" office:value="-7.5172638893127" calcext:value-type="float">
            <text:p>-7.5172638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26796364784" calcext:value-type="float">
            <text:p>-0.22626796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985398024712E-023" calcext:value-type="float">
            <text:p>1.20E-23</text:p>
          </table:table-cell>
          <table:table-cell office:value-type="float" office:value="-1.4087431430817" calcext:value-type="float">
            <text:p>-1.4087431431</text:p>
          </table:table-cell>
          <table:table-cell office:value-type="float" office:value="3.0477063655853" calcext:value-type="float">
            <text:p>3.0477063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2828438282" calcext:value-type="float">
            <text:p>-0.22328284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453039646149" calcext:value-type="float">
            <text:p>-2.1453039646</text:p>
          </table:table-cell>
          <table:table-cell office:value-type="float" office:value="3.1155822277069" calcext:value-type="float">
            <text:p>3.1155822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059541940689" calcext:value-type="float">
            <text:p>-0.2205954194</text:p>
          </table:table-cell>
          <table:table-cell office:value-type="float" office:value="-3.8432867851148E-023" calcext:value-type="float">
            <text:p>-3.84E-23</text:p>
          </table:table-cell>
          <table:table-cell office:value-type="float" office:value="2.7377389316703E-023" calcext:value-type="float">
            <text:p>2.74E-23</text:p>
          </table:table-cell>
          <table:table-cell office:value-type="float" office:value="1.4100344181061" calcext:value-type="float">
            <text:p>1.4100344181</text:p>
          </table:table-cell>
          <table:table-cell office:value-type="float" office:value="-1.5096399784088" calcext:value-type="float">
            <text:p>-1.5096399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378147602081" calcext:value-type="float">
            <text:p>-0.213781476</text:p>
          </table:table-cell>
          <table:table-cell office:value-type="float" office:value="4.7384473481246E-025" calcext:value-type="float">
            <text:p>4.7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3240119814873" calcext:value-type="float">
            <text:p>0.1324011981</text:p>
          </table:table-cell>
          <table:table-cell office:value-type="float" office:value="3.9658713340759" calcext:value-type="float">
            <text:p>3.9658713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194941997528" calcext:value-type="float">
            <text:p>-0.511949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701551198959" calcext:value-type="float">
            <text:p>-1.4701551199</text:p>
          </table:table-cell>
          <table:table-cell office:value-type="float" office:value="3.0444741249084" calcext:value-type="float">
            <text:p>3.0444741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05734801292" calcext:value-type="float">
            <text:p>-0.210057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369539201902E-023" calcext:value-type="float">
            <text:p>-3.94E-23</text:p>
          </table:table-cell>
          <table:table-cell office:value-type="float" office:value="-1.0476124286652" calcext:value-type="float">
            <text:p>-1.0476124287</text:p>
          </table:table-cell>
          <table:table-cell office:value-type="float" office:value="-0.80913043022156" calcext:value-type="float">
            <text:p>-0.8091304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593955278397" calcext:value-type="float">
            <text:p>-0.49593955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496643155599E-024" calcext:value-type="float">
            <text:p>2.55E-24</text:p>
          </table:table-cell>
          <table:table-cell office:value-type="float" office:value="7.5969052314758" calcext:value-type="float">
            <text:p>7.5969052315</text:p>
          </table:table-cell>
          <table:table-cell office:value-type="float" office:value="0.71109110116959" calcext:value-type="float">
            <text:p>0.7110911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21919703484" calcext:value-type="float">
            <text:p>-0.199219197</text:p>
          </table:table-cell>
          <table:table-cell office:value-type="float" office:value="1.5975854858077E-023" calcext:value-type="float">
            <text:p>1.60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942498683929" calcext:value-type="float">
            <text:p>1.6942498684</text:p>
          </table:table-cell>
          <table:table-cell office:value-type="float" office:value="-1.7289135456085" calcext:value-type="float">
            <text:p>-1.7289135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89910531044" calcext:value-type="float">
            <text:p>0.51899105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4250526428223" calcext:value-type="float">
            <text:p>4.4250526428</text:p>
          </table:table-cell>
          <table:table-cell office:value-type="float" office:value="6.2655072212219" calcext:value-type="float">
            <text:p>6.2655072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461073517799" calcext:value-type="float">
            <text:p>-0.20461073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6163341846298E-023" calcext:value-type="float">
            <text:p>-4.62E-23</text:p>
          </table:table-cell>
          <table:table-cell office:value-type="float" office:value="-5.8067917823792" calcext:value-type="float">
            <text:p>-5.8067917824</text:p>
          </table:table-cell>
          <table:table-cell office:value-type="float" office:value="0.028295328840613" calcext:value-type="float">
            <text:p>0.0282953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4296759367" calcext:value-type="float">
            <text:p>-0.19942967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231041431427" calcext:value-type="float">
            <text:p>-3.2310414314</text:p>
          </table:table-cell>
          <table:table-cell office:value-type="float" office:value="-3.3619103431702" calcext:value-type="float">
            <text:p>-3.3619103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848340034485" calcext:value-type="float">
            <text:p>0.5184834003</text:p>
          </table:table-cell>
          <table:table-cell office:value-type="float" office:value="-4.6349118811344E-026" calcext:value-type="float">
            <text:p>-4.63E-26</text:p>
          </table:table-cell>
          <table:table-cell office:value-type="float" office:value="8.0506336865715E-026" calcext:value-type="float">
            <text:p>8.05E-26</text:p>
          </table:table-cell>
          <table:table-cell office:value-type="float" office:value="4.7975325584412" calcext:value-type="float">
            <text:p>4.7975325584</text:p>
          </table:table-cell>
          <table:table-cell office:value-type="float" office:value="-1.9190706014633" calcext:value-type="float">
            <text:p>-1.9190706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96002626419" calcext:value-type="float">
            <text:p>0.5029600263</text:p>
          </table:table-cell>
          <table:table-cell office:value-type="float" office:value="-7.0657546514689E-025" calcext:value-type="float">
            <text:p>-7.0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190445423126" calcext:value-type="float">
            <text:p>1.1190445423</text:p>
          </table:table-cell>
          <table:table-cell office:value-type="float" office:value="-3.7783393859863" calcext:value-type="float">
            <text:p>-3.778339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282501220703" calcext:value-type="float">
            <text:p>-0.51282501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7715647345434E-024" calcext:value-type="float">
            <text:p>-5.77E-24</text:p>
          </table:table-cell>
          <table:table-cell office:value-type="float" office:value="-3.3770778179169" calcext:value-type="float">
            <text:p>-3.3770778179</text:p>
          </table:table-cell>
          <table:table-cell office:value-type="float" office:value="-0.0024545909836888" calcext:value-type="float">
            <text:p>-0.002454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382859349251" calcext:value-type="float">
            <text:p>-0.213828593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84688955545425" calcext:value-type="float">
            <text:p>0.8468895555</text:p>
          </table:table-cell>
          <table:table-cell office:value-type="float" office:value="-0.40621230006218" calcext:value-type="float">
            <text:p>-0.4062123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97302007675" calcext:value-type="float">
            <text:p>0.5029730201</text:p>
          </table:table-cell>
          <table:table-cell office:value-type="float" office:value="-2.4094829438412E-025" calcext:value-type="float">
            <text:p>-2.4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450557947159" calcext:value-type="float">
            <text:p>1.7450557947</text:p>
          </table:table-cell>
          <table:table-cell office:value-type="float" office:value="1.4690343141556" calcext:value-type="float">
            <text:p>1.469034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75094294548" calcext:value-type="float">
            <text:p>0.48750942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1720600128174" calcext:value-type="float">
            <text:p>2.1720600128</text:p>
          </table:table-cell>
          <table:table-cell office:value-type="float" office:value="-2.9000916481018" calcext:value-type="float">
            <text:p>-2.9000916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2302228212357" calcext:value-type="float">
            <text:p>-0.2230222821</text:p>
          </table:table-cell>
          <table:table-cell office:value-type="float" office:value="-7.9744722476603E-026" calcext:value-type="float">
            <text:p>-7.97E-26</text:p>
          </table:table-cell>
          <table:table-cell office:value-type="float" office:value="1.8861739740288E-026" calcext:value-type="float">
            <text:p>1.89E-26</text:p>
          </table:table-cell>
          <table:table-cell office:value-type="float" office:value="3.0831277370453" calcext:value-type="float">
            <text:p>3.083127737</text:p>
          </table:table-cell>
          <table:table-cell office:value-type="float" office:value="5.7169857025146" calcext:value-type="float">
            <text:p>5.7169857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66244888306" calcext:value-type="float">
            <text:p>0.4726624489</text:p>
          </table:table-cell>
          <table:table-cell office:value-type="float" office:value="-7.4873194540287E-024" calcext:value-type="float">
            <text:p>-7.4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6022380590439" calcext:value-type="float">
            <text:p>0.2602238059</text:p>
          </table:table-cell>
          <table:table-cell office:value-type="float" office:value="-1.5629380941391" calcext:value-type="float">
            <text:p>-1.5629380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288738965988" calcext:value-type="float">
            <text:p>-0.5428873897</text:p>
          </table:table-cell>
          <table:table-cell office:value-type="float" office:value="-7.2348938251193E-025" calcext:value-type="float">
            <text:p>-7.23E-25</text:p>
          </table:table-cell>
          <table:table-cell office:value-type="float" office:value="-2.6226089029591E-024" calcext:value-type="float">
            <text:p>-2.62E-24</text:p>
          </table:table-cell>
          <table:table-cell office:value-type="float" office:value="2.9443097114563" calcext:value-type="float">
            <text:p>2.9443097115</text:p>
          </table:table-cell>
          <table:table-cell office:value-type="float" office:value="-2.7434976100922" calcext:value-type="float">
            <text:p>-2.7434976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51810407639" calcext:value-type="float">
            <text:p>0.4665181041</text:p>
          </table:table-cell>
          <table:table-cell office:value-type="float" office:value="8.4160493420499E-025" calcext:value-type="float">
            <text:p>8.42E-25</text:p>
          </table:table-cell>
          <table:table-cell office:value-type="float" office:value="-1.7977911999881E-025" calcext:value-type="float">
            <text:p>-1.80E-25</text:p>
          </table:table-cell>
          <table:table-cell office:value-type="float" office:value="-1.9319670200348" calcext:value-type="float">
            <text:p>-1.93196702</text:p>
          </table:table-cell>
          <table:table-cell office:value-type="float" office:value="6.237663269043" calcext:value-type="float">
            <text:p>6.237663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38049793243" calcext:value-type="float">
            <text:p>-0.21938049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592539296588E-023" calcext:value-type="float">
            <text:p>-2.26E-23</text:p>
          </table:table-cell>
          <table:table-cell office:value-type="float" office:value="-3.3595085144043" calcext:value-type="float">
            <text:p>-3.3595085144</text:p>
          </table:table-cell>
          <table:table-cell office:value-type="float" office:value="-0.29459956288338" calcext:value-type="float">
            <text:p>-0.2945995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059197187424" calcext:value-type="float">
            <text:p>0.4605919719</text:p>
          </table:table-cell>
          <table:table-cell office:value-type="float" office:value="-3.9723590083446E-026" calcext:value-type="float">
            <text:p>-3.9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141964673996" calcext:value-type="float">
            <text:p>1.3141964674</text:p>
          </table:table-cell>
          <table:table-cell office:value-type="float" office:value="-2.9929115772247" calcext:value-type="float">
            <text:p>-2.9929115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80800628662" calcext:value-type="float">
            <text:p>0.44480800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240318775177" calcext:value-type="float">
            <text:p>-2.5240318775</text:p>
          </table:table-cell>
          <table:table-cell office:value-type="float" office:value="0.36771243810654" calcext:value-type="float">
            <text:p>0.3677124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938053607941" calcext:value-type="float">
            <text:p>0.42938053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2979366695191E-024" calcext:value-type="float">
            <text:p>-9.30E-24</text:p>
          </table:table-cell>
          <table:table-cell office:value-type="float" office:value="2.5295541286469" calcext:value-type="float">
            <text:p>2.5295541286</text:p>
          </table:table-cell>
          <table:table-cell office:value-type="float" office:value="-2.8796155452728" calcext:value-type="float">
            <text:p>-2.8796155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596754074097" calcext:value-type="float">
            <text:p>-0.58596754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5022821426392" calcext:value-type="float">
            <text:p>-1.5022821426</text:p>
          </table:table-cell>
          <table:table-cell office:value-type="float" office:value="-2.5305836200714" calcext:value-type="float">
            <text:p>-2.5305836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490217685699" calcext:value-type="float">
            <text:p>-0.5749021769</text:p>
          </table:table-cell>
          <table:table-cell office:value-type="float" office:value="-3.5851992648304E-024" calcext:value-type="float">
            <text:p>-3.59E-24</text:p>
          </table:table-cell>
          <table:table-cell office:value-type="float" office:value="1.0671844432184E-024" calcext:value-type="float">
            <text:p>1.07E-24</text:p>
          </table:table-cell>
          <table:table-cell office:value-type="float" office:value="0.49289429187775" calcext:value-type="float">
            <text:p>0.4928942919</text:p>
          </table:table-cell>
          <table:table-cell office:value-type="float" office:value="-2.1634984016418" calcext:value-type="float">
            <text:p>-2.1634984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563991785049" calcext:value-type="float">
            <text:p>0.4356399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6264889985323" calcext:value-type="float">
            <text:p>-0.0626488999</text:p>
          </table:table-cell>
          <table:table-cell office:value-type="float" office:value="-4.3790392875671" calcext:value-type="float">
            <text:p>-4.3790392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718717157841" calcext:value-type="float">
            <text:p>-0.22718717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297181099223E-026" calcext:value-type="float">
            <text:p>-6.03E-26</text:p>
          </table:table-cell>
          <table:table-cell office:value-type="float" office:value="1.1599739789963" calcext:value-type="float">
            <text:p>1.159973979</text:p>
          </table:table-cell>
          <table:table-cell office:value-type="float" office:value="1.3118689060211" calcext:value-type="float">
            <text:p>1.311868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046128749847" calcext:value-type="float">
            <text:p>0.4304612875</text:p>
          </table:table-cell>
          <table:table-cell office:value-type="float" office:value="3.0373544960313E-024" calcext:value-type="float">
            <text:p>3.04E-24</text:p>
          </table:table-cell>
          <table:table-cell office:value-type="float" office:value="-2.8598823381201E-025" calcext:value-type="float">
            <text:p>-2.86E-25</text:p>
          </table:table-cell>
          <table:table-cell office:value-type="float" office:value="-3.333949804306" calcext:value-type="float">
            <text:p>-3.3339498043</text:p>
          </table:table-cell>
          <table:table-cell office:value-type="float" office:value="-5.0716862678528" calcext:value-type="float">
            <text:p>-5.0716862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58271002769" calcext:value-type="float">
            <text:p>-0.228582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522996830875E-024" calcext:value-type="float">
            <text:p>-1.55E-24</text:p>
          </table:table-cell>
          <table:table-cell office:value-type="float" office:value="-0.50727909803391" calcext:value-type="float">
            <text:p>-0.507279098</text:p>
          </table:table-cell>
          <table:table-cell office:value-type="float" office:value="4.0512938499451" calcext:value-type="float">
            <text:p>4.0512938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60915517807" calcext:value-type="float">
            <text:p>0.42609155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1850607395172" calcext:value-type="float">
            <text:p>3.1850607395</text:p>
          </table:table-cell>
          <table:table-cell office:value-type="float" office:value="-1.5789270401001" calcext:value-type="float">
            <text:p>-1.5789270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630709409714" calcext:value-type="float">
            <text:p>-0.22630709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4921627044678" calcext:value-type="float">
            <text:p>-5.4921627045</text:p>
          </table:table-cell>
          <table:table-cell office:value-type="float" office:value="1.7532624006271" calcext:value-type="float">
            <text:p>1.7532624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322553396225" calcext:value-type="float">
            <text:p>-0.2232255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3678164482117" calcext:value-type="float">
            <text:p>-3.3678164482</text:p>
          </table:table-cell>
          <table:table-cell office:value-type="float" office:value="3.7263762950897" calcext:value-type="float">
            <text:p>3.7263762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046020627022" calcext:value-type="float">
            <text:p>-0.22046020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380156761608E-024" calcext:value-type="float">
            <text:p>1.34E-24</text:p>
          </table:table-cell>
          <table:table-cell office:value-type="float" office:value="0.99147135019302" calcext:value-type="float">
            <text:p>0.9914713502</text:p>
          </table:table-cell>
          <table:table-cell office:value-type="float" office:value="2.7205245494843" calcext:value-type="float">
            <text:p>2.7205245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97314286232" calcext:value-type="float">
            <text:p>-0.2179731429</text:p>
          </table:table-cell>
          <table:table-cell office:value-type="float" office:value="3.0276872817391E-023" calcext:value-type="float">
            <text:p>3.03E-23</text:p>
          </table:table-cell>
          <table:table-cell office:value-type="float" office:value="-5.4353147458452E-023" calcext:value-type="float">
            <text:p>-5.44E-23</text:p>
          </table:table-cell>
          <table:table-cell office:value-type="float" office:value="-0.15503093600273" calcext:value-type="float">
            <text:p>-0.155030936</text:p>
          </table:table-cell>
          <table:table-cell office:value-type="float" office:value="1.5211482048035" calcext:value-type="float">
            <text:p>1.5211482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855304956436" calcext:value-type="float">
            <text:p>-0.54855304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.200629234314" calcext:value-type="float">
            <text:p>7.2006292343</text:p>
          </table:table-cell>
          <table:table-cell office:value-type="float" office:value="-0.69376373291016" calcext:value-type="float">
            <text:p>-0.6937637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083861589432" calcext:value-type="float">
            <text:p>0.4608386159</text:p>
          </table:table-cell>
          <table:table-cell office:value-type="float" office:value="-1.0937422344535E-024" calcext:value-type="float">
            <text:p>-1.09E-24</text:p>
          </table:table-cell>
          <table:table-cell office:value-type="float" office:value="8.5400888447108E-025" calcext:value-type="float">
            <text:p>8.54E-25</text:p>
          </table:table-cell>
          <table:table-cell office:value-type="float" office:value="-2.4714689254761" calcext:value-type="float">
            <text:p>-2.4714689255</text:p>
          </table:table-cell>
          <table:table-cell office:value-type="float" office:value="5.3671827316284" calcext:value-type="float">
            <text:p>5.3671827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553011655807" calcext:value-type="float">
            <text:p>0.445530116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490382093759E-026" calcext:value-type="float">
            <text:p>1.75E-26</text:p>
          </table:table-cell>
          <table:table-cell office:value-type="float" office:value="1.675573348999" calcext:value-type="float">
            <text:p>1.675573349</text:p>
          </table:table-cell>
          <table:table-cell office:value-type="float" office:value="-6.4891586303711" calcext:value-type="float">
            <text:p>-6.4891586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672539412975" calcext:value-type="float">
            <text:p>-0.21672539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0145115852356" calcext:value-type="float">
            <text:p>-4.0145115852</text:p>
          </table:table-cell>
          <table:table-cell office:value-type="float" office:value="3.5012559890747" calcext:value-type="float">
            <text:p>3.5012559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1454468369484" calcext:value-type="float">
            <text:p>-0.21454468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484431748719E-023" calcext:value-type="float">
            <text:p>-1.35E-23</text:p>
          </table:table-cell>
          <table:table-cell office:value-type="float" office:value="0.18714967370033" calcext:value-type="float">
            <text:p>0.1871496737</text:p>
          </table:table-cell>
          <table:table-cell office:value-type="float" office:value="-1.5330772399902" calcext:value-type="float">
            <text:p>-1.53307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63377714157" calcext:value-type="float">
            <text:p>0.44963377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244166487029E-023" calcext:value-type="float">
            <text:p>-2.72E-23</text:p>
          </table:table-cell>
          <table:table-cell office:value-type="float" office:value="-2.5854094028473" calcext:value-type="float">
            <text:p>-2.5854094028</text:p>
          </table:table-cell>
          <table:table-cell office:value-type="float" office:value="1.517272233963" calcext:value-type="float">
            <text:p>1.517272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561851501465" calcext:value-type="float">
            <text:p>-0.565618515</text:p>
          </table:table-cell>
          <table:table-cell office:value-type="float" office:value="-2.0961673603291E-025" calcext:value-type="float">
            <text:p>-2.10E-25</text:p>
          </table:table-cell>
          <table:table-cell office:value-type="float" office:value="-1.3885438934696E-024" calcext:value-type="float">
            <text:p>-1.39E-24</text:p>
          </table:table-cell>
          <table:table-cell office:value-type="float" office:value="-1.9369645118713" calcext:value-type="float">
            <text:p>-1.9369645119</text:p>
          </table:table-cell>
          <table:table-cell office:value-type="float" office:value="-1.8165402412415" calcext:value-type="float">
            <text:p>-1.8165402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40788030624" calcext:value-type="float">
            <text:p>0.44440788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1243086954341E-026" calcext:value-type="float">
            <text:p>6.12E-26</text:p>
          </table:table-cell>
          <table:table-cell office:value-type="float" office:value="0.22560548782349" calcext:value-type="float">
            <text:p>0.2256054878</text:p>
          </table:table-cell>
          <table:table-cell office:value-type="float" office:value="3.0686860084534" calcext:value-type="float">
            <text:p>3.0686860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108759880066" calcext:value-type="float">
            <text:p>-0.57108759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1531776189804" calcext:value-type="float">
            <text:p>0.6153177619</text:p>
          </table:table-cell>
          <table:table-cell office:value-type="float" office:value="-2.8572492599487" calcext:value-type="float">
            <text:p>-2.8572492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881982564926" calcext:value-type="float">
            <text:p>0.43881982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974365764969E-024" calcext:value-type="float">
            <text:p>-1.50E-24</text:p>
          </table:table-cell>
          <table:table-cell office:value-type="float" office:value="0.43229359388351" calcext:value-type="float">
            <text:p>0.4322935939</text:p>
          </table:table-cell>
          <table:table-cell office:value-type="float" office:value="-3.3603646755219" calcext:value-type="float">
            <text:p>-3.3603646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635337114334" calcext:value-type="float">
            <text:p>-0.5763533711</text:p>
          </table:table-cell>
          <table:table-cell office:value-type="float" office:value="3.4317484638249E-024" calcext:value-type="float">
            <text:p>3.43E-24</text:p>
          </table:table-cell>
          <table:table-cell office:value-type="float" office:value="-5.7307538044727E-024" calcext:value-type="float">
            <text:p>-5.73E-24</text:p>
          </table:table-cell>
          <table:table-cell office:value-type="float" office:value="0.65018820762634" calcext:value-type="float">
            <text:p>0.6501882076</text:p>
          </table:table-cell>
          <table:table-cell office:value-type="float" office:value="0.16859428584576" calcext:value-type="float">
            <text:p>0.1685942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375599384308" calcext:value-type="float">
            <text:p>0.43375599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54317019133E-025" calcext:value-type="float">
            <text:p>-2.65E-25</text:p>
          </table:table-cell>
          <table:table-cell office:value-type="float" office:value="-1.0382324457169" calcext:value-type="float">
            <text:p>-1.0382324457</text:p>
          </table:table-cell>
          <table:table-cell office:value-type="float" office:value="-1.1362282037735" calcext:value-type="float">
            <text:p>-1.1362282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871911287308" calcext:value-type="float">
            <text:p>0.41871911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6579678058624" calcext:value-type="float">
            <text:p>-3.6579678059</text:p>
          </table:table-cell>
          <table:table-cell office:value-type="float" office:value="-2.3526911735535" calcext:value-type="float">
            <text:p>-2.3526911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619140625" calcext:value-type="float">
            <text:p>-0.5961914063</text:p>
          </table:table-cell>
          <table:table-cell office:value-type="float" office:value="-1.5729482158893E-024" calcext:value-type="float">
            <text:p>-1.5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8767892122269" calcext:value-type="float">
            <text:p>-0.8876789212</text:p>
          </table:table-cell>
          <table:table-cell office:value-type="float" office:value="0.20723542571068" calcext:value-type="float">
            <text:p>0.2072354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83144903183" calcext:value-type="float">
            <text:p>-0.2258314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211758346089E-025" calcext:value-type="float">
            <text:p>-2.42E-25</text:p>
          </table:table-cell>
          <table:table-cell office:value-type="float" office:value="-0.27733010053635" calcext:value-type="float">
            <text:p>-0.2773301005</text:p>
          </table:table-cell>
          <table:table-cell office:value-type="float" office:value="-3.821088552475" calcext:value-type="float">
            <text:p>-3.8210885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191928327084" calcext:value-type="float">
            <text:p>-0.2219192833</text:p>
          </table:table-cell>
          <table:table-cell office:value-type="float" office:value="1.1396931849674E-024" calcext:value-type="float">
            <text:p>1.1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062039375305" calcext:value-type="float">
            <text:p>3.2062039375</text:p>
          </table:table-cell>
          <table:table-cell office:value-type="float" office:value="0.1088642179966" calcext:value-type="float">
            <text:p>0.108864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27180886269" calcext:value-type="float">
            <text:p>-0.2192718089</text:p>
          </table:table-cell>
          <table:table-cell office:value-type="float" office:value="9.4716146529953E-024" calcext:value-type="float">
            <text:p>9.47E-24</text:p>
          </table:table-cell>
          <table:table-cell office:value-type="float" office:value="-9.4910671740572E-024" calcext:value-type="float">
            <text:p>-9.49E-24</text:p>
          </table:table-cell>
          <table:table-cell office:value-type="float" office:value="-3.1648194789886" calcext:value-type="float">
            <text:p>-3.164819479</text:p>
          </table:table-cell>
          <table:table-cell office:value-type="float" office:value="3.6079840660095" calcext:value-type="float">
            <text:p>3.607984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18352985382" calcext:value-type="float">
            <text:p>-0.5551835299</text:p>
          </table:table-cell>
          <table:table-cell office:value-type="float" office:value="-6.4052049307105E-025" calcext:value-type="float">
            <text:p>-6.41E-25</text:p>
          </table:table-cell>
          <table:table-cell office:value-type="float" office:value="-2.6102797219157E-026" calcext:value-type="float">
            <text:p>-2.61E-26</text:p>
          </table:table-cell>
          <table:table-cell office:value-type="float" office:value="-1.3007038831711" calcext:value-type="float">
            <text:p>-1.3007038832</text:p>
          </table:table-cell>
          <table:table-cell office:value-type="float" office:value="4.6871738433838" calcext:value-type="float">
            <text:p>4.6871738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588156938553" calcext:value-type="float">
            <text:p>-0.54588156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417617559433" calcext:value-type="float">
            <text:p>-2.4176175594</text:p>
          </table:table-cell>
          <table:table-cell office:value-type="float" office:value="1.1010398864746" calcext:value-type="float">
            <text:p>1.1010398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13229000568" calcext:value-type="float">
            <text:p>-0.21213229</text:p>
          </table:table-cell>
          <table:table-cell office:value-type="float" office:value="-2.9666401761833E-023" calcext:value-type="float">
            <text:p>-2.97E-23</text:p>
          </table:table-cell>
          <table:table-cell office:value-type="float" office:value="7.4048322134743E-023" calcext:value-type="float">
            <text:p>7.40E-23</text:p>
          </table:table-cell>
          <table:table-cell office:value-type="float" office:value="-0.32550066709518" calcext:value-type="float">
            <text:p>-0.3255006671</text:p>
          </table:table-cell>
          <table:table-cell office:value-type="float" office:value="0.9572057723999" calcext:value-type="float">
            <text:p>0.9572057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63617610931" calcext:value-type="float">
            <text:p>0.47163617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67720413208" calcext:value-type="float">
            <text:p>-2.5677204132</text:p>
          </table:table-cell>
          <table:table-cell office:value-type="float" office:value="3.6780452728271" calcext:value-type="float">
            <text:p>3.6780452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62684488297" calcext:value-type="float">
            <text:p>-0.5436268449</text:p>
          </table:table-cell>
          <table:table-cell office:value-type="float" office:value="-1.6963680313312E-026" calcext:value-type="float">
            <text:p>-1.7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90695476532" calcext:value-type="float">
            <text:p>-3.9906954765</text:p>
          </table:table-cell>
          <table:table-cell office:value-type="float" office:value="0.8388078212738" calcext:value-type="float">
            <text:p>0.8388078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0667052269" calcext:value-type="float">
            <text:p>-0.2170667052</text:p>
          </table:table-cell>
          <table:table-cell office:value-type="float" office:value="-7.2512857076173E-027" calcext:value-type="float">
            <text:p>-7.25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2597017288208" calcext:value-type="float">
            <text:p>-6.2597017288</text:p>
          </table:table-cell>
          <table:table-cell office:value-type="float" office:value="-2.295706987381" calcext:value-type="float">
            <text:p>-2.2957069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63460278511" calcext:value-type="float">
            <text:p>-0.52634602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38408797979355" calcext:value-type="float">
            <text:p>-0.3840879798</text:p>
          </table:table-cell>
          <table:table-cell office:value-type="float" office:value="1.2175233364105" calcext:value-type="float">
            <text:p>1.217523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186498880386" calcext:value-type="float">
            <text:p>0.4818649888</text:p>
          </table:table-cell>
          <table:table-cell office:value-type="float" office:value="-3.043476174985E-023" calcext:value-type="float">
            <text:p>-3.04E-23</text:p>
          </table:table-cell>
          <table:table-cell office:value-type="float" office:value="-3.198646061675E-023" calcext:value-type="float">
            <text:p>-3.20E-23</text:p>
          </table:table-cell>
          <table:table-cell office:value-type="float" office:value="-0.056617133319378" calcext:value-type="float">
            <text:p>-0.0566171333</text:p>
          </table:table-cell>
          <table:table-cell office:value-type="float" office:value="-1.2491155862808" calcext:value-type="float">
            <text:p>-1.2491155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340649604797" calcext:value-type="float">
            <text:p>-0.533406496</text:p>
          </table:table-cell>
          <table:table-cell office:value-type="float" office:value="-1.9034172346588E-024" calcext:value-type="float">
            <text:p>-1.9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24268999695778" calcext:value-type="float">
            <text:p>0.0242689997</text:p>
          </table:table-cell>
          <table:table-cell office:value-type="float" office:value="1.5645393133163" calcext:value-type="float">
            <text:p>1.564539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542941570282" calcext:value-type="float">
            <text:p>0.4754294157</text:p>
          </table:table-cell>
          <table:table-cell office:value-type="float" office:value="2.0089070675638E-024" calcext:value-type="float">
            <text:p>2.01E-24</text:p>
          </table:table-cell>
          <table:table-cell office:value-type="float" office:value="6.2575129129208E-023" calcext:value-type="float">
            <text:p>6.26E-23</text:p>
          </table:table-cell>
          <table:table-cell office:value-type="float" office:value="-1.685601234436" calcext:value-type="float">
            <text:p>-1.6856012344</text:p>
          </table:table-cell>
          <table:table-cell office:value-type="float" office:value="-1.2884908914566" calcext:value-type="float">
            <text:p>-1.2884908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017408370972" calcext:value-type="float">
            <text:p>0.46017408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4092137813568" calcext:value-type="float">
            <text:p>2.4092137814</text:p>
          </table:table-cell>
          <table:table-cell office:value-type="float" office:value="-0.87138974666595" calcext:value-type="float">
            <text:p>-0.8713897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05061149597" calcext:value-type="float">
            <text:p>-0.55505061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092108341786E-024" calcext:value-type="float">
            <text:p>-2.31E-24</text:p>
          </table:table-cell>
          <table:table-cell office:value-type="float" office:value="-3.290189743042" calcext:value-type="float">
            <text:p>-3.290189743</text:p>
          </table:table-cell>
          <table:table-cell office:value-type="float" office:value="-2.8869893550873" calcext:value-type="float">
            <text:p>-2.8869893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20068502426" calcext:value-type="float">
            <text:p>0.454200685</text:p>
          </table:table-cell>
          <table:table-cell office:value-type="float" office:value="-1.2579174762059E-025" calcext:value-type="float">
            <text:p>-1.2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82878613472" calcext:value-type="float">
            <text:p>1.6828786135</text:p>
          </table:table-cell>
          <table:table-cell office:value-type="float" office:value="-6.5665173530579" calcext:value-type="float">
            <text:p>-6.5665173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79041051865" calcext:value-type="float">
            <text:p>-0.23279041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0713694095612" calcext:value-type="float">
            <text:p>-2.0713694096</text:p>
          </table:table-cell>
          <table:table-cell office:value-type="float" office:value="1.3560190200806" calcext:value-type="float">
            <text:p>1.3560190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54048895836" calcext:value-type="float">
            <text:p>-0.225540489</text:p>
          </table:table-cell>
          <table:table-cell office:value-type="float" office:value="1.0327766971153E-024" calcext:value-type="float">
            <text:p>1.03E-24</text:p>
          </table:table-cell>
          <table:table-cell office:value-type="float" office:value="4.6142042601857E-023" calcext:value-type="float">
            <text:p>4.61E-23</text:p>
          </table:table-cell>
          <table:table-cell office:value-type="float" office:value="2.5390248298645" calcext:value-type="float">
            <text:p>2.5390248299</text:p>
          </table:table-cell>
          <table:table-cell office:value-type="float" office:value="1.7636827230453" calcext:value-type="float">
            <text:p>1.763682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96382427216" calcext:value-type="float">
            <text:p>0.4579638243</text:p>
          </table:table-cell>
          <table:table-cell office:value-type="float" office:value="1.2702437088817E-023" calcext:value-type="float">
            <text:p>1.27E-23</text:p>
          </table:table-cell>
          <table:table-cell office:value-type="float" office:value="-5.8792288653184E-023" calcext:value-type="float">
            <text:p>-5.88E-23</text:p>
          </table:table-cell>
          <table:table-cell office:value-type="float" office:value="-2.0092206001282" calcext:value-type="float">
            <text:p>-2.0092206001</text:p>
          </table:table-cell>
          <table:table-cell office:value-type="float" office:value="-1.3950002193451" calcext:value-type="float">
            <text:p>-1.3950002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722641944885" calcext:value-type="float">
            <text:p>-0.5572264194</text:p>
          </table:table-cell>
          <table:table-cell office:value-type="float" office:value="9.1812038677334E-026" calcext:value-type="float">
            <text:p>9.18E-26</text:p>
          </table:table-cell>
          <table:table-cell office:value-type="float" office:value="-1.4950898632153E-025" calcext:value-type="float">
            <text:p>-1.50E-25</text:p>
          </table:table-cell>
          <table:table-cell office:value-type="float" office:value="2.9275178909302" calcext:value-type="float">
            <text:p>2.9275178909</text:p>
          </table:table-cell>
          <table:table-cell office:value-type="float" office:value="-5.0265579223633" calcext:value-type="float">
            <text:p>-5.0265579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754066467285" calcext:value-type="float">
            <text:p>-0.54754066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380664844855E-025" calcext:value-type="float">
            <text:p>2.64E-25</text:p>
          </table:table-cell>
          <table:table-cell office:value-type="float" office:value="-4.1969985961914" calcext:value-type="float">
            <text:p>-4.1969985962</text:p>
          </table:table-cell>
          <table:table-cell office:value-type="float" office:value="-2.1776697635651" calcext:value-type="float">
            <text:p>-2.1776697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39299869537" calcext:value-type="float">
            <text:p>0.4613929987</text:p>
          </table:table-cell>
          <table:table-cell office:value-type="float" office:value="-2.8891222071292E-025" calcext:value-type="float">
            <text:p>-2.89E-25</text:p>
          </table:table-cell>
          <table:table-cell office:value-type="float" office:value="-7.4256732714778E-027" calcext:value-type="float">
            <text:p>-7.43E-27</text:p>
          </table:table-cell>
          <table:table-cell office:value-type="float" office:value="1.4724314212799" calcext:value-type="float">
            <text:p>1.4724314213</text:p>
          </table:table-cell>
          <table:table-cell office:value-type="float" office:value="-4.5554041862488" calcext:value-type="float">
            <text:p>-4.5554041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586169719696" calcext:value-type="float">
            <text:p>0.4458616972</text:p>
          </table:table-cell>
          <table:table-cell office:value-type="float" office:value="-2.8231583682094E-023" calcext:value-type="float">
            <text:p>-2.8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8682316541672" calcext:value-type="float">
            <text:p>-1.8682316542</text:p>
          </table:table-cell>
          <table:table-cell office:value-type="float" office:value="3.8368442058563" calcext:value-type="float">
            <text:p>3.8368442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073999881744" calcext:value-type="float">
            <text:p>0.43073999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245835235688E-025" calcext:value-type="float">
            <text:p>-1.52E-25</text:p>
          </table:table-cell>
          <table:table-cell office:value-type="float" office:value="5.3685331344604" calcext:value-type="float">
            <text:p>5.3685331345</text:p>
          </table:table-cell>
          <table:table-cell office:value-type="float" office:value="3.5787513256073" calcext:value-type="float">
            <text:p>3.578751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535305976868" calcext:value-type="float">
            <text:p>0.4153530598</text:p>
          </table:table-cell>
          <table:table-cell office:value-type="float" office:value="9.8200292712825E-024" calcext:value-type="float">
            <text:p>9.8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331110477448" calcext:value-type="float">
            <text:p>2.3331110477</text:p>
          </table:table-cell>
          <table:table-cell office:value-type="float" office:value="3.340630531311" calcext:value-type="float">
            <text:p>3.3406305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041732788086" calcext:value-type="float">
            <text:p>0.40041732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192914665713E-024" calcext:value-type="float">
            <text:p>3.62E-24</text:p>
          </table:table-cell>
          <table:table-cell office:value-type="float" office:value="0.63524913787842" calcext:value-type="float">
            <text:p>0.6352491379</text:p>
          </table:table-cell>
          <table:table-cell office:value-type="float" office:value="-3.8920042514801" calcext:value-type="float">
            <text:p>-3.8920042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56036067009" calcext:value-type="float">
            <text:p>0.3856036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9777939319611" calcext:value-type="float">
            <text:p>-3.977793932</text:p>
          </table:table-cell>
          <table:table-cell office:value-type="float" office:value="-0.5033785700798" calcext:value-type="float">
            <text:p>-0.5033785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476263999939" calcext:value-type="float">
            <text:p>-0.264762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5600006800347E-025" calcext:value-type="float">
            <text:p>8.56E-25</text:p>
          </table:table-cell>
          <table:table-cell office:value-type="float" office:value="-3.934264421463" calcext:value-type="float">
            <text:p>-3.9342644215</text:p>
          </table:table-cell>
          <table:table-cell office:value-type="float" office:value="1.5088031291962" calcext:value-type="float">
            <text:p>1.5088031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679492950439" calcext:value-type="float">
            <text:p>-0.2567949295</text:p>
          </table:table-cell>
          <table:table-cell office:value-type="float" office:value="3.7162609311681E-023" calcext:value-type="float">
            <text:p>3.72E-23</text:p>
          </table:table-cell>
          <table:table-cell office:value-type="float" office:value="-1.552113176648E-023" calcext:value-type="float">
            <text:p>-1.55E-23</text:p>
          </table:table-cell>
          <table:table-cell office:value-type="float" office:value="-2.4000000953674" calcext:value-type="float">
            <text:p>-2.4000000954</text:p>
          </table:table-cell>
          <table:table-cell office:value-type="float" office:value="3.0797340869904" calcext:value-type="float">
            <text:p>3.079734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044037938118" calcext:value-type="float">
            <text:p>-0.6044037938</text:p>
          </table:table-cell>
          <table:table-cell office:value-type="float" office:value="-1.0927531754417E-025" calcext:value-type="float">
            <text:p>-1.09E-25</text:p>
          </table:table-cell>
          <table:table-cell office:value-type="float" office:value="2.3185341840022E-025" calcext:value-type="float">
            <text:p>2.32E-25</text:p>
          </table:table-cell>
          <table:table-cell office:value-type="float" office:value="-3.4907865524292" calcext:value-type="float">
            <text:p>-3.4907865524</text:p>
          </table:table-cell>
          <table:table-cell office:value-type="float" office:value="4.5804886817932" calcext:value-type="float">
            <text:p>4.5804886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302342534065" calcext:value-type="float">
            <text:p>-0.24302342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9956451715387E-024" calcext:value-type="float">
            <text:p>-4.00E-24</text:p>
          </table:table-cell>
          <table:table-cell office:value-type="float" office:value="-4.9999628067017" calcext:value-type="float">
            <text:p>-4.9999628067</text:p>
          </table:table-cell>
          <table:table-cell office:value-type="float" office:value="1.2503168582916" calcext:value-type="float">
            <text:p>1.2503168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552333951" calcext:value-type="float">
            <text:p>-0.239552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7365853786469" calcext:value-type="float">
            <text:p>1.7365853786</text:p>
          </table:table-cell>
          <table:table-cell office:value-type="float" office:value="-0.79520124197006" calcext:value-type="float">
            <text:p>-0.795201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755258083344" calcext:value-type="float">
            <text:p>0.4275525808</text:p>
          </table:table-cell>
          <table:table-cell office:value-type="float" office:value="6.3515226502874E-024" calcext:value-type="float">
            <text:p>6.35E-24</text:p>
          </table:table-cell>
          <table:table-cell office:value-type="float" office:value="6.6410261469007E-026" calcext:value-type="float">
            <text:p>6.64E-26</text:p>
          </table:table-cell>
          <table:table-cell office:value-type="float" office:value="-2.0091578960419" calcext:value-type="float">
            <text:p>-2.009157896</text:p>
          </table:table-cell>
          <table:table-cell office:value-type="float" office:value="-7.2359972000122" calcext:value-type="float">
            <text:p>-7.2359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4236217141151" calcext:value-type="float">
            <text:p>-0.24236217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2303434383996E-023" calcext:value-type="float">
            <text:p>9.23E-23</text:p>
          </table:table-cell>
          <table:table-cell office:value-type="float" office:value="-3.3535711765289" calcext:value-type="float">
            <text:p>-3.3535711765</text:p>
          </table:table-cell>
          <table:table-cell office:value-type="float" office:value="-0.042528428137302" calcext:value-type="float">
            <text:p>-0.0425284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698059082031" calcext:value-type="float">
            <text:p>-0.57698059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3191871643066" calcext:value-type="float">
            <text:p>3.3191871643</text:p>
          </table:table-cell>
          <table:table-cell office:value-type="float" office:value="5.6925806999207" calcext:value-type="float">
            <text:p>5.692580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693118810654" calcext:value-type="float">
            <text:p>-0.5669311881</text:p>
          </table:table-cell>
          <table:table-cell office:value-type="float" office:value="-1.7532757051508E-024" calcext:value-type="float">
            <text:p>-1.75E-24</text:p>
          </table:table-cell>
          <table:table-cell office:value-type="float" office:value="4.3120862712611E-025" calcext:value-type="float">
            <text:p>4.31E-25</text:p>
          </table:table-cell>
          <table:table-cell office:value-type="float" office:value="-0.57774597406387" calcext:value-type="float">
            <text:p>-0.5777459741</text:p>
          </table:table-cell>
          <table:table-cell office:value-type="float" office:value="1.497060418129" calcext:value-type="float">
            <text:p>1.4970604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304686784744" calcext:value-type="float">
            <text:p>0.4430468678</text:p>
          </table:table-cell>
          <table:table-cell office:value-type="float" office:value="-1.5253439115257E-024" calcext:value-type="float">
            <text:p>-1.53E-24</text:p>
          </table:table-cell>
          <table:table-cell office:value-type="float" office:value="-1.3238721889911E-024" calcext:value-type="float">
            <text:p>-1.32E-24</text:p>
          </table:table-cell>
          <table:table-cell office:value-type="float" office:value="0.95891779661179" calcext:value-type="float">
            <text:p>0.9589177966</text:p>
          </table:table-cell>
          <table:table-cell office:value-type="float" office:value="-1.4603012800217" calcext:value-type="float">
            <text:p>-1.46030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36163520813" calcext:value-type="float">
            <text:p>-0.23361635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2190351486206" calcext:value-type="float">
            <text:p>-3.2190351486</text:p>
          </table:table-cell>
          <table:table-cell office:value-type="float" office:value="-1.0893361568451" calcext:value-type="float">
            <text:p>-1.0893361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210905313492" calcext:value-type="float">
            <text:p>-0.56210905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6969022750854" calcext:value-type="float">
            <text:p>-2.6969022751</text:p>
          </table:table-cell>
          <table:table-cell office:value-type="float" office:value="0.066463179886341" calcext:value-type="float">
            <text:p>0.0664631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764190912247" calcext:value-type="float">
            <text:p>0.44764190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67385840416" calcext:value-type="float">
            <text:p>1.2673858404</text:p>
          </table:table-cell>
          <table:table-cell office:value-type="float" office:value="0.99930572509766" calcext:value-type="float">
            <text:p>0.9993057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26633810997" calcext:value-type="float">
            <text:p>0.43266338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9705517292023" calcext:value-type="float">
            <text:p>0.9970551729</text:p>
          </table:table-cell>
          <table:table-cell office:value-type="float" office:value="-2.47163438797" calcext:value-type="float">
            <text:p>-2.471634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740870475769" calcext:value-type="float">
            <text:p>0.4174087048</text:p>
          </table:table-cell>
          <table:table-cell office:value-type="float" office:value="1.680208154058E-025" calcext:value-type="float">
            <text:p>1.6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258598327637" calcext:value-type="float">
            <text:p>3.0258598328</text:p>
          </table:table-cell>
          <table:table-cell office:value-type="float" office:value="-0.62568134069443" calcext:value-type="float">
            <text:p>-0.6256813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773325920105" calcext:value-type="float">
            <text:p>-0.59773325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7697155475616" calcext:value-type="float">
            <text:p>-1.7697155476</text:p>
          </table:table-cell>
          <table:table-cell office:value-type="float" office:value="4.2290029525757" calcext:value-type="float">
            <text:p>4.2290029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468401074409" calcext:value-type="float">
            <text:p>-0.24468401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697541356714E-025" calcext:value-type="float">
            <text:p>-2.47E-25</text:p>
          </table:table-cell>
          <table:table-cell office:value-type="float" office:value="1.9793125391006" calcext:value-type="float">
            <text:p>1.9793125391</text:p>
          </table:table-cell>
          <table:table-cell office:value-type="float" office:value="5.9186372756958" calcext:value-type="float">
            <text:p>5.918637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647055387497" calcext:value-type="float">
            <text:p>-0.5764705539</text:p>
          </table:table-cell>
          <table:table-cell office:value-type="float" office:value="1.6980430172261E-024" calcext:value-type="float">
            <text:p>1.70E-24</text:p>
          </table:table-cell>
          <table:table-cell office:value-type="float" office:value="2.811851703741E-024" calcext:value-type="float">
            <text:p>2.81E-24</text:p>
          </table:table-cell>
          <table:table-cell office:value-type="float" office:value="-0.68268978595734" calcext:value-type="float">
            <text:p>-0.682689786</text:p>
          </table:table-cell>
          <table:table-cell office:value-type="float" office:value="-1.7992188930511" calcext:value-type="float">
            <text:p>-1.79921889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653392314911" calcext:value-type="float">
            <text:p>-0.56653392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026219844818" calcext:value-type="float">
            <text:p>-1.4026219845</text:p>
          </table:table-cell>
          <table:table-cell office:value-type="float" office:value="2.5950620174408" calcext:value-type="float">
            <text:p>2.5950620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697447061539" calcext:value-type="float">
            <text:p>-0.5569744706</text:p>
          </table:table-cell>
          <table:table-cell office:value-type="float" office:value="5.482327897568E-025" calcext:value-type="float">
            <text:p>5.4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685225486755" calcext:value-type="float">
            <text:p>-2.4685225487</text:p>
          </table:table-cell>
          <table:table-cell office:value-type="float" office:value="1.6727772951126" calcext:value-type="float">
            <text:p>1.6727772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223373174667" calcext:value-type="float">
            <text:p>0.4522337317</text:p>
          </table:table-cell>
          <table:table-cell office:value-type="float" office:value="3.7359880547111E-024" calcext:value-type="float">
            <text:p>3.7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7562788128853" calcext:value-type="float">
            <text:p>0.2756278813</text:p>
          </table:table-cell>
          <table:table-cell office:value-type="float" office:value="-0.16577926278114" calcext:value-type="float">
            <text:p>-0.1657792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847430944443" calcext:value-type="float">
            <text:p>-0.238474309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391337479032E-024" calcext:value-type="float">
            <text:p>-4.34E-24</text:p>
          </table:table-cell>
          <table:table-cell office:value-type="float" office:value="1.4333851337433" calcext:value-type="float">
            <text:p>1.4333851337</text:p>
          </table:table-cell>
          <table:table-cell office:value-type="float" office:value="4.4202289581299" calcext:value-type="float">
            <text:p>4.4202289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710040092468" calcext:value-type="float">
            <text:p>0.44710040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1490499973297" calcext:value-type="float">
            <text:p>2.1490499973</text:p>
          </table:table-cell>
          <table:table-cell office:value-type="float" office:value="1.3530293703079" calcext:value-type="float">
            <text:p>1.3530293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107481539249" calcext:value-type="float">
            <text:p>-0.2410748154</text:p>
          </table:table-cell>
          <table:table-cell office:value-type="float" office:value="-2.131170844327E-023" calcext:value-type="float">
            <text:p>-2.13E-23</text:p>
          </table:table-cell>
          <table:table-cell office:value-type="float" office:value="-1.9087146328526E-024" calcext:value-type="float">
            <text:p>-1.91E-24</text:p>
          </table:table-cell>
          <table:table-cell office:value-type="float" office:value="-0.53011554479599" calcext:value-type="float">
            <text:p>-0.5301155448</text:p>
          </table:table-cell>
          <table:table-cell office:value-type="float" office:value="4.5512533187866" calcext:value-type="float">
            <text:p>4.5512533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186472892761" calcext:value-type="float">
            <text:p>0.4418647289</text:p>
          </table:table-cell>
          <table:table-cell office:value-type="float" office:value="-4.691293187515E-025" calcext:value-type="float">
            <text:p>-4.6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4012483656406" calcext:value-type="float">
            <text:p>0.2401248366</text:p>
          </table:table-cell>
          <table:table-cell office:value-type="float" office:value="2.0837795734406" calcext:value-type="float">
            <text:p>2.0837795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666292190552" calcext:value-type="float">
            <text:p>0.4266629219</text:p>
          </table:table-cell>
          <table:table-cell office:value-type="float" office:value="1.5229428358669E-023" calcext:value-type="float">
            <text:p>1.5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63026957213879" calcext:value-type="float">
            <text:p>-0.0063026957</text:p>
          </table:table-cell>
          <table:table-cell office:value-type="float" office:value="0.035762082785368" calcext:value-type="float">
            <text:p>0.0357620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811861276627" calcext:value-type="float">
            <text:p>-0.5881186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445795416832" calcext:value-type="float">
            <text:p>0.9445795417</text:p>
          </table:table-cell>
          <table:table-cell office:value-type="float" office:value="-2.685662984848" calcext:value-type="float">
            <text:p>-2.6856629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762914896011" calcext:value-type="float">
            <text:p>-0.577629149</text:p>
          </table:table-cell>
          <table:table-cell office:value-type="float" office:value="-2.9095329969756E-025" calcext:value-type="float">
            <text:p>-2.9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611701965332" calcext:value-type="float">
            <text:p>-1.4611701965</text:p>
          </table:table-cell>
          <table:table-cell office:value-type="float" office:value="-2.1625747680664" calcext:value-type="float">
            <text:p>-2.1625747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272346258163" calcext:value-type="float">
            <text:p>0.4327234626</text:p>
          </table:table-cell>
          <table:table-cell office:value-type="float" office:value="1.4324280530637E-025" calcext:value-type="float">
            <text:p>1.43E-25</text:p>
          </table:table-cell>
          <table:table-cell office:value-type="float" office:value="-8.3188332795341E-024" calcext:value-type="float">
            <text:p>-8.32E-24</text:p>
          </table:table-cell>
          <table:table-cell office:value-type="float" office:value="6.0480260848999" calcext:value-type="float">
            <text:p>6.0480260849</text:p>
          </table:table-cell>
          <table:table-cell office:value-type="float" office:value="2.1960563659668" calcext:value-type="float">
            <text:p>2.196056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8207297325134" calcext:value-type="float">
            <text:p>-0.5820729733</text:p>
          </table:table-cell>
          <table:table-cell office:value-type="float" office:value="-3.5976100190217E-025" calcext:value-type="float">
            <text:p>-3.60E-25</text:p>
          </table:table-cell>
          <table:table-cell office:value-type="float" office:value="-3.6679068934002E-025" calcext:value-type="float">
            <text:p>-3.67E-25</text:p>
          </table:table-cell>
          <table:table-cell office:value-type="float" office:value="-2.9504172801971" calcext:value-type="float">
            <text:p>-2.9504172802</text:p>
          </table:table-cell>
          <table:table-cell office:value-type="float" office:value="-4.819269657135" calcext:value-type="float">
            <text:p>-4.8192696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801731824875" calcext:value-type="float">
            <text:p>0.4280173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6506295967598E-024" calcext:value-type="float">
            <text:p>5.65E-24</text:p>
          </table:table-cell>
          <table:table-cell office:value-type="float" office:value="-3.3392765522003" calcext:value-type="float">
            <text:p>-3.3392765522</text:p>
          </table:table-cell>
          <table:table-cell office:value-type="float" office:value="5.2683901786804" calcext:value-type="float">
            <text:p>5.26839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405986070633" calcext:value-type="float">
            <text:p>-0.2440598607</text:p>
          </table:table-cell>
          <table:table-cell office:value-type="float" office:value="-3.1125688334701E-024" calcext:value-type="float">
            <text:p>-3.11E-24</text:p>
          </table:table-cell>
          <table:table-cell office:value-type="float" office:value="-5.6597847219954E-024" calcext:value-type="float">
            <text:p>-5.66E-24</text:p>
          </table:table-cell>
          <table:table-cell office:value-type="float" office:value="4.3343315124512" calcext:value-type="float">
            <text:p>4.3343315125</text:p>
          </table:table-cell>
          <table:table-cell office:value-type="float" office:value="4.147068977356" calcext:value-type="float">
            <text:p>4.1470689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352837324142" calcext:value-type="float">
            <text:p>0.4235283732</text:p>
          </table:table-cell>
          <table:table-cell office:value-type="float" office:value="1.7774308232839E-024" calcext:value-type="float">
            <text:p>1.7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2694475650787" calcext:value-type="float">
            <text:p>0.5269447565</text:p>
          </table:table-cell>
          <table:table-cell office:value-type="float" office:value="-2.5129859447479" calcext:value-type="float">
            <text:p>-2.5129859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4623817205429" calcext:value-type="float">
            <text:p>-0.2462381721</text:p>
          </table:table-cell>
          <table:table-cell office:value-type="float" office:value="-5.7053714159863E-024" calcext:value-type="float">
            <text:p>-5.71E-24</text:p>
          </table:table-cell>
          <table:table-cell office:value-type="float" office:value="5.6302432616014E-025" calcext:value-type="float">
            <text:p>5.63E-25</text:p>
          </table:table-cell>
          <table:table-cell office:value-type="float" office:value="2.9602560997009" calcext:value-type="float">
            <text:p>2.9602560997</text:p>
          </table:table-cell>
          <table:table-cell office:value-type="float" office:value="7.1778235435486" calcext:value-type="float">
            <text:p>7.1778235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075022697449" calcext:value-type="float">
            <text:p>-0.580750227</text:p>
          </table:table-cell>
          <table:table-cell office:value-type="float" office:value="-1.7954261210386E-024" calcext:value-type="float">
            <text:p>-1.80E-24</text:p>
          </table:table-cell>
          <table:table-cell office:value-type="float" office:value="-6.6449932544373E-026" calcext:value-type="float">
            <text:p>-6.64E-26</text:p>
          </table:table-cell>
          <table:table-cell office:value-type="float" office:value="-0.48633083701134" calcext:value-type="float">
            <text:p>-0.486330837</text:p>
          </table:table-cell>
          <table:table-cell office:value-type="float" office:value="4.440812587738" calcext:value-type="float">
            <text:p>4.4408125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488529026508" calcext:value-type="float">
            <text:p>-0.2348852903</text:p>
          </table:table-cell>
          <table:table-cell office:value-type="float" office:value="5.7885063113439E-024" calcext:value-type="float">
            <text:p>5.7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906542778015" calcext:value-type="float">
            <text:p>3.6906542778</text:p>
          </table:table-cell>
          <table:table-cell office:value-type="float" office:value="-6.3044118881226" calcext:value-type="float">
            <text:p>-6.3044118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96436214447" calcext:value-type="float">
            <text:p>0.4396436214</text:p>
          </table:table-cell>
          <table:table-cell office:value-type="float" office:value="6.9448316424218E-024" calcext:value-type="float">
            <text:p>6.94E-24</text:p>
          </table:table-cell>
          <table:table-cell office:value-type="float" office:value="2.2310966440522E-023" calcext:value-type="float">
            <text:p>2.23E-23</text:p>
          </table:table-cell>
          <table:table-cell office:value-type="float" office:value="1.8902025222778" calcext:value-type="float">
            <text:p>1.8902025223</text:p>
          </table:table-cell>
          <table:table-cell office:value-type="float" office:value="-1.8106564283371" calcext:value-type="float">
            <text:p>-1.8106564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514119148254" calcext:value-type="float">
            <text:p>-0.5751411915</text:p>
          </table:table-cell>
          <table:table-cell office:value-type="float" office:value="1.2262645556434E-025" calcext:value-type="float">
            <text:p>1.2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553291320801" calcext:value-type="float">
            <text:p>-2.2553291321</text:p>
          </table:table-cell>
          <table:table-cell office:value-type="float" office:value="-0.30549699068069" calcext:value-type="float">
            <text:p>-0.3054969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687131166458" calcext:value-type="float">
            <text:p>-0.2268713117</text:p>
          </table:table-cell>
          <table:table-cell office:value-type="float" office:value="-8.9767819286728E-024" calcext:value-type="float">
            <text:p>-8.98E-24</text:p>
          </table:table-cell>
          <table:table-cell office:value-type="float" office:value="-1.0455476451961E-023" calcext:value-type="float">
            <text:p>-1.05E-23</text:p>
          </table:table-cell>
          <table:table-cell office:value-type="float" office:value="3.2230672836304" calcext:value-type="float">
            <text:p>3.2230672836</text:p>
          </table:table-cell>
          <table:table-cell office:value-type="float" office:value="-1.8995051383972" calcext:value-type="float">
            <text:p>-1.8995051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566948652267" calcext:value-type="float">
            <text:p>-0.5556694865</text:p>
          </table:table-cell>
          <table:table-cell office:value-type="float" office:value="-1.4680085148581E-027" calcext:value-type="float">
            <text:p>-1.47E-27</text:p>
          </table:table-cell>
          <table:table-cell office:value-type="float" office:value="1.5824135606758E-025" calcext:value-type="float">
            <text:p>1.58E-25</text:p>
          </table:table-cell>
          <table:table-cell office:value-type="float" office:value="8.5532884597778" calcext:value-type="float">
            <text:p>8.5532884598</text:p>
          </table:table-cell>
          <table:table-cell office:value-type="float" office:value="4.2617287635803" calcext:value-type="float">
            <text:p>4.2617287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368826389313" calcext:value-type="float">
            <text:p>0.4536882639</text:p>
          </table:table-cell>
          <table:table-cell office:value-type="float" office:value="1.8589058566893E-025" calcext:value-type="float">
            <text:p>1.8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619746685028" calcext:value-type="float">
            <text:p>3.6619746685</text:p>
          </table:table-cell>
          <table:table-cell office:value-type="float" office:value="2.1719772815704" calcext:value-type="float">
            <text:p>2.171977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146419048309" calcext:value-type="float">
            <text:p>-0.5614641905</text:p>
          </table:table-cell>
          <table:table-cell office:value-type="float" office:value="-4.0000392746922E-025" calcext:value-type="float">
            <text:p>-4.00E-25</text:p>
          </table:table-cell>
          <table:table-cell office:value-type="float" office:value="-1.4078974124879E-024" calcext:value-type="float">
            <text:p>-1.41E-24</text:p>
          </table:table-cell>
          <table:table-cell office:value-type="float" office:value="2.8319118022919" calcext:value-type="float">
            <text:p>2.8319118023</text:p>
          </table:table-cell>
          <table:table-cell office:value-type="float" office:value="0.31402894854546" calcext:value-type="float">
            <text:p>0.3140289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220401287079" calcext:value-type="float">
            <text:p>-0.55220401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933880198238E-024" calcext:value-type="float">
            <text:p>-2.79E-24</text:p>
          </table:table-cell>
          <table:table-cell office:value-type="float" office:value="-4.8047094345093" calcext:value-type="float">
            <text:p>-4.8047094345</text:p>
          </table:table-cell>
          <table:table-cell office:value-type="float" office:value="0.36176836490631" calcext:value-type="float">
            <text:p>0.3617683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106003761292" calcext:value-type="float">
            <text:p>-0.2210600376</text:p>
          </table:table-cell>
          <table:table-cell office:value-type="float" office:value="-1.4081227111624E-023" calcext:value-type="float">
            <text:p>-1.41E-23</text:p>
          </table:table-cell>
          <table:table-cell office:value-type="float" office:value="-4.315194738215E-023" calcext:value-type="float">
            <text:p>-4.32E-23</text:p>
          </table:table-cell>
          <table:table-cell office:value-type="float" office:value="-0.56365501880646" calcext:value-type="float">
            <text:p>-0.5636550188</text:p>
          </table:table-cell>
          <table:table-cell office:value-type="float" office:value="-1.8568984270096" calcext:value-type="float">
            <text:p>-1.856898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437793254852" calcext:value-type="float">
            <text:p>-0.53437793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4962692260742" calcext:value-type="float">
            <text:p>3.4962692261</text:p>
          </table:table-cell>
          <table:table-cell office:value-type="float" office:value="0.52854460477829" calcext:value-type="float">
            <text:p>0.5285446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22873973846" calcext:value-type="float">
            <text:p>0.4742287397</text:p>
          </table:table-cell>
          <table:table-cell office:value-type="float" office:value="4.1992027409143E-025" calcext:value-type="float">
            <text:p>4.20E-25</text:p>
          </table:table-cell>
          <table:table-cell office:value-type="float" office:value="2.6910288800288E-025" calcext:value-type="float">
            <text:p>2.69E-25</text:p>
          </table:table-cell>
          <table:table-cell office:value-type="float" office:value="-0.71506118774414" calcext:value-type="float">
            <text:p>-0.7150611877</text:p>
          </table:table-cell>
          <table:table-cell office:value-type="float" office:value="-3.7104072570801" calcext:value-type="float">
            <text:p>-3.7104072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068356752396" calcext:value-type="float">
            <text:p>-0.54068356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426192821613E-026" calcext:value-type="float">
            <text:p>-6.43E-26</text:p>
          </table:table-cell>
          <table:table-cell office:value-type="float" office:value="5.4423055648804" calcext:value-type="float">
            <text:p>5.4423055649</text:p>
          </table:table-cell>
          <table:table-cell office:value-type="float" office:value="5.878457069397" calcext:value-type="float">
            <text:p>5.8784570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186511993408" calcext:value-type="float">
            <text:p>-0.5318651199</text:p>
          </table:table-cell>
          <table:table-cell office:value-type="float" office:value="-3.9285640393365E-025" calcext:value-type="float">
            <text:p>-3.9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038403511047" calcext:value-type="float">
            <text:p>-3.6038403511</text:p>
          </table:table-cell>
          <table:table-cell office:value-type="float" office:value="-3.2063541412354" calcext:value-type="float">
            <text:p>-3.2063541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337312698364" calcext:value-type="float">
            <text:p>-0.523373127</text:p>
          </table:table-cell>
          <table:table-cell office:value-type="float" office:value="1.3900109775381E-024" calcext:value-type="float">
            <text:p>1.3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511931419373" calcext:value-type="float">
            <text:p>1.1511931419</text:p>
          </table:table-cell>
          <table:table-cell office:value-type="float" office:value="-3.3848230838776" calcext:value-type="float">
            <text:p>-3.3848230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546603441238" calcext:value-type="float">
            <text:p>-0.5154660344</text:p>
          </table:table-cell>
          <table:table-cell office:value-type="float" office:value="-1.8462654453669E-024" calcext:value-type="float">
            <text:p>-1.8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3509401679039" calcext:value-type="float">
            <text:p>-0.3509401679</text:p>
          </table:table-cell>
          <table:table-cell office:value-type="float" office:value="-2.6332793235779" calcext:value-type="float">
            <text:p>-2.6332793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79795646667" calcext:value-type="float">
            <text:p>-0.5077979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5384211540222" calcext:value-type="float">
            <text:p>4.538421154</text:p>
          </table:table-cell>
          <table:table-cell office:value-type="float" office:value="-2.9570667743683" calcext:value-type="float">
            <text:p>-2.9570667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23279905319" calcext:value-type="float">
            <text:p>-0.20523279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1478772163391" calcext:value-type="float">
            <text:p>4.1478772163</text:p>
          </table:table-cell>
          <table:table-cell office:value-type="float" office:value="0.59952956438065" calcext:value-type="float">
            <text:p>0.5995295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287754297256" calcext:value-type="float">
            <text:p>-0.492877543</text:p>
          </table:table-cell>
          <table:table-cell office:value-type="float" office:value="-1.374324675653E-024" calcext:value-type="float">
            <text:p>-1.3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728764772415" calcext:value-type="float">
            <text:p>1.1728764772</text:p>
          </table:table-cell>
          <table:table-cell office:value-type="float" office:value="3.8524353504181" calcext:value-type="float">
            <text:p>3.8524353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8561495542526" calcext:value-type="float">
            <text:p>-0.4856149554</text:p>
          </table:table-cell>
          <table:table-cell office:value-type="float" office:value="-2.484843072636E-025" calcext:value-type="float">
            <text:p>-2.4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83770275116" calcext:value-type="float">
            <text:p>-2.5837702751</text:p>
          </table:table-cell>
          <table:table-cell office:value-type="float" office:value="-1.388449549675" calcext:value-type="float">
            <text:p>-1.3884495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21951401234" calcext:value-type="float">
            <text:p>-0.201219514</text:p>
          </table:table-cell>
          <table:table-cell office:value-type="float" office:value="-7.4057386146544E-024" calcext:value-type="float">
            <text:p>-7.4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446478843689" calcext:value-type="float">
            <text:p>0.3344647884</text:p>
          </table:table-cell>
          <table:table-cell office:value-type="float" office:value="2.9910864830017" calcext:value-type="float">
            <text:p>2.991086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60347902775" calcext:value-type="float">
            <text:p>-0.1976034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458526134491" calcext:value-type="float">
            <text:p>2.4585261345</text:p>
          </table:table-cell>
          <table:table-cell office:value-type="float" office:value="2.7023434638977" calcext:value-type="float">
            <text:p>2.7023434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26530599594" calcext:value-type="float">
            <text:p>-0.194265306</text:p>
          </table:table-cell>
          <table:table-cell office:value-type="float" office:value="-6.0448265465424E-023" calcext:value-type="float">
            <text:p>-6.04E-23</text:p>
          </table:table-cell>
          <table:table-cell office:value-type="float" office:value="-2.8838965952778E-024" calcext:value-type="float">
            <text:p>-2.88E-24</text:p>
          </table:table-cell>
          <table:table-cell office:value-type="float" office:value="0.17613705992699" calcext:value-type="float">
            <text:p>0.1761370599</text:p>
          </table:table-cell>
          <table:table-cell office:value-type="float" office:value="0.051192931830883" calcext:value-type="float">
            <text:p>0.0511929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81977820396" calcext:value-type="float">
            <text:p>-0.1948197782</text:p>
          </table:table-cell>
          <table:table-cell office:value-type="float" office:value="-5.7737597400122E-025" calcext:value-type="float">
            <text:p>-5.77E-25</text:p>
          </table:table-cell>
          <table:table-cell office:value-type="float" office:value="1.658793446265E-026" calcext:value-type="float">
            <text:p>1.66E-26</text:p>
          </table:table-cell>
          <table:table-cell office:value-type="float" office:value="-1.4736695289612" calcext:value-type="float">
            <text:p>-1.473669529</text:p>
          </table:table-cell>
          <table:table-cell office:value-type="float" office:value="-6.5422911643982" calcext:value-type="float">
            <text:p>-6.5422911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42117619514" calcext:value-type="float">
            <text:p>-0.19642117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6340851783752" calcext:value-type="float">
            <text:p>0.6634085178</text:p>
          </table:table-cell>
          <table:table-cell office:value-type="float" office:value="-1.5180721282959" calcext:value-type="float">
            <text:p>-1.5180721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714871048927" calcext:value-type="float">
            <text:p>-0.4471487105</text:p>
          </table:table-cell>
          <table:table-cell office:value-type="float" office:value="2.8901169114268E-025" calcext:value-type="float">
            <text:p>2.8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718821048737" calcext:value-type="float">
            <text:p>1.4718821049</text:p>
          </table:table-cell>
          <table:table-cell office:value-type="float" office:value="1.1420208215714" calcext:value-type="float">
            <text:p>1.1420208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111984968185" calcext:value-type="float">
            <text:p>-0.44111984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7173281807267E-024" calcext:value-type="float">
            <text:p>-5.72E-24</text:p>
          </table:table-cell>
          <table:table-cell office:value-type="float" office:value="0.58486634492874" calcext:value-type="float">
            <text:p>0.5848663449</text:p>
          </table:table-cell>
          <table:table-cell office:value-type="float" office:value="0.19450411200523" calcext:value-type="float">
            <text:p>0.194504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9426685571671" calcext:value-type="float">
            <text:p>-0.1942668557</text:p>
          </table:table-cell>
          <table:table-cell office:value-type="float" office:value="-2.0725224872903E-025" calcext:value-type="float">
            <text:p>-2.0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471115112305" calcext:value-type="float">
            <text:p>3.5471115112</text:p>
          </table:table-cell>
          <table:table-cell office:value-type="float" office:value="-4.1395144462585" calcext:value-type="float">
            <text:p>-4.1395144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35320317745" calcext:value-type="float">
            <text:p>-0.19935320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2964323163033" calcext:value-type="float">
            <text:p>-0.1296432316</text:p>
          </table:table-cell>
          <table:table-cell office:value-type="float" office:value="-1.1590092182159" calcext:value-type="float">
            <text:p>-1.1590092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59868490696" calcext:value-type="float">
            <text:p>-0.1995986849</text:p>
          </table:table-cell>
          <table:table-cell office:value-type="float" office:value="6.6776026441955E-024" calcext:value-type="float">
            <text:p>6.6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429787397385" calcext:value-type="float">
            <text:p>1.9429787397</text:p>
          </table:table-cell>
          <table:table-cell office:value-type="float" office:value="-2.8876428604126" calcext:value-type="float">
            <text:p>-2.8876428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83291625977" calcext:value-type="float">
            <text:p>-0.1998329163</text:p>
          </table:table-cell>
          <table:table-cell office:value-type="float" office:value="-7.0135108589065E-025" calcext:value-type="float">
            <text:p>-7.01E-25</text:p>
          </table:table-cell>
          <table:table-cell office:value-type="float" office:value="8.6886163155029E-026" calcext:value-type="float">
            <text:p>8.69E-26</text:p>
          </table:table-cell>
          <table:table-cell office:value-type="float" office:value="-1.1335870027542" calcext:value-type="float">
            <text:p>-1.1335870028</text:p>
          </table:table-cell>
          <table:table-cell office:value-type="float" office:value="4.1652874946594" calcext:value-type="float">
            <text:p>4.1652874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444930434227" calcext:value-type="float">
            <text:p>-0.4144493043</text:p>
          </table:table-cell>
          <table:table-cell office:value-type="float" office:value="-1.8124714330481E-024" calcext:value-type="float">
            <text:p>-1.8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4501668214798" calcext:value-type="float">
            <text:p>-0.4450166821</text:p>
          </table:table-cell>
          <table:table-cell office:value-type="float" office:value="-2.7148671150208" calcext:value-type="float">
            <text:p>-2.714867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086316823959" calcext:value-type="float">
            <text:p>0.5908631682</text:p>
          </table:table-cell>
          <table:table-cell office:value-type="float" office:value="8.6267116885608E-025" calcext:value-type="float">
            <text:p>8.63E-25</text:p>
          </table:table-cell>
          <table:table-cell office:value-type="float" office:value="4.6065179150695E-023" calcext:value-type="float">
            <text:p>4.61E-23</text:p>
          </table:table-cell>
          <table:table-cell office:value-type="float" office:value="-5.3463597297668" calcext:value-type="float">
            <text:p>-5.3463597298</text:p>
          </table:table-cell>
          <table:table-cell office:value-type="float" office:value="-0.096536532044411" calcext:value-type="float">
            <text:p>-0.096536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34520804882" calcext:value-type="float">
            <text:p>-0.2034520805</text:p>
          </table:table-cell>
          <table:table-cell office:value-type="float" office:value="-1.782811249088E-024" calcext:value-type="float">
            <text:p>-1.78E-24</text:p>
          </table:table-cell>
          <table:table-cell office:value-type="float" office:value="9.8453240962084E-024" calcext:value-type="float">
            <text:p>9.85E-24</text:p>
          </table:table-cell>
          <table:table-cell office:value-type="float" office:value="-0.51508086919785" calcext:value-type="float">
            <text:p>-0.5150808692</text:p>
          </table:table-cell>
          <table:table-cell office:value-type="float" office:value="-0.80835211277008" calcext:value-type="float">
            <text:p>-0.8083521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867288947105" calcext:value-type="float">
            <text:p>-0.4186728895</text:p>
          </table:table-cell>
          <table:table-cell office:value-type="float" office:value="5.4346718242074E-025" calcext:value-type="float">
            <text:p>5.43E-25</text:p>
          </table:table-cell>
          <table:table-cell office:value-type="float" office:value="-1.2187751102093E-024" calcext:value-type="float">
            <text:p>-1.22E-24</text:p>
          </table:table-cell>
          <table:table-cell office:value-type="float" office:value="-3.2575006484985" calcext:value-type="float">
            <text:p>-3.2575006485</text:p>
          </table:table-cell>
          <table:table-cell office:value-type="float" office:value="0.83332145214081" calcext:value-type="float">
            <text:p>0.8333214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646422624588" calcext:value-type="float">
            <text:p>0.58646422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325595236181E-024" calcext:value-type="float">
            <text:p>-1.53E-24</text:p>
          </table:table-cell>
          <table:table-cell office:value-type="float" office:value="2.4656739234924" calcext:value-type="float">
            <text:p>2.4656739235</text:p>
          </table:table-cell>
          <table:table-cell office:value-type="float" office:value="-1.6761323213577" calcext:value-type="float">
            <text:p>-1.6761323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92076802254" calcext:value-type="float">
            <text:p>-0.2119207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0778186035851E-023" calcext:value-type="float">
            <text:p>-2.08E-23</text:p>
          </table:table-cell>
          <table:table-cell office:value-type="float" office:value="0.89084154367447" calcext:value-type="float">
            <text:p>0.8908415437</text:p>
          </table:table-cell>
          <table:table-cell office:value-type="float" office:value="0.654820561409" calcext:value-type="float">
            <text:p>0.6548205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41973137856" calcext:value-type="float">
            <text:p>-0.2114197314</text:p>
          </table:table-cell>
          <table:table-cell office:value-type="float" office:value="-3.7338975733122E-024" calcext:value-type="float">
            <text:p>-3.73E-24</text:p>
          </table:table-cell>
          <table:table-cell office:value-type="float" office:value="-8.7513933239985E-024" calcext:value-type="float">
            <text:p>-8.75E-24</text:p>
          </table:table-cell>
          <table:table-cell office:value-type="float" office:value="0.27968528866768" calcext:value-type="float">
            <text:p>0.2796852887</text:p>
          </table:table-cell>
          <table:table-cell office:value-type="float" office:value="1.0768274068832" calcext:value-type="float">
            <text:p>1.0768274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769948601723" calcext:value-type="float">
            <text:p>-0.417699486</text:p>
          </table:table-cell>
          <table:table-cell office:value-type="float" office:value="1.8550103629317E-024" calcext:value-type="float">
            <text:p>1.86E-24</text:p>
          </table:table-cell>
          <table:table-cell office:value-type="float" office:value="1.9819309335298E-025" calcext:value-type="float">
            <text:p>1.98E-25</text:p>
          </table:table-cell>
          <table:table-cell office:value-type="float" office:value="0.32261317968369" calcext:value-type="float">
            <text:p>0.3226131797</text:p>
          </table:table-cell>
          <table:table-cell office:value-type="float" office:value="2.5241560935974" calcext:value-type="float">
            <text:p>2.5241560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705425739288" calcext:value-type="float">
            <text:p>-0.20705425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3383810520172" calcext:value-type="float">
            <text:p>-3.338381052</text:p>
          </table:table-cell>
          <table:table-cell office:value-type="float" office:value="0.67723125219345" calcext:value-type="float">
            <text:p>0.6772312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714466571808" calcext:value-type="float">
            <text:p>-0.4071446657</text:p>
          </table:table-cell>
          <table:table-cell office:value-type="float" office:value="7.5996571912367E-024" calcext:value-type="float">
            <text:p>7.60E-24</text:p>
          </table:table-cell>
          <table:table-cell office:value-type="float" office:value="-5.7620538330396E-024" calcext:value-type="float">
            <text:p>-5.76E-24</text:p>
          </table:table-cell>
          <table:table-cell office:value-type="float" office:value="-0.089215248823166" calcext:value-type="float">
            <text:p>-0.0892152488</text:p>
          </table:table-cell>
          <table:table-cell office:value-type="float" office:value="0.081268362700939" calcext:value-type="float">
            <text:p>0.0812683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327588915825" calcext:value-type="float">
            <text:p>-0.2032758892</text:p>
          </table:table-cell>
          <table:table-cell office:value-type="float" office:value="-1.0706839879661E-023" calcext:value-type="float">
            <text:p>-1.07E-23</text:p>
          </table:table-cell>
          <table:table-cell office:value-type="float" office:value="-4.6143680277096E-023" calcext:value-type="float">
            <text:p>-4.61E-23</text:p>
          </table:table-cell>
          <table:table-cell office:value-type="float" office:value="1.2223402261734" calcext:value-type="float">
            <text:p>1.2223402262</text:p>
          </table:table-cell>
          <table:table-cell office:value-type="float" office:value="-0.050051681697369" calcext:value-type="float">
            <text:p>-0.0500516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291826725006" calcext:value-type="float">
            <text:p>0.60291826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220956305211E-023" calcext:value-type="float">
            <text:p>3.12E-23</text:p>
          </table:table-cell>
          <table:table-cell office:value-type="float" office:value="-3.0418720245361" calcext:value-type="float">
            <text:p>-3.0418720245</text:p>
          </table:table-cell>
          <table:table-cell office:value-type="float" office:value="-1.2922401428223" calcext:value-type="float">
            <text:p>-1.2922401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902343094349" calcext:value-type="float">
            <text:p>-0.20902343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531639705501E-024" calcext:value-type="float">
            <text:p>-3.65E-24</text:p>
          </table:table-cell>
          <table:table-cell office:value-type="float" office:value="-0.57923132181168" calcext:value-type="float">
            <text:p>-0.5792313218</text:p>
          </table:table-cell>
          <table:table-cell office:value-type="float" office:value="2.3555779457092" calcext:value-type="float">
            <text:p>2.3555779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657252073288" calcext:value-type="float">
            <text:p>-0.40657252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337988714499E-024" calcext:value-type="float">
            <text:p>-1.43E-24</text:p>
          </table:table-cell>
          <table:table-cell office:value-type="float" office:value="2.2192041873932" calcext:value-type="float">
            <text:p>2.2192041874</text:p>
          </table:table-cell>
          <table:table-cell office:value-type="float" office:value="-0.15911562740803" calcext:value-type="float">
            <text:p>-0.1591156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62585377693" calcext:value-type="float">
            <text:p>-0.20162585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6069172362797E-024" calcext:value-type="float">
            <text:p>5.61E-24</text:p>
          </table:table-cell>
          <table:table-cell office:value-type="float" office:value="2.3232457637787" calcext:value-type="float">
            <text:p>2.3232457638</text:p>
          </table:table-cell>
          <table:table-cell office:value-type="float" office:value="3.4309952259064" calcext:value-type="float">
            <text:p>3.4309952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616465568542" calcext:value-type="float">
            <text:p>-0.3961646557</text:p>
          </table:table-cell>
          <table:table-cell office:value-type="float" office:value="2.3779277680753E-025" calcext:value-type="float">
            <text:p>2.3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53377889096737" calcext:value-type="float">
            <text:p>0.0533778891</text:p>
          </table:table-cell>
          <table:table-cell office:value-type="float" office:value="6.7175431251526" calcext:value-type="float">
            <text:p>6.7175431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17542219162" calcext:value-type="float">
            <text:p>-0.19417542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936446679928E-023" calcext:value-type="float">
            <text:p>1.89E-23</text:p>
          </table:table-cell>
          <table:table-cell office:value-type="float" office:value="4.0620818138123" calcext:value-type="float">
            <text:p>4.0620818138</text:p>
          </table:table-cell>
          <table:table-cell office:value-type="float" office:value="0.90505301952362" calcext:value-type="float">
            <text:p>0.9050530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06672906876" calcext:value-type="float">
            <text:p>-0.19206672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4283595085144" calcext:value-type="float">
            <text:p>-3.4283595085</text:p>
          </table:table-cell>
          <table:table-cell office:value-type="float" office:value="0.76194578409195" calcext:value-type="float">
            <text:p>0.7619457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806493282318" calcext:value-type="float">
            <text:p>-0.1880649328</text:p>
          </table:table-cell>
          <table:table-cell office:value-type="float" office:value="2.9273066248159E-023" calcext:value-type="float">
            <text:p>2.93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991295337677" calcext:value-type="float">
            <text:p>0.3999129534</text:p>
          </table:table-cell>
          <table:table-cell office:value-type="float" office:value="4.112585067749" calcext:value-type="float">
            <text:p>4.1125850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33912503719" calcext:value-type="float">
            <text:p>-0.1863391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2168643300643E-024" calcext:value-type="float">
            <text:p>-8.22E-24</text:p>
          </table:table-cell>
          <table:table-cell office:value-type="float" office:value="-2.5634469985962" calcext:value-type="float">
            <text:p>-2.5634469986</text:p>
          </table:table-cell>
          <table:table-cell office:value-type="float" office:value="-2.2114508152008" calcext:value-type="float">
            <text:p>-2.2114508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751090526581" calcext:value-type="float">
            <text:p>0.6275109053</text:p>
          </table:table-cell>
          <table:table-cell office:value-type="float" office:value="-5.0486195058187E-026" calcext:value-type="float">
            <text:p>-5.0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864543676376" calcext:value-type="float">
            <text:p>-1.9864543676</text:p>
          </table:table-cell>
          <table:table-cell office:value-type="float" office:value="-1.5072894096375" calcext:value-type="float">
            <text:p>-1.5072894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03059649467" calcext:value-type="float">
            <text:p>-0.1860305965</text:p>
          </table:table-cell>
          <table:table-cell office:value-type="float" office:value="4.7191252849349E-024" calcext:value-type="float">
            <text:p>4.72E-24</text:p>
          </table:table-cell>
          <table:table-cell office:value-type="float" office:value="2.0633682495232E-024" calcext:value-type="float">
            <text:p>2.06E-24</text:p>
          </table:table-cell>
          <table:table-cell office:value-type="float" office:value="2.3810594081879" calcext:value-type="float">
            <text:p>2.3810594082</text:p>
          </table:table-cell>
          <table:table-cell office:value-type="float" office:value="1.1910115480423" calcext:value-type="float">
            <text:p>1.191011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69306659698" calcext:value-type="float">
            <text:p>0.6176930666</text:p>
          </table:table-cell>
          <table:table-cell office:value-type="float" office:value="-1.7738032858543E-023" calcext:value-type="float">
            <text:p>-1.77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376815795898" calcext:value-type="float">
            <text:p>1.5376815796</text:p>
          </table:table-cell>
          <table:table-cell office:value-type="float" office:value="-2.2466666698456" calcext:value-type="float">
            <text:p>-2.2466666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70063328743" calcext:value-type="float">
            <text:p>-0.39700633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856608826923E-024" calcext:value-type="float">
            <text:p>-2.89E-24</text:p>
          </table:table-cell>
          <table:table-cell office:value-type="float" office:value="-0.48258459568024" calcext:value-type="float">
            <text:p>-0.4825845957</text:p>
          </table:table-cell>
          <table:table-cell office:value-type="float" office:value="0.013198615983129" calcext:value-type="float">
            <text:p>0.013198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801982879639" calcext:value-type="float">
            <text:p>0.6080198288</text:p>
          </table:table-cell>
          <table:table-cell office:value-type="float" office:value="-2.0041901230849E-025" calcext:value-type="float">
            <text:p>-2.0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84064519405365" calcext:value-type="float">
            <text:p>0.8406451941</text:p>
          </table:table-cell>
          <table:table-cell office:value-type="float" office:value="0.085956580936909" calcext:value-type="float">
            <text:p>0.0859565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46039271355" calcext:value-type="float">
            <text:p>-0.18746039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090183522977E-023" calcext:value-type="float">
            <text:p>1.31E-23</text:p>
          </table:table-cell>
          <table:table-cell office:value-type="float" office:value="-0.092421665787697" calcext:value-type="float">
            <text:p>-0.0924216658</text:p>
          </table:table-cell>
          <table:table-cell office:value-type="float" office:value="-3.2649936676025" calcext:value-type="float">
            <text:p>-3.2649936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175250172615" calcext:value-type="float">
            <text:p>-0.4017525017</text:p>
          </table:table-cell>
          <table:table-cell office:value-type="float" office:value="5.7313351703079E-026" calcext:value-type="float">
            <text:p>5.7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398901462555" calcext:value-type="float">
            <text:p>-3.4398901463</text:p>
          </table:table-cell>
          <table:table-cell office:value-type="float" office:value="4.8116364479065" calcext:value-type="float">
            <text:p>4.8116364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967319726944" calcext:value-type="float">
            <text:p>-0.3967319727</text:p>
          </table:table-cell>
          <table:table-cell office:value-type="float" office:value="2.2662721490313E-025" calcext:value-type="float">
            <text:p>2.27E-25</text:p>
          </table:table-cell>
          <table:table-cell office:value-type="float" office:value="-6.2642147793488E-025" calcext:value-type="float">
            <text:p>-6.26E-25</text:p>
          </table:table-cell>
          <table:table-cell office:value-type="float" office:value="0.44363784790039" calcext:value-type="float">
            <text:p>0.4436378479</text:p>
          </table:table-cell>
          <table:table-cell office:value-type="float" office:value="-0.7605015039444" calcext:value-type="float">
            <text:p>-0.7605015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817205905914" calcext:value-type="float">
            <text:p>0.60817205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9286360740662" calcext:value-type="float">
            <text:p>2.9286360741</text:p>
          </table:table-cell>
          <table:table-cell office:value-type="float" office:value="-7.2138662338257" calcext:value-type="float">
            <text:p>-7.2138662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63959002495" calcext:value-type="float">
            <text:p>-0.18563959</text:p>
          </table:table-cell>
          <table:table-cell office:value-type="float" office:value="-1.4859624565798E-023" calcext:value-type="float">
            <text:p>-1.49E-23</text:p>
          </table:table-cell>
          <table:table-cell office:value-type="float" office:value="-1.3423052059405E-023" calcext:value-type="float">
            <text:p>-1.34E-23</text:p>
          </table:table-cell>
          <table:table-cell office:value-type="float" office:value="0.3142783343792" calcext:value-type="float">
            <text:p>0.3142783344</text:p>
          </table:table-cell>
          <table:table-cell office:value-type="float" office:value="2.4573233127594" calcext:value-type="float">
            <text:p>2.4573233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848177433014" calcext:value-type="float">
            <text:p>0.5984817743</text:p>
          </table:table-cell>
          <table:table-cell office:value-type="float" office:value="3.8135707991063E-025" calcext:value-type="float">
            <text:p>3.81E-25</text:p>
          </table:table-cell>
          <table:table-cell office:value-type="float" office:value="-3.3725720383679E-026" calcext:value-type="float">
            <text:p>-3.37E-26</text:p>
          </table:table-cell>
          <table:table-cell office:value-type="float" office:value="-0.95879369974136" calcext:value-type="float">
            <text:p>-0.9587936997</text:p>
          </table:table-cell>
          <table:table-cell office:value-type="float" office:value="-5.1306486129761" calcext:value-type="float">
            <text:p>-5.130648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357435464859" calcext:value-type="float">
            <text:p>0.5835743546</text:p>
          </table:table-cell>
          <table:table-cell office:value-type="float" office:value="-3.4910795306713E-025" calcext:value-type="float">
            <text:p>-3.49E-25</text:p>
          </table:table-cell>
          <table:table-cell office:value-type="float" office:value="-7.718525907879E-024" calcext:value-type="float">
            <text:p>-7.72E-24</text:p>
          </table:table-cell>
          <table:table-cell office:value-type="float" office:value="-5.1503467559814" calcext:value-type="float">
            <text:p>-5.150346756</text:p>
          </table:table-cell>
          <table:table-cell office:value-type="float" office:value="4.2452034950256" calcext:value-type="float">
            <text:p>4.245203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9072711467743" calcext:value-type="float">
            <text:p>-0.19072711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3592643737793" calcext:value-type="float">
            <text:p>-0.3592643738</text:p>
          </table:table-cell>
          <table:table-cell office:value-type="float" office:value="-2.9367649555206" calcext:value-type="float">
            <text:p>-2.9367649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94748187065" calcext:value-type="float">
            <text:p>-0.18794748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235010179402E-023" calcext:value-type="float">
            <text:p>2.22E-23</text:p>
          </table:table-cell>
          <table:table-cell office:value-type="float" office:value="0.82944047451019" calcext:value-type="float">
            <text:p>0.8294404745</text:p>
          </table:table-cell>
          <table:table-cell office:value-type="float" office:value="1.8153966665268" calcext:value-type="float">
            <text:p>1.8153966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370321393013" calcext:value-type="float">
            <text:p>-0.18370321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85782643553E-024" calcext:value-type="float">
            <text:p>1.89E-24</text:p>
          </table:table-cell>
          <table:table-cell office:value-type="float" office:value="-0.6682043671608" calcext:value-type="float">
            <text:p>-0.6682043672</text:p>
          </table:table-cell>
          <table:table-cell office:value-type="float" office:value="-3.1108455657959" calcext:value-type="float">
            <text:p>-3.1108455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97790825367" calcext:value-type="float">
            <text:p>-0.1797790825</text:p>
          </table:table-cell>
          <table:table-cell office:value-type="float" office:value="9.5176265430141E-025" calcext:value-type="float">
            <text:p>9.5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19015662372112" calcext:value-type="float">
            <text:p>-0.0190156624</text:p>
          </table:table-cell>
          <table:table-cell office:value-type="float" office:value="-0.47080504894257" calcext:value-type="float">
            <text:p>-0.4708050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47621440887" calcext:value-type="float">
            <text:p>-0.1784762144</text:p>
          </table:table-cell>
          <table:table-cell office:value-type="float" office:value="9.5826405145179E-024" calcext:value-type="float">
            <text:p>9.5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144166707993" calcext:value-type="float">
            <text:p>-1.4144166708</text:p>
          </table:table-cell>
          <table:table-cell office:value-type="float" office:value="1.3486108779907" calcext:value-type="float">
            <text:p>1.348610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369439125061" calcext:value-type="float">
            <text:p>-0.40369439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7972183227539" calcext:value-type="float">
            <text:p>-5.7972183228</text:p>
          </table:table-cell>
          <table:table-cell office:value-type="float" office:value="-3.833785533905" calcext:value-type="float">
            <text:p>-3.8337855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385318875313" calcext:value-type="float">
            <text:p>-0.1738531888</text:p>
          </table:table-cell>
          <table:table-cell office:value-type="float" office:value="1.7804294019138E-023" calcext:value-type="float">
            <text:p>1.78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510054588318" calcext:value-type="float">
            <text:p>2.4510054588</text:p>
          </table:table-cell>
          <table:table-cell office:value-type="float" office:value="-5.5607485771179" calcext:value-type="float">
            <text:p>-5.56074857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358973503113" calcext:value-type="float">
            <text:p>-0.3935897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820984063858E-025" calcext:value-type="float">
            <text:p>3.88E-25</text:p>
          </table:table-cell>
          <table:table-cell office:value-type="float" office:value="-1.6672023534775" calcext:value-type="float">
            <text:p>-1.6672023535</text:p>
          </table:table-cell>
          <table:table-cell office:value-type="float" office:value="2.5485811233521" calcext:value-type="float">
            <text:p>2.5485811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133778095245" calcext:value-type="float">
            <text:p>0.611337781</text:p>
          </table:table-cell>
          <table:table-cell office:value-type="float" office:value="-1.0705011349387E-025" calcext:value-type="float">
            <text:p>-1.07E-25</text:p>
          </table:table-cell>
          <table:table-cell office:value-type="float" office:value="-1.1002248567144E-023" calcext:value-type="float">
            <text:p>-1.10E-23</text:p>
          </table:table-cell>
          <table:table-cell office:value-type="float" office:value="5.64377784729" calcext:value-type="float">
            <text:p>5.6437778473</text:p>
          </table:table-cell>
          <table:table-cell office:value-type="float" office:value="2.689115524292" calcext:value-type="float">
            <text:p>2.6891155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147824168205" calcext:value-type="float">
            <text:p>-0.17147824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784508751505E-023" calcext:value-type="float">
            <text:p>4.58E-23</text:p>
          </table:table-cell>
          <table:table-cell office:value-type="float" office:value="1.3564791679382" calcext:value-type="float">
            <text:p>1.3564791679</text:p>
          </table:table-cell>
          <table:table-cell office:value-type="float" office:value="-0.18387274444103" calcext:value-type="float">
            <text:p>-0.1838727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838559508324" calcext:value-type="float">
            <text:p>-0.16838559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9266724586487" calcext:value-type="float">
            <text:p>2.9266724586</text:p>
          </table:table-cell>
          <table:table-cell office:value-type="float" office:value="3.2340524196625" calcext:value-type="float">
            <text:p>3.234052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651475191116" calcext:value-type="float">
            <text:p>0.6065147519</text:p>
          </table:table-cell>
          <table:table-cell office:value-type="float" office:value="2.2536471796611E-023" calcext:value-type="float">
            <text:p>2.2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630265712738" calcext:value-type="float">
            <text:p>2.1630265713</text:p>
          </table:table-cell>
          <table:table-cell office:value-type="float" office:value="-4.5237593650818" calcext:value-type="float">
            <text:p>-4.5237593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153163433075" calcext:value-type="float">
            <text:p>0.5915316343</text:p>
          </table:table-cell>
          <table:table-cell office:value-type="float" office:value="-1.0500237849533E-025" calcext:value-type="float">
            <text:p>-1.05E-25</text:p>
          </table:table-cell>
          <table:table-cell office:value-type="float" office:value="-1.6572309778197E-025" calcext:value-type="float">
            <text:p>-1.66E-25</text:p>
          </table:table-cell>
          <table:table-cell office:value-type="float" office:value="-0.71444129943848" calcext:value-type="float">
            <text:p>-0.7144412994</text:p>
          </table:table-cell>
          <table:table-cell office:value-type="float" office:value="0.58599179983139" calcext:value-type="float">
            <text:p>0.5859917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360442876816" calcext:value-type="float">
            <text:p>-0.42360442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9302918016911" calcext:value-type="float">
            <text:p>-0.1930291802</text:p>
          </table:table-cell>
          <table:table-cell office:value-type="float" office:value="0.93703401088715" calcext:value-type="float">
            <text:p>0.9370340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805920004845" calcext:value-type="float">
            <text:p>-0.41805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8421766757965" calcext:value-type="float">
            <text:p>-1.8421766758</text:p>
          </table:table-cell>
          <table:table-cell office:value-type="float" office:value="2.3309118747711" calcext:value-type="float">
            <text:p>2.3309118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263526678085" calcext:value-type="float">
            <text:p>-0.41263526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3418880999088" calcext:value-type="float">
            <text:p>0.23418881</text:p>
          </table:table-cell>
          <table:table-cell office:value-type="float" office:value="0.31039199233055" calcext:value-type="float">
            <text:p>0.3103919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277486801147" calcext:value-type="float">
            <text:p>0.5927748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657212322049E-023" calcext:value-type="float">
            <text:p>2.47E-23</text:p>
          </table:table-cell>
          <table:table-cell office:value-type="float" office:value="1.3156875371933" calcext:value-type="float">
            <text:p>1.3156875372</text:p>
          </table:table-cell>
          <table:table-cell office:value-type="float" office:value="2.5574700832367" calcext:value-type="float">
            <text:p>2.5574700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455033957958" calcext:value-type="float">
            <text:p>-0.174550339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1525158882141" calcext:value-type="float">
            <text:p>-1.1525158882</text:p>
          </table:table-cell>
          <table:table-cell office:value-type="float" office:value="0.811359167099" calcext:value-type="float">
            <text:p>0.8113591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7339667677879" calcext:value-type="float">
            <text:p>-0.1733966768</text:p>
          </table:table-cell>
          <table:table-cell office:value-type="float" office:value="1.983138876791E-025" calcext:value-type="float">
            <text:p>1.9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145761489868" calcext:value-type="float">
            <text:p>4.314576149</text:p>
          </table:table-cell>
          <table:table-cell office:value-type="float" office:value="-0.8776034116745" calcext:value-type="float">
            <text:p>-0.877603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858913183212" calcext:value-type="float">
            <text:p>0.58858913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2414374654111E-025" calcext:value-type="float">
            <text:p>-9.24E-25</text:p>
          </table:table-cell>
          <table:table-cell office:value-type="float" office:value="1.381342291832" calcext:value-type="float">
            <text:p>1.3813422918</text:p>
          </table:table-cell>
          <table:table-cell office:value-type="float" office:value="-1.385045170784" calcext:value-type="float">
            <text:p>-1.3850451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33722448349" calcext:value-type="float">
            <text:p>0.5733722448</text:p>
          </table:table-cell>
          <table:table-cell office:value-type="float" office:value="-4.2822604265108E-024" calcext:value-type="float">
            <text:p>-4.28E-24</text:p>
          </table:table-cell>
          <table:table-cell office:value-type="float" office:value="-1.722926490633E-023" calcext:value-type="float">
            <text:p>-1.72E-23</text:p>
          </table:table-cell>
          <table:table-cell office:value-type="float" office:value="-3.2738797664642" calcext:value-type="float">
            <text:p>-3.2738797665</text:p>
          </table:table-cell>
          <table:table-cell office:value-type="float" office:value="-2.9646317958832" calcext:value-type="float">
            <text:p>-2.9646317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091802299023" calcext:value-type="float">
            <text:p>-0.1809180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030901886507E-023" calcext:value-type="float">
            <text:p>-2.20E-23</text:p>
          </table:table-cell>
          <table:table-cell office:value-type="float" office:value="0.77157318592072" calcext:value-type="float">
            <text:p>0.7715731859</text:p>
          </table:table-cell>
          <table:table-cell office:value-type="float" office:value="1.8281772136688" calcext:value-type="float">
            <text:p>1.8281772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429487466812" calcext:value-type="float">
            <text:p>0.5642948747</text:p>
          </table:table-cell>
          <table:table-cell office:value-type="float" office:value="-3.217167549375E-025" calcext:value-type="float">
            <text:p>-3.22E-25</text:p>
          </table:table-cell>
          <table:table-cell office:value-type="float" office:value="4.4701685732486E-025" calcext:value-type="float">
            <text:p>4.47E-25</text:p>
          </table:table-cell>
          <table:table-cell office:value-type="float" office:value="1.292750954628" calcext:value-type="float">
            <text:p>1.2927509546</text:p>
          </table:table-cell>
          <table:table-cell office:value-type="float" office:value="1.4395056962967" calcext:value-type="float">
            <text:p>1.4395056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06655359268" calcext:value-type="float">
            <text:p>-0.4510665536</text:p>
          </table:table-cell>
          <table:table-cell office:value-type="float" office:value="1.2935572258277E-025" calcext:value-type="float">
            <text:p>1.2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104343414307" calcext:value-type="float">
            <text:p>-3.3104343414</text:p>
          </table:table-cell>
          <table:table-cell office:value-type="float" office:value="-0.59660160541534" calcext:value-type="float">
            <text:p>-0.5966016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538189411163" calcext:value-type="float">
            <text:p>0.5553818941</text:p>
          </table:table-cell>
          <table:table-cell office:value-type="float" office:value="3.0652127244687E-024" calcext:value-type="float">
            <text:p>3.07E-24</text:p>
          </table:table-cell>
          <table:table-cell office:value-type="float" office:value="-9.450318563998E-024" calcext:value-type="float">
            <text:p>-9.45E-24</text:p>
          </table:table-cell>
          <table:table-cell office:value-type="float" office:value="-0.94821155071259" calcext:value-type="float">
            <text:p>-0.9482115507</text:p>
          </table:table-cell>
          <table:table-cell office:value-type="float" office:value="0.90950810909271" calcext:value-type="float">
            <text:p>0.9095081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999352455139" calcext:value-type="float">
            <text:p>0.5399935246</text:p>
          </table:table-cell>
          <table:table-cell office:value-type="float" office:value="-8.0604482255681E-026" calcext:value-type="float">
            <text:p>-8.0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2889219522476" calcext:value-type="float">
            <text:p>-1.2889219522</text:p>
          </table:table-cell>
          <table:table-cell office:value-type="float" office:value="4.2664518356323" calcext:value-type="float">
            <text:p>4.2664518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38622713089" calcext:value-type="float">
            <text:p>0.5243862271</text:p>
          </table:table-cell>
          <table:table-cell office:value-type="float" office:value="2.0626135315041E-025" calcext:value-type="float">
            <text:p>2.0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7652622461319" calcext:value-type="float">
            <text:p>-0.7652622461</text:p>
          </table:table-cell>
          <table:table-cell office:value-type="float" office:value="2.0005578994751" calcext:value-type="float">
            <text:p>2.0005578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84267926216" calcext:value-type="float">
            <text:p>-0.19384267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2423686981201" calcext:value-type="float">
            <text:p>4.2423686981</text:p>
          </table:table-cell>
          <table:table-cell office:value-type="float" office:value="2.9637084007263" calcext:value-type="float">
            <text:p>2.9637084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374328017235" calcext:value-type="float">
            <text:p>-0.4837432802</text:p>
          </table:table-cell>
          <table:table-cell office:value-type="float" office:value="-1.733947824112E-024" calcext:value-type="float">
            <text:p>-1.7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159873008728" calcext:value-type="float">
            <text:p>0.6159873009</text:p>
          </table:table-cell>
          <table:table-cell office:value-type="float" office:value="-4.2997736930847" calcext:value-type="float">
            <text:p>-4.2997736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78715622425" calcext:value-type="float">
            <text:p>-0.18578715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5428171157837" calcext:value-type="float">
            <text:p>-4.5428171158</text:p>
          </table:table-cell>
          <table:table-cell office:value-type="float" office:value="1.154058098793" calcext:value-type="float">
            <text:p>1.1540580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074187040329" calcext:value-type="float">
            <text:p>0.5307418704</text:p>
          </table:table-cell>
          <table:table-cell office:value-type="float" office:value="4.3202377682099E-024" calcext:value-type="float">
            <text:p>4.3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777198076248" calcext:value-type="float">
            <text:p>-1.5777198076</text:p>
          </table:table-cell>
          <table:table-cell office:value-type="float" office:value="-0.58600151538849" calcext:value-type="float">
            <text:p>-0.5860015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53854930401" calcext:value-type="float">
            <text:p>-0.1875385493</text:p>
          </table:table-cell>
          <table:table-cell office:value-type="float" office:value="2.5340943706583E-024" calcext:value-type="float">
            <text:p>2.5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907695293427" calcext:value-type="float">
            <text:p>3.0907695293</text:p>
          </table:table-cell>
          <table:table-cell office:value-type="float" office:value="3.1993176937103" calcext:value-type="float">
            <text:p>3.1993176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20849943161" calcext:value-type="float">
            <text:p>-0.1852084994</text:p>
          </table:table-cell>
          <table:table-cell office:value-type="float" office:value="-3.2276596459335E-025" calcext:value-type="float">
            <text:p>-3.23E-25</text:p>
          </table:table-cell>
          <table:table-cell office:value-type="float" office:value="4.4872247937254E-026" calcext:value-type="float">
            <text:p>4.49E-26</text:p>
          </table:table-cell>
          <table:table-cell office:value-type="float" office:value="1.2870213985443" calcext:value-type="float">
            <text:p>1.2870213985</text:p>
          </table:table-cell>
          <table:table-cell office:value-type="float" office:value="5.2519030570984" calcext:value-type="float">
            <text:p>5.2519030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03760445118" calcext:value-type="float">
            <text:p>-0.47037604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016533377664E-025" calcext:value-type="float">
            <text:p>-1.70E-25</text:p>
          </table:table-cell>
          <table:table-cell office:value-type="float" office:value="2.5627865791321" calcext:value-type="float">
            <text:p>2.5627865791</text:p>
          </table:table-cell>
          <table:table-cell office:value-type="float" office:value="-0.48480942845345" calcext:value-type="float">
            <text:p>-0.4848094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338176727295" calcext:value-type="float">
            <text:p>-0.46338176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106489886375E-026" calcext:value-type="float">
            <text:p>2.91E-26</text:p>
          </table:table-cell>
          <table:table-cell office:value-type="float" office:value="7.610013961792" calcext:value-type="float">
            <text:p>7.6100139618</text:p>
          </table:table-cell>
          <table:table-cell office:value-type="float" office:value="-4.5761070251465" calcext:value-type="float">
            <text:p>-4.5761070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85410380363" calcext:value-type="float">
            <text:p>-0.17685410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67999559640884" calcext:value-type="float">
            <text:p>-0.6799955964</text:p>
          </table:table-cell>
          <table:table-cell office:value-type="float" office:value="2.5319588184357" calcext:value-type="float">
            <text:p>2.5319588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983067512512" calcext:value-type="float">
            <text:p>0.5498306751</text:p>
          </table:table-cell>
          <table:table-cell office:value-type="float" office:value="-7.514663838194E-025" calcext:value-type="float">
            <text:p>-7.5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50839805603" calcext:value-type="float">
            <text:p>-3.6508398056</text:p>
          </table:table-cell>
          <table:table-cell office:value-type="float" office:value="3.5751359462738" calcext:value-type="float">
            <text:p>3.5751359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558010578156" calcext:value-type="float">
            <text:p>-0.4655801058</text:p>
          </table:table-cell>
          <table:table-cell office:value-type="float" office:value="1.8749869095018E-025" calcext:value-type="float">
            <text:p>1.87E-25</text:p>
          </table:table-cell>
          <table:table-cell office:value-type="float" office:value="-2.8162113435337E-024" calcext:value-type="float">
            <text:p>-2.82E-24</text:p>
          </table:table-cell>
          <table:table-cell office:value-type="float" office:value="-0.99590486288071" calcext:value-type="float">
            <text:p>-0.9959048629</text:p>
          </table:table-cell>
          <table:table-cell office:value-type="float" office:value="-0.31307765841484" calcext:value-type="float">
            <text:p>-0.3130776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290577292442" calcext:value-type="float">
            <text:p>-0.1729057729</text:p>
          </table:table-cell>
          <table:table-cell office:value-type="float" office:value="4.387039298525E-024" calcext:value-type="float">
            <text:p>4.39E-24</text:p>
          </table:table-cell>
          <table:table-cell office:value-type="float" office:value="-6.1465768829338E-025" calcext:value-type="float">
            <text:p>-6.15E-25</text:p>
          </table:table-cell>
          <table:table-cell office:value-type="float" office:value="-1.5542730093002" calcext:value-type="float">
            <text:p>-1.5542730093</text:p>
          </table:table-cell>
          <table:table-cell office:value-type="float" office:value="4.9987735748291" calcext:value-type="float">
            <text:p>4.9987735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226585865021" calcext:value-type="float">
            <text:p>-0.4522658587</text:p>
          </table:table-cell>
          <table:table-cell office:value-type="float" office:value="-9.4221980393096E-025" calcext:value-type="float">
            <text:p>-9.42E-25</text:p>
          </table:table-cell>
          <table:table-cell office:value-type="float" office:value="6.1213318548525E-025" calcext:value-type="float">
            <text:p>6.12E-25</text:p>
          </table:table-cell>
          <table:table-cell office:value-type="float" office:value="0.2018396705389" calcext:value-type="float">
            <text:p>0.2018396705</text:p>
          </table:table-cell>
          <table:table-cell office:value-type="float" office:value="-3.5747716426849" calcext:value-type="float">
            <text:p>-3.5747716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404472351074" calcext:value-type="float">
            <text:p>0.55404472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530692466629E-025" calcext:value-type="float">
            <text:p>5.53E-25</text:p>
          </table:table-cell>
          <table:table-cell office:value-type="float" office:value="-3.3939418792725" calcext:value-type="float">
            <text:p>-3.3939418793</text:p>
          </table:table-cell>
          <table:table-cell office:value-type="float" office:value="-2.1180939674377" calcext:value-type="float">
            <text:p>-2.1180939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91469395161" calcext:value-type="float">
            <text:p>-0.177914694</text:p>
          </table:table-cell>
          <table:table-cell office:value-type="float" office:value="4.9214708681373E-024" calcext:value-type="float">
            <text:p>4.92E-24</text:p>
          </table:table-cell>
          <table:table-cell office:value-type="float" office:value="-7.3207179473028E-025" calcext:value-type="float">
            <text:p>-7.32E-25</text:p>
          </table:table-cell>
          <table:table-cell office:value-type="float" office:value="-1.3698856830597" calcext:value-type="float">
            <text:p>-1.3698856831</text:p>
          </table:table-cell>
          <table:table-cell office:value-type="float" office:value="-4.8213629722595" calcext:value-type="float">
            <text:p>-4.8213629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477923750877" calcext:value-type="float">
            <text:p>-0.45477923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426021325551E-025" calcext:value-type="float">
            <text:p>4.84E-25</text:p>
          </table:table-cell>
          <table:table-cell office:value-type="float" office:value="-0.15094572305679" calcext:value-type="float">
            <text:p>-0.1509457231</text:p>
          </table:table-cell>
          <table:table-cell office:value-type="float" office:value="1.3050888776779" calcext:value-type="float">
            <text:p>1.3050888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159139633179" calcext:value-type="float">
            <text:p>0.5515913963</text:p>
          </table:table-cell>
          <table:table-cell office:value-type="float" office:value="-2.2331831318427E-025" calcext:value-type="float">
            <text:p>-2.23E-25</text:p>
          </table:table-cell>
          <table:table-cell office:value-type="float" office:value="-1.3357840872675E-025" calcext:value-type="float">
            <text:p>-1.34E-25</text:p>
          </table:table-cell>
          <table:table-cell office:value-type="float" office:value="-0.50670999288559" calcext:value-type="float">
            <text:p>-0.5067099929</text:p>
          </table:table-cell>
          <table:table-cell office:value-type="float" office:value="-2.973105430603" calcext:value-type="float">
            <text:p>-2.973105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94874310493" calcext:value-type="float">
            <text:p>-0.177948743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0428469181061" calcext:value-type="float">
            <text:p>3.0428469181</text:p>
          </table:table-cell>
          <table:table-cell office:value-type="float" office:value="3.8859651088715" calcext:value-type="float">
            <text:p>3.8859651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39121413231" calcext:value-type="float">
            <text:p>-0.1763912141</text:p>
          </table:table-cell>
          <table:table-cell office:value-type="float" office:value="4.0059389681871E-025" calcext:value-type="float">
            <text:p>4.0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972367286682" calcext:value-type="float">
            <text:p>1.9972367287</text:p>
          </table:table-cell>
          <table:table-cell office:value-type="float" office:value="0.96194386482239" calcext:value-type="float">
            <text:p>0.9619438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496487498283" calcext:value-type="float">
            <text:p>-0.1749648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1824565839613E-023" calcext:value-type="float">
            <text:p>-8.18E-23</text:p>
          </table:table-cell>
          <table:table-cell office:value-type="float" office:value="-3.8515675067902" calcext:value-type="float">
            <text:p>-3.8515675068</text:p>
          </table:table-cell>
          <table:table-cell office:value-type="float" office:value="-0.70260602235794" calcext:value-type="float">
            <text:p>-0.7026060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432690739632" calcext:value-type="float">
            <text:p>-0.4443269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6111195087433" calcext:value-type="float">
            <text:p>-3.6111195087</text:p>
          </table:table-cell>
          <table:table-cell office:value-type="float" office:value="-0.68538820743561" calcext:value-type="float">
            <text:p>-0.6853882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008052766323" calcext:value-type="float">
            <text:p>-0.17008052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42144931852818" calcext:value-type="float">
            <text:p>0.0421449319</text:p>
          </table:table-cell>
          <table:table-cell office:value-type="float" office:value="1.3695200681686" calcext:value-type="float">
            <text:p>1.36952006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215736746788" calcext:value-type="float">
            <text:p>-0.4321573675</text:p>
          </table:table-cell>
          <table:table-cell office:value-type="float" office:value="-4.2117200529576E-026" calcext:value-type="float">
            <text:p>-4.21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653040885925" calcext:value-type="float">
            <text:p>3.7653040886</text:p>
          </table:table-cell>
          <table:table-cell office:value-type="float" office:value="7.1325898170471" calcext:value-type="float">
            <text:p>7.132589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34741127491" calcext:value-type="float">
            <text:p>-0.1634741127</text:p>
          </table:table-cell>
          <table:table-cell office:value-type="float" office:value="7.2977568564314E-027" calcext:value-type="float">
            <text:p>7.3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4357423782349" calcext:value-type="float">
            <text:p>9.4357423782</text:p>
          </table:table-cell>
          <table:table-cell office:value-type="float" office:value="-0.71980762481689" calcext:value-type="float">
            <text:p>-0.7198076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946538925171" calcext:value-type="float">
            <text:p>0.5794653893</text:p>
          </table:table-cell>
          <table:table-cell office:value-type="float" office:value="2.6373986644254E-024" calcext:value-type="float">
            <text:p>2.64E-24</text:p>
          </table:table-cell>
          <table:table-cell office:value-type="float" office:value="9.6267717601387E-024" calcext:value-type="float">
            <text:p>9.63E-24</text:p>
          </table:table-cell>
          <table:table-cell office:value-type="float" office:value="-3.0469183921814" calcext:value-type="float">
            <text:p>-3.0469183922</text:p>
          </table:table-cell>
          <table:table-cell office:value-type="float" office:value="2.009349822998" calcext:value-type="float">
            <text:p>2.009349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492053866386" calcext:value-type="float">
            <text:p>-0.1649205387</text:p>
          </table:table-cell>
          <table:table-cell office:value-type="float" office:value="-7.346696616026E-025" calcext:value-type="float">
            <text:p>-7.3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39913892746" calcext:value-type="float">
            <text:p>1.0399138927</text:p>
          </table:table-cell>
          <table:table-cell office:value-type="float" office:value="-2.4652924537659" calcext:value-type="float">
            <text:p>-2.4652924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998731136322" calcext:value-type="float">
            <text:p>-0.4299873114</text:p>
          </table:table-cell>
          <table:table-cell office:value-type="float" office:value="-6.1743723969293E-026" calcext:value-type="float">
            <text:p>-6.1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893052101135" calcext:value-type="float">
            <text:p>3.7893052101</text:p>
          </table:table-cell>
          <table:table-cell office:value-type="float" office:value="4.6357431411743" calcext:value-type="float">
            <text:p>4.6357431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425417900085" calcext:value-type="float">
            <text:p>-0.424254179</text:p>
          </table:table-cell>
          <table:table-cell office:value-type="float" office:value="-1.5644426929573E-025" calcext:value-type="float">
            <text:p>-1.56E-25</text:p>
          </table:table-cell>
          <table:table-cell office:value-type="float" office:value="2.3045240143254E-025" calcext:value-type="float">
            <text:p>2.30E-25</text:p>
          </table:table-cell>
          <table:table-cell office:value-type="float" office:value="3.1042380332947" calcext:value-type="float">
            <text:p>3.1042380333</text:p>
          </table:table-cell>
          <table:table-cell office:value-type="float" office:value="2.3443372249603" calcext:value-type="float">
            <text:p>2.344337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33685588837" calcext:value-type="float">
            <text:p>0.58133685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70568859577179" calcext:value-type="float">
            <text:p>0.7056885958</text:p>
          </table:table-cell>
          <table:table-cell office:value-type="float" office:value="1.6215717792511" calcext:value-type="float">
            <text:p>1.6215717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405058979988" calcext:value-type="float">
            <text:p>-0.4340505898</text:p>
          </table:table-cell>
          <table:table-cell office:value-type="float" office:value="1.0213962692219E-025" calcext:value-type="float">
            <text:p>1.0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841238975525" calcext:value-type="float">
            <text:p>-4.2841238976</text:p>
          </table:table-cell>
          <table:table-cell office:value-type="float" office:value="4.0021858215332" calcext:value-type="float">
            <text:p>4.0021858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894394159317" calcext:value-type="float">
            <text:p>-0.1689439416</text:p>
          </table:table-cell>
          <table:table-cell office:value-type="float" office:value="2.267179154183E-026" calcext:value-type="float">
            <text:p>2.27E-26</text:p>
          </table:table-cell>
          <table:table-cell office:value-type="float" office:value="2.2689984128767E-023" calcext:value-type="float">
            <text:p>2.27E-23</text:p>
          </table:table-cell>
          <table:table-cell office:value-type="float" office:value="6.506932258606" calcext:value-type="float">
            <text:p>6.5069322586</text:p>
          </table:table-cell>
          <table:table-cell office:value-type="float" office:value="-0.26355600357056" calcext:value-type="float">
            <text:p>-0.2635560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236596345901" calcext:value-type="float">
            <text:p>-0.4223659635</text:p>
          </table:table-cell>
          <table:table-cell office:value-type="float" office:value="7.3149208057256E-025" calcext:value-type="float">
            <text:p>7.3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48955321312" calcext:value-type="float">
            <text:p>-1.0489553213</text:p>
          </table:table-cell>
          <table:table-cell office:value-type="float" office:value="-1.6646553277969" calcext:value-type="float">
            <text:p>-1.6646553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498789191246" calcext:value-type="float">
            <text:p>-0.1649878919</text:p>
          </table:table-cell>
          <table:table-cell office:value-type="float" office:value="8.1649383498391E-024" calcext:value-type="float">
            <text:p>8.16E-24</text:p>
          </table:table-cell>
          <table:table-cell office:value-type="float" office:value="-5.4719766619849E-024" calcext:value-type="float">
            <text:p>-5.47E-24</text:p>
          </table:table-cell>
          <table:table-cell office:value-type="float" office:value="2.5528833866119" calcext:value-type="float">
            <text:p>2.5528833866</text:p>
          </table:table-cell>
          <table:table-cell office:value-type="float" office:value="2.6951999664307" calcext:value-type="float">
            <text:p>2.6951999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138589382172" calcext:value-type="float">
            <text:p>-0.4113858938</text:p>
          </table:table-cell>
          <table:table-cell office:value-type="float" office:value="-7.8482982599533E-026" calcext:value-type="float">
            <text:p>-7.8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054184913635" calcext:value-type="float">
            <text:p>-2.3054184914</text:p>
          </table:table-cell>
          <table:table-cell office:value-type="float" office:value="-2.7407324314117" calcext:value-type="float">
            <text:p>-2.7407324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609210729599" calcext:value-type="float">
            <text:p>-0.4060921073</text:p>
          </table:table-cell>
          <table:table-cell office:value-type="float" office:value="-7.3583505567864E-025" calcext:value-type="float">
            <text:p>-7.36E-25</text:p>
          </table:table-cell>
          <table:table-cell office:value-type="float" office:value="3.6793720622112E-026" calcext:value-type="float">
            <text:p>3.68E-26</text:p>
          </table:table-cell>
          <table:table-cell office:value-type="float" office:value="1.0365911722183" calcext:value-type="float">
            <text:p>1.0365911722</text:p>
          </table:table-cell>
          <table:table-cell office:value-type="float" office:value="-4.3362236022949" calcext:value-type="float">
            <text:p>-4.3362236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907829761505" calcext:value-type="float">
            <text:p>0.59907829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169381543962E-025" calcext:value-type="float">
            <text:p>-4.02E-25</text:p>
          </table:table-cell>
          <table:table-cell office:value-type="float" office:value="-0.85589051246643" calcext:value-type="float">
            <text:p>-0.8558905125</text:p>
          </table:table-cell>
          <table:table-cell office:value-type="float" office:value="-2.5085175037384" calcext:value-type="float">
            <text:p>-2.5085175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375132083893" calcext:value-type="float">
            <text:p>0.5837513208</text:p>
          </table:table-cell>
          <table:table-cell office:value-type="float" office:value="-9.1625097131724E-026" calcext:value-type="float">
            <text:p>-9.16E-26</text:p>
          </table:table-cell>
          <table:table-cell office:value-type="float" office:value="5.9707274612084E-025" calcext:value-type="float">
            <text:p>5.97E-25</text:p>
          </table:table-cell>
          <table:table-cell office:value-type="float" office:value="-2.6033375263214" calcext:value-type="float">
            <text:p>-2.6033375263</text:p>
          </table:table-cell>
          <table:table-cell office:value-type="float" office:value="-0.88376802206039" calcext:value-type="float">
            <text:p>-0.8837680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23480129242" calcext:value-type="float">
            <text:p>0.56823480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812453508377" calcext:value-type="float">
            <text:p>1.2812453508</text:p>
          </table:table-cell>
          <table:table-cell office:value-type="float" office:value="-3.6136825084686" calcext:value-type="float">
            <text:p>-3.6136825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072926998138" calcext:value-type="float">
            <text:p>-0.18072927</text:p>
          </table:table-cell>
          <table:table-cell office:value-type="float" office:value="-5.5004387634453E-024" calcext:value-type="float">
            <text:p>-5.5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717936992645" calcext:value-type="float">
            <text:p>-1.1717936993</text:p>
          </table:table-cell>
          <table:table-cell office:value-type="float" office:value="2.8753786087036" calcext:value-type="float">
            <text:p>2.8753786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97440493107" calcext:value-type="float">
            <text:p>-0.1789744049</text:p>
          </table:table-cell>
          <table:table-cell office:value-type="float" office:value="5.8968826849087E-025" calcext:value-type="float">
            <text:p>5.9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39749121666" calcext:value-type="float">
            <text:p>1.4397491217</text:p>
          </table:table-cell>
          <table:table-cell office:value-type="float" office:value="5.2604370117188" calcext:value-type="float">
            <text:p>5.2604370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51268362999" calcext:value-type="float">
            <text:p>0.5651268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3145170211792" calcext:value-type="float">
            <text:p>-4.3145170212</text:p>
          </table:table-cell>
          <table:table-cell office:value-type="float" office:value="-0.53549546003342" calcext:value-type="float">
            <text:p>-0.53549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05235850811" calcext:value-type="float">
            <text:p>-0.45052358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6851072311401" calcext:value-type="float">
            <text:p>-2.6851072311</text:p>
          </table:table-cell>
          <table:table-cell office:value-type="float" office:value="-7.3202834129333" calcext:value-type="float">
            <text:p>-7.3202834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246611952782" calcext:value-type="float">
            <text:p>-0.1824661195</text:p>
          </table:table-cell>
          <table:table-cell office:value-type="float" office:value="-3.0094311865692E-024" calcext:value-type="float">
            <text:p>-3.01E-24</text:p>
          </table:table-cell>
          <table:table-cell office:value-type="float" office:value="-3.8178023969134E-024" calcext:value-type="float">
            <text:p>-3.82E-24</text:p>
          </table:table-cell>
          <table:table-cell office:value-type="float" office:value="0.98905378580093" calcext:value-type="float">
            <text:p>0.9890537858</text:p>
          </table:table-cell>
          <table:table-cell office:value-type="float" office:value="-3.0975160598755" calcext:value-type="float">
            <text:p>-3.0975160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206798553467" calcext:value-type="float">
            <text:p>0.56206798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553183971067E-027" calcext:value-type="float">
            <text:p>2.46E-27</text:p>
          </table:table-cell>
          <table:table-cell office:value-type="float" office:value="-0.75007355213165" calcext:value-type="float">
            <text:p>-0.7500735521</text:p>
          </table:table-cell>
          <table:table-cell office:value-type="float" office:value="5.6761574745178" calcext:value-type="float">
            <text:p>5.6761574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39917874336" calcext:value-type="float">
            <text:p>-0.1873991787</text:p>
          </table:table-cell>
          <table:table-cell office:value-type="float" office:value="4.5920496538652E-024" calcext:value-type="float">
            <text:p>4.59E-24</text:p>
          </table:table-cell>
          <table:table-cell office:value-type="float" office:value="-4.257921701002E-024" calcext:value-type="float">
            <text:p>-4.26E-24</text:p>
          </table:table-cell>
          <table:table-cell office:value-type="float" office:value="2.4138197898865" calcext:value-type="float">
            <text:p>2.4138197899</text:p>
          </table:table-cell>
          <table:table-cell office:value-type="float" office:value="3.7221064567566" calcext:value-type="float">
            <text:p>3.7221064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11661887169" calcext:value-type="float">
            <text:p>-0.18511661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651483258808E-025" calcext:value-type="float">
            <text:p>-2.67E-25</text:p>
          </table:table-cell>
          <table:table-cell office:value-type="float" office:value="-2.5681984424591" calcext:value-type="float">
            <text:p>-2.5681984425</text:p>
          </table:table-cell>
          <table:table-cell office:value-type="float" office:value="3.4161109924316" calcext:value-type="float">
            <text:p>3.4161109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9186398983" calcext:value-type="float">
            <text:p>0.559186399</text:p>
          </table:table-cell>
          <table:table-cell office:value-type="float" office:value="2.7137525114418E-024" calcext:value-type="float">
            <text:p>2.71E-24</text:p>
          </table:table-cell>
          <table:table-cell office:value-type="float" office:value="-3.5269635806547E-025" calcext:value-type="float">
            <text:p>-3.53E-25</text:p>
          </table:table-cell>
          <table:table-cell office:value-type="float" office:value="-3.0154848098755" calcext:value-type="float">
            <text:p>-3.0154848099</text:p>
          </table:table-cell>
          <table:table-cell office:value-type="float" office:value="-6.9520630836487" calcext:value-type="float">
            <text:p>-6.9520630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95977330208" calcext:value-type="float">
            <text:p>-0.18695977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067296504974" calcext:value-type="float">
            <text:p>1.2067296505</text:p>
          </table:table-cell>
          <table:table-cell office:value-type="float" office:value="0.065547838807106" calcext:value-type="float">
            <text:p>0.0655478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034577846527" calcext:value-type="float">
            <text:p>0.5503457785</text:p>
          </table:table-cell>
          <table:table-cell office:value-type="float" office:value="-2.1515478610659E-026" calcext:value-type="float">
            <text:p>-2.1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597854614258" calcext:value-type="float">
            <text:p>4.4597854614</text:p>
          </table:table-cell>
          <table:table-cell office:value-type="float" office:value="3.1834568977356" calcext:value-type="float">
            <text:p>3.1834568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525666117668" calcext:value-type="float">
            <text:p>-0.4652566612</text:p>
          </table:table-cell>
          <table:table-cell office:value-type="float" office:value="4.486942714322E-025" calcext:value-type="float">
            <text:p>4.49E-25</text:p>
          </table:table-cell>
          <table:table-cell office:value-type="float" office:value="-4.9317813787762E-025" calcext:value-type="float">
            <text:p>-4.93E-25</text:p>
          </table:table-cell>
          <table:table-cell office:value-type="float" office:value="-2.7016232013702" calcext:value-type="float">
            <text:p>-2.7016232014</text:p>
          </table:table-cell>
          <table:table-cell office:value-type="float" office:value="-1.2729593515396" calcext:value-type="float">
            <text:p>-1.2729593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111938238144" calcext:value-type="float">
            <text:p>-0.1811193824</text:p>
          </table:table-cell>
          <table:table-cell office:value-type="float" office:value="1.1731134497805E-025" calcext:value-type="float">
            <text:p>1.17E-25</text:p>
          </table:table-cell>
          <table:table-cell office:value-type="float" office:value="-3.5676397141182E-025" calcext:value-type="float">
            <text:p>-3.57E-25</text:p>
          </table:table-cell>
          <table:table-cell office:value-type="float" office:value="0.23804566264153" calcext:value-type="float">
            <text:p>0.2380456626</text:p>
          </table:table-cell>
          <table:table-cell office:value-type="float" office:value="-0.21030639111996" calcext:value-type="float">
            <text:p>-0.2103063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71409845352" calcext:value-type="float">
            <text:p>-0.4517140985</text:p>
          </table:table-cell>
          <table:table-cell office:value-type="float" office:value="-3.3102609631704E-026" calcext:value-type="float">
            <text:p>-3.31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7274684906006" calcext:value-type="float">
            <text:p>-4.7274684906</text:p>
          </table:table-cell>
          <table:table-cell office:value-type="float" office:value="-2.2346007823944" calcext:value-type="float">
            <text:p>-2.2346007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66225337982" calcext:value-type="float">
            <text:p>-0.1776622534</text:p>
          </table:table-cell>
          <table:table-cell office:value-type="float" office:value="-1.9736608806477E-023" calcext:value-type="float">
            <text:p>-1.97E-23</text:p>
          </table:table-cell>
          <table:table-cell office:value-type="float" office:value="9.8835002308556E-024" calcext:value-type="float">
            <text:p>9.88E-24</text:p>
          </table:table-cell>
          <table:table-cell office:value-type="float" office:value="-1.3655532598495" calcext:value-type="float">
            <text:p>-1.3655532598</text:p>
          </table:table-cell>
          <table:table-cell office:value-type="float" office:value="0.79820370674133" calcext:value-type="float">
            <text:p>0.7982037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090801954269" calcext:value-type="float">
            <text:p>0.5609080195</text:p>
          </table:table-cell>
          <table:table-cell office:value-type="float" office:value="3.6257723533381E-024" calcext:value-type="float">
            <text:p>3.63E-24</text:p>
          </table:table-cell>
          <table:table-cell office:value-type="float" office:value="4.9228306276796E-023" calcext:value-type="float">
            <text:p>4.92E-23</text:p>
          </table:table-cell>
          <table:table-cell office:value-type="float" office:value="0.44396969676018" calcext:value-type="float">
            <text:p>0.4439696968</text:p>
          </table:table-cell>
          <table:table-cell office:value-type="float" office:value="-1.67058634758" calcext:value-type="float">
            <text:p>-1.6705863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535567760468" calcext:value-type="float">
            <text:p>0.5453556776</text:p>
          </table:table-cell>
          <table:table-cell office:value-type="float" office:value="3.8710583966248E-024" calcext:value-type="float">
            <text:p>3.87E-24</text:p>
          </table:table-cell>
          <table:table-cell office:value-type="float" office:value="-6.4018956592131E-025" calcext:value-type="float">
            <text:p>-6.40E-25</text:p>
          </table:table-cell>
          <table:table-cell office:value-type="float" office:value="-2.6147410869598" calcext:value-type="float">
            <text:p>-2.614741087</text:p>
          </table:table-cell>
          <table:table-cell office:value-type="float" office:value="-4.9575128555298" calcext:value-type="float">
            <text:p>-4.9575128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90632081032" calcext:value-type="float">
            <text:p>-0.1859063208</text:p>
          </table:table-cell>
          <table:table-cell office:value-type="float" office:value="-3.5493447478271E-024" calcext:value-type="float">
            <text:p>-3.5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3294265270233" calcext:value-type="float">
            <text:p>0.5329426527</text:p>
          </table:table-cell>
          <table:table-cell office:value-type="float" office:value="0.011858334764838" calcext:value-type="float">
            <text:p>0.0118583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325209736824" calcext:value-type="float">
            <text:p>-0.46325209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980664730072" calcext:value-type="float">
            <text:p>-1.9806647301</text:p>
          </table:table-cell>
          <table:table-cell office:value-type="float" office:value="3.089869260788" calcext:value-type="float">
            <text:p>3.0898692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7677855491638" calcext:value-type="float">
            <text:p>-0.17677855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0590473413467" calcext:value-type="float">
            <text:p>0.5059047341</text:p>
          </table:table-cell>
          <table:table-cell office:value-type="float" office:value="0.015278659760952" calcext:value-type="float">
            <text:p>0.0152786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56728625298" calcext:value-type="float">
            <text:p>-0.1765672863</text:p>
          </table:table-cell>
          <table:table-cell office:value-type="float" office:value="-1.3363945670006E-024" calcext:value-type="float">
            <text:p>-1.34E-24</text:p>
          </table:table-cell>
          <table:table-cell office:value-type="float" office:value="-3.1311097863129E-023" calcext:value-type="float">
            <text:p>-3.13E-23</text:p>
          </table:table-cell>
          <table:table-cell office:value-type="float" office:value="4.4904041290283" calcext:value-type="float">
            <text:p>4.490404129</text:p>
          </table:table-cell>
          <table:table-cell office:value-type="float" office:value="-1.2871661186218" calcext:value-type="float">
            <text:p>-1.2871661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633968114853" calcext:value-type="float">
            <text:p>0.5563396811</text:p>
          </table:table-cell>
          <table:table-cell office:value-type="float" office:value="-1.1502540997791E-023" calcext:value-type="float">
            <text:p>-1.1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845165252686" calcext:value-type="float">
            <text:p>1.0845165253</text:p>
          </table:table-cell>
          <table:table-cell office:value-type="float" office:value="-0.25564312934875" calcext:value-type="float">
            <text:p>-0.25564312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930474996567" calcext:value-type="float">
            <text:p>-0.45930475</text:p>
          </table:table-cell>
          <table:table-cell office:value-type="float" office:value="3.3423952737743E-025" calcext:value-type="float">
            <text:p>3.34E-25</text:p>
          </table:table-cell>
          <table:table-cell office:value-type="float" office:value="1.7385370224281E-025" calcext:value-type="float">
            <text:p>1.74E-25</text:p>
          </table:table-cell>
          <table:table-cell office:value-type="float" office:value="1.22425532341" calcext:value-type="float">
            <text:p>1.2242553234</text:p>
          </table:table-cell>
          <table:table-cell office:value-type="float" office:value="4.1648073196411" calcext:value-type="float">
            <text:p>4.1648073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5274630188942" calcext:value-type="float">
            <text:p>-0.4527463019</text:p>
          </table:table-cell>
          <table:table-cell office:value-type="float" office:value="9.4265377603644E-025" calcext:value-type="float">
            <text:p>9.43E-25</text:p>
          </table:table-cell>
          <table:table-cell office:value-type="float" office:value="2.3993079632037E-026" calcext:value-type="float">
            <text:p>2.40E-26</text:p>
          </table:table-cell>
          <table:table-cell office:value-type="float" office:value="-0.19720932841301" calcext:value-type="float">
            <text:p>-0.1972093284</text:p>
          </table:table-cell>
          <table:table-cell office:value-type="float" office:value="4.77294921875" calcext:value-type="float">
            <text:p>4.7729492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341625213623" calcext:value-type="float">
            <text:p>0.5534162521</text:p>
          </table:table-cell>
          <table:table-cell office:value-type="float" office:value="-3.7083549967583E-027" calcext:value-type="float">
            <text:p>-3.71E-27</text:p>
          </table:table-cell>
          <table:table-cell office:value-type="float" office:value="9.3120119202205E-025" calcext:value-type="float">
            <text:p>9.31E-25</text:p>
          </table:table-cell>
          <table:table-cell office:value-type="float" office:value="-6.9321613311768" calcext:value-type="float">
            <text:p>-6.9321613312</text:p>
          </table:table-cell>
          <table:table-cell office:value-type="float" office:value="2.3320343494415" calcext:value-type="float">
            <text:p>2.3320343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247267723083" calcext:value-type="float">
            <text:p>-0.4624726772</text:p>
          </table:table-cell>
          <table:table-cell office:value-type="float" office:value="1.6891436801391E-024" calcext:value-type="float">
            <text:p>1.6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69850790500641" calcext:value-type="float">
            <text:p>-0.698507905</text:p>
          </table:table-cell>
          <table:table-cell office:value-type="float" office:value="2.5063199996948" calcext:value-type="float">
            <text:p>2.5063199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890595436096" calcext:value-type="float">
            <text:p>-0.18890595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2040209770203" calcext:value-type="float">
            <text:p>0.6204020977</text:p>
          </table:table-cell>
          <table:table-cell office:value-type="float" office:value="-3.5618205070496" calcext:value-type="float">
            <text:p>-3.561820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78218328953" calcext:value-type="float">
            <text:p>-0.1877821833</text:p>
          </table:table-cell>
          <table:table-cell office:value-type="float" office:value="-4.3730622610063E-025" calcext:value-type="float">
            <text:p>-4.3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141580581665" calcext:value-type="float">
            <text:p>4.2141580582</text:p>
          </table:table-cell>
          <table:table-cell office:value-type="float" office:value="-4.7794981002808" calcext:value-type="float">
            <text:p>-4.7794981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275611639023" calcext:value-type="float">
            <text:p>-0.44275611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600001131891E-024" calcext:value-type="float">
            <text:p>-2.26E-24</text:p>
          </table:table-cell>
          <table:table-cell office:value-type="float" office:value="5.7403030395508" calcext:value-type="float">
            <text:p>5.7403030396</text:p>
          </table:table-cell>
          <table:table-cell office:value-type="float" office:value="-1.0090615749359" calcext:value-type="float">
            <text:p>-1.0090615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642115592957" calcext:value-type="float">
            <text:p>-0.43642115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36427446327E-025" calcext:value-type="float">
            <text:p>3.54E-25</text:p>
          </table:table-cell>
          <table:table-cell office:value-type="float" office:value="-0.64309245347977" calcext:value-type="float">
            <text:p>-0.6430924535</text:p>
          </table:table-cell>
          <table:table-cell office:value-type="float" office:value="-0.28206059336662" calcext:value-type="float">
            <text:p>-0.2820605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50950622559" calcext:value-type="float">
            <text:p>0.56950950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9838424921036" calcext:value-type="float">
            <text:p>-1.9838424921</text:p>
          </table:table-cell>
          <table:table-cell office:value-type="float" office:value="-2.2668538093567" calcext:value-type="float">
            <text:p>-2.2668538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4608563184738" calcext:value-type="float">
            <text:p>-0.44608563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9904482364655" calcext:value-type="float">
            <text:p>-2.9904482365</text:p>
          </table:table-cell>
          <table:table-cell office:value-type="float" office:value="-1.2187410593033" calcext:value-type="float">
            <text:p>-1.2187410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27780675888" calcext:value-type="float">
            <text:p>-0.1862778068</text:p>
          </table:table-cell>
          <table:table-cell office:value-type="float" office:value="6.6328773863131E-024" calcext:value-type="float">
            <text:p>6.6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5168919563293" calcext:value-type="float">
            <text:p>0.7516891956</text:p>
          </table:table-cell>
          <table:table-cell office:value-type="float" office:value="-0.96846735477448" calcext:value-type="float">
            <text:p>-0.9684673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37991476059" calcext:value-type="float">
            <text:p>-0.4337991476</text:p>
          </table:table-cell>
          <table:table-cell office:value-type="float" office:value="1.2515175709414E-024" calcext:value-type="float">
            <text:p>1.2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409991264343" calcext:value-type="float">
            <text:p>-1.3409991264</text:p>
          </table:table-cell>
          <table:table-cell office:value-type="float" office:value="-2.6530895233154" calcext:value-type="float">
            <text:p>-2.6530895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789950966835" calcext:value-type="float">
            <text:p>-0.4278995097</text:p>
          </table:table-cell>
          <table:table-cell office:value-type="float" office:value="-1.7672556269422E-025" calcext:value-type="float">
            <text:p>-1.7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58314704895" calcext:value-type="float">
            <text:p>2.1583147049</text:p>
          </table:table-cell>
          <table:table-cell office:value-type="float" office:value="-1.7684179544449" calcext:value-type="float">
            <text:p>-1.7684179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215192317963" calcext:value-type="float">
            <text:p>-0.4221519232</text:p>
          </table:table-cell>
          <table:table-cell office:value-type="float" office:value="3.7406754662099E-024" calcext:value-type="float">
            <text:p>3.7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26631766557693" calcext:value-type="float">
            <text:p>-0.2663176656</text:p>
          </table:table-cell>
          <table:table-cell office:value-type="float" office:value="0.75889277458191" calcext:value-type="float">
            <text:p>0.7588927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63564145565" calcext:value-type="float">
            <text:p>-0.4163564146</text:p>
          </table:table-cell>
          <table:table-cell office:value-type="float" office:value="-1.797692345856E-025" calcext:value-type="float">
            <text:p>-1.80E-25</text:p>
          </table:table-cell>
          <table:table-cell office:value-type="float" office:value="8.3544886091588E-025" calcext:value-type="float">
            <text:p>8.35E-25</text:p>
          </table:table-cell>
          <table:table-cell office:value-type="float" office:value="2.1367225646973" calcext:value-type="float">
            <text:p>2.1367225647</text:p>
          </table:table-cell>
          <table:table-cell office:value-type="float" office:value="1.5465778112411" calcext:value-type="float">
            <text:p>1.5465778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927047252655" calcext:value-type="float">
            <text:p>0.58927047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2767397165298" calcext:value-type="float">
            <text:p>-1.2767397165</text:p>
          </table:table-cell>
          <table:table-cell office:value-type="float" office:value="-0.51586127281189" calcext:value-type="float">
            <text:p>-0.5158612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09951233864" calcext:value-type="float">
            <text:p>-0.1850995123</text:p>
          </table:table-cell>
          <table:table-cell office:value-type="float" office:value="-2.3796075487653E-025" calcext:value-type="float">
            <text:p>-2.38E-25</text:p>
          </table:table-cell>
          <table:table-cell office:value-type="float" office:value="2.5300716730798E-025" calcext:value-type="float">
            <text:p>2.53E-25</text:p>
          </table:table-cell>
          <table:table-cell office:value-type="float" office:value="0.0048813484609127" calcext:value-type="float">
            <text:p>0.0048813485</text:p>
          </table:table-cell>
          <table:table-cell office:value-type="float" office:value="-1.2266221046448" calcext:value-type="float">
            <text:p>-1.2266221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452736735344" calcext:value-type="float">
            <text:p>-0.1845273674</text:p>
          </table:table-cell>
          <table:table-cell office:value-type="float" office:value="1.8095027029428E-026" calcext:value-type="float">
            <text:p>1.81E-26</text:p>
          </table:table-cell>
          <table:table-cell office:value-type="float" office:value="3.1479038362634E-026" calcext:value-type="float">
            <text:p>3.15E-26</text:p>
          </table:table-cell>
          <table:table-cell office:value-type="float" office:value="5.3394904136658" calcext:value-type="float">
            <text:p>5.3394904137</text:p>
          </table:table-cell>
          <table:table-cell office:value-type="float" office:value="-3.7799491882324" calcext:value-type="float">
            <text:p>-3.7799491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484792709351" calcext:value-type="float">
            <text:p>0.5848479271</text:p>
          </table:table-cell>
          <table:table-cell office:value-type="float" office:value="5.6506276246076E-024" calcext:value-type="float">
            <text:p>5.65E-24</text:p>
          </table:table-cell>
          <table:table-cell office:value-type="float" office:value="-3.6820410917327E-023" calcext:value-type="float">
            <text:p>-3.68E-23</text:p>
          </table:table-cell>
          <table:table-cell office:value-type="float" office:value="-0.20651957392693" calcext:value-type="float">
            <text:p>-0.2065195739</text:p>
          </table:table-cell>
          <table:table-cell office:value-type="float" office:value="0.96953505277634" calcext:value-type="float">
            <text:p>0.9695350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29594278336" calcext:value-type="float">
            <text:p>0.56929594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963876949523E-023" calcext:value-type="float">
            <text:p>2.90E-23</text:p>
          </table:table-cell>
          <table:table-cell office:value-type="float" office:value="3.8394086360931" calcext:value-type="float">
            <text:p>3.8394086361</text:p>
          </table:table-cell>
          <table:table-cell office:value-type="float" office:value="-3.1554536819458" calcext:value-type="float">
            <text:p>-3.1554536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363798141479" calcext:value-type="float">
            <text:p>0.55363798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838061836413E-023" calcext:value-type="float">
            <text:p>-4.48E-23</text:p>
          </table:table-cell>
          <table:table-cell office:value-type="float" office:value="-2.5982403755188" calcext:value-type="float">
            <text:p>-2.5982403755</text:p>
          </table:table-cell>
          <table:table-cell office:value-type="float" office:value="-1.8039274215698" calcext:value-type="float">
            <text:p>-1.8039274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210968494415" calcext:value-type="float">
            <text:p>-0.46210968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50884418978E-025" calcext:value-type="float">
            <text:p>1.43E-25</text:p>
          </table:table-cell>
          <table:table-cell office:value-type="float" office:value="5.2284245491028" calcext:value-type="float">
            <text:p>5.2284245491</text:p>
          </table:table-cell>
          <table:table-cell office:value-type="float" office:value="5.0751252174377" calcext:value-type="float">
            <text:p>5.0751252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71131062508" calcext:value-type="float">
            <text:p>-0.19371131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8641908098822E-025" calcext:value-type="float">
            <text:p>5.86E-25</text:p>
          </table:table-cell>
          <table:table-cell office:value-type="float" office:value="-1.3270030021667" calcext:value-type="float">
            <text:p>-1.3270030022</text:p>
          </table:table-cell>
          <table:table-cell office:value-type="float" office:value="-2.0428295135498" calcext:value-type="float">
            <text:p>-2.0428295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0233219862" calcext:value-type="float">
            <text:p>-0.192023322</text:p>
          </table:table-cell>
          <table:table-cell office:value-type="float" office:value="2.2556005866169E-025" calcext:value-type="float">
            <text:p>2.26E-25</text:p>
          </table:table-cell>
          <table:table-cell office:value-type="float" office:value="-7.2212253308222E-026" calcext:value-type="float">
            <text:p>-7.22E-26</text:p>
          </table:table-cell>
          <table:table-cell office:value-type="float" office:value="0.46477738022804" calcext:value-type="float">
            <text:p>0.4647773802</text:p>
          </table:table-cell>
          <table:table-cell office:value-type="float" office:value="-4.3555836677551" calcext:value-type="float">
            <text:p>-4.3555836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775898694992" calcext:value-type="float">
            <text:p>0.55775898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36627992987633" calcext:value-type="float">
            <text:p>0.3662799299</text:p>
          </table:table-cell>
          <table:table-cell office:value-type="float" office:value="-0.88414424657822" calcext:value-type="float">
            <text:p>-0.8841442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79219818115" calcext:value-type="float">
            <text:p>-0.19579219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5602808837883E-024" calcext:value-type="float">
            <text:p>6.56E-24</text:p>
          </table:table-cell>
          <table:table-cell office:value-type="float" office:value="-0.95127189159393" calcext:value-type="float">
            <text:p>-0.9512718916</text:p>
          </table:table-cell>
          <table:table-cell office:value-type="float" office:value="3.2624921798706" calcext:value-type="float">
            <text:p>3.2624921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12094283104" calcext:value-type="float">
            <text:p>-0.4511209428</text:p>
          </table:table-cell>
          <table:table-cell office:value-type="float" office:value="1.6169251159436E-025" calcext:value-type="float">
            <text:p>1.62E-25</text:p>
          </table:table-cell>
          <table:table-cell office:value-type="float" office:value="-9.3265831672161E-025" calcext:value-type="float">
            <text:p>-9.33E-25</text:p>
          </table:table-cell>
          <table:table-cell office:value-type="float" office:value="-2.2690443992615" calcext:value-type="float">
            <text:p>-2.2690443993</text:p>
          </table:table-cell>
          <table:table-cell office:value-type="float" office:value="2.3301348686218" calcext:value-type="float">
            <text:p>2.3301348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527865886688" calcext:value-type="float">
            <text:p>0.5552786589</text:p>
          </table:table-cell>
          <table:table-cell office:value-type="float" office:value="-1.4934463901565E-027" calcext:value-type="float">
            <text:p>-1.49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7578625679016" calcext:value-type="float">
            <text:p>5.7578625679</text:p>
          </table:table-cell>
          <table:table-cell office:value-type="float" office:value="5.2967600822449" calcext:value-type="float">
            <text:p>5.29676008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066930890083" calcext:value-type="float">
            <text:p>-0.46066930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2005751421326E-024" calcext:value-type="float">
            <text:p>3.20E-24</text:p>
          </table:table-cell>
          <table:table-cell office:value-type="float" office:value="1.9334436655045" calcext:value-type="float">
            <text:p>1.9334436655</text:p>
          </table:table-cell>
          <table:table-cell office:value-type="float" office:value="-1.612177491188" calcext:value-type="float">
            <text:p>-1.6121774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242608547211" calcext:value-type="float">
            <text:p>-0.19242608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6694123744965" calcext:value-type="float">
            <text:p>-2.6694123745</text:p>
          </table:table-cell>
          <table:table-cell office:value-type="float" office:value="1.5583523511887" calcext:value-type="float">
            <text:p>1.5583523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275094509125" calcext:value-type="float">
            <text:p>0.5527509451</text:p>
          </table:table-cell>
          <table:table-cell office:value-type="float" office:value="-3.125049796282E-025" calcext:value-type="float">
            <text:p>-3.1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109803199768" calcext:value-type="float">
            <text:p>2.31098032</text:p>
          </table:table-cell>
          <table:table-cell office:value-type="float" office:value="1.2200651168823" calcext:value-type="float">
            <text:p>1.2200651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320396661758" calcext:value-type="float">
            <text:p>-0.4632039666</text:p>
          </table:table-cell>
          <table:table-cell office:value-type="float" office:value="-9.0372092656584E-025" calcext:value-type="float">
            <text:p>-9.0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753994584084" calcext:value-type="float">
            <text:p>0.4575399458</text:p>
          </table:table-cell>
          <table:table-cell office:value-type="float" office:value="2.2790024280548" calcext:value-type="float">
            <text:p>2.2790024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642384886742" calcext:value-type="float">
            <text:p>-0.45642384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85091406106949" calcext:value-type="float">
            <text:p>0.8509140611</text:p>
          </table:table-cell>
          <table:table-cell office:value-type="float" office:value="2.5064966678619" calcext:value-type="float">
            <text:p>2.5064966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58942317963" calcext:value-type="float">
            <text:p>-0.1955894232</text:p>
          </table:table-cell>
          <table:table-cell office:value-type="float" office:value="7.1849973867879E-025" calcext:value-type="float">
            <text:p>7.1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519958496094" calcext:value-type="float">
            <text:p>2.9519958496</text:p>
          </table:table-cell>
          <table:table-cell office:value-type="float" office:value="1.3891582489014" calcext:value-type="float">
            <text:p>1.3891582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029857218266" calcext:value-type="float">
            <text:p>-0.19029857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77983325719833" calcext:value-type="float">
            <text:p>-0.7798332572</text:p>
          </table:table-cell>
          <table:table-cell office:value-type="float" office:value="-4.0943965911865" calcext:value-type="float">
            <text:p>-4.0943965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908452987671" calcext:value-type="float">
            <text:p>-0.1890845299</text:p>
          </table:table-cell>
          <table:table-cell office:value-type="float" office:value="-2.3651911650262E-024" calcext:value-type="float">
            <text:p>-2.37E-24</text:p>
          </table:table-cell>
          <table:table-cell office:value-type="float" office:value="1.7196656946382E-024" calcext:value-type="float">
            <text:p>1.72E-24</text:p>
          </table:table-cell>
          <table:table-cell office:value-type="float" office:value="1.4353252649307" calcext:value-type="float">
            <text:p>1.4353252649</text:p>
          </table:table-cell>
          <table:table-cell office:value-type="float" office:value="-3.9450736045837" calcext:value-type="float">
            <text:p>-3.945073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101391196251" calcext:value-type="float">
            <text:p>-0.431013912</text:p>
          </table:table-cell>
          <table:table-cell office:value-type="float" office:value="-3.8591065622651E-025" calcext:value-type="float">
            <text:p>-3.86E-25</text:p>
          </table:table-cell>
          <table:table-cell office:value-type="float" office:value="-2.4921158771441E-025" calcext:value-type="float">
            <text:p>-2.49E-25</text:p>
          </table:table-cell>
          <table:table-cell office:value-type="float" office:value="-1.6500939130783" calcext:value-type="float">
            <text:p>-1.6500939131</text:p>
          </table:table-cell>
          <table:table-cell office:value-type="float" office:value="3.7908957004547" calcext:value-type="float">
            <text:p>3.7908957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49567091465" calcext:value-type="float">
            <text:p>-0.42495670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017336947045E-024" calcext:value-type="float">
            <text:p>-3.80E-24</text:p>
          </table:table-cell>
          <table:table-cell office:value-type="float" office:value="-0.9265541434288" calcext:value-type="float">
            <text:p>-0.9265541434</text:p>
          </table:table-cell>
          <table:table-cell office:value-type="float" office:value="1.9409384727478" calcext:value-type="float">
            <text:p>1.9409384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927328705788" calcext:value-type="float">
            <text:p>-0.41927328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205860351165E-024" calcext:value-type="float">
            <text:p>-1.02E-24</text:p>
          </table:table-cell>
          <table:table-cell office:value-type="float" office:value="-5.9030466079712" calcext:value-type="float">
            <text:p>-5.903046608</text:p>
          </table:table-cell>
          <table:table-cell office:value-type="float" office:value="-2.2193810939789" calcext:value-type="float">
            <text:p>-2.219381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71505022049" calcext:value-type="float">
            <text:p>-0.1787150502</text:p>
          </table:table-cell>
          <table:table-cell office:value-type="float" office:value="-1.3429454454512E-023" calcext:value-type="float">
            <text:p>-1.34E-23</text:p>
          </table:table-cell>
          <table:table-cell office:value-type="float" office:value="-4.5882302260203E-023" calcext:value-type="float">
            <text:p>-4.59E-23</text:p>
          </table:table-cell>
          <table:table-cell office:value-type="float" office:value="-1.9355715513229" calcext:value-type="float">
            <text:p>-1.9355715513</text:p>
          </table:table-cell>
          <table:table-cell office:value-type="float" office:value="0.15891326963902" calcext:value-type="float">
            <text:p>0.1589132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41701209545" calcext:value-type="float">
            <text:p>-0.1784170121</text:p>
          </table:table-cell>
          <table:table-cell office:value-type="float" office:value="1.9476239890594E-025" calcext:value-type="float">
            <text:p>1.9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1302027702332" calcext:value-type="float">
            <text:p>-7.1302027702</text:p>
          </table:table-cell>
          <table:table-cell office:value-type="float" office:value="0.73180985450745" calcext:value-type="float">
            <text:p>0.7318098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472320795059" calcext:value-type="float">
            <text:p>-0.174723208</text:p>
          </table:table-cell>
          <table:table-cell office:value-type="float" office:value="3.0308045444922E-023" calcext:value-type="float">
            <text:p>3.03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14110603928566" calcext:value-type="float">
            <text:p>-0.1411060393</text:p>
          </table:table-cell>
          <table:table-cell office:value-type="float" office:value="0.34256824851036" calcext:value-type="float">
            <text:p>0.3425682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256201028824" calcext:value-type="float">
            <text:p>0.60256201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215254261356E-023" calcext:value-type="float">
            <text:p>-2.82E-23</text:p>
          </table:table-cell>
          <table:table-cell office:value-type="float" office:value="-0.10802885890007" calcext:value-type="float">
            <text:p>-0.1080288589</text:p>
          </table:table-cell>
          <table:table-cell office:value-type="float" office:value="1.4618555307388" calcext:value-type="float">
            <text:p>1.4618555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67439579964" calcext:value-type="float">
            <text:p>-0.1766743958</text:p>
          </table:table-cell>
          <table:table-cell office:value-type="float" office:value="1.9979322374352E-024" calcext:value-type="float">
            <text:p>2.00E-24</text:p>
          </table:table-cell>
          <table:table-cell office:value-type="float" office:value="-6.9780860738814E-024" calcext:value-type="float">
            <text:p>-6.98E-24</text:p>
          </table:table-cell>
          <table:table-cell office:value-type="float" office:value="2.5778961181641" calcext:value-type="float">
            <text:p>2.5778961182</text:p>
          </table:table-cell>
          <table:table-cell office:value-type="float" office:value="-3.1956584453583" calcext:value-type="float">
            <text:p>-3.1956584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30634868145" calcext:value-type="float">
            <text:p>-0.17306348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513000147386E-025" calcext:value-type="float">
            <text:p>2.35E-25</text:p>
          </table:table-cell>
          <table:table-cell office:value-type="float" office:value="2.3158068656921" calcext:value-type="float">
            <text:p>2.3158068657</text:p>
          </table:table-cell>
          <table:table-cell office:value-type="float" office:value="1.3555161952972" calcext:value-type="float">
            <text:p>1.3555161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0213721990585" calcext:value-type="float">
            <text:p>-0.4021372199</text:p>
          </table:table-cell>
          <table:table-cell office:value-type="float" office:value="3.9368676631806E-026" calcext:value-type="float">
            <text:p>3.94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5507216453552" calcext:value-type="float">
            <text:p>-4.5507216454</text:p>
          </table:table-cell>
          <table:table-cell office:value-type="float" office:value="-0.70436590909958" calcext:value-type="float">
            <text:p>-0.7043659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051073908806" calcext:value-type="float">
            <text:p>-0.17051073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2071905092421E-025" calcext:value-type="float">
            <text:p>7.21E-25</text:p>
          </table:table-cell>
          <table:table-cell office:value-type="float" office:value="2.6364970207214" calcext:value-type="float">
            <text:p>2.6364970207</text:p>
          </table:table-cell>
          <table:table-cell office:value-type="float" office:value="1.7641735076904" calcext:value-type="float">
            <text:p>1.7641735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15744137764" calcext:value-type="float">
            <text:p>-0.1715744138</text:p>
          </table:table-cell>
          <table:table-cell office:value-type="float" office:value="6.4371097197689E-024" calcext:value-type="float">
            <text:p>6.4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3131182193756" calcext:value-type="float">
            <text:p>-0.8313118219</text:p>
          </table:table-cell>
          <table:table-cell office:value-type="float" office:value="2.7509288787842" calcext:value-type="float">
            <text:p>2.7509288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688099384308" calcext:value-type="float">
            <text:p>-0.38688099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57817596197128" calcext:value-type="float">
            <text:p>0.578175962</text:p>
          </table:table-cell>
          <table:table-cell office:value-type="float" office:value="0.34312033653259" calcext:value-type="float">
            <text:p>0.3431203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885633766651" calcext:value-type="float">
            <text:p>-0.16885633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914373755455" calcext:value-type="float">
            <text:p>0.9914373755</text:p>
          </table:table-cell>
          <table:table-cell office:value-type="float" office:value="3.9571900367737" calcext:value-type="float">
            <text:p>3.9571900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52962589264" calcext:value-type="float">
            <text:p>0.622529625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561038976418E-023" calcext:value-type="float">
            <text:p>2.16E-23</text:p>
          </table:table-cell>
          <table:table-cell office:value-type="float" office:value="3.2738633155823" calcext:value-type="float">
            <text:p>3.2738633156</text:p>
          </table:table-cell>
          <table:table-cell office:value-type="float" office:value="-1.8578469753265" calcext:value-type="float">
            <text:p>-1.8578469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717815160751" calcext:value-type="float">
            <text:p>0.60717815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0497871402126E-025" calcext:value-type="float">
            <text:p>8.05E-25</text:p>
          </table:table-cell>
          <table:table-cell office:value-type="float" office:value="-2.0384247303009" calcext:value-type="float">
            <text:p>-2.0384247303</text:p>
          </table:table-cell>
          <table:table-cell office:value-type="float" office:value="1.6031341552734" calcext:value-type="float">
            <text:p>1.603134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148705005646" calcext:value-type="float">
            <text:p>0.5914870501</text:p>
          </table:table-cell>
          <table:table-cell office:value-type="float" office:value="2.699503514126E-024" calcext:value-type="float">
            <text:p>2.70E-24</text:p>
          </table:table-cell>
          <table:table-cell office:value-type="float" office:value="2.2918512399844E-023" calcext:value-type="float">
            <text:p>2.29E-23</text:p>
          </table:table-cell>
          <table:table-cell office:value-type="float" office:value="-1.2067011594772" calcext:value-type="float">
            <text:p>-1.2067011595</text:p>
          </table:table-cell>
          <table:table-cell office:value-type="float" office:value="0.17091442644596" calcext:value-type="float">
            <text:p>0.1709144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414456605911" calcext:value-type="float">
            <text:p>-0.42414456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970823287964" calcext:value-type="float">
            <text:p>-2.3970823288</text:p>
          </table:table-cell>
          <table:table-cell office:value-type="float" office:value="0.089582689106464" calcext:value-type="float">
            <text:p>0.0895826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90927529335" calcext:value-type="float">
            <text:p>-0.1879092753</text:p>
          </table:table-cell>
          <table:table-cell office:value-type="float" office:value="-1.0851237318488E-024" calcext:value-type="float">
            <text:p>-1.09E-24</text:p>
          </table:table-cell>
          <table:table-cell office:value-type="float" office:value="-3.8893895519099E-024" calcext:value-type="float">
            <text:p>-3.89E-24</text:p>
          </table:table-cell>
          <table:table-cell office:value-type="float" office:value="-2.4808320999146" calcext:value-type="float">
            <text:p>-2.4808320999</text:p>
          </table:table-cell>
          <table:table-cell office:value-type="float" office:value="-2.2792201042175" calcext:value-type="float">
            <text:p>-2.2792201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94987893105" calcext:value-type="float">
            <text:p>-0.1869498789</text:p>
          </table:table-cell>
          <table:table-cell office:value-type="float" office:value="-2.9804502907345E-023" calcext:value-type="float">
            <text:p>-2.98E-23</text:p>
          </table:table-cell>
          <table:table-cell office:value-type="float" office:value="-1.3743679841167E-023" calcext:value-type="float">
            <text:p>-1.37E-23</text:p>
          </table:table-cell>
          <table:table-cell office:value-type="float" office:value="-0.29533734917641" calcext:value-type="float">
            <text:p>-0.2953373492</text:p>
          </table:table-cell>
          <table:table-cell office:value-type="float" office:value="-1.5033473968506" calcext:value-type="float">
            <text:p>-1.5033473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26194190979" calcext:value-type="float">
            <text:p>0.5926194191</text:p>
          </table:table-cell>
          <table:table-cell office:value-type="float" office:value="-2.4800423609897E-025" calcext:value-type="float">
            <text:p>-2.4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942094802856" calcext:value-type="float">
            <text:p>4.7942094803</text:p>
          </table:table-cell>
          <table:table-cell office:value-type="float" office:value="3.8655173778534" calcext:value-type="float">
            <text:p>3.8655173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697087526321" calcext:value-type="float">
            <text:p>0.5769708753</text:p>
          </table:table-cell>
          <table:table-cell office:value-type="float" office:value="2.2785320335745E-025" calcext:value-type="float">
            <text:p>2.28E-25</text:p>
          </table:table-cell>
          <table:table-cell office:value-type="float" office:value="-2.5096354917729E-025" calcext:value-type="float">
            <text:p>-2.51E-25</text:p>
          </table:table-cell>
          <table:table-cell office:value-type="float" office:value="-0.41821151971817" calcext:value-type="float">
            <text:p>-0.4182115197</text:p>
          </table:table-cell>
          <table:table-cell office:value-type="float" office:value="1.2413938045502" calcext:value-type="float">
            <text:p>1.2413938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194678545" calcext:value-type="float">
            <text:p>-0.19619467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3021056421712E-023" calcext:value-type="float">
            <text:p>6.30E-23</text:p>
          </table:table-cell>
          <table:table-cell office:value-type="float" office:value="1.9391462802887" calcext:value-type="float">
            <text:p>1.9391462803</text:p>
          </table:table-cell>
          <table:table-cell office:value-type="float" office:value="1.2759370803833" calcext:value-type="float">
            <text:p>1.2759370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240198493004" calcext:value-type="float">
            <text:p>-0.43240198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173194043472E-025" calcext:value-type="float">
            <text:p>1.92E-25</text:p>
          </table:table-cell>
          <table:table-cell office:value-type="float" office:value="-5.1446824073792" calcext:value-type="float">
            <text:p>-5.1446824074</text:p>
          </table:table-cell>
          <table:table-cell office:value-type="float" office:value="-3.3345828056335" calcext:value-type="float">
            <text:p>-3.3345828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98982691765" calcext:value-type="float">
            <text:p>-0.1859898269</text:p>
          </table:table-cell>
          <table:table-cell office:value-type="float" office:value="-1.6644289835228E-023" calcext:value-type="float">
            <text:p>-1.6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341111660004" calcext:value-type="float">
            <text:p>-1.634111166</text:p>
          </table:table-cell>
          <table:table-cell office:value-type="float" office:value="-3.3514723777771" calcext:value-type="float">
            <text:p>-3.3514723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955384254456" calcext:value-type="float">
            <text:p>0.5795538425</text:p>
          </table:table-cell>
          <table:table-cell office:value-type="float" office:value="-2.1232745438809E-024" calcext:value-type="float">
            <text:p>-2.1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725209236145" calcext:value-type="float">
            <text:p>-4.7252092361</text:p>
          </table:table-cell>
          <table:table-cell office:value-type="float" office:value="1.184202671051" calcext:value-type="float">
            <text:p>1.1842026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380593776703" calcext:value-type="float">
            <text:p>0.5638059378</text:p>
          </table:table-cell>
          <table:table-cell office:value-type="float" office:value="-4.2049954451489E-024" calcext:value-type="float">
            <text:p>-4.2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182228088379" calcext:value-type="float">
            <text:p>-2.5182228088</text:p>
          </table:table-cell>
          <table:table-cell office:value-type="float" office:value="-0.41316619515419" calcext:value-type="float">
            <text:p>-0.4131661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62864303589" calcext:value-type="float">
            <text:p>-0.1956286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584182104158E-023" calcext:value-type="float">
            <text:p>2.26E-23</text:p>
          </table:table-cell>
          <table:table-cell office:value-type="float" office:value="-1.9342149496078" calcext:value-type="float">
            <text:p>-1.9342149496</text:p>
          </table:table-cell>
          <table:table-cell office:value-type="float" office:value="1.7936769723892" calcext:value-type="float">
            <text:p>1.7936769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447083711624" calcext:value-type="float">
            <text:p>0.5544708371</text:p>
          </table:table-cell>
          <table:table-cell office:value-type="float" office:value="-4.0496858659837E-026" calcext:value-type="float">
            <text:p>-4.05E-26</text:p>
          </table:table-cell>
          <table:table-cell office:value-type="float" office:value="-1.8111865511969E-025" calcext:value-type="float">
            <text:p>-1.81E-25</text:p>
          </table:table-cell>
          <table:table-cell office:value-type="float" office:value="3.503340959549" calcext:value-type="float">
            <text:p>3.5033409595</text:p>
          </table:table-cell>
          <table:table-cell office:value-type="float" office:value="2.6290769577026" calcext:value-type="float">
            <text:p>2.6290769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141448616982" calcext:value-type="float">
            <text:p>-0.4614144862</text:p>
          </table:table-cell>
          <table:table-cell office:value-type="float" office:value="1.907515465669E-025" calcext:value-type="float">
            <text:p>1.91E-25</text:p>
          </table:table-cell>
          <table:table-cell office:value-type="float" office:value="-2.4042624102819E-025" calcext:value-type="float">
            <text:p>-2.40E-25</text:p>
          </table:table-cell>
          <table:table-cell office:value-type="float" office:value="-3.3287742137909" calcext:value-type="float">
            <text:p>-3.3287742138</text:p>
          </table:table-cell>
          <table:table-cell office:value-type="float" office:value="-3.8284115791321" calcext:value-type="float">
            <text:p>-3.8284115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562449455261" calcext:value-type="float">
            <text:p>0.54562449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4786943642553E-024" calcext:value-type="float">
            <text:p>8.48E-24</text:p>
          </table:table-cell>
          <table:table-cell office:value-type="float" office:value="-1.7780557870865" calcext:value-type="float">
            <text:p>-1.7780557871</text:p>
          </table:table-cell>
          <table:table-cell office:value-type="float" office:value="-3.4223611354828" calcext:value-type="float">
            <text:p>-3.4223611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7032138705254" calcext:value-type="float">
            <text:p>-0.4703213871</text:p>
          </table:table-cell>
          <table:table-cell office:value-type="float" office:value="-8.7145996680876E-025" calcext:value-type="float">
            <text:p>-8.71E-25</text:p>
          </table:table-cell>
          <table:table-cell office:value-type="float" office:value="-2.4730966872382E-024" calcext:value-type="float">
            <text:p>-2.47E-24</text:p>
          </table:table-cell>
          <table:table-cell office:value-type="float" office:value="1.8849664926529" calcext:value-type="float">
            <text:p>1.8849664927</text:p>
          </table:table-cell>
          <table:table-cell office:value-type="float" office:value="-0.79583019018173" calcext:value-type="float">
            <text:p>-0.7958301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651332855225" calcext:value-type="float">
            <text:p>0.5365133286</text:p>
          </table:table-cell>
          <table:table-cell office:value-type="float" office:value="-1.2544185280342E-023" calcext:value-type="float">
            <text:p>-1.25E-23</text:p>
          </table:table-cell>
          <table:table-cell office:value-type="float" office:value="-1.9587992145099E-024" calcext:value-type="float">
            <text:p>-1.96E-24</text:p>
          </table:table-cell>
          <table:table-cell office:value-type="float" office:value="0.89517492055893" calcext:value-type="float">
            <text:p>0.8951749206</text:p>
          </table:table-cell>
          <table:table-cell office:value-type="float" office:value="-3.0692348480225" calcext:value-type="float">
            <text:p>-3.069234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947257757187" calcext:value-type="float">
            <text:p>-0.47947257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0185644599976E-025" calcext:value-type="float">
            <text:p>-5.02E-25</text:p>
          </table:table-cell>
          <table:table-cell office:value-type="float" office:value="-1.149569272995" calcext:value-type="float">
            <text:p>-1.149569273</text:p>
          </table:table-cell>
          <table:table-cell office:value-type="float" office:value="-1.2416489124298" calcext:value-type="float">
            <text:p>-1.2416489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788913249969" calcext:value-type="float">
            <text:p>0.5278891325</text:p>
          </table:table-cell>
          <table:table-cell office:value-type="float" office:value="-2.0838073890585E-025" calcext:value-type="float">
            <text:p>-2.08E-25</text:p>
          </table:table-cell>
          <table:table-cell office:value-type="float" office:value="1.6068042721183E-023" calcext:value-type="float">
            <text:p>1.61E-23</text:p>
          </table:table-cell>
          <table:table-cell office:value-type="float" office:value="-6.3676400184631" calcext:value-type="float">
            <text:p>-6.3676400185</text:p>
          </table:table-cell>
          <table:table-cell office:value-type="float" office:value="-2.2394049167633" calcext:value-type="float">
            <text:p>-2.2394049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755860209465" calcext:value-type="float">
            <text:p>-0.2075586021</text:p>
          </table:table-cell>
          <table:table-cell office:value-type="float" office:value="-1.5204607639147E-023" calcext:value-type="float">
            <text:p>-1.52E-23</text:p>
          </table:table-cell>
          <table:table-cell office:value-type="float" office:value="2.9121934303785E-024" calcext:value-type="float">
            <text:p>2.91E-24</text:p>
          </table:table-cell>
          <table:table-cell office:value-type="float" office:value="0.081032477319241" calcext:value-type="float">
            <text:p>0.0810324773</text:p>
          </table:table-cell>
          <table:table-cell office:value-type="float" office:value="-1.7498353719711" calcext:value-type="float">
            <text:p>-1.749835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063428580761" calcext:value-type="float">
            <text:p>-0.20063428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7893899137237E-024" calcext:value-type="float">
            <text:p>9.79E-24</text:p>
          </table:table-cell>
          <table:table-cell office:value-type="float" office:value="-3.405624628067" calcext:value-type="float">
            <text:p>-3.4056246281</text:p>
          </table:table-cell>
          <table:table-cell office:value-type="float" office:value="1.9873442649841" calcext:value-type="float">
            <text:p>1.987344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44144582748" calcext:value-type="float">
            <text:p>-0.1984414458</text:p>
          </table:table-cell>
          <table:table-cell office:value-type="float" office:value="5.6763174321887E-023" calcext:value-type="float">
            <text:p>5.68E-23</text:p>
          </table:table-cell>
          <table:table-cell office:value-type="float" office:value="-4.2292967983723E-025" calcext:value-type="float">
            <text:p>-4.23E-25</text:p>
          </table:table-cell>
          <table:table-cell office:value-type="float" office:value="0.53472208976746" calcext:value-type="float">
            <text:p>0.5347220898</text:p>
          </table:table-cell>
          <table:table-cell office:value-type="float" office:value="-3.9620995521545" calcext:value-type="float">
            <text:p>-3.9620995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448522090912" calcext:value-type="float">
            <text:p>0.5344852209</text:p>
          </table:table-cell>
          <table:table-cell office:value-type="float" office:value="8.5086438629525E-025" calcext:value-type="float">
            <text:p>8.5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017095804214" calcext:value-type="float">
            <text:p>1.5017095804</text:p>
          </table:table-cell>
          <table:table-cell office:value-type="float" office:value="0.71663790941238" calcext:value-type="float">
            <text:p>0.7166379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145070672035" calcext:value-type="float">
            <text:p>-0.48145070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704481062904E-025" calcext:value-type="float">
            <text:p>-3.47E-25</text:p>
          </table:table-cell>
          <table:table-cell office:value-type="float" office:value="0.87954348325729" calcext:value-type="float">
            <text:p>0.8795434833</text:p>
          </table:table-cell>
          <table:table-cell office:value-type="float" office:value="1.8169045448303" calcext:value-type="float">
            <text:p>1.8169045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409209609032" calcext:value-type="float">
            <text:p>-0.47409209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588791847229" calcext:value-type="float">
            <text:p>3.5887918472</text:p>
          </table:table-cell>
          <table:table-cell office:value-type="float" office:value="-0.090400852262974" calcext:value-type="float">
            <text:p>-0.0904008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8813328743" calcext:value-type="float">
            <text:p>-0.1938813329</text:p>
          </table:table-cell>
          <table:table-cell office:value-type="float" office:value="-3.2050543436563E-025" calcext:value-type="float">
            <text:p>-3.2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77894449234" calcext:value-type="float">
            <text:p>-3.0778944492</text:p>
          </table:table-cell>
          <table:table-cell office:value-type="float" office:value="-0.42561295628548" calcext:value-type="float">
            <text:p>-0.4256129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983073115349" calcext:value-type="float">
            <text:p>-0.4598307312</text:p>
          </table:table-cell>
          <table:table-cell office:value-type="float" office:value="-4.3465453179748E-026" calcext:value-type="float">
            <text:p>-4.35E-26</text:p>
          </table:table-cell>
          <table:table-cell office:value-type="float" office:value="-1.2655546604965E-024" calcext:value-type="float">
            <text:p>-1.27E-24</text:p>
          </table:table-cell>
          <table:table-cell office:value-type="float" office:value="2.9881336688995" calcext:value-type="float">
            <text:p>2.9881336689</text:p>
          </table:table-cell>
          <table:table-cell office:value-type="float" office:value="0.73220479488373" calcext:value-type="float">
            <text:p>0.7322047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336868286133" calcext:value-type="float">
            <text:p>-0.18336868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0773535966873" calcext:value-type="float">
            <text:p>-1.0773535967</text:p>
          </table:table-cell>
          <table:table-cell office:value-type="float" office:value="0.18520151078701" calcext:value-type="float">
            <text:p>0.1852015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265269696712" calcext:value-type="float">
            <text:p>-0.1826526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8754119873047" calcext:value-type="float">
            <text:p>-4.8754119873</text:p>
          </table:table-cell>
          <table:table-cell office:value-type="float" office:value="5.3562169075012" calcext:value-type="float">
            <text:p>5.3562169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2323718071" calcext:value-type="float">
            <text:p>-0.1782323718</text:p>
          </table:table-cell>
          <table:table-cell office:value-type="float" office:value="-7.0837077698171E-026" calcext:value-type="float">
            <text:p>-7.0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032247304916" calcext:value-type="float">
            <text:p>1.5032247305</text:p>
          </table:table-cell>
          <table:table-cell office:value-type="float" office:value="-1.5856103897095" calcext:value-type="float">
            <text:p>-1.5856103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394890427589" calcext:value-type="float">
            <text:p>-0.43394890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263632774353" calcext:value-type="float">
            <text:p>-1.2636327744</text:p>
          </table:table-cell>
          <table:table-cell office:value-type="float" office:value="6.5721659660339" calcext:value-type="float">
            <text:p>6.572165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804417014122" calcext:value-type="float">
            <text:p>-0.42804417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2106407505434E-025" calcext:value-type="float">
            <text:p>5.21E-25</text:p>
          </table:table-cell>
          <table:table-cell office:value-type="float" office:value="1.9793860912323" calcext:value-type="float">
            <text:p>1.9793860912</text:p>
          </table:table-cell>
          <table:table-cell office:value-type="float" office:value="-2.1933245658875" calcext:value-type="float">
            <text:p>-2.1933245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208015918732" calcext:value-type="float">
            <text:p>-0.4220801592</text:p>
          </table:table-cell>
          <table:table-cell office:value-type="float" office:value="-9.5151879767409E-025" calcext:value-type="float">
            <text:p>-9.52E-25</text:p>
          </table:table-cell>
          <table:table-cell office:value-type="float" office:value="-1.2156699071673E-025" calcext:value-type="float">
            <text:p>-1.22E-25</text:p>
          </table:table-cell>
          <table:table-cell office:value-type="float" office:value="0.037244986742735" calcext:value-type="float">
            <text:p>0.0372449867</text:p>
          </table:table-cell>
          <table:table-cell office:value-type="float" office:value="2.2789816856384" calcext:value-type="float">
            <text:p>2.2789816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649630665779" calcext:value-type="float">
            <text:p>-0.41649630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581360665865E-024" calcext:value-type="float">
            <text:p>1.36E-24</text:p>
          </table:table-cell>
          <table:table-cell office:value-type="float" office:value="4.5053133964539" calcext:value-type="float">
            <text:p>4.5053133965</text:p>
          </table:table-cell>
          <table:table-cell office:value-type="float" office:value="-0.49457162618637" calcext:value-type="float">
            <text:p>-0.4945716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165863513947" calcext:value-type="float">
            <text:p>-0.1716586351</text:p>
          </table:table-cell>
          <table:table-cell office:value-type="float" office:value="-8.2627129258758E-024" calcext:value-type="float">
            <text:p>-8.26E-24</text:p>
          </table:table-cell>
          <table:table-cell office:value-type="float" office:value="8.1511758824866E-024" calcext:value-type="float">
            <text:p>8.15E-24</text:p>
          </table:table-cell>
          <table:table-cell office:value-type="float" office:value="-1.6447303295135" calcext:value-type="float">
            <text:p>-1.6447303295</text:p>
          </table:table-cell>
          <table:table-cell office:value-type="float" office:value="-2.2214410305023" calcext:value-type="float">
            <text:p>-2.2214410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465891122818" calcext:value-type="float">
            <text:p>0.59465891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7.9894704818726" calcext:value-type="float">
            <text:p>-7.9894704819</text:p>
          </table:table-cell>
          <table:table-cell office:value-type="float" office:value="3.3041880130768" calcext:value-type="float">
            <text:p>3.3041880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092782258987" calcext:value-type="float">
            <text:p>-0.4209278226</text:p>
          </table:table-cell>
          <table:table-cell office:value-type="float" office:value="-8.6186219199778E-025" calcext:value-type="float">
            <text:p>-8.6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3550078868866" calcext:value-type="float">
            <text:p>0.6355007887</text:p>
          </table:table-cell>
          <table:table-cell office:value-type="float" office:value="4.5538020133972" calcext:value-type="float">
            <text:p>4.5538020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483648300171" calcext:value-type="float">
            <text:p>0.584836483</text:p>
          </table:table-cell>
          <table:table-cell office:value-type="float" office:value="-6.6428581530935E-025" calcext:value-type="float">
            <text:p>-6.6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7803111076355" calcext:value-type="float">
            <text:p>-3.7803111076</text:p>
          </table:table-cell>
          <table:table-cell office:value-type="float" office:value="-2.6836285591125" calcext:value-type="float">
            <text:p>-2.68362855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17124986649" calcext:value-type="float">
            <text:p>0.5691712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237018346786" calcext:value-type="float">
            <text:p>1.2237018347</text:p>
          </table:table-cell>
          <table:table-cell office:value-type="float" office:value="-2.3920376300812" calcext:value-type="float">
            <text:p>-2.3920376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339080095291" calcext:value-type="float">
            <text:p>0.553390801</text:p>
          </table:table-cell>
          <table:table-cell office:value-type="float" office:value="1.2791069950253E-024" calcext:value-type="float">
            <text:p>1.28E-24</text:p>
          </table:table-cell>
          <table:table-cell office:value-type="float" office:value="1.2369968387771E-026" calcext:value-type="float">
            <text:p>1.24E-26</text:p>
          </table:table-cell>
          <table:table-cell office:value-type="float" office:value="1.3033437728882" calcext:value-type="float">
            <text:p>1.3033437729</text:p>
          </table:table-cell>
          <table:table-cell office:value-type="float" office:value="-4.7417631149292" calcext:value-type="float">
            <text:p>-4.7417631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806347250938" calcext:value-type="float">
            <text:p>-0.1880634725</text:p>
          </table:table-cell>
          <table:table-cell office:value-type="float" office:value="-2.8604673869497E-023" calcext:value-type="float">
            <text:p>-2.86E-23</text:p>
          </table:table-cell>
          <table:table-cell office:value-type="float" office:value="-4.5029597264201E-023" calcext:value-type="float">
            <text:p>-4.50E-23</text:p>
          </table:table-cell>
          <table:table-cell office:value-type="float" office:value="0.50389295816422" calcext:value-type="float">
            <text:p>0.5038929582</text:p>
          </table:table-cell>
          <table:table-cell office:value-type="float" office:value="-0.31730821728706" calcext:value-type="float">
            <text:p>-0.3173082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5576113462448" calcext:value-type="float">
            <text:p>-0.45576113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8262537717819" calcext:value-type="float">
            <text:p>-1.8262537718</text:p>
          </table:table-cell>
          <table:table-cell office:value-type="float" office:value="-0.6533944606781" calcext:value-type="float">
            <text:p>-0.6533944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058926343918" calcext:value-type="float">
            <text:p>0.5505892634</text:p>
          </table:table-cell>
          <table:table-cell office:value-type="float" office:value="1.0275821559065E-026" calcext:value-type="float">
            <text:p>1.03E-26</text:p>
          </table:table-cell>
          <table:table-cell office:value-type="float" office:value="-2.2066074433258E-024" calcext:value-type="float">
            <text:p>-2.21E-24</text:p>
          </table:table-cell>
          <table:table-cell office:value-type="float" office:value="-3.7908129692078" calcext:value-type="float">
            <text:p>-3.7908129692</text:p>
          </table:table-cell>
          <table:table-cell office:value-type="float" office:value="-2.1213603019714" calcext:value-type="float">
            <text:p>-2.121360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448855876923" calcext:value-type="float">
            <text:p>0.5344885588</text:p>
          </table:table-cell>
          <table:table-cell office:value-type="float" office:value="-1.1370659576783E-025" calcext:value-type="float">
            <text:p>-1.1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1736721992493" calcext:value-type="float">
            <text:p>4.1736721992</text:p>
          </table:table-cell>
          <table:table-cell office:value-type="float" office:value="-3.3615908622742" calcext:value-type="float">
            <text:p>-3.3615908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85729265213" calcext:value-type="float">
            <text:p>0.5185729265</text:p>
          </table:table-cell>
          <table:table-cell office:value-type="float" office:value="9.3570450310712E-025" calcext:value-type="float">
            <text:p>9.3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2642822265625" calcext:value-type="float">
            <text:p>-5.2642822266</text:p>
          </table:table-cell>
          <table:table-cell office:value-type="float" office:value="1.0066180229187" calcext:value-type="float">
            <text:p>1.0066180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744090437889" calcext:value-type="float">
            <text:p>-0.4974409044</text:p>
          </table:table-cell>
          <table:table-cell office:value-type="float" office:value="9.1707949713485E-025" calcext:value-type="float">
            <text:p>9.1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700580596924" calcext:value-type="float">
            <text:p>0.387005806</text:p>
          </table:table-cell>
          <table:table-cell office:value-type="float" office:value="5.4699754714966" calcext:value-type="float">
            <text:p>5.4699754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049333810806" calcext:value-type="float">
            <text:p>0.5104933381</text:p>
          </table:table-cell>
          <table:table-cell office:value-type="float" office:value="9.0300414782583E-025" calcext:value-type="float">
            <text:p>9.03E-25</text:p>
          </table:table-cell>
          <table:table-cell office:value-type="float" office:value="5.034746462354E-025" calcext:value-type="float">
            <text:p>5.03E-25</text:p>
          </table:table-cell>
          <table:table-cell office:value-type="float" office:value="0.46105569601059" calcext:value-type="float">
            <text:p>0.461055696</text:p>
          </table:table-cell>
          <table:table-cell office:value-type="float" office:value="2.2360830307007" calcext:value-type="float">
            <text:p>2.2360830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43338060379" calcext:value-type="float">
            <text:p>-0.50543338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207862202961E-025" calcext:value-type="float">
            <text:p>-1.62E-25</text:p>
          </table:table-cell>
          <table:table-cell office:value-type="float" office:value="3.11736536026" calcext:value-type="float">
            <text:p>3.1173653603</text:p>
          </table:table-cell>
          <table:table-cell office:value-type="float" office:value="3.5139284133911" calcext:value-type="float">
            <text:p>3.5139284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37016475201" calcext:value-type="float">
            <text:p>-0.2013701648</text:p>
          </table:table-cell>
          <table:table-cell office:value-type="float" office:value="1.1721503738747E-024" calcext:value-type="float">
            <text:p>1.17E-24</text:p>
          </table:table-cell>
          <table:table-cell office:value-type="float" office:value="-4.7793355668425E-023" calcext:value-type="float">
            <text:p>-4.78E-23</text:p>
          </table:table-cell>
          <table:table-cell office:value-type="float" office:value="-3.9110505580902" calcext:value-type="float">
            <text:p>-3.9110505581</text:p>
          </table:table-cell>
          <table:table-cell office:value-type="float" office:value="-2.5939617156982" calcext:value-type="float">
            <text:p>-2.5939617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888391256332" calcext:value-type="float">
            <text:p>-0.48888391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53821076051E-024" calcext:value-type="float">
            <text:p>2.85E-24</text:p>
          </table:table-cell>
          <table:table-cell office:value-type="float" office:value="-4.1840782165527" calcext:value-type="float">
            <text:p>-4.1840782166</text:p>
          </table:table-cell>
          <table:table-cell office:value-type="float" office:value="0.21127620339394" calcext:value-type="float">
            <text:p>0.2112762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890563964844" calcext:value-type="float">
            <text:p>0.5189056396</text:p>
          </table:table-cell>
          <table:table-cell office:value-type="float" office:value="-5.2071371234405E-024" calcext:value-type="float">
            <text:p>-5.2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611066818237" calcext:value-type="float">
            <text:p>-3.0611066818</text:p>
          </table:table-cell>
          <table:table-cell office:value-type="float" office:value="-4.0004382133484" calcext:value-type="float">
            <text:p>-4.00043821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704936146736" calcext:value-type="float">
            <text:p>-0.49704936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7265909854758E-024" calcext:value-type="float">
            <text:p>-5.73E-24</text:p>
          </table:table-cell>
          <table:table-cell office:value-type="float" office:value="1.3983467817307" calcext:value-type="float">
            <text:p>1.3983467817</text:p>
          </table:table-cell>
          <table:table-cell office:value-type="float" office:value="-0.17702549695969" calcext:value-type="float">
            <text:p>-0.177025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923820257187" calcext:value-type="float">
            <text:p>-0.4892382026</text:p>
          </table:table-cell>
          <table:table-cell office:value-type="float" office:value="5.7239420645118E-026" calcext:value-type="float">
            <text:p>5.72E-26</text:p>
          </table:table-cell>
          <table:table-cell office:value-type="float" office:value="-5.7453400398254E-025" calcext:value-type="float">
            <text:p>-5.75E-25</text:p>
          </table:table-cell>
          <table:table-cell office:value-type="float" office:value="-4.1666884422302" calcext:value-type="float">
            <text:p>-4.1666884422</text:p>
          </table:table-cell>
          <table:table-cell office:value-type="float" office:value="-2.8923628330231" calcext:value-type="float">
            <text:p>-2.892362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853412389755" calcext:value-type="float">
            <text:p>0.5185341239</text:p>
          </table:table-cell>
          <table:table-cell office:value-type="float" office:value="-1.311054530484E-025" calcext:value-type="float">
            <text:p>-1.3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264863967896" calcext:value-type="float">
            <text:p>-4.0264863968</text:p>
          </table:table-cell>
          <table:table-cell office:value-type="float" office:value="2.1864199638367" calcext:value-type="float">
            <text:p>2.1864199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57956981659" calcext:value-type="float">
            <text:p>0.5025795698</text:p>
          </table:table-cell>
          <table:table-cell office:value-type="float" office:value="-3.7460287551988E-023" calcext:value-type="float">
            <text:p>-3.75E-23</text:p>
          </table:table-cell>
          <table:table-cell office:value-type="float" office:value="-2.6368010234036E-022" calcext:value-type="float">
            <text:p>-2.64E-22</text:p>
          </table:table-cell>
          <table:table-cell office:value-type="float" office:value="-1.4517750740051" calcext:value-type="float">
            <text:p>-1.451775074</text:p>
          </table:table-cell>
          <table:table-cell office:value-type="float" office:value="0.4463959634304" calcext:value-type="float">
            <text:p>0.4463959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661243915558" calcext:value-type="float">
            <text:p>0.4866124392</text:p>
          </table:table-cell>
          <table:table-cell office:value-type="float" office:value="-1.1807563533126E-023" calcext:value-type="float">
            <text:p>-1.18E-23</text:p>
          </table:table-cell>
          <table:table-cell office:value-type="float" office:value="1.6958777123704E-023" calcext:value-type="float">
            <text:p>1.70E-23</text:p>
          </table:table-cell>
          <table:table-cell office:value-type="float" office:value="-2.103709936142" calcext:value-type="float">
            <text:p>-2.1037099361</text:p>
          </table:table-cell>
          <table:table-cell office:value-type="float" office:value="-2.1720898151398" calcext:value-type="float">
            <text:p>-2.1720898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360040664673" calcext:value-type="float">
            <text:p>-0.2036004066</text:p>
          </table:table-cell>
          <table:table-cell office:value-type="float" office:value="-1.1190215977057E-023" calcext:value-type="float">
            <text:p>-1.12E-23</text:p>
          </table:table-cell>
          <table:table-cell office:value-type="float" office:value="4.0941713348028E-025" calcext:value-type="float">
            <text:p>4.09E-25</text:p>
          </table:table-cell>
          <table:table-cell office:value-type="float" office:value="2.9818789958954" calcext:value-type="float">
            <text:p>2.9818789959</text:p>
          </table:table-cell>
          <table:table-cell office:value-type="float" office:value="3.9958109855652" calcext:value-type="float">
            <text:p>3.9958109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954380512238" calcext:value-type="float">
            <text:p>0.4795438051</text:p>
          </table:table-cell>
          <table:table-cell office:value-type="float" office:value="6.0207650267557E-023" calcext:value-type="float">
            <text:p>6.02E-23</text:p>
          </table:table-cell>
          <table:table-cell office:value-type="float" office:value="1.0745152487245E-023" calcext:value-type="float">
            <text:p>1.07E-23</text:p>
          </table:table-cell>
          <table:table-cell office:value-type="float" office:value="-0.21686397492886" calcext:value-type="float">
            <text:p>-0.2168639749</text:p>
          </table:table-cell>
          <table:table-cell office:value-type="float" office:value="0.53850322961807" calcext:value-type="float">
            <text:p>0.5385032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641200065613" calcext:value-type="float">
            <text:p>-0.53641200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773562520285E-025" calcext:value-type="float">
            <text:p>-3.08E-25</text:p>
          </table:table-cell>
          <table:table-cell office:value-type="float" office:value="-0.72551172971725" calcext:value-type="float">
            <text:p>-0.7255117297</text:p>
          </table:table-cell>
          <table:table-cell office:value-type="float" office:value="1.9795318841934" calcext:value-type="float">
            <text:p>1.9795318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720576524734" calcext:value-type="float">
            <text:p>-0.5272057652</text:p>
          </table:table-cell>
          <table:table-cell office:value-type="float" office:value="2.2893271020244E-025" calcext:value-type="float">
            <text:p>2.2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784424781799" calcext:value-type="float">
            <text:p>-2.6784424782</text:p>
          </table:table-cell>
          <table:table-cell office:value-type="float" office:value="4.5876889228821" calcext:value-type="float">
            <text:p>4.5876889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36681365967" calcext:value-type="float">
            <text:p>-0.5183668137</text:p>
          </table:table-cell>
          <table:table-cell office:value-type="float" office:value="-1.1793334947586E-025" calcext:value-type="float">
            <text:p>-1.18E-25</text:p>
          </table:table-cell>
          <table:table-cell office:value-type="float" office:value="-2.885775661954E-024" calcext:value-type="float">
            <text:p>-2.89E-24</text:p>
          </table:table-cell>
          <table:table-cell office:value-type="float" office:value="-2.6441216468811" calcext:value-type="float">
            <text:p>-2.6441216469</text:p>
          </table:table-cell>
          <table:table-cell office:value-type="float" office:value="0.0038847154937685" calcext:value-type="float">
            <text:p>0.0038847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35030603409" calcext:value-type="float">
            <text:p>0.490350306</text:p>
          </table:table-cell>
          <table:table-cell office:value-type="float" office:value="4.6880989911022E-024" calcext:value-type="float">
            <text:p>4.69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889944553375" calcext:value-type="float">
            <text:p>-2.3889944553</text:p>
          </table:table-cell>
          <table:table-cell office:value-type="float" office:value="-2.5981948375702" calcext:value-type="float">
            <text:p>-2.5981948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73153960705" calcext:value-type="float">
            <text:p>-0.1977315396</text:p>
          </table:table-cell>
          <table:table-cell office:value-type="float" office:value="1.422568489831E-023" calcext:value-type="float">
            <text:p>1.42E-23</text:p>
          </table:table-cell>
          <table:table-cell office:value-type="float" office:value="2.0730815924568E-025" calcext:value-type="float">
            <text:p>2.07E-25</text:p>
          </table:table-cell>
          <table:table-cell office:value-type="float" office:value="0.52523851394653" calcext:value-type="float">
            <text:p>0.5252385139</text:p>
          </table:table-cell>
          <table:table-cell office:value-type="float" office:value="6.7899827957153" calcext:value-type="float">
            <text:p>6.7899827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38657617569" calcext:value-type="float">
            <text:p>0.48338657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2812315225601" calcext:value-type="float">
            <text:p>-1.2812315226</text:p>
          </table:table-cell>
          <table:table-cell office:value-type="float" office:value="-1.3908741474152" calcext:value-type="float">
            <text:p>-1.3908741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83343172073" calcext:value-type="float">
            <text:p>-0.1968334317</text:p>
          </table:table-cell>
          <table:table-cell office:value-type="float" office:value="3.8073527509324E-024" calcext:value-type="float">
            <text:p>3.81E-24</text:p>
          </table:table-cell>
          <table:table-cell office:value-type="float" office:value="-5.452200786838E-023" calcext:value-type="float">
            <text:p>-5.45E-23</text:p>
          </table:table-cell>
          <table:table-cell office:value-type="float" office:value="-0.0066272839903831" calcext:value-type="float">
            <text:p>-0.006627284</text:p>
          </table:table-cell>
          <table:table-cell office:value-type="float" office:value="1.5163065195084" calcext:value-type="float">
            <text:p>1.5163065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66037082672" calcext:value-type="float">
            <text:p>0.47666037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2522201538086" calcext:value-type="float">
            <text:p>-1.2522201538</text:p>
          </table:table-cell>
          <table:table-cell office:value-type="float" office:value="-0.81916564702988" calcext:value-type="float">
            <text:p>-0.819165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00847363472" calcext:value-type="float">
            <text:p>-0.1960084736</text:p>
          </table:table-cell>
          <table:table-cell office:value-type="float" office:value="2.4824241785816E-024" calcext:value-type="float">
            <text:p>2.48E-24</text:p>
          </table:table-cell>
          <table:table-cell office:value-type="float" office:value="9.3612161331076E-025" calcext:value-type="float">
            <text:p>9.36E-25</text:p>
          </table:table-cell>
          <table:table-cell office:value-type="float" office:value="2.3195998668671" calcext:value-type="float">
            <text:p>2.3195998669</text:p>
          </table:table-cell>
          <table:table-cell office:value-type="float" office:value="3.8565578460693" calcext:value-type="float">
            <text:p>3.8565578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006154298782" calcext:value-type="float">
            <text:p>-0.530061543</text:p>
          </table:table-cell>
          <table:table-cell office:value-type="float" office:value="-3.7010839178834E-025" calcext:value-type="float">
            <text:p>-3.7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240643024445" calcext:value-type="float">
            <text:p>1.0240643024</text:p>
          </table:table-cell>
          <table:table-cell office:value-type="float" office:value="-0.31194970011711" calcext:value-type="float">
            <text:p>-0.3119497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68019294739" calcext:value-type="float">
            <text:p>-0.19168019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8830595738742E-024" calcext:value-type="float">
            <text:p>5.88E-24</text:p>
          </table:table-cell>
          <table:table-cell office:value-type="float" office:value="-1.2370796203613" calcext:value-type="float">
            <text:p>-1.2370796204</text:p>
          </table:table-cell>
          <table:table-cell office:value-type="float" office:value="-4.1071081161499" calcext:value-type="float">
            <text:p>-4.1071081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745357990265" calcext:value-type="float">
            <text:p>0.4874535799</text:p>
          </table:table-cell>
          <table:table-cell office:value-type="float" office:value="5.2724337043635E-025" calcext:value-type="float">
            <text:p>5.2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209250450134" calcext:value-type="float">
            <text:p>-4.020925045</text:p>
          </table:table-cell>
          <table:table-cell office:value-type="float" office:value="-3.0928387641907" calcext:value-type="float">
            <text:p>-3.0928387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835780382156" calcext:value-type="float">
            <text:p>-0.5283578038</text:p>
          </table:table-cell>
          <table:table-cell office:value-type="float" office:value="1.3994539137445E-025" calcext:value-type="float">
            <text:p>1.40E-25</text:p>
          </table:table-cell>
          <table:table-cell office:value-type="float" office:value="-8.5422371101709E-024" calcext:value-type="float">
            <text:p>-8.54E-24</text:p>
          </table:table-cell>
          <table:table-cell office:value-type="float" office:value="2.4437644481659" calcext:value-type="float">
            <text:p>2.4437644482</text:p>
          </table:table-cell>
          <table:table-cell office:value-type="float" office:value="-1.1251237392426" calcext:value-type="float">
            <text:p>-1.1251237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6867223978" calcext:value-type="float">
            <text:p>-0.1856867224</text:p>
          </table:table-cell>
          <table:table-cell office:value-type="float" office:value="-9.3192887676408E-024" calcext:value-type="float">
            <text:p>-9.32E-24</text:p>
          </table:table-cell>
          <table:table-cell office:value-type="float" office:value="-2.3762975377108E-023" calcext:value-type="float">
            <text:p>-2.38E-23</text:p>
          </table:table-cell>
          <table:table-cell office:value-type="float" office:value="-2.3963072299957" calcext:value-type="float">
            <text:p>-2.39630723</text:p>
          </table:table-cell>
          <table:table-cell office:value-type="float" office:value="2.6004753112793" calcext:value-type="float">
            <text:p>2.6004753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15994167328" calcext:value-type="float">
            <text:p>0.4891599417</text:p>
          </table:table-cell>
          <table:table-cell office:value-type="float" office:value="1.6032640172174E-025" calcext:value-type="float">
            <text:p>1.6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6453328132629" calcext:value-type="float">
            <text:p>5.6453328133</text:p>
          </table:table-cell>
          <table:table-cell office:value-type="float" office:value="-4.4150114059448" calcext:value-type="float">
            <text:p>-4.4150114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661579847336" calcext:value-type="float">
            <text:p>-0.52661579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44860578042E-025" calcext:value-type="float">
            <text:p>-3.45E-25</text:p>
          </table:table-cell>
          <table:table-cell office:value-type="float" office:value="-3.2451503276825" calcext:value-type="float">
            <text:p>-3.2451503277</text:p>
          </table:table-cell>
          <table:table-cell office:value-type="float" office:value="-1.3931968212128" calcext:value-type="float">
            <text:p>-1.3931968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01580190659" calcext:value-type="float">
            <text:p>-0.5180158019</text:p>
          </table:table-cell>
          <table:table-cell office:value-type="float" office:value="-3.6669741639874E-024" calcext:value-type="float">
            <text:p>-3.67E-24</text:p>
          </table:table-cell>
          <table:table-cell office:value-type="float" office:value="-2.2558372941922E-024" calcext:value-type="float">
            <text:p>-2.26E-24</text:p>
          </table:table-cell>
          <table:table-cell office:value-type="float" office:value="0.38891822099686" calcext:value-type="float">
            <text:p>0.388918221</text:p>
          </table:table-cell>
          <table:table-cell office:value-type="float" office:value="1.0130141973495" calcext:value-type="float">
            <text:p>1.0130141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50426483154" calcext:value-type="float">
            <text:p>0.49050426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9952684104901E-024" calcext:value-type="float">
            <text:p>1.00E-23</text:p>
          </table:table-cell>
          <table:table-cell office:value-type="float" office:value="3.3113768100739" calcext:value-type="float">
            <text:p>3.3113768101</text:p>
          </table:table-cell>
          <table:table-cell office:value-type="float" office:value="0.76803159713745" calcext:value-type="float">
            <text:p>0.7680315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588861823082" calcext:value-type="float">
            <text:p>-0.1858886182</text:p>
          </table:table-cell>
          <table:table-cell office:value-type="float" office:value="2.3541832027395E-024" calcext:value-type="float">
            <text:p>2.35E-24</text:p>
          </table:table-cell>
          <table:table-cell office:value-type="float" office:value="-3.1931938199463E-025" calcext:value-type="float">
            <text:p>-3.19E-25</text:p>
          </table:table-cell>
          <table:table-cell office:value-type="float" office:value="-3.9066715240479" calcext:value-type="float">
            <text:p>-3.906671524</text:p>
          </table:table-cell>
          <table:table-cell office:value-type="float" office:value="-4.9599723815918" calcext:value-type="float">
            <text:p>-4.9599723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648914813995" calcext:value-type="float">
            <text:p>-0.5164891481</text:p>
          </table:table-cell>
          <table:table-cell office:value-type="float" office:value="-1.0464290752307E-026" calcext:value-type="float">
            <text:p>-1.05E-26</text:p>
          </table:table-cell>
          <table:table-cell office:value-type="float" office:value="5.7048428791798E-024" calcext:value-type="float">
            <text:p>5.70E-24</text:p>
          </table:table-cell>
          <table:table-cell office:value-type="float" office:value="3.7717909812927" calcext:value-type="float">
            <text:p>3.7717909813</text:p>
          </table:table-cell>
          <table:table-cell office:value-type="float" office:value="-0.21588638424873" calcext:value-type="float">
            <text:p>-0.2158863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806528329849" calcext:value-type="float">
            <text:p>-0.50806528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3590944535202E-025" calcext:value-type="float">
            <text:p>-2.36E-25</text:p>
          </table:table-cell>
          <table:table-cell office:value-type="float" office:value="-8.3605575561523" calcext:value-type="float">
            <text:p>-8.3605575562</text:p>
          </table:table-cell>
          <table:table-cell office:value-type="float" office:value="-3.1099803447723" calcext:value-type="float">
            <text:p>-3.1099803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629632353783" calcext:value-type="float">
            <text:p>-0.17629632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4337737842328E-024" calcext:value-type="float">
            <text:p>-9.43E-24</text:p>
          </table:table-cell>
          <table:table-cell office:value-type="float" office:value="-0.56284338235855" calcext:value-type="float">
            <text:p>-0.5628433824</text:p>
          </table:table-cell>
          <table:table-cell office:value-type="float" office:value="-3.614376783371" calcext:value-type="float">
            <text:p>-3.6143767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753289461136" calcext:value-type="float">
            <text:p>0.5075328946</text:p>
          </table:table-cell>
          <table:table-cell office:value-type="float" office:value="-4.6238248725198E-025" calcext:value-type="float">
            <text:p>-4.6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62120318413" calcext:value-type="float">
            <text:p>0.3406212032</text:p>
          </table:table-cell>
          <table:table-cell office:value-type="float" office:value="2.1669156551361" calcext:value-type="float">
            <text:p>2.1669156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177408218384" calcext:value-type="float">
            <text:p>0.49177408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425813858734E-024" calcext:value-type="float">
            <text:p>-2.84E-24</text:p>
          </table:table-cell>
          <table:table-cell office:value-type="float" office:value="-4.9575657844543" calcext:value-type="float">
            <text:p>-4.9575657845</text:p>
          </table:table-cell>
          <table:table-cell office:value-type="float" office:value="0.24595046043396" calcext:value-type="float">
            <text:p>0.2459504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393746376038" calcext:value-type="float">
            <text:p>-0.5239374638</text:p>
          </table:table-cell>
          <table:table-cell office:value-type="float" office:value="5.6621348125877E-026" calcext:value-type="float">
            <text:p>5.6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177885055542" calcext:value-type="float">
            <text:p>4.1778850555</text:p>
          </table:table-cell>
          <table:table-cell office:value-type="float" office:value="-2.3078489303589" calcext:value-type="float">
            <text:p>-2.3078489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744096159935" calcext:value-type="float">
            <text:p>-0.1874409616</text:p>
          </table:table-cell>
          <table:table-cell office:value-type="float" office:value="4.9088324289671E-025" calcext:value-type="float">
            <text:p>4.9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186334133148" calcext:value-type="float">
            <text:p>-1.7186334133</text:p>
          </table:table-cell>
          <table:table-cell office:value-type="float" office:value="-6.2589654922485" calcext:value-type="float">
            <text:p>-6.258965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276542663574" calcext:value-type="float">
            <text:p>0.4927654266</text:p>
          </table:table-cell>
          <table:table-cell office:value-type="float" office:value="-1.7771716824765E-024" calcext:value-type="float">
            <text:p>-1.78E-24</text:p>
          </table:table-cell>
          <table:table-cell office:value-type="float" office:value="8.9650760217002E-024" calcext:value-type="float">
            <text:p>8.97E-24</text:p>
          </table:table-cell>
          <table:table-cell office:value-type="float" office:value="-1.8584272861481" calcext:value-type="float">
            <text:p>-1.8584272861</text:p>
          </table:table-cell>
          <table:table-cell office:value-type="float" office:value="2.1014809608459" calcext:value-type="float">
            <text:p>2.101480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07164287567" calcext:value-type="float">
            <text:p>0.4770716429</text:p>
          </table:table-cell>
          <table:table-cell office:value-type="float" office:value="-1.4067745478754E-023" calcext:value-type="float">
            <text:p>-1.41E-23</text:p>
          </table:table-cell>
          <table:table-cell office:value-type="float" office:value="-5.769512118468E-024" calcext:value-type="float">
            <text:p>-5.77E-24</text:p>
          </table:table-cell>
          <table:table-cell office:value-type="float" office:value="-0.56713324785233" calcext:value-type="float">
            <text:p>-0.5671332479</text:p>
          </table:table-cell>
          <table:table-cell office:value-type="float" office:value="-0.037800408899784" calcext:value-type="float">
            <text:p>-0.0378004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61981630325" calcext:value-type="float">
            <text:p>-0.5386198163</text:p>
          </table:table-cell>
          <table:table-cell office:value-type="float" office:value="-7.6269784026129E-025" calcext:value-type="float">
            <text:p>-7.63E-25</text:p>
          </table:table-cell>
          <table:table-cell office:value-type="float" office:value="6.5001399033113E-025" calcext:value-type="float">
            <text:p>6.50E-25</text:p>
          </table:table-cell>
          <table:table-cell office:value-type="float" office:value="-0.95884174108505" calcext:value-type="float">
            <text:p>-0.9588417411</text:p>
          </table:table-cell>
          <table:table-cell office:value-type="float" office:value="-1.9066607952118" calcext:value-type="float">
            <text:p>-1.9066607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42715549469" calcext:value-type="float">
            <text:p>0.4704271555</text:p>
          </table:table-cell>
          <table:table-cell office:value-type="float" office:value="-1.3288127262329E-024" calcext:value-type="float">
            <text:p>-1.33E-24</text:p>
          </table:table-cell>
          <table:table-cell office:value-type="float" office:value="-4.4089596230174E-026" calcext:value-type="float">
            <text:p>-4.41E-26</text:p>
          </table:table-cell>
          <table:table-cell office:value-type="float" office:value="-2.235818862915" calcext:value-type="float">
            <text:p>-2.2358188629</text:p>
          </table:table-cell>
          <table:table-cell office:value-type="float" office:value="7.646062374115" calcext:value-type="float">
            <text:p>7.6460623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75846529007" calcext:value-type="float">
            <text:p>0.45475846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3392746448517" calcext:value-type="float">
            <text:p>3.3392746449</text:p>
          </table:table-cell>
          <table:table-cell office:value-type="float" office:value="3.2285985946655" calcext:value-type="float">
            <text:p>3.2285985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50227165222" calcext:value-type="float">
            <text:p>-0.2055022717</text:p>
          </table:table-cell>
          <table:table-cell office:value-type="float" office:value="1.4706484575989E-023" calcext:value-type="float">
            <text:p>1.47E-23</text:p>
          </table:table-cell>
          <table:table-cell office:value-type="float" office:value="-3.6486808740257E-024" calcext:value-type="float">
            <text:p>-3.65E-24</text:p>
          </table:table-cell>
          <table:table-cell office:value-type="float" office:value="0.37499371170998" calcext:value-type="float">
            <text:p>0.3749937117</text:p>
          </table:table-cell>
          <table:table-cell office:value-type="float" office:value="-3.8835785388947" calcext:value-type="float">
            <text:p>-3.8835785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076175928116" calcext:value-type="float">
            <text:p>-0.55076175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69070128033E-025" calcext:value-type="float">
            <text:p>-1.43E-25</text:p>
          </table:table-cell>
          <table:table-cell office:value-type="float" office:value="-1.6381616592407" calcext:value-type="float">
            <text:p>-1.6381616592</text:p>
          </table:table-cell>
          <table:table-cell office:value-type="float" office:value="-4.3679733276367" calcext:value-type="float">
            <text:p>-4.3679733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513896107674" calcext:value-type="float">
            <text:p>-0.1951389611</text:p>
          </table:table-cell>
          <table:table-cell office:value-type="float" office:value="1.1086812878462E-023" calcext:value-type="float">
            <text:p>1.11E-23</text:p>
          </table:table-cell>
          <table:table-cell office:value-type="float" office:value="-1.3307359296767E-023" calcext:value-type="float">
            <text:p>-1.33E-23</text:p>
          </table:table-cell>
          <table:table-cell office:value-type="float" office:value="1.1569505929947" calcext:value-type="float">
            <text:p>1.156950593</text:p>
          </table:table-cell>
          <table:table-cell office:value-type="float" office:value="-1.5534802675247" calcext:value-type="float">
            <text:p>-1.5534802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99236536026" calcext:value-type="float">
            <text:p>0.46799236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8382368087769" calcext:value-type="float">
            <text:p>4.8382368088</text:p>
          </table:table-cell>
          <table:table-cell office:value-type="float" office:value="0.11602374911308" calcext:value-type="float">
            <text:p>0.1160237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47177648544" calcext:value-type="float">
            <text:p>-0.1944717765</text:p>
          </table:table-cell>
          <table:table-cell office:value-type="float" office:value="-3.3008903433222E-025" calcext:value-type="float">
            <text:p>-3.3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0455374717712" calcext:value-type="float">
            <text:p>-3.0455374718</text:p>
          </table:table-cell>
          <table:table-cell office:value-type="float" office:value="-0.39183413982391" calcext:value-type="float">
            <text:p>-0.3918341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66640520096" calcext:value-type="float">
            <text:p>0.4616664052</text:p>
          </table:table-cell>
          <table:table-cell office:value-type="float" office:value="2.4554621947401E-025" calcext:value-type="float">
            <text:p>2.4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944547653198" calcext:value-type="float">
            <text:p>-4.0944547653</text:p>
          </table:table-cell>
          <table:table-cell office:value-type="float" office:value="-3.1791832447052" calcext:value-type="float">
            <text:p>-3.1791832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94088602066" calcext:value-type="float">
            <text:p>-0.1979408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014865607202E-022" calcext:value-type="float">
            <text:p>1.80E-22</text:p>
          </table:table-cell>
          <table:table-cell office:value-type="float" office:value="4.9088096618652" calcext:value-type="float">
            <text:p>4.9088096619</text:p>
          </table:table-cell>
          <table:table-cell office:value-type="float" office:value="0.31623837351799" calcext:value-type="float">
            <text:p>0.3162383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416316747665" calcext:value-type="float">
            <text:p>-0.5441631675</text:p>
          </table:table-cell>
          <table:table-cell office:value-type="float" office:value="-2.8799401127114E-025" calcext:value-type="float">
            <text:p>-2.88E-25</text:p>
          </table:table-cell>
          <table:table-cell office:value-type="float" office:value="8.6409496418239E-025" calcext:value-type="float">
            <text:p>8.64E-25</text:p>
          </table:table-cell>
          <table:table-cell office:value-type="float" office:value="-3.1945753097534" calcext:value-type="float">
            <text:p>-3.1945753098</text:p>
          </table:table-cell>
          <table:table-cell office:value-type="float" office:value="-3.2058629989624" calcext:value-type="float">
            <text:p>-3.205862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517729759216" calcext:value-type="float">
            <text:p>0.46517729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819772948922E-027" calcext:value-type="float">
            <text:p>4.68E-27</text:p>
          </table:table-cell>
          <table:table-cell office:value-type="float" office:value="0.6199876666069" calcext:value-type="float">
            <text:p>0.6199876666</text:p>
          </table:table-cell>
          <table:table-cell office:value-type="float" office:value="-7.115355014801" calcext:value-type="float">
            <text:p>-7.1153550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65748357773" calcext:value-type="float">
            <text:p>-0.1916574836</text:p>
          </table:table-cell>
          <table:table-cell office:value-type="float" office:value="-1.9644027831795E-026" calcext:value-type="float">
            <text:p>-1.96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838020324707" calcext:value-type="float">
            <text:p>3.8380203247</text:p>
          </table:table-cell>
          <table:table-cell office:value-type="float" office:value="-2.3289694786072" calcext:value-type="float">
            <text:p>-2.3289694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893234014511" calcext:value-type="float">
            <text:p>0.45893234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4152484536171" calcext:value-type="float">
            <text:p>0.4152484536</text:p>
          </table:table-cell>
          <table:table-cell office:value-type="float" office:value="4.6796998977661" calcext:value-type="float">
            <text:p>4.6796998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61228966713" calcext:value-type="float">
            <text:p>-0.19961228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7886038934379E-023" calcext:value-type="float">
            <text:p>5.79E-23</text:p>
          </table:table-cell>
          <table:table-cell office:value-type="float" office:value="1.2540627717972" calcext:value-type="float">
            <text:p>1.2540627718</text:p>
          </table:table-cell>
          <table:table-cell office:value-type="float" office:value="1.4205993413925" calcext:value-type="float">
            <text:p>1.4205993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4721641540527" calcext:value-type="float">
            <text:p>-0.5472164154</text:p>
          </table:table-cell>
          <table:table-cell office:value-type="float" office:value="-4.675841374534E-025" calcext:value-type="float">
            <text:p>-4.6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26632162928581" calcext:value-type="float">
            <text:p>0.2663216293</text:p>
          </table:table-cell>
          <table:table-cell office:value-type="float" office:value="3.4139425754547" calcext:value-type="float">
            <text:p>3.4139425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476212561131" calcext:value-type="float">
            <text:p>-0.19476212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6943690776825" calcext:value-type="float">
            <text:p>2.6943690777</text:p>
          </table:table-cell>
          <table:table-cell office:value-type="float" office:value="0.39483249187469" calcext:value-type="float">
            <text:p>0.394832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90548276901" calcext:value-type="float">
            <text:p>0.4709054828</text:p>
          </table:table-cell>
          <table:table-cell office:value-type="float" office:value="-7.5782440550026E-026" calcext:value-type="float">
            <text:p>-7.5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388463973999" calcext:value-type="float">
            <text:p>-3.1388463974</text:p>
          </table:table-cell>
          <table:table-cell office:value-type="float" office:value="2.9330899715424" calcext:value-type="float">
            <text:p>2.9330899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07676291466" calcext:value-type="float">
            <text:p>-0.20207676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0685127264904E-023" calcext:value-type="float">
            <text:p>-5.07E-23</text:p>
          </table:table-cell>
          <table:table-cell office:value-type="float" office:value="0.67257702350616" calcext:value-type="float">
            <text:p>0.6725770235</text:p>
          </table:table-cell>
          <table:table-cell office:value-type="float" office:value="-2.5253667831421" calcext:value-type="float">
            <text:p>-2.5253667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540909290314" calcext:value-type="float">
            <text:p>-0.5354090929</text:p>
          </table:table-cell>
          <table:table-cell office:value-type="float" office:value="2.6804623347224E-025" calcext:value-type="float">
            <text:p>2.68E-25</text:p>
          </table:table-cell>
          <table:table-cell office:value-type="float" office:value="-4.2936964444462E-025" calcext:value-type="float">
            <text:p>-4.29E-25</text:p>
          </table:table-cell>
          <table:table-cell office:value-type="float" office:value="1.5888180732727" calcext:value-type="float">
            <text:p>1.5888180733</text:p>
          </table:table-cell>
          <table:table-cell office:value-type="float" office:value="-1.5037879943848" calcext:value-type="float">
            <text:p>-1.503787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39504957199" calcext:value-type="float">
            <text:p>0.47339504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235530513136E-023" calcext:value-type="float">
            <text:p>1.62E-23</text:p>
          </table:table-cell>
          <table:table-cell office:value-type="float" office:value="-3.1727483272552" calcext:value-type="float">
            <text:p>-3.1727483273</text:p>
          </table:table-cell>
          <table:table-cell office:value-type="float" office:value="-3.0302822589874" calcext:value-type="float">
            <text:p>-3.030282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207807779312" calcext:value-type="float">
            <text:p>-0.54207807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7519181536989E-024" calcext:value-type="float">
            <text:p>-5.75E-24</text:p>
          </table:table-cell>
          <table:table-cell office:value-type="float" office:value="-3.95192527771" calcext:value-type="float">
            <text:p>-3.9519252777</text:p>
          </table:table-cell>
          <table:table-cell office:value-type="float" office:value="0.11684539169073" calcext:value-type="float">
            <text:p>0.1168453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305000066757" calcext:value-type="float">
            <text:p>-0.53305000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732490125508E-024" calcext:value-type="float">
            <text:p>1.27E-24</text:p>
          </table:table-cell>
          <table:table-cell office:value-type="float" office:value="2.1072402000427" calcext:value-type="float">
            <text:p>2.1072402</text:p>
          </table:table-cell>
          <table:table-cell office:value-type="float" office:value="0.71472370624542" calcext:value-type="float">
            <text:p>0.7147237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86088848114" calcext:value-type="float">
            <text:p>-0.1938608885</text:p>
          </table:table-cell>
          <table:table-cell office:value-type="float" office:value="-1.7511722864331E-023" calcext:value-type="float">
            <text:p>-1.75E-23</text:p>
          </table:table-cell>
          <table:table-cell office:value-type="float" office:value="-1.5676191843732E-023" calcext:value-type="float">
            <text:p>-1.57E-23</text:p>
          </table:table-cell>
          <table:table-cell office:value-type="float" office:value="-1.5574629306793" calcext:value-type="float">
            <text:p>-1.5574629307</text:p>
          </table:table-cell>
          <table:table-cell office:value-type="float" office:value="-1.2848418951035" calcext:value-type="float">
            <text:p>-1.2848418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800777196884" calcext:value-type="float">
            <text:p>-0.188007772</text:p>
          </table:table-cell>
          <table:table-cell office:value-type="float" office:value="-8.7556239850332E-024" calcext:value-type="float">
            <text:p>-8.7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706997871399" calcext:value-type="float">
            <text:p>2.4706997871</text:p>
          </table:table-cell>
          <table:table-cell office:value-type="float" office:value="-1.9587380886078" calcext:value-type="float">
            <text:p>-1.9587380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276455998421" calcext:value-type="float">
            <text:p>-0.1827645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1906780930357E-023" calcext:value-type="float">
            <text:p>-4.19E-23</text:p>
          </table:table-cell>
          <table:table-cell office:value-type="float" office:value="4.009672164917" calcext:value-type="float">
            <text:p>4.0096721649</text:p>
          </table:table-cell>
          <table:table-cell office:value-type="float" office:value="-0.62774103879929" calcext:value-type="float">
            <text:p>-0.6277410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037574768066" calcext:value-type="float">
            <text:p>0.50037574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8951091428096E-026" calcext:value-type="float">
            <text:p>-7.90E-26</text:p>
          </table:table-cell>
          <table:table-cell office:value-type="float" office:value="4.6236882209778" calcext:value-type="float">
            <text:p>4.623688221</text:p>
          </table:table-cell>
          <table:table-cell office:value-type="float" office:value="-4.2639336585999" calcext:value-type="float">
            <text:p>-4.2639336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159172475338" calcext:value-type="float">
            <text:p>-0.19159172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0873401536308E-023" calcext:value-type="float">
            <text:p>-8.09E-23</text:p>
          </table:table-cell>
          <table:table-cell office:value-type="float" office:value="-2.5755882263184" calcext:value-type="float">
            <text:p>-2.5755882263</text:p>
          </table:table-cell>
          <table:table-cell office:value-type="float" office:value="0.7364963889122" calcext:value-type="float">
            <text:p>0.7364963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8612803518772" calcext:value-type="float">
            <text:p>-0.1861280352</text:p>
          </table:table-cell>
          <table:table-cell office:value-type="float" office:value="-7.7547188462106E-024" calcext:value-type="float">
            <text:p>-7.75E-24</text:p>
          </table:table-cell>
          <table:table-cell office:value-type="float" office:value="-9.6722961341181E-024" calcext:value-type="float">
            <text:p>-9.67E-24</text:p>
          </table:table-cell>
          <table:table-cell office:value-type="float" office:value="1.7368762493134" calcext:value-type="float">
            <text:p>1.7368762493</text:p>
          </table:table-cell>
          <table:table-cell office:value-type="float" office:value="-2.0031652450562" calcext:value-type="float">
            <text:p>-2.0031652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916669726372" calcext:value-type="float">
            <text:p>-0.4991666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82596428692341" calcext:value-type="float">
            <text:p>-0.0825964287</text:p>
          </table:table-cell>
          <table:table-cell office:value-type="float" office:value="-0.65264749526978" calcext:value-type="float">
            <text:p>-0.6526474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57847929001" calcext:value-type="float">
            <text:p>0.50857847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650385865802E-025" calcext:value-type="float">
            <text:p>1.97E-25</text:p>
          </table:table-cell>
          <table:table-cell office:value-type="float" office:value="-0.64053010940552" calcext:value-type="float">
            <text:p>-0.6405301094</text:p>
          </table:table-cell>
          <table:table-cell office:value-type="float" office:value="-1.6387239694595" calcext:value-type="float">
            <text:p>-1.6387239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297273159027" calcext:value-type="float">
            <text:p>0.49297273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38093620538712" calcext:value-type="float">
            <text:p>0.3809362054</text:p>
          </table:table-cell>
          <table:table-cell office:value-type="float" office:value="0.55601978302002" calcext:value-type="float">
            <text:p>0.556019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55229473114" calcext:value-type="float">
            <text:p>0.4775522947</text:p>
          </table:table-cell>
          <table:table-cell office:value-type="float" office:value="4.9435516765201E-025" calcext:value-type="float">
            <text:p>4.94E-25</text:p>
          </table:table-cell>
          <table:table-cell office:value-type="float" office:value="-6.8427017653274E-025" calcext:value-type="float">
            <text:p>-6.84E-25</text:p>
          </table:table-cell>
          <table:table-cell office:value-type="float" office:value="-1.7084866762161" calcext:value-type="float">
            <text:p>-1.7084866762</text:p>
          </table:table-cell>
          <table:table-cell office:value-type="float" office:value="-1.8366190195084" calcext:value-type="float">
            <text:p>-1.8366190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662104249" calcext:value-type="float">
            <text:p>-0.1996621042</text:p>
          </table:table-cell>
          <table:table-cell office:value-type="float" office:value="4.2515525366609E-025" calcext:value-type="float">
            <text:p>4.25E-25</text:p>
          </table:table-cell>
          <table:table-cell office:value-type="float" office:value="3.1064294741714E-025" calcext:value-type="float">
            <text:p>3.11E-25</text:p>
          </table:table-cell>
          <table:table-cell office:value-type="float" office:value="-0.67805933952332" calcext:value-type="float">
            <text:p>-0.6780593395</text:p>
          </table:table-cell>
          <table:table-cell office:value-type="float" office:value="-0.7828853726387" calcext:value-type="float">
            <text:p>-0.7828853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04197740555" calcext:value-type="float">
            <text:p>0.4710419774</text:p>
          </table:table-cell>
          <table:table-cell office:value-type="float" office:value="1.9809688880736E-023" calcext:value-type="float">
            <text:p>1.98E-23</text:p>
          </table:table-cell>
          <table:table-cell office:value-type="float" office:value="9.4799676792536E-026" calcext:value-type="float">
            <text:p>9.48E-26</text:p>
          </table:table-cell>
          <table:table-cell office:value-type="float" office:value="-1.3593133687973" calcext:value-type="float">
            <text:p>-1.3593133688</text:p>
          </table:table-cell>
          <table:table-cell office:value-type="float" office:value="7.5737662315369" calcext:value-type="float">
            <text:p>7.5737662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4435634613037" calcext:value-type="float">
            <text:p>-0.5443563461</text:p>
          </table:table-cell>
          <table:table-cell office:value-type="float" office:value="-2.3604145629413E-025" calcext:value-type="float">
            <text:p>-2.36E-25</text:p>
          </table:table-cell>
          <table:table-cell office:value-type="float" office:value="-2.0599199412913E-025" calcext:value-type="float">
            <text:p>-2.06E-25</text:p>
          </table:table-cell>
          <table:table-cell office:value-type="float" office:value="0.18016949295998" calcext:value-type="float">
            <text:p>0.180169493</text:p>
          </table:table-cell>
          <table:table-cell office:value-type="float" office:value="1.56780397892" calcext:value-type="float">
            <text:p>1.5678039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479600667953" calcext:value-type="float">
            <text:p>0.4647960067</text:p>
          </table:table-cell>
          <table:table-cell office:value-type="float" office:value="-7.654444936959E-026" calcext:value-type="float">
            <text:p>-7.65E-26</text:p>
          </table:table-cell>
          <table:table-cell office:value-type="float" office:value="-2.6957503358061E-026" calcext:value-type="float">
            <text:p>-2.70E-26</text:p>
          </table:table-cell>
          <table:table-cell office:value-type="float" office:value="1.37761759758" calcext:value-type="float">
            <text:p>1.3776175976</text:p>
          </table:table-cell>
          <table:table-cell office:value-type="float" office:value="4.6543397903442" calcext:value-type="float">
            <text:p>4.6543397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21243190765" calcext:value-type="float">
            <text:p>0.4492124319</text:p>
          </table:table-cell>
          <table:table-cell office:value-type="float" office:value="1.5170965679768E-024" calcext:value-type="float">
            <text:p>1.52E-24</text:p>
          </table:table-cell>
          <table:table-cell office:value-type="float" office:value="-8.129073084606E-025" calcext:value-type="float">
            <text:p>-8.13E-25</text:p>
          </table:table-cell>
          <table:table-cell office:value-type="float" office:value="-0.97101312875748" calcext:value-type="float">
            <text:p>-0.9710131288</text:p>
          </table:table-cell>
          <table:table-cell office:value-type="float" office:value="1.5883475542068" calcext:value-type="float">
            <text:p>1.5883475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399214744568" calcext:value-type="float">
            <text:p>0.43399214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89597690105438" calcext:value-type="float">
            <text:p>-0.8959769011</text:p>
          </table:table-cell>
          <table:table-cell office:value-type="float" office:value="-0.55776274204254" calcext:value-type="float">
            <text:p>-0.557762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46812081337" calcext:value-type="float">
            <text:p>-0.21468120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3780456781387" calcext:value-type="float">
            <text:p>0.6378045678</text:p>
          </table:table-cell>
          <table:table-cell office:value-type="float" office:value="2.1999707221985" calcext:value-type="float">
            <text:p>2.199970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050859928131" calcext:value-type="float">
            <text:p>-0.57050859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782714975304E-026" calcext:value-type="float">
            <text:p>4.68E-26</text:p>
          </table:table-cell>
          <table:table-cell office:value-type="float" office:value="-3.2230772972107" calcext:value-type="float">
            <text:p>-3.2230772972</text:p>
          </table:table-cell>
          <table:table-cell office:value-type="float" office:value="6.1974258422852" calcext:value-type="float">
            <text:p>6.1974258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04972243309" calcext:value-type="float">
            <text:p>-0.5604972243</text:p>
          </table:table-cell>
          <table:table-cell office:value-type="float" office:value="3.6788713204257E-025" calcext:value-type="float">
            <text:p>3.6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367645025253" calcext:value-type="float">
            <text:p>-1.0367645025</text:p>
          </table:table-cell>
          <table:table-cell office:value-type="float" office:value="-2.525059223175" calcext:value-type="float">
            <text:p>-2.5250592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083709955215" calcext:value-type="float">
            <text:p>-0.5508370996</text:p>
          </table:table-cell>
          <table:table-cell office:value-type="float" office:value="-5.3394331401582E-025" calcext:value-type="float">
            <text:p>-5.3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4997389316559" calcext:value-type="float">
            <text:p>-2.4997389317</text:p>
          </table:table-cell>
          <table:table-cell office:value-type="float" office:value="2.169685125351" calcext:value-type="float">
            <text:p>2.1696851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86501121521" calcext:value-type="float">
            <text:p>0.4586501122</text:p>
          </table:table-cell>
          <table:table-cell office:value-type="float" office:value="-1.6190708422577E-024" calcext:value-type="float">
            <text:p>-1.62E-24</text:p>
          </table:table-cell>
          <table:table-cell office:value-type="float" office:value="-5.0683682071726E-024" calcext:value-type="float">
            <text:p>-5.07E-24</text:p>
          </table:table-cell>
          <table:table-cell office:value-type="float" office:value="2.4871046543121" calcext:value-type="float">
            <text:p>2.4871046543</text:p>
          </table:table-cell>
          <table:table-cell office:value-type="float" office:value="1.9410985708237" calcext:value-type="float">
            <text:p>1.9410985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664080381393" calcext:value-type="float">
            <text:p>-0.5566408038</text:p>
          </table:table-cell>
          <table:table-cell office:value-type="float" office:value="-1.2543319308284E-024" calcext:value-type="float">
            <text:p>-1.2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371572494507" calcext:value-type="float">
            <text:p>1.3371572495</text:p>
          </table:table-cell>
          <table:table-cell office:value-type="float" office:value="-1.6699374914169" calcext:value-type="float">
            <text:p>-1.6699374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282202959061" calcext:value-type="float">
            <text:p>0.4528220296</text:p>
          </table:table-cell>
          <table:table-cell office:value-type="float" office:value="4.7591268437169E-025" calcext:value-type="float">
            <text:p>4.7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99200531840324" calcext:value-type="float">
            <text:p>-0.0099200532</text:p>
          </table:table-cell>
          <table:table-cell office:value-type="float" office:value="-6.3433737754822" calcext:value-type="float">
            <text:p>-6.3433737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265044212341" calcext:value-type="float">
            <text:p>-0.56265044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613766312753E-025" calcext:value-type="float">
            <text:p>1.26E-25</text:p>
          </table:table-cell>
          <table:table-cell office:value-type="float" office:value="2.2402093410492" calcext:value-type="float">
            <text:p>2.240209341</text:p>
          </table:table-cell>
          <table:table-cell office:value-type="float" office:value="3.7781083583832" calcext:value-type="float">
            <text:p>3.7781083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292701721191" calcext:value-type="float">
            <text:p>-0.5529270172</text:p>
          </table:table-cell>
          <table:table-cell office:value-type="float" office:value="-5.411000080594E-025" calcext:value-type="float">
            <text:p>-5.41E-25</text:p>
          </table:table-cell>
          <table:table-cell office:value-type="float" office:value="-1.7471314647753E-024" calcext:value-type="float">
            <text:p>-1.75E-24</text:p>
          </table:table-cell>
          <table:table-cell office:value-type="float" office:value="3.2622146606445" calcext:value-type="float">
            <text:p>3.2622146606</text:p>
          </table:table-cell>
          <table:table-cell office:value-type="float" office:value="1.4767122268677" calcext:value-type="float">
            <text:p>1.4767122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48527014256" calcext:value-type="float">
            <text:p>-0.1984852701</text:p>
          </table:table-cell>
          <table:table-cell office:value-type="float" office:value="6.1090496849887E-024" calcext:value-type="float">
            <text:p>6.11E-24</text:p>
          </table:table-cell>
          <table:table-cell office:value-type="float" office:value="6.9305532600373E-024" calcext:value-type="float">
            <text:p>6.93E-24</text:p>
          </table:table-cell>
          <table:table-cell office:value-type="float" office:value="-0.956094622612" calcext:value-type="float">
            <text:p>-0.9560946226</text:p>
          </table:table-cell>
          <table:table-cell office:value-type="float" office:value="-3.937260389328" calcext:value-type="float">
            <text:p>-3.9372603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618511199951" calcext:value-type="float">
            <text:p>-0.1961851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0275297912823E-027" calcext:value-type="float">
            <text:p>-6.03E-27</text:p>
          </table:table-cell>
          <table:table-cell office:value-type="float" office:value="-1.9759074449539" calcext:value-type="float">
            <text:p>-1.975907445</text:p>
          </table:table-cell>
          <table:table-cell office:value-type="float" office:value="6.1669940948486" calcext:value-type="float">
            <text:p>6.1669940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385966658592" calcext:value-type="float">
            <text:p>-0.1938596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5444610118866" calcext:value-type="float">
            <text:p>-3.5444610119</text:p>
          </table:table-cell>
          <table:table-cell office:value-type="float" office:value="-4.0471744537354" calcext:value-type="float">
            <text:p>-4.0471744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3744893074" calcext:value-type="float">
            <text:p>0.4823744893</text:p>
          </table:table-cell>
          <table:table-cell office:value-type="float" office:value="-1.9002040069766E-024" calcext:value-type="float">
            <text:p>-1.9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85728667676449" calcext:value-type="float">
            <text:p>-0.0857286677</text:p>
          </table:table-cell>
          <table:table-cell office:value-type="float" office:value="-0.78740668296814" calcext:value-type="float">
            <text:p>-0.78740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11003780365" calcext:value-type="float">
            <text:p>0.4671100378</text:p>
          </table:table-cell>
          <table:table-cell office:value-type="float" office:value="3.0437702623304E-023" calcext:value-type="float">
            <text:p>3.0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53094699978828" calcext:value-type="float">
            <text:p>0.0530947</text:p>
          </table:table-cell>
          <table:table-cell office:value-type="float" office:value="3.5283796787262" calcext:value-type="float">
            <text:p>3.5283796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216533541679" calcext:value-type="float">
            <text:p>-0.2021653354</text:p>
          </table:table-cell>
          <table:table-cell office:value-type="float" office:value="-2.2621185498462E-025" calcext:value-type="float">
            <text:p>-2.26E-25</text:p>
          </table:table-cell>
          <table:table-cell office:value-type="float" office:value="-1.1764536377228E-022" calcext:value-type="float">
            <text:p>-1.18E-22</text:p>
          </table:table-cell>
          <table:table-cell office:value-type="float" office:value="6.2852573394775" calcext:value-type="float">
            <text:p>6.2852573395</text:p>
          </table:table-cell>
          <table:table-cell office:value-type="float" office:value="-0.81931084394455" calcext:value-type="float">
            <text:p>-0.8193108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94971036911" calcext:value-type="float">
            <text:p>-0.1994971037</text:p>
          </table:table-cell>
          <table:table-cell office:value-type="float" office:value="-4.532307639791E-025" calcext:value-type="float">
            <text:p>-4.53E-25</text:p>
          </table:table-cell>
          <table:table-cell office:value-type="float" office:value="-1.4391547439583E-024" calcext:value-type="float">
            <text:p>-1.44E-24</text:p>
          </table:table-cell>
          <table:table-cell office:value-type="float" office:value="0.44387698173523" calcext:value-type="float">
            <text:p>0.4438769817</text:p>
          </table:table-cell>
          <table:table-cell office:value-type="float" office:value="0.10189089179039" calcext:value-type="float">
            <text:p>0.1018908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017866611481" calcext:value-type="float">
            <text:p>-0.53017866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6932042225994E-025" calcext:value-type="float">
            <text:p>-5.69E-25</text:p>
          </table:table-cell>
          <table:table-cell office:value-type="float" office:value="-4.3976392745972" calcext:value-type="float">
            <text:p>-4.3976392746</text:p>
          </table:table-cell>
          <table:table-cell office:value-type="float" office:value="-2.9025430679321" calcext:value-type="float">
            <text:p>-2.9025430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33168506622" calcext:value-type="float">
            <text:p>0.4783316851</text:p>
          </table:table-cell>
          <table:table-cell office:value-type="float" office:value="-5.8762015327085E-023" calcext:value-type="float">
            <text:p>-5.88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38081589341164" calcext:value-type="float">
            <text:p>-0.3808158934</text:p>
          </table:table-cell>
          <table:table-cell office:value-type="float" office:value="-5.034369468689" calcext:value-type="float">
            <text:p>-5.0343694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60096883774" calcext:value-type="float">
            <text:p>-0.20160096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9292092578115E-025" calcext:value-type="float">
            <text:p>7.93E-25</text:p>
          </table:table-cell>
          <table:table-cell office:value-type="float" office:value="-0.31164094805717" calcext:value-type="float">
            <text:p>-0.3116409481</text:p>
          </table:table-cell>
          <table:table-cell office:value-type="float" office:value="-1.6257258653641" calcext:value-type="float">
            <text:p>-1.6257258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54211997986" calcext:value-type="float">
            <text:p>0.471542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335321258614E-023" calcext:value-type="float">
            <text:p>2.33E-23</text:p>
          </table:table-cell>
          <table:table-cell office:value-type="float" office:value="1.3965063095093" calcext:value-type="float">
            <text:p>1.3965063095</text:p>
          </table:table-cell>
          <table:table-cell office:value-type="float" office:value="1.7475332021713" calcext:value-type="float">
            <text:p>1.747533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81930828094" calcext:value-type="float">
            <text:p>-0.5438193083</text:p>
          </table:table-cell>
          <table:table-cell office:value-type="float" office:value="-4.7238134852947E-025" calcext:value-type="float">
            <text:p>-4.72E-25</text:p>
          </table:table-cell>
          <table:table-cell office:value-type="float" office:value="8.586906876619E-026" calcext:value-type="float">
            <text:p>8.59E-26</text:p>
          </table:table-cell>
          <table:table-cell office:value-type="float" office:value="0.17299318313599" calcext:value-type="float">
            <text:p>0.1729931831</text:p>
          </table:table-cell>
          <table:table-cell office:value-type="float" office:value="-4.8859767913818" calcext:value-type="float">
            <text:p>-4.8859767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8266466856" calcext:value-type="float">
            <text:p>-0.2082664669</text:p>
          </table:table-cell>
          <table:table-cell office:value-type="float" office:value="1.6819644148128E-023" calcext:value-type="float">
            <text:p>1.68E-23</text:p>
          </table:table-cell>
          <table:table-cell office:value-type="float" office:value="3.7111371218165E-023" calcext:value-type="float">
            <text:p>3.71E-23</text:p>
          </table:table-cell>
          <table:table-cell office:value-type="float" office:value="1.6184996366501" calcext:value-type="float">
            <text:p>1.6184996367</text:p>
          </table:table-cell>
          <table:table-cell office:value-type="float" office:value="2.057389497757" calcext:value-type="float">
            <text:p>2.0573894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639216184616" calcext:value-type="float">
            <text:p>-0.52639216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6801426410675" calcext:value-type="float">
            <text:p>3.6801426411</text:p>
          </table:table-cell>
          <table:table-cell office:value-type="float" office:value="-1.4840396642685" calcext:value-type="float">
            <text:p>-1.4840396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810628175735" calcext:value-type="float">
            <text:p>-0.51810628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2006334387735E-024" calcext:value-type="float">
            <text:p>-4.20E-24</text:p>
          </table:table-cell>
          <table:table-cell office:value-type="float" office:value="1.842120885849" calcext:value-type="float">
            <text:p>1.8421208858</text:p>
          </table:table-cell>
          <table:table-cell office:value-type="float" office:value="1.1573843955994" calcext:value-type="float">
            <text:p>1.1573843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2161359787" calcext:value-type="float">
            <text:p>0.4902161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4782884120941" calcext:value-type="float">
            <text:p>2.4782884121</text:p>
          </table:table-cell>
          <table:table-cell office:value-type="float" office:value="0.9694082736969" calcext:value-type="float">
            <text:p>0.9694082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792981982231" calcext:value-type="float">
            <text:p>-0.2079298198</text:p>
          </table:table-cell>
          <table:table-cell office:value-type="float" office:value="-7.0119676497606E-024" calcext:value-type="float">
            <text:p>-7.0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7832145690918" calcext:value-type="float">
            <text:p>0.5783214569</text:p>
          </table:table-cell>
          <table:table-cell office:value-type="float" office:value="5.9974575042725" calcext:value-type="float">
            <text:p>5.9974575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41524600983" calcext:value-type="float">
            <text:p>0.483415246</text:p>
          </table:table-cell>
          <table:table-cell office:value-type="float" office:value="3.4213844092522E-024" calcext:value-type="float">
            <text:p>3.42E-24</text:p>
          </table:table-cell>
          <table:table-cell office:value-type="float" office:value="3.4135695093908E-025" calcext:value-type="float">
            <text:p>3.41E-25</text:p>
          </table:table-cell>
          <table:table-cell office:value-type="float" office:value="-0.65975165367126" calcext:value-type="float">
            <text:p>-0.6597516537</text:p>
          </table:table-cell>
          <table:table-cell office:value-type="float" office:value="-2.697350025177" calcext:value-type="float">
            <text:p>-2.6973500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225010633469" calcext:value-type="float">
            <text:p>-0.5322501063</text:p>
          </table:table-cell>
          <table:table-cell office:value-type="float" office:value="1.0354600074845E-024" calcext:value-type="float">
            <text:p>1.04E-24</text:p>
          </table:table-cell>
          <table:table-cell office:value-type="float" office:value="-1.0600152753117E-023" calcext:value-type="float">
            <text:p>-1.06E-23</text:p>
          </table:table-cell>
          <table:table-cell office:value-type="float" office:value="-2.5359838008881" calcext:value-type="float">
            <text:p>-2.5359838009</text:p>
          </table:table-cell>
          <table:table-cell office:value-type="float" office:value="-0.58801621198654" calcext:value-type="float">
            <text:p>-0.588016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29864692688" calcext:value-type="float">
            <text:p>-0.21298646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2865722179413" calcext:value-type="float">
            <text:p>1.2865722179</text:p>
          </table:table-cell>
          <table:table-cell office:value-type="float" office:value="-3.0929956436157" calcext:value-type="float">
            <text:p>-3.0929956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176768839359" calcext:value-type="float">
            <text:p>-0.2117676884</text:p>
          </table:table-cell>
          <table:table-cell office:value-type="float" office:value="-6.6058590975245E-025" calcext:value-type="float">
            <text:p>-6.61E-25</text:p>
          </table:table-cell>
          <table:table-cell office:value-type="float" office:value="4.4980230348752E-023" calcext:value-type="float">
            <text:p>4.50E-23</text:p>
          </table:table-cell>
          <table:table-cell office:value-type="float" office:value="-4.502112865448" calcext:value-type="float">
            <text:p>-4.5021128654</text:p>
          </table:table-cell>
          <table:table-cell office:value-type="float" office:value="0.32420614361763" calcext:value-type="float">
            <text:p>0.3242061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63140034676" calcext:value-type="float">
            <text:p>-0.2106314003</text:p>
          </table:table-cell>
          <table:table-cell office:value-type="float" office:value="-2.1940110307203E-023" calcext:value-type="float">
            <text:p>-2.1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771084070206" calcext:value-type="float">
            <text:p>1.177108407</text:p>
          </table:table-cell>
          <table:table-cell office:value-type="float" office:value="1.0035042762756" calcext:value-type="float">
            <text:p>1.0035042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957096576691" calcext:value-type="float">
            <text:p>-0.49957096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28087279200554" calcext:value-type="float">
            <text:p>-0.280872792</text:p>
          </table:table-cell>
          <table:table-cell office:value-type="float" office:value="-0.63337934017181" calcext:value-type="float">
            <text:p>-0.6333793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15236568451" calcext:value-type="float">
            <text:p>0.508152365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487348793713E-023" calcext:value-type="float">
            <text:p>-4.05E-23</text:p>
          </table:table-cell>
          <table:table-cell office:value-type="float" office:value="-0.33889538049698" calcext:value-type="float">
            <text:p>-0.3388953805</text:p>
          </table:table-cell>
          <table:table-cell office:value-type="float" office:value="0.73293733596802" calcext:value-type="float">
            <text:p>0.732937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716304779053" calcext:value-type="float">
            <text:p>-0.5071630478</text:p>
          </table:table-cell>
          <table:table-cell office:value-type="float" office:value="-4.1185552719022E-025" calcext:value-type="float">
            <text:p>-4.12E-25</text:p>
          </table:table-cell>
          <table:table-cell office:value-type="float" office:value="9.9622994234187E-026" calcext:value-type="float">
            <text:p>9.96E-26</text:p>
          </table:table-cell>
          <table:table-cell office:value-type="float" office:value="0.76968532800674" calcext:value-type="float">
            <text:p>0.769685328</text:p>
          </table:table-cell>
          <table:table-cell office:value-type="float" office:value="-4.0238552093506" calcext:value-type="float">
            <text:p>-4.0238552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952155351639" calcext:value-type="float">
            <text:p>-0.4995215535</text:p>
          </table:table-cell>
          <table:table-cell office:value-type="float" office:value="-3.7497472680123E-025" calcext:value-type="float">
            <text:p>-3.75E-25</text:p>
          </table:table-cell>
          <table:table-cell office:value-type="float" office:value="-5.7338938653059E-024" calcext:value-type="float">
            <text:p>-5.73E-24</text:p>
          </table:table-cell>
          <table:table-cell office:value-type="float" office:value="2.9043116569519" calcext:value-type="float">
            <text:p>2.904311657</text:p>
          </table:table-cell>
          <table:table-cell office:value-type="float" office:value="0.16195012629032" calcext:value-type="float">
            <text:p>0.1619501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208721518517" calcext:value-type="float">
            <text:p>-0.49208721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8384432792664" calcext:value-type="float">
            <text:p>3.8384432793</text:p>
          </table:table-cell>
          <table:table-cell office:value-type="float" office:value="1.3459936380386" calcext:value-type="float">
            <text:p>1.345993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035865902901" calcext:value-type="float">
            <text:p>-0.200358659</text:p>
          </table:table-cell>
          <table:table-cell office:value-type="float" office:value="-1.1441733232634E-023" calcext:value-type="float">
            <text:p>-1.14E-23</text:p>
          </table:table-cell>
          <table:table-cell office:value-type="float" office:value="2.1550958911771E-023" calcext:value-type="float">
            <text:p>2.16E-23</text:p>
          </table:table-cell>
          <table:table-cell office:value-type="float" office:value="2.1437327861786" calcext:value-type="float">
            <text:p>2.1437327862</text:p>
          </table:table-cell>
          <table:table-cell office:value-type="float" office:value="-0.52768039703369" calcext:value-type="float">
            <text:p>-0.527680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733175754547" calcext:value-type="float">
            <text:p>-0.47733175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9702896125911E-027" calcext:value-type="float">
            <text:p>5.97E-27</text:p>
          </table:table-cell>
          <table:table-cell office:value-type="float" office:value="7.3674564361572" calcext:value-type="float">
            <text:p>7.3674564362</text:p>
          </table:table-cell>
          <table:table-cell office:value-type="float" office:value="-6.1766066551208" calcext:value-type="float">
            <text:p>-6.1766066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968561649323" calcext:value-type="float">
            <text:p>0.5296856165</text:p>
          </table:table-cell>
          <table:table-cell office:value-type="float" office:value="2.7127506580921E-023" calcext:value-type="float">
            <text:p>2.71E-23</text:p>
          </table:table-cell>
          <table:table-cell office:value-type="float" office:value="-3.0475413330017E-023" calcext:value-type="float">
            <text:p>-3.05E-23</text:p>
          </table:table-cell>
          <table:table-cell office:value-type="float" office:value="-0.68729090690613" calcext:value-type="float">
            <text:p>-0.6872909069</text:p>
          </table:table-cell>
          <table:table-cell office:value-type="float" office:value="1.3341946601868" calcext:value-type="float">
            <text:p>1.3341946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24910163879" calcext:value-type="float">
            <text:p>-0.19824910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8635787963867" calcext:value-type="float">
            <text:p>3.8635787964</text:p>
          </table:table-cell>
          <table:table-cell office:value-type="float" office:value="1.4715403318405" calcext:value-type="float">
            <text:p>1.4715403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167665958405" calcext:value-type="float">
            <text:p>0.5216766596</text:p>
          </table:table-cell>
          <table:table-cell office:value-type="float" office:value="1.3270191326357E-023" calcext:value-type="float">
            <text:p>1.33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514893293381" calcext:value-type="float">
            <text:p>-1.9514893293</text:p>
          </table:table-cell>
          <table:table-cell office:value-type="float" office:value="1.1121463775635" calcext:value-type="float">
            <text:p>1.1121463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639355182648" calcext:value-type="float">
            <text:p>0.5063935518</text:p>
          </table:table-cell>
          <table:table-cell office:value-type="float" office:value="-1.2240744805553E-024" calcext:value-type="float">
            <text:p>-1.22E-24</text:p>
          </table:table-cell>
          <table:table-cell office:value-type="float" office:value="8.9247178977891E-023" calcext:value-type="float">
            <text:p>8.92E-23</text:p>
          </table:table-cell>
          <table:table-cell office:value-type="float" office:value="3.8658926486969" calcext:value-type="float">
            <text:p>3.8658926487</text:p>
          </table:table-cell>
          <table:table-cell office:value-type="float" office:value="0.37050253152847" calcext:value-type="float">
            <text:p>0.3705025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892233848572" calcext:value-type="float">
            <text:p>-0.5089223385</text:p>
          </table:table-cell>
          <table:table-cell office:value-type="float" office:value="5.6721485389629E-025" calcext:value-type="float">
            <text:p>5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2112245559692" calcext:value-type="float">
            <text:p>-3.211224556</text:p>
          </table:table-cell>
          <table:table-cell office:value-type="float" office:value="-1.3706470727921" calcext:value-type="float">
            <text:p>-1.3706470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090074539185" calcext:value-type="float">
            <text:p>-0.5009007454</text:p>
          </table:table-cell>
          <table:table-cell office:value-type="float" office:value="2.922798432654E-025" calcext:value-type="float">
            <text:p>2.92E-25</text:p>
          </table:table-cell>
          <table:table-cell office:value-type="float" office:value="1.3855686984026E-026" calcext:value-type="float">
            <text:p>1.39E-26</text:p>
          </table:table-cell>
          <table:table-cell office:value-type="float" office:value="1.4538602828979" calcext:value-type="float">
            <text:p>1.4538602829</text:p>
          </table:table-cell>
          <table:table-cell office:value-type="float" office:value="-5.3291845321655" calcext:value-type="float">
            <text:p>-5.3291845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652003288269" calcext:value-type="float">
            <text:p>0.5065200329</text:p>
          </table:table-cell>
          <table:table-cell office:value-type="float" office:value="1.5388890230469E-025" calcext:value-type="float">
            <text:p>1.5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222393512726" calcext:value-type="float">
            <text:p>3.1222393513</text:p>
          </table:table-cell>
          <table:table-cell office:value-type="float" office:value="2.085268497467" calcext:value-type="float">
            <text:p>2.0852684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886154174805" calcext:value-type="float">
            <text:p>-0.5088615417</text:p>
          </table:table-cell>
          <table:table-cell office:value-type="float" office:value="9.5131201750931E-025" calcext:value-type="float">
            <text:p>9.5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47504156827927" calcext:value-type="float">
            <text:p>-0.0475041568</text:p>
          </table:table-cell>
          <table:table-cell office:value-type="float" office:value="1.3914403915405" calcext:value-type="float">
            <text:p>1.391440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85982275009" calcext:value-type="float">
            <text:p>0.4988598228</text:p>
          </table:table-cell>
          <table:table-cell office:value-type="float" office:value="8.6765134635835E-025" calcext:value-type="float">
            <text:p>8.6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1336666345596" calcext:value-type="float">
            <text:p>0.6133666635</text:p>
          </table:table-cell>
          <table:table-cell office:value-type="float" office:value="0.83326500654221" calcext:value-type="float">
            <text:p>0.8332650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21759700775" calcext:value-type="float">
            <text:p>0.4832175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4155054092407" calcext:value-type="float">
            <text:p>-2.4155054092</text:p>
          </table:table-cell>
          <table:table-cell office:value-type="float" office:value="4.6049289703369" calcext:value-type="float">
            <text:p>4.6049289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210765123367" calcext:value-type="float">
            <text:p>-0.5321076512</text:p>
          </table:table-cell>
          <table:table-cell office:value-type="float" office:value="9.3767113334384E-025" calcext:value-type="float">
            <text:p>9.3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1053981781006" calcext:value-type="float">
            <text:p>3.1053981781</text:p>
          </table:table-cell>
          <table:table-cell office:value-type="float" office:value="5.2545471191406" calcext:value-type="float">
            <text:p>5.2545471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80997848511" calcext:value-type="float">
            <text:p>0.47680997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6084949970245" calcext:value-type="float">
            <text:p>-2.608494997</text:p>
          </table:table-cell>
          <table:table-cell office:value-type="float" office:value="7.5292420387268" calcext:value-type="float">
            <text:p>7.5292420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49756717682" calcext:value-type="float">
            <text:p>-0.5384975672</text:p>
          </table:table-cell>
          <table:table-cell office:value-type="float" office:value="3.4623120907368E-024" calcext:value-type="float">
            <text:p>3.46E-24</text:p>
          </table:table-cell>
          <table:table-cell office:value-type="float" office:value="-3.6705515495849E-025" calcext:value-type="float">
            <text:p>-3.67E-25</text:p>
          </table:table-cell>
          <table:table-cell office:value-type="float" office:value="-0.62136149406433" calcext:value-type="float">
            <text:p>-0.6213614941</text:p>
          </table:table-cell>
          <table:table-cell office:value-type="float" office:value="4.1089000701904" calcext:value-type="float">
            <text:p>4.1089000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836625039577" calcext:value-type="float">
            <text:p>-0.2183662504</text:p>
          </table:table-cell>
          <table:table-cell office:value-type="float" office:value="-8.5906471373416E-024" calcext:value-type="float">
            <text:p>-8.59E-24</text:p>
          </table:table-cell>
          <table:table-cell office:value-type="float" office:value="-6.639810684809E-024" calcext:value-type="float">
            <text:p>-6.64E-24</text:p>
          </table:table-cell>
          <table:table-cell office:value-type="float" office:value="-1.5864959955215" calcext:value-type="float">
            <text:p>-1.5864959955</text:p>
          </table:table-cell>
          <table:table-cell office:value-type="float" office:value="-1.5566838979721" calcext:value-type="float">
            <text:p>-1.55668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90244102478" calcext:value-type="float">
            <text:p>0.4790244102</text:p>
          </table:table-cell>
          <table:table-cell office:value-type="float" office:value="6.2345594271616E-024" calcext:value-type="float">
            <text:p>6.2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937006473541" calcext:value-type="float">
            <text:p>0.9093700647</text:p>
          </table:table-cell>
          <table:table-cell office:value-type="float" office:value="2.808042049408" calcext:value-type="float">
            <text:p>2.8080420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289744019508" calcext:value-type="float">
            <text:p>-0.22289744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410546718271E-023" calcext:value-type="float">
            <text:p>-2.74E-23</text:p>
          </table:table-cell>
          <table:table-cell office:value-type="float" office:value="-2.8842136859894" calcext:value-type="float">
            <text:p>-2.884213686</text:p>
          </table:table-cell>
          <table:table-cell office:value-type="float" office:value="-3.2153325080872" calcext:value-type="float">
            <text:p>-3.2153325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73647785187" calcext:value-type="float">
            <text:p>0.47273647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88507061752E-024" calcext:value-type="float">
            <text:p>2.89E-24</text:p>
          </table:table-cell>
          <table:table-cell office:value-type="float" office:value="-0.79870617389679" calcext:value-type="float">
            <text:p>-0.7987061739</text:p>
          </table:table-cell>
          <table:table-cell office:value-type="float" office:value="-0.03150087594986" calcext:value-type="float">
            <text:p>-0.0315008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4252082109451" calcext:value-type="float">
            <text:p>-0.5425208211</text:p>
          </table:table-cell>
          <table:table-cell office:value-type="float" office:value="7.8864919467557E-025" calcext:value-type="float">
            <text:p>7.8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8103115558624" calcext:value-type="float">
            <text:p>-0.8810311556</text:p>
          </table:table-cell>
          <table:table-cell office:value-type="float" office:value="-0.97678232192993" calcext:value-type="float">
            <text:p>-0.9767823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446145117283" calcext:value-type="float">
            <text:p>-0.22446145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122748011108E-023" calcext:value-type="float">
            <text:p>4.41E-23</text:p>
          </table:table-cell>
          <table:table-cell office:value-type="float" office:value="1.8076505661011" calcext:value-type="float">
            <text:p>1.8076505661</text:p>
          </table:table-cell>
          <table:table-cell office:value-type="float" office:value="-0.4278102517128" calcext:value-type="float">
            <text:p>-0.4278102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460073232651" calcext:value-type="float">
            <text:p>0.4746007323</text:p>
          </table:table-cell>
          <table:table-cell office:value-type="float" office:value="-1.3154819630108E-024" calcext:value-type="float">
            <text:p>-1.3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7906723022461" calcext:value-type="float">
            <text:p>-3.7906723022</text:p>
          </table:table-cell>
          <table:table-cell office:value-type="float" office:value="-4.7546539306641" calcext:value-type="float">
            <text:p>-4.7546539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066640138626" calcext:value-type="float">
            <text:p>-0.54066640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7956455945969" calcext:value-type="float">
            <text:p>-1.7956455946</text:p>
          </table:table-cell>
          <table:table-cell office:value-type="float" office:value="2.156670331955" calcext:value-type="float">
            <text:p>2.156670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183829784393" calcext:value-type="float">
            <text:p>-0.5318382978</text:p>
          </table:table-cell>
          <table:table-cell office:value-type="float" office:value="3.3358210055978E-024" calcext:value-type="float">
            <text:p>3.34E-24</text:p>
          </table:table-cell>
          <table:table-cell office:value-type="float" office:value="9.6704418426047E-026" calcext:value-type="float">
            <text:p>9.67E-26</text:p>
          </table:table-cell>
          <table:table-cell office:value-type="float" office:value="0.73529839515686" calcext:value-type="float">
            <text:p>0.7352983952</text:p>
          </table:table-cell>
          <table:table-cell office:value-type="float" office:value="-2.552782535553" calcext:value-type="float">
            <text:p>-2.5527825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67956352234" calcext:value-type="float">
            <text:p>0.4766795635</text:p>
          </table:table-cell>
          <table:table-cell office:value-type="float" office:value="9.5412805372572E-024" calcext:value-type="float">
            <text:p>9.5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15074777603" calcext:value-type="float">
            <text:p>-1.4215074778</text:p>
          </table:table-cell>
          <table:table-cell office:value-type="float" office:value="1.5410761833191" calcext:value-type="float">
            <text:p>1.5410761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14217877388" calcext:value-type="float">
            <text:p>0.4614217877</text:p>
          </table:table-cell>
          <table:table-cell office:value-type="float" office:value="8.6957182823212E-025" calcext:value-type="float">
            <text:p>8.7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60588961839676" calcext:value-type="float">
            <text:p>-0.6058896184</text:p>
          </table:table-cell>
          <table:table-cell office:value-type="float" office:value="3.0155925750732" calcext:value-type="float">
            <text:p>3.0155925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59410905838" calcext:value-type="float">
            <text:p>0.4459410906</text:p>
          </table:table-cell>
          <table:table-cell office:value-type="float" office:value="-4.5666211170158E-023" calcext:value-type="float">
            <text:p>-4.57E-23</text:p>
          </table:table-cell>
          <table:table-cell office:value-type="float" office:value="-2.8940549543695E-024" calcext:value-type="float">
            <text:p>-2.89E-24</text:p>
          </table:table-cell>
          <table:table-cell office:value-type="float" office:value="1.0995981693268" calcext:value-type="float">
            <text:p>1.0995981693</text:p>
          </table:table-cell>
          <table:table-cell office:value-type="float" office:value="4.1239204406738" calcext:value-type="float">
            <text:p>4.1239204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077206611633" calcext:value-type="float">
            <text:p>0.4307720661</text:p>
          </table:table-cell>
          <table:table-cell office:value-type="float" office:value="1.0456623455717E-023" calcext:value-type="float">
            <text:p>1.05E-23</text:p>
          </table:table-cell>
          <table:table-cell office:value-type="float" office:value="2.9026040372146E-024" calcext:value-type="float">
            <text:p>2.90E-24</text:p>
          </table:table-cell>
          <table:table-cell office:value-type="float" office:value="-1.2651470899582" calcext:value-type="float">
            <text:p>-1.26514709</text:p>
          </table:table-cell>
          <table:table-cell office:value-type="float" office:value="-2.6272027492523" calcext:value-type="float">
            <text:p>-2.6272027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979090690613" calcext:value-type="float">
            <text:p>-0.24979090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584960868004E-023" calcext:value-type="float">
            <text:p>2.06E-23</text:p>
          </table:table-cell>
          <table:table-cell office:value-type="float" office:value="-0.89394176006317" calcext:value-type="float">
            <text:p>-0.8939417601</text:p>
          </table:table-cell>
          <table:table-cell office:value-type="float" office:value="-0.68377429246902" calcext:value-type="float">
            <text:p>-0.6837742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379561662674" calcext:value-type="float">
            <text:p>-0.57379561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5.7428493499756" calcext:value-type="float">
            <text:p>-5.74284935</text:p>
          </table:table-cell>
          <table:table-cell office:value-type="float" office:value="2.7563834190369" calcext:value-type="float">
            <text:p>2.756383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4085478484631" calcext:value-type="float">
            <text:p>-0.24085478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969304627016E-023" calcext:value-type="float">
            <text:p>3.50E-23</text:p>
          </table:table-cell>
          <table:table-cell office:value-type="float" office:value="1.1886041164398" calcext:value-type="float">
            <text:p>1.1886041164</text:p>
          </table:table-cell>
          <table:table-cell office:value-type="float" office:value="2.1335241794586" calcext:value-type="float">
            <text:p>2.1335241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402898788452" calcext:value-type="float">
            <text:p>-0.5540289879</text:p>
          </table:table-cell>
          <table:table-cell office:value-type="float" office:value="-1.8233131922029E-025" calcext:value-type="float">
            <text:p>-1.8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007821083069" calcext:value-type="float">
            <text:p>4.4007821083</text:p>
          </table:table-cell>
          <table:table-cell office:value-type="float" office:value="0.61623328924179" calcext:value-type="float">
            <text:p>0.6162332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527893304825" calcext:value-type="float">
            <text:p>0.455278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8867917060852" calcext:value-type="float">
            <text:p>-2.8867917061</text:p>
          </table:table-cell>
          <table:table-cell office:value-type="float" office:value="1.9244059324265" calcext:value-type="float">
            <text:p>1.9244059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98731637001" calcext:value-type="float">
            <text:p>-0.55987316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2198754121396E-025" calcext:value-type="float">
            <text:p>8.22E-25</text:p>
          </table:table-cell>
          <table:table-cell office:value-type="float" office:value="1.7400507926941" calcext:value-type="float">
            <text:p>1.7400507927</text:p>
          </table:table-cell>
          <table:table-cell office:value-type="float" office:value="1.5714753866196" calcext:value-type="float">
            <text:p>1.5714753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994988441467" calcext:value-type="float">
            <text:p>-0.54994988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847798749267E-024" calcext:value-type="float">
            <text:p>-2.98E-24</text:p>
          </table:table-cell>
          <table:table-cell office:value-type="float" office:value="3.0601227283478" calcext:value-type="float">
            <text:p>3.0601227283</text:p>
          </table:table-cell>
          <table:table-cell office:value-type="float" office:value="1.7146340608597" calcext:value-type="float">
            <text:p>1.7146340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14130783081" calcext:value-type="float">
            <text:p>-0.2281413078</text:p>
          </table:table-cell>
          <table:table-cell office:value-type="float" office:value="-2.3411478679264E-025" calcext:value-type="float">
            <text:p>-2.34E-25</text:p>
          </table:table-cell>
          <table:table-cell office:value-type="float" office:value="6.221963685088E-024" calcext:value-type="float">
            <text:p>6.22E-24</text:p>
          </table:table-cell>
          <table:table-cell office:value-type="float" office:value="1.7857064008713" calcext:value-type="float">
            <text:p>1.7857064009</text:p>
          </table:table-cell>
          <table:table-cell office:value-type="float" office:value="4.4663648605347" calcext:value-type="float">
            <text:p>4.4663648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93621778488" calcext:value-type="float">
            <text:p>0.46793621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3547202348709" calcext:value-type="float">
            <text:p>-1.3547202349</text:p>
          </table:table-cell>
          <table:table-cell office:value-type="float" office:value="-0.34995955228806" calcext:value-type="float">
            <text:p>-0.3499595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722088575363" calcext:value-type="float">
            <text:p>-0.5472208858</text:p>
          </table:table-cell>
          <table:table-cell office:value-type="float" office:value="-1.5284250050062E-024" calcext:value-type="float">
            <text:p>-1.53E-24</text:p>
          </table:table-cell>
          <table:table-cell office:value-type="float" office:value="2.3988607345372E-024" calcext:value-type="float">
            <text:p>2.40E-24</text:p>
          </table:table-cell>
          <table:table-cell office:value-type="float" office:value="0.95438182353973" calcext:value-type="float">
            <text:p>0.9543818235</text:p>
          </table:table-cell>
          <table:table-cell office:value-type="float" office:value="0.87307542562485" calcext:value-type="float">
            <text:p>0.8730754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20860385895" calcext:value-type="float">
            <text:p>-0.5382086039</text:p>
          </table:table-cell>
          <table:table-cell office:value-type="float" office:value="3.4393364182647E-025" calcext:value-type="float">
            <text:p>3.44E-25</text:p>
          </table:table-cell>
          <table:table-cell office:value-type="float" office:value="3.140657606507E-024" calcext:value-type="float">
            <text:p>3.14E-24</text:p>
          </table:table-cell>
          <table:table-cell office:value-type="float" office:value="-3.4397242069244" calcext:value-type="float">
            <text:p>-3.4397242069</text:p>
          </table:table-cell>
          <table:table-cell office:value-type="float" office:value="1.640329003334" calcext:value-type="float">
            <text:p>1.6403290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141346335411" calcext:value-type="float">
            <text:p>-0.2214134634</text:p>
          </table:table-cell>
          <table:table-cell office:value-type="float" office:value="3.5094749288164E-024" calcext:value-type="float">
            <text:p>3.51E-24</text:p>
          </table:table-cell>
          <table:table-cell office:value-type="float" office:value="-2.9548949642162E-025" calcext:value-type="float">
            <text:p>-2.95E-25</text:p>
          </table:table-cell>
          <table:table-cell office:value-type="float" office:value="1.8757766485214" calcext:value-type="float">
            <text:p>1.8757766485</text:p>
          </table:table-cell>
          <table:table-cell office:value-type="float" office:value="-7.5353474617004" calcext:value-type="float">
            <text:p>-7.5353474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952318191528" calcext:value-type="float">
            <text:p>0.4795231819</text:p>
          </table:table-cell>
          <table:table-cell office:value-type="float" office:value="-6.6035107572172E-025" calcext:value-type="float">
            <text:p>-6.6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6203359365463" calcext:value-type="float">
            <text:p>0.5620335937</text:p>
          </table:table-cell>
          <table:table-cell office:value-type="float" office:value="-2.5432333946228" calcext:value-type="float">
            <text:p>-2.5432333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438181400299" calcext:value-type="float">
            <text:p>0.464381814</text:p>
          </table:table-cell>
          <table:table-cell office:value-type="float" office:value="-5.2479531811071E-024" calcext:value-type="float">
            <text:p>-5.25E-24</text:p>
          </table:table-cell>
          <table:table-cell office:value-type="float" office:value="3.1194826076586E-024" calcext:value-type="float">
            <text:p>3.12E-24</text:p>
          </table:table-cell>
          <table:table-cell office:value-type="float" office:value="-2.2515845298767" calcext:value-type="float">
            <text:p>-2.2515845299</text:p>
          </table:table-cell>
          <table:table-cell office:value-type="float" office:value="4.0463395118713" calcext:value-type="float">
            <text:p>4.0463395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25516843796" calcext:value-type="float">
            <text:p>0.44925516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3963694572449" calcext:value-type="float">
            <text:p>-2.3963694572</text:p>
          </table:table-cell>
          <table:table-cell office:value-type="float" office:value="-0.88793736696243" calcext:value-type="float">
            <text:p>-0.887937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582802534103" calcext:value-type="float">
            <text:p>-0.5658280253</text:p>
          </table:table-cell>
          <table:table-cell office:value-type="float" office:value="2.4301450290268E-026" calcext:value-type="float">
            <text:p>2.4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14734172821" calcext:value-type="float">
            <text:p>-3.6147341728</text:p>
          </table:table-cell>
          <table:table-cell office:value-type="float" office:value="-1.1627163887024" calcext:value-type="float">
            <text:p>-1.1627163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389402866364" calcext:value-type="float">
            <text:p>0.4438940287</text:p>
          </table:table-cell>
          <table:table-cell office:value-type="float" office:value="4.8005613683332E-024" calcext:value-type="float">
            <text:p>4.80E-24</text:p>
          </table:table-cell>
          <table:table-cell office:value-type="float" office:value="2.6240531100613E-025" calcext:value-type="float">
            <text:p>2.62E-25</text:p>
          </table:table-cell>
          <table:table-cell office:value-type="float" office:value="3.1500334739685" calcext:value-type="float">
            <text:p>3.150033474</text:p>
          </table:table-cell>
          <table:table-cell office:value-type="float" office:value="-5.1587867736816" calcext:value-type="float">
            <text:p>-5.1587867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49411547184" calcext:value-type="float">
            <text:p>-0.2349411547</text:p>
          </table:table-cell>
          <table:table-cell office:value-type="float" office:value="-7.2763952118603E-027" calcext:value-type="float">
            <text:p>-7.2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9513478279114" calcext:value-type="float">
            <text:p>6.9513478279</text:p>
          </table:table-cell>
          <table:table-cell office:value-type="float" office:value="2.3395187854767" calcext:value-type="float">
            <text:p>2.3395187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876934051514" calcext:value-type="float">
            <text:p>0.43876934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4209227561951" calcext:value-type="float">
            <text:p>-4.4209227562</text:p>
          </table:table-cell>
          <table:table-cell office:value-type="float" office:value="1.0584186315536" calcext:value-type="float">
            <text:p>1.0584186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656002044678" calcext:value-type="float">
            <text:p>-0.5765600204</text:p>
          </table:table-cell>
          <table:table-cell office:value-type="float" office:value="-1.645469554761E-025" calcext:value-type="float">
            <text:p>-1.65E-25</text:p>
          </table:table-cell>
          <table:table-cell office:value-type="float" office:value="-2.8794137945762E-025" calcext:value-type="float">
            <text:p>-2.88E-25</text:p>
          </table:table-cell>
          <table:table-cell office:value-type="float" office:value="-1.2524359226227" calcext:value-type="float">
            <text:p>-1.2524359226</text:p>
          </table:table-cell>
          <table:table-cell office:value-type="float" office:value="-2.066290140152" calcext:value-type="float">
            <text:p>-2.0662901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63794875145" calcext:value-type="float">
            <text:p>-0.5663794875</text:p>
          </table:table-cell>
          <table:table-cell office:value-type="float" office:value="-4.2089160838479E-025" calcext:value-type="float">
            <text:p>-4.2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316835403442" calcext:value-type="float">
            <text:p>-1.9316835403</text:p>
          </table:table-cell>
          <table:table-cell office:value-type="float" office:value="-0.031572915613651" calcext:value-type="float">
            <text:p>-0.0315729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327801465988" calcext:value-type="float">
            <text:p>0.44327801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5710105895996" calcext:value-type="float">
            <text:p>-2.5710105896</text:p>
          </table:table-cell>
          <table:table-cell office:value-type="float" office:value="3.3887083530426" calcext:value-type="float">
            <text:p>3.388708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610901832581" calcext:value-type="float">
            <text:p>-0.23610901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2749516963959" calcext:value-type="float">
            <text:p>-2.2749516964</text:p>
          </table:table-cell>
          <table:table-cell office:value-type="float" office:value="3.4034900665283" calcext:value-type="float">
            <text:p>3.4034900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16529583931" calcext:value-type="float">
            <text:p>-0.56165295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987639096777E-024" calcext:value-type="float">
            <text:p>2.80E-24</text:p>
          </table:table-cell>
          <table:table-cell office:value-type="float" office:value="-1.8573455810547" calcext:value-type="float">
            <text:p>-1.8573455811</text:p>
          </table:table-cell>
          <table:table-cell office:value-type="float" office:value="0.35086277127266" calcext:value-type="float">
            <text:p>0.3508627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213290452957" calcext:value-type="float">
            <text:p>-0.5521329045</text:p>
          </table:table-cell>
          <table:table-cell office:value-type="float" office:value="-3.5652197846838E-024" calcext:value-type="float">
            <text:p>-3.57E-24</text:p>
          </table:table-cell>
          <table:table-cell office:value-type="float" office:value="-1.2748930233292E-025" calcext:value-type="float">
            <text:p>-1.27E-25</text:p>
          </table:table-cell>
          <table:table-cell office:value-type="float" office:value="-0.51552897691727" calcext:value-type="float">
            <text:p>-0.5155289769</text:p>
          </table:table-cell>
          <table:table-cell office:value-type="float" office:value="-3.0246570110321" calcext:value-type="float">
            <text:p>-3.024657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696151256561" calcext:value-type="float">
            <text:p>0.45696151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0072960853577" calcext:value-type="float">
            <text:p>-2.0072960854</text:p>
          </table:table-cell>
          <table:table-cell office:value-type="float" office:value="5.9902505874634" calcext:value-type="float">
            <text:p>5.9902505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126780986786" calcext:value-type="float">
            <text:p>-0.2312678099</text:p>
          </table:table-cell>
          <table:table-cell office:value-type="float" office:value="1.4408454700934E-024" calcext:value-type="float">
            <text:p>1.44E-24</text:p>
          </table:table-cell>
          <table:table-cell office:value-type="float" office:value="1.2661863605879E-023" calcext:value-type="float">
            <text:p>1.27E-23</text:p>
          </table:table-cell>
          <table:table-cell office:value-type="float" office:value="-4.1174597740173" calcext:value-type="float">
            <text:p>-4.117459774</text:p>
          </table:table-cell>
          <table:table-cell office:value-type="float" office:value="1.6286481618881" calcext:value-type="float">
            <text:p>1.6286481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39869558811" calcext:value-type="float">
            <text:p>-0.2283986956</text:p>
          </table:table-cell>
          <table:table-cell office:value-type="float" office:value="-7.6662784668349E-025" calcext:value-type="float">
            <text:p>-7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496298789978" calcext:value-type="float">
            <text:p>-4.349629879</text:p>
          </table:table-cell>
          <table:table-cell office:value-type="float" office:value="-0.0027491711080074" calcext:value-type="float">
            <text:p>-0.0027491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941559791565" calcext:value-type="float">
            <text:p>-0.53941559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788824615819E-023" calcext:value-type="float">
            <text:p>-1.08E-23</text:p>
          </table:table-cell>
          <table:table-cell office:value-type="float" office:value="-0.21045556664467" calcext:value-type="float">
            <text:p>-0.2104555666</text:p>
          </table:table-cell>
          <table:table-cell office:value-type="float" office:value="0.52285969257355" calcext:value-type="float">
            <text:p>0.5228596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046476840973" calcext:value-type="float">
            <text:p>-0.5304647684</text:p>
          </table:table-cell>
          <table:table-cell office:value-type="float" office:value="-1.4655432259217E-024" calcext:value-type="float">
            <text:p>-1.47E-24</text:p>
          </table:table-cell>
          <table:table-cell office:value-type="float" office:value="1.98907320621E-025" calcext:value-type="float">
            <text:p>1.99E-25</text:p>
          </table:table-cell>
          <table:table-cell office:value-type="float" office:value="1.0453178882599" calcext:value-type="float">
            <text:p>1.0453178883</text:p>
          </table:table-cell>
          <table:table-cell office:value-type="float" office:value="3.2950730323792" calcext:value-type="float">
            <text:p>3.2950730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186584472656" calcext:value-type="float">
            <text:p>-0.5218658447</text:p>
          </table:table-cell>
          <table:table-cell office:value-type="float" office:value="2.4544404041637E-026" calcext:value-type="float">
            <text:p>2.45E-26</text:p>
          </table:table-cell>
          <table:table-cell office:value-type="float" office:value="-1.3071356174183E-024" calcext:value-type="float">
            <text:p>-1.31E-24</text:p>
          </table:table-cell>
          <table:table-cell office:value-type="float" office:value="-5.0311970710754" calcext:value-type="float">
            <text:p>-5.0311970711</text:p>
          </table:table-cell>
          <table:table-cell office:value-type="float" office:value="0.63387721776962" calcext:value-type="float">
            <text:p>0.6338772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610061407089" calcext:value-type="float">
            <text:p>0.4861006141</text:p>
          </table:table-cell>
          <table:table-cell office:value-type="float" office:value="-1.9489634887431E-027" calcext:value-type="float">
            <text:p>-1.95E-27</text:p>
          </table:table-cell>
          <table:table-cell office:value-type="float" office:value="1.3801564285025E-024" calcext:value-type="float">
            <text:p>1.38E-24</text:p>
          </table:table-cell>
          <table:table-cell office:value-type="float" office:value="-5.4897203445435" calcext:value-type="float">
            <text:p>-5.4897203445</text:p>
          </table:table-cell>
          <table:table-cell office:value-type="float" office:value="1.8249399662018" calcext:value-type="float">
            <text:p>1.8249399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74687480927" calcext:value-type="float">
            <text:p>0.47074687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753494217821E-023" calcext:value-type="float">
            <text:p>-1.18E-23</text:p>
          </table:table-cell>
          <table:table-cell office:value-type="float" office:value="-1.3049577474594" calcext:value-type="float">
            <text:p>-1.3049577475</text:p>
          </table:table-cell>
          <table:table-cell office:value-type="float" office:value="3.3807649612427" calcext:value-type="float">
            <text:p>3.3807649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428136348724" calcext:value-type="float">
            <text:p>-0.5442813635</text:p>
          </table:table-cell>
          <table:table-cell office:value-type="float" office:value="8.0269890600517E-025" calcext:value-type="float">
            <text:p>8.0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3742946386337" calcext:value-type="float">
            <text:p>-0.8374294639</text:p>
          </table:table-cell>
          <table:table-cell office:value-type="float" office:value="0.10920971632004" calcext:value-type="float">
            <text:p>0.1092097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514677286148" calcext:value-type="float">
            <text:p>-0.5351467729</text:p>
          </table:table-cell>
          <table:table-cell office:value-type="float" office:value="1.531066080502E-026" calcext:value-type="float">
            <text:p>1.5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8067212104797" calcext:value-type="float">
            <text:p>-4.8067212105</text:p>
          </table:table-cell>
          <table:table-cell office:value-type="float" office:value="2.3399815559387" calcext:value-type="float">
            <text:p>2.3399815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620106697083" calcext:value-type="float">
            <text:p>-0.216201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2987864017487" calcext:value-type="float">
            <text:p>-3.2987864017</text:p>
          </table:table-cell>
          <table:table-cell office:value-type="float" office:value="1.3004838228226" calcext:value-type="float">
            <text:p>1.3004838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179537057877" calcext:value-type="float">
            <text:p>0.4817953706</text:p>
          </table:table-cell>
          <table:table-cell office:value-type="float" office:value="8.4721010648095E-024" calcext:value-type="float">
            <text:p>8.47E-24</text:p>
          </table:table-cell>
          <table:table-cell office:value-type="float" office:value="-5.1933888555843E-025" calcext:value-type="float">
            <text:p>-5.19E-25</text:p>
          </table:table-cell>
          <table:table-cell office:value-type="float" office:value="1.607449054718" calcext:value-type="float">
            <text:p>1.6074490547</text:p>
          </table:table-cell>
          <table:table-cell office:value-type="float" office:value="5.8682079315186" calcext:value-type="float">
            <text:p>5.8682079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1642483770847" calcext:value-type="float">
            <text:p>-0.2164248377</text:p>
          </table:table-cell>
          <table:table-cell office:value-type="float" office:value="6.607235166766E-025" calcext:value-type="float">
            <text:p>6.6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859382629395" calcext:value-type="float">
            <text:p>3.7859382629</text:p>
          </table:table-cell>
          <table:table-cell office:value-type="float" office:value="-1.4036045074463" calcext:value-type="float">
            <text:p>-1.4036045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514510154724" calcext:value-type="float">
            <text:p>0.47514510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5929653644562" calcext:value-type="float">
            <text:p>-1.5929653645</text:p>
          </table:table-cell>
          <table:table-cell office:value-type="float" office:value="-0.08764735609293" calcext:value-type="float">
            <text:p>-0.0876473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101165354252" calcext:value-type="float">
            <text:p>-0.2210116535</text:p>
          </table:table-cell>
          <table:table-cell office:value-type="float" office:value="-3.0447792548712E-024" calcext:value-type="float">
            <text:p>-3.04E-24</text:p>
          </table:table-cell>
          <table:table-cell office:value-type="float" office:value="1.1247867509732E-023" calcext:value-type="float">
            <text:p>1.12E-23</text:p>
          </table:table-cell>
          <table:table-cell office:value-type="float" office:value="4.3569231033325" calcext:value-type="float">
            <text:p>4.3569231033</text:p>
          </table:table-cell>
          <table:table-cell office:value-type="float" office:value="0.32264778017998" calcext:value-type="float">
            <text:p>0.3226477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13808584213" calcext:value-type="float">
            <text:p>-0.2191380858</text:p>
          </table:table-cell>
          <table:table-cell office:value-type="float" office:value="-8.3118782873632E-025" calcext:value-type="float">
            <text:p>-8.3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9486011266708" calcext:value-type="float">
            <text:p>-1.9486011267</text:p>
          </table:table-cell>
          <table:table-cell office:value-type="float" office:value="2.3308849334717" calcext:value-type="float">
            <text:p>2.3308849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06472873688" calcext:value-type="float">
            <text:p>0.47706472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6048570469596E-024" calcext:value-type="float">
            <text:p>6.60E-24</text:p>
          </table:table-cell>
          <table:table-cell office:value-type="float" office:value="-0.18713855743408" calcext:value-type="float">
            <text:p>-0.1871385574</text:p>
          </table:table-cell>
          <table:table-cell office:value-type="float" office:value="3.255176782608" calcext:value-type="float">
            <text:p>3.2551767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795433044434" calcext:value-type="float">
            <text:p>-0.5379543304</text:p>
          </table:table-cell>
          <table:table-cell office:value-type="float" office:value="8.4262522717828E-025" calcext:value-type="float">
            <text:p>8.43E-25</text:p>
          </table:table-cell>
          <table:table-cell office:value-type="float" office:value="5.315557402045E-026" calcext:value-type="float">
            <text:p>5.32E-26</text:p>
          </table:table-cell>
          <table:table-cell office:value-type="float" office:value="0.70535039901733" calcext:value-type="float">
            <text:p>0.705350399</text:p>
          </table:table-cell>
          <table:table-cell office:value-type="float" office:value="-4.668797492981" calcext:value-type="float">
            <text:p>-4.668797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935564517975" calcext:value-type="float">
            <text:p>-0.52935564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58859262638E-024" calcext:value-type="float">
            <text:p>-1.76E-24</text:p>
          </table:table-cell>
          <table:table-cell office:value-type="float" office:value="2.7824921607971" calcext:value-type="float">
            <text:p>2.7824921608</text:p>
          </table:table-cell>
          <table:table-cell office:value-type="float" office:value="2.4010806083679" calcext:value-type="float">
            <text:p>2.4010806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94150018692" calcext:value-type="float">
            <text:p>0.4789415002</text:p>
          </table:table-cell>
          <table:table-cell office:value-type="float" office:value="-7.9018101464209E-025" calcext:value-type="float">
            <text:p>-7.90E-25</text:p>
          </table:table-cell>
          <table:table-cell office:value-type="float" office:value="7.4534995079077E-025" calcext:value-type="float">
            <text:p>7.45E-25</text:p>
          </table:table-cell>
          <table:table-cell office:value-type="float" office:value="0.87633389234543" calcext:value-type="float">
            <text:p>0.8763338923</text:p>
          </table:table-cell>
          <table:table-cell office:value-type="float" office:value="1.7162638902664" calcext:value-type="float">
            <text:p>1.7162638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604316711426" calcext:value-type="float">
            <text:p>-0.5360431671</text:p>
          </table:table-cell>
          <table:table-cell office:value-type="float" office:value="-1.9193844788782E-027" calcext:value-type="float">
            <text:p>-1.92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5917634963989" calcext:value-type="float">
            <text:p>7.5917634964</text:p>
          </table:table-cell>
          <table:table-cell office:value-type="float" office:value="1.7268083095551" calcext:value-type="float">
            <text:p>1.7268083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75308316946" calcext:value-type="float">
            <text:p>-0.21753083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4050502542684E-023" calcext:value-type="float">
            <text:p>9.41E-23</text:p>
          </table:table-cell>
          <table:table-cell office:value-type="float" office:value="-2.6456818580627" calcext:value-type="float">
            <text:p>-2.6456818581</text:p>
          </table:table-cell>
          <table:table-cell office:value-type="float" office:value="1.2849665880203" calcext:value-type="float">
            <text:p>1.284966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098558187485" calcext:value-type="float">
            <text:p>0.4809855819</text:p>
          </table:table-cell>
          <table:table-cell office:value-type="float" office:value="-9.2345278604756E-028" calcext:value-type="float">
            <text:p>-9.23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6302180290222" calcext:value-type="float">
            <text:p>-7.630218029</text:p>
          </table:table-cell>
          <table:table-cell office:value-type="float" office:value="-2.2656755447388" calcext:value-type="float">
            <text:p>-2.2656755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433531522751" calcext:value-type="float">
            <text:p>-0.5343353152</text:p>
          </table:table-cell>
          <table:table-cell office:value-type="float" office:value="9.1336306247679E-026" calcext:value-type="float">
            <text:p>9.13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988666534424" calcext:value-type="float">
            <text:p>-4.3988666534</text:p>
          </table:table-cell>
          <table:table-cell office:value-type="float" office:value="-0.67607754468918" calcext:value-type="float">
            <text:p>-0.6760775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553200721741" calcext:value-type="float">
            <text:p>-0.52553200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8866245935369E-025" calcext:value-type="float">
            <text:p>-8.89E-25</text:p>
          </table:table-cell>
          <table:table-cell office:value-type="float" office:value="1.6150490045547" calcext:value-type="float">
            <text:p>1.6150490046</text:p>
          </table:table-cell>
          <table:table-cell office:value-type="float" office:value="-1.4492523670197" calcext:value-type="float">
            <text:p>-1.449252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37719774246" calcext:value-type="float">
            <text:p>-0.5173771977</text:p>
          </table:table-cell>
          <table:table-cell office:value-type="float" office:value="-1.5632336896643E-024" calcext:value-type="float">
            <text:p>-1.56E-24</text:p>
          </table:table-cell>
          <table:table-cell office:value-type="float" office:value="2.3436852390281E-024" calcext:value-type="float">
            <text:p>2.34E-24</text:p>
          </table:table-cell>
          <table:table-cell office:value-type="float" office:value="0.90243405103683" calcext:value-type="float">
            <text:p>0.902434051</text:p>
          </table:table-cell>
          <table:table-cell office:value-type="float" office:value="2.0439319610596" calcext:value-type="float">
            <text:p>2.0439319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1173337101936" calcext:value-type="float">
            <text:p>-0.211733371</text:p>
          </table:table-cell>
          <table:table-cell office:value-type="float" office:value="5.977879702502E-027" calcext:value-type="float">
            <text:p>5.98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6.4534869194031" calcext:value-type="float">
            <text:p>-6.4534869194</text:p>
          </table:table-cell>
          <table:table-cell office:value-type="float" office:value="-0.89133995771408" calcext:value-type="float">
            <text:p>-0.8913399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09736013412" calcext:value-type="float">
            <text:p>0.49809736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2.145632982254" calcext:value-type="float">
            <text:p>-2.1456329823</text:p>
          </table:table-cell>
          <table:table-cell office:value-type="float" office:value="0.88073539733887" calcext:value-type="float">
            <text:p>0.8807353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20714569092" calcext:value-type="float">
            <text:p>-0.5172071457</text:p>
          </table:table-cell>
          <table:table-cell office:value-type="float" office:value="6.5622488329018E-027" calcext:value-type="float">
            <text:p>6.56E-27</text:p>
          </table:table-cell>
          <table:table-cell office:value-type="float" office:value="8.5229330921745E-025" calcext:value-type="float">
            <text:p>8.52E-25</text:p>
          </table:table-cell>
          <table:table-cell office:value-type="float" office:value="-4.9631395339966" calcext:value-type="float">
            <text:p>-4.963139534</text:p>
          </table:table-cell>
          <table:table-cell office:value-type="float" office:value="-1.5155972242355" calcext:value-type="float">
            <text:p>-1.5155972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72599411011" calcext:value-type="float">
            <text:p>0.4907259941</text:p>
          </table:table-cell>
          <table:table-cell office:value-type="float" office:value="-7.4092661047997E-025" calcext:value-type="float">
            <text:p>-7.4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0220301151276" calcext:value-type="float">
            <text:p>-1.0220301151</text:p>
          </table:table-cell>
          <table:table-cell office:value-type="float" office:value="-0.62519001960754" calcext:value-type="float">
            <text:p>-0.6251900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456158399582" calcext:value-type="float">
            <text:p>-0.524561584</text:p>
          </table:table-cell>
          <table:table-cell office:value-type="float" office:value="-7.2093016982397E-025" calcext:value-type="float">
            <text:p>-7.21E-25</text:p>
          </table:table-cell>
          <table:table-cell office:value-type="float" office:value="-9.9688683914359E-024" calcext:value-type="float">
            <text:p>-9.97E-24</text:p>
          </table:table-cell>
          <table:table-cell office:value-type="float" office:value="2.1334595680237" calcext:value-type="float">
            <text:p>2.133459568</text:p>
          </table:table-cell>
          <table:table-cell office:value-type="float" office:value="-0.77522295713425" calcext:value-type="float">
            <text:p>-0.7752229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94757509232" calcext:value-type="float">
            <text:p>0.48394757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29992309212685" calcext:value-type="float">
            <text:p>0.2999230921</text:p>
          </table:table-cell>
          <table:table-cell office:value-type="float" office:value="0.77910310029984" calcext:value-type="float">
            <text:p>0.779103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3101152181625" calcext:value-type="float">
            <text:p>-0.53101152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299484413715E-024" calcext:value-type="float">
            <text:p>-1.43E-24</text:p>
          </table:table-cell>
          <table:table-cell office:value-type="float" office:value="0.52545595169067" calcext:value-type="float">
            <text:p>0.5254559517</text:p>
          </table:table-cell>
          <table:table-cell office:value-type="float" office:value="2.6443135738373" calcext:value-type="float">
            <text:p>2.6443135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787493467331" calcext:value-type="float">
            <text:p>-0.2278749347</text:p>
          </table:table-cell>
          <table:table-cell office:value-type="float" office:value="4.7975049267559E-025" calcext:value-type="float">
            <text:p>4.80E-25</text:p>
          </table:table-cell>
          <table:table-cell office:value-type="float" office:value="-4.5720910785326E-024" calcext:value-type="float">
            <text:p>-4.57E-24</text:p>
          </table:table-cell>
          <table:table-cell office:value-type="float" office:value="-4.8280830383301" calcext:value-type="float">
            <text:p>-4.8280830383</text:p>
          </table:table-cell>
          <table:table-cell office:value-type="float" office:value="-2.0761075019836" calcext:value-type="float">
            <text:p>-2.076107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47405958176" calcext:value-type="float">
            <text:p>-0.2254740596</text:p>
          </table:table-cell>
          <table:table-cell office:value-type="float" office:value="1.5178007249423E-023" calcext:value-type="float">
            <text:p>1.5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11651696264744" calcext:value-type="float">
            <text:p>-0.1165169626</text:p>
          </table:table-cell>
          <table:table-cell office:value-type="float" office:value="-2.7701194286346" calcext:value-type="float">
            <text:p>-2.770119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639188289642" calcext:value-type="float">
            <text:p>-0.5063918829</text:p>
          </table:table-cell>
          <table:table-cell office:value-type="float" office:value="4.3481036880412E-025" calcext:value-type="float">
            <text:p>4.35E-25</text:p>
          </table:table-cell>
          <table:table-cell office:value-type="float" office:value="3.7883798573009E-024" calcext:value-type="float">
            <text:p>3.79E-24</text:p>
          </table:table-cell>
          <table:table-cell office:value-type="float" office:value="3.4963691234589" calcext:value-type="float">
            <text:p>3.4963691235</text:p>
          </table:table-cell>
          <table:table-cell office:value-type="float" office:value="1.3436708450317" calcext:value-type="float">
            <text:p>1.343670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883607029915" calcext:value-type="float">
            <text:p>-0.49883607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229675769806" calcext:value-type="float">
            <text:p>1.522967577</text:p>
          </table:table-cell>
          <table:table-cell office:value-type="float" office:value="2.1165776252747" calcext:value-type="float">
            <text:p>2.1165776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152261018753" calcext:value-type="float">
            <text:p>-0.49152261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9269687755918E-025" calcext:value-type="float">
            <text:p>1.93E-25</text:p>
          </table:table-cell>
          <table:table-cell office:value-type="float" office:value="0.49530965089798" calcext:value-type="float">
            <text:p>0.4953096509</text:p>
          </table:table-cell>
          <table:table-cell office:value-type="float" office:value="2.2107133865356" calcext:value-type="float">
            <text:p>2.2107133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557129621506" calcext:value-type="float">
            <text:p>0.5155712962</text:p>
          </table:table-cell>
          <table:table-cell office:value-type="float" office:value="-1.1175205531753E-023" calcext:value-type="float">
            <text:p>-1.12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416428089142" calcext:value-type="float">
            <text:p>-1.1416428089</text:p>
          </table:table-cell>
          <table:table-cell office:value-type="float" office:value="0.30866667628288" calcext:value-type="float">
            <text:p>0.3086666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9407351017" calcext:value-type="float">
            <text:p>-0.499407351</text:p>
          </table:table-cell>
          <table:table-cell office:value-type="float" office:value="-5.3977699587671E-027" calcext:value-type="float">
            <text:p>-5.40E-27</text:p>
          </table:table-cell>
          <table:table-cell office:value-type="float" office:value="-6.6363209613796E-025" calcext:value-type="float">
            <text:p>-6.64E-25</text:p>
          </table:table-cell>
          <table:table-cell office:value-type="float" office:value="5.8598914146423" calcext:value-type="float">
            <text:p>5.8598914146</text:p>
          </table:table-cell>
          <table:table-cell office:value-type="float" office:value="0.58206462860107" calcext:value-type="float">
            <text:p>0.5820646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02441978455" calcext:value-type="float">
            <text:p>-0.2190244198</text:p>
          </table:table-cell>
          <table:table-cell office:value-type="float" office:value="-1.153756326654E-023" calcext:value-type="float">
            <text:p>-1.15E-23</text:p>
          </table:table-cell>
          <table:table-cell office:value-type="float" office:value="-3.0797942266561E-024" calcext:value-type="float">
            <text:p>-3.08E-24</text:p>
          </table:table-cell>
          <table:table-cell office:value-type="float" office:value="-1.7484976053238" calcext:value-type="float">
            <text:p>-1.7484976053</text:p>
          </table:table-cell>
          <table:table-cell office:value-type="float" office:value="-4.059600353241" calcext:value-type="float">
            <text:p>-4.0596003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48997592926" calcext:value-type="float">
            <text:p>-0.48489975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87797719240189" calcext:value-type="float">
            <text:p>-0.8779771924</text:p>
          </table:table-cell>
          <table:table-cell office:value-type="float" office:value="-0.010161632671952" calcext:value-type="float">
            <text:p>-0.0101616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589563786983" calcext:value-type="float">
            <text:p>-0.21589563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4297862510293E-023" calcext:value-type="float">
            <text:p>-4.43E-23</text:p>
          </table:table-cell>
          <table:table-cell office:value-type="float" office:value="-0.77673006057739" calcext:value-type="float">
            <text:p>-0.7767300606</text:p>
          </table:table-cell>
          <table:table-cell office:value-type="float" office:value="0.40859237313271" calcext:value-type="float">
            <text:p>0.4085923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88664233685" calcext:value-type="float">
            <text:p>-0.21088664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736204385757" calcext:value-type="float">
            <text:p>1.5736204386</text:p>
          </table:table-cell>
          <table:table-cell office:value-type="float" office:value="0.1648985594511" calcext:value-type="float">
            <text:p>0.1648985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33473312855" calcext:value-type="float">
            <text:p>-0.21033473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0093741915488E-023" calcext:value-type="float">
            <text:p>-2.01E-23</text:p>
          </table:table-cell>
          <table:table-cell office:value-type="float" office:value="1.5033038854599" calcext:value-type="float">
            <text:p>1.5033038855</text:p>
          </table:table-cell>
          <table:table-cell office:value-type="float" office:value="1.9529680013657" calcext:value-type="float">
            <text:p>1.9529680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83271980286" calcext:value-type="float">
            <text:p>-0.2058327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300223732715E-023" calcext:value-type="float">
            <text:p>-2.23E-23</text:p>
          </table:table-cell>
          <table:table-cell office:value-type="float" office:value="0.2259469628334" calcext:value-type="float">
            <text:p>0.2259469628</text:p>
          </table:table-cell>
          <table:table-cell office:value-type="float" office:value="3.1268546581268" calcext:value-type="float">
            <text:p>3.12685465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146295428276" calcext:value-type="float">
            <text:p>-0.45146295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266263057894E-026" calcext:value-type="float">
            <text:p>-1.33E-26</text:p>
          </table:table-cell>
          <table:table-cell office:value-type="float" office:value="1.0423276424408" calcext:value-type="float">
            <text:p>1.0423276424</text:p>
          </table:table-cell>
          <table:table-cell office:value-type="float" office:value="-6.0708627700806" calcext:value-type="float">
            <text:p>-6.0708627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136244595051" calcext:value-type="float">
            <text:p>-0.201362446</text:p>
          </table:table-cell>
          <table:table-cell office:value-type="float" office:value="-1.1691597824615E-023" calcext:value-type="float">
            <text:p>-1.17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511342287064" calcext:value-type="float">
            <text:p>1.0511342287</text:p>
          </table:table-cell>
          <table:table-cell office:value-type="float" office:value="3.6286070346832" calcext:value-type="float">
            <text:p>3.6286070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761547446251" calcext:value-type="float">
            <text:p>-0.19761547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766751023533E-024" calcext:value-type="float">
            <text:p>2.18E-24</text:p>
          </table:table-cell>
          <table:table-cell office:value-type="float" office:value="2.7032716274261" calcext:value-type="float">
            <text:p>2.7032716274</text:p>
          </table:table-cell>
          <table:table-cell office:value-type="float" office:value="2.9528379440308" calcext:value-type="float">
            <text:p>2.952837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626987457275" calcext:value-type="float">
            <text:p>0.5662698746</text:p>
          </table:table-cell>
          <table:table-cell office:value-type="float" office:value="5.077427781631E-025" calcext:value-type="float">
            <text:p>5.08E-25</text:p>
          </table:table-cell>
          <table:table-cell office:value-type="float" office:value="8.0007333039356E-025" calcext:value-type="float">
            <text:p>8.00E-25</text:p>
          </table:table-cell>
          <table:table-cell office:value-type="float" office:value="-1.6696591377258" calcext:value-type="float">
            <text:p>-1.6696591377</text:p>
          </table:table-cell>
          <table:table-cell office:value-type="float" office:value="2.5133814811707" calcext:value-type="float">
            <text:p>2.5133814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757651329041" calcext:value-type="float">
            <text:p>-0.20757651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721482235986E-024" calcext:value-type="float">
            <text:p>4.67E-24</text:p>
          </table:table-cell>
          <table:table-cell office:value-type="float" office:value="0.44103956222534" calcext:value-type="float">
            <text:p>0.4410395622</text:p>
          </table:table-cell>
          <table:table-cell office:value-type="float" office:value="-5.0505857467651" calcext:value-type="float">
            <text:p>-5.0505857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685864984989" calcext:value-type="float">
            <text:p>-0.20685864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8362510431695E-025" calcext:value-type="float">
            <text:p>-3.84E-25</text:p>
          </table:table-cell>
          <table:table-cell office:value-type="float" office:value="0.73077565431595" calcext:value-type="float">
            <text:p>0.7307756543</text:p>
          </table:table-cell>
          <table:table-cell office:value-type="float" office:value="-3.3341314792633" calcext:value-type="float">
            <text:p>-3.3341314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677815377712" calcext:value-type="float">
            <text:p>-0.2067781538</text:p>
          </table:table-cell>
          <table:table-cell office:value-type="float" office:value="6.5403880797337E-025" calcext:value-type="float">
            <text:p>6.5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7965791225433" calcext:value-type="float">
            <text:p>3.7965791225</text:p>
          </table:table-cell>
          <table:table-cell office:value-type="float" office:value="1.1266949176788" calcext:value-type="float">
            <text:p>1.1266949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149000406265" calcext:value-type="float">
            <text:p>-0.43149000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4384925365448" calcext:value-type="float">
            <text:p>-1.4384925365</text:p>
          </table:table-cell>
          <table:table-cell office:value-type="float" office:value="-7.7798614501953" calcext:value-type="float">
            <text:p>-7.7798614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61416208744" calcext:value-type="float">
            <text:p>-0.2061416209</text:p>
          </table:table-cell>
          <table:table-cell office:value-type="float" office:value="-8.4896161434881E-024" calcext:value-type="float">
            <text:p>-8.49E-24</text:p>
          </table:table-cell>
          <table:table-cell office:value-type="float" office:value="1.5143605025347E-025" calcext:value-type="float">
            <text:p>1.51E-25</text:p>
          </table:table-cell>
          <table:table-cell office:value-type="float" office:value="-1.6043462753296" calcext:value-type="float">
            <text:p>-1.6043462753</text:p>
          </table:table-cell>
          <table:table-cell office:value-type="float" office:value="-7.1046304702759" calcext:value-type="float">
            <text:p>-7.1046304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033720016479" calcext:value-type="float">
            <text:p>-0.42033720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5660568475723" calcext:value-type="float">
            <text:p>-1.5660568476</text:p>
          </table:table-cell>
          <table:table-cell office:value-type="float" office:value="1.8892250061035" calcext:value-type="float">
            <text:p>1.8892250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60468804836" calcext:value-type="float">
            <text:p>-0.1986046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492020431595E-023" calcext:value-type="float">
            <text:p>2.05E-23</text:p>
          </table:table-cell>
          <table:table-cell office:value-type="float" office:value="1.3853665590286" calcext:value-type="float">
            <text:p>1.385366559</text:p>
          </table:table-cell>
          <table:table-cell office:value-type="float" office:value="0.69739651679993" calcext:value-type="float">
            <text:p>0.6973965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85088288784" calcext:value-type="float">
            <text:p>-0.19850882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2700653076172" calcext:value-type="float">
            <text:p>4.2700653076</text:p>
          </table:table-cell>
          <table:table-cell office:value-type="float" office:value="-1.6209394931793" calcext:value-type="float">
            <text:p>-1.6209394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557372331619" calcext:value-type="float">
            <text:p>0.5955737233</text:p>
          </table:table-cell>
          <table:table-cell office:value-type="float" office:value="8.4799581194255E-024" calcext:value-type="float">
            <text:p>8.4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060566902161" calcext:value-type="float">
            <text:p>-1.6060566902</text:p>
          </table:table-cell>
          <table:table-cell office:value-type="float" office:value="7.2909240722656" calcext:value-type="float">
            <text:p>7.2909240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0695271492" calcext:value-type="float">
            <text:p>0.58069527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1838331222534" calcext:value-type="float">
            <text:p>-3.1838331223</text:p>
          </table:table-cell>
          <table:table-cell office:value-type="float" office:value="6.2452864646912" calcext:value-type="float">
            <text:p>6.2452864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423810601234" calcext:value-type="float">
            <text:p>-0.434238106</text:p>
          </table:table-cell>
          <table:table-cell office:value-type="float" office:value="-9.1641793865821E-025" calcext:value-type="float">
            <text:p>-9.16E-25</text:p>
          </table:table-cell>
          <table:table-cell office:value-type="float" office:value="5.0179688700141E-026" calcext:value-type="float">
            <text:p>5.02E-26</text:p>
          </table:table-cell>
          <table:table-cell office:value-type="float" office:value="-0.39076408743858" calcext:value-type="float">
            <text:p>-0.3907640874</text:p>
          </table:table-cell>
          <table:table-cell office:value-type="float" office:value="3.2853035926819" calcext:value-type="float">
            <text:p>3.2853035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0586347579956" calcext:value-type="float">
            <text:p>-0.20586347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3239675416528E-026" calcext:value-type="float">
            <text:p>6.32E-26</text:p>
          </table:table-cell>
          <table:table-cell office:value-type="float" office:value="-2.6066834926605" calcext:value-type="float">
            <text:p>-2.6066834927</text:p>
          </table:table-cell>
          <table:table-cell office:value-type="float" office:value="-4.4914846420288" calcext:value-type="float">
            <text:p>-4.491484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314341664314" calcext:value-type="float">
            <text:p>-0.4231434166</text:p>
          </table:table-cell>
          <table:table-cell office:value-type="float" office:value="5.5919662513659E-025" calcext:value-type="float">
            <text:p>5.59E-25</text:p>
          </table:table-cell>
          <table:table-cell office:value-type="float" office:value="-2.2510771102749E-024" calcext:value-type="float">
            <text:p>-2.25E-24</text:p>
          </table:table-cell>
          <table:table-cell office:value-type="float" office:value="-2.4450087547302" calcext:value-type="float">
            <text:p>-2.4450087547</text:p>
          </table:table-cell>
          <table:table-cell office:value-type="float" office:value="2.0958938598633" calcext:value-type="float">
            <text:p>2.0958938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776525974274" calcext:value-type="float">
            <text:p>-0.4177652597</text:p>
          </table:table-cell>
          <table:table-cell office:value-type="float" office:value="2.3327549795406E-024" calcext:value-type="float">
            <text:p>2.33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576363563538" calcext:value-type="float">
            <text:p>1.4576363564</text:p>
          </table:table-cell>
          <table:table-cell office:value-type="float" office:value="-6.9123044013977" calcext:value-type="float">
            <text:p>-6.9123044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49079704285" calcext:value-type="float">
            <text:p>0.5874907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36744049673E-024" calcext:value-type="float">
            <text:p>1.48E-24</text:p>
          </table:table-cell>
          <table:table-cell office:value-type="float" office:value="-2.8321001529694" calcext:value-type="float">
            <text:p>-2.832100153</text:p>
          </table:table-cell>
          <table:table-cell office:value-type="float" office:value="4.8078980445862" calcext:value-type="float">
            <text:p>4.8078980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041226387024" calcext:value-type="float">
            <text:p>-0.2104122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8.5140842421854E-023" calcext:value-type="float">
            <text:p>-8.51E-23</text:p>
          </table:table-cell>
          <table:table-cell office:value-type="float" office:value="-0.67849177122116" calcext:value-type="float">
            <text:p>-0.6784917712</text:p>
          </table:table-cell>
          <table:table-cell office:value-type="float" office:value="0.57387143373489" calcext:value-type="float">
            <text:p>0.5738714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804369926453" calcext:value-type="float">
            <text:p>0.5780436993</text:p>
          </table:table-cell>
          <table:table-cell office:value-type="float" office:value="2.75618218409E-023" calcext:value-type="float">
            <text:p>2.76E-23</text:p>
          </table:table-cell>
          <table:table-cell office:value-type="float" office:value="1.266366851963E-023" calcext:value-type="float">
            <text:p>1.27E-23</text:p>
          </table:table-cell>
          <table:table-cell office:value-type="float" office:value="-0.63759362697601" calcext:value-type="float">
            <text:p>-0.637593627</text:p>
          </table:table-cell>
          <table:table-cell office:value-type="float" office:value="-2.5260722637177" calcext:value-type="float">
            <text:p>-2.5260722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302082538605" calcext:value-type="float">
            <text:p>0.56302082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62180984765291" calcext:value-type="float">
            <text:p>0.0621809848</text:p>
          </table:table-cell>
          <table:table-cell office:value-type="float" office:value="4.7371349334717" calcext:value-type="float">
            <text:p>4.7371349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763925075531" calcext:value-type="float">
            <text:p>0.5476392508</text:p>
          </table:table-cell>
          <table:table-cell office:value-type="float" office:value="9.3684736534356E-025" calcext:value-type="float">
            <text:p>9.3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6522350311279" calcext:value-type="float">
            <text:p>2.6522350311</text:p>
          </table:table-cell>
          <table:table-cell office:value-type="float" office:value="-1.7961962223053" calcext:value-type="float">
            <text:p>-1.7961962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247201442719" calcext:value-type="float">
            <text:p>0.53247201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0830331278E-023" calcext:value-type="float">
            <text:p>-2.51E-23</text:p>
          </table:table-cell>
          <table:table-cell office:value-type="float" office:value="6.7957892417908" calcext:value-type="float">
            <text:p>6.7957892418</text:p>
          </table:table-cell>
          <table:table-cell office:value-type="float" office:value="-1.6428192853928" calcext:value-type="float">
            <text:p>-1.6428192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74779319763" calcext:value-type="float">
            <text:p>-0.4827477932</text:p>
          </table:table-cell>
          <table:table-cell office:value-type="float" office:value="-2.0100233797004E-025" calcext:value-type="float">
            <text:p>-2.01E-25</text:p>
          </table:table-cell>
          <table:table-cell office:value-type="float" office:value="4.6690708772073E-024" calcext:value-type="float">
            <text:p>4.67E-24</text:p>
          </table:table-cell>
          <table:table-cell office:value-type="float" office:value="0.83329945802689" calcext:value-type="float">
            <text:p>0.833299458</text:p>
          </table:table-cell>
          <table:table-cell office:value-type="float" office:value="0.93718522787094" calcext:value-type="float">
            <text:p>0.9371852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563380002975" calcext:value-type="float">
            <text:p>-0.47563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62427061796188" calcext:value-type="float">
            <text:p>-0.624270618</text:p>
          </table:table-cell>
          <table:table-cell office:value-type="float" office:value="5.3416981697083" calcext:value-type="float">
            <text:p>5.3416981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842929720879" calcext:value-type="float">
            <text:p>-0.46842929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5090304847624E-024" calcext:value-type="float">
            <text:p>2.51E-24</text:p>
          </table:table-cell>
          <table:table-cell office:value-type="float" office:value="0.92308479547501" calcext:value-type="float">
            <text:p>0.9230847955</text:p>
          </table:table-cell>
          <table:table-cell office:value-type="float" office:value="-1.9543925523758" calcext:value-type="float">
            <text:p>-1.9543925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148437261581" calcext:value-type="float">
            <text:p>-0.4614843726</text:p>
          </table:table-cell>
          <table:table-cell office:value-type="float" office:value="-7.9272321751678E-025" calcext:value-type="float">
            <text:p>-7.93E-25</text:p>
          </table:table-cell>
          <table:table-cell office:value-type="float" office:value="-8.6499789437451E-024" calcext:value-type="float">
            <text:p>-8.65E-24</text:p>
          </table:table-cell>
          <table:table-cell office:value-type="float" office:value="2.8421986103058" calcext:value-type="float">
            <text:p>2.8421986103</text:p>
          </table:table-cell>
          <table:table-cell office:value-type="float" office:value="-0.058411233127117" calcext:value-type="float">
            <text:p>-0.058411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494577646255" calcext:value-type="float">
            <text:p>0.54494577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943151712418" calcext:value-type="float">
            <text:p>1.0943151712</text:p>
          </table:table-cell>
          <table:table-cell office:value-type="float" office:value="1.3255822658539" calcext:value-type="float">
            <text:p>1.3255822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976047992706" calcext:value-type="float">
            <text:p>0.529760479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6168530975132E-024" calcext:value-type="float">
            <text:p>-3.62E-24</text:p>
          </table:table-cell>
          <table:table-cell office:value-type="float" office:value="-2.99622631073" calcext:value-type="float">
            <text:p>-2.9962263107</text:p>
          </table:table-cell>
          <table:table-cell office:value-type="float" office:value="-2.3676474094391" calcext:value-type="float">
            <text:p>-2.3676474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547804355621" calcext:value-type="float">
            <text:p>-0.48547804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5857284069061" calcext:value-type="float">
            <text:p>3.5857284069</text:p>
          </table:table-cell>
          <table:table-cell office:value-type="float" office:value="3.6399474143982" calcext:value-type="float">
            <text:p>3.6399474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831982374191" calcext:value-type="float">
            <text:p>-0.4783198237</text:p>
          </table:table-cell>
          <table:table-cell office:value-type="float" office:value="9.3904720258538E-025" calcext:value-type="float">
            <text:p>9.39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818323373795" calcext:value-type="float">
            <text:p>1.7818323374</text:p>
          </table:table-cell>
          <table:table-cell office:value-type="float" office:value="4.2910356521606" calcext:value-type="float">
            <text:p>4.2910356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891874313354" calcext:value-type="float">
            <text:p>0.5289187431</text:p>
          </table:table-cell>
          <table:table-cell office:value-type="float" office:value="-2.5497059279726E-024" calcext:value-type="float">
            <text:p>-2.55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5207228660583" calcext:value-type="float">
            <text:p>-3.5207228661</text:p>
          </table:table-cell>
          <table:table-cell office:value-type="float" office:value="-0.0091590620577335" calcext:value-type="float">
            <text:p>-0.0091590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67664337158" calcext:value-type="float">
            <text:p>0.51367664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1139829838916E-024" calcext:value-type="float">
            <text:p>-9.11E-24</text:p>
          </table:table-cell>
          <table:table-cell office:value-type="float" office:value="3.5853960514069" calcext:value-type="float">
            <text:p>3.5853960514</text:p>
          </table:table-cell>
          <table:table-cell office:value-type="float" office:value="3.6507341861725" calcext:value-type="float">
            <text:p>3.6507341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160175561905" calcext:value-type="float">
            <text:p>-0.50160175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471591949463" calcext:value-type="float">
            <text:p>1.0471591949</text:p>
          </table:table-cell>
          <table:table-cell office:value-type="float" office:value="2.8021914958954" calcext:value-type="float">
            <text:p>2.8021914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58876872063" calcext:value-type="float">
            <text:p>-0.2255887687</text:p>
          </table:table-cell>
          <table:table-cell office:value-type="float" office:value="2.9961858545179E-026" calcext:value-type="float">
            <text:p>3.00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5300178527832" calcext:value-type="float">
            <text:p>5.5300178528</text:p>
          </table:table-cell>
          <table:table-cell office:value-type="float" office:value="-1.8540827035904" calcext:value-type="float">
            <text:p>-1.8540827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37482881546" calcext:value-type="float">
            <text:p>0.5137482882</text:p>
          </table:table-cell>
          <table:table-cell office:value-type="float" office:value="-2.6701256067844E-026" calcext:value-type="float">
            <text:p>-2.67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5150718688965" calcext:value-type="float">
            <text:p>-3.5150718689</text:p>
          </table:table-cell>
          <table:table-cell office:value-type="float" office:value="1.8580348491669" calcext:value-type="float">
            <text:p>1.8580348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18587303162" calcext:value-type="float">
            <text:p>0.498185873</text:p>
          </table:table-cell>
          <table:table-cell office:value-type="float" office:value="-1.7615292412578E-023" calcext:value-type="float">
            <text:p>-1.7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484002828598" calcext:value-type="float">
            <text:p>-1.5484002829</text:p>
          </table:table-cell>
          <table:table-cell office:value-type="float" office:value="0.22706896066666" calcext:value-type="float">
            <text:p>0.2270689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791107535362" calcext:value-type="float">
            <text:p>-0.237911075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383054529333E-027" calcext:value-type="float">
            <text:p>2.04E-27</text:p>
          </table:table-cell>
          <table:table-cell office:value-type="float" office:value="-3.187744140625" calcext:value-type="float">
            <text:p>-3.1877441406</text:p>
          </table:table-cell>
          <table:table-cell office:value-type="float" office:value="-7.2540197372437" calcext:value-type="float">
            <text:p>-7.2540197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887280702591" calcext:value-type="float">
            <text:p>-0.508872807</text:p>
          </table:table-cell>
          <table:table-cell office:value-type="float" office:value="1.8752944419953E-025" calcext:value-type="float">
            <text:p>1.88E-25</text:p>
          </table:table-cell>
          <table:table-cell office:value-type="float" office:value="-4.8798008685408E-025" calcext:value-type="float">
            <text:p>-4.88E-25</text:p>
          </table:table-cell>
          <table:table-cell office:value-type="float" office:value="-2.0827956199646" calcext:value-type="float">
            <text:p>-2.08279562</text:p>
          </table:table-cell>
          <table:table-cell office:value-type="float" office:value="-1.2916903495789" calcext:value-type="float">
            <text:p>-1.2916903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094997882843" calcext:value-type="float">
            <text:p>-0.50094997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5505393195358E-024" calcext:value-type="float">
            <text:p>-5.55E-24</text:p>
          </table:table-cell>
          <table:table-cell office:value-type="float" office:value="3.6792573928833" calcext:value-type="float">
            <text:p>3.6792573929</text:p>
          </table:table-cell>
          <table:table-cell office:value-type="float" office:value="-0.39650711417198" calcext:value-type="float">
            <text:p>-0.3965071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697320699692" calcext:value-type="float">
            <text:p>0.506973207</text:p>
          </table:table-cell>
          <table:table-cell office:value-type="float" office:value="1.5993958870725E-025" calcext:value-type="float">
            <text:p>1.6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5348525047302" calcext:value-type="float">
            <text:p>4.5348525047</text:p>
          </table:table-cell>
          <table:table-cell office:value-type="float" office:value="-3.4426906108856" calcext:value-type="float">
            <text:p>-3.4426906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170655012131" calcext:value-type="float">
            <text:p>0.4917065501</text:p>
          </table:table-cell>
          <table:table-cell office:value-type="float" office:value="5.6026305661208E-024" calcext:value-type="float">
            <text:p>5.6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9803929328918" calcext:value-type="float">
            <text:p>-2.9803929329</text:p>
          </table:table-cell>
          <table:table-cell office:value-type="float" office:value="1.4502581357956" calcext:value-type="float">
            <text:p>1.4502581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357059717178" calcext:value-type="float">
            <text:p>-0.5235705972</text:p>
          </table:table-cell>
          <table:table-cell office:value-type="float" office:value="4.8837254515443E-025" calcext:value-type="float">
            <text:p>4.88E-25</text:p>
          </table:table-cell>
          <table:table-cell office:value-type="float" office:value="9.4500661285083E-024" calcext:value-type="float">
            <text:p>9.45E-24</text:p>
          </table:table-cell>
          <table:table-cell office:value-type="float" office:value="2.6040363311768" calcext:value-type="float">
            <text:p>2.6040363312</text:p>
          </table:table-cell>
          <table:table-cell office:value-type="float" office:value="-0.90957075357437" calcext:value-type="float">
            <text:p>-0.9095707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2798530757427" calcext:value-type="float">
            <text:p>-0.2279853076</text:p>
          </table:table-cell>
          <table:table-cell office:value-type="float" office:value="3.7707614378437E-023" calcext:value-type="float">
            <text:p>3.77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411424398422" calcext:value-type="float">
            <text:p>1.4411424398</text:p>
          </table:table-cell>
          <table:table-cell office:value-type="float" office:value="5.5815978050232" calcext:value-type="float">
            <text:p>5.581597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554421424866" calcext:value-type="float">
            <text:p>-0.22554421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6253693246617E-023" calcext:value-type="float">
            <text:p>1.63E-23</text:p>
          </table:table-cell>
          <table:table-cell office:value-type="float" office:value="0.96405756473541" calcext:value-type="float">
            <text:p>0.9640575647</text:p>
          </table:table-cell>
          <table:table-cell office:value-type="float" office:value="-2.2251560688019" calcext:value-type="float">
            <text:p>-2.2251560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085955858231" calcext:value-type="float">
            <text:p>0.50085955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9920959472656" calcext:value-type="float">
            <text:p>3.9920959473</text:p>
          </table:table-cell>
          <table:table-cell office:value-type="float" office:value="-1.4410257339478" calcext:value-type="float">
            <text:p>-1.4410257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93798351288" calcext:value-type="float">
            <text:p>-0.2289379835</text:p>
          </table:table-cell>
          <table:table-cell office:value-type="float" office:value="3.6025390130098E-027" calcext:value-type="float">
            <text:p>3.60E-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1594829559326" calcext:value-type="float">
            <text:p>-4.1594829559</text:p>
          </table:table-cell>
          <table:table-cell office:value-type="float" office:value="2.0246734619141" calcext:value-type="float">
            <text:p>2.0246734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362689256668" calcext:value-type="float">
            <text:p>0.4936268926</text:p>
          </table:table-cell>
          <table:table-cell office:value-type="float" office:value="9.9657133422455E-025" calcext:value-type="float">
            <text:p>9.9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0794167518616" calcext:value-type="float">
            <text:p>-4.0794167519</text:p>
          </table:table-cell>
          <table:table-cell office:value-type="float" office:value="-2.2411644458771" calcext:value-type="float">
            <text:p>-2.2411644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36548089981" calcext:value-type="float">
            <text:p>0.478365480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4003391265869" calcext:value-type="float">
            <text:p>3.4003391266</text:p>
          </table:table-cell>
          <table:table-cell office:value-type="float" office:value="-4.2225966453552" calcext:value-type="float">
            <text:p>-4.2225966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68891954422" calcext:value-type="float">
            <text:p>-0.5368891954</text:p>
          </table:table-cell>
          <table:table-cell office:value-type="float" office:value="3.7877361468022E-024" calcext:value-type="float">
            <text:p>3.79E-24</text:p>
          </table:table-cell>
          <table:table-cell office:value-type="float" office:value="1.7303861171249E-023" calcext:value-type="float">
            <text:p>1.73E-23</text:p>
          </table:table-cell>
          <table:table-cell office:value-type="float" office:value="0.14396139979362" calcext:value-type="float">
            <text:p>0.1439613998</text:p>
          </table:table-cell>
          <table:table-cell office:value-type="float" office:value="0.050095103681087" calcext:value-type="float">
            <text:p>0.0500951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188955545425" calcext:value-type="float">
            <text:p>0.47188955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015486755558E-024" calcext:value-type="float">
            <text:p>2.20E-24</text:p>
          </table:table-cell>
          <table:table-cell office:value-type="float" office:value="3.3558537960052" calcext:value-type="float">
            <text:p>3.355853796</text:p>
          </table:table-cell>
          <table:table-cell office:value-type="float" office:value="1.0640709400177" calcext:value-type="float">
            <text:p>1.06407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674633979797" calcext:value-type="float">
            <text:p>0.4567463398</text:p>
          </table:table-cell>
          <table:table-cell office:value-type="float" office:value="-1.6364680848386E-024" calcext:value-type="float">
            <text:p>-1.64E-24</text:p>
          </table:table-cell>
          <table:table-cell office:value-type="float" office:value="3.7177227693116E-024" calcext:value-type="float">
            <text:p>3.72E-24</text:p>
          </table:table-cell>
          <table:table-cell office:value-type="float" office:value="-1.9694647789001" calcext:value-type="float">
            <text:p>-1.9694647789</text:p>
          </table:table-cell>
          <table:table-cell office:value-type="float" office:value="2.3343470096588" calcext:value-type="float">
            <text:p>2.3343470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84574341774" calcext:value-type="float">
            <text:p>-0.5584574342</text:p>
          </table:table-cell>
          <table:table-cell office:value-type="float" office:value="-9.0821364965845E-026" calcext:value-type="float">
            <text:p>-9.08E-26</text:p>
          </table:table-cell>
          <table:table-cell office:value-type="float" office:value="-1.6068161839179E-024" calcext:value-type="float">
            <text:p>-1.61E-24</text:p>
          </table:table-cell>
          <table:table-cell office:value-type="float" office:value="-2.93958568573" calcext:value-type="float">
            <text:p>-2.9395856857</text:p>
          </table:table-cell>
          <table:table-cell office:value-type="float" office:value="1.6060695648193" calcext:value-type="float">
            <text:p>1.6060695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146435499191" calcext:value-type="float">
            <text:p>0.451464355</text:p>
          </table:table-cell>
          <table:table-cell office:value-type="float" office:value="6.4463137050767E-026" calcext:value-type="float">
            <text:p>6.45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140113353729" calcext:value-type="float">
            <text:p>-3.3140113354</text:p>
          </table:table-cell>
          <table:table-cell office:value-type="float" office:value="-0.073119476437569" calcext:value-type="float">
            <text:p>-0.0731194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399899721146" calcext:value-type="float">
            <text:p>-0.56399899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213509460966E-024" calcext:value-type="float">
            <text:p>-1.62E-24</text:p>
          </table:table-cell>
          <table:table-cell office:value-type="float" office:value="1.6818302869797" calcext:value-type="float">
            <text:p>1.681830287</text:p>
          </table:table-cell>
          <table:table-cell office:value-type="float" office:value="-3.2748789787292" calcext:value-type="float">
            <text:p>-3.2748789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610983133316" calcext:value-type="float">
            <text:p>0.44610983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54919427633286" calcext:value-type="float">
            <text:p>-0.5491942763</text:p>
          </table:table-cell>
          <table:table-cell office:value-type="float" office:value="-0.10439055413008" calcext:value-type="float">
            <text:p>-0.1043905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109434843063" calcext:value-type="float">
            <text:p>0.4310943484</text:p>
          </table:table-cell>
          <table:table-cell office:value-type="float" office:value="-1.3353376708813E-023" calcext:value-type="float">
            <text:p>-1.34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73314720392227" calcext:value-type="float">
            <text:p>0.7331472039</text:p>
          </table:table-cell>
          <table:table-cell office:value-type="float" office:value="1.5034701824188" calcext:value-type="float">
            <text:p>1.5034701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396708965302" calcext:value-type="float">
            <text:p>-0.5839670897</text:p>
          </table:table-cell>
          <table:table-cell office:value-type="float" office:value="-1.0041020962486E-024" calcext:value-type="float">
            <text:p>-1.00E-24</text:p>
          </table:table-cell>
          <table:table-cell office:value-type="float" office:value="6.1066870465776E-024" calcext:value-type="float">
            <text:p>6.11E-24</text:p>
          </table:table-cell>
          <table:table-cell office:value-type="float" office:value="-3.3428401947021" calcext:value-type="float">
            <text:p>-3.3428401947</text:p>
          </table:table-cell>
          <table:table-cell office:value-type="float" office:value="-1.6817473173141" calcext:value-type="float">
            <text:p>-1.6817473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731303691864" calcext:value-type="float">
            <text:p>-0.573130369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6527119532514E-024" calcext:value-type="float">
            <text:p>3.65E-24</text:p>
          </table:table-cell>
          <table:table-cell office:value-type="float" office:value="1.7372878789902" calcext:value-type="float">
            <text:p>1.737287879</text:p>
          </table:table-cell>
          <table:table-cell office:value-type="float" office:value="1.4048490524292" calcext:value-type="float">
            <text:p>1.4048490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76834869385" calcext:value-type="float">
            <text:p>-0.2287683487</text:p>
          </table:table-cell>
          <table:table-cell office:value-type="float" office:value="4.2969421140331E-025" calcext:value-type="float">
            <text:p>4.30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7509534358978" calcext:value-type="float">
            <text:p>2.7509534359</text:p>
          </table:table-cell>
          <table:table-cell office:value-type="float" office:value="3.1274194717407" calcext:value-type="float">
            <text:p>3.1274194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186133265495" calcext:value-type="float">
            <text:p>-0.2218613327</text:p>
          </table:table-cell>
          <table:table-cell office:value-type="float" office:value="-2.0427549442913E-025" calcext:value-type="float">
            <text:p>-2.0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080892562866" calcext:value-type="float">
            <text:p>-2.8080892563</text:p>
          </table:table-cell>
          <table:table-cell office:value-type="float" office:value="-2.9222786426544" calcext:value-type="float">
            <text:p>-2.9222786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1974647045135" calcext:value-type="float">
            <text:p>-0.2197464705</text:p>
          </table:table-cell>
          <table:table-cell office:value-type="float" office:value="1.0841914461702E-025" calcext:value-type="float">
            <text:p>1.0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227382659912" calcext:value-type="float">
            <text:p>4.222738266</text:p>
          </table:table-cell>
          <table:table-cell office:value-type="float" office:value="-0.15743044018745" calcext:value-type="float">
            <text:p>-0.1574304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502566337585" calcext:value-type="float">
            <text:p>0.46502566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527659114274E-023" calcext:value-type="float">
            <text:p>-3.15E-23</text:p>
          </table:table-cell>
          <table:table-cell office:value-type="float" office:value="0.98936611413956" calcext:value-type="float">
            <text:p>0.9893661141</text:p>
          </table:table-cell>
          <table:table-cell office:value-type="float" office:value="-1.274972319603" calcext:value-type="float">
            <text:p>-1.2749723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90265369415" calcext:value-type="float">
            <text:p>0.44990265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8335200548172" calcext:value-type="float">
            <text:p>1.8335200548</text:p>
          </table:table-cell>
          <table:table-cell office:value-type="float" office:value="-0.068144716322422" calcext:value-type="float">
            <text:p>-0.0681447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48201751709" calcext:value-type="float">
            <text:p>0.4348201752</text:p>
          </table:table-cell>
          <table:table-cell office:value-type="float" office:value="5.1899590362798E-026" calcext:value-type="float">
            <text:p>5.19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2675561904907" calcext:value-type="float">
            <text:p>4.2675561905</text:p>
          </table:table-cell>
          <table:table-cell office:value-type="float" office:value="-4.1372947692871" calcext:value-type="float">
            <text:p>-4.1372947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00386691093" calcext:value-type="float">
            <text:p>-0.239003866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1915346383866E-023" calcext:value-type="float">
            <text:p>-3.19E-23</text:p>
          </table:table-cell>
          <table:table-cell office:value-type="float" office:value="-3.4633510112762" calcext:value-type="float">
            <text:p>-3.4633510113</text:p>
          </table:table-cell>
          <table:table-cell office:value-type="float" office:value="-1.2531261444092" calcext:value-type="float">
            <text:p>-1.2531261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3533174395561" calcext:value-type="float">
            <text:p>-0.2353317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6145460605621" calcext:value-type="float">
            <text:p>2.6145460606</text:p>
          </table:table-cell>
          <table:table-cell office:value-type="float" office:value="1.0285705327988" calcext:value-type="float">
            <text:p>1.0285705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6044095754623" calcext:value-type="float">
            <text:p>-0.5604409575</text:p>
          </table:table-cell>
          <table:table-cell office:value-type="float" office:value="3.988232060723E-026" calcext:value-type="float">
            <text:p>3.99E-26</text:p>
          </table:table-cell>
          <table:table-cell office:value-type="float" office:value="-6.9633319097634E-025" calcext:value-type="float">
            <text:p>-6.96E-25</text:p>
          </table:table-cell>
          <table:table-cell office:value-type="float" office:value="-3.0828547477722" calcext:value-type="float">
            <text:p>-3.0828547478</text:p>
          </table:table-cell>
          <table:table-cell office:value-type="float" office:value="0.37757071852684" calcext:value-type="float">
            <text:p>0.3775707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904714822769" calcext:value-type="float">
            <text:p>0.4490471482</text:p>
          </table:table-cell>
          <table:table-cell office:value-type="float" office:value="4.8621052393225E-025" calcext:value-type="float">
            <text:p>4.8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144960403442" calcext:value-type="float">
            <text:p>4.8144960403</text:p>
          </table:table-cell>
          <table:table-cell office:value-type="float" office:value="-4.3906002044678" calcext:value-type="float">
            <text:p>-4.3906002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400895595551" calcext:value-type="float">
            <text:p>0.4340089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310786962509" calcext:value-type="float">
            <text:p>1.5310786963</text:p>
          </table:table-cell>
          <table:table-cell office:value-type="float" office:value="-4.6602172851562" calcext:value-type="float">
            <text:p>-4.660217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8125615119934" calcext:value-type="float">
            <text:p>-0.5812561512</text:p>
          </table:table-cell>
          <table:table-cell office:value-type="float" office:value="-2.0185242680746E-024" calcext:value-type="float">
            <text:p>-2.0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659463405609" calcext:value-type="float">
            <text:p>-2.5659463406</text:p>
          </table:table-cell>
          <table:table-cell office:value-type="float" office:value="-0.32822290062904" calcext:value-type="float">
            <text:p>-0.3282229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901283502579" calcext:value-type="float">
            <text:p>0.4290128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2881753059382E-023" calcext:value-type="float">
            <text:p>-2.29E-23</text:p>
          </table:table-cell>
          <table:table-cell office:value-type="float" office:value="1.9815589189529" calcext:value-type="float">
            <text:p>1.981558919</text:p>
          </table:table-cell>
          <table:table-cell office:value-type="float" office:value="0.18881188333035" calcext:value-type="float">
            <text:p>0.1888118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408789157867" calcext:value-type="float">
            <text:p>0.4140878916</text:p>
          </table:table-cell>
          <table:table-cell office:value-type="float" office:value="7.9590030550875E-025" calcext:value-type="float">
            <text:p>7.9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85867708921432" calcext:value-type="float">
            <text:p>-0.8586770892</text:p>
          </table:table-cell>
          <table:table-cell office:value-type="float" office:value="-5.9736304283142" calcext:value-type="float">
            <text:p>-5.9736304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723008275032" calcext:value-type="float">
            <text:p>-0.24723008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9429428577423" calcext:value-type="float">
            <text:p>2.9429428577</text:p>
          </table:table-cell>
          <table:table-cell office:value-type="float" office:value="-3.1481049060822" calcext:value-type="float">
            <text:p>-3.1481049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134194850922" calcext:value-type="float">
            <text:p>-0.24134194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665694629439E-022" calcext:value-type="float">
            <text:p>1.57E-22</text:p>
          </table:table-cell>
          <table:table-cell office:value-type="float" office:value="0.58218109607697" calcext:value-type="float">
            <text:p>0.5821810961</text:p>
          </table:table-cell>
          <table:table-cell office:value-type="float" office:value="0.822649538517" calcext:value-type="float">
            <text:p>0.822649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147946357727" calcext:value-type="float">
            <text:p>0.42147946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68490302562714" calcext:value-type="float">
            <text:p>0.6849030256</text:p>
          </table:table-cell>
          <table:table-cell office:value-type="float" office:value="-0.91795176267624" calcext:value-type="float">
            <text:p>-0.9179517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633130073547" calcext:value-type="float">
            <text:p>0.4063313007</text:p>
          </table:table-cell>
          <table:table-cell office:value-type="float" office:value="3.452202443806E-024" calcext:value-type="float">
            <text:p>3.45E-24</text:p>
          </table:table-cell>
          <table:table-cell office:value-type="float" office:value="-1.1968034604542E-024" calcext:value-type="float">
            <text:p>-1.20E-24</text:p>
          </table:table-cell>
          <table:table-cell office:value-type="float" office:value="-4.2278594970703" calcext:value-type="float">
            <text:p>-4.2278594971</text:p>
          </table:table-cell>
          <table:table-cell office:value-type="float" office:value="-5.7256617546082" calcext:value-type="float">
            <text:p>-5.7256617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0840576887131" calcext:value-type="float">
            <text:p>-0.6084057689</text:p>
          </table:table-cell>
          <table:table-cell office:value-type="float" office:value="-7.8395946589784E-025" calcext:value-type="float">
            <text:p>-7.84E-25</text:p>
          </table:table-cell>
          <table:table-cell office:value-type="float" office:value="-2.7472354660448E-025" calcext:value-type="float">
            <text:p>-2.75E-25</text:p>
          </table:table-cell>
          <table:table-cell office:value-type="float" office:value="-2.0256903171539" calcext:value-type="float">
            <text:p>-2.0256903172</text:p>
          </table:table-cell>
          <table:table-cell office:value-type="float" office:value="-4.4069929122925" calcext:value-type="float">
            <text:p>-4.4069929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326392650604" calcext:value-type="float">
            <text:p>0.4032639265</text:p>
          </table:table-cell>
          <table:table-cell office:value-type="float" office:value="-2.6959760239807E-025" calcext:value-type="float">
            <text:p>-2.70E-25</text:p>
          </table:table-cell>
          <table:table-cell office:value-type="float" office:value="-2.3997631914128E-024" calcext:value-type="float">
            <text:p>-2.40E-24</text:p>
          </table:table-cell>
          <table:table-cell office:value-type="float" office:value="1.5800694227219" calcext:value-type="float">
            <text:p>1.5800694227</text:p>
          </table:table-cell>
          <table:table-cell office:value-type="float" office:value="0.87215960025787" calcext:value-type="float">
            <text:p>0.8721596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27919960022" calcext:value-type="float">
            <text:p>0.3882791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776081826652E-023" calcext:value-type="float">
            <text:p>2.98E-23</text:p>
          </table:table-cell>
          <table:table-cell office:value-type="float" office:value="1.7186479568481" calcext:value-type="float">
            <text:p>1.7186479568</text:p>
          </table:table-cell>
          <table:table-cell office:value-type="float" office:value="-1.3735737800598" calcext:value-type="float">
            <text:p>-1.37357378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2627375125885" calcext:value-type="float">
            <text:p>-0.6262737513</text:p>
          </table:table-cell>
          <table:table-cell office:value-type="float" office:value="-8.5347541728392E-025" calcext:value-type="float">
            <text:p>-8.53E-25</text:p>
          </table:table-cell>
          <table:table-cell office:value-type="float" office:value="2.8774624485196E-024" calcext:value-type="float">
            <text:p>2.88E-24</text:p>
          </table:table-cell>
          <table:table-cell office:value-type="float" office:value="0.66659510135651" calcext:value-type="float">
            <text:p>0.6665951014</text:p>
          </table:table-cell>
          <table:table-cell office:value-type="float" office:value="0.10751911252737" calcext:value-type="float">
            <text:p>0.1075191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424750089645" calcext:value-type="float">
            <text:p>-0.6142475009</text:p>
          </table:table-cell>
          <table:table-cell office:value-type="float" office:value="-1.0207274778768E-023" calcext:value-type="float">
            <text:p>-1.02E-23</text:p>
          </table:table-cell>
          <table:table-cell office:value-type="float" office:value="6.3654004885473E-025" calcext:value-type="float">
            <text:p>6.37E-25</text:p>
          </table:table-cell>
          <table:table-cell office:value-type="float" office:value="-1.3077080249786" calcext:value-type="float">
            <text:p>-1.307708025</text:p>
          </table:table-cell>
          <table:table-cell office:value-type="float" office:value="-3.5333712100983" calcext:value-type="float">
            <text:p>-3.5333712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93438482285" calcext:value-type="float">
            <text:p>-0.23993438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.3903422355652" calcext:value-type="float">
            <text:p>2.3903422356</text:p>
          </table:table-cell>
          <table:table-cell office:value-type="float" office:value="-3.5495364665985" calcext:value-type="float">
            <text:p>-3.54953646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861463546753" calcext:value-type="float">
            <text:p>0.4086146355</text:p>
          </table:table-cell>
          <table:table-cell office:value-type="float" office:value="1.4760275423394E-023" calcext:value-type="float">
            <text:p>1.48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76040840149" calcext:value-type="float">
            <text:p>0.3547604084</text:p>
          </table:table-cell>
          <table:table-cell office:value-type="float" office:value="-4.6286854743958" calcext:value-type="float">
            <text:p>-4.6286854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371085166931" calcext:value-type="float">
            <text:p>0.3937108517</text:p>
          </table:table-cell>
          <table:table-cell office:value-type="float" office:value="-7.9741555939626E-025" calcext:value-type="float">
            <text:p>-7.9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0034334659576" calcext:value-type="float">
            <text:p>2.003433466</text:p>
          </table:table-cell>
          <table:table-cell office:value-type="float" office:value="-1.4472500085831" calcext:value-type="float">
            <text:p>-1.4472500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879145145416" calcext:value-type="float">
            <text:p>0.37879145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17526546474E-025" calcext:value-type="float">
            <text:p>1.52E-25</text:p>
          </table:table-cell>
          <table:table-cell office:value-type="float" office:value="-2.3877050876617" calcext:value-type="float">
            <text:p>-2.3877050877</text:p>
          </table:table-cell>
          <table:table-cell office:value-type="float" office:value="-6.407742023468" calcext:value-type="float">
            <text:p>-6.4077420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3586008548737" calcext:value-type="float">
            <text:p>-0.635860085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182781830052E-025" calcext:value-type="float">
            <text:p>1.52E-25</text:p>
          </table:table-cell>
          <table:table-cell office:value-type="float" office:value="-2.7269377708435" calcext:value-type="float">
            <text:p>-2.7269377708</text:p>
          </table:table-cell>
          <table:table-cell office:value-type="float" office:value="-3.5831341743469" calcext:value-type="float">
            <text:p>-3.5831341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2369608879089" calcext:value-type="float">
            <text:p>-0.6236960888</text:p>
          </table:table-cell>
          <table:table-cell office:value-type="float" office:value="-1.3691661169785E-024" calcext:value-type="float">
            <text:p>-1.3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799908876419" calcext:value-type="float">
            <text:p>-1.1799908876</text:p>
          </table:table-cell>
          <table:table-cell office:value-type="float" office:value="-1.8002355098724" calcext:value-type="float">
            <text:p>-1.8002355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792568445206" calcext:value-type="float">
            <text:p>0.38792568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6482882575931E-024" calcext:value-type="float">
            <text:p>-5.65E-24</text:p>
          </table:table-cell>
          <table:table-cell office:value-type="float" office:value="3.6917185783386" calcext:value-type="float">
            <text:p>3.6917185783</text:p>
          </table:table-cell>
          <table:table-cell office:value-type="float" office:value="-0.29441457986832" calcext:value-type="float">
            <text:p>-0.2944145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704913377762" calcext:value-type="float">
            <text:p>-0.2670491338</text:p>
          </table:table-cell>
          <table:table-cell office:value-type="float" office:value="-7.0953295398437E-025" calcext:value-type="float">
            <text:p>-7.10E-25</text:p>
          </table:table-cell>
          <table:table-cell office:value-type="float" office:value="-4.0352643793006E-025" calcext:value-type="float">
            <text:p>-4.04E-25</text:p>
          </table:table-cell>
          <table:table-cell office:value-type="float" office:value="-2.1536271572113" calcext:value-type="float">
            <text:p>-2.1536271572</text:p>
          </table:table-cell>
          <table:table-cell office:value-type="float" office:value="-1.5992609262466" calcext:value-type="float">
            <text:p>-1.5992609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539894342422" calcext:value-type="float">
            <text:p>-0.61539894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2999041685831E-024" calcext:value-type="float">
            <text:p>-3.30E-24</text:p>
          </table:table-cell>
          <table:table-cell office:value-type="float" office:value="4.63112449646" calcext:value-type="float">
            <text:p>4.6311244965</text:p>
          </table:table-cell>
          <table:table-cell office:value-type="float" office:value="2.4772212505341" calcext:value-type="float">
            <text:p>2.4772212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494968891144" calcext:value-type="float">
            <text:p>-0.2549496889</text:p>
          </table:table-cell>
          <table:table-cell office:value-type="float" office:value="-6.6100895613439E-024" calcext:value-type="float">
            <text:p>-6.61E-24</text:p>
          </table:table-cell>
          <table:table-cell office:value-type="float" office:value="1.6204768093276E-022" calcext:value-type="float">
            <text:p>1.62E-22</text:p>
          </table:table-cell>
          <table:table-cell office:value-type="float" office:value="-1.9565122127533" calcext:value-type="float">
            <text:p>-1.9565122128</text:p>
          </table:table-cell>
          <table:table-cell office:value-type="float" office:value="-1.5308306217194" calcext:value-type="float">
            <text:p>-1.5308306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721625089645" calcext:value-type="float">
            <text:p>0.4072162509</text:p>
          </table:table-cell>
          <table:table-cell office:value-type="float" office:value="-9.2411317818103E-025" calcext:value-type="float">
            <text:p>-9.24E-25</text:p>
          </table:table-cell>
          <table:table-cell office:value-type="float" office:value="1.9408078302448E-026" calcext:value-type="float">
            <text:p>1.94E-26</text:p>
          </table:table-cell>
          <table:table-cell office:value-type="float" office:value="1.8042657375336" calcext:value-type="float">
            <text:p>1.8042657375</text:p>
          </table:table-cell>
          <table:table-cell office:value-type="float" office:value="4.2812581062317" calcext:value-type="float">
            <text:p>4.2812581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0761201381683" calcext:value-type="float">
            <text:p>-0.60761201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68795170771E-024" calcext:value-type="float">
            <text:p>-2.17E-24</text:p>
          </table:table-cell>
          <table:table-cell office:value-type="float" office:value="3.5084781646729" calcext:value-type="float">
            <text:p>3.5084781647</text:p>
          </table:table-cell>
          <table:table-cell office:value-type="float" office:value="-2.1432945728302" calcext:value-type="float">
            <text:p>-2.1432945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66117978096" calcext:value-type="float">
            <text:p>-0.5966117978</text:p>
          </table:table-cell>
          <table:table-cell office:value-type="float" office:value="-9.3592216955239E-024" calcext:value-type="float">
            <text:p>-9.3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527817964554" calcext:value-type="float">
            <text:p>1.4527817965</text:p>
          </table:table-cell>
          <table:table-cell office:value-type="float" office:value="4.0731887817383" calcext:value-type="float">
            <text:p>4.0731887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90752792358" calcext:value-type="float">
            <text:p>0.41390752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4.9454588890076" calcext:value-type="float">
            <text:p>-4.945458889</text:p>
          </table:table-cell>
          <table:table-cell office:value-type="float" office:value="-0.48439833521843" calcext:value-type="float">
            <text:p>-0.4843983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909714460373" calcext:value-type="float">
            <text:p>0.3990971446</text:p>
          </table:table-cell>
          <table:table-cell office:value-type="float" office:value="6.6571269705396E-024" calcext:value-type="float">
            <text:p>6.66E-24</text:p>
          </table:table-cell>
          <table:table-cell office:value-type="float" office:value="-5.7776966489673E-025" calcext:value-type="float">
            <text:p>-5.78E-25</text:p>
          </table:table-cell>
          <table:table-cell office:value-type="float" office:value="-1.9470739364624" calcext:value-type="float">
            <text:p>-1.9470739365</text:p>
          </table:table-cell>
          <table:table-cell office:value-type="float" office:value="-5.0614809989929" calcext:value-type="float">
            <text:p>-5.061480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439965248108" calcext:value-type="float">
            <text:p>0.3843996525</text:p>
          </table:table-cell>
          <table:table-cell office:value-type="float" office:value="5.9459318373241E-026" calcext:value-type="float">
            <text:p>5.95E-26</text:p>
          </table:table-cell>
          <table:table-cell office:value-type="float" office:value="3.5431056469278E-025" calcext:value-type="float">
            <text:p>3.54E-25</text:p>
          </table:table-cell>
          <table:table-cell office:value-type="float" office:value="-0.045825980603695" calcext:value-type="float">
            <text:p>-0.0458259806</text:p>
          </table:table-cell>
          <table:table-cell office:value-type="float" office:value="3.4192481040955" calcext:value-type="float">
            <text:p>3.4192481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996579170227" calcext:value-type="float">
            <text:p>0.3699657917</text:p>
          </table:table-cell>
          <table:table-cell office:value-type="float" office:value="1.1811344543445E-023" calcext:value-type="float">
            <text:p>1.18E-23</text:p>
          </table:table-cell>
          <table:table-cell office:value-type="float" office:value="-1.7126527211908E-024" calcext:value-type="float">
            <text:p>-1.71E-24</text:p>
          </table:table-cell>
          <table:table-cell office:value-type="float" office:value="2.9219031333923" calcext:value-type="float">
            <text:p>2.9219031334</text:p>
          </table:table-cell>
          <table:table-cell office:value-type="float" office:value="3.949319601059" calcext:value-type="float">
            <text:p>3.9493196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8201395273209" calcext:value-type="float">
            <text:p>-0.2820139527</text:p>
          </table:table-cell>
          <table:table-cell office:value-type="float" office:value="-9.7304864587917E-024" calcext:value-type="float">
            <text:p>-9.73E-24</text:p>
          </table:table-cell>
          <table:table-cell office:value-type="float" office:value="-4.7417679594975E-024" calcext:value-type="float">
            <text:p>-4.74E-24</text:p>
          </table:table-cell>
          <table:table-cell office:value-type="float" office:value="2.3442258834839" calcext:value-type="float">
            <text:p>2.3442258835</text:p>
          </table:table-cell>
          <table:table-cell office:value-type="float" office:value="-2.0289299488068" calcext:value-type="float">
            <text:p>-2.0289299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877000331879" calcext:value-type="float">
            <text:p>0.3687700033</text:p>
          </table:table-cell>
          <table:table-cell office:value-type="float" office:value="-3.7964795655313E-023" calcext:value-type="float">
            <text:p>-3.80E-23</text:p>
          </table:table-cell>
          <table:table-cell office:value-type="float" office:value="1.0425678020127E-023" calcext:value-type="float">
            <text:p>1.04E-23</text:p>
          </table:table-cell>
          <table:table-cell office:value-type="float" office:value="-1.430099606514" calcext:value-type="float">
            <text:p>-1.4300996065</text:p>
          </table:table-cell>
          <table:table-cell office:value-type="float" office:value="-0.64361363649368" calcext:value-type="float">
            <text:p>-0.6436136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7846229076385" calcext:value-type="float">
            <text:p>-0.27846229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5129941952668E-023" calcext:value-type="float">
            <text:p>-2.51E-23</text:p>
          </table:table-cell>
          <table:table-cell office:value-type="float" office:value="-2.3443334102631" calcext:value-type="float">
            <text:p>-2.3443334103</text:p>
          </table:table-cell>
          <table:table-cell office:value-type="float" office:value="-2.5352499485016" calcext:value-type="float">
            <text:p>-2.5352499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7407020330429" calcext:value-type="float">
            <text:p>-0.2740702033</text:p>
          </table:table-cell>
          <table:table-cell office:value-type="float" office:value="1.1369642192734E-024" calcext:value-type="float">
            <text:p>1.14E-24</text:p>
          </table:table-cell>
          <table:table-cell office:value-type="float" office:value="-4.3405089691192E-023" calcext:value-type="float">
            <text:p>-4.34E-23</text:p>
          </table:table-cell>
          <table:table-cell office:value-type="float" office:value="-2.4253783226013" calcext:value-type="float">
            <text:p>-2.4253783226</text:p>
          </table:table-cell>
          <table:table-cell office:value-type="float" office:value="-0.49979537725449" calcext:value-type="float">
            <text:p>-0.4997953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958973646164" calcext:value-type="float">
            <text:p>0.37958973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622462841942E-023" calcext:value-type="float">
            <text:p>-2.16E-23</text:p>
          </table:table-cell>
          <table:table-cell office:value-type="float" office:value="-1.1774973869324" calcext:value-type="float">
            <text:p>-1.1774973869</text:p>
          </table:table-cell>
          <table:table-cell office:value-type="float" office:value="1.8539479970932" calcext:value-type="float">
            <text:p>1.8539479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514550447464" calcext:value-type="float">
            <text:p>0.36514550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887084022347E-023" calcext:value-type="float">
            <text:p>2.99E-23</text:p>
          </table:table-cell>
          <table:table-cell office:value-type="float" office:value="-2.257600069046" calcext:value-type="float">
            <text:p>-2.257600069</text:p>
          </table:table-cell>
          <table:table-cell office:value-type="float" office:value="2.3284237384796" calcext:value-type="float">
            <text:p>2.3284237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7843734622002" calcext:value-type="float">
            <text:p>-0.27843734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0489764275E-023" calcext:value-type="float">
            <text:p>1.00E-23</text:p>
          </table:table-cell>
          <table:table-cell office:value-type="float" office:value="-3.4227452278137" calcext:value-type="float">
            <text:p>-3.4227452278</text:p>
          </table:table-cell>
          <table:table-cell office:value-type="float" office:value="2.7922525405884" calcext:value-type="float">
            <text:p>2.7922525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357855796814" calcext:value-type="float">
            <text:p>0.363578558</text:p>
          </table:table-cell>
          <table:table-cell office:value-type="float" office:value="-1.6327448585812E-024" calcext:value-type="float">
            <text:p>-1.63E-24</text:p>
          </table:table-cell>
          <table:table-cell office:value-type="float" office:value="-4.2301285535893E-025" calcext:value-type="float">
            <text:p>-4.23E-25</text:p>
          </table:table-cell>
          <table:table-cell office:value-type="float" office:value="-0.79373645782471" calcext:value-type="float">
            <text:p>-0.7937364578</text:p>
          </table:table-cell>
          <table:table-cell office:value-type="float" office:value="3.9618995189667" calcext:value-type="float">
            <text:p>3.961899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7900356054306" calcext:value-type="float">
            <text:p>-0.2790035605</text:p>
          </table:table-cell>
          <table:table-cell office:value-type="float" office:value="5.4296368405938E-023" calcext:value-type="float">
            <text:p>5.43E-23</text:p>
          </table:table-cell>
          <table:table-cell office:value-type="float" office:value="1.4998416753463E-023" calcext:value-type="float">
            <text:p>1.50E-23</text:p>
          </table:table-cell>
          <table:table-cell office:value-type="float" office:value="-0.68498361110687" calcext:value-type="float">
            <text:p>-0.6849836111</text:p>
          </table:table-cell>
          <table:table-cell office:value-type="float" office:value="3.8551273345947" calcext:value-type="float">
            <text:p>3.8551273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896291971207" calcext:value-type="float">
            <text:p>-0.268962919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853631734848" calcext:value-type="float">
            <text:p>-1.8536317348</text:p>
          </table:table-cell>
          <table:table-cell office:value-type="float" office:value="-1.6529746055603" calcext:value-type="float">
            <text:p>-1.6529746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2505674362183" calcext:value-type="float">
            <text:p>-0.6250567436</text:p>
          </table:table-cell>
          <table:table-cell office:value-type="float" office:value="-3.8073436790319E-024" calcext:value-type="float">
            <text:p>-3.81E-24</text:p>
          </table:table-cell>
          <table:table-cell office:value-type="float" office:value="1.0152081731104E-024" calcext:value-type="float">
            <text:p>1.02E-24</text:p>
          </table:table-cell>
          <table:table-cell office:value-type="float" office:value="-0.0073203817009926" calcext:value-type="float">
            <text:p>-0.0073203817</text:p>
          </table:table-cell>
          <table:table-cell office:value-type="float" office:value="2.2259483337402" calcext:value-type="float">
            <text:p>2.2259483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297607421875" calcext:value-type="float">
            <text:p>-0.6129760742</text:p>
          </table:table-cell>
          <table:table-cell office:value-type="float" office:value="-1.6805991332442E-024" calcext:value-type="float">
            <text:p>-1.6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7764391899109" calcext:value-type="float">
            <text:p>-2.7764391899</text:p>
          </table:table-cell>
          <table:table-cell office:value-type="float" office:value="-0.60492467880249" calcext:value-type="float">
            <text:p>-0.6049246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0196775197983" calcext:value-type="float">
            <text:p>-0.601967752</text:p>
          </table:table-cell>
          <table:table-cell office:value-type="float" office:value="5.2778646419174E-026" calcext:value-type="float">
            <text:p>5.28E-26</text:p>
          </table:table-cell>
          <table:table-cell office:value-type="float" office:value="-1.1438358633593E-025" calcext:value-type="float">
            <text:p>-1.14E-25</text:p>
          </table:table-cell>
          <table:table-cell office:value-type="float" office:value="2.7708456516266" calcext:value-type="float">
            <text:p>2.7708456516</text:p>
          </table:table-cell>
          <table:table-cell office:value-type="float" office:value="-5.9956107139587" calcext:value-type="float">
            <text:p>-5.995610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092444181442" calcext:value-type="float">
            <text:p>-0.5909244418</text:p>
          </table:table-cell>
          <table:table-cell office:value-type="float" office:value="-6.6232213097508E-026" calcext:value-type="float">
            <text:p>-6.62E-26</text:p>
          </table:table-cell>
          <table:table-cell office:value-type="float" office:value="-1.0365198421106E-024" calcext:value-type="float">
            <text:p>-1.04E-24</text:p>
          </table:table-cell>
          <table:table-cell office:value-type="float" office:value="-4.0157976150513" calcext:value-type="float">
            <text:p>-4.0157976151</text:p>
          </table:table-cell>
          <table:table-cell office:value-type="float" office:value="3.0068440437317" calcext:value-type="float">
            <text:p>3.0068440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618698656559" calcext:value-type="float">
            <text:p>-0.246186986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6227954685632E-024" calcext:value-type="float">
            <text:p>-2.62E-24</text:p>
          </table:table-cell>
          <table:table-cell office:value-type="float" office:value="-3.5270476341248" calcext:value-type="float">
            <text:p>-3.5270476341</text:p>
          </table:table-cell>
          <table:table-cell office:value-type="float" office:value="0.62318003177643" calcext:value-type="float">
            <text:p>0.6231800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7113271951675" calcext:value-type="float">
            <text:p>-0.5711327195</text:p>
          </table:table-cell>
          <table:table-cell office:value-type="float" office:value="2.1685668802799E-027" calcext:value-type="float">
            <text:p>2.17E-27</text:p>
          </table:table-cell>
          <table:table-cell office:value-type="float" office:value="-1.3785552380801E-024" calcext:value-type="float">
            <text:p>-1.38E-24</text:p>
          </table:table-cell>
          <table:table-cell office:value-type="float" office:value="-6.7752046585083" calcext:value-type="float">
            <text:p>-6.7752046585</text:p>
          </table:table-cell>
          <table:table-cell office:value-type="float" office:value="0.42877566814423" calcext:value-type="float">
            <text:p>0.4287756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522505700588" calcext:value-type="float">
            <text:p>-0.2452250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584275841713" calcext:value-type="float">
            <text:p>1.5842758417</text:p>
          </table:table-cell>
          <table:table-cell office:value-type="float" office:value="5.1233668327332" calcext:value-type="float">
            <text:p>5.1233668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5281382799149" calcext:value-type="float">
            <text:p>-0.552813828</text:p>
          </table:table-cell>
          <table:table-cell office:value-type="float" office:value="-1.5199099417877E-024" calcext:value-type="float">
            <text:p>-1.5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6689450740814" calcext:value-type="float">
            <text:p>0.9668945074</text:p>
          </table:table-cell>
          <table:table-cell office:value-type="float" office:value="-0.74801003932953" calcext:value-type="float">
            <text:p>-0.7480100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4361879825592" calcext:value-type="float">
            <text:p>-0.5436187983</text:p>
          </table:table-cell>
          <table:table-cell office:value-type="float" office:value="9.5525060279385E-025" calcext:value-type="float">
            <text:p>9.55E-25</text:p>
          </table:table-cell>
          <table:table-cell office:value-type="float" office:value="-2.6157454186532E-024" calcext:value-type="float">
            <text:p>-2.62E-24</text:p>
          </table:table-cell>
          <table:table-cell office:value-type="float" office:value="-1.757697224617" calcext:value-type="float">
            <text:p>-1.7576972246</text:p>
          </table:table-cell>
          <table:table-cell office:value-type="float" office:value="-0.6320366859436" calcext:value-type="float">
            <text:p>-0.6320366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478002548218" calcext:value-type="float">
            <text:p>-0.5347800255</text:p>
          </table:table-cell>
          <table:table-cell office:value-type="float" office:value="-4.7589084278538E-025" calcext:value-type="float">
            <text:p>-4.76E-25</text:p>
          </table:table-cell>
          <table:table-cell office:value-type="float" office:value="-2.0415035890285E-024" calcext:value-type="float">
            <text:p>-2.04E-24</text:p>
          </table:table-cell>
          <table:table-cell office:value-type="float" office:value="-0.016782838851213" calcext:value-type="float">
            <text:p>-0.0167828389</text:p>
          </table:table-cell>
          <table:table-cell office:value-type="float" office:value="1.210835814476" calcext:value-type="float">
            <text:p>1.2108358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673864364624" calcext:value-type="float">
            <text:p>-0.5267386436</text:p>
          </table:table-cell>
          <table:table-cell office:value-type="float" office:value="1.7061801174634E-024" calcext:value-type="float">
            <text:p>1.71E-24</text:p>
          </table:table-cell>
          <table:table-cell office:value-type="float" office:value="5.1633222110427E-024" calcext:value-type="float">
            <text:p>5.16E-24</text:p>
          </table:table-cell>
          <table:table-cell office:value-type="float" office:value="0.66799831390381" calcext:value-type="float">
            <text:p>0.6679983139</text:p>
          </table:table-cell>
          <table:table-cell office:value-type="float" office:value="0.67363703250885" calcext:value-type="float">
            <text:p>0.6736370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114532232285" calcext:value-type="float">
            <text:p>0.48114532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669693443893E-024" calcext:value-type="float">
            <text:p>-1.77E-24</text:p>
          </table:table-cell>
          <table:table-cell office:value-type="float" office:value="3.1227316856384" calcext:value-type="float">
            <text:p>3.1227316856</text:p>
          </table:table-cell>
          <table:table-cell office:value-type="float" office:value="-1.4586588144302" calcext:value-type="float">
            <text:p>-1.4586588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734675884247" calcext:value-type="float">
            <text:p>-0.2473467588</text:p>
          </table:table-cell>
          <table:table-cell office:value-type="float" office:value="1.5583263831882E-024" calcext:value-type="float">
            <text:p>1.56E-24</text:p>
          </table:table-cell>
          <table:table-cell office:value-type="float" office:value="-1.391879690415E-024" calcext:value-type="float">
            <text:p>-1.39E-24</text:p>
          </table:table-cell>
          <table:table-cell office:value-type="float" office:value="-2.8615660667419" calcext:value-type="float">
            <text:p>-2.8615660667</text:p>
          </table:table-cell>
          <table:table-cell office:value-type="float" office:value="5.5735988616943" calcext:value-type="float">
            <text:p>5.5735988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260596871376" calcext:value-type="float">
            <text:p>-0.5260596871</text:p>
          </table:table-cell>
          <table:table-cell office:value-type="float" office:value="8.9701718659327E-025" calcext:value-type="float">
            <text:p>8.97E-25</text:p>
          </table:table-cell>
          <table:table-cell office:value-type="float" office:value="7.6204604393835E-025" calcext:value-type="float">
            <text:p>7.62E-25</text:p>
          </table:table-cell>
          <table:table-cell office:value-type="float" office:value="2.7020959854126" calcext:value-type="float">
            <text:p>2.7020959854</text:p>
          </table:table-cell>
          <table:table-cell office:value-type="float" office:value="-3.0288276672363" calcext:value-type="float">
            <text:p>-3.0288276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500101804733" calcext:value-type="float">
            <text:p>-0.245001018</text:p>
          </table:table-cell>
          <table:table-cell office:value-type="float" office:value="2.8794767259549E-023" calcext:value-type="float">
            <text:p>2.88E-23</text:p>
          </table:table-cell>
          <table:table-cell office:value-type="float" office:value="6.1165447313353E-023" calcext:value-type="float">
            <text:p>6.12E-23</text:p>
          </table:table-cell>
          <table:table-cell office:value-type="float" office:value="-0.47632443904877" calcext:value-type="float">
            <text:p>-0.476324439</text:p>
          </table:table-cell>
          <table:table-cell office:value-type="float" office:value="1.3281556367874" calcext:value-type="float">
            <text:p>1.3281556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043516397476" calcext:value-type="float">
            <text:p>-0.510435164</text:p>
          </table:table-cell>
          <table:table-cell office:value-type="float" office:value="3.1032024907271E-024" calcext:value-type="float">
            <text:p>3.10E-24</text:p>
          </table:table-cell>
          <table:table-cell office:value-type="float" office:value="-4.4217550948115E-024" calcext:value-type="float">
            <text:p>-4.42E-24</text:p>
          </table:table-cell>
          <table:table-cell office:value-type="float" office:value="-0.91994720697403" calcext:value-type="float">
            <text:p>-0.919947207</text:p>
          </table:table-cell>
          <table:table-cell office:value-type="float" office:value="-1.055357336998" calcext:value-type="float">
            <text:p>-1.055357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702525138855" calcext:value-type="float">
            <text:p>0.4970252514</text:p>
          </table:table-cell>
          <table:table-cell office:value-type="float" office:value="-2.7893194697051E-025" calcext:value-type="float">
            <text:p>-2.79E-25</text:p>
          </table:table-cell>
          <table:table-cell office:value-type="float" office:value="-4.1650333294122E-024" calcext:value-type="float">
            <text:p>-4.17E-24</text:p>
          </table:table-cell>
          <table:table-cell office:value-type="float" office:value="-1.5277799367905" calcext:value-type="float">
            <text:p>-1.5277799368</text:p>
          </table:table-cell>
          <table:table-cell office:value-type="float" office:value="1.1736062765121" calcext:value-type="float">
            <text:p>1.1736062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95673370361" calcext:value-type="float">
            <text:p>-0.51795673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7935183048248" calcext:value-type="float">
            <text:p>1.7935183048</text:p>
          </table:table-cell>
          <table:table-cell office:value-type="float" office:value="3.0295693874359" calcext:value-type="float">
            <text:p>3.0295693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74943161011" calcext:value-type="float">
            <text:p>0.48974943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7990157604218" calcext:value-type="float">
            <text:p>-3.7990157604</text:p>
          </table:table-cell>
          <table:table-cell office:value-type="float" office:value="1.36461186409" calcext:value-type="float">
            <text:p>1.3646118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513444423676" calcext:value-type="float">
            <text:p>-0.5251344442</text:p>
          </table:table-cell>
          <table:table-cell office:value-type="float" office:value="2.3582565353275E-025" calcext:value-type="float">
            <text:p>2.36E-25</text:p>
          </table:table-cell>
          <table:table-cell office:value-type="float" office:value="3.3921598737269E-024" calcext:value-type="float">
            <text:p>3.39E-24</text:p>
          </table:table-cell>
          <table:table-cell office:value-type="float" office:value="-0.19007939100266" calcext:value-type="float">
            <text:p>-0.190079391</text:p>
          </table:table-cell>
          <table:table-cell office:value-type="float" office:value="1.5234026908875" calcext:value-type="float">
            <text:p>1.5234026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02273619175" calcext:value-type="float">
            <text:p>-0.25022736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279514224026E-025" calcext:value-type="float">
            <text:p>5.28E-25</text:p>
          </table:table-cell>
          <table:table-cell office:value-type="float" office:value="-5.0974788665771" calcext:value-type="float">
            <text:p>-5.0974788666</text:p>
          </table:table-cell>
          <table:table-cell office:value-type="float" office:value="-1.1468895673752" calcext:value-type="float">
            <text:p>-1.1468895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913321435452" calcext:value-type="float">
            <text:p>-0.24913321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.2372539983401E-026" calcext:value-type="float">
            <text:p>7.24E-26</text:p>
          </table:table-cell>
          <table:table-cell office:value-type="float" office:value="4.1996035575867" calcext:value-type="float">
            <text:p>4.1996035576</text:p>
          </table:table-cell>
          <table:table-cell office:value-type="float" office:value="2.0593638420105" calcext:value-type="float">
            <text:p>2.059363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839329719543" calcext:value-type="float">
            <text:p>0.49839329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000837802887" calcext:value-type="float">
            <text:p>1.0008378029</text:p>
          </table:table-cell>
          <table:table-cell office:value-type="float" office:value="-3.4646923542023" calcext:value-type="float">
            <text:p>-3.4646923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698660850525" calcext:value-type="float">
            <text:p>-0.5169866085</text:p>
          </table:table-cell>
          <table:table-cell office:value-type="float" office:value="1.0313802284238E-025" calcext:value-type="float">
            <text:p>1.0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9812440872192" calcext:value-type="float">
            <text:p>4.9812440872</text:p>
          </table:table-cell>
          <table:table-cell office:value-type="float" office:value="-1.4184288978577" calcext:value-type="float">
            <text:p>-1.4184288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78154563904" calcext:value-type="float">
            <text:p>0.4907815456</text:p>
          </table:table-cell>
          <table:table-cell office:value-type="float" office:value="-1.3154696567806E-023" calcext:value-type="float">
            <text:p>-1.32E-23</text:p>
          </table:table-cell>
          <table:table-cell office:value-type="float" office:value="5.611717454888E-024" calcext:value-type="float">
            <text:p>5.61E-24</text:p>
          </table:table-cell>
          <table:table-cell office:value-type="float" office:value="-0.77477884292603" calcext:value-type="float">
            <text:p>-0.7747788429</text:p>
          </table:table-cell>
          <table:table-cell office:value-type="float" office:value="1.8021963834763" calcext:value-type="float">
            <text:p>1.8021963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410864830017" calcext:value-type="float">
            <text:p>-0.5241086483</text:p>
          </table:table-cell>
          <table:table-cell office:value-type="float" office:value="1.4328907939404E-024" calcext:value-type="float">
            <text:p>1.43E-24</text:p>
          </table:table-cell>
          <table:table-cell office:value-type="float" office:value="-8.0876071041612E-025" calcext:value-type="float">
            <text:p>-8.09E-25</text:p>
          </table:table-cell>
          <table:table-cell office:value-type="float" office:value="1.0914373397827" calcext:value-type="float">
            <text:p>1.0914373398</text:p>
          </table:table-cell>
          <table:table-cell office:value-type="float" office:value="-1.5960743427277" calcext:value-type="float">
            <text:p>-1.5960743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200237870216" calcext:value-type="float">
            <text:p>-0.26200237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247539970724E-023" calcext:value-type="float">
            <text:p>3.32E-23</text:p>
          </table:table-cell>
          <table:table-cell office:value-type="float" office:value="-5.367684841156" calcext:value-type="float">
            <text:p>-5.3676848412</text:p>
          </table:table-cell>
          <table:table-cell office:value-type="float" office:value="1.1777420043945" calcext:value-type="float">
            <text:p>1.1777420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167114496231" calcext:value-type="float">
            <text:p>0.4916711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73595058917999" calcext:value-type="float">
            <text:p>-0.7359505892</text:p>
          </table:table-cell>
          <table:table-cell office:value-type="float" office:value="-1.4210427999496" calcext:value-type="float">
            <text:p>-1.4210427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677391767502" calcext:value-type="float">
            <text:p>0.4767739177</text:p>
          </table:table-cell>
          <table:table-cell office:value-type="float" office:value="-1.3689603228899E-024" calcext:value-type="float">
            <text:p>-1.37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802744865417" calcext:value-type="float">
            <text:p>-1.1802744865</text:p>
          </table:table-cell>
          <table:table-cell office:value-type="float" office:value="-2.9497039318085" calcext:value-type="float">
            <text:p>-2.9497039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3855186700821" calcext:value-type="float">
            <text:p>-0.538551867</text:p>
          </table:table-cell>
          <table:table-cell office:value-type="float" office:value="-2.4553211858533E-025" calcext:value-type="float">
            <text:p>-2.4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665676116943" calcext:value-type="float">
            <text:p>3.3665676117</text:p>
          </table:table-cell>
          <table:table-cell office:value-type="float" office:value="-2.2892181873322" calcext:value-type="float">
            <text:p>-2.2892181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988547086716" calcext:value-type="float">
            <text:p>-0.52988547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7.1577523004891E-024" calcext:value-type="float">
            <text:p>-7.16E-24</text:p>
          </table:table-cell>
          <table:table-cell office:value-type="float" office:value="1.1842896938324" calcext:value-type="float">
            <text:p>1.1842896938</text:p>
          </table:table-cell>
          <table:table-cell office:value-type="float" office:value="2.3803706169128" calcext:value-type="float">
            <text:p>2.3803706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37817668915" calcext:value-type="float">
            <text:p>0.47837817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3.7873959541321" calcext:value-type="float">
            <text:p>-3.7873959541</text:p>
          </table:table-cell>
          <table:table-cell office:value-type="float" office:value="-1.9536061286926" calcext:value-type="float">
            <text:p>-1.953606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7589595317841" calcext:value-type="float">
            <text:p>-0.27589595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6557787086449E-025" calcext:value-type="float">
            <text:p>6.66E-25</text:p>
          </table:table-cell>
          <table:table-cell office:value-type="float" office:value="-1.7140885591507" calcext:value-type="float">
            <text:p>-1.7140885592</text:p>
          </table:table-cell>
          <table:table-cell office:value-type="float" office:value="3.4860134124756" calcext:value-type="float">
            <text:p>3.4860134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80429816246" calcext:value-type="float">
            <text:p>-0.26804298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3.3432493143118E-023" calcext:value-type="float">
            <text:p>-3.34E-23</text:p>
          </table:table-cell>
          <table:table-cell office:value-type="float" office:value="-2.6015312671661" calcext:value-type="float">
            <text:p>-2.6015312672</text:p>
          </table:table-cell>
          <table:table-cell office:value-type="float" office:value="-0.37620508670807" calcext:value-type="float">
            <text:p>-0.3762050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092770695686" calcext:value-type="float">
            <text:p>-0.2609277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686485842415E-023" calcext:value-type="float">
            <text:p>-4.37E-23</text:p>
          </table:table-cell>
          <table:table-cell office:value-type="float" office:value="-12.083026885986" calcext:value-type="float">
            <text:p>-12.083026886</text:p>
          </table:table-cell>
          <table:table-cell office:value-type="float" office:value="-1.8399846553802" calcext:value-type="float">
            <text:p>-1.8399846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883466005325" calcext:value-type="float">
            <text:p>-0.25883466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1256877877192E-023" calcext:value-type="float">
            <text:p>-2.13E-23</text:p>
          </table:table-cell>
          <table:table-cell office:value-type="float" office:value="-5.3743672370911" calcext:value-type="float">
            <text:p>-5.3743672371</text:p>
          </table:table-cell>
          <table:table-cell office:value-type="float" office:value="0.57862132787704" calcext:value-type="float">
            <text:p>0.5786213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345098972321" calcext:value-type="float">
            <text:p>-0.5034509897</text:p>
          </table:table-cell>
          <table:table-cell office:value-type="float" office:value="2.9978541104432E-025" calcext:value-type="float">
            <text:p>3.00E-25</text:p>
          </table:table-cell>
          <table:table-cell office:value-type="float" office:value="-5.6688124461947E-024" calcext:value-type="float">
            <text:p>-5.67E-24</text:p>
          </table:table-cell>
          <table:table-cell office:value-type="float" office:value="1.4126188755035" calcext:value-type="float">
            <text:p>1.4126188755</text:p>
          </table:table-cell>
          <table:table-cell office:value-type="float" office:value="-0.26846885681152" calcext:value-type="float">
            <text:p>-0.2684688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610128998756" calcext:value-type="float">
            <text:p>-0.49610129</text:p>
          </table:table-cell>
          <table:table-cell office:value-type="float" office:value="6.6271065729685E-025" calcext:value-type="float">
            <text:p>6.6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400588989258" calcext:value-type="float">
            <text:p>1.2400588989</text:p>
          </table:table-cell>
          <table:table-cell office:value-type="float" office:value="1.5782378911972" calcext:value-type="float">
            <text:p>1.5782378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853814601898" calcext:value-type="float">
            <text:p>-0.488538146</text:p>
          </table:table-cell>
          <table:table-cell office:value-type="float" office:value="-1.2577397113313E-024" calcext:value-type="float">
            <text:p>-1.2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3325057029724" calcext:value-type="float">
            <text:p>-1.332505703</text:p>
          </table:table-cell>
          <table:table-cell office:value-type="float" office:value="-2.6291110515594" calcext:value-type="float">
            <text:p>-2.6291110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165541887283" calcext:value-type="float">
            <text:p>-0.4816554189</text:p>
          </table:table-cell>
          <table:table-cell office:value-type="float" office:value="-2.3772335704787E-025" calcext:value-type="float">
            <text:p>-2.3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63381224870682" calcext:value-type="float">
            <text:p>0.0633812249</text:p>
          </table:table-cell>
          <table:table-cell office:value-type="float" office:value="0.92177957296371" calcext:value-type="float">
            <text:p>0.921779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50358581543" calcext:value-type="float">
            <text:p>0.5250358582</text:p>
          </table:table-cell>
          <table:table-cell office:value-type="float" office:value="-2.7503899728934E-024" calcext:value-type="float">
            <text:p>-2.75E-24</text:p>
          </table:table-cell>
          <table:table-cell office:value-type="float" office:value="5.0308017042329E-023" calcext:value-type="float">
            <text:p>5.03E-23</text:p>
          </table:table-cell>
          <table:table-cell office:value-type="float" office:value="3.0006818771362" calcext:value-type="float">
            <text:p>3.0006818771</text:p>
          </table:table-cell>
          <table:table-cell office:value-type="float" office:value="2.1861896514893" calcext:value-type="float">
            <text:p>2.1861896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984223604202" calcext:value-type="float">
            <text:p>-0.489842236</text:p>
          </table:table-cell>
          <table:table-cell office:value-type="float" office:value="1.057246099282E-026" calcext:value-type="float">
            <text:p>1.06E-26</text:p>
          </table:table-cell>
          <table:table-cell office:value-type="float" office:value="-3.328418384167E-025" calcext:value-type="float">
            <text:p>-3.33E-25</text:p>
          </table:table-cell>
          <table:table-cell office:value-type="float" office:value="5.182101726532" calcext:value-type="float">
            <text:p>5.1821017265</text:p>
          </table:table-cell>
          <table:table-cell office:value-type="float" office:value="-2.7262055873871" calcext:value-type="float">
            <text:p>-2.7262055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216791033745" calcext:value-type="float">
            <text:p>-0.2521679103</text:p>
          </table:table-cell>
          <table:table-cell office:value-type="float" office:value="7.5737722983537E-024" calcext:value-type="float">
            <text:p>7.57E-24</text:p>
          </table:table-cell>
          <table:table-cell office:value-type="float" office:value="-4.3286564917905E-023" calcext:value-type="float">
            <text:p>-4.33E-23</text:p>
          </table:table-cell>
          <table:table-cell office:value-type="float" office:value="-0.14705087244511" calcext:value-type="float">
            <text:p>-0.1470508724</text:p>
          </table:table-cell>
          <table:table-cell office:value-type="float" office:value="0.51084727048874" calcext:value-type="float">
            <text:p>0.5108472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27840232849" calcext:value-type="float">
            <text:p>0.5242784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11112117767" calcext:value-type="float">
            <text:p>1.3111112118</text:p>
          </table:table-cell>
          <table:table-cell office:value-type="float" office:value="-5.9024677276611" calcext:value-type="float">
            <text:p>-5.9024677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931018590927" calcext:value-type="float">
            <text:p>0.5093101859</text:p>
          </table:table-cell>
          <table:table-cell office:value-type="float" office:value="-2.2451049204628E-023" calcext:value-type="float">
            <text:p>-2.2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1329085826874" calcext:value-type="float">
            <text:p>-1.1329085827</text:p>
          </table:table-cell>
          <table:table-cell office:value-type="float" office:value="7.5673222541809" calcext:value-type="float">
            <text:p>7.5673222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439358711243" calcext:value-type="float">
            <text:p>0.49439358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35962432995E-023" calcext:value-type="float">
            <text:p>1.04E-23</text:p>
          </table:table-cell>
          <table:table-cell office:value-type="float" office:value="-4.2000088691711" calcext:value-type="float">
            <text:p>-4.2000088692</text:p>
          </table:table-cell>
          <table:table-cell office:value-type="float" office:value="-2.7577583789825" calcext:value-type="float">
            <text:p>-2.7577583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053135633469" calcext:value-type="float">
            <text:p>-0.52053135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1.795974612236" calcext:value-type="float">
            <text:p>-1.7959746122</text:p>
          </table:table-cell>
          <table:table-cell office:value-type="float" office:value="-1.4265154600143" calcext:value-type="float">
            <text:p>-1.42651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391956210136" calcext:value-type="float">
            <text:p>-0.2639195621</text:p>
          </table:table-cell>
          <table:table-cell office:value-type="float" office:value="5.5876911182977E-023" calcext:value-type="float">
            <text:p>5.59E-23</text:p>
          </table:table-cell>
          <table:table-cell office:value-type="float" office:value="-2.5106054455597E-024" calcext:value-type="float">
            <text:p>-2.51E-24</text:p>
          </table:table-cell>
          <table:table-cell office:value-type="float" office:value="0.59205919504166" calcext:value-type="float">
            <text:p>0.592059195</text:p>
          </table:table-cell>
          <table:table-cell office:value-type="float" office:value="3.5482730865479" calcext:value-type="float">
            <text:p>3.5482730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6162493228912" calcext:value-type="float">
            <text:p>-0.2616249323</text:p>
          </table:table-cell>
          <table:table-cell office:value-type="float" office:value="-1.0769344681841E-024" calcext:value-type="float">
            <text:p>-1.08E-24</text:p>
          </table:table-cell>
          <table:table-cell office:value-type="float" office:value="-9.9571798394033E-024" calcext:value-type="float">
            <text:p>-9.96E-24</text:p>
          </table:table-cell>
          <table:table-cell office:value-type="float" office:value="-4.4168815612793" calcext:value-type="float">
            <text:p>-4.4168815613</text:p>
          </table:table-cell>
          <table:table-cell office:value-type="float" office:value="1.9648802280426" calcext:value-type="float">
            <text:p>1.964880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694776535034" calcext:value-type="float">
            <text:p>-0.4969477654</text:p>
          </table:table-cell>
          <table:table-cell office:value-type="float" office:value="-2.0234794978507E-024" calcext:value-type="float">
            <text:p>-2.02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6750636100769" calcext:value-type="float">
            <text:p>-1.6750636101</text:p>
          </table:table-cell>
          <table:table-cell office:value-type="float" office:value="3.6019613742828" calcext:value-type="float">
            <text:p>3.60196137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02254152298" calcext:value-type="float">
            <text:p>0.5102254152</text:p>
          </table:table-cell>
          <table:table-cell office:value-type="float" office:value="-4.5868149701133E-025" calcext:value-type="float">
            <text:p>-4.59E-25</text:p>
          </table:table-cell>
          <table:table-cell office:value-type="float" office:value="-1.453684649712E-025" calcext:value-type="float">
            <text:p>-1.45E-25</text:p>
          </table:table-cell>
          <table:table-cell office:value-type="float" office:value="0.3853851556778" calcext:value-type="float">
            <text:p>0.3853851557</text:p>
          </table:table-cell>
          <table:table-cell office:value-type="float" office:value="3.6290385723114" calcext:value-type="float">
            <text:p>3.6290385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0514394044876" calcext:value-type="float">
            <text:p>-0.5051439404</text:p>
          </table:table-cell>
          <table:table-cell office:value-type="float" office:value="9.4828574986165E-025" calcext:value-type="float">
            <text:p>9.48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2251578271389" calcext:value-type="float">
            <text:p>0.1225157827</text:p>
          </table:table-cell>
          <table:table-cell office:value-type="float" office:value="-2.3266251087189" calcext:value-type="float">
            <text:p>-2.3266251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763616919518" calcext:value-type="float">
            <text:p>-0.4976361692</text:p>
          </table:table-cell>
          <table:table-cell office:value-type="float" office:value="9.9993375522544E-025" calcext:value-type="float">
            <text:p>1.00E-24</text:p>
          </table:table-cell>
          <table:table-cell office:value-type="float" office:value="2.881947319981E-024" calcext:value-type="float">
            <text:p>2.88E-24</text:p>
          </table:table-cell>
          <table:table-cell office:value-type="float" office:value="1.6921546459198" calcext:value-type="float">
            <text:p>1.6921546459</text:p>
          </table:table-cell>
          <table:table-cell office:value-type="float" office:value="-0.072978518903255" calcext:value-type="float">
            <text:p>-0.0729785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550502538681" calcext:value-type="float">
            <text:p>-0.2555050254</text:p>
          </table:table-cell>
          <table:table-cell office:value-type="float" office:value="5.3353609415578E-024" calcext:value-type="float">
            <text:p>5.34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2470648288727" calcext:value-type="float">
            <text:p>0.5247064829</text:p>
          </table:table-cell>
          <table:table-cell office:value-type="float" office:value="6.0885691642761" calcext:value-type="float">
            <text:p>6.0885691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8295959830284" calcext:value-type="float">
            <text:p>-0.482959598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9.5659077886421E-025" calcext:value-type="float">
            <text:p>-9.57E-25</text:p>
          </table:table-cell>
          <table:table-cell office:value-type="float" office:value="0.29107794165611" calcext:value-type="float">
            <text:p>0.2910779417</text:p>
          </table:table-cell>
          <table:table-cell office:value-type="float" office:value="1.3265693187714" calcext:value-type="float">
            <text:p>1.3265693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617748379707" calcext:value-type="float">
            <text:p>-0.4761774838</text:p>
          </table:table-cell>
          <table:table-cell office:value-type="float" office:value="-5.8310359721119E-025" calcext:value-type="float">
            <text:p>-5.8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949723243713" calcext:value-type="float">
            <text:p>2.3949723244</text:p>
          </table:table-cell>
          <table:table-cell office:value-type="float" office:value="2.3856551647186" calcext:value-type="float">
            <text:p>2.3856551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692624807358" calcext:value-type="float">
            <text:p>-0.2469262481</text:p>
          </table:table-cell>
          <table:table-cell office:value-type="float" office:value="1.7032777009779E-024" calcext:value-type="float">
            <text:p>1.70E-24</text:p>
          </table:table-cell>
          <table:table-cell office:value-type="float" office:value="2.3782318246504E-023" calcext:value-type="float">
            <text:p>2.38E-23</text:p>
          </table:table-cell>
          <table:table-cell office:value-type="float" office:value="-3.5185568332672" calcext:value-type="float">
            <text:p>-3.5185568333</text:p>
          </table:table-cell>
          <table:table-cell office:value-type="float" office:value="-2.5995311737061" calcext:value-type="float">
            <text:p>-2.5995311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279412508011" calcext:value-type="float">
            <text:p>-0.46279412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20080633224E-024" calcext:value-type="float">
            <text:p>1.42E-24</text:p>
          </table:table-cell>
          <table:table-cell office:value-type="float" office:value="-4.4149599075317" calcext:value-type="float">
            <text:p>-4.4149599075</text:p>
          </table:table-cell>
          <table:table-cell office:value-type="float" office:value="0.24179117381573" calcext:value-type="float">
            <text:p>0.2417911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341351985931" calcext:value-type="float">
            <text:p>0.5434135199</text:p>
          </table:table-cell>
          <table:table-cell office:value-type="float" office:value="4.4894281192115E-025" calcext:value-type="float">
            <text:p>4.49E-25</text:p>
          </table:table-cell>
          <table:table-cell office:value-type="float" office:value="6.3291490561796E-023" calcext:value-type="float">
            <text:p>6.33E-23</text:p>
          </table:table-cell>
          <table:table-cell office:value-type="float" office:value="4.8954939842224" calcext:value-type="float">
            <text:p>4.8954939842</text:p>
          </table:table-cell>
          <table:table-cell office:value-type="float" office:value="-1.2683211565018" calcext:value-type="float">
            <text:p>-1.268321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7147729992867" calcext:value-type="float">
            <text:p>-0.4714772999</text:p>
          </table:table-cell>
          <table:table-cell office:value-type="float" office:value="-3.3604121172925E-025" calcext:value-type="float">
            <text:p>-3.36E-25</text:p>
          </table:table-cell>
          <table:table-cell office:value-type="float" office:value="1.3604862804384E-025" calcext:value-type="float">
            <text:p>1.36E-25</text:p>
          </table:table-cell>
          <table:table-cell office:value-type="float" office:value="1.2143708467484" calcext:value-type="float">
            <text:p>1.2143708467</text:p>
          </table:table-cell>
          <table:table-cell office:value-type="float" office:value="-1.0871016979218" calcext:value-type="float">
            <text:p>-1.0871016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6502447128296" calcext:value-type="float">
            <text:p>-0.46502447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.2499487400055" calcext:value-type="float">
            <text:p>3.24994874</text:p>
          </table:table-cell>
          <table:table-cell office:value-type="float" office:value="-6.2578492164612" calcext:value-type="float">
            <text:p>-6.2578492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920949339867" calcext:value-type="float">
            <text:p>-0.2492094934</text:p>
          </table:table-cell>
          <table:table-cell office:value-type="float" office:value="-4.5828800333105E-026" calcext:value-type="float">
            <text:p>-4.58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1007914543152" calcext:value-type="float">
            <text:p>5.1007914543</text:p>
          </table:table-cell>
          <table:table-cell office:value-type="float" office:value="-0.43397998809814" calcext:value-type="float">
            <text:p>-0.4339799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21821141243" calcext:value-type="float">
            <text:p>-0.4521821141</text:p>
          </table:table-cell>
          <table:table-cell office:value-type="float" office:value="1.4567246484698E-024" calcext:value-type="float">
            <text:p>1.46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578354597092" calcext:value-type="float">
            <text:p>1.0578354597</text:p>
          </table:table-cell>
          <table:table-cell office:value-type="float" office:value="-0.56068688631058" calcext:value-type="float">
            <text:p>-0.5606868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3927611112595" calcext:value-type="float">
            <text:p>-0.2392761111</text:p>
          </table:table-cell>
          <table:table-cell office:value-type="float" office:value="-2.0156054026066E-026" calcext:value-type="float">
            <text:p>-2.02E-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711002349854" calcext:value-type="float">
            <text:p>3.071100235</text:p>
          </table:table-cell>
          <table:table-cell office:value-type="float" office:value="1.9610719680786" calcext:value-type="float">
            <text:p>1.9610719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4008074402809" calcext:value-type="float">
            <text:p>-0.2400807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580389577191E-023" calcext:value-type="float">
            <text:p>1.86E-23</text:p>
          </table:table-cell>
          <table:table-cell office:value-type="float" office:value="-2.0363736152649" calcext:value-type="float">
            <text:p>-2.0363736153</text:p>
          </table:table-cell>
          <table:table-cell office:value-type="float" office:value="-0.94890016317368" calcext:value-type="float">
            <text:p>-0.9489001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9566385746" calcext:value-type="float">
            <text:p>-0.2395663857</text:p>
          </table:table-cell>
          <table:table-cell office:value-type="float" office:value="-5.8588604767456E-023" calcext:value-type="float">
            <text:p>-5.86E-23</text:p>
          </table:table-cell>
          <table:table-cell office:value-type="float" office:value="-4.8605641009365E-024" calcext:value-type="float">
            <text:p>-4.86E-24</text:p>
          </table:table-cell>
          <table:table-cell office:value-type="float" office:value="1.3832447528839" calcext:value-type="float">
            <text:p>1.3832447529</text:p>
          </table:table-cell>
          <table:table-cell office:value-type="float" office:value="-2.8296673297882" calcext:value-type="float">
            <text:p>-2.8296673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093274593353" calcext:value-type="float">
            <text:p>0.5709327459</text:p>
          </table:table-cell>
          <table:table-cell office:value-type="float" office:value="-3.6529150849345E-025" calcext:value-type="float">
            <text:p>-3.6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99022102356" calcext:value-type="float">
            <text:p>4.3990221024</text:p>
          </table:table-cell>
          <table:table-cell office:value-type="float" office:value="0.99693489074707" calcext:value-type="float">
            <text:p>0.9969348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4560976028442" calcext:value-type="float">
            <text:p>-0.2456097603</text:p>
          </table:table-cell>
          <table:table-cell office:value-type="float" office:value="5.2331075091241E-025" calcext:value-type="float">
            <text:p>5.2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286855697632" calcext:value-type="float">
            <text:p>4.0286855698</text:p>
          </table:table-cell>
          <table:table-cell office:value-type="float" office:value="0.44121870398521" calcext:value-type="float">
            <text:p>0.441218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816110491753" calcext:value-type="float">
            <text:p>-0.4381611049</text:p>
          </table:table-cell>
          <table:table-cell office:value-type="float" office:value="1.3708214429805E-024" calcext:value-type="float">
            <text:p>1.37E-24</text:p>
          </table:table-cell>
          <table:table-cell office:value-type="float" office:value="-2.4522247758371E-027" calcext:value-type="float">
            <text:p>-2.45E-27</text:p>
          </table:table-cell>
          <table:table-cell office:value-type="float" office:value="-0.40488374233246" calcext:value-type="float">
            <text:p>-0.4048837423</text:p>
          </table:table-cell>
          <table:table-cell office:value-type="float" office:value="-5.6774296760559" calcext:value-type="float">
            <text:p>-5.6774296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3257501721382" calcext:value-type="float">
            <text:p>-0.4325750172</text:p>
          </table:table-cell>
          <table:table-cell office:value-type="float" office:value="1.8431735050489E-024" calcext:value-type="float">
            <text:p>1.84E-24</text:p>
          </table:table-cell>
          <table:table-cell office:value-type="float" office:value="-4.5774196367322E-025" calcext:value-type="float">
            <text:p>-4.58E-25</text:p>
          </table:table-cell>
          <table:table-cell office:value-type="float" office:value="-0.36046412587166" calcext:value-type="float">
            <text:p>-0.3604641259</text:p>
          </table:table-cell>
          <table:table-cell office:value-type="float" office:value="4.5937037467957" calcext:value-type="float">
            <text:p>4.5937037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707446217537" calcext:value-type="float">
            <text:p>-0.42707446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95098787546158" calcext:value-type="float">
            <text:p>0.9509878755</text:p>
          </table:table-cell>
          <table:table-cell office:value-type="float" office:value="-0.70939606428146" calcext:value-type="float">
            <text:p>-0.7093960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1321362257" calcext:value-type="float">
            <text:p>-0.4213213623</text:p>
          </table:table-cell>
          <table:table-cell office:value-type="float" office:value="9.451552539669E-025" calcext:value-type="float">
            <text:p>9.45E-25</text:p>
          </table:table-cell>
          <table:table-cell office:value-type="float" office:value="-1.3237961625213E-024" calcext:value-type="float">
            <text:p>-1.32E-24</text:p>
          </table:table-cell>
          <table:table-cell office:value-type="float" office:value="-0.16811014711857" calcext:value-type="float">
            <text:p>-0.1681101471</text:p>
          </table:table-cell>
          <table:table-cell office:value-type="float" office:value="0.59123885631561" calcext:value-type="float">
            <text:p>0.5912388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426332473755" calcext:value-type="float">
            <text:p>0.5842633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7371871150189E-026" calcext:value-type="float">
            <text:p>-1.74E-26</text:p>
          </table:table-cell>
          <table:table-cell office:value-type="float" office:value="2.4395999908447" calcext:value-type="float">
            <text:p>2.4395999908</text:p>
          </table:table-cell>
          <table:table-cell office:value-type="float" office:value="2.1115880012512" calcext:value-type="float">
            <text:p>2.1115880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974685192108" calcext:value-type="float">
            <text:p>0.5697468519</text:p>
          </table:table-cell>
          <table:table-cell office:value-type="float" office:value="1.788767001011E-025" calcext:value-type="float">
            <text:p>1.79E-25</text:p>
          </table:table-cell>
          <table:table-cell office:value-type="float" office:value="2.4069864455952E-025" calcext:value-type="float">
            <text:p>2.41E-25</text:p>
          </table:table-cell>
          <table:table-cell office:value-type="float" office:value="-1.0940704345703" calcext:value-type="float">
            <text:p>-1.0940704346</text:p>
          </table:table-cell>
          <table:table-cell office:value-type="float" office:value="-1.3153989315033" calcext:value-type="float">
            <text:p>-1.3153989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551731586456" calcext:value-type="float">
            <text:p>0.5555173159</text:p>
          </table:table-cell>
          <table:table-cell office:value-type="float" office:value="1.8966796907639E-026" calcext:value-type="float">
            <text:p>1.90E-26</text:p>
          </table:table-cell>
          <table:table-cell office:value-type="float" office:value="-3.8424595017531E-026" calcext:value-type="float">
            <text:p>-3.84E-26</text:p>
          </table:table-cell>
          <table:table-cell office:value-type="float" office:value="-1.3924396038055" calcext:value-type="float">
            <text:p>-1.3924396038</text:p>
          </table:table-cell>
          <table:table-cell office:value-type="float" office:value="1.9809863567352" calcext:value-type="float">
            <text:p>1.9809863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911478996277" calcext:value-type="float">
            <text:p>-0.45911479</text:p>
          </table:table-cell>
          <table:table-cell office:value-type="float" office:value="5.9117214089068E-028" calcext:value-type="float">
            <text:p>5.91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2945957183838" calcext:value-type="float">
            <text:p>5.2945957184</text:p>
          </table:table-cell>
          <table:table-cell office:value-type="float" office:value="-1.7733923196793" calcext:value-type="float">
            <text:p>-1.7733923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283970355988" calcext:value-type="float">
            <text:p>-0.23283970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9983501434326" calcext:value-type="float">
            <text:p>4.9983501434</text:p>
          </table:table-cell>
          <table:table-cell office:value-type="float" office:value="-0.30350396037102" calcext:value-type="float">
            <text:p>-0.3035039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831140458584" calcext:value-type="float">
            <text:p>-0.2283114046</text:p>
          </table:table-cell>
          <table:table-cell office:value-type="float" office:value="1.8223194937028E-023" calcext:value-type="float">
            <text:p>1.82E-23</text:p>
          </table:table-cell>
          <table:table-cell office:value-type="float" office:value="8.0790482788839E-023" calcext:value-type="float">
            <text:p>8.08E-23</text:p>
          </table:table-cell>
          <table:table-cell office:value-type="float" office:value="-1.4955228567123" calcext:value-type="float">
            <text:p>-1.4955228567</text:p>
          </table:table-cell>
          <table:table-cell office:value-type="float" office:value="-0.73940187692642" calcext:value-type="float">
            <text:p>-0.7394018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02639913559" calcext:value-type="float">
            <text:p>0.5602639914</text:p>
          </table:table-cell>
          <table:table-cell office:value-type="float" office:value="-6.7951231975508E-024" calcext:value-type="float">
            <text:p>-6.80E-24</text:p>
          </table:table-cell>
          <table:table-cell office:value-type="float" office:value="1.4600914082057E-024" calcext:value-type="float">
            <text:p>1.46E-24</text:p>
          </table:table-cell>
          <table:table-cell office:value-type="float" office:value="0.68136692047119" calcext:value-type="float">
            <text:p>0.6813669205</text:p>
          </table:table-cell>
          <table:table-cell office:value-type="float" office:value="-5.5253758430481" calcext:value-type="float">
            <text:p>-5.525375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564821720123" calcext:value-type="float">
            <text:p>0.5456482172</text:p>
          </table:table-cell>
          <table:table-cell office:value-type="float" office:value="5.1936451698969E-028" calcext:value-type="float">
            <text:p>5.19E-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5.4253258705139" calcext:value-type="float">
            <text:p>-5.4253258705</text:p>
          </table:table-cell>
          <table:table-cell office:value-type="float" office:value="-8.067720413208" calcext:value-type="float">
            <text:p>-8.0677204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17406368256" calcext:value-type="float">
            <text:p>0.53117406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1863043308258" calcext:value-type="float">
            <text:p>1.1863043308</text:p>
          </table:table-cell>
          <table:table-cell office:value-type="float" office:value="-4.1588163375854" calcext:value-type="float">
            <text:p>-4.1588163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65842533112" calcext:value-type="float">
            <text:p>0.5166584253</text:p>
          </table:table-cell>
          <table:table-cell office:value-type="float" office:value="-6.2134455650334E-024" calcext:value-type="float">
            <text:p>-6.21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2.8651435375214" calcext:value-type="float">
            <text:p>-2.8651435375</text:p>
          </table:table-cell>
          <table:table-cell office:value-type="float" office:value="-1.6469467878342" calcext:value-type="float">
            <text:p>-1.6469467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9809986352921" calcext:value-type="float">
            <text:p>-0.4980998635</text:p>
          </table:table-cell>
          <table:table-cell office:value-type="float" office:value="-1.9162657820007E-025" calcext:value-type="float">
            <text:p>-1.9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4.3497924804688" calcext:value-type="float">
            <text:p>-4.3497924805</text:p>
          </table:table-cell>
          <table:table-cell office:value-type="float" office:value="-0.97168970108032" calcext:value-type="float">
            <text:p>-0.9716897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966119766235" calcext:value-type="float">
            <text:p>0.5096611977</text:p>
          </table:table-cell>
          <table:table-cell office:value-type="float" office:value="-1.0741464562513E-023" calcext:value-type="float">
            <text:p>-1.07E-23</text:p>
          </table:table-cell>
          <table:table-cell office:value-type="float" office:value="5.4533954377929E-024" calcext:value-type="float">
            <text:p>5.45E-24</text:p>
          </table:table-cell>
          <table:table-cell office:value-type="float" office:value="-1.2164041996002" calcext:value-type="float">
            <text:p>-1.2164041996</text:p>
          </table:table-cell>
          <table:table-cell office:value-type="float" office:value="-0.47851559519768" calcext:value-type="float">
            <text:p>-0.4785155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400131821632" calcext:value-type="float">
            <text:p>-0.2240013182</text:p>
          </table:table-cell>
          <table:table-cell office:value-type="float" office:value="9.8991662195724E-024" calcext:value-type="float">
            <text:p>9.90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233509063721" calcext:value-type="float">
            <text:p>2.3233509064</text:p>
          </table:table-cell>
          <table:table-cell office:value-type="float" office:value="0.26053816080093" calcext:value-type="float">
            <text:p>0.2605381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81584262848" calcext:value-type="float">
            <text:p>0.5028158426</text:p>
          </table:table-cell>
          <table:table-cell office:value-type="float" office:value="3.7834845809535E-024" calcext:value-type="float">
            <text:p>3.78E-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5882650017738" calcext:value-type="float">
            <text:p>0.1588265002</text:p>
          </table:table-cell>
          <table:table-cell office:value-type="float" office:value="1.8448586463928" calcext:value-type="float">
            <text:p>1.8448586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8:15:47.012370768</meta:creation-date>
    <dc:date>2018-08-27T18:16:27.410230789</dc:date>
    <meta:editing-duration>PT40S</meta:editing-duration>
    <meta:editing-cycles>1</meta:editing-cycles>
    <meta:document-statistic meta:table-count="1" meta:cell-count="11484" meta:object-count="0"/>
    <meta:generator>LibreOffice/5.1.6.2$Linux_X86_64 LibreOffice_project/10m0$Build-2</meta:generator>
  </office:meta>
</office:document-meta>
</file>